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7.007cm" svg:height="15.191cm" svg:x="12.743cm" svg:y="0.419cm">
            <draw:object draw:notify-on-update-of-ranges="LOGGER02.B1:LOGGER02.B1 LOGGER02.B2:LOGGER02.B1353 LOGGER02.C1:LOGGER02.C1 LOGGER02.C2:LOGGER02.C13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5" calcext:value-type="float">
            <text:p>1.35</text:p>
          </table:table-cell>
          <table:table-cell office:value-type="float" office:value="134.9" calcext:value-type="float">
            <text:p>134.9</text:p>
          </table:table-cell>
          <table:table-cell office:value-type="float" office:value="181.51" calcext:value-type="float">
            <text:p>181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7" calcext:value-type="float">
            <text:p>15947</text:p>
          </table:table-cell>
          <table:table-cell table:formula="of:=[.A3]/1000/(60*60*24)" office:value-type="time" office:time-value="PT00H00M15.947S" calcext:value-type="time">
            <text:p>00:00:16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80.15" calcext:value-type="float">
            <text:p>180.1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1947" calcext:value-type="float">
            <text:p>31947</text:p>
          </table:table-cell>
          <table:table-cell table:formula="of:=[.A4]/1000/(60*60*24)" office:value-type="time" office:time-value="PT00H00M31.947S" calcext:value-type="time">
            <text:p>00:00:32</text:p>
          </table:table-cell>
          <table:table-cell office:value-type="float" office:value="1.34" calcext:value-type="float">
            <text:p>1.34</text:p>
          </table:table-cell>
          <table:table-cell office:value-type="float" office:value="134" calcext:value-type="float">
            <text:p>134</text:p>
          </table:table-cell>
          <table:table-cell office:value-type="float" office:value="179.21" calcext:value-type="float">
            <text:p>179.21</text:p>
          </table:table-cell>
          <table:table-cell office:value-type="float" office:value="1.19" calcext:value-type="float">
            <text:p>1.1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7947" calcext:value-type="float">
            <text:p>47947</text:p>
          </table:table-cell>
          <table:table-cell table:formula="of:=[.A5]/1000/(60*60*24)" office:value-type="time" office:time-value="PT00H00M47.947S" calcext:value-type="time">
            <text:p>00:00:48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1" calcext:value-type="float">
            <text:p>178.41</text:p>
          </table:table-cell>
          <table:table-cell office:value-type="float" office:value="1.79" calcext:value-type="float">
            <text:p>1.79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63947" calcext:value-type="float">
            <text:p>63947</text:p>
          </table:table-cell>
          <table:table-cell table:formula="of:=[.A6]/1000/(60*60*24)" office:value-type="time" office:time-value="PT00H01M03.947S" calcext:value-type="time">
            <text:p>00:01:04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8" calcext:value-type="float">
            <text:p>178</text:p>
          </table:table-cell>
          <table:table-cell office:value-type="float" office:value="2.38" calcext:value-type="float">
            <text:p>2.3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79947" calcext:value-type="float">
            <text:p>79947</text:p>
          </table:table-cell>
          <table:table-cell table:formula="of:=[.A7]/1000/(60*60*24)" office:value-type="time" office:time-value="PT00H01M19.947S" calcext:value-type="time">
            <text:p>00:01:20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2.97" calcext:value-type="float">
            <text:p>2.97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95947" calcext:value-type="float">
            <text:p>95947</text:p>
          </table:table-cell>
          <table:table-cell table:formula="of:=[.A8]/1000/(60*60*24)" office:value-type="time" office:time-value="PT00H01M35.947S" calcext:value-type="time">
            <text:p>00:01:36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7" calcext:value-type="float">
            <text:p>177.07</text:p>
          </table:table-cell>
          <table:table-cell office:value-type="float" office:value="3.57" calcext:value-type="float">
            <text:p>3.57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111947" calcext:value-type="float">
            <text:p>111947</text:p>
          </table:table-cell>
          <table:table-cell table:formula="of:=[.A9]/1000/(60*60*24)" office:value-type="time" office:time-value="PT00H01M51.947S" calcext:value-type="time">
            <text:p>00:01:52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8" calcext:value-type="float">
            <text:p>176.8</text:p>
          </table:table-cell>
          <table:table-cell office:value-type="float" office:value="4.16" calcext:value-type="float">
            <text:p>4.16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127947" calcext:value-type="float">
            <text:p>127947</text:p>
          </table:table-cell>
          <table:table-cell table:formula="of:=[.A10]/1000/(60*60*24)" office:value-type="time" office:time-value="PT00H02M07.947S" calcext:value-type="time">
            <text:p>00:02:08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4.75" calcext:value-type="float">
            <text:p>4.75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float" office:value="143947" calcext:value-type="float">
            <text:p>143947</text:p>
          </table:table-cell>
          <table:table-cell table:formula="of:=[.A11]/1000/(60*60*24)" office:value-type="time" office:time-value="PT00H02M23.947S" calcext:value-type="time">
            <text:p>00:02:24</text:p>
          </table:table-cell>
          <table:table-cell office:value-type="float" office:value="1.32" calcext:value-type="float">
            <text:p>1.32</text:p>
          </table:table-cell>
          <table:table-cell office:value-type="float" office:value="132.8" calcext:value-type="float">
            <text:p>132.8</text:p>
          </table:table-cell>
          <table:table-cell office:value-type="float" office:value="175.47" calcext:value-type="float">
            <text:p>175.47</text:p>
          </table:table-cell>
          <table:table-cell office:value-type="float" office:value="5.34" calcext:value-type="float">
            <text:p>5.34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159946" calcext:value-type="float">
            <text:p>159946</text:p>
          </table:table-cell>
          <table:table-cell table:formula="of:=[.A12]/1000/(60*60*24)" office:value-type="time" office:time-value="PT00H02M39.946S" calcext:value-type="time">
            <text:p>00:02:40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5.93" calcext:value-type="float">
            <text:p>5.93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175947" calcext:value-type="float">
            <text:p>175947</text:p>
          </table:table-cell>
          <table:table-cell table:formula="of:=[.A13]/1000/(60*60*24)" office:value-type="time" office:time-value="PT00H02M55.947S" calcext:value-type="time">
            <text:p>00:02:56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6.52" calcext:value-type="float">
            <text:p>6.52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191947" calcext:value-type="float">
            <text:p>191947</text:p>
          </table:table-cell>
          <table:table-cell table:formula="of:=[.A14]/1000/(60*60*24)" office:value-type="time" office:time-value="PT00H03M11.947S" calcext:value-type="time">
            <text:p>00:03:12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4" calcext:value-type="float">
            <text:p>174.4</text:p>
          </table:table-cell>
          <table:table-cell office:value-type="float" office:value="7.11" calcext:value-type="float">
            <text:p>7.11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207947" calcext:value-type="float">
            <text:p>207947</text:p>
          </table:table-cell>
          <table:table-cell table:formula="of:=[.A15]/1000/(60*60*24)" office:value-type="time" office:time-value="PT00H03M27.947S" calcext:value-type="time">
            <text:p>00:03:28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7.69" calcext:value-type="float">
            <text:p>7.69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223947" calcext:value-type="float">
            <text:p>223947</text:p>
          </table:table-cell>
          <table:table-cell table:formula="of:=[.A16]/1000/(60*60*24)" office:value-type="time" office:time-value="PT00H03M43.947S" calcext:value-type="time">
            <text:p>00:03:44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8.28" calcext:value-type="float">
            <text:p>8.28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239947" calcext:value-type="float">
            <text:p>239947</text:p>
          </table:table-cell>
          <table:table-cell table:formula="of:=[.A17]/1000/(60*60*24)" office:value-type="time" office:time-value="PT00H03M59.947S" calcext:value-type="time">
            <text:p>00:04:00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8.87" calcext:value-type="float">
            <text:p>8.87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255947" calcext:value-type="float">
            <text:p>255947</text:p>
          </table:table-cell>
          <table:table-cell table:formula="of:=[.A18]/1000/(60*60*24)" office:value-type="time" office:time-value="PT00H04M15.947S" calcext:value-type="time">
            <text:p>00:04:16</text:p>
          </table:table-cell>
          <table:table-cell office:value-type="float" office:value="1.32" calcext:value-type="float">
            <text:p>1.32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74" calcext:value-type="float">
            <text:p>173.74</text:p>
          </table:table-cell>
          <table:table-cell office:value-type="float" office:value="9.46" calcext:value-type="float">
            <text:p>9.46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271946" calcext:value-type="float">
            <text:p>271946</text:p>
          </table:table-cell>
          <table:table-cell table:formula="of:=[.A19]/1000/(60*60*24)" office:value-type="time" office:time-value="PT00H04M31.946S" calcext:value-type="time">
            <text:p>00:04:32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10.04" calcext:value-type="float">
            <text:p>10.04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float" office:value="287946" calcext:value-type="float">
            <text:p>287946</text:p>
          </table:table-cell>
          <table:table-cell table:formula="of:=[.A20]/1000/(60*60*24)" office:value-type="time" office:time-value="PT00H04M47.946S" calcext:value-type="time">
            <text:p>00:04:48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10.63" calcext:value-type="float">
            <text:p>10.63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float" office:value="303947" calcext:value-type="float">
            <text:p>303947</text:p>
          </table:table-cell>
          <table:table-cell table:formula="of:=[.A21]/1000/(60*60*24)" office:value-type="time" office:time-value="PT00H05M03.947S" calcext:value-type="time">
            <text:p>00:05:04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11.21" calcext:value-type="float">
            <text:p>11.21</text:p>
          </table:table-cell>
          <table:table-cell office:value-type="float" office:value="14.84" calcext:value-type="float">
            <text:p>14.84</text:p>
          </table:table-cell>
        </table:table-row>
        <table:table-row table:style-name="ro1">
          <table:table-cell office:value-type="float" office:value="319947" calcext:value-type="float">
            <text:p>319947</text:p>
          </table:table-cell>
          <table:table-cell table:formula="of:=[.A22]/1000/(60*60*24)" office:value-type="time" office:time-value="PT00H05M19.947S" calcext:value-type="time">
            <text:p>00:05:20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11.8" calcext:value-type="float">
            <text:p>11.8</text:p>
          </table:table-cell>
          <table:table-cell office:value-type="float" office:value="15.61" calcext:value-type="float">
            <text:p>15.61</text:p>
          </table:table-cell>
        </table:table-row>
        <table:table-row table:style-name="ro1">
          <table:table-cell office:value-type="float" office:value="335947" calcext:value-type="float">
            <text:p>335947</text:p>
          </table:table-cell>
          <table:table-cell table:formula="of:=[.A23]/1000/(60*60*24)" office:value-type="time" office:time-value="PT00H05M35.947S" calcext:value-type="time">
            <text:p>00:05:36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12.38" calcext:value-type="float">
            <text:p>12.38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float" office:value="351947" calcext:value-type="float">
            <text:p>351947</text:p>
          </table:table-cell>
          <table:table-cell table:formula="of:=[.A24]/1000/(60*60*24)" office:value-type="time" office:time-value="PT00H05M51.947S" calcext:value-type="time">
            <text:p>00:05:52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12.97" calcext:value-type="float">
            <text:p>12.97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367947" calcext:value-type="float">
            <text:p>367947</text:p>
          </table:table-cell>
          <table:table-cell table:formula="of:=[.A25]/1000/(60*60*24)" office:value-type="time" office:time-value="PT00H06M07.947S" calcext:value-type="time">
            <text:p>00:06:08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13.55" calcext:value-type="float">
            <text:p>13.55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83947" calcext:value-type="float">
            <text:p>383947</text:p>
          </table:table-cell>
          <table:table-cell table:formula="of:=[.A26]/1000/(60*60*24)" office:value-type="time" office:time-value="PT00H06M23.947S" calcext:value-type="time">
            <text:p>00:06:24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23" calcext:value-type="float">
            <text:p>171.23</text:p>
          </table:table-cell>
          <table:table-cell office:value-type="float" office:value="14.13" calcext:value-type="float">
            <text:p>14.13</text:p>
          </table:table-cell>
          <table:table-cell office:value-type="float" office:value="18.67" calcext:value-type="float">
            <text:p>18.67</text:p>
          </table:table-cell>
        </table:table-row>
        <table:table-row table:style-name="ro1">
          <table:table-cell office:value-type="float" office:value="399947" calcext:value-type="float">
            <text:p>399947</text:p>
          </table:table-cell>
          <table:table-cell table:formula="of:=[.A27]/1000/(60*60*24)" office:value-type="time" office:time-value="PT00H06M39.947S" calcext:value-type="time">
            <text:p>00:06:40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14.72" calcext:value-type="float">
            <text:p>14.72</text:p>
          </table:table-cell>
          <table:table-cell office:value-type="float" office:value="19.43" calcext:value-type="float">
            <text:p>19.43</text:p>
          </table:table-cell>
        </table:table-row>
        <table:table-row table:style-name="ro1">
          <table:table-cell office:value-type="float" office:value="415947" calcext:value-type="float">
            <text:p>415947</text:p>
          </table:table-cell>
          <table:table-cell table:formula="of:=[.A28]/1000/(60*60*24)" office:value-type="time" office:time-value="PT00H06M55.947S" calcext:value-type="time">
            <text:p>00:06:56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15.3" calcext:value-type="float">
            <text:p>15.3</text:p>
          </table:table-cell>
          <table:table-cell office:value-type="float" office:value="20.19" calcext:value-type="float">
            <text:p>20.19</text:p>
          </table:table-cell>
        </table:table-row>
        <table:table-row table:style-name="ro1">
          <table:table-cell office:value-type="float" office:value="431947" calcext:value-type="float">
            <text:p>431947</text:p>
          </table:table-cell>
          <table:table-cell table:formula="of:=[.A29]/1000/(60*60*24)" office:value-type="time" office:time-value="PT00H07M11.947S" calcext:value-type="time">
            <text:p>00:07:12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15.88" calcext:value-type="float">
            <text:p>15.88</text:p>
          </table:table-cell>
          <table:table-cell office:value-type="float" office:value="20.95" calcext:value-type="float">
            <text:p>20.95</text:p>
          </table:table-cell>
        </table:table-row>
        <table:table-row table:style-name="ro1">
          <table:table-cell office:value-type="float" office:value="447947" calcext:value-type="float">
            <text:p>447947</text:p>
          </table:table-cell>
          <table:table-cell table:formula="of:=[.A30]/1000/(60*60*24)" office:value-type="time" office:time-value="PT00H07M27.947S" calcext:value-type="time">
            <text:p>00:07:28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16.46" calcext:value-type="float">
            <text:p>16.46</text:p>
          </table:table-cell>
          <table:table-cell office:value-type="float" office:value="21.71" calcext:value-type="float">
            <text:p>21.71</text:p>
          </table:table-cell>
        </table:table-row>
        <table:table-row table:style-name="ro1">
          <table:table-cell office:value-type="float" office:value="463947" calcext:value-type="float">
            <text:p>463947</text:p>
          </table:table-cell>
          <table:table-cell table:formula="of:=[.A31]/1000/(60*60*24)" office:value-type="time" office:time-value="PT00H07M43.947S" calcext:value-type="time">
            <text:p>00:07:44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1" calcext:value-type="float">
            <text:p>170.71</text:p>
          </table:table-cell>
          <table:table-cell office:value-type="float" office:value="17.04" calcext:value-type="float">
            <text:p>17.04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479947" calcext:value-type="float">
            <text:p>479947</text:p>
          </table:table-cell>
          <table:table-cell table:formula="of:=[.A32]/1000/(60*60*24)" office:value-type="time" office:time-value="PT00H07M59.947S" calcext:value-type="time">
            <text:p>00:08:00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17.63" calcext:value-type="float">
            <text:p>17.63</text:p>
          </table:table-cell>
          <table:table-cell office:value-type="float" office:value="23.23" calcext:value-type="float">
            <text:p>23.23</text:p>
          </table:table-cell>
        </table:table-row>
        <table:table-row table:style-name="ro1">
          <table:table-cell office:value-type="float" office:value="495947" calcext:value-type="float">
            <text:p>495947</text:p>
          </table:table-cell>
          <table:table-cell table:formula="of:=[.A33]/1000/(60*60*24)" office:value-type="time" office:time-value="PT00H08M15.947S" calcext:value-type="time">
            <text:p>00:08:16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18.21" calcext:value-type="float">
            <text:p>18.21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float" office:value="511947" calcext:value-type="float">
            <text:p>511947</text:p>
          </table:table-cell>
          <table:table-cell table:formula="of:=[.A34]/1000/(60*60*24)" office:value-type="time" office:time-value="PT00H08M31.947S" calcext:value-type="time">
            <text:p>00:08:32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8.79" calcext:value-type="float">
            <text:p>18.79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527947" calcext:value-type="float">
            <text:p>527947</text:p>
          </table:table-cell>
          <table:table-cell table:formula="of:=[.A35]/1000/(60*60*24)" office:value-type="time" office:time-value="PT00H08M47.947S" calcext:value-type="time">
            <text:p>00:08:48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9.37" calcext:value-type="float">
            <text:p>19.37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543947" calcext:value-type="float">
            <text:p>543947</text:p>
          </table:table-cell>
          <table:table-cell table:formula="of:=[.A36]/1000/(60*60*24)" office:value-type="time" office:time-value="PT00H09M03.947S" calcext:value-type="time">
            <text:p>00:09:04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9.95" calcext:value-type="float">
            <text:p>19.95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float" office:value="559947" calcext:value-type="float">
            <text:p>559947</text:p>
          </table:table-cell>
          <table:table-cell table:formula="of:=[.A37]/1000/(60*60*24)" office:value-type="time" office:time-value="PT00H09M19.947S" calcext:value-type="time">
            <text:p>00:09:20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20.53" calcext:value-type="float">
            <text:p>20.53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float" office:value="575947" calcext:value-type="float">
            <text:p>575947</text:p>
          </table:table-cell>
          <table:table-cell table:formula="of:=[.A38]/1000/(60*60*24)" office:value-type="time" office:time-value="PT00H09M35.947S" calcext:value-type="time">
            <text:p>00:09:36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21.11" calcext:value-type="float">
            <text:p>21.11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float" office:value="591946" calcext:value-type="float">
            <text:p>591946</text:p>
          </table:table-cell>
          <table:table-cell table:formula="of:=[.A39]/1000/(60*60*24)" office:value-type="time" office:time-value="PT00H09M51.946S" calcext:value-type="time">
            <text:p>00:09:52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21.69" calcext:value-type="float">
            <text:p>21.69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607947" calcext:value-type="float">
            <text:p>607947</text:p>
          </table:table-cell>
          <table:table-cell table:formula="of:=[.A40]/1000/(60*60*24)" office:value-type="time" office:time-value="PT00H10M07.947S" calcext:value-type="time">
            <text:p>00:10:08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.52" calcext:value-type="float">
            <text:p>169.52</text:p>
          </table:table-cell>
          <table:table-cell office:value-type="float" office:value="22.27" calcext:value-type="float">
            <text:p>22.27</text:p>
          </table:table-cell>
          <table:table-cell office:value-type="float" office:value="29.27" calcext:value-type="float">
            <text:p>29.27</text:p>
          </table:table-cell>
        </table:table-row>
        <table:table-row table:style-name="ro1">
          <table:table-cell office:value-type="float" office:value="623947" calcext:value-type="float">
            <text:p>623947</text:p>
          </table:table-cell>
          <table:table-cell table:formula="of:=[.A41]/1000/(60*60*24)" office:value-type="time" office:time-value="PT00H10M23.947S" calcext:value-type="time">
            <text:p>00:10:24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22.85" calcext:value-type="float">
            <text:p>22.85</text:p>
          </table:table-cell>
          <table:table-cell office:value-type="float" office:value="30.02" calcext:value-type="float">
            <text:p>30.02</text:p>
          </table:table-cell>
        </table:table-row>
        <table:table-row table:style-name="ro1">
          <table:table-cell office:value-type="float" office:value="639947" calcext:value-type="float">
            <text:p>639947</text:p>
          </table:table-cell>
          <table:table-cell table:formula="of:=[.A42]/1000/(60*60*24)" office:value-type="time" office:time-value="PT00H10M39.947S" calcext:value-type="time">
            <text:p>00:10:40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23.43" calcext:value-type="float">
            <text:p>23.43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655947" calcext:value-type="float">
            <text:p>655947</text:p>
          </table:table-cell>
          <table:table-cell table:formula="of:=[.A43]/1000/(60*60*24)" office:value-type="time" office:time-value="PT00H10M55.947S" calcext:value-type="time">
            <text:p>00:10:56</text:p>
          </table:table-cell>
          <table:table-cell office:value-type="float" office:value="1.29" calcext:value-type="float">
            <text:p>1.29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22" calcext:value-type="float">
            <text:p>168.22</text:p>
          </table:table-cell>
          <table:table-cell office:value-type="float" office:value="24" calcext:value-type="float">
            <text:p>24</text:p>
          </table:table-cell>
          <table:table-cell office:value-type="float" office:value="31.52" calcext:value-type="float">
            <text:p>31.52</text:p>
          </table:table-cell>
        </table:table-row>
        <table:table-row table:style-name="ro1">
          <table:table-cell office:value-type="float" office:value="671947" calcext:value-type="float">
            <text:p>671947</text:p>
          </table:table-cell>
          <table:table-cell table:formula="of:=[.A44]/1000/(60*60*24)" office:value-type="time" office:time-value="PT00H11M11.947S" calcext:value-type="time">
            <text:p>00:11:12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24.58" calcext:value-type="float">
            <text:p>24.58</text:p>
          </table:table-cell>
          <table:table-cell office:value-type="float" office:value="32.27" calcext:value-type="float">
            <text:p>32.27</text:p>
          </table:table-cell>
        </table:table-row>
        <table:table-row table:style-name="ro1">
          <table:table-cell office:value-type="float" office:value="687947" calcext:value-type="float">
            <text:p>687947</text:p>
          </table:table-cell>
          <table:table-cell table:formula="of:=[.A45]/1000/(60*60*24)" office:value-type="time" office:time-value="PT00H11M27.947S" calcext:value-type="time">
            <text:p>00:11:28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25.16" calcext:value-type="float">
            <text:p>25.16</text:p>
          </table:table-cell>
          <table:table-cell office:value-type="float" office:value="33.02" calcext:value-type="float">
            <text:p>33.02</text:p>
          </table:table-cell>
        </table:table-row>
        <table:table-row table:style-name="ro1">
          <table:table-cell office:value-type="float" office:value="703947" calcext:value-type="float">
            <text:p>703947</text:p>
          </table:table-cell>
          <table:table-cell table:formula="of:=[.A46]/1000/(60*60*24)" office:value-type="time" office:time-value="PT00H11M43.947S" calcext:value-type="time">
            <text:p>00:11:44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25.74" calcext:value-type="float">
            <text:p>25.74</text:p>
          </table:table-cell>
          <table:table-cell office:value-type="float" office:value="33.77" calcext:value-type="float">
            <text:p>33.77</text:p>
          </table:table-cell>
        </table:table-row>
        <table:table-row table:style-name="ro1">
          <table:table-cell office:value-type="float" office:value="719947" calcext:value-type="float">
            <text:p>719947</text:p>
          </table:table-cell>
          <table:table-cell table:formula="of:=[.A47]/1000/(60*60*24)" office:value-type="time" office:time-value="PT00H11M59.947S" calcext:value-type="time">
            <text:p>00:12:00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26.32" calcext:value-type="float">
            <text:p>26.32</text:p>
          </table:table-cell>
          <table:table-cell office:value-type="float" office:value="34.52" calcext:value-type="float">
            <text:p>34.52</text:p>
          </table:table-cell>
        </table:table-row>
        <table:table-row table:style-name="ro1">
          <table:table-cell office:value-type="float" office:value="735947" calcext:value-type="float">
            <text:p>735947</text:p>
          </table:table-cell>
          <table:table-cell table:formula="of:=[.A48]/1000/(60*60*24)" office:value-type="time" office:time-value="PT00H12M15.947S" calcext:value-type="time">
            <text:p>00:12:16</text:p>
          </table:table-cell>
          <table:table-cell office:value-type="float" office:value="1.3" calcext:value-type="float">
            <text:p>1.3</text:p>
          </table:table-cell>
          <table:table-cell office:value-type="float" office:value="129.9" calcext:value-type="float">
            <text:p>129.9</text:p>
          </table:table-cell>
          <table:table-cell office:value-type="float" office:value="168.48" calcext:value-type="float">
            <text:p>168.48</text:p>
          </table:table-cell>
          <table:table-cell office:value-type="float" office:value="26.89" calcext:value-type="float">
            <text:p>26.89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float" office:value="751947" calcext:value-type="float">
            <text:p>751947</text:p>
          </table:table-cell>
          <table:table-cell table:formula="of:=[.A49]/1000/(60*60*24)" office:value-type="time" office:time-value="PT00H12M31.947S" calcext:value-type="time">
            <text:p>00:12:32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27.47" calcext:value-type="float">
            <text:p>27.47</text:p>
          </table:table-cell>
          <table:table-cell office:value-type="float" office:value="36.01" calcext:value-type="float">
            <text:p>36.01</text:p>
          </table:table-cell>
        </table:table-row>
        <table:table-row table:style-name="ro1">
          <table:table-cell office:value-type="float" office:value="767947" calcext:value-type="float">
            <text:p>767947</text:p>
          </table:table-cell>
          <table:table-cell table:formula="of:=[.A50]/1000/(60*60*24)" office:value-type="time" office:time-value="PT00H12M47.947S" calcext:value-type="time">
            <text:p>00:12:48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31" calcext:value-type="float">
            <text:p>167.31</text:p>
          </table:table-cell>
          <table:table-cell office:value-type="float" office:value="28.05" calcext:value-type="float">
            <text:p>28.05</text:p>
          </table:table-cell>
          <table:table-cell office:value-type="float" office:value="36.76" calcext:value-type="float">
            <text:p>36.76</text:p>
          </table:table-cell>
        </table:table-row>
        <table:table-row table:style-name="ro1">
          <table:table-cell office:value-type="float" office:value="783947" calcext:value-type="float">
            <text:p>783947</text:p>
          </table:table-cell>
          <table:table-cell table:formula="of:=[.A51]/1000/(60*60*24)" office:value-type="time" office:time-value="PT00H13M03.947S" calcext:value-type="time">
            <text:p>00:13:04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28.62" calcext:value-type="float">
            <text:p>28.62</text:p>
          </table:table-cell>
          <table:table-cell office:value-type="float" office:value="37.51" calcext:value-type="float">
            <text:p>37.51</text:p>
          </table:table-cell>
        </table:table-row>
        <table:table-row table:style-name="ro1">
          <table:table-cell office:value-type="float" office:value="799947" calcext:value-type="float">
            <text:p>799947</text:p>
          </table:table-cell>
          <table:table-cell table:formula="of:=[.A52]/1000/(60*60*24)" office:value-type="time" office:time-value="PT00H13M19.947S" calcext:value-type="time">
            <text:p>00:13:20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29.2" calcext:value-type="float">
            <text:p>29.2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float" office:value="815947" calcext:value-type="float">
            <text:p>815947</text:p>
          </table:table-cell>
          <table:table-cell table:formula="of:=[.A53]/1000/(60*60*24)" office:value-type="time" office:time-value="PT00H13M35.947S" calcext:value-type="time">
            <text:p>00:13:36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29.78" calcext:value-type="float">
            <text:p>29.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1947" calcext:value-type="float">
            <text:p>831947</text:p>
          </table:table-cell>
          <table:table-cell table:formula="of:=[.A54]/1000/(60*60*24)" office:value-type="time" office:time-value="PT00H13M51.947S" calcext:value-type="time">
            <text:p>00:13:52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30.35" calcext:value-type="float">
            <text:p>30.35</text:p>
          </table:table-cell>
          <table:table-cell office:value-type="float" office:value="39.74" calcext:value-type="float">
            <text:p>39.74</text:p>
          </table:table-cell>
        </table:table-row>
        <table:table-row table:style-name="ro1">
          <table:table-cell office:value-type="float" office:value="847947" calcext:value-type="float">
            <text:p>847947</text:p>
          </table:table-cell>
          <table:table-cell table:formula="of:=[.A55]/1000/(60*60*24)" office:value-type="time" office:time-value="PT00H14M07.947S" calcext:value-type="time">
            <text:p>00:14:08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30.93" calcext:value-type="float">
            <text:p>30.93</text:p>
          </table:table-cell>
          <table:table-cell office:value-type="float" office:value="40.48" calcext:value-type="float">
            <text:p>40.48</text:p>
          </table:table-cell>
        </table:table-row>
        <table:table-row table:style-name="ro1">
          <table:table-cell office:value-type="float" office:value="863947" calcext:value-type="float">
            <text:p>863947</text:p>
          </table:table-cell>
          <table:table-cell table:formula="of:=[.A56]/1000/(60*60*24)" office:value-type="time" office:time-value="PT00H14M23.947S" calcext:value-type="time">
            <text:p>00:14:24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31.5" calcext:value-type="float">
            <text:p>31.5</text:p>
          </table:table-cell>
          <table:table-cell office:value-type="float" office:value="41.23" calcext:value-type="float">
            <text:p>41.23</text:p>
          </table:table-cell>
        </table:table-row>
        <table:table-row table:style-name="ro1">
          <table:table-cell office:value-type="float" office:value="879947" calcext:value-type="float">
            <text:p>879947</text:p>
          </table:table-cell>
          <table:table-cell table:formula="of:=[.A57]/1000/(60*60*24)" office:value-type="time" office:time-value="PT00H14M39.947S" calcext:value-type="time">
            <text:p>00:14:40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32.08" calcext:value-type="float">
            <text:p>32.08</text:p>
          </table:table-cell>
          <table:table-cell office:value-type="float" office:value="41.97" calcext:value-type="float">
            <text:p>41.97</text:p>
          </table:table-cell>
        </table:table-row>
        <table:table-row table:style-name="ro1">
          <table:table-cell office:value-type="float" office:value="895947" calcext:value-type="float">
            <text:p>895947</text:p>
          </table:table-cell>
          <table:table-cell table:formula="of:=[.A58]/1000/(60*60*24)" office:value-type="time" office:time-value="PT00H14M55.947S" calcext:value-type="time">
            <text:p>00:14:56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32.65" calcext:value-type="float">
            <text:p>32.65</text:p>
          </table:table-cell>
          <table:table-cell office:value-type="float" office:value="42.71" calcext:value-type="float">
            <text:p>42.71</text:p>
          </table:table-cell>
        </table:table-row>
        <table:table-row table:style-name="ro1">
          <table:table-cell office:value-type="float" office:value="911947" calcext:value-type="float">
            <text:p>911947</text:p>
          </table:table-cell>
          <table:table-cell table:formula="of:=[.A59]/1000/(60*60*24)" office:value-type="time" office:time-value="PT00H15M11.947S" calcext:value-type="time">
            <text:p>00:15:12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33.23" calcext:value-type="float">
            <text:p>33.23</text:p>
          </table:table-cell>
          <table:table-cell office:value-type="float" office:value="43.45" calcext:value-type="float">
            <text:p>43.45</text:p>
          </table:table-cell>
        </table:table-row>
        <table:table-row table:style-name="ro1">
          <table:table-cell office:value-type="float" office:value="927947" calcext:value-type="float">
            <text:p>927947</text:p>
          </table:table-cell>
          <table:table-cell table:formula="of:=[.A60]/1000/(60*60*24)" office:value-type="time" office:time-value="PT00H15M27.947S" calcext:value-type="time">
            <text:p>00:15:28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33.8" calcext:value-type="float">
            <text:p>33.8</text:p>
          </table:table-cell>
          <table:table-cell office:value-type="float" office:value="44.19" calcext:value-type="float">
            <text:p>44.19</text:p>
          </table:table-cell>
        </table:table-row>
        <table:table-row table:style-name="ro1">
          <table:table-cell office:value-type="float" office:value="943947" calcext:value-type="float">
            <text:p>943947</text:p>
          </table:table-cell>
          <table:table-cell table:formula="of:=[.A61]/1000/(60*60*24)" office:value-type="time" office:time-value="PT00H15M43.947S" calcext:value-type="time">
            <text:p>00:15:44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34.38" calcext:value-type="float">
            <text:p>34.38</text:p>
          </table:table-cell>
          <table:table-cell office:value-type="float" office:value="44.93" calcext:value-type="float">
            <text:p>44.93</text:p>
          </table:table-cell>
        </table:table-row>
        <table:table-row table:style-name="ro1">
          <table:table-cell office:value-type="float" office:value="959947" calcext:value-type="float">
            <text:p>959947</text:p>
          </table:table-cell>
          <table:table-cell table:formula="of:=[.A62]/1000/(60*60*24)" office:value-type="time" office:time-value="PT00H15M59.947S" calcext:value-type="time">
            <text:p>00:16:00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34.95" calcext:value-type="float">
            <text:p>34.95</text:p>
          </table:table-cell>
          <table:table-cell office:value-type="float" office:value="45.67" calcext:value-type="float">
            <text:p>45.67</text:p>
          </table:table-cell>
        </table:table-row>
        <table:table-row table:style-name="ro1">
          <table:table-cell office:value-type="float" office:value="975947" calcext:value-type="float">
            <text:p>975947</text:p>
          </table:table-cell>
          <table:table-cell table:formula="of:=[.A63]/1000/(60*60*24)" office:value-type="time" office:time-value="PT00H16M15.947S" calcext:value-type="time">
            <text:p>00:16:16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35.53" calcext:value-type="float">
            <text:p>35.53</text:p>
          </table:table-cell>
          <table:table-cell office:value-type="float" office:value="46.41" calcext:value-type="float">
            <text:p>46.41</text:p>
          </table:table-cell>
        </table:table-row>
        <table:table-row table:style-name="ro1">
          <table:table-cell office:value-type="float" office:value="991947" calcext:value-type="float">
            <text:p>991947</text:p>
          </table:table-cell>
          <table:table-cell table:formula="of:=[.A64]/1000/(60*60*24)" office:value-type="time" office:time-value="PT00H16M31.947S" calcext:value-type="time">
            <text:p>00:16:32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36.1" calcext:value-type="float">
            <text:p>36.1</text:p>
          </table:table-cell>
          <table:table-cell office:value-type="float" office:value="47.15" calcext:value-type="float">
            <text:p>47.15</text:p>
          </table:table-cell>
        </table:table-row>
        <table:table-row table:style-name="ro1">
          <table:table-cell office:value-type="float" office:value="1007947" calcext:value-type="float">
            <text:p>1007947</text:p>
          </table:table-cell>
          <table:table-cell table:formula="of:=[.A65]/1000/(60*60*24)" office:value-type="time" office:time-value="PT00H16M47.947S" calcext:value-type="time">
            <text:p>00:16:48</text:p>
          </table:table-cell>
          <table:table-cell office:value-type="float" office:value="1.29" calcext:value-type="float">
            <text:p>1.29</text:p>
          </table:table-cell>
          <table:table-cell office:value-type="float" office:value="129.1" calcext:value-type="float">
            <text:p>129.1</text:p>
          </table:table-cell>
          <table:table-cell office:value-type="float" office:value="166.4" calcext:value-type="float">
            <text:p>166.4</text:p>
          </table:table-cell>
          <table:table-cell office:value-type="float" office:value="36.68" calcext:value-type="float">
            <text:p>36.68</text:p>
          </table:table-cell>
          <table:table-cell office:value-type="float" office:value="47.89" calcext:value-type="float">
            <text:p>47.89</text:p>
          </table:table-cell>
        </table:table-row>
        <table:table-row table:style-name="ro1">
          <table:table-cell office:value-type="float" office:value="1023947" calcext:value-type="float">
            <text:p>1023947</text:p>
          </table:table-cell>
          <table:table-cell table:formula="of:=[.A66]/1000/(60*60*24)" office:value-type="time" office:time-value="PT00H17M03.947S" calcext:value-type="time">
            <text:p>00:17:04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37.25" calcext:value-type="float">
            <text:p>37.25</text:p>
          </table:table-cell>
          <table:table-cell office:value-type="float" office:value="48.62" calcext:value-type="float">
            <text:p>48.62</text:p>
          </table:table-cell>
        </table:table-row>
        <table:table-row table:style-name="ro1">
          <table:table-cell office:value-type="float" office:value="1039947" calcext:value-type="float">
            <text:p>1039947</text:p>
          </table:table-cell>
          <table:table-cell table:formula="of:=[.A67]/1000/(60*60*24)" office:value-type="time" office:time-value="PT00H17M19.947S" calcext:value-type="time">
            <text:p>00:17:20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37.82" calcext:value-type="float">
            <text:p>37.82</text:p>
          </table:table-cell>
          <table:table-cell office:value-type="float" office:value="49.36" calcext:value-type="float">
            <text:p>49.36</text:p>
          </table:table-cell>
        </table:table-row>
        <table:table-row table:style-name="ro1">
          <table:table-cell office:value-type="float" office:value="1055947" calcext:value-type="float">
            <text:p>1055947</text:p>
          </table:table-cell>
          <table:table-cell table:formula="of:=[.A68]/1000/(60*60*24)" office:value-type="time" office:time-value="PT00H17M35.947S" calcext:value-type="time">
            <text:p>00:17:36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38.4" calcext:value-type="float">
            <text:p>38.4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1071947" calcext:value-type="float">
            <text:p>1071947</text:p>
          </table:table-cell>
          <table:table-cell table:formula="of:=[.A69]/1000/(60*60*24)" office:value-type="time" office:time-value="PT00H17M51.947S" calcext:value-type="time">
            <text:p>00:17:52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38.97" calcext:value-type="float">
            <text:p>38.97</text:p>
          </table:table-cell>
          <table:table-cell office:value-type="float" office:value="50.83" calcext:value-type="float">
            <text:p>50.83</text:p>
          </table:table-cell>
        </table:table-row>
        <table:table-row table:style-name="ro1">
          <table:table-cell office:value-type="float" office:value="1087947" calcext:value-type="float">
            <text:p>1087947</text:p>
          </table:table-cell>
          <table:table-cell table:formula="of:=[.A70]/1000/(60*60*24)" office:value-type="time" office:time-value="PT00H18M07.947S" calcext:value-type="time">
            <text:p>00:18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39.54" calcext:value-type="float">
            <text:p>39.54</text:p>
          </table:table-cell>
          <table:table-cell office:value-type="float" office:value="51.57" calcext:value-type="float">
            <text:p>51.57</text:p>
          </table:table-cell>
        </table:table-row>
        <table:table-row table:style-name="ro1">
          <table:table-cell office:value-type="float" office:value="1103947" calcext:value-type="float">
            <text:p>1103947</text:p>
          </table:table-cell>
          <table:table-cell table:formula="of:=[.A71]/1000/(60*60*24)" office:value-type="time" office:time-value="PT00H18M23.947S" calcext:value-type="time">
            <text:p>00:18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40.12" calcext:value-type="float">
            <text:p>40.12</text:p>
          </table:table-cell>
          <table:table-cell office:value-type="float" office:value="52.31" calcext:value-type="float">
            <text:p>52.31</text:p>
          </table:table-cell>
        </table:table-row>
        <table:table-row table:style-name="ro1">
          <table:table-cell office:value-type="float" office:value="1119947" calcext:value-type="float">
            <text:p>1119947</text:p>
          </table:table-cell>
          <table:table-cell table:formula="of:=[.A72]/1000/(60*60*24)" office:value-type="time" office:time-value="PT00H18M39.947S" calcext:value-type="time">
            <text:p>00:18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40.69" calcext:value-type="float">
            <text:p>40.69</text:p>
          </table:table-cell>
          <table:table-cell office:value-type="float" office:value="53.04" calcext:value-type="float">
            <text:p>53.04</text:p>
          </table:table-cell>
        </table:table-row>
        <table:table-row table:style-name="ro1">
          <table:table-cell office:value-type="float" office:value="1135947" calcext:value-type="float">
            <text:p>1135947</text:p>
          </table:table-cell>
          <table:table-cell table:formula="of:=[.A73]/1000/(60*60*24)" office:value-type="time" office:time-value="PT00H18M55.947S" calcext:value-type="time">
            <text:p>00:18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41.26" calcext:value-type="float">
            <text:p>41.26</text:p>
          </table:table-cell>
          <table:table-cell office:value-type="float" office:value="53.78" calcext:value-type="float">
            <text:p>53.78</text:p>
          </table:table-cell>
        </table:table-row>
        <table:table-row table:style-name="ro1">
          <table:table-cell office:value-type="float" office:value="1151947" calcext:value-type="float">
            <text:p>1151947</text:p>
          </table:table-cell>
          <table:table-cell table:formula="of:=[.A74]/1000/(60*60*24)" office:value-type="time" office:time-value="PT00H19M11.947S" calcext:value-type="time">
            <text:p>00:19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41.83" calcext:value-type="float">
            <text:p>41.83</text:p>
          </table:table-cell>
          <table:table-cell office:value-type="float" office:value="54.51" calcext:value-type="float">
            <text:p>54.51</text:p>
          </table:table-cell>
        </table:table-row>
        <table:table-row table:style-name="ro1">
          <table:table-cell office:value-type="float" office:value="1167947" calcext:value-type="float">
            <text:p>1167947</text:p>
          </table:table-cell>
          <table:table-cell table:formula="of:=[.A75]/1000/(60*60*24)" office:value-type="time" office:time-value="PT00H19M27.947S" calcext:value-type="time">
            <text:p>00:19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42.4" calcext:value-type="float">
            <text:p>42.4</text:p>
          </table:table-cell>
          <table:table-cell office:value-type="float" office:value="55.24" calcext:value-type="float">
            <text:p>55.24</text:p>
          </table:table-cell>
        </table:table-row>
        <table:table-row table:style-name="ro1">
          <table:table-cell office:value-type="float" office:value="1183947" calcext:value-type="float">
            <text:p>1183947</text:p>
          </table:table-cell>
          <table:table-cell table:formula="of:=[.A76]/1000/(60*60*24)" office:value-type="time" office:time-value="PT00H19M43.947S" calcext:value-type="time">
            <text:p>00:19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42.98" calcext:value-type="float">
            <text:p>42.98</text:p>
          </table:table-cell>
          <table:table-cell office:value-type="float" office:value="55.97" calcext:value-type="float">
            <text:p>55.97</text:p>
          </table:table-cell>
        </table:table-row>
        <table:table-row table:style-name="ro1">
          <table:table-cell office:value-type="float" office:value="1199947" calcext:value-type="float">
            <text:p>1199947</text:p>
          </table:table-cell>
          <table:table-cell table:formula="of:=[.A77]/1000/(60*60*24)" office:value-type="time" office:time-value="PT00H19M59.947S" calcext:value-type="time">
            <text:p>00:20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43.55" calcext:value-type="float">
            <text:p>43.55</text:p>
          </table:table-cell>
          <table:table-cell office:value-type="float" office:value="56.71" calcext:value-type="float">
            <text:p>56.71</text:p>
          </table:table-cell>
        </table:table-row>
        <table:table-row table:style-name="ro1">
          <table:table-cell office:value-type="float" office:value="1215947" calcext:value-type="float">
            <text:p>1215947</text:p>
          </table:table-cell>
          <table:table-cell table:formula="of:=[.A78]/1000/(60*60*24)" office:value-type="time" office:time-value="PT00H20M15.947S" calcext:value-type="time">
            <text:p>00:20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44.12" calcext:value-type="float">
            <text:p>44.12</text:p>
          </table:table-cell>
          <table:table-cell office:value-type="float" office:value="57.44" calcext:value-type="float">
            <text:p>57.44</text:p>
          </table:table-cell>
        </table:table-row>
        <table:table-row table:style-name="ro1">
          <table:table-cell office:value-type="float" office:value="1231947" calcext:value-type="float">
            <text:p>1231947</text:p>
          </table:table-cell>
          <table:table-cell table:formula="of:=[.A79]/1000/(60*60*24)" office:value-type="time" office:time-value="PT00H20M31.947S" calcext:value-type="time">
            <text:p>00:20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44.69" calcext:value-type="float">
            <text:p>44.69</text:p>
          </table:table-cell>
          <table:table-cell office:value-type="float" office:value="58.17" calcext:value-type="float">
            <text:p>58.17</text:p>
          </table:table-cell>
        </table:table-row>
        <table:table-row table:style-name="ro1">
          <table:table-cell office:value-type="float" office:value="1247947" calcext:value-type="float">
            <text:p>1247947</text:p>
          </table:table-cell>
          <table:table-cell table:formula="of:=[.A80]/1000/(60*60*24)" office:value-type="time" office:time-value="PT00H20M47.947S" calcext:value-type="time">
            <text:p>00:20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45.26" calcext:value-type="float">
            <text:p>45.26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1263947" calcext:value-type="float">
            <text:p>1263947</text:p>
          </table:table-cell>
          <table:table-cell table:formula="of:=[.A81]/1000/(60*60*24)" office:value-type="time" office:time-value="PT00H21M03.947S" calcext:value-type="time">
            <text:p>00:21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45.83" calcext:value-type="float">
            <text:p>45.83</text:p>
          </table:table-cell>
          <table:table-cell office:value-type="float" office:value="59.63" calcext:value-type="float">
            <text:p>59.63</text:p>
          </table:table-cell>
        </table:table-row>
        <table:table-row table:style-name="ro1">
          <table:table-cell office:value-type="float" office:value="1279947" calcext:value-type="float">
            <text:p>1279947</text:p>
          </table:table-cell>
          <table:table-cell table:formula="of:=[.A82]/1000/(60*60*24)" office:value-type="time" office:time-value="PT00H21M19.947S" calcext:value-type="time">
            <text:p>00:21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46.4" calcext:value-type="float">
            <text:p>46.4</text:p>
          </table:table-cell>
          <table:table-cell office:value-type="float" office:value="60.37" calcext:value-type="float">
            <text:p>60.37</text:p>
          </table:table-cell>
        </table:table-row>
        <table:table-row table:style-name="ro1">
          <table:table-cell office:value-type="float" office:value="1295947" calcext:value-type="float">
            <text:p>1295947</text:p>
          </table:table-cell>
          <table:table-cell table:formula="of:=[.A83]/1000/(60*60*24)" office:value-type="time" office:time-value="PT00H21M35.947S" calcext:value-type="time">
            <text:p>00:21:36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46.98" calcext:value-type="float">
            <text:p>46.98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float" office:value="1311947" calcext:value-type="float">
            <text:p>1311947</text:p>
          </table:table-cell>
          <table:table-cell table:formula="of:=[.A84]/1000/(60*60*24)" office:value-type="time" office:time-value="PT00H21M51.947S" calcext:value-type="time">
            <text:p>00:21:52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47.55" calcext:value-type="float">
            <text:p>47.55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float" office:value="1327947" calcext:value-type="float">
            <text:p>1327947</text:p>
          </table:table-cell>
          <table:table-cell table:formula="of:=[.A85]/1000/(60*60*24)" office:value-type="time" office:time-value="PT00H22M07.947S" calcext:value-type="time">
            <text:p>00:22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48.12" calcext:value-type="float">
            <text:p>48.12</text:p>
          </table:table-cell>
          <table:table-cell office:value-type="float" office:value="62.55" calcext:value-type="float">
            <text:p>62.55</text:p>
          </table:table-cell>
        </table:table-row>
        <table:table-row table:style-name="ro1">
          <table:table-cell office:value-type="float" office:value="1343947" calcext:value-type="float">
            <text:p>1343947</text:p>
          </table:table-cell>
          <table:table-cell table:formula="of:=[.A86]/1000/(60*60*24)" office:value-type="time" office:time-value="PT00H22M23.947S" calcext:value-type="time">
            <text:p>00:22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48.69" calcext:value-type="float">
            <text:p>48.69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float" office:value="1359947" calcext:value-type="float">
            <text:p>1359947</text:p>
          </table:table-cell>
          <table:table-cell table:formula="of:=[.A87]/1000/(60*60*24)" office:value-type="time" office:time-value="PT00H22M39.947S" calcext:value-type="time">
            <text:p>00:22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4.33" calcext:value-type="float">
            <text:p>164.33</text:p>
          </table:table-cell>
          <table:table-cell office:value-type="float" office:value="49.26" calcext:value-type="float">
            <text:p>49.26</text:p>
          </table:table-cell>
          <table:table-cell office:value-type="float" office:value="64.01" calcext:value-type="float">
            <text:p>64.01</text:p>
          </table:table-cell>
        </table:table-row>
        <table:table-row table:style-name="ro1">
          <table:table-cell office:value-type="float" office:value="1375947" calcext:value-type="float">
            <text:p>1375947</text:p>
          </table:table-cell>
          <table:table-cell table:formula="of:=[.A88]/1000/(60*60*24)" office:value-type="time" office:time-value="PT00H22M55.947S" calcext:value-type="time">
            <text:p>00:22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49.83" calcext:value-type="float">
            <text:p>49.83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1391947" calcext:value-type="float">
            <text:p>1391947</text:p>
          </table:table-cell>
          <table:table-cell table:formula="of:=[.A89]/1000/(60*60*24)" office:value-type="time" office:time-value="PT00H23M11.947S" calcext:value-type="time">
            <text:p>00:23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50.4" calcext:value-type="float">
            <text:p>50.4</text:p>
          </table:table-cell>
          <table:table-cell office:value-type="float" office:value="65.47" calcext:value-type="float">
            <text:p>65.47</text:p>
          </table:table-cell>
        </table:table-row>
        <table:table-row table:style-name="ro1">
          <table:table-cell office:value-type="float" office:value="1407947" calcext:value-type="float">
            <text:p>1407947</text:p>
          </table:table-cell>
          <table:table-cell table:formula="of:=[.A90]/1000/(60*60*24)" office:value-type="time" office:time-value="PT00H23M27.947S" calcext:value-type="time">
            <text:p>00:23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50.97" calcext:value-type="float">
            <text:p>50.97</text:p>
          </table:table-cell>
          <table:table-cell office:value-type="float" office:value="66.19" calcext:value-type="float">
            <text:p>66.19</text:p>
          </table:table-cell>
        </table:table-row>
        <table:table-row table:style-name="ro1">
          <table:table-cell office:value-type="float" office:value="1423947" calcext:value-type="float">
            <text:p>1423947</text:p>
          </table:table-cell>
          <table:table-cell table:formula="of:=[.A91]/1000/(60*60*24)" office:value-type="time" office:time-value="PT00H23M43.947S" calcext:value-type="time">
            <text:p>00:23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51.54" calcext:value-type="float">
            <text:p>51.54</text:p>
          </table:table-cell>
          <table:table-cell office:value-type="float" office:value="66.92" calcext:value-type="float">
            <text:p>66.92</text:p>
          </table:table-cell>
        </table:table-row>
        <table:table-row table:style-name="ro1">
          <table:table-cell office:value-type="float" office:value="1439947" calcext:value-type="float">
            <text:p>1439947</text:p>
          </table:table-cell>
          <table:table-cell table:formula="of:=[.A92]/1000/(60*60*24)" office:value-type="time" office:time-value="PT00H23M59.947S" calcext:value-type="time">
            <text:p>00:24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52.11" calcext:value-type="float">
            <text:p>52.11</text:p>
          </table:table-cell>
          <table:table-cell office:value-type="float" office:value="67.65" calcext:value-type="float">
            <text:p>67.65</text:p>
          </table:table-cell>
        </table:table-row>
        <table:table-row table:style-name="ro1">
          <table:table-cell office:value-type="float" office:value="1455947" calcext:value-type="float">
            <text:p>1455947</text:p>
          </table:table-cell>
          <table:table-cell table:formula="of:=[.A93]/1000/(60*60*24)" office:value-type="time" office:time-value="PT00H24M15.947S" calcext:value-type="time">
            <text:p>00:24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52.68" calcext:value-type="float">
            <text:p>52.68</text:p>
          </table:table-cell>
          <table:table-cell office:value-type="float" office:value="68.37" calcext:value-type="float">
            <text:p>68.37</text:p>
          </table:table-cell>
        </table:table-row>
        <table:table-row table:style-name="ro1">
          <table:table-cell office:value-type="float" office:value="1471947" calcext:value-type="float">
            <text:p>1471947</text:p>
          </table:table-cell>
          <table:table-cell table:formula="of:=[.A94]/1000/(60*60*24)" office:value-type="time" office:time-value="PT00H24M31.947S" calcext:value-type="time">
            <text:p>00:24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53.24" calcext:value-type="float">
            <text:p>53.24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1487947" calcext:value-type="float">
            <text:p>1487947</text:p>
          </table:table-cell>
          <table:table-cell table:formula="of:=[.A95]/1000/(60*60*24)" office:value-type="time" office:time-value="PT00H24M47.947S" calcext:value-type="time">
            <text:p>00:24:48</text:p>
          </table:table-cell>
          <table:table-cell office:value-type="float" office:value="1.27" calcext:value-type="float">
            <text:p>1.27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05" calcext:value-type="float">
            <text:p>163.05</text:p>
          </table:table-cell>
          <table:table-cell office:value-type="float" office:value="53.81" calcext:value-type="float">
            <text:p>53.81</text:p>
          </table:table-cell>
          <table:table-cell office:value-type="float" office:value="69.82" calcext:value-type="float">
            <text:p>69.82</text:p>
          </table:table-cell>
        </table:table-row>
        <table:table-row table:style-name="ro1">
          <table:table-cell office:value-type="float" office:value="1503947" calcext:value-type="float">
            <text:p>1503947</text:p>
          </table:table-cell>
          <table:table-cell table:formula="of:=[.A96]/1000/(60*60*24)" office:value-type="time" office:time-value="PT00H25M03.947S" calcext:value-type="time">
            <text:p>00:25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54.38" calcext:value-type="float">
            <text:p>54.38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1519947" calcext:value-type="float">
            <text:p>1519947</text:p>
          </table:table-cell>
          <table:table-cell table:formula="of:=[.A97]/1000/(60*60*24)" office:value-type="time" office:time-value="PT00H25M19.947S" calcext:value-type="time">
            <text:p>00:25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54.95" calcext:value-type="float">
            <text:p>54.95</text:p>
          </table:table-cell>
          <table:table-cell office:value-type="float" office:value="71.27" calcext:value-type="float">
            <text:p>71.27</text:p>
          </table:table-cell>
        </table:table-row>
        <table:table-row table:style-name="ro1">
          <table:table-cell office:value-type="float" office:value="1535946" calcext:value-type="float">
            <text:p>1535946</text:p>
          </table:table-cell>
          <table:table-cell table:formula="of:=[.A98]/1000/(60*60*24)" office:value-type="time" office:time-value="PT00H25M35.946S" calcext:value-type="time">
            <text:p>00:25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55.52" calcext:value-type="float">
            <text:p>55.5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51947" calcext:value-type="float">
            <text:p>1551947</text:p>
          </table:table-cell>
          <table:table-cell table:formula="of:=[.A99]/1000/(60*60*24)" office:value-type="time" office:time-value="PT00H25M51.947S" calcext:value-type="time">
            <text:p>00:25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56.09" calcext:value-type="float">
            <text:p>56.09</text:p>
          </table:table-cell>
          <table:table-cell office:value-type="float" office:value="72.72" calcext:value-type="float">
            <text:p>72.72</text:p>
          </table:table-cell>
        </table:table-row>
        <table:table-row table:style-name="ro1">
          <table:table-cell office:value-type="float" office:value="1567947" calcext:value-type="float">
            <text:p>1567947</text:p>
          </table:table-cell>
          <table:table-cell table:formula="of:=[.A100]/1000/(60*60*24)" office:value-type="time" office:time-value="PT00H26M07.947S" calcext:value-type="time">
            <text:p>00:26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56.66" calcext:value-type="float">
            <text:p>56.66</text:p>
          </table:table-cell>
          <table:table-cell office:value-type="float" office:value="73.44" calcext:value-type="float">
            <text:p>73.44</text:p>
          </table:table-cell>
        </table:table-row>
        <table:table-row table:style-name="ro1">
          <table:table-cell office:value-type="float" office:value="1583947" calcext:value-type="float">
            <text:p>1583947</text:p>
          </table:table-cell>
          <table:table-cell table:formula="of:=[.A101]/1000/(60*60*24)" office:value-type="time" office:time-value="PT00H26M23.947S" calcext:value-type="time">
            <text:p>00:26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57.22" calcext:value-type="float">
            <text:p>57.22</text:p>
          </table:table-cell>
          <table:table-cell office:value-type="float" office:value="74.17" calcext:value-type="float">
            <text:p>74.17</text:p>
          </table:table-cell>
        </table:table-row>
        <table:table-row table:style-name="ro1">
          <table:table-cell office:value-type="float" office:value="1599947" calcext:value-type="float">
            <text:p>1599947</text:p>
          </table:table-cell>
          <table:table-cell table:formula="of:=[.A102]/1000/(60*60*24)" office:value-type="time" office:time-value="PT00H26M39.947S" calcext:value-type="time">
            <text:p>00:26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57.79" calcext:value-type="float">
            <text:p>57.79</text:p>
          </table:table-cell>
          <table:table-cell office:value-type="float" office:value="74.89" calcext:value-type="float">
            <text:p>74.89</text:p>
          </table:table-cell>
        </table:table-row>
        <table:table-row table:style-name="ro1">
          <table:table-cell office:value-type="float" office:value="1615947" calcext:value-type="float">
            <text:p>1615947</text:p>
          </table:table-cell>
          <table:table-cell table:formula="of:=[.A103]/1000/(60*60*24)" office:value-type="time" office:time-value="PT00H26M55.947S" calcext:value-type="time">
            <text:p>00:26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58.36" calcext:value-type="float">
            <text:p>58.36</text:p>
          </table:table-cell>
          <table:table-cell office:value-type="float" office:value="75.61" calcext:value-type="float">
            <text:p>75.61</text:p>
          </table:table-cell>
        </table:table-row>
        <table:table-row table:style-name="ro1">
          <table:table-cell office:value-type="float" office:value="1631947" calcext:value-type="float">
            <text:p>1631947</text:p>
          </table:table-cell>
          <table:table-cell table:formula="of:=[.A104]/1000/(60*60*24)" office:value-type="time" office:time-value="PT00H27M11.947S" calcext:value-type="time">
            <text:p>00:27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58.93" calcext:value-type="float">
            <text:p>58.93</text:p>
          </table:table-cell>
          <table:table-cell office:value-type="float" office:value="76.33" calcext:value-type="float">
            <text:p>76.33</text:p>
          </table:table-cell>
        </table:table-row>
        <table:table-row table:style-name="ro1">
          <table:table-cell office:value-type="float" office:value="1647947" calcext:value-type="float">
            <text:p>1647947</text:p>
          </table:table-cell>
          <table:table-cell table:formula="of:=[.A105]/1000/(60*60*24)" office:value-type="time" office:time-value="PT00H27M27.947S" calcext:value-type="time">
            <text:p>00:27:28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59.49" calcext:value-type="float">
            <text:p>59.49</text:p>
          </table:table-cell>
          <table:table-cell office:value-type="float" office:value="77.06" calcext:value-type="float">
            <text:p>77.06</text:p>
          </table:table-cell>
        </table:table-row>
        <table:table-row table:style-name="ro1">
          <table:table-cell office:value-type="float" office:value="1663947" calcext:value-type="float">
            <text:p>1663947</text:p>
          </table:table-cell>
          <table:table-cell table:formula="of:=[.A106]/1000/(60*60*24)" office:value-type="time" office:time-value="PT00H27M43.947S" calcext:value-type="time">
            <text:p>00:27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60.06" calcext:value-type="float">
            <text:p>60.06</text:p>
          </table:table-cell>
          <table:table-cell office:value-type="float" office:value="77.78" calcext:value-type="float">
            <text:p>77.78</text:p>
          </table:table-cell>
        </table:table-row>
        <table:table-row table:style-name="ro1">
          <table:table-cell office:value-type="float" office:value="1679947" calcext:value-type="float">
            <text:p>1679947</text:p>
          </table:table-cell>
          <table:table-cell table:formula="of:=[.A107]/1000/(60*60*24)" office:value-type="time" office:time-value="PT00H27M59.947S" calcext:value-type="time">
            <text:p>00:28:00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60.63" calcext:value-type="float">
            <text:p>60.63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695947" calcext:value-type="float">
            <text:p>1695947</text:p>
          </table:table-cell>
          <table:table-cell table:formula="of:=[.A108]/1000/(60*60*24)" office:value-type="time" office:time-value="PT00H28M15.947S" calcext:value-type="time">
            <text:p>00:28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61.2" calcext:value-type="float">
            <text:p>61.2</text:p>
          </table:table-cell>
          <table:table-cell office:value-type="float" office:value="79.22" calcext:value-type="float">
            <text:p>79.22</text:p>
          </table:table-cell>
        </table:table-row>
        <table:table-row table:style-name="ro1">
          <table:table-cell office:value-type="float" office:value="1711947" calcext:value-type="float">
            <text:p>1711947</text:p>
          </table:table-cell>
          <table:table-cell table:formula="of:=[.A109]/1000/(60*60*24)" office:value-type="time" office:time-value="PT00H28M31.947S" calcext:value-type="time">
            <text:p>00:28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61.76" calcext:value-type="float">
            <text:p>61.76</text:p>
          </table:table-cell>
          <table:table-cell office:value-type="float" office:value="79.94" calcext:value-type="float">
            <text:p>79.94</text:p>
          </table:table-cell>
        </table:table-row>
        <table:table-row table:style-name="ro1">
          <table:table-cell office:value-type="float" office:value="1727947" calcext:value-type="float">
            <text:p>1727947</text:p>
          </table:table-cell>
          <table:table-cell table:formula="of:=[.A110]/1000/(60*60*24)" office:value-type="time" office:time-value="PT00H28M47.947S" calcext:value-type="time">
            <text:p>00:28:48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62.33" calcext:value-type="float">
            <text:p>62.33</text:p>
          </table:table-cell>
          <table:table-cell office:value-type="float" office:value="80.66" calcext:value-type="float">
            <text:p>80.66</text:p>
          </table:table-cell>
        </table:table-row>
        <table:table-row table:style-name="ro1">
          <table:table-cell office:value-type="float" office:value="1743947" calcext:value-type="float">
            <text:p>1743947</text:p>
          </table:table-cell>
          <table:table-cell table:formula="of:=[.A111]/1000/(60*60*24)" office:value-type="time" office:time-value="PT00H29M03.947S" calcext:value-type="time">
            <text:p>00:29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62.9" calcext:value-type="float">
            <text:p>62.9</text:p>
          </table:table-cell>
          <table:table-cell office:value-type="float" office:value="81.38" calcext:value-type="float">
            <text:p>81.38</text:p>
          </table:table-cell>
        </table:table-row>
        <table:table-row table:style-name="ro1">
          <table:table-cell office:value-type="float" office:value="1759947" calcext:value-type="float">
            <text:p>1759947</text:p>
          </table:table-cell>
          <table:table-cell table:formula="of:=[.A112]/1000/(60*60*24)" office:value-type="time" office:time-value="PT00H29M19.947S" calcext:value-type="time">
            <text:p>00:29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63.46" calcext:value-type="float">
            <text:p>63.46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float" office:value="1775947" calcext:value-type="float">
            <text:p>1775947</text:p>
          </table:table-cell>
          <table:table-cell table:formula="of:=[.A113]/1000/(60*60*24)" office:value-type="time" office:time-value="PT00H29M35.947S" calcext:value-type="time">
            <text:p>00:29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6" calcext:value-type="float">
            <text:p>161.76</text:p>
          </table:table-cell>
          <table:table-cell office:value-type="float" office:value="64.03" calcext:value-type="float">
            <text:p>64.03</text:p>
          </table:table-cell>
          <table:table-cell office:value-type="float" office:value="82.81" calcext:value-type="float">
            <text:p>82.81</text:p>
          </table:table-cell>
        </table:table-row>
        <table:table-row table:style-name="ro1">
          <table:table-cell office:value-type="float" office:value="1791947" calcext:value-type="float">
            <text:p>1791947</text:p>
          </table:table-cell>
          <table:table-cell table:formula="of:=[.A114]/1000/(60*60*24)" office:value-type="time" office:time-value="PT00H29M51.947S" calcext:value-type="time">
            <text:p>00:29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64.6" calcext:value-type="float">
            <text:p>64.6</text:p>
          </table:table-cell>
          <table:table-cell office:value-type="float" office:value="83.53" calcext:value-type="float">
            <text:p>83.53</text:p>
          </table:table-cell>
        </table:table-row>
        <table:table-row table:style-name="ro1">
          <table:table-cell office:value-type="float" office:value="1807947" calcext:value-type="float">
            <text:p>1807947</text:p>
          </table:table-cell>
          <table:table-cell table:formula="of:=[.A115]/1000/(60*60*24)" office:value-type="time" office:time-value="PT00H30M07.947S" calcext:value-type="time">
            <text:p>00:30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65.16" calcext:value-type="float">
            <text:p>65.16</text:p>
          </table:table-cell>
          <table:table-cell office:value-type="float" office:value="84.25" calcext:value-type="float">
            <text:p>84.25</text:p>
          </table:table-cell>
        </table:table-row>
        <table:table-row table:style-name="ro1">
          <table:table-cell office:value-type="float" office:value="1823947" calcext:value-type="float">
            <text:p>1823947</text:p>
          </table:table-cell>
          <table:table-cell table:formula="of:=[.A116]/1000/(60*60*24)" office:value-type="time" office:time-value="PT00H30M23.947S" calcext:value-type="time">
            <text:p>00:30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65.73" calcext:value-type="float">
            <text:p>65.73</text:p>
          </table:table-cell>
          <table:table-cell office:value-type="float" office:value="84.97" calcext:value-type="float">
            <text:p>84.97</text:p>
          </table:table-cell>
        </table:table-row>
        <table:table-row table:style-name="ro1">
          <table:table-cell office:value-type="float" office:value="1839947" calcext:value-type="float">
            <text:p>1839947</text:p>
          </table:table-cell>
          <table:table-cell table:formula="of:=[.A117]/1000/(60*60*24)" office:value-type="time" office:time-value="PT00H30M39.947S" calcext:value-type="time">
            <text:p>00:30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66.29" calcext:value-type="float">
            <text:p>66.29</text:p>
          </table:table-cell>
          <table:table-cell office:value-type="float" office:value="85.69" calcext:value-type="float">
            <text:p>85.69</text:p>
          </table:table-cell>
        </table:table-row>
        <table:table-row table:style-name="ro1">
          <table:table-cell office:value-type="float" office:value="1855947" calcext:value-type="float">
            <text:p>1855947</text:p>
          </table:table-cell>
          <table:table-cell table:formula="of:=[.A118]/1000/(60*60*24)" office:value-type="time" office:time-value="PT00H30M55.947S" calcext:value-type="time">
            <text:p>00:30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66.86" calcext:value-type="float">
            <text:p>66.86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1871947" calcext:value-type="float">
            <text:p>1871947</text:p>
          </table:table-cell>
          <table:table-cell table:formula="of:=[.A119]/1000/(60*60*24)" office:value-type="time" office:time-value="PT00H31M11.947S" calcext:value-type="time">
            <text:p>00:31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67.43" calcext:value-type="float">
            <text:p>67.43</text:p>
          </table:table-cell>
          <table:table-cell office:value-type="float" office:value="87.12" calcext:value-type="float">
            <text:p>87.12</text:p>
          </table:table-cell>
        </table:table-row>
        <table:table-row table:style-name="ro1">
          <table:table-cell office:value-type="float" office:value="1887947" calcext:value-type="float">
            <text:p>1887947</text:p>
          </table:table-cell>
          <table:table-cell table:formula="of:=[.A120]/1000/(60*60*24)" office:value-type="time" office:time-value="PT00H31M27.947S" calcext:value-type="time">
            <text:p>00:31:28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67.99" calcext:value-type="float">
            <text:p>67.99</text:p>
          </table:table-cell>
          <table:table-cell office:value-type="float" office:value="87.84" calcext:value-type="float">
            <text:p>87.84</text:p>
          </table:table-cell>
        </table:table-row>
        <table:table-row table:style-name="ro1">
          <table:table-cell office:value-type="float" office:value="1903947" calcext:value-type="float">
            <text:p>1903947</text:p>
          </table:table-cell>
          <table:table-cell table:formula="of:=[.A121]/1000/(60*60*24)" office:value-type="time" office:time-value="PT00H31M43.947S" calcext:value-type="time">
            <text:p>00:31:44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68.56" calcext:value-type="float">
            <text:p>68.56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office:value-type="float" office:value="1919947" calcext:value-type="float">
            <text:p>1919947</text:p>
          </table:table-cell>
          <table:table-cell table:formula="of:=[.A122]/1000/(60*60*24)" office:value-type="time" office:time-value="PT00H31M59.947S" calcext:value-type="time">
            <text:p>00:32:00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69.12" calcext:value-type="float">
            <text:p>69.12</text:p>
          </table:table-cell>
          <table:table-cell office:value-type="float" office:value="89.27" calcext:value-type="float">
            <text:p>89.27</text:p>
          </table:table-cell>
        </table:table-row>
        <table:table-row table:style-name="ro1">
          <table:table-cell office:value-type="float" office:value="1935947" calcext:value-type="float">
            <text:p>1935947</text:p>
          </table:table-cell>
          <table:table-cell table:formula="of:=[.A123]/1000/(60*60*24)" office:value-type="time" office:time-value="PT00H32M15.947S" calcext:value-type="time">
            <text:p>00:32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69.69" calcext:value-type="float">
            <text:p>69.69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1951947" calcext:value-type="float">
            <text:p>1951947</text:p>
          </table:table-cell>
          <table:table-cell table:formula="of:=[.A124]/1000/(60*60*24)" office:value-type="time" office:time-value="PT00H32M31.947S" calcext:value-type="time">
            <text:p>00:32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1" calcext:value-type="float">
            <text:p>127.1</text:p>
          </table:table-cell>
          <table:table-cell office:value-type="float" office:value="161.25" calcext:value-type="float">
            <text:p>161.25</text:p>
          </table:table-cell>
          <table:table-cell office:value-type="float" office:value="70.25" calcext:value-type="float">
            <text:p>70.25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1967947" calcext:value-type="float">
            <text:p>1967947</text:p>
          </table:table-cell>
          <table:table-cell table:formula="of:=[.A125]/1000/(60*60*24)" office:value-type="time" office:time-value="PT00H32M47.947S" calcext:value-type="time">
            <text:p>00:32:48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70.82" calcext:value-type="float">
            <text:p>70.82</text:p>
          </table:table-cell>
          <table:table-cell office:value-type="float" office:value="91.41" calcext:value-type="float">
            <text:p>91.41</text:p>
          </table:table-cell>
        </table:table-row>
        <table:table-row table:style-name="ro1">
          <table:table-cell office:value-type="float" office:value="1983947" calcext:value-type="float">
            <text:p>1983947</text:p>
          </table:table-cell>
          <table:table-cell table:formula="of:=[.A126]/1000/(60*60*24)" office:value-type="time" office:time-value="PT00H33M03.947S" calcext:value-type="time">
            <text:p>00:33:04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71.38" calcext:value-type="float">
            <text:p>71.38</text:p>
          </table:table-cell>
          <table:table-cell office:value-type="float" office:value="92.13" calcext:value-type="float">
            <text:p>92.13</text:p>
          </table:table-cell>
        </table:table-row>
        <table:table-row table:style-name="ro1">
          <table:table-cell office:value-type="float" office:value="1999947" calcext:value-type="float">
            <text:p>1999947</text:p>
          </table:table-cell>
          <table:table-cell table:formula="of:=[.A127]/1000/(60*60*24)" office:value-type="time" office:time-value="PT00H33M19.947S" calcext:value-type="time">
            <text:p>00:33:20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71.95" calcext:value-type="float">
            <text:p>71.95</text:p>
          </table:table-cell>
          <table:table-cell office:value-type="float" office:value="92.84" calcext:value-type="float">
            <text:p>92.84</text:p>
          </table:table-cell>
        </table:table-row>
        <table:table-row table:style-name="ro1">
          <table:table-cell office:value-type="float" office:value="2015947" calcext:value-type="float">
            <text:p>2015947</text:p>
          </table:table-cell>
          <table:table-cell table:formula="of:=[.A128]/1000/(60*60*24)" office:value-type="time" office:time-value="PT00H33M35.947S" calcext:value-type="time">
            <text:p>00:33:36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72.51" calcext:value-type="float">
            <text:p>72.51</text:p>
          </table:table-cell>
          <table:table-cell office:value-type="float" office:value="93.56" calcext:value-type="float">
            <text:p>93.56</text:p>
          </table:table-cell>
        </table:table-row>
        <table:table-row table:style-name="ro1">
          <table:table-cell office:value-type="float" office:value="2031947" calcext:value-type="float">
            <text:p>2031947</text:p>
          </table:table-cell>
          <table:table-cell table:formula="of:=[.A129]/1000/(60*60*24)" office:value-type="time" office:time-value="PT00H33M51.947S" calcext:value-type="time">
            <text:p>00:33:52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73.08" calcext:value-type="float">
            <text:p>73.08</text:p>
          </table:table-cell>
          <table:table-cell office:value-type="float" office:value="94.27" calcext:value-type="float">
            <text:p>94.27</text:p>
          </table:table-cell>
        </table:table-row>
        <table:table-row table:style-name="ro1">
          <table:table-cell office:value-type="float" office:value="2047947" calcext:value-type="float">
            <text:p>2047947</text:p>
          </table:table-cell>
          <table:table-cell table:formula="of:=[.A130]/1000/(60*60*24)" office:value-type="time" office:time-value="PT00H34M07.947S" calcext:value-type="time">
            <text:p>00:34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73.64" calcext:value-type="float">
            <text:p>73.64</text:p>
          </table:table-cell>
          <table:table-cell office:value-type="float" office:value="94.98" calcext:value-type="float">
            <text:p>94.98</text:p>
          </table:table-cell>
        </table:table-row>
        <table:table-row table:style-name="ro1">
          <table:table-cell office:value-type="float" office:value="2063947" calcext:value-type="float">
            <text:p>2063947</text:p>
          </table:table-cell>
          <table:table-cell table:formula="of:=[.A131]/1000/(60*60*24)" office:value-type="time" office:time-value="PT00H34M23.947S" calcext:value-type="time">
            <text:p>00:34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74.21" calcext:value-type="float">
            <text:p>74.21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float" office:value="2079947" calcext:value-type="float">
            <text:p>2079947</text:p>
          </table:table-cell>
          <table:table-cell table:formula="of:=[.A132]/1000/(60*60*24)" office:value-type="time" office:time-value="PT00H34M39.947S" calcext:value-type="time">
            <text:p>00:34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74.77" calcext:value-type="float">
            <text:p>74.77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2095947" calcext:value-type="float">
            <text:p>2095947</text:p>
          </table:table-cell>
          <table:table-cell table:formula="of:=[.A133]/1000/(60*60*24)" office:value-type="time" office:time-value="PT00H34M55.947S" calcext:value-type="time">
            <text:p>00:34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75.33" calcext:value-type="float">
            <text:p>75.33</text:p>
          </table:table-cell>
          <table:table-cell office:value-type="float" office:value="97.12" calcext:value-type="float">
            <text:p>97.12</text:p>
          </table:table-cell>
        </table:table-row>
        <table:table-row table:style-name="ro1">
          <table:table-cell office:value-type="float" office:value="2111947" calcext:value-type="float">
            <text:p>2111947</text:p>
          </table:table-cell>
          <table:table-cell table:formula="of:=[.A134]/1000/(60*60*24)" office:value-type="time" office:time-value="PT00H35M11.947S" calcext:value-type="time">
            <text:p>00:35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75.9" calcext:value-type="float">
            <text:p>75.9</text:p>
          </table:table-cell>
          <table:table-cell office:value-type="float" office:value="97.84" calcext:value-type="float">
            <text:p>97.84</text:p>
          </table:table-cell>
        </table:table-row>
        <table:table-row table:style-name="ro1">
          <table:table-cell office:value-type="float" office:value="2127947" calcext:value-type="float">
            <text:p>2127947</text:p>
          </table:table-cell>
          <table:table-cell table:formula="of:=[.A135]/1000/(60*60*24)" office:value-type="time" office:time-value="PT00H35M27.947S" calcext:value-type="time">
            <text:p>00:35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76.46" calcext:value-type="float">
            <text:p>76.46</text:p>
          </table:table-cell>
          <table:table-cell office:value-type="float" office:value="98.55" calcext:value-type="float">
            <text:p>98.55</text:p>
          </table:table-cell>
        </table:table-row>
        <table:table-row table:style-name="ro1">
          <table:table-cell office:value-type="float" office:value="2143947" calcext:value-type="float">
            <text:p>2143947</text:p>
          </table:table-cell>
          <table:table-cell table:formula="of:=[.A136]/1000/(60*60*24)" office:value-type="time" office:time-value="PT00H35M43.947S" calcext:value-type="time">
            <text:p>00:35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77.03" calcext:value-type="float">
            <text:p>77.03</text:p>
          </table:table-cell>
          <table:table-cell office:value-type="float" office:value="99.26" calcext:value-type="float">
            <text:p>99.26</text:p>
          </table:table-cell>
        </table:table-row>
        <table:table-row table:style-name="ro1">
          <table:table-cell office:value-type="float" office:value="2159947" calcext:value-type="float">
            <text:p>2159947</text:p>
          </table:table-cell>
          <table:table-cell table:formula="of:=[.A137]/1000/(60*60*24)" office:value-type="time" office:time-value="PT00H35M59.947S" calcext:value-type="time">
            <text:p>00:36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77.59" calcext:value-type="float">
            <text:p>77.59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2175947" calcext:value-type="float">
            <text:p>2175947</text:p>
          </table:table-cell>
          <table:table-cell table:formula="of:=[.A138]/1000/(60*60*24)" office:value-type="time" office:time-value="PT00H36M15.947S" calcext:value-type="time">
            <text:p>00:36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78.15" calcext:value-type="float">
            <text:p>78.15</text:p>
          </table:table-cell>
          <table:table-cell office:value-type="float" office:value="100.68" calcext:value-type="float">
            <text:p>100.68</text:p>
          </table:table-cell>
        </table:table-row>
        <table:table-row table:style-name="ro1">
          <table:table-cell office:value-type="float" office:value="2191947" calcext:value-type="float">
            <text:p>2191947</text:p>
          </table:table-cell>
          <table:table-cell table:formula="of:=[.A139]/1000/(60*60*24)" office:value-type="time" office:time-value="PT00H36M31.947S" calcext:value-type="time">
            <text:p>00:36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78.72" calcext:value-type="float">
            <text:p>78.72</text:p>
          </table:table-cell>
          <table:table-cell office:value-type="float" office:value="101.39" calcext:value-type="float">
            <text:p>101.39</text:p>
          </table:table-cell>
        </table:table-row>
        <table:table-row table:style-name="ro1">
          <table:table-cell office:value-type="float" office:value="2207947" calcext:value-type="float">
            <text:p>2207947</text:p>
          </table:table-cell>
          <table:table-cell table:formula="of:=[.A140]/1000/(60*60*24)" office:value-type="time" office:time-value="PT00H36M47.947S" calcext:value-type="time">
            <text:p>00:36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79.28" calcext:value-type="float">
            <text:p>79.28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2223947" calcext:value-type="float">
            <text:p>2223947</text:p>
          </table:table-cell>
          <table:table-cell table:formula="of:=[.A141]/1000/(60*60*24)" office:value-type="time" office:time-value="PT00H37M03.947S" calcext:value-type="time">
            <text:p>00:37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79.84" calcext:value-type="float">
            <text:p>79.84</text:p>
          </table:table-cell>
          <table:table-cell office:value-type="float" office:value="102.81" calcext:value-type="float">
            <text:p>102.81</text:p>
          </table:table-cell>
        </table:table-row>
        <table:table-row table:style-name="ro1">
          <table:table-cell office:value-type="float" office:value="2239947" calcext:value-type="float">
            <text:p>2239947</text:p>
          </table:table-cell>
          <table:table-cell table:formula="of:=[.A142]/1000/(60*60*24)" office:value-type="time" office:time-value="PT00H37M19.947S" calcext:value-type="time">
            <text:p>00:37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80.41" calcext:value-type="float">
            <text:p>80.41</text:p>
          </table:table-cell>
          <table:table-cell office:value-type="float" office:value="103.52" calcext:value-type="float">
            <text:p>103.52</text:p>
          </table:table-cell>
        </table:table-row>
        <table:table-row table:style-name="ro1">
          <table:table-cell office:value-type="float" office:value="2255947" calcext:value-type="float">
            <text:p>2255947</text:p>
          </table:table-cell>
          <table:table-cell table:formula="of:=[.A143]/1000/(60*60*24)" office:value-type="time" office:time-value="PT00H37M35.947S" calcext:value-type="time">
            <text:p>00:37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80.97" calcext:value-type="float">
            <text:p>80.97</text:p>
          </table:table-cell>
          <table:table-cell office:value-type="float" office:value="104.23" calcext:value-type="float">
            <text:p>104.23</text:p>
          </table:table-cell>
        </table:table-row>
        <table:table-row table:style-name="ro1">
          <table:table-cell office:value-type="float" office:value="2271947" calcext:value-type="float">
            <text:p>2271947</text:p>
          </table:table-cell>
          <table:table-cell table:formula="of:=[.A144]/1000/(60*60*24)" office:value-type="time" office:time-value="PT00H37M51.947S" calcext:value-type="time">
            <text:p>00:37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81.53" calcext:value-type="float">
            <text:p>81.53</text:p>
          </table:table-cell>
          <table:table-cell office:value-type="float" office:value="104.94" calcext:value-type="float">
            <text:p>104.94</text:p>
          </table:table-cell>
        </table:table-row>
        <table:table-row table:style-name="ro1">
          <table:table-cell office:value-type="float" office:value="2287947" calcext:value-type="float">
            <text:p>2287947</text:p>
          </table:table-cell>
          <table:table-cell table:formula="of:=[.A145]/1000/(60*60*24)" office:value-type="time" office:time-value="PT00H38M07.947S" calcext:value-type="time">
            <text:p>00:38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82.09" calcext:value-type="float">
            <text:p>82.09</text:p>
          </table:table-cell>
          <table:table-cell office:value-type="float" office:value="105.65" calcext:value-type="float">
            <text:p>105.65</text:p>
          </table:table-cell>
        </table:table-row>
        <table:table-row table:style-name="ro1">
          <table:table-cell office:value-type="float" office:value="2303947" calcext:value-type="float">
            <text:p>2303947</text:p>
          </table:table-cell>
          <table:table-cell table:formula="of:=[.A146]/1000/(60*60*24)" office:value-type="time" office:time-value="PT00H38M23.947S" calcext:value-type="time">
            <text:p>00:38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82.66" calcext:value-type="float">
            <text:p>82.66</text:p>
          </table:table-cell>
          <table:table-cell office:value-type="float" office:value="106.36" calcext:value-type="float">
            <text:p>106.36</text:p>
          </table:table-cell>
        </table:table-row>
        <table:table-row table:style-name="ro1">
          <table:table-cell office:value-type="float" office:value="2319947" calcext:value-type="float">
            <text:p>2319947</text:p>
          </table:table-cell>
          <table:table-cell table:formula="of:=[.A147]/1000/(60*60*24)" office:value-type="time" office:time-value="PT00H38M39.947S" calcext:value-type="time">
            <text:p>00:38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83.22" calcext:value-type="float">
            <text:p>83.22</text:p>
          </table:table-cell>
          <table:table-cell office:value-type="float" office:value="107.07" calcext:value-type="float">
            <text:p>107.07</text:p>
          </table:table-cell>
        </table:table-row>
        <table:table-row table:style-name="ro1">
          <table:table-cell office:value-type="float" office:value="2335947" calcext:value-type="float">
            <text:p>2335947</text:p>
          </table:table-cell>
          <table:table-cell table:formula="of:=[.A148]/1000/(60*60*24)" office:value-type="time" office:time-value="PT00H38M55.947S" calcext:value-type="time">
            <text:p>00:38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83.78" calcext:value-type="float">
            <text:p>83.78</text:p>
          </table:table-cell>
          <table:table-cell office:value-type="float" office:value="107.78" calcext:value-type="float">
            <text:p>107.78</text:p>
          </table:table-cell>
        </table:table-row>
        <table:table-row table:style-name="ro1">
          <table:table-cell office:value-type="float" office:value="2351947" calcext:value-type="float">
            <text:p>2351947</text:p>
          </table:table-cell>
          <table:table-cell table:formula="of:=[.A149]/1000/(60*60*24)" office:value-type="time" office:time-value="PT00H39M11.947S" calcext:value-type="time">
            <text:p>00:39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84.34" calcext:value-type="float">
            <text:p>84.34</text:p>
          </table:table-cell>
          <table:table-cell office:value-type="float" office:value="108.49" calcext:value-type="float">
            <text:p>108.49</text:p>
          </table:table-cell>
        </table:table-row>
        <table:table-row table:style-name="ro1">
          <table:table-cell office:value-type="float" office:value="2367947" calcext:value-type="float">
            <text:p>2367947</text:p>
          </table:table-cell>
          <table:table-cell table:formula="of:=[.A150]/1000/(60*60*24)" office:value-type="time" office:time-value="PT00H39M27.947S" calcext:value-type="time">
            <text:p>00:39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84.91" calcext:value-type="float">
            <text:p>84.91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383947" calcext:value-type="float">
            <text:p>2383947</text:p>
          </table:table-cell>
          <table:table-cell table:formula="of:=[.A151]/1000/(60*60*24)" office:value-type="time" office:time-value="PT00H39M43.947S" calcext:value-type="time">
            <text:p>00:39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85.47" calcext:value-type="float">
            <text:p>85.47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2398947" calcext:value-type="float">
            <text:p>2398947</text:p>
          </table:table-cell>
          <table:table-cell table:formula="of:=[.A152]/1000/(60*60*24)" office:value-type="time" office:time-value="PT00H39M58.947S" calcext:value-type="time">
            <text:p>00:39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5.99" calcext:value-type="float">
            <text:p>85.99</text:p>
          </table:table-cell>
          <table:table-cell office:value-type="float" office:value="110.57" calcext:value-type="float">
            <text:p>110.57</text:p>
          </table:table-cell>
        </table:table-row>
        <table:table-row table:style-name="ro1">
          <table:table-cell office:value-type="float" office:value="2414946" calcext:value-type="float">
            <text:p>2414946</text:p>
          </table:table-cell>
          <table:table-cell table:formula="of:=[.A153]/1000/(60*60*24)" office:value-type="time" office:time-value="PT00H40M14.946S" calcext:value-type="time">
            <text:p>00:40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6.56" calcext:value-type="float">
            <text:p>86.56</text:p>
          </table:table-cell>
          <table:table-cell office:value-type="float" office:value="111.27" calcext:value-type="float">
            <text:p>111.27</text:p>
          </table:table-cell>
        </table:table-row>
        <table:table-row table:style-name="ro1">
          <table:table-cell office:value-type="float" office:value="2430947" calcext:value-type="float">
            <text:p>2430947</text:p>
          </table:table-cell>
          <table:table-cell table:formula="of:=[.A154]/1000/(60*60*24)" office:value-type="time" office:time-value="PT00H40M30.947S" calcext:value-type="time">
            <text:p>00:40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7.12" calcext:value-type="float">
            <text:p>87.12</text:p>
          </table:table-cell>
          <table:table-cell office:value-type="float" office:value="111.98" calcext:value-type="float">
            <text:p>111.98</text:p>
          </table:table-cell>
        </table:table-row>
        <table:table-row table:style-name="ro1">
          <table:table-cell office:value-type="float" office:value="2446947" calcext:value-type="float">
            <text:p>2446947</text:p>
          </table:table-cell>
          <table:table-cell table:formula="of:=[.A155]/1000/(60*60*24)" office:value-type="time" office:time-value="PT00H40M46.947S" calcext:value-type="time">
            <text:p>00:40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7.68" calcext:value-type="float">
            <text:p>87.68</text:p>
          </table:table-cell>
          <table:table-cell office:value-type="float" office:value="112.69" calcext:value-type="float">
            <text:p>112.69</text:p>
          </table:table-cell>
        </table:table-row>
        <table:table-row table:style-name="ro1">
          <table:table-cell office:value-type="float" office:value="2462947" calcext:value-type="float">
            <text:p>2462947</text:p>
          </table:table-cell>
          <table:table-cell table:formula="of:=[.A156]/1000/(60*60*24)" office:value-type="time" office:time-value="PT00H41M02.947S" calcext:value-type="time">
            <text:p>00:41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8.24" calcext:value-type="float">
            <text:p>88.24</text:p>
          </table:table-cell>
          <table:table-cell office:value-type="float" office:value="113.39" calcext:value-type="float">
            <text:p>113.39</text:p>
          </table:table-cell>
        </table:table-row>
        <table:table-row table:style-name="ro1">
          <table:table-cell office:value-type="float" office:value="2478947" calcext:value-type="float">
            <text:p>2478947</text:p>
          </table:table-cell>
          <table:table-cell table:formula="of:=[.A157]/1000/(60*60*24)" office:value-type="time" office:time-value="PT00H41M18.947S" calcext:value-type="time">
            <text:p>00:41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8.8" calcext:value-type="float">
            <text:p>88.8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1">
          <table:table-cell office:value-type="float" office:value="2494947" calcext:value-type="float">
            <text:p>2494947</text:p>
          </table:table-cell>
          <table:table-cell table:formula="of:=[.A158]/1000/(60*60*24)" office:value-type="time" office:time-value="PT00H41M34.947S" calcext:value-type="time">
            <text:p>00:41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89.36" calcext:value-type="float">
            <text:p>89.36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 office:value-type="float" office:value="2510947" calcext:value-type="float">
            <text:p>2510947</text:p>
          </table:table-cell>
          <table:table-cell table:formula="of:=[.A159]/1000/(60*60*24)" office:value-type="time" office:time-value="PT00H41M50.947S" calcext:value-type="time">
            <text:p>00:41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89.93" calcext:value-type="float">
            <text:p>89.93</text:p>
          </table:table-cell>
          <table:table-cell office:value-type="float" office:value="115.51" calcext:value-type="float">
            <text:p>115.51</text:p>
          </table:table-cell>
        </table:table-row>
        <table:table-row table:style-name="ro1">
          <table:table-cell office:value-type="float" office:value="2526947" calcext:value-type="float">
            <text:p>2526947</text:p>
          </table:table-cell>
          <table:table-cell table:formula="of:=[.A160]/1000/(60*60*24)" office:value-type="time" office:time-value="PT00H42M06.947S" calcext:value-type="time">
            <text:p>00:42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90.49" calcext:value-type="float">
            <text:p>90.49</text:p>
          </table:table-cell>
          <table:table-cell office:value-type="float" office:value="116.22" calcext:value-type="float">
            <text:p>116.22</text:p>
          </table:table-cell>
        </table:table-row>
        <table:table-row table:style-name="ro1">
          <table:table-cell office:value-type="float" office:value="2542947" calcext:value-type="float">
            <text:p>2542947</text:p>
          </table:table-cell>
          <table:table-cell table:formula="of:=[.A161]/1000/(60*60*24)" office:value-type="time" office:time-value="PT00H42M22.947S" calcext:value-type="time">
            <text:p>00:42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91.05" calcext:value-type="float">
            <text:p>91.05</text:p>
          </table:table-cell>
          <table:table-cell office:value-type="float" office:value="116.92" calcext:value-type="float">
            <text:p>116.92</text:p>
          </table:table-cell>
        </table:table-row>
        <table:table-row table:style-name="ro1">
          <table:table-cell office:value-type="float" office:value="2558947" calcext:value-type="float">
            <text:p>2558947</text:p>
          </table:table-cell>
          <table:table-cell table:formula="of:=[.A162]/1000/(60*60*24)" office:value-type="time" office:time-value="PT00H42M38.947S" calcext:value-type="time">
            <text:p>00:42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91.61" calcext:value-type="float">
            <text:p>91.61</text:p>
          </table:table-cell>
          <table:table-cell office:value-type="float" office:value="117.63" calcext:value-type="float">
            <text:p>117.63</text:p>
          </table:table-cell>
        </table:table-row>
        <table:table-row table:style-name="ro1">
          <table:table-cell office:value-type="float" office:value="2574947" calcext:value-type="float">
            <text:p>2574947</text:p>
          </table:table-cell>
          <table:table-cell table:formula="of:=[.A163]/1000/(60*60*24)" office:value-type="time" office:time-value="PT00H42M54.947S" calcext:value-type="time">
            <text:p>00:42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92.17" calcext:value-type="float">
            <text:p>92.17</text:p>
          </table:table-cell>
          <table:table-cell office:value-type="float" office:value="118.33" calcext:value-type="float">
            <text:p>118.33</text:p>
          </table:table-cell>
        </table:table-row>
        <table:table-row table:style-name="ro1">
          <table:table-cell office:value-type="float" office:value="2590947" calcext:value-type="float">
            <text:p>2590947</text:p>
          </table:table-cell>
          <table:table-cell table:formula="of:=[.A164]/1000/(60*60*24)" office:value-type="time" office:time-value="PT00H43M10.947S" calcext:value-type="time">
            <text:p>00:43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92.73" calcext:value-type="float">
            <text:p>92.73</text:p>
          </table:table-cell>
          <table:table-cell office:value-type="float" office:value="119.04" calcext:value-type="float">
            <text:p>119.04</text:p>
          </table:table-cell>
        </table:table-row>
        <table:table-row table:style-name="ro1">
          <table:table-cell office:value-type="float" office:value="2606947" calcext:value-type="float">
            <text:p>2606947</text:p>
          </table:table-cell>
          <table:table-cell table:formula="of:=[.A165]/1000/(60*60*24)" office:value-type="time" office:time-value="PT00H43M26.947S" calcext:value-type="time">
            <text:p>00:43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93.29" calcext:value-type="float">
            <text:p>93.29</text:p>
          </table:table-cell>
          <table:table-cell office:value-type="float" office:value="119.74" calcext:value-type="float">
            <text:p>119.74</text:p>
          </table:table-cell>
        </table:table-row>
        <table:table-row table:style-name="ro1">
          <table:table-cell office:value-type="float" office:value="2622947" calcext:value-type="float">
            <text:p>2622947</text:p>
          </table:table-cell>
          <table:table-cell table:formula="of:=[.A166]/1000/(60*60*24)" office:value-type="time" office:time-value="PT00H43M42.947S" calcext:value-type="time">
            <text:p>00:43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93.85" calcext:value-type="float">
            <text:p>93.85</text:p>
          </table:table-cell>
          <table:table-cell office:value-type="float" office:value="120.45" calcext:value-type="float">
            <text:p>120.45</text:p>
          </table:table-cell>
        </table:table-row>
        <table:table-row table:style-name="ro1">
          <table:table-cell office:value-type="float" office:value="2638947" calcext:value-type="float">
            <text:p>2638947</text:p>
          </table:table-cell>
          <table:table-cell table:formula="of:=[.A167]/1000/(60*60*24)" office:value-type="time" office:time-value="PT00H43M58.947S" calcext:value-type="time">
            <text:p>00:43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94.41" calcext:value-type="float">
            <text:p>94.41</text:p>
          </table:table-cell>
          <table:table-cell office:value-type="float" office:value="121.15" calcext:value-type="float">
            <text:p>121.15</text:p>
          </table:table-cell>
        </table:table-row>
        <table:table-row table:style-name="ro1">
          <table:table-cell office:value-type="float" office:value="2654947" calcext:value-type="float">
            <text:p>2654947</text:p>
          </table:table-cell>
          <table:table-cell table:formula="of:=[.A168]/1000/(60*60*24)" office:value-type="time" office:time-value="PT00H44M14.947S" calcext:value-type="time">
            <text:p>00:44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94.97" calcext:value-type="float">
            <text:p>94.97</text:p>
          </table:table-cell>
          <table:table-cell office:value-type="float" office:value="121.85" calcext:value-type="float">
            <text:p>121.85</text:p>
          </table:table-cell>
        </table:table-row>
        <table:table-row table:style-name="ro1">
          <table:table-cell office:value-type="float" office:value="2670947" calcext:value-type="float">
            <text:p>2670947</text:p>
          </table:table-cell>
          <table:table-cell table:formula="of:=[.A169]/1000/(60*60*24)" office:value-type="time" office:time-value="PT00H44M30.947S" calcext:value-type="time">
            <text:p>00:4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95.53" calcext:value-type="float">
            <text:p>95.53</text:p>
          </table:table-cell>
          <table:table-cell office:value-type="float" office:value="122.56" calcext:value-type="float">
            <text:p>122.56</text:p>
          </table:table-cell>
        </table:table-row>
        <table:table-row table:style-name="ro1">
          <table:table-cell office:value-type="float" office:value="2686947" calcext:value-type="float">
            <text:p>2686947</text:p>
          </table:table-cell>
          <table:table-cell table:formula="of:=[.A170]/1000/(60*60*24)" office:value-type="time" office:time-value="PT00H44M46.947S" calcext:value-type="time">
            <text:p>00:4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96.1" calcext:value-type="float">
            <text:p>96.1</text:p>
          </table:table-cell>
          <table:table-cell office:value-type="float" office:value="123.26" calcext:value-type="float">
            <text:p>123.26</text:p>
          </table:table-cell>
        </table:table-row>
        <table:table-row table:style-name="ro1">
          <table:table-cell office:value-type="float" office:value="2702947" calcext:value-type="float">
            <text:p>2702947</text:p>
          </table:table-cell>
          <table:table-cell table:formula="of:=[.A171]/1000/(60*60*24)" office:value-type="time" office:time-value="PT00H45M02.947S" calcext:value-type="time">
            <text:p>00:4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96.66" calcext:value-type="float">
            <text:p>96.66</text:p>
          </table:table-cell>
          <table:table-cell office:value-type="float" office:value="123.96" calcext:value-type="float">
            <text:p>123.96</text:p>
          </table:table-cell>
        </table:table-row>
        <table:table-row table:style-name="ro1">
          <table:table-cell office:value-type="float" office:value="2718947" calcext:value-type="float">
            <text:p>2718947</text:p>
          </table:table-cell>
          <table:table-cell table:formula="of:=[.A172]/1000/(60*60*24)" office:value-type="time" office:time-value="PT00H45M18.947S" calcext:value-type="time">
            <text:p>00:45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97.22" calcext:value-type="float">
            <text:p>97.22</text:p>
          </table:table-cell>
          <table:table-cell office:value-type="float" office:value="124.67" calcext:value-type="float">
            <text:p>124.67</text:p>
          </table:table-cell>
        </table:table-row>
        <table:table-row table:style-name="ro1">
          <table:table-cell office:value-type="float" office:value="2734947" calcext:value-type="float">
            <text:p>2734947</text:p>
          </table:table-cell>
          <table:table-cell table:formula="of:=[.A173]/1000/(60*60*24)" office:value-type="time" office:time-value="PT00H45M34.947S" calcext:value-type="time">
            <text:p>00:45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97.78" calcext:value-type="float">
            <text:p>97.78</text:p>
          </table:table-cell>
          <table:table-cell office:value-type="float" office:value="125.37" calcext:value-type="float">
            <text:p>125.37</text:p>
          </table:table-cell>
        </table:table-row>
        <table:table-row table:style-name="ro1">
          <table:table-cell office:value-type="float" office:value="2750947" calcext:value-type="float">
            <text:p>2750947</text:p>
          </table:table-cell>
          <table:table-cell table:formula="of:=[.A174]/1000/(60*60*24)" office:value-type="time" office:time-value="PT00H45M50.947S" calcext:value-type="time">
            <text:p>00:4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98.34" calcext:value-type="float">
            <text:p>98.34</text:p>
          </table:table-cell>
          <table:table-cell office:value-type="float" office:value="126.07" calcext:value-type="float">
            <text:p>126.07</text:p>
          </table:table-cell>
        </table:table-row>
        <table:table-row table:style-name="ro1">
          <table:table-cell office:value-type="float" office:value="2766947" calcext:value-type="float">
            <text:p>2766947</text:p>
          </table:table-cell>
          <table:table-cell table:formula="of:=[.A175]/1000/(60*60*24)" office:value-type="time" office:time-value="PT00H46M06.947S" calcext:value-type="time">
            <text:p>00:4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98.9" calcext:value-type="float">
            <text:p>98.9</text:p>
          </table:table-cell>
          <table:table-cell office:value-type="float" office:value="126.77" calcext:value-type="float">
            <text:p>126.77</text:p>
          </table:table-cell>
        </table:table-row>
        <table:table-row table:style-name="ro1">
          <table:table-cell office:value-type="float" office:value="2782947" calcext:value-type="float">
            <text:p>2782947</text:p>
          </table:table-cell>
          <table:table-cell table:formula="of:=[.A176]/1000/(60*60*24)" office:value-type="time" office:time-value="PT00H46M22.947S" calcext:value-type="time">
            <text:p>00:46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99.46" calcext:value-type="float">
            <text:p>99.46</text:p>
          </table:table-cell>
          <table:table-cell office:value-type="float" office:value="127.48" calcext:value-type="float">
            <text:p>127.48</text:p>
          </table:table-cell>
        </table:table-row>
        <table:table-row table:style-name="ro1">
          <table:table-cell office:value-type="float" office:value="2798947" calcext:value-type="float">
            <text:p>2798947</text:p>
          </table:table-cell>
          <table:table-cell table:formula="of:=[.A177]/1000/(60*60*24)" office:value-type="time" office:time-value="PT00H46M38.947S" calcext:value-type="time">
            <text:p>00:4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00.02" calcext:value-type="float">
            <text:p>100.02</text:p>
          </table:table-cell>
          <table:table-cell office:value-type="float" office:value="128.18" calcext:value-type="float">
            <text:p>128.18</text:p>
          </table:table-cell>
        </table:table-row>
        <table:table-row table:style-name="ro1">
          <table:table-cell office:value-type="float" office:value="2814947" calcext:value-type="float">
            <text:p>2814947</text:p>
          </table:table-cell>
          <table:table-cell table:formula="of:=[.A178]/1000/(60*60*24)" office:value-type="time" office:time-value="PT00H46M54.947S" calcext:value-type="time">
            <text:p>00:4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00.58" calcext:value-type="float">
            <text:p>100.58</text:p>
          </table:table-cell>
          <table:table-cell office:value-type="float" office:value="128.88" calcext:value-type="float">
            <text:p>128.88</text:p>
          </table:table-cell>
        </table:table-row>
        <table:table-row table:style-name="ro1">
          <table:table-cell office:value-type="float" office:value="2830947" calcext:value-type="float">
            <text:p>2830947</text:p>
          </table:table-cell>
          <table:table-cell table:formula="of:=[.A179]/1000/(60*60*24)" office:value-type="time" office:time-value="PT00H47M10.947S" calcext:value-type="time">
            <text:p>00:47:11</text:p>
          </table:table-cell>
          <table:table-cell office:value-type="float" office:value="1.26" calcext:value-type="float">
            <text:p>1.26</text:p>
          </table:table-cell>
          <table:table-cell office:value-type="float" office:value="125.9" calcext:value-type="float">
            <text:p>125.9</text:p>
          </table:table-cell>
          <table:table-cell office:value-type="float" office:value="158.2" calcext:value-type="float">
            <text:p>158.2</text:p>
          </table:table-cell>
          <table:table-cell office:value-type="float" office:value="101.14" calcext:value-type="float">
            <text:p>101.14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2846947" calcext:value-type="float">
            <text:p>2846947</text:p>
          </table:table-cell>
          <table:table-cell table:formula="of:=[.A180]/1000/(60*60*24)" office:value-type="time" office:time-value="PT00H47M26.947S" calcext:value-type="time">
            <text:p>00:4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01.69" calcext:value-type="float">
            <text:p>101.69</text:p>
          </table:table-cell>
          <table:table-cell office:value-type="float" office:value="130.28" calcext:value-type="float">
            <text:p>130.28</text:p>
          </table:table-cell>
        </table:table-row>
        <table:table-row table:style-name="ro1">
          <table:table-cell office:value-type="float" office:value="2862947" calcext:value-type="float">
            <text:p>2862947</text:p>
          </table:table-cell>
          <table:table-cell table:formula="of:=[.A181]/1000/(60*60*24)" office:value-type="time" office:time-value="PT00H47M42.947S" calcext:value-type="time">
            <text:p>00:4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02.25" calcext:value-type="float">
            <text:p>102.25</text:p>
          </table:table-cell>
          <table:table-cell office:value-type="float" office:value="130.98" calcext:value-type="float">
            <text:p>130.98</text:p>
          </table:table-cell>
        </table:table-row>
        <table:table-row table:style-name="ro1">
          <table:table-cell office:value-type="float" office:value="2878947" calcext:value-type="float">
            <text:p>2878947</text:p>
          </table:table-cell>
          <table:table-cell table:formula="of:=[.A182]/1000/(60*60*24)" office:value-type="time" office:time-value="PT00H47M58.947S" calcext:value-type="time">
            <text:p>00:4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02.81" calcext:value-type="float">
            <text:p>102.81</text:p>
          </table:table-cell>
          <table:table-cell office:value-type="float" office:value="131.68" calcext:value-type="float">
            <text:p>131.68</text:p>
          </table:table-cell>
        </table:table-row>
        <table:table-row table:style-name="ro1">
          <table:table-cell office:value-type="float" office:value="2894947" calcext:value-type="float">
            <text:p>2894947</text:p>
          </table:table-cell>
          <table:table-cell table:formula="of:=[.A183]/1000/(60*60*24)" office:value-type="time" office:time-value="PT00H48M14.947S" calcext:value-type="time">
            <text:p>00:4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03.37" calcext:value-type="float">
            <text:p>103.37</text:p>
          </table:table-cell>
          <table:table-cell office:value-type="float" office:value="132.38" calcext:value-type="float">
            <text:p>132.38</text:p>
          </table:table-cell>
        </table:table-row>
        <table:table-row table:style-name="ro1">
          <table:table-cell office:value-type="float" office:value="2910947" calcext:value-type="float">
            <text:p>2910947</text:p>
          </table:table-cell>
          <table:table-cell table:formula="of:=[.A184]/1000/(60*60*24)" office:value-type="time" office:time-value="PT00H48M30.947S" calcext:value-type="time">
            <text:p>00:4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3.93" calcext:value-type="float">
            <text:p>103.93</text:p>
          </table:table-cell>
          <table:table-cell office:value-type="float" office:value="133.08" calcext:value-type="float">
            <text:p>133.08</text:p>
          </table:table-cell>
        </table:table-row>
        <table:table-row table:style-name="ro1">
          <table:table-cell office:value-type="float" office:value="2926946" calcext:value-type="float">
            <text:p>2926946</text:p>
          </table:table-cell>
          <table:table-cell table:formula="of:=[.A185]/1000/(60*60*24)" office:value-type="time" office:time-value="PT00H48M46.946S" calcext:value-type="time">
            <text:p>00:4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4.49" calcext:value-type="float">
            <text:p>104.49</text:p>
          </table:table-cell>
          <table:table-cell office:value-type="float" office:value="133.78" calcext:value-type="float">
            <text:p>133.78</text:p>
          </table:table-cell>
        </table:table-row>
        <table:table-row table:style-name="ro1">
          <table:table-cell office:value-type="float" office:value="2942947" calcext:value-type="float">
            <text:p>2942947</text:p>
          </table:table-cell>
          <table:table-cell table:formula="of:=[.A186]/1000/(60*60*24)" office:value-type="time" office:time-value="PT00H49M02.947S" calcext:value-type="time">
            <text:p>00:4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5.05" calcext:value-type="float">
            <text:p>105.05</text:p>
          </table:table-cell>
          <table:table-cell office:value-type="float" office:value="134.48" calcext:value-type="float">
            <text:p>134.48</text:p>
          </table:table-cell>
        </table:table-row>
        <table:table-row table:style-name="ro1">
          <table:table-cell office:value-type="float" office:value="2958947" calcext:value-type="float">
            <text:p>2958947</text:p>
          </table:table-cell>
          <table:table-cell table:formula="of:=[.A187]/1000/(60*60*24)" office:value-type="time" office:time-value="PT00H49M18.947S" calcext:value-type="time">
            <text:p>00:4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05.61" calcext:value-type="float">
            <text:p>105.61</text:p>
          </table:table-cell>
          <table:table-cell office:value-type="float" office:value="135.18" calcext:value-type="float">
            <text:p>135.18</text:p>
          </table:table-cell>
        </table:table-row>
        <table:table-row table:style-name="ro1">
          <table:table-cell office:value-type="float" office:value="2974947" calcext:value-type="float">
            <text:p>2974947</text:p>
          </table:table-cell>
          <table:table-cell table:formula="of:=[.A188]/1000/(60*60*24)" office:value-type="time" office:time-value="PT00H49M34.947S" calcext:value-type="time">
            <text:p>00:4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06.17" calcext:value-type="float">
            <text:p>106.17</text:p>
          </table:table-cell>
          <table:table-cell office:value-type="float" office:value="135.89" calcext:value-type="float">
            <text:p>135.89</text:p>
          </table:table-cell>
        </table:table-row>
        <table:table-row table:style-name="ro1">
          <table:table-cell office:value-type="float" office:value="2990947" calcext:value-type="float">
            <text:p>2990947</text:p>
          </table:table-cell>
          <table:table-cell table:formula="of:=[.A189]/1000/(60*60*24)" office:value-type="time" office:time-value="PT00H49M50.947S" calcext:value-type="time">
            <text:p>00:4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36.59" calcext:value-type="float">
            <text:p>136.59</text:p>
          </table:table-cell>
        </table:table-row>
        <table:table-row table:style-name="ro1">
          <table:table-cell office:value-type="float" office:value="3006947" calcext:value-type="float">
            <text:p>3006947</text:p>
          </table:table-cell>
          <table:table-cell table:formula="of:=[.A190]/1000/(60*60*24)" office:value-type="time" office:time-value="PT00H50M06.947S" calcext:value-type="time">
            <text:p>00:5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7.29" calcext:value-type="float">
            <text:p>107.29</text:p>
          </table:table-cell>
          <table:table-cell office:value-type="float" office:value="137.29" calcext:value-type="float">
            <text:p>137.29</text:p>
          </table:table-cell>
        </table:table-row>
        <table:table-row table:style-name="ro1">
          <table:table-cell office:value-type="float" office:value="3022947" calcext:value-type="float">
            <text:p>3022947</text:p>
          </table:table-cell>
          <table:table-cell table:formula="of:=[.A191]/1000/(60*60*24)" office:value-type="time" office:time-value="PT00H50M22.947S" calcext:value-type="time">
            <text:p>00:5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07.85" calcext:value-type="float">
            <text:p>107.85</text:p>
          </table:table-cell>
          <table:table-cell office:value-type="float" office:value="137.98" calcext:value-type="float">
            <text:p>137.98</text:p>
          </table:table-cell>
        </table:table-row>
        <table:table-row table:style-name="ro1">
          <table:table-cell office:value-type="float" office:value="3038947" calcext:value-type="float">
            <text:p>3038947</text:p>
          </table:table-cell>
          <table:table-cell table:formula="of:=[.A192]/1000/(60*60*24)" office:value-type="time" office:time-value="PT00H50M38.947S" calcext:value-type="time">
            <text:p>00:5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08.4" calcext:value-type="float">
            <text:p>108.4</text:p>
          </table:table-cell>
          <table:table-cell office:value-type="float" office:value="138.68" calcext:value-type="float">
            <text:p>138.68</text:p>
          </table:table-cell>
        </table:table-row>
        <table:table-row table:style-name="ro1">
          <table:table-cell office:value-type="float" office:value="3054947" calcext:value-type="float">
            <text:p>3054947</text:p>
          </table:table-cell>
          <table:table-cell table:formula="of:=[.A193]/1000/(60*60*24)" office:value-type="time" office:time-value="PT00H50M54.947S" calcext:value-type="time">
            <text:p>00:5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9.38" calcext:value-type="float">
            <text:p>139.38</text:p>
          </table:table-cell>
        </table:table-row>
        <table:table-row table:style-name="ro1">
          <table:table-cell office:value-type="float" office:value="3070947" calcext:value-type="float">
            <text:p>3070947</text:p>
          </table:table-cell>
          <table:table-cell table:formula="of:=[.A194]/1000/(60*60*24)" office:value-type="time" office:time-value="PT00H51M10.947S" calcext:value-type="time">
            <text:p>00:5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09.52" calcext:value-type="float">
            <text:p>109.52</text:p>
          </table:table-cell>
          <table:table-cell office:value-type="float" office:value="140.08" calcext:value-type="float">
            <text:p>140.08</text:p>
          </table:table-cell>
        </table:table-row>
        <table:table-row table:style-name="ro1">
          <table:table-cell office:value-type="float" office:value="3086947" calcext:value-type="float">
            <text:p>3086947</text:p>
          </table:table-cell>
          <table:table-cell table:formula="of:=[.A195]/1000/(60*60*24)" office:value-type="time" office:time-value="PT00H51M26.947S" calcext:value-type="time">
            <text:p>00:5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10.08" calcext:value-type="float">
            <text:p>110.08</text:p>
          </table:table-cell>
          <table:table-cell office:value-type="float" office:value="140.78" calcext:value-type="float">
            <text:p>140.78</text:p>
          </table:table-cell>
        </table:table-row>
        <table:table-row table:style-name="ro1">
          <table:table-cell office:value-type="float" office:value="3102947" calcext:value-type="float">
            <text:p>3102947</text:p>
          </table:table-cell>
          <table:table-cell table:formula="of:=[.A196]/1000/(60*60*24)" office:value-type="time" office:time-value="PT00H51M42.947S" calcext:value-type="time">
            <text:p>00:5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41.48" calcext:value-type="float">
            <text:p>141.48</text:p>
          </table:table-cell>
        </table:table-row>
        <table:table-row table:style-name="ro1">
          <table:table-cell office:value-type="float" office:value="3118947" calcext:value-type="float">
            <text:p>3118947</text:p>
          </table:table-cell>
          <table:table-cell table:formula="of:=[.A197]/1000/(60*60*24)" office:value-type="time" office:time-value="PT00H51M58.947S" calcext:value-type="time">
            <text:p>00:5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11.2" calcext:value-type="float">
            <text:p>111.2</text:p>
          </table:table-cell>
          <table:table-cell office:value-type="float" office:value="142.18" calcext:value-type="float">
            <text:p>142.18</text:p>
          </table:table-cell>
        </table:table-row>
        <table:table-row table:style-name="ro1">
          <table:table-cell office:value-type="float" office:value="3134947" calcext:value-type="float">
            <text:p>3134947</text:p>
          </table:table-cell>
          <table:table-cell table:formula="of:=[.A198]/1000/(60*60*24)" office:value-type="time" office:time-value="PT00H52M14.947S" calcext:value-type="time">
            <text:p>00:5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11.76" calcext:value-type="float">
            <text:p>111.76</text:p>
          </table:table-cell>
          <table:table-cell office:value-type="float" office:value="142.88" calcext:value-type="float">
            <text:p>142.88</text:p>
          </table:table-cell>
        </table:table-row>
        <table:table-row table:style-name="ro1">
          <table:table-cell office:value-type="float" office:value="3150947" calcext:value-type="float">
            <text:p>3150947</text:p>
          </table:table-cell>
          <table:table-cell table:formula="of:=[.A199]/1000/(60*60*24)" office:value-type="time" office:time-value="PT00H52M30.947S" calcext:value-type="time">
            <text:p>00:5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12.31" calcext:value-type="float">
            <text:p>112.31</text:p>
          </table:table-cell>
          <table:table-cell office:value-type="float" office:value="143.57" calcext:value-type="float">
            <text:p>143.57</text:p>
          </table:table-cell>
        </table:table-row>
        <table:table-row table:style-name="ro1">
          <table:table-cell office:value-type="float" office:value="3166947" calcext:value-type="float">
            <text:p>3166947</text:p>
          </table:table-cell>
          <table:table-cell table:formula="of:=[.A200]/1000/(60*60*24)" office:value-type="time" office:time-value="PT00H52M46.947S" calcext:value-type="time">
            <text:p>00:5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12.87" calcext:value-type="float">
            <text:p>112.87</text:p>
          </table:table-cell>
          <table:table-cell office:value-type="float" office:value="144.27" calcext:value-type="float">
            <text:p>144.27</text:p>
          </table:table-cell>
        </table:table-row>
        <table:table-row table:style-name="ro1">
          <table:table-cell office:value-type="float" office:value="3182947" calcext:value-type="float">
            <text:p>3182947</text:p>
          </table:table-cell>
          <table:table-cell table:formula="of:=[.A201]/1000/(60*60*24)" office:value-type="time" office:time-value="PT00H53M02.947S" calcext:value-type="time">
            <text:p>00:5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13.43" calcext:value-type="float">
            <text:p>113.43</text:p>
          </table:table-cell>
          <table:table-cell office:value-type="float" office:value="144.97" calcext:value-type="float">
            <text:p>144.97</text:p>
          </table:table-cell>
        </table:table-row>
        <table:table-row table:style-name="ro1">
          <table:table-cell office:value-type="float" office:value="3198947" calcext:value-type="float">
            <text:p>3198947</text:p>
          </table:table-cell>
          <table:table-cell table:formula="of:=[.A202]/1000/(60*60*24)" office:value-type="time" office:time-value="PT00H53M18.947S" calcext:value-type="time">
            <text:p>00:5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3.99" calcext:value-type="float">
            <text:p>113.99</text:p>
          </table:table-cell>
          <table:table-cell office:value-type="float" office:value="145.66" calcext:value-type="float">
            <text:p>145.66</text:p>
          </table:table-cell>
        </table:table-row>
        <table:table-row table:style-name="ro1">
          <table:table-cell office:value-type="float" office:value="3214947" calcext:value-type="float">
            <text:p>3214947</text:p>
          </table:table-cell>
          <table:table-cell table:formula="of:=[.A203]/1000/(60*60*24)" office:value-type="time" office:time-value="PT00H53M34.947S" calcext:value-type="time">
            <text:p>00:5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14.55" calcext:value-type="float">
            <text:p>114.55</text:p>
          </table:table-cell>
          <table:table-cell office:value-type="float" office:value="146.36" calcext:value-type="float">
            <text:p>146.36</text:p>
          </table:table-cell>
        </table:table-row>
        <table:table-row table:style-name="ro1">
          <table:table-cell office:value-type="float" office:value="3230947" calcext:value-type="float">
            <text:p>3230947</text:p>
          </table:table-cell>
          <table:table-cell table:formula="of:=[.A204]/1000/(60*60*24)" office:value-type="time" office:time-value="PT00H53M50.947S" calcext:value-type="time">
            <text:p>00:5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5.1" calcext:value-type="float">
            <text:p>115.1</text:p>
          </table:table-cell>
          <table:table-cell office:value-type="float" office:value="147.06" calcext:value-type="float">
            <text:p>147.06</text:p>
          </table:table-cell>
        </table:table-row>
        <table:table-row table:style-name="ro1">
          <table:table-cell office:value-type="float" office:value="3246947" calcext:value-type="float">
            <text:p>3246947</text:p>
          </table:table-cell>
          <table:table-cell table:formula="of:=[.A205]/1000/(60*60*24)" office:value-type="time" office:time-value="PT00H54M06.947S" calcext:value-type="time">
            <text:p>00:5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5.66" calcext:value-type="float">
            <text:p>115.66</text:p>
          </table:table-cell>
          <table:table-cell office:value-type="float" office:value="147.76" calcext:value-type="float">
            <text:p>147.76</text:p>
          </table:table-cell>
        </table:table-row>
        <table:table-row table:style-name="ro1">
          <table:table-cell office:value-type="float" office:value="3262947" calcext:value-type="float">
            <text:p>3262947</text:p>
          </table:table-cell>
          <table:table-cell table:formula="of:=[.A206]/1000/(60*60*24)" office:value-type="time" office:time-value="PT00H54M22.947S" calcext:value-type="time">
            <text:p>00:5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6.22" calcext:value-type="float">
            <text:p>116.22</text:p>
          </table:table-cell>
          <table:table-cell office:value-type="float" office:value="148.45" calcext:value-type="float">
            <text:p>148.45</text:p>
          </table:table-cell>
        </table:table-row>
        <table:table-row table:style-name="ro1">
          <table:table-cell office:value-type="float" office:value="3278947" calcext:value-type="float">
            <text:p>3278947</text:p>
          </table:table-cell>
          <table:table-cell table:formula="of:=[.A207]/1000/(60*60*24)" office:value-type="time" office:time-value="PT00H54M38.947S" calcext:value-type="time">
            <text:p>00:5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6.78" calcext:value-type="float">
            <text:p>116.78</text:p>
          </table:table-cell>
          <table:table-cell office:value-type="float" office:value="149.15" calcext:value-type="float">
            <text:p>149.15</text:p>
          </table:table-cell>
        </table:table-row>
        <table:table-row table:style-name="ro1">
          <table:table-cell office:value-type="float" office:value="3294947" calcext:value-type="float">
            <text:p>3294947</text:p>
          </table:table-cell>
          <table:table-cell table:formula="of:=[.A208]/1000/(60*60*24)" office:value-type="time" office:time-value="PT00H54M54.947S" calcext:value-type="time">
            <text:p>00:5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7.34" calcext:value-type="float">
            <text:p>117.34</text:p>
          </table:table-cell>
          <table:table-cell office:value-type="float" office:value="149.84" calcext:value-type="float">
            <text:p>149.84</text:p>
          </table:table-cell>
        </table:table-row>
        <table:table-row table:style-name="ro1">
          <table:table-cell office:value-type="float" office:value="3310947" calcext:value-type="float">
            <text:p>3310947</text:p>
          </table:table-cell>
          <table:table-cell table:formula="of:=[.A209]/1000/(60*60*24)" office:value-type="time" office:time-value="PT00H55M10.947S" calcext:value-type="time">
            <text:p>00:5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7.89" calcext:value-type="float">
            <text:p>117.89</text:p>
          </table:table-cell>
          <table:table-cell office:value-type="float" office:value="150.54" calcext:value-type="float">
            <text:p>150.54</text:p>
          </table:table-cell>
        </table:table-row>
        <table:table-row table:style-name="ro1">
          <table:table-cell office:value-type="float" office:value="3326947" calcext:value-type="float">
            <text:p>3326947</text:p>
          </table:table-cell>
          <table:table-cell table:formula="of:=[.A210]/1000/(60*60*24)" office:value-type="time" office:time-value="PT00H55M26.947S" calcext:value-type="time">
            <text:p>00:5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18.45" calcext:value-type="float">
            <text:p>118.45</text:p>
          </table:table-cell>
          <table:table-cell office:value-type="float" office:value="151.24" calcext:value-type="float">
            <text:p>151.24</text:p>
          </table:table-cell>
        </table:table-row>
        <table:table-row table:style-name="ro1">
          <table:table-cell office:value-type="float" office:value="3342947" calcext:value-type="float">
            <text:p>3342947</text:p>
          </table:table-cell>
          <table:table-cell table:formula="of:=[.A211]/1000/(60*60*24)" office:value-type="time" office:time-value="PT00H55M42.947S" calcext:value-type="time">
            <text:p>00:5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19.01" calcext:value-type="float">
            <text:p>119.01</text:p>
          </table:table-cell>
          <table:table-cell office:value-type="float" office:value="151.93" calcext:value-type="float">
            <text:p>151.93</text:p>
          </table:table-cell>
        </table:table-row>
        <table:table-row table:style-name="ro1">
          <table:table-cell office:value-type="float" office:value="3358947" calcext:value-type="float">
            <text:p>3358947</text:p>
          </table:table-cell>
          <table:table-cell table:formula="of:=[.A212]/1000/(60*60*24)" office:value-type="time" office:time-value="PT00H55M58.947S" calcext:value-type="time">
            <text:p>00:5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19.57" calcext:value-type="float">
            <text:p>119.57</text:p>
          </table:table-cell>
          <table:table-cell office:value-type="float" office:value="152.63" calcext:value-type="float">
            <text:p>152.63</text:p>
          </table:table-cell>
        </table:table-row>
        <table:table-row table:style-name="ro1">
          <table:table-cell office:value-type="float" office:value="3374947" calcext:value-type="float">
            <text:p>3374947</text:p>
          </table:table-cell>
          <table:table-cell table:formula="of:=[.A213]/1000/(60*60*24)" office:value-type="time" office:time-value="PT00H56M14.947S" calcext:value-type="time">
            <text:p>00:56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20.12" calcext:value-type="float">
            <text:p>120.12</text:p>
          </table:table-cell>
          <table:table-cell office:value-type="float" office:value="153.33" calcext:value-type="float">
            <text:p>153.33</text:p>
          </table:table-cell>
        </table:table-row>
        <table:table-row table:style-name="ro1">
          <table:table-cell office:value-type="float" office:value="3390947" calcext:value-type="float">
            <text:p>3390947</text:p>
          </table:table-cell>
          <table:table-cell table:formula="of:=[.A214]/1000/(60*60*24)" office:value-type="time" office:time-value="PT00H56M30.947S" calcext:value-type="time">
            <text:p>00:5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20.68" calcext:value-type="float">
            <text:p>120.68</text:p>
          </table:table-cell>
          <table:table-cell office:value-type="float" office:value="154.02" calcext:value-type="float">
            <text:p>154.02</text:p>
          </table:table-cell>
        </table:table-row>
        <table:table-row table:style-name="ro1">
          <table:table-cell office:value-type="float" office:value="3406947" calcext:value-type="float">
            <text:p>3406947</text:p>
          </table:table-cell>
          <table:table-cell table:formula="of:=[.A215]/1000/(60*60*24)" office:value-type="time" office:time-value="PT00H56M46.947S" calcext:value-type="time">
            <text:p>00:5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21.24" calcext:value-type="float">
            <text:p>121.24</text:p>
          </table:table-cell>
          <table:table-cell office:value-type="float" office:value="154.72" calcext:value-type="float">
            <text:p>154.72</text:p>
          </table:table-cell>
        </table:table-row>
        <table:table-row table:style-name="ro1">
          <table:table-cell office:value-type="float" office:value="3422947" calcext:value-type="float">
            <text:p>3422947</text:p>
          </table:table-cell>
          <table:table-cell table:formula="of:=[.A216]/1000/(60*60*24)" office:value-type="time" office:time-value="PT00H57M02.947S" calcext:value-type="time">
            <text:p>00:57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21.8" calcext:value-type="float">
            <text:p>121.8</text:p>
          </table:table-cell>
          <table:table-cell office:value-type="float" office:value="155.41" calcext:value-type="float">
            <text:p>155.41</text:p>
          </table:table-cell>
        </table:table-row>
        <table:table-row table:style-name="ro1">
          <table:table-cell office:value-type="float" office:value="3438947" calcext:value-type="float">
            <text:p>3438947</text:p>
          </table:table-cell>
          <table:table-cell table:formula="of:=[.A217]/1000/(60*60*24)" office:value-type="time" office:time-value="PT00H57M18.947S" calcext:value-type="time">
            <text:p>00:5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22.35" calcext:value-type="float">
            <text:p>122.35</text:p>
          </table:table-cell>
          <table:table-cell office:value-type="float" office:value="156.11" calcext:value-type="float">
            <text:p>156.11</text:p>
          </table:table-cell>
        </table:table-row>
        <table:table-row table:style-name="ro1">
          <table:table-cell office:value-type="float" office:value="3454947" calcext:value-type="float">
            <text:p>3454947</text:p>
          </table:table-cell>
          <table:table-cell table:formula="of:=[.A218]/1000/(60*60*24)" office:value-type="time" office:time-value="PT00H57M34.947S" calcext:value-type="time">
            <text:p>00:57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2.91" calcext:value-type="float">
            <text:p>122.91</text:p>
          </table:table-cell>
          <table:table-cell office:value-type="float" office:value="156.8" calcext:value-type="float">
            <text:p>156.8</text:p>
          </table:table-cell>
        </table:table-row>
        <table:table-row table:style-name="ro1">
          <table:table-cell office:value-type="float" office:value="3470947" calcext:value-type="float">
            <text:p>3470947</text:p>
          </table:table-cell>
          <table:table-cell table:formula="of:=[.A219]/1000/(60*60*24)" office:value-type="time" office:time-value="PT00H57M50.947S" calcext:value-type="time">
            <text:p>00:5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23.47" calcext:value-type="float">
            <text:p>123.47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3486947" calcext:value-type="float">
            <text:p>3486947</text:p>
          </table:table-cell>
          <table:table-cell table:formula="of:=[.A220]/1000/(60*60*24)" office:value-type="time" office:time-value="PT00H58M06.947S" calcext:value-type="time">
            <text:p>00:58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4.02" calcext:value-type="float">
            <text:p>124.02</text:p>
          </table:table-cell>
          <table:table-cell office:value-type="float" office:value="158.2" calcext:value-type="float">
            <text:p>158.2</text:p>
          </table:table-cell>
        </table:table-row>
        <table:table-row table:style-name="ro1">
          <table:table-cell office:value-type="float" office:value="3502947" calcext:value-type="float">
            <text:p>3502947</text:p>
          </table:table-cell>
          <table:table-cell table:formula="of:=[.A221]/1000/(60*60*24)" office:value-type="time" office:time-value="PT00H58M22.947S" calcext:value-type="time">
            <text:p>00:58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4.58" calcext:value-type="float">
            <text:p>124.58</text:p>
          </table:table-cell>
          <table:table-cell office:value-type="float" office:value="158.89" calcext:value-type="float">
            <text:p>158.89</text:p>
          </table:table-cell>
        </table:table-row>
        <table:table-row table:style-name="ro1">
          <table:table-cell office:value-type="float" office:value="3518947" calcext:value-type="float">
            <text:p>3518947</text:p>
          </table:table-cell>
          <table:table-cell table:formula="of:=[.A222]/1000/(60*60*24)" office:value-type="time" office:time-value="PT00H58M38.947S" calcext:value-type="time">
            <text:p>00:58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5.14" calcext:value-type="float">
            <text:p>125.14</text:p>
          </table:table-cell>
          <table:table-cell office:value-type="float" office:value="159.59" calcext:value-type="float">
            <text:p>159.59</text:p>
          </table:table-cell>
        </table:table-row>
        <table:table-row table:style-name="ro1">
          <table:table-cell office:value-type="float" office:value="3534947" calcext:value-type="float">
            <text:p>3534947</text:p>
          </table:table-cell>
          <table:table-cell table:formula="of:=[.A223]/1000/(60*60*24)" office:value-type="time" office:time-value="PT00H58M54.947S" calcext:value-type="time">
            <text:p>00:58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5.69" calcext:value-type="float">
            <text:p>125.69</text:p>
          </table:table-cell>
          <table:table-cell office:value-type="float" office:value="160.28" calcext:value-type="float">
            <text:p>160.28</text:p>
          </table:table-cell>
        </table:table-row>
        <table:table-row table:style-name="ro1">
          <table:table-cell office:value-type="float" office:value="3550947" calcext:value-type="float">
            <text:p>3550947</text:p>
          </table:table-cell>
          <table:table-cell table:formula="of:=[.A224]/1000/(60*60*24)" office:value-type="time" office:time-value="PT00H59M10.947S" calcext:value-type="time">
            <text:p>00:59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6.25" calcext:value-type="float">
            <text:p>126.25</text:p>
          </table:table-cell>
          <table:table-cell office:value-type="float" office:value="160.98" calcext:value-type="float">
            <text:p>160.98</text:p>
          </table:table-cell>
        </table:table-row>
        <table:table-row table:style-name="ro1">
          <table:table-cell office:value-type="float" office:value="3566947" calcext:value-type="float">
            <text:p>3566947</text:p>
          </table:table-cell>
          <table:table-cell table:formula="of:=[.A225]/1000/(60*60*24)" office:value-type="time" office:time-value="PT00H59M26.947S" calcext:value-type="time">
            <text:p>00:59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6.81" calcext:value-type="float">
            <text:p>126.81</text:p>
          </table:table-cell>
          <table:table-cell office:value-type="float" office:value="161.67" calcext:value-type="float">
            <text:p>161.67</text:p>
          </table:table-cell>
        </table:table-row>
        <table:table-row table:style-name="ro1">
          <table:table-cell office:value-type="float" office:value="3582947" calcext:value-type="float">
            <text:p>3582947</text:p>
          </table:table-cell>
          <table:table-cell table:formula="of:=[.A226]/1000/(60*60*24)" office:value-type="time" office:time-value="PT00H59M42.947S" calcext:value-type="time">
            <text:p>00:59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7.36" calcext:value-type="float">
            <text:p>127.36</text:p>
          </table:table-cell>
          <table:table-cell office:value-type="float" office:value="162.37" calcext:value-type="float">
            <text:p>162.37</text:p>
          </table:table-cell>
        </table:table-row>
        <table:table-row table:style-name="ro1">
          <table:table-cell office:value-type="float" office:value="3598947" calcext:value-type="float">
            <text:p>3598947</text:p>
          </table:table-cell>
          <table:table-cell table:formula="of:=[.A227]/1000/(60*60*24)" office:value-type="time" office:time-value="PT00H59M58.947S" calcext:value-type="time">
            <text:p>00:59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7.92" calcext:value-type="float">
            <text:p>127.92</text:p>
          </table:table-cell>
          <table:table-cell office:value-type="float" office:value="163.06" calcext:value-type="float">
            <text:p>163.06</text:p>
          </table:table-cell>
        </table:table-row>
        <table:table-row table:style-name="ro1">
          <table:table-cell office:value-type="float" office:value="3614947" calcext:value-type="float">
            <text:p>3614947</text:p>
          </table:table-cell>
          <table:table-cell table:formula="of:=[.A228]/1000/(60*60*24)" office:value-type="time" office:time-value="PT01H00M14.947S" calcext:value-type="time">
            <text:p>01:00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128.48" calcext:value-type="float">
            <text:p>128.48</text:p>
          </table:table-cell>
          <table:table-cell office:value-type="float" office:value="163.76" calcext:value-type="float">
            <text:p>163.76</text:p>
          </table:table-cell>
        </table:table-row>
        <table:table-row table:style-name="ro1">
          <table:table-cell office:value-type="float" office:value="3630947" calcext:value-type="float">
            <text:p>3630947</text:p>
          </table:table-cell>
          <table:table-cell table:formula="of:=[.A229]/1000/(60*60*24)" office:value-type="time" office:time-value="PT01H00M30.947S" calcext:value-type="time">
            <text:p>01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29.03" calcext:value-type="float">
            <text:p>129.03</text:p>
          </table:table-cell>
          <table:table-cell office:value-type="float" office:value="164.45" calcext:value-type="float">
            <text:p>164.45</text:p>
          </table:table-cell>
        </table:table-row>
        <table:table-row table:style-name="ro1">
          <table:table-cell office:value-type="float" office:value="3646947" calcext:value-type="float">
            <text:p>3646947</text:p>
          </table:table-cell>
          <table:table-cell table:formula="of:=[.A230]/1000/(60*60*24)" office:value-type="time" office:time-value="PT01H00M46.947S" calcext:value-type="time">
            <text:p>01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29.59" calcext:value-type="float">
            <text:p>129.59</text:p>
          </table:table-cell>
          <table:table-cell office:value-type="float" office:value="165.14" calcext:value-type="float">
            <text:p>165.14</text:p>
          </table:table-cell>
        </table:table-row>
        <table:table-row table:style-name="ro1">
          <table:table-cell office:value-type="float" office:value="3662947" calcext:value-type="float">
            <text:p>3662947</text:p>
          </table:table-cell>
          <table:table-cell table:formula="of:=[.A231]/1000/(60*60*24)" office:value-type="time" office:time-value="PT01H01M02.947S" calcext:value-type="time">
            <text:p>01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130.15" calcext:value-type="float">
            <text:p>130.15</text:p>
          </table:table-cell>
          <table:table-cell office:value-type="float" office:value="165.84" calcext:value-type="float">
            <text:p>165.84</text:p>
          </table:table-cell>
        </table:table-row>
        <table:table-row table:style-name="ro1">
          <table:table-cell office:value-type="float" office:value="3678947" calcext:value-type="float">
            <text:p>3678947</text:p>
          </table:table-cell>
          <table:table-cell table:formula="of:=[.A232]/1000/(60*60*24)" office:value-type="time" office:time-value="PT01H01M18.947S" calcext:value-type="time">
            <text:p>01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30.7" calcext:value-type="float">
            <text:p>130.7</text:p>
          </table:table-cell>
          <table:table-cell office:value-type="float" office:value="166.53" calcext:value-type="float">
            <text:p>166.53</text:p>
          </table:table-cell>
        </table:table-row>
        <table:table-row table:style-name="ro1">
          <table:table-cell office:value-type="float" office:value="3694947" calcext:value-type="float">
            <text:p>3694947</text:p>
          </table:table-cell>
          <table:table-cell table:formula="of:=[.A233]/1000/(60*60*24)" office:value-type="time" office:time-value="PT01H01M34.947S" calcext:value-type="time">
            <text:p>01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31.26" calcext:value-type="float">
            <text:p>131.26</text:p>
          </table:table-cell>
          <table:table-cell office:value-type="float" office:value="167.22" calcext:value-type="float">
            <text:p>167.22</text:p>
          </table:table-cell>
        </table:table-row>
        <table:table-row table:style-name="ro1">
          <table:table-cell office:value-type="float" office:value="3710947" calcext:value-type="float">
            <text:p>3710947</text:p>
          </table:table-cell>
          <table:table-cell table:formula="of:=[.A234]/1000/(60*60*24)" office:value-type="time" office:time-value="PT01H01M50.947S" calcext:value-type="time">
            <text:p>01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31.82" calcext:value-type="float">
            <text:p>131.82</text:p>
          </table:table-cell>
          <table:table-cell office:value-type="float" office:value="167.92" calcext:value-type="float">
            <text:p>167.92</text:p>
          </table:table-cell>
        </table:table-row>
        <table:table-row table:style-name="ro1">
          <table:table-cell office:value-type="float" office:value="3726947" calcext:value-type="float">
            <text:p>3726947</text:p>
          </table:table-cell>
          <table:table-cell table:formula="of:=[.A235]/1000/(60*60*24)" office:value-type="time" office:time-value="PT01H02M06.947S" calcext:value-type="time">
            <text:p>01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32.37" calcext:value-type="float">
            <text:p>132.37</text:p>
          </table:table-cell>
          <table:table-cell office:value-type="float" office:value="168.61" calcext:value-type="float">
            <text:p>168.61</text:p>
          </table:table-cell>
        </table:table-row>
        <table:table-row table:style-name="ro1">
          <table:table-cell office:value-type="float" office:value="3742947" calcext:value-type="float">
            <text:p>3742947</text:p>
          </table:table-cell>
          <table:table-cell table:formula="of:=[.A236]/1000/(60*60*24)" office:value-type="time" office:time-value="PT01H02M22.947S" calcext:value-type="time">
            <text:p>01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2.93" calcext:value-type="float">
            <text:p>132.93</text:p>
          </table:table-cell>
          <table:table-cell office:value-type="float" office:value="169.31" calcext:value-type="float">
            <text:p>169.31</text:p>
          </table:table-cell>
        </table:table-row>
        <table:table-row table:style-name="ro1">
          <table:table-cell office:value-type="float" office:value="3758947" calcext:value-type="float">
            <text:p>3758947</text:p>
          </table:table-cell>
          <table:table-cell table:formula="of:=[.A237]/1000/(60*60*24)" office:value-type="time" office:time-value="PT01H02M38.947S" calcext:value-type="time">
            <text:p>01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33.49" calcext:value-type="float">
            <text:p>133.4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774947" calcext:value-type="float">
            <text:p>3774947</text:p>
          </table:table-cell>
          <table:table-cell table:formula="of:=[.A238]/1000/(60*60*24)" office:value-type="time" office:time-value="PT01H02M54.947S" calcext:value-type="time">
            <text:p>01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1" calcext:value-type="float">
            <text:p>125.1</text:p>
          </table:table-cell>
          <table:table-cell office:value-type="float" office:value="156.19" calcext:value-type="float">
            <text:p>156.19</text:p>
          </table:table-cell>
          <table:table-cell office:value-type="float" office:value="134.04" calcext:value-type="float">
            <text:p>134.04</text:p>
          </table:table-cell>
          <table:table-cell office:value-type="float" office:value="170.69" calcext:value-type="float">
            <text:p>170.69</text:p>
          </table:table-cell>
        </table:table-row>
        <table:table-row table:style-name="ro1">
          <table:table-cell office:value-type="float" office:value="3790947" calcext:value-type="float">
            <text:p>3790947</text:p>
          </table:table-cell>
          <table:table-cell table:formula="of:=[.A239]/1000/(60*60*24)" office:value-type="time" office:time-value="PT01H03M10.947S" calcext:value-type="time">
            <text:p>01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4.6" calcext:value-type="float">
            <text:p>134.6</text:p>
          </table:table-cell>
          <table:table-cell office:value-type="float" office:value="171.38" calcext:value-type="float">
            <text:p>171.38</text:p>
          </table:table-cell>
        </table:table-row>
        <table:table-row table:style-name="ro1">
          <table:table-cell office:value-type="float" office:value="3806947" calcext:value-type="float">
            <text:p>3806947</text:p>
          </table:table-cell>
          <table:table-cell table:formula="of:=[.A240]/1000/(60*60*24)" office:value-type="time" office:time-value="PT01H03M26.947S" calcext:value-type="time">
            <text:p>01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5.15" calcext:value-type="float">
            <text:p>135.15</text:p>
          </table:table-cell>
          <table:table-cell office:value-type="float" office:value="172.08" calcext:value-type="float">
            <text:p>172.08</text:p>
          </table:table-cell>
        </table:table-row>
        <table:table-row table:style-name="ro1">
          <table:table-cell office:value-type="float" office:value="3822947" calcext:value-type="float">
            <text:p>3822947</text:p>
          </table:table-cell>
          <table:table-cell table:formula="of:=[.A241]/1000/(60*60*24)" office:value-type="time" office:time-value="PT01H03M42.947S" calcext:value-type="time">
            <text:p>01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35.71" calcext:value-type="float">
            <text:p>135.71</text:p>
          </table:table-cell>
          <table:table-cell office:value-type="float" office:value="172.77" calcext:value-type="float">
            <text:p>172.77</text:p>
          </table:table-cell>
        </table:table-row>
        <table:table-row table:style-name="ro1">
          <table:table-cell office:value-type="float" office:value="3838947" calcext:value-type="float">
            <text:p>3838947</text:p>
          </table:table-cell>
          <table:table-cell table:formula="of:=[.A242]/1000/(60*60*24)" office:value-type="time" office:time-value="PT01H03M58.947S" calcext:value-type="time">
            <text:p>01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6.27" calcext:value-type="float">
            <text:p>136.27</text:p>
          </table:table-cell>
          <table:table-cell office:value-type="float" office:value="173.46" calcext:value-type="float">
            <text:p>173.46</text:p>
          </table:table-cell>
        </table:table-row>
        <table:table-row table:style-name="ro1">
          <table:table-cell office:value-type="float" office:value="3854947" calcext:value-type="float">
            <text:p>3854947</text:p>
          </table:table-cell>
          <table:table-cell table:formula="of:=[.A243]/1000/(60*60*24)" office:value-type="time" office:time-value="PT01H04M14.947S" calcext:value-type="time">
            <text:p>01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6.82" calcext:value-type="float">
            <text:p>136.82</text:p>
          </table:table-cell>
          <table:table-cell office:value-type="float" office:value="174.15" calcext:value-type="float">
            <text:p>174.15</text:p>
          </table:table-cell>
        </table:table-row>
        <table:table-row table:style-name="ro1">
          <table:table-cell office:value-type="float" office:value="3870947" calcext:value-type="float">
            <text:p>3870947</text:p>
          </table:table-cell>
          <table:table-cell table:formula="of:=[.A244]/1000/(60*60*24)" office:value-type="time" office:time-value="PT01H04M30.947S" calcext:value-type="time">
            <text:p>01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7.38" calcext:value-type="float">
            <text:p>137.38</text:p>
          </table:table-cell>
          <table:table-cell office:value-type="float" office:value="174.84" calcext:value-type="float">
            <text:p>174.84</text:p>
          </table:table-cell>
        </table:table-row>
        <table:table-row table:style-name="ro1">
          <table:table-cell office:value-type="float" office:value="3886947" calcext:value-type="float">
            <text:p>3886947</text:p>
          </table:table-cell>
          <table:table-cell table:formula="of:=[.A245]/1000/(60*60*24)" office:value-type="time" office:time-value="PT01H04M46.947S" calcext:value-type="time">
            <text:p>01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7.93" calcext:value-type="float">
            <text:p>137.93</text:p>
          </table:table-cell>
          <table:table-cell office:value-type="float" office:value="175.54" calcext:value-type="float">
            <text:p>175.54</text:p>
          </table:table-cell>
        </table:table-row>
        <table:table-row table:style-name="ro1">
          <table:table-cell office:value-type="float" office:value="3902947" calcext:value-type="float">
            <text:p>3902947</text:p>
          </table:table-cell>
          <table:table-cell table:formula="of:=[.A246]/1000/(60*60*24)" office:value-type="time" office:time-value="PT01H05M02.947S" calcext:value-type="time">
            <text:p>01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8.49" calcext:value-type="float">
            <text:p>138.49</text:p>
          </table:table-cell>
          <table:table-cell office:value-type="float" office:value="176.23" calcext:value-type="float">
            <text:p>176.23</text:p>
          </table:table-cell>
        </table:table-row>
        <table:table-row table:style-name="ro1">
          <table:table-cell office:value-type="float" office:value="3918947" calcext:value-type="float">
            <text:p>3918947</text:p>
          </table:table-cell>
          <table:table-cell table:formula="of:=[.A247]/1000/(60*60*24)" office:value-type="time" office:time-value="PT01H05M18.947S" calcext:value-type="time">
            <text:p>01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9.05" calcext:value-type="float">
            <text:p>139.05</text:p>
          </table:table-cell>
          <table:table-cell office:value-type="float" office:value="176.92" calcext:value-type="float">
            <text:p>176.92</text:p>
          </table:table-cell>
        </table:table-row>
        <table:table-row table:style-name="ro1">
          <table:table-cell office:value-type="float" office:value="3934947" calcext:value-type="float">
            <text:p>3934947</text:p>
          </table:table-cell>
          <table:table-cell table:formula="of:=[.A248]/1000/(60*60*24)" office:value-type="time" office:time-value="PT01H05M34.947S" calcext:value-type="time">
            <text:p>01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9.6" calcext:value-type="float">
            <text:p>139.6</text:p>
          </table:table-cell>
          <table:table-cell office:value-type="float" office:value="177.61" calcext:value-type="float">
            <text:p>177.61</text:p>
          </table:table-cell>
        </table:table-row>
        <table:table-row table:style-name="ro1">
          <table:table-cell office:value-type="float" office:value="3950947" calcext:value-type="float">
            <text:p>3950947</text:p>
          </table:table-cell>
          <table:table-cell table:formula="of:=[.A249]/1000/(60*60*24)" office:value-type="time" office:time-value="PT01H05M50.947S" calcext:value-type="time">
            <text:p>01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0.16" calcext:value-type="float">
            <text:p>140.16</text:p>
          </table:table-cell>
          <table:table-cell office:value-type="float" office:value="178.3" calcext:value-type="float">
            <text:p>178.3</text:p>
          </table:table-cell>
        </table:table-row>
        <table:table-row table:style-name="ro1">
          <table:table-cell office:value-type="float" office:value="3966947" calcext:value-type="float">
            <text:p>3966947</text:p>
          </table:table-cell>
          <table:table-cell table:formula="of:=[.A250]/1000/(60*60*24)" office:value-type="time" office:time-value="PT01H06M06.947S" calcext:value-type="time">
            <text:p>01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40.71" calcext:value-type="float">
            <text:p>140.7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82947" calcext:value-type="float">
            <text:p>3982947</text:p>
          </table:table-cell>
          <table:table-cell table:formula="of:=[.A251]/1000/(60*60*24)" office:value-type="time" office:time-value="PT01H06M22.947S" calcext:value-type="time">
            <text:p>01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41.27" calcext:value-type="float">
            <text:p>141.27</text:p>
          </table:table-cell>
          <table:table-cell office:value-type="float" office:value="179.69" calcext:value-type="float">
            <text:p>179.69</text:p>
          </table:table-cell>
        </table:table-row>
        <table:table-row table:style-name="ro1">
          <table:table-cell office:value-type="float" office:value="3998947" calcext:value-type="float">
            <text:p>3998947</text:p>
          </table:table-cell>
          <table:table-cell table:formula="of:=[.A252]/1000/(60*60*24)" office:value-type="time" office:time-value="PT01H06M38.947S" calcext:value-type="time">
            <text:p>01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1.82" calcext:value-type="float">
            <text:p>141.82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4014947" calcext:value-type="float">
            <text:p>4014947</text:p>
          </table:table-cell>
          <table:table-cell table:formula="of:=[.A253]/1000/(60*60*24)" office:value-type="time" office:time-value="PT01H06M54.947S" calcext:value-type="time">
            <text:p>01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181.07" calcext:value-type="float">
            <text:p>181.07</text:p>
          </table:table-cell>
        </table:table-row>
        <table:table-row table:style-name="ro1">
          <table:table-cell office:value-type="float" office:value="4030947" calcext:value-type="float">
            <text:p>4030947</text:p>
          </table:table-cell>
          <table:table-cell table:formula="of:=[.A254]/1000/(60*60*24)" office:value-type="time" office:time-value="PT01H07M10.947S" calcext:value-type="time">
            <text:p>01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2.94" calcext:value-type="float">
            <text:p>142.94</text:p>
          </table:table-cell>
          <table:table-cell office:value-type="float" office:value="181.76" calcext:value-type="float">
            <text:p>181.76</text:p>
          </table:table-cell>
        </table:table-row>
        <table:table-row table:style-name="ro1">
          <table:table-cell office:value-type="float" office:value="4046947" calcext:value-type="float">
            <text:p>4046947</text:p>
          </table:table-cell>
          <table:table-cell table:formula="of:=[.A255]/1000/(60*60*24)" office:value-type="time" office:time-value="PT01H07M26.947S" calcext:value-type="time">
            <text:p>01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3.49" calcext:value-type="float">
            <text:p>143.49</text:p>
          </table:table-cell>
          <table:table-cell office:value-type="float" office:value="182.45" calcext:value-type="float">
            <text:p>182.45</text:p>
          </table:table-cell>
        </table:table-row>
        <table:table-row table:style-name="ro1">
          <table:table-cell office:value-type="float" office:value="4062947" calcext:value-type="float">
            <text:p>4062947</text:p>
          </table:table-cell>
          <table:table-cell table:formula="of:=[.A256]/1000/(60*60*24)" office:value-type="time" office:time-value="PT01H07M42.947S" calcext:value-type="time">
            <text:p>01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4.05" calcext:value-type="float">
            <text:p>144.05</text:p>
          </table:table-cell>
          <table:table-cell office:value-type="float" office:value="183.15" calcext:value-type="float">
            <text:p>183.15</text:p>
          </table:table-cell>
        </table:table-row>
        <table:table-row table:style-name="ro1">
          <table:table-cell office:value-type="float" office:value="4078947" calcext:value-type="float">
            <text:p>4078947</text:p>
          </table:table-cell>
          <table:table-cell table:formula="of:=[.A257]/1000/(60*60*24)" office:value-type="time" office:time-value="PT01H07M58.947S" calcext:value-type="time">
            <text:p>01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4.6" calcext:value-type="float">
            <text:p>144.6</text:p>
          </table:table-cell>
          <table:table-cell office:value-type="float" office:value="183.84" calcext:value-type="float">
            <text:p>183.84</text:p>
          </table:table-cell>
        </table:table-row>
        <table:table-row table:style-name="ro1">
          <table:table-cell office:value-type="float" office:value="4094947" calcext:value-type="float">
            <text:p>4094947</text:p>
          </table:table-cell>
          <table:table-cell table:formula="of:=[.A258]/1000/(60*60*24)" office:value-type="time" office:time-value="PT01H08M14.947S" calcext:value-type="time">
            <text:p>01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5.16" calcext:value-type="float">
            <text:p>145.16</text:p>
          </table:table-cell>
          <table:table-cell office:value-type="float" office:value="184.53" calcext:value-type="float">
            <text:p>184.53</text:p>
          </table:table-cell>
        </table:table-row>
        <table:table-row table:style-name="ro1">
          <table:table-cell office:value-type="float" office:value="4110947" calcext:value-type="float">
            <text:p>4110947</text:p>
          </table:table-cell>
          <table:table-cell table:formula="of:=[.A259]/1000/(60*60*24)" office:value-type="time" office:time-value="PT01H08M30.947S" calcext:value-type="time">
            <text:p>01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5.71" calcext:value-type="float">
            <text:p>145.71</text:p>
          </table:table-cell>
          <table:table-cell office:value-type="float" office:value="185.22" calcext:value-type="float">
            <text:p>185.22</text:p>
          </table:table-cell>
        </table:table-row>
        <table:table-row table:style-name="ro1">
          <table:table-cell office:value-type="float" office:value="4126947" calcext:value-type="float">
            <text:p>4126947</text:p>
          </table:table-cell>
          <table:table-cell table:formula="of:=[.A260]/1000/(60*60*24)" office:value-type="time" office:time-value="PT01H08M46.947S" calcext:value-type="time">
            <text:p>01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6.27" calcext:value-type="float">
            <text:p>146.27</text:p>
          </table:table-cell>
          <table:table-cell office:value-type="float" office:value="185.91" calcext:value-type="float">
            <text:p>185.91</text:p>
          </table:table-cell>
        </table:table-row>
        <table:table-row table:style-name="ro1">
          <table:table-cell office:value-type="float" office:value="4142947" calcext:value-type="float">
            <text:p>4142947</text:p>
          </table:table-cell>
          <table:table-cell table:formula="of:=[.A261]/1000/(60*60*24)" office:value-type="time" office:time-value="PT01H09M02.947S" calcext:value-type="time">
            <text:p>01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6.83" calcext:value-type="float">
            <text:p>146.83</text:p>
          </table:table-cell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float" office:value="4158947" calcext:value-type="float">
            <text:p>4158947</text:p>
          </table:table-cell>
          <table:table-cell table:formula="of:=[.A262]/1000/(60*60*24)" office:value-type="time" office:time-value="PT01H09M18.947S" calcext:value-type="time">
            <text:p>01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7.38" calcext:value-type="float">
            <text:p>147.38</text:p>
          </table:table-cell>
          <table:table-cell office:value-type="float" office:value="187.29" calcext:value-type="float">
            <text:p>187.29</text:p>
          </table:table-cell>
        </table:table-row>
        <table:table-row table:style-name="ro1">
          <table:table-cell office:value-type="float" office:value="4174947" calcext:value-type="float">
            <text:p>4174947</text:p>
          </table:table-cell>
          <table:table-cell table:formula="of:=[.A263]/1000/(60*60*24)" office:value-type="time" office:time-value="PT01H09M34.947S" calcext:value-type="time">
            <text:p>01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7.94" calcext:value-type="float">
            <text:p>147.94</text:p>
          </table:table-cell>
          <table:table-cell office:value-type="float" office:value="187.98" calcext:value-type="float">
            <text:p>187.98</text:p>
          </table:table-cell>
        </table:table-row>
        <table:table-row table:style-name="ro1">
          <table:table-cell office:value-type="float" office:value="4190946" calcext:value-type="float">
            <text:p>4190946</text:p>
          </table:table-cell>
          <table:table-cell table:formula="of:=[.A264]/1000/(60*60*24)" office:value-type="time" office:time-value="PT01H09M50.946S" calcext:value-type="time">
            <text:p>01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8.49" calcext:value-type="float">
            <text:p>148.49</text:p>
          </table:table-cell>
          <table:table-cell office:value-type="float" office:value="188.68" calcext:value-type="float">
            <text:p>188.68</text:p>
          </table:table-cell>
        </table:table-row>
        <table:table-row table:style-name="ro1">
          <table:table-cell office:value-type="float" office:value="4206947" calcext:value-type="float">
            <text:p>4206947</text:p>
          </table:table-cell>
          <table:table-cell table:formula="of:=[.A265]/1000/(60*60*24)" office:value-type="time" office:time-value="PT01H10M06.947S" calcext:value-type="time">
            <text:p>01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9.05" calcext:value-type="float">
            <text:p>149.05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4222947" calcext:value-type="float">
            <text:p>4222947</text:p>
          </table:table-cell>
          <table:table-cell table:formula="of:=[.A266]/1000/(60*60*24)" office:value-type="time" office:time-value="PT01H10M22.947S" calcext:value-type="time">
            <text:p>01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9.6" calcext:value-type="float">
            <text:p>149.6</text:p>
          </table:table-cell>
          <table:table-cell office:value-type="float" office:value="190.06" calcext:value-type="float">
            <text:p>190.06</text:p>
          </table:table-cell>
        </table:table-row>
        <table:table-row table:style-name="ro1">
          <table:table-cell office:value-type="float" office:value="4238947" calcext:value-type="float">
            <text:p>4238947</text:p>
          </table:table-cell>
          <table:table-cell table:formula="of:=[.A267]/1000/(60*60*24)" office:value-type="time" office:time-value="PT01H10M38.947S" calcext:value-type="time">
            <text:p>01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0.16" calcext:value-type="float">
            <text:p>150.16</text:p>
          </table:table-cell>
          <table:table-cell office:value-type="float" office:value="190.75" calcext:value-type="float">
            <text:p>190.75</text:p>
          </table:table-cell>
        </table:table-row>
        <table:table-row table:style-name="ro1">
          <table:table-cell office:value-type="float" office:value="4254947" calcext:value-type="float">
            <text:p>4254947</text:p>
          </table:table-cell>
          <table:table-cell table:formula="of:=[.A268]/1000/(60*60*24)" office:value-type="time" office:time-value="PT01H10M54.947S" calcext:value-type="time">
            <text:p>01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0.71" calcext:value-type="float">
            <text:p>150.71</text:p>
          </table:table-cell>
          <table:table-cell office:value-type="float" office:value="191.44" calcext:value-type="float">
            <text:p>191.44</text:p>
          </table:table-cell>
        </table:table-row>
        <table:table-row table:style-name="ro1">
          <table:table-cell office:value-type="float" office:value="4270947" calcext:value-type="float">
            <text:p>4270947</text:p>
          </table:table-cell>
          <table:table-cell table:formula="of:=[.A269]/1000/(60*60*24)" office:value-type="time" office:time-value="PT01H11M10.947S" calcext:value-type="time">
            <text:p>01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1.27" calcext:value-type="float">
            <text:p>151.27</text:p>
          </table:table-cell>
          <table:table-cell office:value-type="float" office:value="192.13" calcext:value-type="float">
            <text:p>192.13</text:p>
          </table:table-cell>
        </table:table-row>
        <table:table-row table:style-name="ro1">
          <table:table-cell office:value-type="float" office:value="4286947" calcext:value-type="float">
            <text:p>4286947</text:p>
          </table:table-cell>
          <table:table-cell table:formula="of:=[.A270]/1000/(60*60*24)" office:value-type="time" office:time-value="PT01H11M26.947S" calcext:value-type="time">
            <text:p>01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1.82" calcext:value-type="float">
            <text:p>151.82</text:p>
          </table:table-cell>
          <table:table-cell office:value-type="float" office:value="192.82" calcext:value-type="float">
            <text:p>192.82</text:p>
          </table:table-cell>
        </table:table-row>
        <table:table-row table:style-name="ro1">
          <table:table-cell office:value-type="float" office:value="4302947" calcext:value-type="float">
            <text:p>4302947</text:p>
          </table:table-cell>
          <table:table-cell table:formula="of:=[.A271]/1000/(60*60*24)" office:value-type="time" office:time-value="PT01H11M42.947S" calcext:value-type="time">
            <text:p>01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2.38" calcext:value-type="float">
            <text:p>152.38</text:p>
          </table:table-cell>
          <table:table-cell office:value-type="float" office:value="193.51" calcext:value-type="float">
            <text:p>193.51</text:p>
          </table:table-cell>
        </table:table-row>
        <table:table-row table:style-name="ro1">
          <table:table-cell office:value-type="float" office:value="4318947" calcext:value-type="float">
            <text:p>4318947</text:p>
          </table:table-cell>
          <table:table-cell table:formula="of:=[.A272]/1000/(60*60*24)" office:value-type="time" office:time-value="PT01H11M58.947S" calcext:value-type="time">
            <text:p>01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2.93" calcext:value-type="float">
            <text:p>152.93</text:p>
          </table:table-cell>
          <table:table-cell office:value-type="float" office:value="194.2" calcext:value-type="float">
            <text:p>194.2</text:p>
          </table:table-cell>
        </table:table-row>
        <table:table-row table:style-name="ro1">
          <table:table-cell office:value-type="float" office:value="4334947" calcext:value-type="float">
            <text:p>4334947</text:p>
          </table:table-cell>
          <table:table-cell table:formula="of:=[.A273]/1000/(60*60*24)" office:value-type="time" office:time-value="PT01H12M14.947S" calcext:value-type="time">
            <text:p>01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3.49" calcext:value-type="float">
            <text:p>153.49</text:p>
          </table:table-cell>
          <table:table-cell office:value-type="float" office:value="194.89" calcext:value-type="float">
            <text:p>194.89</text:p>
          </table:table-cell>
        </table:table-row>
        <table:table-row table:style-name="ro1">
          <table:table-cell office:value-type="float" office:value="4350947" calcext:value-type="float">
            <text:p>4350947</text:p>
          </table:table-cell>
          <table:table-cell table:formula="of:=[.A274]/1000/(60*60*24)" office:value-type="time" office:time-value="PT01H12M30.947S" calcext:value-type="time">
            <text:p>01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54.04" calcext:value-type="float">
            <text:p>154.04</text:p>
          </table:table-cell>
          <table:table-cell office:value-type="float" office:value="195.58" calcext:value-type="float">
            <text:p>195.58</text:p>
          </table:table-cell>
        </table:table-row>
        <table:table-row table:style-name="ro1">
          <table:table-cell office:value-type="float" office:value="4366947" calcext:value-type="float">
            <text:p>4366947</text:p>
          </table:table-cell>
          <table:table-cell table:formula="of:=[.A275]/1000/(60*60*24)" office:value-type="time" office:time-value="PT01H12M46.947S" calcext:value-type="time">
            <text:p>01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4.6" calcext:value-type="float">
            <text:p>154.6</text:p>
          </table:table-cell>
          <table:table-cell office:value-type="float" office:value="196.27" calcext:value-type="float">
            <text:p>196.27</text:p>
          </table:table-cell>
        </table:table-row>
        <table:table-row table:style-name="ro1">
          <table:table-cell office:value-type="float" office:value="4382947" calcext:value-type="float">
            <text:p>4382947</text:p>
          </table:table-cell>
          <table:table-cell table:formula="of:=[.A276]/1000/(60*60*24)" office:value-type="time" office:time-value="PT01H13M02.947S" calcext:value-type="time">
            <text:p>01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55.15" calcext:value-type="float">
            <text:p>155.15</text:p>
          </table:table-cell>
          <table:table-cell office:value-type="float" office:value="196.96" calcext:value-type="float">
            <text:p>196.96</text:p>
          </table:table-cell>
        </table:table-row>
        <table:table-row table:style-name="ro1">
          <table:table-cell office:value-type="float" office:value="4398947" calcext:value-type="float">
            <text:p>4398947</text:p>
          </table:table-cell>
          <table:table-cell table:formula="of:=[.A277]/1000/(60*60*24)" office:value-type="time" office:time-value="PT01H13M18.947S" calcext:value-type="time">
            <text:p>01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5.71" calcext:value-type="float">
            <text:p>155.71</text:p>
          </table:table-cell>
          <table:table-cell office:value-type="float" office:value="197.65" calcext:value-type="float">
            <text:p>197.65</text:p>
          </table:table-cell>
        </table:table-row>
        <table:table-row table:style-name="ro1">
          <table:table-cell office:value-type="float" office:value="4414947" calcext:value-type="float">
            <text:p>4414947</text:p>
          </table:table-cell>
          <table:table-cell table:formula="of:=[.A278]/1000/(60*60*24)" office:value-type="time" office:time-value="PT01H13M34.947S" calcext:value-type="time">
            <text:p>01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6.26" calcext:value-type="float">
            <text:p>156.26</text:p>
          </table:table-cell>
          <table:table-cell office:value-type="float" office:value="198.34" calcext:value-type="float">
            <text:p>198.34</text:p>
          </table:table-cell>
        </table:table-row>
        <table:table-row table:style-name="ro1">
          <table:table-cell office:value-type="float" office:value="4430947" calcext:value-type="float">
            <text:p>4430947</text:p>
          </table:table-cell>
          <table:table-cell table:formula="of:=[.A279]/1000/(60*60*24)" office:value-type="time" office:time-value="PT01H13M50.947S" calcext:value-type="time">
            <text:p>01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6.82" calcext:value-type="float">
            <text:p>156.82</text:p>
          </table:table-cell>
          <table:table-cell office:value-type="float" office:value="199.03" calcext:value-type="float">
            <text:p>199.03</text:p>
          </table:table-cell>
        </table:table-row>
        <table:table-row table:style-name="ro1">
          <table:table-cell office:value-type="float" office:value="4446947" calcext:value-type="float">
            <text:p>4446947</text:p>
          </table:table-cell>
          <table:table-cell table:formula="of:=[.A280]/1000/(60*60*24)" office:value-type="time" office:time-value="PT01H14M06.947S" calcext:value-type="time">
            <text:p>01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7.37" calcext:value-type="float">
            <text:p>157.37</text:p>
          </table:table-cell>
          <table:table-cell office:value-type="float" office:value="199.72" calcext:value-type="float">
            <text:p>199.72</text:p>
          </table:table-cell>
        </table:table-row>
        <table:table-row table:style-name="ro1">
          <table:table-cell office:value-type="float" office:value="4462947" calcext:value-type="float">
            <text:p>4462947</text:p>
          </table:table-cell>
          <table:table-cell table:formula="of:=[.A281]/1000/(60*60*24)" office:value-type="time" office:time-value="PT01H14M22.947S" calcext:value-type="time">
            <text:p>01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57.93" calcext:value-type="float">
            <text:p>157.93</text:p>
          </table:table-cell>
          <table:table-cell office:value-type="float" office:value="200.41" calcext:value-type="float">
            <text:p>200.41</text:p>
          </table:table-cell>
        </table:table-row>
        <table:table-row table:style-name="ro1">
          <table:table-cell office:value-type="float" office:value="4478947" calcext:value-type="float">
            <text:p>4478947</text:p>
          </table:table-cell>
          <table:table-cell table:formula="of:=[.A282]/1000/(60*60*24)" office:value-type="time" office:time-value="PT01H14M38.947S" calcext:value-type="time">
            <text:p>01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8.48" calcext:value-type="float">
            <text:p>158.48</text:p>
          </table:table-cell>
          <table:table-cell office:value-type="float" office:value="201.1" calcext:value-type="float">
            <text:p>201.1</text:p>
          </table:table-cell>
        </table:table-row>
        <table:table-row table:style-name="ro1">
          <table:table-cell office:value-type="float" office:value="4494947" calcext:value-type="float">
            <text:p>4494947</text:p>
          </table:table-cell>
          <table:table-cell table:formula="of:=[.A283]/1000/(60*60*24)" office:value-type="time" office:time-value="PT01H14M54.947S" calcext:value-type="time">
            <text:p>01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9.04" calcext:value-type="float">
            <text:p>159.04</text:p>
          </table:table-cell>
          <table:table-cell office:value-type="float" office:value="201.79" calcext:value-type="float">
            <text:p>201.79</text:p>
          </table:table-cell>
        </table:table-row>
        <table:table-row table:style-name="ro1">
          <table:table-cell office:value-type="float" office:value="4510947" calcext:value-type="float">
            <text:p>4510947</text:p>
          </table:table-cell>
          <table:table-cell table:formula="of:=[.A284]/1000/(60*60*24)" office:value-type="time" office:time-value="PT01H15M10.947S" calcext:value-type="time">
            <text:p>01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9.59" calcext:value-type="float">
            <text:p>159.59</text:p>
          </table:table-cell>
          <table:table-cell office:value-type="float" office:value="202.48" calcext:value-type="float">
            <text:p>202.48</text:p>
          </table:table-cell>
        </table:table-row>
        <table:table-row table:style-name="ro1">
          <table:table-cell office:value-type="float" office:value="4526947" calcext:value-type="float">
            <text:p>4526947</text:p>
          </table:table-cell>
          <table:table-cell table:formula="of:=[.A285]/1000/(60*60*24)" office:value-type="time" office:time-value="PT01H15M26.947S" calcext:value-type="time">
            <text:p>01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0.15" calcext:value-type="float">
            <text:p>160.15</text:p>
          </table:table-cell>
          <table:table-cell office:value-type="float" office:value="203.16" calcext:value-type="float">
            <text:p>203.16</text:p>
          </table:table-cell>
        </table:table-row>
        <table:table-row table:style-name="ro1">
          <table:table-cell office:value-type="float" office:value="4542947" calcext:value-type="float">
            <text:p>4542947</text:p>
          </table:table-cell>
          <table:table-cell table:formula="of:=[.A286]/1000/(60*60*24)" office:value-type="time" office:time-value="PT01H15M42.947S" calcext:value-type="time">
            <text:p>01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0.7" calcext:value-type="float">
            <text:p>160.7</text:p>
          </table:table-cell>
          <table:table-cell office:value-type="float" office:value="203.85" calcext:value-type="float">
            <text:p>203.85</text:p>
          </table:table-cell>
        </table:table-row>
        <table:table-row table:style-name="ro1">
          <table:table-cell office:value-type="float" office:value="4558947" calcext:value-type="float">
            <text:p>4558947</text:p>
          </table:table-cell>
          <table:table-cell table:formula="of:=[.A287]/1000/(60*60*24)" office:value-type="time" office:time-value="PT01H15M58.947S" calcext:value-type="time">
            <text:p>01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1.26" calcext:value-type="float">
            <text:p>161.26</text:p>
          </table:table-cell>
          <table:table-cell office:value-type="float" office:value="204.54" calcext:value-type="float">
            <text:p>204.54</text:p>
          </table:table-cell>
        </table:table-row>
        <table:table-row table:style-name="ro1">
          <table:table-cell office:value-type="float" office:value="4574947" calcext:value-type="float">
            <text:p>4574947</text:p>
          </table:table-cell>
          <table:table-cell table:formula="of:=[.A288]/1000/(60*60*24)" office:value-type="time" office:time-value="PT01H16M14.947S" calcext:value-type="time">
            <text:p>01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1.81" calcext:value-type="float">
            <text:p>161.81</text:p>
          </table:table-cell>
          <table:table-cell office:value-type="float" office:value="205.23" calcext:value-type="float">
            <text:p>205.23</text:p>
          </table:table-cell>
        </table:table-row>
        <table:table-row table:style-name="ro1">
          <table:table-cell office:value-type="float" office:value="4590947" calcext:value-type="float">
            <text:p>4590947</text:p>
          </table:table-cell>
          <table:table-cell table:formula="of:=[.A289]/1000/(60*60*24)" office:value-type="time" office:time-value="PT01H16M30.947S" calcext:value-type="time">
            <text:p>01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2.37" calcext:value-type="float">
            <text:p>162.37</text:p>
          </table:table-cell>
          <table:table-cell office:value-type="float" office:value="205.92" calcext:value-type="float">
            <text:p>205.92</text:p>
          </table:table-cell>
        </table:table-row>
        <table:table-row table:style-name="ro1">
          <table:table-cell office:value-type="float" office:value="4606947" calcext:value-type="float">
            <text:p>4606947</text:p>
          </table:table-cell>
          <table:table-cell table:formula="of:=[.A290]/1000/(60*60*24)" office:value-type="time" office:time-value="PT01H16M46.947S" calcext:value-type="time">
            <text:p>01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2.92" calcext:value-type="float">
            <text:p>162.92</text:p>
          </table:table-cell>
          <table:table-cell office:value-type="float" office:value="206.61" calcext:value-type="float">
            <text:p>206.61</text:p>
          </table:table-cell>
        </table:table-row>
        <table:table-row table:style-name="ro1">
          <table:table-cell office:value-type="float" office:value="4622947" calcext:value-type="float">
            <text:p>4622947</text:p>
          </table:table-cell>
          <table:table-cell table:formula="of:=[.A291]/1000/(60*60*24)" office:value-type="time" office:time-value="PT01H17M02.947S" calcext:value-type="time">
            <text:p>01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63.48" calcext:value-type="float">
            <text:p>163.48</text:p>
          </table:table-cell>
          <table:table-cell office:value-type="float" office:value="207.29" calcext:value-type="float">
            <text:p>207.29</text:p>
          </table:table-cell>
        </table:table-row>
        <table:table-row table:style-name="ro1">
          <table:table-cell office:value-type="float" office:value="4638947" calcext:value-type="float">
            <text:p>4638947</text:p>
          </table:table-cell>
          <table:table-cell table:formula="of:=[.A292]/1000/(60*60*24)" office:value-type="time" office:time-value="PT01H17M18.947S" calcext:value-type="time">
            <text:p>01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4.03" calcext:value-type="float">
            <text:p>164.03</text:p>
          </table:table-cell>
          <table:table-cell office:value-type="float" office:value="207.98" calcext:value-type="float">
            <text:p>207.98</text:p>
          </table:table-cell>
        </table:table-row>
        <table:table-row table:style-name="ro1">
          <table:table-cell office:value-type="float" office:value="4654947" calcext:value-type="float">
            <text:p>4654947</text:p>
          </table:table-cell>
          <table:table-cell table:formula="of:=[.A293]/1000/(60*60*24)" office:value-type="time" office:time-value="PT01H17M34.947S" calcext:value-type="time">
            <text:p>01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5.19" calcext:value-type="float">
            <text:p>155.19</text:p>
          </table:table-cell>
          <table:table-cell office:value-type="float" office:value="164.59" calcext:value-type="float">
            <text:p>164.59</text:p>
          </table:table-cell>
          <table:table-cell office:value-type="float" office:value="208.67" calcext:value-type="float">
            <text:p>208.67</text:p>
          </table:table-cell>
        </table:table-row>
        <table:table-row table:style-name="ro1">
          <table:table-cell office:value-type="float" office:value="4670947" calcext:value-type="float">
            <text:p>4670947</text:p>
          </table:table-cell>
          <table:table-cell table:formula="of:=[.A294]/1000/(60*60*24)" office:value-type="time" office:time-value="PT01H17M50.947S" calcext:value-type="time">
            <text:p>01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5.14" calcext:value-type="float">
            <text:p>165.14</text:p>
          </table:table-cell>
          <table:table-cell office:value-type="float" office:value="209.36" calcext:value-type="float">
            <text:p>209.36</text:p>
          </table:table-cell>
        </table:table-row>
        <table:table-row table:style-name="ro1">
          <table:table-cell office:value-type="float" office:value="4686947" calcext:value-type="float">
            <text:p>4686947</text:p>
          </table:table-cell>
          <table:table-cell table:formula="of:=[.A295]/1000/(60*60*24)" office:value-type="time" office:time-value="PT01H18M06.947S" calcext:value-type="time">
            <text:p>01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5.69" calcext:value-type="float">
            <text:p>165.69</text:p>
          </table:table-cell>
          <table:table-cell office:value-type="float" office:value="210.05" calcext:value-type="float">
            <text:p>210.05</text:p>
          </table:table-cell>
        </table:table-row>
        <table:table-row table:style-name="ro1">
          <table:table-cell office:value-type="float" office:value="4702947" calcext:value-type="float">
            <text:p>4702947</text:p>
          </table:table-cell>
          <table:table-cell table:formula="of:=[.A296]/1000/(60*60*24)" office:value-type="time" office:time-value="PT01H18M22.947S" calcext:value-type="time">
            <text:p>01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6.25" calcext:value-type="float">
            <text:p>166.25</text:p>
          </table:table-cell>
          <table:table-cell office:value-type="float" office:value="210.74" calcext:value-type="float">
            <text:p>210.74</text:p>
          </table:table-cell>
        </table:table-row>
        <table:table-row table:style-name="ro1">
          <table:table-cell office:value-type="float" office:value="4718947" calcext:value-type="float">
            <text:p>4718947</text:p>
          </table:table-cell>
          <table:table-cell table:formula="of:=[.A297]/1000/(60*60*24)" office:value-type="time" office:time-value="PT01H18M38.947S" calcext:value-type="time">
            <text:p>01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6.8" calcext:value-type="float">
            <text:p>166.8</text:p>
          </table:table-cell>
          <table:table-cell office:value-type="float" office:value="211.42" calcext:value-type="float">
            <text:p>211.42</text:p>
          </table:table-cell>
        </table:table-row>
        <table:table-row table:style-name="ro1">
          <table:table-cell office:value-type="float" office:value="4734947" calcext:value-type="float">
            <text:p>4734947</text:p>
          </table:table-cell>
          <table:table-cell table:formula="of:=[.A298]/1000/(60*60*24)" office:value-type="time" office:time-value="PT01H18M54.947S" calcext:value-type="time">
            <text:p>01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7.36" calcext:value-type="float">
            <text:p>167.36</text:p>
          </table:table-cell>
          <table:table-cell office:value-type="float" office:value="212.11" calcext:value-type="float">
            <text:p>212.11</text:p>
          </table:table-cell>
        </table:table-row>
        <table:table-row table:style-name="ro1">
          <table:table-cell office:value-type="float" office:value="4750947" calcext:value-type="float">
            <text:p>4750947</text:p>
          </table:table-cell>
          <table:table-cell table:formula="of:=[.A299]/1000/(60*60*24)" office:value-type="time" office:time-value="PT01H19M10.947S" calcext:value-type="time">
            <text:p>01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7.91" calcext:value-type="float">
            <text:p>167.91</text:p>
          </table:table-cell>
          <table:table-cell office:value-type="float" office:value="212.8" calcext:value-type="float">
            <text:p>212.8</text:p>
          </table:table-cell>
        </table:table-row>
        <table:table-row table:style-name="ro1">
          <table:table-cell office:value-type="float" office:value="4766947" calcext:value-type="float">
            <text:p>4766947</text:p>
          </table:table-cell>
          <table:table-cell table:formula="of:=[.A300]/1000/(60*60*24)" office:value-type="time" office:time-value="PT01H19M26.947S" calcext:value-type="time">
            <text:p>01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8.47" calcext:value-type="float">
            <text:p>168.47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float" office:value="4782947" calcext:value-type="float">
            <text:p>4782947</text:p>
          </table:table-cell>
          <table:table-cell table:formula="of:=[.A301]/1000/(60*60*24)" office:value-type="time" office:time-value="PT01H19M42.947S" calcext:value-type="time">
            <text:p>01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9.02" calcext:value-type="float">
            <text:p>169.02</text:p>
          </table:table-cell>
          <table:table-cell office:value-type="float" office:value="214.18" calcext:value-type="float">
            <text:p>214.18</text:p>
          </table:table-cell>
        </table:table-row>
        <table:table-row table:style-name="ro1">
          <table:table-cell office:value-type="float" office:value="4798947" calcext:value-type="float">
            <text:p>4798947</text:p>
          </table:table-cell>
          <table:table-cell table:formula="of:=[.A302]/1000/(60*60*24)" office:value-type="time" office:time-value="PT01H19M58.947S" calcext:value-type="time">
            <text:p>01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9.58" calcext:value-type="float">
            <text:p>169.58</text:p>
          </table:table-cell>
          <table:table-cell office:value-type="float" office:value="214.86" calcext:value-type="float">
            <text:p>214.86</text:p>
          </table:table-cell>
        </table:table-row>
        <table:table-row table:style-name="ro1">
          <table:table-cell office:value-type="float" office:value="4814947" calcext:value-type="float">
            <text:p>4814947</text:p>
          </table:table-cell>
          <table:table-cell table:formula="of:=[.A303]/1000/(60*60*24)" office:value-type="time" office:time-value="PT01H20M14.947S" calcext:value-type="time">
            <text:p>01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0.13" calcext:value-type="float">
            <text:p>170.13</text:p>
          </table:table-cell>
          <table:table-cell office:value-type="float" office:value="215.55" calcext:value-type="float">
            <text:p>215.55</text:p>
          </table:table-cell>
        </table:table-row>
        <table:table-row table:style-name="ro1">
          <table:table-cell office:value-type="float" office:value="4830947" calcext:value-type="float">
            <text:p>4830947</text:p>
          </table:table-cell>
          <table:table-cell table:formula="of:=[.A304]/1000/(60*60*24)" office:value-type="time" office:time-value="PT01H20M30.947S" calcext:value-type="time">
            <text:p>01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70.69" calcext:value-type="float">
            <text:p>170.69</text:p>
          </table:table-cell>
          <table:table-cell office:value-type="float" office:value="216.24" calcext:value-type="float">
            <text:p>216.24</text:p>
          </table:table-cell>
        </table:table-row>
        <table:table-row table:style-name="ro1">
          <table:table-cell office:value-type="float" office:value="4846947" calcext:value-type="float">
            <text:p>4846947</text:p>
          </table:table-cell>
          <table:table-cell table:formula="of:=[.A305]/1000/(60*60*24)" office:value-type="time" office:time-value="PT01H20M46.947S" calcext:value-type="time">
            <text:p>01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1.24" calcext:value-type="float">
            <text:p>171.24</text:p>
          </table:table-cell>
          <table:table-cell office:value-type="float" office:value="216.93" calcext:value-type="float">
            <text:p>216.93</text:p>
          </table:table-cell>
        </table:table-row>
        <table:table-row table:style-name="ro1">
          <table:table-cell office:value-type="float" office:value="4862947" calcext:value-type="float">
            <text:p>4862947</text:p>
          </table:table-cell>
          <table:table-cell table:formula="of:=[.A306]/1000/(60*60*24)" office:value-type="time" office:time-value="PT01H21M02.947S" calcext:value-type="time">
            <text:p>01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1.79" calcext:value-type="float">
            <text:p>171.79</text:p>
          </table:table-cell>
          <table:table-cell office:value-type="float" office:value="217.62" calcext:value-type="float">
            <text:p>217.62</text:p>
          </table:table-cell>
        </table:table-row>
        <table:table-row table:style-name="ro1">
          <table:table-cell office:value-type="float" office:value="4878947" calcext:value-type="float">
            <text:p>4878947</text:p>
          </table:table-cell>
          <table:table-cell table:formula="of:=[.A307]/1000/(60*60*24)" office:value-type="time" office:time-value="PT01H21M18.947S" calcext:value-type="time">
            <text:p>01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2.35" calcext:value-type="float">
            <text:p>172.35</text:p>
          </table:table-cell>
          <table:table-cell office:value-type="float" office:value="218.3" calcext:value-type="float">
            <text:p>218.3</text:p>
          </table:table-cell>
        </table:table-row>
        <table:table-row table:style-name="ro1">
          <table:table-cell office:value-type="float" office:value="4894947" calcext:value-type="float">
            <text:p>4894947</text:p>
          </table:table-cell>
          <table:table-cell table:formula="of:=[.A308]/1000/(60*60*24)" office:value-type="time" office:time-value="PT01H21M34.947S" calcext:value-type="time">
            <text:p>01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2.9" calcext:value-type="float">
            <text:p>172.9</text:p>
          </table:table-cell>
          <table:table-cell office:value-type="float" office:value="218.99" calcext:value-type="float">
            <text:p>218.99</text:p>
          </table:table-cell>
        </table:table-row>
        <table:table-row table:style-name="ro1">
          <table:table-cell office:value-type="float" office:value="4910947" calcext:value-type="float">
            <text:p>4910947</text:p>
          </table:table-cell>
          <table:table-cell table:formula="of:=[.A309]/1000/(60*60*24)" office:value-type="time" office:time-value="PT01H21M50.947S" calcext:value-type="time">
            <text:p>01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3.46" calcext:value-type="float">
            <text:p>173.46</text:p>
          </table:table-cell>
          <table:table-cell office:value-type="float" office:value="219.68" calcext:value-type="float">
            <text:p>219.68</text:p>
          </table:table-cell>
        </table:table-row>
        <table:table-row table:style-name="ro1">
          <table:table-cell office:value-type="float" office:value="4926947" calcext:value-type="float">
            <text:p>4926947</text:p>
          </table:table-cell>
          <table:table-cell table:formula="of:=[.A310]/1000/(60*60*24)" office:value-type="time" office:time-value="PT01H22M06.947S" calcext:value-type="time">
            <text:p>01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4.01" calcext:value-type="float">
            <text:p>174.01</text:p>
          </table:table-cell>
          <table:table-cell office:value-type="float" office:value="220.37" calcext:value-type="float">
            <text:p>220.37</text:p>
          </table:table-cell>
        </table:table-row>
        <table:table-row table:style-name="ro1">
          <table:table-cell office:value-type="float" office:value="4942947" calcext:value-type="float">
            <text:p>4942947</text:p>
          </table:table-cell>
          <table:table-cell table:formula="of:=[.A311]/1000/(60*60*24)" office:value-type="time" office:time-value="PT01H22M22.947S" calcext:value-type="time">
            <text:p>01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4.57" calcext:value-type="float">
            <text:p>174.57</text:p>
          </table:table-cell>
          <table:table-cell office:value-type="float" office:value="221.05" calcext:value-type="float">
            <text:p>221.05</text:p>
          </table:table-cell>
        </table:table-row>
        <table:table-row table:style-name="ro1">
          <table:table-cell office:value-type="float" office:value="4958947" calcext:value-type="float">
            <text:p>4958947</text:p>
          </table:table-cell>
          <table:table-cell table:formula="of:=[.A312]/1000/(60*60*24)" office:value-type="time" office:time-value="PT01H22M38.947S" calcext:value-type="time">
            <text:p>01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5.12" calcext:value-type="float">
            <text:p>175.12</text:p>
          </table:table-cell>
          <table:table-cell office:value-type="float" office:value="221.74" calcext:value-type="float">
            <text:p>221.74</text:p>
          </table:table-cell>
        </table:table-row>
        <table:table-row table:style-name="ro1">
          <table:table-cell office:value-type="float" office:value="4974947" calcext:value-type="float">
            <text:p>4974947</text:p>
          </table:table-cell>
          <table:table-cell table:formula="of:=[.A313]/1000/(60*60*24)" office:value-type="time" office:time-value="PT01H22M54.947S" calcext:value-type="time">
            <text:p>01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5.67" calcext:value-type="float">
            <text:p>175.67</text:p>
          </table:table-cell>
          <table:table-cell office:value-type="float" office:value="222.43" calcext:value-type="float">
            <text:p>222.43</text:p>
          </table:table-cell>
        </table:table-row>
        <table:table-row table:style-name="ro1">
          <table:table-cell office:value-type="float" office:value="4990946" calcext:value-type="float">
            <text:p>4990946</text:p>
          </table:table-cell>
          <table:table-cell table:formula="of:=[.A314]/1000/(60*60*24)" office:value-type="time" office:time-value="PT01H23M10.946S" calcext:value-type="time">
            <text:p>01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6.23" calcext:value-type="float">
            <text:p>176.23</text:p>
          </table:table-cell>
          <table:table-cell office:value-type="float" office:value="223.12" calcext:value-type="float">
            <text:p>223.12</text:p>
          </table:table-cell>
        </table:table-row>
        <table:table-row table:style-name="ro1">
          <table:table-cell office:value-type="float" office:value="5006947" calcext:value-type="float">
            <text:p>5006947</text:p>
          </table:table-cell>
          <table:table-cell table:formula="of:=[.A315]/1000/(60*60*24)" office:value-type="time" office:time-value="PT01H23M26.947S" calcext:value-type="time">
            <text:p>01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6.78" calcext:value-type="float">
            <text:p>176.78</text:p>
          </table:table-cell>
          <table:table-cell office:value-type="float" office:value="223.8" calcext:value-type="float">
            <text:p>223.8</text:p>
          </table:table-cell>
        </table:table-row>
        <table:table-row table:style-name="ro1">
          <table:table-cell office:value-type="float" office:value="5022947" calcext:value-type="float">
            <text:p>5022947</text:p>
          </table:table-cell>
          <table:table-cell table:formula="of:=[.A316]/1000/(60*60*24)" office:value-type="time" office:time-value="PT01H23M42.947S" calcext:value-type="time">
            <text:p>01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77.34" calcext:value-type="float">
            <text:p>177.34</text:p>
          </table:table-cell>
          <table:table-cell office:value-type="float" office:value="224.49" calcext:value-type="float">
            <text:p>224.49</text:p>
          </table:table-cell>
        </table:table-row>
        <table:table-row table:style-name="ro1">
          <table:table-cell office:value-type="float" office:value="5038947" calcext:value-type="float">
            <text:p>5038947</text:p>
          </table:table-cell>
          <table:table-cell table:formula="of:=[.A317]/1000/(60*60*24)" office:value-type="time" office:time-value="PT01H23M58.947S" calcext:value-type="time">
            <text:p>01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7.89" calcext:value-type="float">
            <text:p>177.89</text:p>
          </table:table-cell>
          <table:table-cell office:value-type="float" office:value="225.18" calcext:value-type="float">
            <text:p>225.18</text:p>
          </table:table-cell>
        </table:table-row>
        <table:table-row table:style-name="ro1">
          <table:table-cell office:value-type="float" office:value="5054947" calcext:value-type="float">
            <text:p>5054947</text:p>
          </table:table-cell>
          <table:table-cell table:formula="of:=[.A318]/1000/(60*60*24)" office:value-type="time" office:time-value="PT01H24M14.947S" calcext:value-type="time">
            <text:p>01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8.45" calcext:value-type="float">
            <text:p>178.45</text:p>
          </table:table-cell>
          <table:table-cell office:value-type="float" office:value="225.87" calcext:value-type="float">
            <text:p>225.87</text:p>
          </table:table-cell>
        </table:table-row>
        <table:table-row table:style-name="ro1">
          <table:table-cell office:value-type="float" office:value="5070947" calcext:value-type="float">
            <text:p>5070947</text:p>
          </table:table-cell>
          <table:table-cell table:formula="of:=[.A319]/1000/(60*60*24)" office:value-type="time" office:time-value="PT01H24M30.947S" calcext:value-type="time">
            <text:p>01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9" calcext:value-type="float">
            <text:p>179</text:p>
          </table:table-cell>
          <table:table-cell office:value-type="float" office:value="226.55" calcext:value-type="float">
            <text:p>226.55</text:p>
          </table:table-cell>
        </table:table-row>
        <table:table-row table:style-name="ro1">
          <table:table-cell office:value-type="float" office:value="5086947" calcext:value-type="float">
            <text:p>5086947</text:p>
          </table:table-cell>
          <table:table-cell table:formula="of:=[.A320]/1000/(60*60*24)" office:value-type="time" office:time-value="PT01H24M46.947S" calcext:value-type="time">
            <text:p>01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9.55" calcext:value-type="float">
            <text:p>179.55</text:p>
          </table:table-cell>
          <table:table-cell office:value-type="float" office:value="227.24" calcext:value-type="float">
            <text:p>227.24</text:p>
          </table:table-cell>
        </table:table-row>
        <table:table-row table:style-name="ro1">
          <table:table-cell office:value-type="float" office:value="5102947" calcext:value-type="float">
            <text:p>5102947</text:p>
          </table:table-cell>
          <table:table-cell table:formula="of:=[.A321]/1000/(60*60*24)" office:value-type="time" office:time-value="PT01H25M02.947S" calcext:value-type="time">
            <text:p>01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0.11" calcext:value-type="float">
            <text:p>180.11</text:p>
          </table:table-cell>
          <table:table-cell office:value-type="float" office:value="227.93" calcext:value-type="float">
            <text:p>227.93</text:p>
          </table:table-cell>
        </table:table-row>
        <table:table-row table:style-name="ro1">
          <table:table-cell office:value-type="float" office:value="5118947" calcext:value-type="float">
            <text:p>5118947</text:p>
          </table:table-cell>
          <table:table-cell table:formula="of:=[.A322]/1000/(60*60*24)" office:value-type="time" office:time-value="PT01H25M18.947S" calcext:value-type="time">
            <text:p>01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0.66" calcext:value-type="float">
            <text:p>180.66</text:p>
          </table:table-cell>
          <table:table-cell office:value-type="float" office:value="228.62" calcext:value-type="float">
            <text:p>228.62</text:p>
          </table:table-cell>
        </table:table-row>
        <table:table-row table:style-name="ro1">
          <table:table-cell office:value-type="float" office:value="5134947" calcext:value-type="float">
            <text:p>5134947</text:p>
          </table:table-cell>
          <table:table-cell table:formula="of:=[.A323]/1000/(60*60*24)" office:value-type="time" office:time-value="PT01H25M34.947S" calcext:value-type="time">
            <text:p>01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1.22" calcext:value-type="float">
            <text:p>181.22</text:p>
          </table:table-cell>
          <table:table-cell office:value-type="float" office:value="229.3" calcext:value-type="float">
            <text:p>229.3</text:p>
          </table:table-cell>
        </table:table-row>
        <table:table-row table:style-name="ro1">
          <table:table-cell office:value-type="float" office:value="5150947" calcext:value-type="float">
            <text:p>5150947</text:p>
          </table:table-cell>
          <table:table-cell table:formula="of:=[.A324]/1000/(60*60*24)" office:value-type="time" office:time-value="PT01H25M50.947S" calcext:value-type="time">
            <text:p>01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1.77" calcext:value-type="float">
            <text:p>181.77</text:p>
          </table:table-cell>
          <table:table-cell office:value-type="float" office:value="229.99" calcext:value-type="float">
            <text:p>229.99</text:p>
          </table:table-cell>
        </table:table-row>
        <table:table-row table:style-name="ro1">
          <table:table-cell office:value-type="float" office:value="5166947" calcext:value-type="float">
            <text:p>5166947</text:p>
          </table:table-cell>
          <table:table-cell table:formula="of:=[.A325]/1000/(60*60*24)" office:value-type="time" office:time-value="PT01H26M06.947S" calcext:value-type="time">
            <text:p>01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2.32" calcext:value-type="float">
            <text:p>182.32</text:p>
          </table:table-cell>
          <table:table-cell office:value-type="float" office:value="230.68" calcext:value-type="float">
            <text:p>230.68</text:p>
          </table:table-cell>
        </table:table-row>
        <table:table-row table:style-name="ro1">
          <table:table-cell office:value-type="float" office:value="5182947" calcext:value-type="float">
            <text:p>5182947</text:p>
          </table:table-cell>
          <table:table-cell table:formula="of:=[.A326]/1000/(60*60*24)" office:value-type="time" office:time-value="PT01H26M22.947S" calcext:value-type="time">
            <text:p>01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2.88" calcext:value-type="float">
            <text:p>182.88</text:p>
          </table:table-cell>
          <table:table-cell office:value-type="float" office:value="231.37" calcext:value-type="float">
            <text:p>231.37</text:p>
          </table:table-cell>
        </table:table-row>
        <table:table-row table:style-name="ro1">
          <table:table-cell office:value-type="float" office:value="5198947" calcext:value-type="float">
            <text:p>5198947</text:p>
          </table:table-cell>
          <table:table-cell table:formula="of:=[.A327]/1000/(60*60*24)" office:value-type="time" office:time-value="PT01H26M38.947S" calcext:value-type="time">
            <text:p>01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3.43" calcext:value-type="float">
            <text:p>183.43</text:p>
          </table:table-cell>
          <table:table-cell office:value-type="float" office:value="232.05" calcext:value-type="float">
            <text:p>232.05</text:p>
          </table:table-cell>
        </table:table-row>
        <table:table-row table:style-name="ro1">
          <table:table-cell office:value-type="float" office:value="5214947" calcext:value-type="float">
            <text:p>5214947</text:p>
          </table:table-cell>
          <table:table-cell table:formula="of:=[.A328]/1000/(60*60*24)" office:value-type="time" office:time-value="PT01H26M54.947S" calcext:value-type="time">
            <text:p>01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3.99" calcext:value-type="float">
            <text:p>183.99</text:p>
          </table:table-cell>
          <table:table-cell office:value-type="float" office:value="232.74" calcext:value-type="float">
            <text:p>232.74</text:p>
          </table:table-cell>
        </table:table-row>
        <table:table-row table:style-name="ro1">
          <table:table-cell office:value-type="float" office:value="5230947" calcext:value-type="float">
            <text:p>5230947</text:p>
          </table:table-cell>
          <table:table-cell table:formula="of:=[.A329]/1000/(60*60*24)" office:value-type="time" office:time-value="PT01H27M10.947S" calcext:value-type="time">
            <text:p>01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4.54" calcext:value-type="float">
            <text:p>184.54</text:p>
          </table:table-cell>
          <table:table-cell office:value-type="float" office:value="233.43" calcext:value-type="float">
            <text:p>233.43</text:p>
          </table:table-cell>
        </table:table-row>
        <table:table-row table:style-name="ro1">
          <table:table-cell office:value-type="float" office:value="5246947" calcext:value-type="float">
            <text:p>5246947</text:p>
          </table:table-cell>
          <table:table-cell table:formula="of:=[.A330]/1000/(60*60*24)" office:value-type="time" office:time-value="PT01H27M26.947S" calcext:value-type="time">
            <text:p>01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5.09" calcext:value-type="float">
            <text:p>185.09</text:p>
          </table:table-cell>
          <table:table-cell office:value-type="float" office:value="234.12" calcext:value-type="float">
            <text:p>234.12</text:p>
          </table:table-cell>
        </table:table-row>
        <table:table-row table:style-name="ro1">
          <table:table-cell office:value-type="float" office:value="5262947" calcext:value-type="float">
            <text:p>5262947</text:p>
          </table:table-cell>
          <table:table-cell table:formula="of:=[.A331]/1000/(60*60*24)" office:value-type="time" office:time-value="PT01H27M42.947S" calcext:value-type="time">
            <text:p>01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5.65" calcext:value-type="float">
            <text:p>185.65</text:p>
          </table:table-cell>
          <table:table-cell office:value-type="float" office:value="234.8" calcext:value-type="float">
            <text:p>234.8</text:p>
          </table:table-cell>
        </table:table-row>
        <table:table-row table:style-name="ro1">
          <table:table-cell office:value-type="float" office:value="5278947" calcext:value-type="float">
            <text:p>5278947</text:p>
          </table:table-cell>
          <table:table-cell table:formula="of:=[.A332]/1000/(60*60*24)" office:value-type="time" office:time-value="PT01H27M58.947S" calcext:value-type="time">
            <text:p>01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6.2" calcext:value-type="float">
            <text:p>186.2</text:p>
          </table:table-cell>
          <table:table-cell office:value-type="float" office:value="235.49" calcext:value-type="float">
            <text:p>235.49</text:p>
          </table:table-cell>
        </table:table-row>
        <table:table-row table:style-name="ro1">
          <table:table-cell office:value-type="float" office:value="5294947" calcext:value-type="float">
            <text:p>5294947</text:p>
          </table:table-cell>
          <table:table-cell table:formula="of:=[.A333]/1000/(60*60*24)" office:value-type="time" office:time-value="PT01H28M14.947S" calcext:value-type="time">
            <text:p>01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6.76" calcext:value-type="float">
            <text:p>186.76</text:p>
          </table:table-cell>
          <table:table-cell office:value-type="float" office:value="236.18" calcext:value-type="float">
            <text:p>236.18</text:p>
          </table:table-cell>
        </table:table-row>
        <table:table-row table:style-name="ro1">
          <table:table-cell office:value-type="float" office:value="5310947" calcext:value-type="float">
            <text:p>5310947</text:p>
          </table:table-cell>
          <table:table-cell table:formula="of:=[.A334]/1000/(60*60*24)" office:value-type="time" office:time-value="PT01H28M30.947S" calcext:value-type="time">
            <text:p>01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7.31" calcext:value-type="float">
            <text:p>187.31</text:p>
          </table:table-cell>
          <table:table-cell office:value-type="float" office:value="236.87" calcext:value-type="float">
            <text:p>236.87</text:p>
          </table:table-cell>
        </table:table-row>
        <table:table-row table:style-name="ro1">
          <table:table-cell office:value-type="float" office:value="5326947" calcext:value-type="float">
            <text:p>5326947</text:p>
          </table:table-cell>
          <table:table-cell table:formula="of:=[.A335]/1000/(60*60*24)" office:value-type="time" office:time-value="PT01H28M46.947S" calcext:value-type="time">
            <text:p>01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7.86" calcext:value-type="float">
            <text:p>187.86</text:p>
          </table:table-cell>
          <table:table-cell office:value-type="float" office:value="237.55" calcext:value-type="float">
            <text:p>237.55</text:p>
          </table:table-cell>
        </table:table-row>
        <table:table-row table:style-name="ro1">
          <table:table-cell office:value-type="float" office:value="5342947" calcext:value-type="float">
            <text:p>5342947</text:p>
          </table:table-cell>
          <table:table-cell table:formula="of:=[.A336]/1000/(60*60*24)" office:value-type="time" office:time-value="PT01H29M02.947S" calcext:value-type="time">
            <text:p>01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5.06" calcext:value-type="float">
            <text:p>155.06</text:p>
          </table:table-cell>
          <table:table-cell office:value-type="float" office:value="188.42" calcext:value-type="float">
            <text:p>188.42</text:p>
          </table:table-cell>
          <table:table-cell office:value-type="float" office:value="238.24" calcext:value-type="float">
            <text:p>238.24</text:p>
          </table:table-cell>
        </table:table-row>
        <table:table-row table:style-name="ro1">
          <table:table-cell office:value-type="float" office:value="5358947" calcext:value-type="float">
            <text:p>5358947</text:p>
          </table:table-cell>
          <table:table-cell table:formula="of:=[.A337]/1000/(60*60*24)" office:value-type="time" office:time-value="PT01H29M18.947S" calcext:value-type="time">
            <text:p>01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8.97" calcext:value-type="float">
            <text:p>188.97</text:p>
          </table:table-cell>
          <table:table-cell office:value-type="float" office:value="238.93" calcext:value-type="float">
            <text:p>238.93</text:p>
          </table:table-cell>
        </table:table-row>
        <table:table-row table:style-name="ro1">
          <table:table-cell office:value-type="float" office:value="5374947" calcext:value-type="float">
            <text:p>5374947</text:p>
          </table:table-cell>
          <table:table-cell table:formula="of:=[.A338]/1000/(60*60*24)" office:value-type="time" office:time-value="PT01H29M34.947S" calcext:value-type="time">
            <text:p>01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9.53" calcext:value-type="float">
            <text:p>189.53</text:p>
          </table:table-cell>
          <table:table-cell office:value-type="float" office:value="239.61" calcext:value-type="float">
            <text:p>239.61</text:p>
          </table:table-cell>
        </table:table-row>
        <table:table-row table:style-name="ro1">
          <table:table-cell office:value-type="float" office:value="5390947" calcext:value-type="float">
            <text:p>5390947</text:p>
          </table:table-cell>
          <table:table-cell table:formula="of:=[.A339]/1000/(60*60*24)" office:value-type="time" office:time-value="PT01H29M50.947S" calcext:value-type="time">
            <text:p>01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90.08" calcext:value-type="float">
            <text:p>190.08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1">
          <table:table-cell office:value-type="float" office:value="5406947" calcext:value-type="float">
            <text:p>5406947</text:p>
          </table:table-cell>
          <table:table-cell table:formula="of:=[.A340]/1000/(60*60*24)" office:value-type="time" office:time-value="PT01H30M06.947S" calcext:value-type="time">
            <text:p>01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0.63" calcext:value-type="float">
            <text:p>190.63</text:p>
          </table:table-cell>
          <table:table-cell office:value-type="float" office:value="240.99" calcext:value-type="float">
            <text:p>240.99</text:p>
          </table:table-cell>
        </table:table-row>
        <table:table-row table:style-name="ro1">
          <table:table-cell office:value-type="float" office:value="5422947" calcext:value-type="float">
            <text:p>5422947</text:p>
          </table:table-cell>
          <table:table-cell table:formula="of:=[.A341]/1000/(60*60*24)" office:value-type="time" office:time-value="PT01H30M22.947S" calcext:value-type="time">
            <text:p>01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91.19" calcext:value-type="float">
            <text:p>191.19</text:p>
          </table:table-cell>
          <table:table-cell office:value-type="float" office:value="241.68" calcext:value-type="float">
            <text:p>241.68</text:p>
          </table:table-cell>
        </table:table-row>
        <table:table-row table:style-name="ro1">
          <table:table-cell office:value-type="float" office:value="5438947" calcext:value-type="float">
            <text:p>5438947</text:p>
          </table:table-cell>
          <table:table-cell table:formula="of:=[.A342]/1000/(60*60*24)" office:value-type="time" office:time-value="PT01H30M38.947S" calcext:value-type="time">
            <text:p>01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1.74" calcext:value-type="float">
            <text:p>191.74</text:p>
          </table:table-cell>
          <table:table-cell office:value-type="float" office:value="242.36" calcext:value-type="float">
            <text:p>242.36</text:p>
          </table:table-cell>
        </table:table-row>
        <table:table-row table:style-name="ro1">
          <table:table-cell office:value-type="float" office:value="5454947" calcext:value-type="float">
            <text:p>5454947</text:p>
          </table:table-cell>
          <table:table-cell table:formula="of:=[.A343]/1000/(60*60*24)" office:value-type="time" office:time-value="PT01H30M54.947S" calcext:value-type="time">
            <text:p>01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2.3" calcext:value-type="float">
            <text:p>192.3</text:p>
          </table:table-cell>
          <table:table-cell office:value-type="float" office:value="243.05" calcext:value-type="float">
            <text:p>243.05</text:p>
          </table:table-cell>
        </table:table-row>
        <table:table-row table:style-name="ro1">
          <table:table-cell office:value-type="float" office:value="5470947" calcext:value-type="float">
            <text:p>5470947</text:p>
          </table:table-cell>
          <table:table-cell table:formula="of:=[.A344]/1000/(60*60*24)" office:value-type="time" office:time-value="PT01H31M10.947S" calcext:value-type="time">
            <text:p>01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2.85" calcext:value-type="float">
            <text:p>192.85</text:p>
          </table:table-cell>
          <table:table-cell office:value-type="float" office:value="243.74" calcext:value-type="float">
            <text:p>243.74</text:p>
          </table:table-cell>
        </table:table-row>
        <table:table-row table:style-name="ro1">
          <table:table-cell office:value-type="float" office:value="5486947" calcext:value-type="float">
            <text:p>5486947</text:p>
          </table:table-cell>
          <table:table-cell table:formula="of:=[.A345]/1000/(60*60*24)" office:value-type="time" office:time-value="PT01H31M26.947S" calcext:value-type="time">
            <text:p>01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3.4" calcext:value-type="float">
            <text:p>193.4</text:p>
          </table:table-cell>
          <table:table-cell office:value-type="float" office:value="244.42" calcext:value-type="float">
            <text:p>244.42</text:p>
          </table:table-cell>
        </table:table-row>
        <table:table-row table:style-name="ro1">
          <table:table-cell office:value-type="float" office:value="5502947" calcext:value-type="float">
            <text:p>5502947</text:p>
          </table:table-cell>
          <table:table-cell table:formula="of:=[.A346]/1000/(60*60*24)" office:value-type="time" office:time-value="PT01H31M42.947S" calcext:value-type="time">
            <text:p>01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5.06" calcext:value-type="float">
            <text:p>155.06</text:p>
          </table:table-cell>
          <table:table-cell office:value-type="float" office:value="193.96" calcext:value-type="float">
            <text:p>193.96</text:p>
          </table:table-cell>
          <table:table-cell office:value-type="float" office:value="245.11" calcext:value-type="float">
            <text:p>245.11</text:p>
          </table:table-cell>
        </table:table-row>
        <table:table-row table:style-name="ro1">
          <table:table-cell office:value-type="float" office:value="5518947" calcext:value-type="float">
            <text:p>5518947</text:p>
          </table:table-cell>
          <table:table-cell table:formula="of:=[.A347]/1000/(60*60*24)" office:value-type="time" office:time-value="PT01H31M58.947S" calcext:value-type="time">
            <text:p>01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94.51" calcext:value-type="float">
            <text:p>194.51</text:p>
          </table:table-cell>
          <table:table-cell office:value-type="float" office:value="245.8" calcext:value-type="float">
            <text:p>245.8</text:p>
          </table:table-cell>
        </table:table-row>
        <table:table-row table:style-name="ro1">
          <table:table-cell office:value-type="float" office:value="5534947" calcext:value-type="float">
            <text:p>5534947</text:p>
          </table:table-cell>
          <table:table-cell table:formula="of:=[.A348]/1000/(60*60*24)" office:value-type="time" office:time-value="PT01H32M14.947S" calcext:value-type="time">
            <text:p>01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5.06" calcext:value-type="float">
            <text:p>195.06</text:p>
          </table:table-cell>
          <table:table-cell office:value-type="float" office:value="246.49" calcext:value-type="float">
            <text:p>246.49</text:p>
          </table:table-cell>
        </table:table-row>
        <table:table-row table:style-name="ro1">
          <table:table-cell office:value-type="float" office:value="5550947" calcext:value-type="float">
            <text:p>5550947</text:p>
          </table:table-cell>
          <table:table-cell table:formula="of:=[.A349]/1000/(60*60*24)" office:value-type="time" office:time-value="PT01H32M30.947S" calcext:value-type="time">
            <text:p>01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5.62" calcext:value-type="float">
            <text:p>195.62</text:p>
          </table:table-cell>
          <table:table-cell office:value-type="float" office:value="247.17" calcext:value-type="float">
            <text:p>247.17</text:p>
          </table:table-cell>
        </table:table-row>
        <table:table-row table:style-name="ro1">
          <table:table-cell office:value-type="float" office:value="5566946" calcext:value-type="float">
            <text:p>5566946</text:p>
          </table:table-cell>
          <table:table-cell table:formula="of:=[.A350]/1000/(60*60*24)" office:value-type="time" office:time-value="PT01H32M46.946S" calcext:value-type="time">
            <text:p>01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6.17" calcext:value-type="float">
            <text:p>196.17</text:p>
          </table:table-cell>
          <table:table-cell office:value-type="float" office:value="247.86" calcext:value-type="float">
            <text:p>247.86</text:p>
          </table:table-cell>
        </table:table-row>
        <table:table-row table:style-name="ro1">
          <table:table-cell office:value-type="float" office:value="5582947" calcext:value-type="float">
            <text:p>5582947</text:p>
          </table:table-cell>
          <table:table-cell table:formula="of:=[.A351]/1000/(60*60*24)" office:value-type="time" office:time-value="PT01H33M02.947S" calcext:value-type="time">
            <text:p>01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6.73" calcext:value-type="float">
            <text:p>196.73</text:p>
          </table:table-cell>
          <table:table-cell office:value-type="float" office:value="248.55" calcext:value-type="float">
            <text:p>248.55</text:p>
          </table:table-cell>
        </table:table-row>
        <table:table-row table:style-name="ro1">
          <table:table-cell office:value-type="float" office:value="5598947" calcext:value-type="float">
            <text:p>5598947</text:p>
          </table:table-cell>
          <table:table-cell table:formula="of:=[.A352]/1000/(60*60*24)" office:value-type="time" office:time-value="PT01H33M18.947S" calcext:value-type="time">
            <text:p>01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7.28" calcext:value-type="float">
            <text:p>197.28</text:p>
          </table:table-cell>
          <table:table-cell office:value-type="float" office:value="249.23" calcext:value-type="float">
            <text:p>249.23</text:p>
          </table:table-cell>
        </table:table-row>
        <table:table-row table:style-name="ro1">
          <table:table-cell office:value-type="float" office:value="5614947" calcext:value-type="float">
            <text:p>5614947</text:p>
          </table:table-cell>
          <table:table-cell table:formula="of:=[.A353]/1000/(60*60*24)" office:value-type="time" office:time-value="PT01H33M34.947S" calcext:value-type="time">
            <text:p>01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7.83" calcext:value-type="float">
            <text:p>197.83</text:p>
          </table:table-cell>
          <table:table-cell office:value-type="float" office:value="249.92" calcext:value-type="float">
            <text:p>249.92</text:p>
          </table:table-cell>
        </table:table-row>
        <table:table-row table:style-name="ro1">
          <table:table-cell office:value-type="float" office:value="5630947" calcext:value-type="float">
            <text:p>5630947</text:p>
          </table:table-cell>
          <table:table-cell table:formula="of:=[.A354]/1000/(60*60*24)" office:value-type="time" office:time-value="PT01H33M50.947S" calcext:value-type="time">
            <text:p>01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8.39" calcext:value-type="float">
            <text:p>198.39</text:p>
          </table:table-cell>
          <table:table-cell office:value-type="float" office:value="250.61" calcext:value-type="float">
            <text:p>250.61</text:p>
          </table:table-cell>
        </table:table-row>
        <table:table-row table:style-name="ro1">
          <table:table-cell office:value-type="float" office:value="5646947" calcext:value-type="float">
            <text:p>5646947</text:p>
          </table:table-cell>
          <table:table-cell table:formula="of:=[.A355]/1000/(60*60*24)" office:value-type="time" office:time-value="PT01H34M06.947S" calcext:value-type="time">
            <text:p>01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8.94" calcext:value-type="float">
            <text:p>198.94</text:p>
          </table:table-cell>
          <table:table-cell office:value-type="float" office:value="251.29" calcext:value-type="float">
            <text:p>251.29</text:p>
          </table:table-cell>
        </table:table-row>
        <table:table-row table:style-name="ro1">
          <table:table-cell office:value-type="float" office:value="5662947" calcext:value-type="float">
            <text:p>5662947</text:p>
          </table:table-cell>
          <table:table-cell table:formula="of:=[.A356]/1000/(60*60*24)" office:value-type="time" office:time-value="PT01H34M22.947S" calcext:value-type="time">
            <text:p>01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9.49" calcext:value-type="float">
            <text:p>199.49</text:p>
          </table:table-cell>
          <table:table-cell office:value-type="float" office:value="251.98" calcext:value-type="float">
            <text:p>251.98</text:p>
          </table:table-cell>
        </table:table-row>
        <table:table-row table:style-name="ro1">
          <table:table-cell office:value-type="float" office:value="5678947" calcext:value-type="float">
            <text:p>5678947</text:p>
          </table:table-cell>
          <table:table-cell table:formula="of:=[.A357]/1000/(60*60*24)" office:value-type="time" office:time-value="PT01H34M38.947S" calcext:value-type="time">
            <text:p>01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0.05" calcext:value-type="float">
            <text:p>200.05</text:p>
          </table:table-cell>
          <table:table-cell office:value-type="float" office:value="252.67" calcext:value-type="float">
            <text:p>252.67</text:p>
          </table:table-cell>
        </table:table-row>
        <table:table-row table:style-name="ro1">
          <table:table-cell office:value-type="float" office:value="5694947" calcext:value-type="float">
            <text:p>5694947</text:p>
          </table:table-cell>
          <table:table-cell table:formula="of:=[.A358]/1000/(60*60*24)" office:value-type="time" office:time-value="PT01H34M54.947S" calcext:value-type="time">
            <text:p>01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0.6" calcext:value-type="float">
            <text:p>200.6</text:p>
          </table:table-cell>
          <table:table-cell office:value-type="float" office:value="253.36" calcext:value-type="float">
            <text:p>253.36</text:p>
          </table:table-cell>
        </table:table-row>
        <table:table-row table:style-name="ro1">
          <table:table-cell office:value-type="float" office:value="5710947" calcext:value-type="float">
            <text:p>5710947</text:p>
          </table:table-cell>
          <table:table-cell table:formula="of:=[.A359]/1000/(60*60*24)" office:value-type="time" office:time-value="PT01H35M10.947S" calcext:value-type="time">
            <text:p>01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1.16" calcext:value-type="float">
            <text:p>201.16</text:p>
          </table:table-cell>
          <table:table-cell office:value-type="float" office:value="254.04" calcext:value-type="float">
            <text:p>254.04</text:p>
          </table:table-cell>
        </table:table-row>
        <table:table-row table:style-name="ro1">
          <table:table-cell office:value-type="float" office:value="5726947" calcext:value-type="float">
            <text:p>5726947</text:p>
          </table:table-cell>
          <table:table-cell table:formula="of:=[.A360]/1000/(60*60*24)" office:value-type="time" office:time-value="PT01H35M26.947S" calcext:value-type="time">
            <text:p>01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1.71" calcext:value-type="float">
            <text:p>201.71</text:p>
          </table:table-cell>
          <table:table-cell office:value-type="float" office:value="254.73" calcext:value-type="float">
            <text:p>254.73</text:p>
          </table:table-cell>
        </table:table-row>
        <table:table-row table:style-name="ro1">
          <table:table-cell office:value-type="float" office:value="5742947" calcext:value-type="float">
            <text:p>5742947</text:p>
          </table:table-cell>
          <table:table-cell table:formula="of:=[.A361]/1000/(60*60*24)" office:value-type="time" office:time-value="PT01H35M42.947S" calcext:value-type="time">
            <text:p>01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2.26" calcext:value-type="float">
            <text:p>202.26</text:p>
          </table:table-cell>
          <table:table-cell office:value-type="float" office:value="255.42" calcext:value-type="float">
            <text:p>255.42</text:p>
          </table:table-cell>
        </table:table-row>
        <table:table-row table:style-name="ro1">
          <table:table-cell office:value-type="float" office:value="5758947" calcext:value-type="float">
            <text:p>5758947</text:p>
          </table:table-cell>
          <table:table-cell table:formula="of:=[.A362]/1000/(60*60*24)" office:value-type="time" office:time-value="PT01H35M58.947S" calcext:value-type="time">
            <text:p>01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2.82" calcext:value-type="float">
            <text:p>202.82</text:p>
          </table:table-cell>
          <table:table-cell office:value-type="float" office:value="256.1" calcext:value-type="float">
            <text:p>256.1</text:p>
          </table:table-cell>
        </table:table-row>
        <table:table-row table:style-name="ro1">
          <table:table-cell office:value-type="float" office:value="5774947" calcext:value-type="float">
            <text:p>5774947</text:p>
          </table:table-cell>
          <table:table-cell table:formula="of:=[.A363]/1000/(60*60*24)" office:value-type="time" office:time-value="PT01H36M14.947S" calcext:value-type="time">
            <text:p>01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3.37" calcext:value-type="float">
            <text:p>203.37</text:p>
          </table:table-cell>
          <table:table-cell office:value-type="float" office:value="256.79" calcext:value-type="float">
            <text:p>256.79</text:p>
          </table:table-cell>
        </table:table-row>
        <table:table-row table:style-name="ro1">
          <table:table-cell office:value-type="float" office:value="5790947" calcext:value-type="float">
            <text:p>5790947</text:p>
          </table:table-cell>
          <table:table-cell table:formula="of:=[.A364]/1000/(60*60*24)" office:value-type="time" office:time-value="PT01H36M30.947S" calcext:value-type="time">
            <text:p>01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3.92" calcext:value-type="float">
            <text:p>203.92</text:p>
          </table:table-cell>
          <table:table-cell office:value-type="float" office:value="257.48" calcext:value-type="float">
            <text:p>257.48</text:p>
          </table:table-cell>
        </table:table-row>
        <table:table-row table:style-name="ro1">
          <table:table-cell office:value-type="float" office:value="5806947" calcext:value-type="float">
            <text:p>5806947</text:p>
          </table:table-cell>
          <table:table-cell table:formula="of:=[.A365]/1000/(60*60*24)" office:value-type="time" office:time-value="PT01H36M46.947S" calcext:value-type="time">
            <text:p>01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4.48" calcext:value-type="float">
            <text:p>204.48</text:p>
          </table:table-cell>
          <table:table-cell office:value-type="float" office:value="258.16" calcext:value-type="float">
            <text:p>258.16</text:p>
          </table:table-cell>
        </table:table-row>
        <table:table-row table:style-name="ro1">
          <table:table-cell office:value-type="float" office:value="5822947" calcext:value-type="float">
            <text:p>5822947</text:p>
          </table:table-cell>
          <table:table-cell table:formula="of:=[.A366]/1000/(60*60*24)" office:value-type="time" office:time-value="PT01H37M02.947S" calcext:value-type="time">
            <text:p>01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5.03" calcext:value-type="float">
            <text:p>205.03</text:p>
          </table:table-cell>
          <table:table-cell office:value-type="float" office:value="258.85" calcext:value-type="float">
            <text:p>258.85</text:p>
          </table:table-cell>
        </table:table-row>
        <table:table-row table:style-name="ro1">
          <table:table-cell office:value-type="float" office:value="5838947" calcext:value-type="float">
            <text:p>5838947</text:p>
          </table:table-cell>
          <table:table-cell table:formula="of:=[.A367]/1000/(60*60*24)" office:value-type="time" office:time-value="PT01H37M18.947S" calcext:value-type="time">
            <text:p>01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5.59" calcext:value-type="float">
            <text:p>205.59</text:p>
          </table:table-cell>
          <table:table-cell office:value-type="float" office:value="259.54" calcext:value-type="float">
            <text:p>259.54</text:p>
          </table:table-cell>
        </table:table-row>
        <table:table-row table:style-name="ro1">
          <table:table-cell office:value-type="float" office:value="5854947" calcext:value-type="float">
            <text:p>5854947</text:p>
          </table:table-cell>
          <table:table-cell table:formula="of:=[.A368]/1000/(60*60*24)" office:value-type="time" office:time-value="PT01H37M34.947S" calcext:value-type="time">
            <text:p>01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6.14" calcext:value-type="float">
            <text:p>206.14</text:p>
          </table:table-cell>
          <table:table-cell office:value-type="float" office:value="260.22" calcext:value-type="float">
            <text:p>260.22</text:p>
          </table:table-cell>
        </table:table-row>
        <table:table-row table:style-name="ro1">
          <table:table-cell office:value-type="float" office:value="5870947" calcext:value-type="float">
            <text:p>5870947</text:p>
          </table:table-cell>
          <table:table-cell table:formula="of:=[.A369]/1000/(60*60*24)" office:value-type="time" office:time-value="PT01H37M50.947S" calcext:value-type="time">
            <text:p>01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6.69" calcext:value-type="float">
            <text:p>206.69</text:p>
          </table:table-cell>
          <table:table-cell office:value-type="float" office:value="260.91" calcext:value-type="float">
            <text:p>260.91</text:p>
          </table:table-cell>
        </table:table-row>
        <table:table-row table:style-name="ro1">
          <table:table-cell office:value-type="float" office:value="5886947" calcext:value-type="float">
            <text:p>5886947</text:p>
          </table:table-cell>
          <table:table-cell table:formula="of:=[.A370]/1000/(60*60*24)" office:value-type="time" office:time-value="PT01H38M06.947S" calcext:value-type="time">
            <text:p>01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7.25" calcext:value-type="float">
            <text:p>207.25</text:p>
          </table:table-cell>
          <table:table-cell office:value-type="float" office:value="261.6" calcext:value-type="float">
            <text:p>261.6</text:p>
          </table:table-cell>
        </table:table-row>
        <table:table-row table:style-name="ro1">
          <table:table-cell office:value-type="float" office:value="5902947" calcext:value-type="float">
            <text:p>5902947</text:p>
          </table:table-cell>
          <table:table-cell table:formula="of:=[.A371]/1000/(60*60*24)" office:value-type="time" office:time-value="PT01H38M22.947S" calcext:value-type="time">
            <text:p>01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7.8" calcext:value-type="float">
            <text:p>207.8</text:p>
          </table:table-cell>
          <table:table-cell office:value-type="float" office:value="262.28" calcext:value-type="float">
            <text:p>262.28</text:p>
          </table:table-cell>
        </table:table-row>
        <table:table-row table:style-name="ro1">
          <table:table-cell office:value-type="float" office:value="5918947" calcext:value-type="float">
            <text:p>5918947</text:p>
          </table:table-cell>
          <table:table-cell table:formula="of:=[.A372]/1000/(60*60*24)" office:value-type="time" office:time-value="PT01H38M38.947S" calcext:value-type="time">
            <text:p>01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8.35" calcext:value-type="float">
            <text:p>208.35</text:p>
          </table:table-cell>
          <table:table-cell office:value-type="float" office:value="262.97" calcext:value-type="float">
            <text:p>262.97</text:p>
          </table:table-cell>
        </table:table-row>
        <table:table-row table:style-name="ro1">
          <table:table-cell office:value-type="float" office:value="5934947" calcext:value-type="float">
            <text:p>5934947</text:p>
          </table:table-cell>
          <table:table-cell table:formula="of:=[.A373]/1000/(60*60*24)" office:value-type="time" office:time-value="PT01H38M54.947S" calcext:value-type="time">
            <text:p>01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8.91" calcext:value-type="float">
            <text:p>208.91</text:p>
          </table:table-cell>
          <table:table-cell office:value-type="float" office:value="263.66" calcext:value-type="float">
            <text:p>263.66</text:p>
          </table:table-cell>
        </table:table-row>
        <table:table-row table:style-name="ro1">
          <table:table-cell office:value-type="float" office:value="5950947" calcext:value-type="float">
            <text:p>5950947</text:p>
          </table:table-cell>
          <table:table-cell table:formula="of:=[.A374]/1000/(60*60*24)" office:value-type="time" office:time-value="PT01H39M10.947S" calcext:value-type="time">
            <text:p>01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09.46" calcext:value-type="float">
            <text:p>209.46</text:p>
          </table:table-cell>
          <table:table-cell office:value-type="float" office:value="264.34" calcext:value-type="float">
            <text:p>264.34</text:p>
          </table:table-cell>
        </table:table-row>
        <table:table-row table:style-name="ro1">
          <table:table-cell office:value-type="float" office:value="5966947" calcext:value-type="float">
            <text:p>5966947</text:p>
          </table:table-cell>
          <table:table-cell table:formula="of:=[.A375]/1000/(60*60*24)" office:value-type="time" office:time-value="PT01H39M26.947S" calcext:value-type="time">
            <text:p>01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0.01" calcext:value-type="float">
            <text:p>210.01</text:p>
          </table:table-cell>
          <table:table-cell office:value-type="float" office:value="265.03" calcext:value-type="float">
            <text:p>265.03</text:p>
          </table:table-cell>
        </table:table-row>
        <table:table-row table:style-name="ro1">
          <table:table-cell office:value-type="float" office:value="5982947" calcext:value-type="float">
            <text:p>5982947</text:p>
          </table:table-cell>
          <table:table-cell table:formula="of:=[.A376]/1000/(60*60*24)" office:value-type="time" office:time-value="PT01H39M42.947S" calcext:value-type="time">
            <text:p>01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0.57" calcext:value-type="float">
            <text:p>210.57</text:p>
          </table:table-cell>
          <table:table-cell office:value-type="float" office:value="265.72" calcext:value-type="float">
            <text:p>265.72</text:p>
          </table:table-cell>
        </table:table-row>
        <table:table-row table:style-name="ro1">
          <table:table-cell office:value-type="float" office:value="5998947" calcext:value-type="float">
            <text:p>5998947</text:p>
          </table:table-cell>
          <table:table-cell table:formula="of:=[.A377]/1000/(60*60*24)" office:value-type="time" office:time-value="PT01H39M58.947S" calcext:value-type="time">
            <text:p>01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1.12" calcext:value-type="float">
            <text:p>211.12</text:p>
          </table:table-cell>
          <table:table-cell office:value-type="float" office:value="266.4" calcext:value-type="float">
            <text:p>266.4</text:p>
          </table:table-cell>
        </table:table-row>
        <table:table-row table:style-name="ro1">
          <table:table-cell office:value-type="float" office:value="6014947" calcext:value-type="float">
            <text:p>6014947</text:p>
          </table:table-cell>
          <table:table-cell table:formula="of:=[.A378]/1000/(60*60*24)" office:value-type="time" office:time-value="PT01H40M14.947S" calcext:value-type="time">
            <text:p>01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1.67" calcext:value-type="float">
            <text:p>211.67</text:p>
          </table:table-cell>
          <table:table-cell office:value-type="float" office:value="267.09" calcext:value-type="float">
            <text:p>267.09</text:p>
          </table:table-cell>
        </table:table-row>
        <table:table-row table:style-name="ro1">
          <table:table-cell office:value-type="float" office:value="6030947" calcext:value-type="float">
            <text:p>6030947</text:p>
          </table:table-cell>
          <table:table-cell table:formula="of:=[.A379]/1000/(60*60*24)" office:value-type="time" office:time-value="PT01H40M30.947S" calcext:value-type="time">
            <text:p>01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2.23" calcext:value-type="float">
            <text:p>212.23</text:p>
          </table:table-cell>
          <table:table-cell office:value-type="float" office:value="267.78" calcext:value-type="float">
            <text:p>267.78</text:p>
          </table:table-cell>
        </table:table-row>
        <table:table-row table:style-name="ro1">
          <table:table-cell office:value-type="float" office:value="6046947" calcext:value-type="float">
            <text:p>6046947</text:p>
          </table:table-cell>
          <table:table-cell table:formula="of:=[.A380]/1000/(60*60*24)" office:value-type="time" office:time-value="PT01H40M46.947S" calcext:value-type="time">
            <text:p>01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2.78" calcext:value-type="float">
            <text:p>212.78</text:p>
          </table:table-cell>
          <table:table-cell office:value-type="float" office:value="268.46" calcext:value-type="float">
            <text:p>268.46</text:p>
          </table:table-cell>
        </table:table-row>
        <table:table-row table:style-name="ro1">
          <table:table-cell office:value-type="float" office:value="6062947" calcext:value-type="float">
            <text:p>6062947</text:p>
          </table:table-cell>
          <table:table-cell table:formula="of:=[.A381]/1000/(60*60*24)" office:value-type="time" office:time-value="PT01H41M02.947S" calcext:value-type="time">
            <text:p>01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3.34" calcext:value-type="float">
            <text:p>213.34</text:p>
          </table:table-cell>
          <table:table-cell office:value-type="float" office:value="269.15" calcext:value-type="float">
            <text:p>269.15</text:p>
          </table:table-cell>
        </table:table-row>
        <table:table-row table:style-name="ro1">
          <table:table-cell office:value-type="float" office:value="6078947" calcext:value-type="float">
            <text:p>6078947</text:p>
          </table:table-cell>
          <table:table-cell table:formula="of:=[.A382]/1000/(60*60*24)" office:value-type="time" office:time-value="PT01H41M18.947S" calcext:value-type="time">
            <text:p>01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3.89" calcext:value-type="float">
            <text:p>213.89</text:p>
          </table:table-cell>
          <table:table-cell office:value-type="float" office:value="269.84" calcext:value-type="float">
            <text:p>269.84</text:p>
          </table:table-cell>
        </table:table-row>
        <table:table-row table:style-name="ro1">
          <table:table-cell office:value-type="float" office:value="6094947" calcext:value-type="float">
            <text:p>6094947</text:p>
          </table:table-cell>
          <table:table-cell table:formula="of:=[.A383]/1000/(60*60*24)" office:value-type="time" office:time-value="PT01H41M34.947S" calcext:value-type="time">
            <text:p>01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4.44" calcext:value-type="float">
            <text:p>214.44</text:p>
          </table:table-cell>
          <table:table-cell office:value-type="float" office:value="270.52" calcext:value-type="float">
            <text:p>270.52</text:p>
          </table:table-cell>
        </table:table-row>
        <table:table-row table:style-name="ro1">
          <table:table-cell office:value-type="float" office:value="6110947" calcext:value-type="float">
            <text:p>6110947</text:p>
          </table:table-cell>
          <table:table-cell table:formula="of:=[.A384]/1000/(60*60*24)" office:value-type="time" office:time-value="PT01H41M50.947S" calcext:value-type="time">
            <text:p>01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5" calcext:value-type="float">
            <text:p>215</text:p>
          </table:table-cell>
          <table:table-cell office:value-type="float" office:value="271.21" calcext:value-type="float">
            <text:p>271.21</text:p>
          </table:table-cell>
        </table:table-row>
        <table:table-row table:style-name="ro1">
          <table:table-cell office:value-type="float" office:value="6126947" calcext:value-type="float">
            <text:p>6126947</text:p>
          </table:table-cell>
          <table:table-cell table:formula="of:=[.A385]/1000/(60*60*24)" office:value-type="time" office:time-value="PT01H42M06.947S" calcext:value-type="time">
            <text:p>01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5.55" calcext:value-type="float">
            <text:p>215.55</text:p>
          </table:table-cell>
          <table:table-cell office:value-type="float" office:value="271.9" calcext:value-type="float">
            <text:p>271.9</text:p>
          </table:table-cell>
        </table:table-row>
        <table:table-row table:style-name="ro1">
          <table:table-cell office:value-type="float" office:value="6142946" calcext:value-type="float">
            <text:p>6142946</text:p>
          </table:table-cell>
          <table:table-cell table:formula="of:=[.A386]/1000/(60*60*24)" office:value-type="time" office:time-value="PT01H42M22.946S" calcext:value-type="time">
            <text:p>01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6.1" calcext:value-type="float">
            <text:p>216.1</text:p>
          </table:table-cell>
          <table:table-cell office:value-type="float" office:value="272.58" calcext:value-type="float">
            <text:p>272.58</text:p>
          </table:table-cell>
        </table:table-row>
        <table:table-row table:style-name="ro1">
          <table:table-cell office:value-type="float" office:value="6158947" calcext:value-type="float">
            <text:p>6158947</text:p>
          </table:table-cell>
          <table:table-cell table:formula="of:=[.A387]/1000/(60*60*24)" office:value-type="time" office:time-value="PT01H42M38.947S" calcext:value-type="time">
            <text:p>01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6.66" calcext:value-type="float">
            <text:p>216.66</text:p>
          </table:table-cell>
          <table:table-cell office:value-type="float" office:value="273.27" calcext:value-type="float">
            <text:p>273.27</text:p>
          </table:table-cell>
        </table:table-row>
        <table:table-row table:style-name="ro1">
          <table:table-cell office:value-type="float" office:value="6174947" calcext:value-type="float">
            <text:p>6174947</text:p>
          </table:table-cell>
          <table:table-cell table:formula="of:=[.A388]/1000/(60*60*24)" office:value-type="time" office:time-value="PT01H42M54.947S" calcext:value-type="time">
            <text:p>01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7.21" calcext:value-type="float">
            <text:p>217.21</text:p>
          </table:table-cell>
          <table:table-cell office:value-type="float" office:value="273.95" calcext:value-type="float">
            <text:p>273.95</text:p>
          </table:table-cell>
        </table:table-row>
        <table:table-row table:style-name="ro1">
          <table:table-cell office:value-type="float" office:value="6190947" calcext:value-type="float">
            <text:p>6190947</text:p>
          </table:table-cell>
          <table:table-cell table:formula="of:=[.A389]/1000/(60*60*24)" office:value-type="time" office:time-value="PT01H43M10.947S" calcext:value-type="time">
            <text:p>01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7.76" calcext:value-type="float">
            <text:p>217.76</text:p>
          </table:table-cell>
          <table:table-cell office:value-type="float" office:value="274.64" calcext:value-type="float">
            <text:p>274.64</text:p>
          </table:table-cell>
        </table:table-row>
        <table:table-row table:style-name="ro1">
          <table:table-cell office:value-type="float" office:value="6206947" calcext:value-type="float">
            <text:p>6206947</text:p>
          </table:table-cell>
          <table:table-cell table:formula="of:=[.A390]/1000/(60*60*24)" office:value-type="time" office:time-value="PT01H43M26.947S" calcext:value-type="time">
            <text:p>01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8.32" calcext:value-type="float">
            <text:p>218.32</text:p>
          </table:table-cell>
          <table:table-cell office:value-type="float" office:value="275.33" calcext:value-type="float">
            <text:p>275.33</text:p>
          </table:table-cell>
        </table:table-row>
        <table:table-row table:style-name="ro1">
          <table:table-cell office:value-type="float" office:value="6222947" calcext:value-type="float">
            <text:p>6222947</text:p>
          </table:table-cell>
          <table:table-cell table:formula="of:=[.A391]/1000/(60*60*24)" office:value-type="time" office:time-value="PT01H43M42.947S" calcext:value-type="time">
            <text:p>01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8.87" calcext:value-type="float">
            <text:p>218.87</text:p>
          </table:table-cell>
          <table:table-cell office:value-type="float" office:value="276.01" calcext:value-type="float">
            <text:p>276.01</text:p>
          </table:table-cell>
        </table:table-row>
        <table:table-row table:style-name="ro1">
          <table:table-cell office:value-type="float" office:value="6238947" calcext:value-type="float">
            <text:p>6238947</text:p>
          </table:table-cell>
          <table:table-cell table:formula="of:=[.A392]/1000/(60*60*24)" office:value-type="time" office:time-value="PT01H43M58.947S" calcext:value-type="time">
            <text:p>01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9.42" calcext:value-type="float">
            <text:p>219.42</text:p>
          </table:table-cell>
          <table:table-cell office:value-type="float" office:value="276.7" calcext:value-type="float">
            <text:p>276.7</text:p>
          </table:table-cell>
        </table:table-row>
        <table:table-row table:style-name="ro1">
          <table:table-cell office:value-type="float" office:value="6254947" calcext:value-type="float">
            <text:p>6254947</text:p>
          </table:table-cell>
          <table:table-cell table:formula="of:=[.A393]/1000/(60*60*24)" office:value-type="time" office:time-value="PT01H44M14.947S" calcext:value-type="time">
            <text:p>01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19.98" calcext:value-type="float">
            <text:p>219.98</text:p>
          </table:table-cell>
          <table:table-cell office:value-type="float" office:value="277.39" calcext:value-type="float">
            <text:p>277.39</text:p>
          </table:table-cell>
        </table:table-row>
        <table:table-row table:style-name="ro1">
          <table:table-cell office:value-type="float" office:value="6270947" calcext:value-type="float">
            <text:p>6270947</text:p>
          </table:table-cell>
          <table:table-cell table:formula="of:=[.A394]/1000/(60*60*24)" office:value-type="time" office:time-value="PT01H44M30.947S" calcext:value-type="time">
            <text:p>01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20.53" calcext:value-type="float">
            <text:p>220.53</text:p>
          </table:table-cell>
          <table:table-cell office:value-type="float" office:value="278.07" calcext:value-type="float">
            <text:p>278.07</text:p>
          </table:table-cell>
        </table:table-row>
        <table:table-row table:style-name="ro1">
          <table:table-cell office:value-type="float" office:value="6286947" calcext:value-type="float">
            <text:p>6286947</text:p>
          </table:table-cell>
          <table:table-cell table:formula="of:=[.A395]/1000/(60*60*24)" office:value-type="time" office:time-value="PT01H44M46.947S" calcext:value-type="time">
            <text:p>01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1.08" calcext:value-type="float">
            <text:p>221.08</text:p>
          </table:table-cell>
          <table:table-cell office:value-type="float" office:value="278.76" calcext:value-type="float">
            <text:p>278.76</text:p>
          </table:table-cell>
        </table:table-row>
        <table:table-row table:style-name="ro1">
          <table:table-cell office:value-type="float" office:value="6302947" calcext:value-type="float">
            <text:p>6302947</text:p>
          </table:table-cell>
          <table:table-cell table:formula="of:=[.A396]/1000/(60*60*24)" office:value-type="time" office:time-value="PT01H45M02.947S" calcext:value-type="time">
            <text:p>01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1.64" calcext:value-type="float">
            <text:p>221.64</text:p>
          </table:table-cell>
          <table:table-cell office:value-type="float" office:value="279.44" calcext:value-type="float">
            <text:p>279.44</text:p>
          </table:table-cell>
        </table:table-row>
        <table:table-row table:style-name="ro1">
          <table:table-cell office:value-type="float" office:value="6318947" calcext:value-type="float">
            <text:p>6318947</text:p>
          </table:table-cell>
          <table:table-cell table:formula="of:=[.A397]/1000/(60*60*24)" office:value-type="time" office:time-value="PT01H45M18.947S" calcext:value-type="time">
            <text:p>01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2.19" calcext:value-type="float">
            <text:p>222.19</text:p>
          </table:table-cell>
          <table:table-cell office:value-type="float" office:value="280.13" calcext:value-type="float">
            <text:p>280.13</text:p>
          </table:table-cell>
        </table:table-row>
        <table:table-row table:style-name="ro1">
          <table:table-cell office:value-type="float" office:value="6334947" calcext:value-type="float">
            <text:p>6334947</text:p>
          </table:table-cell>
          <table:table-cell table:formula="of:=[.A398]/1000/(60*60*24)" office:value-type="time" office:time-value="PT01H45M34.947S" calcext:value-type="time">
            <text:p>01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22.74" calcext:value-type="float">
            <text:p>222.74</text:p>
          </table:table-cell>
          <table:table-cell office:value-type="float" office:value="280.81" calcext:value-type="float">
            <text:p>280.81</text:p>
          </table:table-cell>
        </table:table-row>
        <table:table-row table:style-name="ro1">
          <table:table-cell office:value-type="float" office:value="6350947" calcext:value-type="float">
            <text:p>6350947</text:p>
          </table:table-cell>
          <table:table-cell table:formula="of:=[.A399]/1000/(60*60*24)" office:value-type="time" office:time-value="PT01H45M50.947S" calcext:value-type="time">
            <text:p>01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3.3" calcext:value-type="float">
            <text:p>223.3</text:p>
          </table:table-cell>
          <table:table-cell office:value-type="float" office:value="281.5" calcext:value-type="float">
            <text:p>281.5</text:p>
          </table:table-cell>
        </table:table-row>
        <table:table-row table:style-name="ro1">
          <table:table-cell office:value-type="float" office:value="6366947" calcext:value-type="float">
            <text:p>6366947</text:p>
          </table:table-cell>
          <table:table-cell table:formula="of:=[.A400]/1000/(60*60*24)" office:value-type="time" office:time-value="PT01H46M06.947S" calcext:value-type="time">
            <text:p>01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3.85" calcext:value-type="float">
            <text:p>223.85</text:p>
          </table:table-cell>
          <table:table-cell office:value-type="float" office:value="282.19" calcext:value-type="float">
            <text:p>282.19</text:p>
          </table:table-cell>
        </table:table-row>
        <table:table-row table:style-name="ro1">
          <table:table-cell office:value-type="float" office:value="6382947" calcext:value-type="float">
            <text:p>6382947</text:p>
          </table:table-cell>
          <table:table-cell table:formula="of:=[.A401]/1000/(60*60*24)" office:value-type="time" office:time-value="PT01H46M22.947S" calcext:value-type="time">
            <text:p>01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4.4" calcext:value-type="float">
            <text:p>224.4</text:p>
          </table:table-cell>
          <table:table-cell office:value-type="float" office:value="282.87" calcext:value-type="float">
            <text:p>282.87</text:p>
          </table:table-cell>
        </table:table-row>
        <table:table-row table:style-name="ro1">
          <table:table-cell office:value-type="float" office:value="6398947" calcext:value-type="float">
            <text:p>6398947</text:p>
          </table:table-cell>
          <table:table-cell table:formula="of:=[.A402]/1000/(60*60*24)" office:value-type="time" office:time-value="PT01H46M38.947S" calcext:value-type="time">
            <text:p>01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4.96" calcext:value-type="float">
            <text:p>224.96</text:p>
          </table:table-cell>
          <table:table-cell office:value-type="float" office:value="283.56" calcext:value-type="float">
            <text:p>283.56</text:p>
          </table:table-cell>
        </table:table-row>
        <table:table-row table:style-name="ro1">
          <table:table-cell office:value-type="float" office:value="6414947" calcext:value-type="float">
            <text:p>6414947</text:p>
          </table:table-cell>
          <table:table-cell table:formula="of:=[.A403]/1000/(60*60*24)" office:value-type="time" office:time-value="PT01H46M54.947S" calcext:value-type="time">
            <text:p>01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5.51" calcext:value-type="float">
            <text:p>225.51</text:p>
          </table:table-cell>
          <table:table-cell office:value-type="float" office:value="284.24" calcext:value-type="float">
            <text:p>284.24</text:p>
          </table:table-cell>
        </table:table-row>
        <table:table-row table:style-name="ro1">
          <table:table-cell office:value-type="float" office:value="6430947" calcext:value-type="float">
            <text:p>6430947</text:p>
          </table:table-cell>
          <table:table-cell table:formula="of:=[.A404]/1000/(60*60*24)" office:value-type="time" office:time-value="PT01H47M10.947S" calcext:value-type="time">
            <text:p>01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6.06" calcext:value-type="float">
            <text:p>226.06</text:p>
          </table:table-cell>
          <table:table-cell office:value-type="float" office:value="284.93" calcext:value-type="float">
            <text:p>284.93</text:p>
          </table:table-cell>
        </table:table-row>
        <table:table-row table:style-name="ro1">
          <table:table-cell office:value-type="float" office:value="6446947" calcext:value-type="float">
            <text:p>6446947</text:p>
          </table:table-cell>
          <table:table-cell table:formula="of:=[.A405]/1000/(60*60*24)" office:value-type="time" office:time-value="PT01H47M26.947S" calcext:value-type="time">
            <text:p>01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6.62" calcext:value-type="float">
            <text:p>226.62</text:p>
          </table:table-cell>
          <table:table-cell office:value-type="float" office:value="285.62" calcext:value-type="float">
            <text:p>285.62</text:p>
          </table:table-cell>
        </table:table-row>
        <table:table-row table:style-name="ro1">
          <table:table-cell office:value-type="float" office:value="6462947" calcext:value-type="float">
            <text:p>6462947</text:p>
          </table:table-cell>
          <table:table-cell table:formula="of:=[.A406]/1000/(60*60*24)" office:value-type="time" office:time-value="PT01H47M42.947S" calcext:value-type="time">
            <text:p>01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7.17" calcext:value-type="float">
            <text:p>227.17</text:p>
          </table:table-cell>
          <table:table-cell office:value-type="float" office:value="286.3" calcext:value-type="float">
            <text:p>286.3</text:p>
          </table:table-cell>
        </table:table-row>
        <table:table-row table:style-name="ro1">
          <table:table-cell office:value-type="float" office:value="6478947" calcext:value-type="float">
            <text:p>6478947</text:p>
          </table:table-cell>
          <table:table-cell table:formula="of:=[.A407]/1000/(60*60*24)" office:value-type="time" office:time-value="PT01H47M58.947S" calcext:value-type="time">
            <text:p>01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7.72" calcext:value-type="float">
            <text:p>227.72</text:p>
          </table:table-cell>
          <table:table-cell office:value-type="float" office:value="286.99" calcext:value-type="float">
            <text:p>286.99</text:p>
          </table:table-cell>
        </table:table-row>
        <table:table-row table:style-name="ro1">
          <table:table-cell office:value-type="float" office:value="6494947" calcext:value-type="float">
            <text:p>6494947</text:p>
          </table:table-cell>
          <table:table-cell table:formula="of:=[.A408]/1000/(60*60*24)" office:value-type="time" office:time-value="PT01H48M14.947S" calcext:value-type="time">
            <text:p>01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8.28" calcext:value-type="float">
            <text:p>228.28</text:p>
          </table:table-cell>
          <table:table-cell office:value-type="float" office:value="287.67" calcext:value-type="float">
            <text:p>287.67</text:p>
          </table:table-cell>
        </table:table-row>
        <table:table-row table:style-name="ro1">
          <table:table-cell office:value-type="float" office:value="6510947" calcext:value-type="float">
            <text:p>6510947</text:p>
          </table:table-cell>
          <table:table-cell table:formula="of:=[.A409]/1000/(60*60*24)" office:value-type="time" office:time-value="PT01H48M30.947S" calcext:value-type="time">
            <text:p>01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8.83" calcext:value-type="float">
            <text:p>228.83</text:p>
          </table:table-cell>
          <table:table-cell office:value-type="float" office:value="288.36" calcext:value-type="float">
            <text:p>288.36</text:p>
          </table:table-cell>
        </table:table-row>
        <table:table-row table:style-name="ro1">
          <table:table-cell office:value-type="float" office:value="6526947" calcext:value-type="float">
            <text:p>6526947</text:p>
          </table:table-cell>
          <table:table-cell table:formula="of:=[.A410]/1000/(60*60*24)" office:value-type="time" office:time-value="PT01H48M46.947S" calcext:value-type="time">
            <text:p>01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9.38" calcext:value-type="float">
            <text:p>229.38</text:p>
          </table:table-cell>
          <table:table-cell office:value-type="float" office:value="289.05" calcext:value-type="float">
            <text:p>289.05</text:p>
          </table:table-cell>
        </table:table-row>
        <table:table-row table:style-name="ro1">
          <table:table-cell office:value-type="float" office:value="6542946" calcext:value-type="float">
            <text:p>6542946</text:p>
          </table:table-cell>
          <table:table-cell table:formula="of:=[.A411]/1000/(60*60*24)" office:value-type="time" office:time-value="PT01H49M02.946S" calcext:value-type="time">
            <text:p>01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9.94" calcext:value-type="float">
            <text:p>229.94</text:p>
          </table:table-cell>
          <table:table-cell office:value-type="float" office:value="289.73" calcext:value-type="float">
            <text:p>289.73</text:p>
          </table:table-cell>
        </table:table-row>
        <table:table-row table:style-name="ro1">
          <table:table-cell office:value-type="float" office:value="6558947" calcext:value-type="float">
            <text:p>6558947</text:p>
          </table:table-cell>
          <table:table-cell table:formula="of:=[.A412]/1000/(60*60*24)" office:value-type="time" office:time-value="PT01H49M18.947S" calcext:value-type="time">
            <text:p>01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30.49" calcext:value-type="float">
            <text:p>230.49</text:p>
          </table:table-cell>
          <table:table-cell office:value-type="float" office:value="290.42" calcext:value-type="float">
            <text:p>290.42</text:p>
          </table:table-cell>
        </table:table-row>
        <table:table-row table:style-name="ro1">
          <table:table-cell office:value-type="float" office:value="6574947" calcext:value-type="float">
            <text:p>6574947</text:p>
          </table:table-cell>
          <table:table-cell table:formula="of:=[.A413]/1000/(60*60*24)" office:value-type="time" office:time-value="PT01H49M34.947S" calcext:value-type="time">
            <text:p>01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31.04" calcext:value-type="float">
            <text:p>231.04</text:p>
          </table:table-cell>
          <table:table-cell office:value-type="float" office:value="291.1" calcext:value-type="float">
            <text:p>291.1</text:p>
          </table:table-cell>
        </table:table-row>
        <table:table-row table:style-name="ro1">
          <table:table-cell office:value-type="float" office:value="6590947" calcext:value-type="float">
            <text:p>6590947</text:p>
          </table:table-cell>
          <table:table-cell table:formula="of:=[.A414]/1000/(60*60*24)" office:value-type="time" office:time-value="PT01H49M50.947S" calcext:value-type="time">
            <text:p>01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31.6" calcext:value-type="float">
            <text:p>231.6</text:p>
          </table:table-cell>
          <table:table-cell office:value-type="float" office:value="291.79" calcext:value-type="float">
            <text:p>291.79</text:p>
          </table:table-cell>
        </table:table-row>
        <table:table-row table:style-name="ro1">
          <table:table-cell office:value-type="float" office:value="6606947" calcext:value-type="float">
            <text:p>6606947</text:p>
          </table:table-cell>
          <table:table-cell table:formula="of:=[.A415]/1000/(60*60*24)" office:value-type="time" office:time-value="PT01H50M06.947S" calcext:value-type="time">
            <text:p>01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32.15" calcext:value-type="float">
            <text:p>232.15</text:p>
          </table:table-cell>
          <table:table-cell office:value-type="float" office:value="292.47" calcext:value-type="float">
            <text:p>292.47</text:p>
          </table:table-cell>
        </table:table-row>
        <table:table-row table:style-name="ro1">
          <table:table-cell office:value-type="float" office:value="6622947" calcext:value-type="float">
            <text:p>6622947</text:p>
          </table:table-cell>
          <table:table-cell table:formula="of:=[.A416]/1000/(60*60*24)" office:value-type="time" office:time-value="PT01H50M22.947S" calcext:value-type="time">
            <text:p>01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232.7" calcext:value-type="float">
            <text:p>232.7</text:p>
          </table:table-cell>
          <table:table-cell office:value-type="float" office:value="293.16" calcext:value-type="float">
            <text:p>293.16</text:p>
          </table:table-cell>
        </table:table-row>
        <table:table-row table:style-name="ro1">
          <table:table-cell office:value-type="float" office:value="6638947" calcext:value-type="float">
            <text:p>6638947</text:p>
          </table:table-cell>
          <table:table-cell table:formula="of:=[.A417]/1000/(60*60*24)" office:value-type="time" office:time-value="PT01H50M38.947S" calcext:value-type="time">
            <text:p>01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33.25" calcext:value-type="float">
            <text:p>233.25</text:p>
          </table:table-cell>
          <table:table-cell office:value-type="float" office:value="293.85" calcext:value-type="float">
            <text:p>293.85</text:p>
          </table:table-cell>
        </table:table-row>
        <table:table-row table:style-name="ro1">
          <table:table-cell office:value-type="float" office:value="6654947" calcext:value-type="float">
            <text:p>6654947</text:p>
          </table:table-cell>
          <table:table-cell table:formula="of:=[.A418]/1000/(60*60*24)" office:value-type="time" office:time-value="PT01H50M54.947S" calcext:value-type="time">
            <text:p>01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33.81" calcext:value-type="float">
            <text:p>233.81</text:p>
          </table:table-cell>
          <table:table-cell office:value-type="float" office:value="294.53" calcext:value-type="float">
            <text:p>294.53</text:p>
          </table:table-cell>
        </table:table-row>
        <table:table-row table:style-name="ro1">
          <table:table-cell office:value-type="float" office:value="6670947" calcext:value-type="float">
            <text:p>6670947</text:p>
          </table:table-cell>
          <table:table-cell table:formula="of:=[.A419]/1000/(60*60*24)" office:value-type="time" office:time-value="PT01H51M10.947S" calcext:value-type="time">
            <text:p>01:5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34.36" calcext:value-type="float">
            <text:p>234.36</text:p>
          </table:table-cell>
          <table:table-cell office:value-type="float" office:value="295.22" calcext:value-type="float">
            <text:p>295.22</text:p>
          </table:table-cell>
        </table:table-row>
        <table:table-row table:style-name="ro1">
          <table:table-cell office:value-type="float" office:value="6686947" calcext:value-type="float">
            <text:p>6686947</text:p>
          </table:table-cell>
          <table:table-cell table:formula="of:=[.A420]/1000/(60*60*24)" office:value-type="time" office:time-value="PT01H51M26.947S" calcext:value-type="time">
            <text:p>01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234.91" calcext:value-type="float">
            <text:p>234.91</text:p>
          </table:table-cell>
          <table:table-cell office:value-type="float" office:value="295.9" calcext:value-type="float">
            <text:p>295.9</text:p>
          </table:table-cell>
        </table:table-row>
        <table:table-row table:style-name="ro1">
          <table:table-cell office:value-type="float" office:value="6702947" calcext:value-type="float">
            <text:p>6702947</text:p>
          </table:table-cell>
          <table:table-cell table:formula="of:=[.A421]/1000/(60*60*24)" office:value-type="time" office:time-value="PT01H51M42.947S" calcext:value-type="time">
            <text:p>01:5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35.47" calcext:value-type="float">
            <text:p>235.47</text:p>
          </table:table-cell>
          <table:table-cell office:value-type="float" office:value="296.59" calcext:value-type="float">
            <text:p>296.59</text:p>
          </table:table-cell>
        </table:table-row>
        <table:table-row table:style-name="ro1">
          <table:table-cell office:value-type="float" office:value="6718947" calcext:value-type="float">
            <text:p>6718947</text:p>
          </table:table-cell>
          <table:table-cell table:formula="of:=[.A422]/1000/(60*60*24)" office:value-type="time" office:time-value="PT01H51M58.947S" calcext:value-type="time">
            <text:p>01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36.02" calcext:value-type="float">
            <text:p>236.02</text:p>
          </table:table-cell>
          <table:table-cell office:value-type="float" office:value="297.27" calcext:value-type="float">
            <text:p>297.27</text:p>
          </table:table-cell>
        </table:table-row>
        <table:table-row table:style-name="ro1">
          <table:table-cell office:value-type="float" office:value="6734947" calcext:value-type="float">
            <text:p>6734947</text:p>
          </table:table-cell>
          <table:table-cell table:formula="of:=[.A423]/1000/(60*60*24)" office:value-type="time" office:time-value="PT01H52M14.947S" calcext:value-type="time">
            <text:p>01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36.57" calcext:value-type="float">
            <text:p>236.57</text:p>
          </table:table-cell>
          <table:table-cell office:value-type="float" office:value="297.96" calcext:value-type="float">
            <text:p>297.96</text:p>
          </table:table-cell>
        </table:table-row>
        <table:table-row table:style-name="ro1">
          <table:table-cell office:value-type="float" office:value="6750947" calcext:value-type="float">
            <text:p>6750947</text:p>
          </table:table-cell>
          <table:table-cell table:formula="of:=[.A424]/1000/(60*60*24)" office:value-type="time" office:time-value="PT01H52M30.947S" calcext:value-type="time">
            <text:p>01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37.13" calcext:value-type="float">
            <text:p>237.13</text:p>
          </table:table-cell>
          <table:table-cell office:value-type="float" office:value="298.64" calcext:value-type="float">
            <text:p>298.64</text:p>
          </table:table-cell>
        </table:table-row>
        <table:table-row table:style-name="ro1">
          <table:table-cell office:value-type="float" office:value="6766947" calcext:value-type="float">
            <text:p>6766947</text:p>
          </table:table-cell>
          <table:table-cell table:formula="of:=[.A425]/1000/(60*60*24)" office:value-type="time" office:time-value="PT01H52M46.947S" calcext:value-type="time">
            <text:p>01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37.68" calcext:value-type="float">
            <text:p>237.68</text:p>
          </table:table-cell>
          <table:table-cell office:value-type="float" office:value="299.33" calcext:value-type="float">
            <text:p>299.33</text:p>
          </table:table-cell>
        </table:table-row>
        <table:table-row table:style-name="ro1">
          <table:table-cell office:value-type="float" office:value="6782947" calcext:value-type="float">
            <text:p>6782947</text:p>
          </table:table-cell>
          <table:table-cell table:formula="of:=[.A426]/1000/(60*60*24)" office:value-type="time" office:time-value="PT01H53M02.947S" calcext:value-type="time">
            <text:p>01:5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38.23" calcext:value-type="float">
            <text:p>238.23</text:p>
          </table:table-cell>
          <table:table-cell office:value-type="float" office:value="300.01" calcext:value-type="float">
            <text:p>300.01</text:p>
          </table:table-cell>
        </table:table-row>
        <table:table-row table:style-name="ro1">
          <table:table-cell office:value-type="float" office:value="6798947" calcext:value-type="float">
            <text:p>6798947</text:p>
          </table:table-cell>
          <table:table-cell table:formula="of:=[.A427]/1000/(60*60*24)" office:value-type="time" office:time-value="PT01H53M18.947S" calcext:value-type="time">
            <text:p>01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8.79" calcext:value-type="float">
            <text:p>238.79</text:p>
          </table:table-cell>
          <table:table-cell office:value-type="float" office:value="300.69" calcext:value-type="float">
            <text:p>300.69</text:p>
          </table:table-cell>
        </table:table-row>
        <table:table-row table:style-name="ro1">
          <table:table-cell office:value-type="float" office:value="6814947" calcext:value-type="float">
            <text:p>6814947</text:p>
          </table:table-cell>
          <table:table-cell table:formula="of:=[.A428]/1000/(60*60*24)" office:value-type="time" office:time-value="PT01H53M34.947S" calcext:value-type="time">
            <text:p>01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39.34" calcext:value-type="float">
            <text:p>239.34</text:p>
          </table:table-cell>
          <table:table-cell office:value-type="float" office:value="301.38" calcext:value-type="float">
            <text:p>301.38</text:p>
          </table:table-cell>
        </table:table-row>
        <table:table-row table:style-name="ro1">
          <table:table-cell office:value-type="float" office:value="6830947" calcext:value-type="float">
            <text:p>6830947</text:p>
          </table:table-cell>
          <table:table-cell table:formula="of:=[.A429]/1000/(60*60*24)" office:value-type="time" office:time-value="PT01H53M50.947S" calcext:value-type="time">
            <text:p>01:5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39.89" calcext:value-type="float">
            <text:p>239.89</text:p>
          </table:table-cell>
          <table:table-cell office:value-type="float" office:value="302.06" calcext:value-type="float">
            <text:p>302.06</text:p>
          </table:table-cell>
        </table:table-row>
        <table:table-row table:style-name="ro1">
          <table:table-cell office:value-type="float" office:value="6846947" calcext:value-type="float">
            <text:p>6846947</text:p>
          </table:table-cell>
          <table:table-cell table:formula="of:=[.A430]/1000/(60*60*24)" office:value-type="time" office:time-value="PT01H54M06.947S" calcext:value-type="time">
            <text:p>01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40.45" calcext:value-type="float">
            <text:p>240.45</text:p>
          </table:table-cell>
          <table:table-cell office:value-type="float" office:value="302.75" calcext:value-type="float">
            <text:p>302.75</text:p>
          </table:table-cell>
        </table:table-row>
        <table:table-row table:style-name="ro1">
          <table:table-cell office:value-type="float" office:value="6862947" calcext:value-type="float">
            <text:p>6862947</text:p>
          </table:table-cell>
          <table:table-cell table:formula="of:=[.A431]/1000/(60*60*24)" office:value-type="time" office:time-value="PT01H54M22.947S" calcext:value-type="time">
            <text:p>01:5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1" calcext:value-type="float">
            <text:p>241</text:p>
          </table:table-cell>
          <table:table-cell office:value-type="float" office:value="303.43" calcext:value-type="float">
            <text:p>303.43</text:p>
          </table:table-cell>
        </table:table-row>
        <table:table-row table:style-name="ro1">
          <table:table-cell office:value-type="float" office:value="6878947" calcext:value-type="float">
            <text:p>6878947</text:p>
          </table:table-cell>
          <table:table-cell table:formula="of:=[.A432]/1000/(60*60*24)" office:value-type="time" office:time-value="PT01H54M38.947S" calcext:value-type="time">
            <text:p>01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41.55" calcext:value-type="float">
            <text:p>241.55</text:p>
          </table:table-cell>
          <table:table-cell office:value-type="float" office:value="304.12" calcext:value-type="float">
            <text:p>304.12</text:p>
          </table:table-cell>
        </table:table-row>
        <table:table-row table:style-name="ro1">
          <table:table-cell office:value-type="float" office:value="6894947" calcext:value-type="float">
            <text:p>6894947</text:p>
          </table:table-cell>
          <table:table-cell table:formula="of:=[.A433]/1000/(60*60*24)" office:value-type="time" office:time-value="PT01H54M54.947S" calcext:value-type="time">
            <text:p>01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242.11" calcext:value-type="float">
            <text:p>242.11</text:p>
          </table:table-cell>
          <table:table-cell office:value-type="float" office:value="304.8" calcext:value-type="float">
            <text:p>304.8</text:p>
          </table:table-cell>
        </table:table-row>
        <table:table-row table:style-name="ro1">
          <table:table-cell office:value-type="float" office:value="6910947" calcext:value-type="float">
            <text:p>6910947</text:p>
          </table:table-cell>
          <table:table-cell table:formula="of:=[.A434]/1000/(60*60*24)" office:value-type="time" office:time-value="PT01H55M10.947S" calcext:value-type="time">
            <text:p>01:5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42.66" calcext:value-type="float">
            <text:p>242.66</text:p>
          </table:table-cell>
          <table:table-cell office:value-type="float" office:value="305.49" calcext:value-type="float">
            <text:p>305.49</text:p>
          </table:table-cell>
        </table:table-row>
        <table:table-row table:style-name="ro1">
          <table:table-cell office:value-type="float" office:value="6926947" calcext:value-type="float">
            <text:p>6926947</text:p>
          </table:table-cell>
          <table:table-cell table:formula="of:=[.A435]/1000/(60*60*24)" office:value-type="time" office:time-value="PT01H55M26.947S" calcext:value-type="time">
            <text:p>01:5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43.21" calcext:value-type="float">
            <text:p>243.21</text:p>
          </table:table-cell>
          <table:table-cell office:value-type="float" office:value="306.17" calcext:value-type="float">
            <text:p>306.17</text:p>
          </table:table-cell>
        </table:table-row>
        <table:table-row table:style-name="ro1">
          <table:table-cell office:value-type="float" office:value="6942947" calcext:value-type="float">
            <text:p>6942947</text:p>
          </table:table-cell>
          <table:table-cell table:formula="of:=[.A436]/1000/(60*60*24)" office:value-type="time" office:time-value="PT01H55M42.947S" calcext:value-type="time">
            <text:p>01:5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43.76" calcext:value-type="float">
            <text:p>243.76</text:p>
          </table:table-cell>
          <table:table-cell office:value-type="float" office:value="306.86" calcext:value-type="float">
            <text:p>306.86</text:p>
          </table:table-cell>
        </table:table-row>
        <table:table-row table:style-name="ro1">
          <table:table-cell office:value-type="float" office:value="6958947" calcext:value-type="float">
            <text:p>6958947</text:p>
          </table:table-cell>
          <table:table-cell table:formula="of:=[.A437]/1000/(60*60*24)" office:value-type="time" office:time-value="PT01H55M58.947S" calcext:value-type="time">
            <text:p>01:5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4.32" calcext:value-type="float">
            <text:p>244.32</text:p>
          </table:table-cell>
          <table:table-cell office:value-type="float" office:value="307.54" calcext:value-type="float">
            <text:p>307.54</text:p>
          </table:table-cell>
        </table:table-row>
        <table:table-row table:style-name="ro1">
          <table:table-cell office:value-type="float" office:value="6974947" calcext:value-type="float">
            <text:p>6974947</text:p>
          </table:table-cell>
          <table:table-cell table:formula="of:=[.A438]/1000/(60*60*24)" office:value-type="time" office:time-value="PT01H56M14.947S" calcext:value-type="time">
            <text:p>01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44.87" calcext:value-type="float">
            <text:p>244.87</text:p>
          </table:table-cell>
          <table:table-cell office:value-type="float" office:value="308.23" calcext:value-type="float">
            <text:p>308.23</text:p>
          </table:table-cell>
        </table:table-row>
        <table:table-row table:style-name="ro1">
          <table:table-cell office:value-type="float" office:value="6990947" calcext:value-type="float">
            <text:p>6990947</text:p>
          </table:table-cell>
          <table:table-cell table:formula="of:=[.A439]/1000/(60*60*24)" office:value-type="time" office:time-value="PT01H56M30.947S" calcext:value-type="time">
            <text:p>01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45.42" calcext:value-type="float">
            <text:p>245.42</text:p>
          </table:table-cell>
          <table:table-cell office:value-type="float" office:value="308.92" calcext:value-type="float">
            <text:p>308.92</text:p>
          </table:table-cell>
        </table:table-row>
        <table:table-row table:style-name="ro1">
          <table:table-cell office:value-type="float" office:value="7006947" calcext:value-type="float">
            <text:p>7006947</text:p>
          </table:table-cell>
          <table:table-cell table:formula="of:=[.A440]/1000/(60*60*24)" office:value-type="time" office:time-value="PT01H56M46.947S" calcext:value-type="time">
            <text:p>01:5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45.98" calcext:value-type="float">
            <text:p>245.98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1">
          <table:table-cell office:value-type="float" office:value="7022947" calcext:value-type="float">
            <text:p>7022947</text:p>
          </table:table-cell>
          <table:table-cell table:formula="of:=[.A441]/1000/(60*60*24)" office:value-type="time" office:time-value="PT01H57M02.947S" calcext:value-type="time">
            <text:p>01:5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246.53" calcext:value-type="float">
            <text:p>246.53</text:p>
          </table:table-cell>
          <table:table-cell office:value-type="float" office:value="310.28" calcext:value-type="float">
            <text:p>310.28</text:p>
          </table:table-cell>
        </table:table-row>
        <table:table-row table:style-name="ro1">
          <table:table-cell office:value-type="float" office:value="7038947" calcext:value-type="float">
            <text:p>7038947</text:p>
          </table:table-cell>
          <table:table-cell table:formula="of:=[.A442]/1000/(60*60*24)" office:value-type="time" office:time-value="PT01H57M18.947S" calcext:value-type="time">
            <text:p>01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7.08" calcext:value-type="float">
            <text:p>247.08</text:p>
          </table:table-cell>
          <table:table-cell office:value-type="float" office:value="310.97" calcext:value-type="float">
            <text:p>310.97</text:p>
          </table:table-cell>
        </table:table-row>
        <table:table-row table:style-name="ro1">
          <table:table-cell office:value-type="float" office:value="7054947" calcext:value-type="float">
            <text:p>7054947</text:p>
          </table:table-cell>
          <table:table-cell table:formula="of:=[.A443]/1000/(60*60*24)" office:value-type="time" office:time-value="PT01H57M34.947S" calcext:value-type="time">
            <text:p>01:5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7.64" calcext:value-type="float">
            <text:p>247.64</text:p>
          </table:table-cell>
          <table:table-cell office:value-type="float" office:value="311.66" calcext:value-type="float">
            <text:p>311.66</text:p>
          </table:table-cell>
        </table:table-row>
        <table:table-row table:style-name="ro1">
          <table:table-cell office:value-type="float" office:value="7070947" calcext:value-type="float">
            <text:p>7070947</text:p>
          </table:table-cell>
          <table:table-cell table:formula="of:=[.A444]/1000/(60*60*24)" office:value-type="time" office:time-value="PT01H57M50.947S" calcext:value-type="time">
            <text:p>01:5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48.19" calcext:value-type="float">
            <text:p>248.19</text:p>
          </table:table-cell>
          <table:table-cell office:value-type="float" office:value="312.34" calcext:value-type="float">
            <text:p>312.34</text:p>
          </table:table-cell>
        </table:table-row>
        <table:table-row table:style-name="ro1">
          <table:table-cell office:value-type="float" office:value="7086947" calcext:value-type="float">
            <text:p>7086947</text:p>
          </table:table-cell>
          <table:table-cell table:formula="of:=[.A445]/1000/(60*60*24)" office:value-type="time" office:time-value="PT01H58M06.947S" calcext:value-type="time">
            <text:p>01:5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8.74" calcext:value-type="float">
            <text:p>248.74</text:p>
          </table:table-cell>
          <table:table-cell office:value-type="float" office:value="313.03" calcext:value-type="float">
            <text:p>313.03</text:p>
          </table:table-cell>
        </table:table-row>
        <table:table-row table:style-name="ro1">
          <table:table-cell office:value-type="float" office:value="7102947" calcext:value-type="float">
            <text:p>7102947</text:p>
          </table:table-cell>
          <table:table-cell table:formula="of:=[.A446]/1000/(60*60*24)" office:value-type="time" office:time-value="PT01H58M22.947S" calcext:value-type="time">
            <text:p>01:5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9.29" calcext:value-type="float">
            <text:p>249.29</text:p>
          </table:table-cell>
          <table:table-cell office:value-type="float" office:value="313.71" calcext:value-type="float">
            <text:p>313.71</text:p>
          </table:table-cell>
        </table:table-row>
        <table:table-row table:style-name="ro1">
          <table:table-cell office:value-type="float" office:value="7118947" calcext:value-type="float">
            <text:p>7118947</text:p>
          </table:table-cell>
          <table:table-cell table:formula="of:=[.A447]/1000/(60*60*24)" office:value-type="time" office:time-value="PT01H58M38.947S" calcext:value-type="time">
            <text:p>01:5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9.85" calcext:value-type="float">
            <text:p>249.85</text:p>
          </table:table-cell>
          <table:table-cell office:value-type="float" office:value="314.39" calcext:value-type="float">
            <text:p>314.39</text:p>
          </table:table-cell>
        </table:table-row>
        <table:table-row table:style-name="ro1">
          <table:table-cell office:value-type="float" office:value="7134947" calcext:value-type="float">
            <text:p>7134947</text:p>
          </table:table-cell>
          <table:table-cell table:formula="of:=[.A448]/1000/(60*60*24)" office:value-type="time" office:time-value="PT01H58M54.947S" calcext:value-type="time">
            <text:p>01:5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08" calcext:value-type="float">
            <text:p>315.08</text:p>
          </table:table-cell>
        </table:table-row>
        <table:table-row table:style-name="ro1">
          <table:table-cell office:value-type="float" office:value="7150946" calcext:value-type="float">
            <text:p>7150946</text:p>
          </table:table-cell>
          <table:table-cell table:formula="of:=[.A449]/1000/(60*60*24)" office:value-type="time" office:time-value="PT01H59M10.946S" calcext:value-type="time">
            <text:p>01:5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50.95" calcext:value-type="float">
            <text:p>250.95</text:p>
          </table:table-cell>
          <table:table-cell office:value-type="float" office:value="315.76" calcext:value-type="float">
            <text:p>315.76</text:p>
          </table:table-cell>
        </table:table-row>
        <table:table-row table:style-name="ro1">
          <table:table-cell office:value-type="float" office:value="7166947" calcext:value-type="float">
            <text:p>7166947</text:p>
          </table:table-cell>
          <table:table-cell table:formula="of:=[.A450]/1000/(60*60*24)" office:value-type="time" office:time-value="PT01H59M26.947S" calcext:value-type="time">
            <text:p>01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51.51" calcext:value-type="float">
            <text:p>251.51</text:p>
          </table:table-cell>
          <table:table-cell office:value-type="float" office:value="316.45" calcext:value-type="float">
            <text:p>316.45</text:p>
          </table:table-cell>
        </table:table-row>
        <table:table-row table:style-name="ro1">
          <table:table-cell office:value-type="float" office:value="7182947" calcext:value-type="float">
            <text:p>7182947</text:p>
          </table:table-cell>
          <table:table-cell table:formula="of:=[.A451]/1000/(60*60*24)" office:value-type="time" office:time-value="PT01H59M42.947S" calcext:value-type="time">
            <text:p>01:5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2.06" calcext:value-type="float">
            <text:p>252.06</text:p>
          </table:table-cell>
          <table:table-cell office:value-type="float" office:value="317.13" calcext:value-type="float">
            <text:p>317.13</text:p>
          </table:table-cell>
        </table:table-row>
        <table:table-row table:style-name="ro1">
          <table:table-cell office:value-type="float" office:value="7198947" calcext:value-type="float">
            <text:p>7198947</text:p>
          </table:table-cell>
          <table:table-cell table:formula="of:=[.A452]/1000/(60*60*24)" office:value-type="time" office:time-value="PT01H59M58.947S" calcext:value-type="time">
            <text:p>01:5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52.61" calcext:value-type="float">
            <text:p>252.61</text:p>
          </table:table-cell>
          <table:table-cell office:value-type="float" office:value="317.82" calcext:value-type="float">
            <text:p>317.82</text:p>
          </table:table-cell>
        </table:table-row>
        <table:table-row table:style-name="ro1">
          <table:table-cell office:value-type="float" office:value="7214947" calcext:value-type="float">
            <text:p>7214947</text:p>
          </table:table-cell>
          <table:table-cell table:formula="of:=[.A453]/1000/(60*60*24)" office:value-type="time" office:time-value="PT02H00M14.947S" calcext:value-type="time">
            <text:p>02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53.16" calcext:value-type="float">
            <text:p>253.16</text:p>
          </table:table-cell>
          <table:table-cell office:value-type="float" office:value="318.5" calcext:value-type="float">
            <text:p>318.5</text:p>
          </table:table-cell>
        </table:table-row>
        <table:table-row table:style-name="ro1">
          <table:table-cell office:value-type="float" office:value="7230947" calcext:value-type="float">
            <text:p>7230947</text:p>
          </table:table-cell>
          <table:table-cell table:formula="of:=[.A454]/1000/(60*60*24)" office:value-type="time" office:time-value="PT02H00M30.947S" calcext:value-type="time">
            <text:p>02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53.72" calcext:value-type="float">
            <text:p>253.72</text:p>
          </table:table-cell>
          <table:table-cell office:value-type="float" office:value="319.19" calcext:value-type="float">
            <text:p>319.19</text:p>
          </table:table-cell>
        </table:table-row>
        <table:table-row table:style-name="ro1">
          <table:table-cell office:value-type="float" office:value="7246947" calcext:value-type="float">
            <text:p>7246947</text:p>
          </table:table-cell>
          <table:table-cell table:formula="of:=[.A455]/1000/(60*60*24)" office:value-type="time" office:time-value="PT02H00M46.947S" calcext:value-type="time">
            <text:p>02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54.27" calcext:value-type="float">
            <text:p>254.27</text:p>
          </table:table-cell>
          <table:table-cell office:value-type="float" office:value="319.87" calcext:value-type="float">
            <text:p>319.87</text:p>
          </table:table-cell>
        </table:table-row>
        <table:table-row table:style-name="ro1">
          <table:table-cell office:value-type="float" office:value="7262947" calcext:value-type="float">
            <text:p>7262947</text:p>
          </table:table-cell>
          <table:table-cell table:formula="of:=[.A456]/1000/(60*60*24)" office:value-type="time" office:time-value="PT02H01M02.947S" calcext:value-type="time">
            <text:p>02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54.82" calcext:value-type="float">
            <text:p>254.82</text:p>
          </table:table-cell>
          <table:table-cell office:value-type="float" office:value="320.56" calcext:value-type="float">
            <text:p>320.56</text:p>
          </table:table-cell>
        </table:table-row>
        <table:table-row table:style-name="ro1">
          <table:table-cell office:value-type="float" office:value="7278947" calcext:value-type="float">
            <text:p>7278947</text:p>
          </table:table-cell>
          <table:table-cell table:formula="of:=[.A457]/1000/(60*60*24)" office:value-type="time" office:time-value="PT02H01M18.947S" calcext:value-type="time">
            <text:p>02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55.38" calcext:value-type="float">
            <text:p>255.38</text:p>
          </table:table-cell>
          <table:table-cell office:value-type="float" office:value="321.24" calcext:value-type="float">
            <text:p>321.24</text:p>
          </table:table-cell>
        </table:table-row>
        <table:table-row table:style-name="ro1">
          <table:table-cell office:value-type="float" office:value="7294947" calcext:value-type="float">
            <text:p>7294947</text:p>
          </table:table-cell>
          <table:table-cell table:formula="of:=[.A458]/1000/(60*60*24)" office:value-type="time" office:time-value="PT02H01M34.947S" calcext:value-type="time">
            <text:p>02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55.93" calcext:value-type="float">
            <text:p>255.93</text:p>
          </table:table-cell>
          <table:table-cell office:value-type="float" office:value="321.93" calcext:value-type="float">
            <text:p>321.93</text:p>
          </table:table-cell>
        </table:table-row>
        <table:table-row table:style-name="ro1">
          <table:table-cell office:value-type="float" office:value="7310947" calcext:value-type="float">
            <text:p>7310947</text:p>
          </table:table-cell>
          <table:table-cell table:formula="of:=[.A459]/1000/(60*60*24)" office:value-type="time" office:time-value="PT02H01M50.947S" calcext:value-type="time">
            <text:p>02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56.48" calcext:value-type="float">
            <text:p>256.48</text:p>
          </table:table-cell>
          <table:table-cell office:value-type="float" office:value="322.61" calcext:value-type="float">
            <text:p>322.61</text:p>
          </table:table-cell>
        </table:table-row>
        <table:table-row table:style-name="ro1">
          <table:table-cell office:value-type="float" office:value="7326947" calcext:value-type="float">
            <text:p>7326947</text:p>
          </table:table-cell>
          <table:table-cell table:formula="of:=[.A460]/1000/(60*60*24)" office:value-type="time" office:time-value="PT02H02M06.947S" calcext:value-type="time">
            <text:p>02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57.03" calcext:value-type="float">
            <text:p>257.03</text:p>
          </table:table-cell>
          <table:table-cell office:value-type="float" office:value="323.3" calcext:value-type="float">
            <text:p>323.3</text:p>
          </table:table-cell>
        </table:table-row>
        <table:table-row table:style-name="ro1">
          <table:table-cell office:value-type="float" office:value="7342947" calcext:value-type="float">
            <text:p>7342947</text:p>
          </table:table-cell>
          <table:table-cell table:formula="of:=[.A461]/1000/(60*60*24)" office:value-type="time" office:time-value="PT02H02M22.947S" calcext:value-type="time">
            <text:p>02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57.59" calcext:value-type="float">
            <text:p>257.59</text:p>
          </table:table-cell>
          <table:table-cell office:value-type="float" office:value="323.98" calcext:value-type="float">
            <text:p>323.98</text:p>
          </table:table-cell>
        </table:table-row>
        <table:table-row table:style-name="ro1">
          <table:table-cell office:value-type="float" office:value="7358947" calcext:value-type="float">
            <text:p>7358947</text:p>
          </table:table-cell>
          <table:table-cell table:formula="of:=[.A462]/1000/(60*60*24)" office:value-type="time" office:time-value="PT02H02M38.947S" calcext:value-type="time">
            <text:p>02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58.14" calcext:value-type="float">
            <text:p>258.14</text:p>
          </table:table-cell>
          <table:table-cell office:value-type="float" office:value="324.66" calcext:value-type="float">
            <text:p>324.66</text:p>
          </table:table-cell>
        </table:table-row>
        <table:table-row table:style-name="ro1">
          <table:table-cell office:value-type="float" office:value="7374947" calcext:value-type="float">
            <text:p>7374947</text:p>
          </table:table-cell>
          <table:table-cell table:formula="of:=[.A463]/1000/(60*60*24)" office:value-type="time" office:time-value="PT02H02M54.947S" calcext:value-type="time">
            <text:p>02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58.69" calcext:value-type="float">
            <text:p>258.69</text:p>
          </table:table-cell>
          <table:table-cell office:value-type="float" office:value="325.35" calcext:value-type="float">
            <text:p>325.35</text:p>
          </table:table-cell>
        </table:table-row>
        <table:table-row table:style-name="ro1">
          <table:table-cell office:value-type="float" office:value="7390947" calcext:value-type="float">
            <text:p>7390947</text:p>
          </table:table-cell>
          <table:table-cell table:formula="of:=[.A464]/1000/(60*60*24)" office:value-type="time" office:time-value="PT02H03M10.947S" calcext:value-type="time">
            <text:p>02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9.25" calcext:value-type="float">
            <text:p>259.25</text:p>
          </table:table-cell>
          <table:table-cell office:value-type="float" office:value="326.03" calcext:value-type="float">
            <text:p>326.03</text:p>
          </table:table-cell>
        </table:table-row>
        <table:table-row table:style-name="ro1">
          <table:table-cell office:value-type="float" office:value="7406947" calcext:value-type="float">
            <text:p>7406947</text:p>
          </table:table-cell>
          <table:table-cell table:formula="of:=[.A465]/1000/(60*60*24)" office:value-type="time" office:time-value="PT02H03M26.947S" calcext:value-type="time">
            <text:p>02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59.8" calcext:value-type="float">
            <text:p>259.8</text:p>
          </table:table-cell>
          <table:table-cell office:value-type="float" office:value="326.72" calcext:value-type="float">
            <text:p>326.72</text:p>
          </table:table-cell>
        </table:table-row>
        <table:table-row table:style-name="ro1">
          <table:table-cell office:value-type="float" office:value="7422947" calcext:value-type="float">
            <text:p>7422947</text:p>
          </table:table-cell>
          <table:table-cell table:formula="of:=[.A466]/1000/(60*60*24)" office:value-type="time" office:time-value="PT02H03M42.947S" calcext:value-type="time">
            <text:p>02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60.35" calcext:value-type="float">
            <text:p>260.35</text:p>
          </table:table-cell>
          <table:table-cell office:value-type="float" office:value="327.4" calcext:value-type="float">
            <text:p>327.4</text:p>
          </table:table-cell>
        </table:table-row>
        <table:table-row table:style-name="ro1">
          <table:table-cell office:value-type="float" office:value="7438947" calcext:value-type="float">
            <text:p>7438947</text:p>
          </table:table-cell>
          <table:table-cell table:formula="of:=[.A467]/1000/(60*60*24)" office:value-type="time" office:time-value="PT02H03M58.947S" calcext:value-type="time">
            <text:p>02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0.9" calcext:value-type="float">
            <text:p>260.9</text:p>
          </table:table-cell>
          <table:table-cell office:value-type="float" office:value="328.09" calcext:value-type="float">
            <text:p>328.09</text:p>
          </table:table-cell>
        </table:table-row>
        <table:table-row table:style-name="ro1">
          <table:table-cell office:value-type="float" office:value="7454947" calcext:value-type="float">
            <text:p>7454947</text:p>
          </table:table-cell>
          <table:table-cell table:formula="of:=[.A468]/1000/(60*60*24)" office:value-type="time" office:time-value="PT02H04M14.947S" calcext:value-type="time">
            <text:p>02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61.46" calcext:value-type="float">
            <text:p>261.46</text:p>
          </table:table-cell>
          <table:table-cell office:value-type="float" office:value="328.77" calcext:value-type="float">
            <text:p>328.77</text:p>
          </table:table-cell>
        </table:table-row>
        <table:table-row table:style-name="ro1">
          <table:table-cell office:value-type="float" office:value="7470947" calcext:value-type="float">
            <text:p>7470947</text:p>
          </table:table-cell>
          <table:table-cell table:formula="of:=[.A469]/1000/(60*60*24)" office:value-type="time" office:time-value="PT02H04M30.947S" calcext:value-type="time">
            <text:p>02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62.01" calcext:value-type="float">
            <text:p>262.01</text:p>
          </table:table-cell>
          <table:table-cell office:value-type="float" office:value="329.45" calcext:value-type="float">
            <text:p>329.45</text:p>
          </table:table-cell>
        </table:table-row>
        <table:table-row table:style-name="ro1">
          <table:table-cell office:value-type="float" office:value="7486946" calcext:value-type="float">
            <text:p>7486946</text:p>
          </table:table-cell>
          <table:table-cell table:formula="of:=[.A470]/1000/(60*60*24)" office:value-type="time" office:time-value="PT02H04M46.946S" calcext:value-type="time">
            <text:p>02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2.56" calcext:value-type="float">
            <text:p>262.56</text:p>
          </table:table-cell>
          <table:table-cell office:value-type="float" office:value="330.14" calcext:value-type="float">
            <text:p>330.14</text:p>
          </table:table-cell>
        </table:table-row>
        <table:table-row table:style-name="ro1">
          <table:table-cell office:value-type="float" office:value="7502947" calcext:value-type="float">
            <text:p>7502947</text:p>
          </table:table-cell>
          <table:table-cell table:formula="of:=[.A471]/1000/(60*60*24)" office:value-type="time" office:time-value="PT02H05M02.947S" calcext:value-type="time">
            <text:p>02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3.11" calcext:value-type="float">
            <text:p>263.11</text:p>
          </table:table-cell>
          <table:table-cell office:value-type="float" office:value="330.82" calcext:value-type="float">
            <text:p>330.82</text:p>
          </table:table-cell>
        </table:table-row>
        <table:table-row table:style-name="ro1">
          <table:table-cell office:value-type="float" office:value="7518947" calcext:value-type="float">
            <text:p>7518947</text:p>
          </table:table-cell>
          <table:table-cell table:formula="of:=[.A472]/1000/(60*60*24)" office:value-type="time" office:time-value="PT02H05M18.947S" calcext:value-type="time">
            <text:p>02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63.67" calcext:value-type="float">
            <text:p>263.67</text:p>
          </table:table-cell>
          <table:table-cell office:value-type="float" office:value="331.5" calcext:value-type="float">
            <text:p>331.5</text:p>
          </table:table-cell>
        </table:table-row>
        <table:table-row table:style-name="ro1">
          <table:table-cell office:value-type="float" office:value="7534947" calcext:value-type="float">
            <text:p>7534947</text:p>
          </table:table-cell>
          <table:table-cell table:formula="of:=[.A473]/1000/(60*60*24)" office:value-type="time" office:time-value="PT02H05M34.947S" calcext:value-type="time">
            <text:p>02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64.22" calcext:value-type="float">
            <text:p>264.22</text:p>
          </table:table-cell>
          <table:table-cell office:value-type="float" office:value="332.19" calcext:value-type="float">
            <text:p>332.19</text:p>
          </table:table-cell>
        </table:table-row>
        <table:table-row table:style-name="ro1">
          <table:table-cell office:value-type="float" office:value="7550947" calcext:value-type="float">
            <text:p>7550947</text:p>
          </table:table-cell>
          <table:table-cell table:formula="of:=[.A474]/1000/(60*60*24)" office:value-type="time" office:time-value="PT02H05M50.947S" calcext:value-type="time">
            <text:p>02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4.77" calcext:value-type="float">
            <text:p>264.77</text:p>
          </table:table-cell>
          <table:table-cell office:value-type="float" office:value="332.87" calcext:value-type="float">
            <text:p>332.87</text:p>
          </table:table-cell>
        </table:table-row>
        <table:table-row table:style-name="ro1">
          <table:table-cell office:value-type="float" office:value="7566947" calcext:value-type="float">
            <text:p>7566947</text:p>
          </table:table-cell>
          <table:table-cell table:formula="of:=[.A475]/1000/(60*60*24)" office:value-type="time" office:time-value="PT02H06M06.947S" calcext:value-type="time">
            <text:p>02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4.19" calcext:value-type="float">
            <text:p>154.19</text:p>
          </table:table-cell>
          <table:table-cell office:value-type="float" office:value="265.32" calcext:value-type="float">
            <text:p>265.32</text:p>
          </table:table-cell>
          <table:table-cell office:value-type="float" office:value="333.56" calcext:value-type="float">
            <text:p>333.56</text:p>
          </table:table-cell>
        </table:table-row>
        <table:table-row table:style-name="ro1">
          <table:table-cell office:value-type="float" office:value="7582947" calcext:value-type="float">
            <text:p>7582947</text:p>
          </table:table-cell>
          <table:table-cell table:formula="of:=[.A476]/1000/(60*60*24)" office:value-type="time" office:time-value="PT02H06M22.947S" calcext:value-type="time">
            <text:p>02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5.88" calcext:value-type="float">
            <text:p>265.88</text:p>
          </table:table-cell>
          <table:table-cell office:value-type="float" office:value="334.24" calcext:value-type="float">
            <text:p>334.24</text:p>
          </table:table-cell>
        </table:table-row>
        <table:table-row table:style-name="ro1">
          <table:table-cell office:value-type="float" office:value="7598947" calcext:value-type="float">
            <text:p>7598947</text:p>
          </table:table-cell>
          <table:table-cell table:formula="of:=[.A477]/1000/(60*60*24)" office:value-type="time" office:time-value="PT02H06M38.947S" calcext:value-type="time">
            <text:p>02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6.43" calcext:value-type="float">
            <text:p>266.43</text:p>
          </table:table-cell>
          <table:table-cell office:value-type="float" office:value="334.93" calcext:value-type="float">
            <text:p>334.93</text:p>
          </table:table-cell>
        </table:table-row>
        <table:table-row table:style-name="ro1">
          <table:table-cell office:value-type="float" office:value="7614947" calcext:value-type="float">
            <text:p>7614947</text:p>
          </table:table-cell>
          <table:table-cell table:formula="of:=[.A478]/1000/(60*60*24)" office:value-type="time" office:time-value="PT02H06M54.947S" calcext:value-type="time">
            <text:p>02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66.98" calcext:value-type="float">
            <text:p>266.98</text:p>
          </table:table-cell>
          <table:table-cell office:value-type="float" office:value="335.61" calcext:value-type="float">
            <text:p>335.61</text:p>
          </table:table-cell>
        </table:table-row>
        <table:table-row table:style-name="ro1">
          <table:table-cell office:value-type="float" office:value="7630946" calcext:value-type="float">
            <text:p>7630946</text:p>
          </table:table-cell>
          <table:table-cell table:formula="of:=[.A479]/1000/(60*60*24)" office:value-type="time" office:time-value="PT02H07M10.946S" calcext:value-type="time">
            <text:p>02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7.53" calcext:value-type="float">
            <text:p>267.53</text:p>
          </table:table-cell>
          <table:table-cell office:value-type="float" office:value="336.29" calcext:value-type="float">
            <text:p>336.29</text:p>
          </table:table-cell>
        </table:table-row>
        <table:table-row table:style-name="ro1">
          <table:table-cell office:value-type="float" office:value="7646947" calcext:value-type="float">
            <text:p>7646947</text:p>
          </table:table-cell>
          <table:table-cell table:formula="of:=[.A480]/1000/(60*60*24)" office:value-type="time" office:time-value="PT02H07M26.947S" calcext:value-type="time">
            <text:p>02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8.09" calcext:value-type="float">
            <text:p>268.09</text:p>
          </table:table-cell>
          <table:table-cell office:value-type="float" office:value="336.98" calcext:value-type="float">
            <text:p>336.98</text:p>
          </table:table-cell>
        </table:table-row>
        <table:table-row table:style-name="ro1">
          <table:table-cell office:value-type="float" office:value="7662947" calcext:value-type="float">
            <text:p>7662947</text:p>
          </table:table-cell>
          <table:table-cell table:formula="of:=[.A481]/1000/(60*60*24)" office:value-type="time" office:time-value="PT02H07M42.947S" calcext:value-type="time">
            <text:p>02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68.64" calcext:value-type="float">
            <text:p>268.64</text:p>
          </table:table-cell>
          <table:table-cell office:value-type="float" office:value="337.66" calcext:value-type="float">
            <text:p>337.66</text:p>
          </table:table-cell>
        </table:table-row>
        <table:table-row table:style-name="ro1">
          <table:table-cell office:value-type="float" office:value="7678947" calcext:value-type="float">
            <text:p>7678947</text:p>
          </table:table-cell>
          <table:table-cell table:formula="of:=[.A482]/1000/(60*60*24)" office:value-type="time" office:time-value="PT02H07M58.947S" calcext:value-type="time">
            <text:p>02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69.19" calcext:value-type="float">
            <text:p>269.19</text:p>
          </table:table-cell>
          <table:table-cell office:value-type="float" office:value="338.34" calcext:value-type="float">
            <text:p>338.34</text:p>
          </table:table-cell>
        </table:table-row>
        <table:table-row table:style-name="ro1">
          <table:table-cell office:value-type="float" office:value="7694947" calcext:value-type="float">
            <text:p>7694947</text:p>
          </table:table-cell>
          <table:table-cell table:formula="of:=[.A483]/1000/(60*60*24)" office:value-type="time" office:time-value="PT02H08M14.947S" calcext:value-type="time">
            <text:p>02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9.74" calcext:value-type="float">
            <text:p>269.74</text:p>
          </table:table-cell>
          <table:table-cell office:value-type="float" office:value="339.03" calcext:value-type="float">
            <text:p>339.03</text:p>
          </table:table-cell>
        </table:table-row>
        <table:table-row table:style-name="ro1">
          <table:table-cell office:value-type="float" office:value="7710947" calcext:value-type="float">
            <text:p>7710947</text:p>
          </table:table-cell>
          <table:table-cell table:formula="of:=[.A484]/1000/(60*60*24)" office:value-type="time" office:time-value="PT02H08M30.947S" calcext:value-type="time">
            <text:p>02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0.3" calcext:value-type="float">
            <text:p>270.3</text:p>
          </table:table-cell>
          <table:table-cell office:value-type="float" office:value="339.71" calcext:value-type="float">
            <text:p>339.71</text:p>
          </table:table-cell>
        </table:table-row>
        <table:table-row table:style-name="ro1">
          <table:table-cell office:value-type="float" office:value="7726947" calcext:value-type="float">
            <text:p>7726947</text:p>
          </table:table-cell>
          <table:table-cell table:formula="of:=[.A485]/1000/(60*60*24)" office:value-type="time" office:time-value="PT02H08M46.947S" calcext:value-type="time">
            <text:p>02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70.85" calcext:value-type="float">
            <text:p>270.85</text:p>
          </table:table-cell>
          <table:table-cell office:value-type="float" office:value="340.39" calcext:value-type="float">
            <text:p>340.39</text:p>
          </table:table-cell>
        </table:table-row>
        <table:table-row table:style-name="ro1">
          <table:table-cell office:value-type="float" office:value="7742947" calcext:value-type="float">
            <text:p>7742947</text:p>
          </table:table-cell>
          <table:table-cell table:formula="of:=[.A486]/1000/(60*60*24)" office:value-type="time" office:time-value="PT02H09M02.947S" calcext:value-type="time">
            <text:p>02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1.4" calcext:value-type="float">
            <text:p>271.4</text:p>
          </table:table-cell>
          <table:table-cell office:value-type="float" office:value="341.08" calcext:value-type="float">
            <text:p>341.08</text:p>
          </table:table-cell>
        </table:table-row>
        <table:table-row table:style-name="ro1">
          <table:table-cell office:value-type="float" office:value="7758947" calcext:value-type="float">
            <text:p>7758947</text:p>
          </table:table-cell>
          <table:table-cell table:formula="of:=[.A487]/1000/(60*60*24)" office:value-type="time" office:time-value="PT02H09M18.947S" calcext:value-type="time">
            <text:p>02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1.95" calcext:value-type="float">
            <text:p>271.95</text:p>
          </table:table-cell>
          <table:table-cell office:value-type="float" office:value="341.76" calcext:value-type="float">
            <text:p>341.76</text:p>
          </table:table-cell>
        </table:table-row>
        <table:table-row table:style-name="ro1">
          <table:table-cell office:value-type="float" office:value="7774947" calcext:value-type="float">
            <text:p>7774947</text:p>
          </table:table-cell>
          <table:table-cell table:formula="of:=[.A488]/1000/(60*60*24)" office:value-type="time" office:time-value="PT02H09M34.947S" calcext:value-type="time">
            <text:p>02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2.51" calcext:value-type="float">
            <text:p>272.51</text:p>
          </table:table-cell>
          <table:table-cell office:value-type="float" office:value="342.44" calcext:value-type="float">
            <text:p>342.44</text:p>
          </table:table-cell>
        </table:table-row>
        <table:table-row table:style-name="ro1">
          <table:table-cell office:value-type="float" office:value="7790947" calcext:value-type="float">
            <text:p>7790947</text:p>
          </table:table-cell>
          <table:table-cell table:formula="of:=[.A489]/1000/(60*60*24)" office:value-type="time" office:time-value="PT02H09M50.947S" calcext:value-type="time">
            <text:p>02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73.06" calcext:value-type="float">
            <text:p>273.06</text:p>
          </table:table-cell>
          <table:table-cell office:value-type="float" office:value="343.13" calcext:value-type="float">
            <text:p>343.13</text:p>
          </table:table-cell>
        </table:table-row>
        <table:table-row table:style-name="ro1">
          <table:table-cell office:value-type="float" office:value="7806947" calcext:value-type="float">
            <text:p>7806947</text:p>
          </table:table-cell>
          <table:table-cell table:formula="of:=[.A490]/1000/(60*60*24)" office:value-type="time" office:time-value="PT02H10M06.947S" calcext:value-type="time">
            <text:p>02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3.61" calcext:value-type="float">
            <text:p>273.61</text:p>
          </table:table-cell>
          <table:table-cell office:value-type="float" office:value="343.81" calcext:value-type="float">
            <text:p>343.81</text:p>
          </table:table-cell>
        </table:table-row>
        <table:table-row table:style-name="ro1">
          <table:table-cell office:value-type="float" office:value="7822947" calcext:value-type="float">
            <text:p>7822947</text:p>
          </table:table-cell>
          <table:table-cell table:formula="of:=[.A491]/1000/(60*60*24)" office:value-type="time" office:time-value="PT02H10M22.947S" calcext:value-type="time">
            <text:p>02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4.16" calcext:value-type="float">
            <text:p>274.16</text:p>
          </table:table-cell>
          <table:table-cell office:value-type="float" office:value="344.49" calcext:value-type="float">
            <text:p>344.49</text:p>
          </table:table-cell>
        </table:table-row>
        <table:table-row table:style-name="ro1">
          <table:table-cell office:value-type="float" office:value="7838947" calcext:value-type="float">
            <text:p>7838947</text:p>
          </table:table-cell>
          <table:table-cell table:formula="of:=[.A492]/1000/(60*60*24)" office:value-type="time" office:time-value="PT02H10M38.947S" calcext:value-type="time">
            <text:p>02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4.72" calcext:value-type="float">
            <text:p>274.72</text:p>
          </table:table-cell>
          <table:table-cell office:value-type="float" office:value="345.18" calcext:value-type="float">
            <text:p>345.18</text:p>
          </table:table-cell>
        </table:table-row>
        <table:table-row table:style-name="ro1">
          <table:table-cell office:value-type="float" office:value="7854947" calcext:value-type="float">
            <text:p>7854947</text:p>
          </table:table-cell>
          <table:table-cell table:formula="of:=[.A493]/1000/(60*60*24)" office:value-type="time" office:time-value="PT02H10M54.947S" calcext:value-type="time">
            <text:p>02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5.27" calcext:value-type="float">
            <text:p>275.27</text:p>
          </table:table-cell>
          <table:table-cell office:value-type="float" office:value="345.86" calcext:value-type="float">
            <text:p>345.86</text:p>
          </table:table-cell>
        </table:table-row>
        <table:table-row table:style-name="ro1">
          <table:table-cell office:value-type="float" office:value="7870947" calcext:value-type="float">
            <text:p>7870947</text:p>
          </table:table-cell>
          <table:table-cell table:formula="of:=[.A494]/1000/(60*60*24)" office:value-type="time" office:time-value="PT02H11M10.947S" calcext:value-type="time">
            <text:p>02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5.82" calcext:value-type="float">
            <text:p>275.82</text:p>
          </table:table-cell>
          <table:table-cell office:value-type="float" office:value="346.54" calcext:value-type="float">
            <text:p>346.54</text:p>
          </table:table-cell>
        </table:table-row>
        <table:table-row table:style-name="ro1">
          <table:table-cell office:value-type="float" office:value="7886947" calcext:value-type="float">
            <text:p>7886947</text:p>
          </table:table-cell>
          <table:table-cell table:formula="of:=[.A495]/1000/(60*60*24)" office:value-type="time" office:time-value="PT02H11M26.947S" calcext:value-type="time">
            <text:p>02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6.37" calcext:value-type="float">
            <text:p>276.37</text:p>
          </table:table-cell>
          <table:table-cell office:value-type="float" office:value="347.23" calcext:value-type="float">
            <text:p>347.23</text:p>
          </table:table-cell>
        </table:table-row>
        <table:table-row table:style-name="ro1">
          <table:table-cell office:value-type="float" office:value="7902947" calcext:value-type="float">
            <text:p>7902947</text:p>
          </table:table-cell>
          <table:table-cell table:formula="of:=[.A496]/1000/(60*60*24)" office:value-type="time" office:time-value="PT02H11M42.947S" calcext:value-type="time">
            <text:p>02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6.93" calcext:value-type="float">
            <text:p>276.93</text:p>
          </table:table-cell>
          <table:table-cell office:value-type="float" office:value="347.91" calcext:value-type="float">
            <text:p>347.91</text:p>
          </table:table-cell>
        </table:table-row>
        <table:table-row table:style-name="ro1">
          <table:table-cell office:value-type="float" office:value="7918947" calcext:value-type="float">
            <text:p>7918947</text:p>
          </table:table-cell>
          <table:table-cell table:formula="of:=[.A497]/1000/(60*60*24)" office:value-type="time" office:time-value="PT02H11M58.947S" calcext:value-type="time">
            <text:p>02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7.48" calcext:value-type="float">
            <text:p>277.48</text:p>
          </table:table-cell>
          <table:table-cell office:value-type="float" office:value="348.59" calcext:value-type="float">
            <text:p>348.59</text:p>
          </table:table-cell>
        </table:table-row>
        <table:table-row table:style-name="ro1">
          <table:table-cell office:value-type="float" office:value="7934947" calcext:value-type="float">
            <text:p>7934947</text:p>
          </table:table-cell>
          <table:table-cell table:formula="of:=[.A498]/1000/(60*60*24)" office:value-type="time" office:time-value="PT02H12M14.947S" calcext:value-type="time">
            <text:p>02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78.03" calcext:value-type="float">
            <text:p>278.03</text:p>
          </table:table-cell>
          <table:table-cell office:value-type="float" office:value="349.28" calcext:value-type="float">
            <text:p>349.28</text:p>
          </table:table-cell>
        </table:table-row>
        <table:table-row table:style-name="ro1">
          <table:table-cell office:value-type="float" office:value="7950947" calcext:value-type="float">
            <text:p>7950947</text:p>
          </table:table-cell>
          <table:table-cell table:formula="of:=[.A499]/1000/(60*60*24)" office:value-type="time" office:time-value="PT02H12M30.947S" calcext:value-type="time">
            <text:p>02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8.58" calcext:value-type="float">
            <text:p>278.58</text:p>
          </table:table-cell>
          <table:table-cell office:value-type="float" office:value="349.96" calcext:value-type="float">
            <text:p>349.96</text:p>
          </table:table-cell>
        </table:table-row>
        <table:table-row table:style-name="ro1">
          <table:table-cell office:value-type="float" office:value="7966947" calcext:value-type="float">
            <text:p>7966947</text:p>
          </table:table-cell>
          <table:table-cell table:formula="of:=[.A500]/1000/(60*60*24)" office:value-type="time" office:time-value="PT02H12M46.947S" calcext:value-type="time">
            <text:p>02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9.14" calcext:value-type="float">
            <text:p>279.14</text:p>
          </table:table-cell>
          <table:table-cell office:value-type="float" office:value="350.64" calcext:value-type="float">
            <text:p>350.64</text:p>
          </table:table-cell>
        </table:table-row>
        <table:table-row table:style-name="ro1">
          <table:table-cell office:value-type="float" office:value="7982947" calcext:value-type="float">
            <text:p>7982947</text:p>
          </table:table-cell>
          <table:table-cell table:formula="of:=[.A501]/1000/(60*60*24)" office:value-type="time" office:time-value="PT02H13M02.947S" calcext:value-type="time">
            <text:p>02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9.69" calcext:value-type="float">
            <text:p>279.69</text:p>
          </table:table-cell>
          <table:table-cell office:value-type="float" office:value="351.33" calcext:value-type="float">
            <text:p>351.33</text:p>
          </table:table-cell>
        </table:table-row>
        <table:table-row table:style-name="ro1">
          <table:table-cell office:value-type="float" office:value="7998947" calcext:value-type="float">
            <text:p>7998947</text:p>
          </table:table-cell>
          <table:table-cell table:formula="of:=[.A502]/1000/(60*60*24)" office:value-type="time" office:time-value="PT02H13M18.947S" calcext:value-type="time">
            <text:p>02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80.24" calcext:value-type="float">
            <text:p>280.24</text:p>
          </table:table-cell>
          <table:table-cell office:value-type="float" office:value="352.01" calcext:value-type="float">
            <text:p>352.01</text:p>
          </table:table-cell>
        </table:table-row>
        <table:table-row table:style-name="ro1">
          <table:table-cell office:value-type="float" office:value="8014947" calcext:value-type="float">
            <text:p>8014947</text:p>
          </table:table-cell>
          <table:table-cell table:formula="of:=[.A503]/1000/(60*60*24)" office:value-type="time" office:time-value="PT02H13M34.947S" calcext:value-type="time">
            <text:p>02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0.79" calcext:value-type="float">
            <text:p>280.79</text:p>
          </table:table-cell>
          <table:table-cell office:value-type="float" office:value="352.69" calcext:value-type="float">
            <text:p>352.69</text:p>
          </table:table-cell>
        </table:table-row>
        <table:table-row table:style-name="ro1">
          <table:table-cell office:value-type="float" office:value="8030947" calcext:value-type="float">
            <text:p>8030947</text:p>
          </table:table-cell>
          <table:table-cell table:formula="of:=[.A504]/1000/(60*60*24)" office:value-type="time" office:time-value="PT02H13M50.947S" calcext:value-type="time">
            <text:p>02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1.34" calcext:value-type="float">
            <text:p>281.34</text:p>
          </table:table-cell>
          <table:table-cell office:value-type="float" office:value="353.38" calcext:value-type="float">
            <text:p>353.38</text:p>
          </table:table-cell>
        </table:table-row>
        <table:table-row table:style-name="ro1">
          <table:table-cell office:value-type="float" office:value="8046947" calcext:value-type="float">
            <text:p>8046947</text:p>
          </table:table-cell>
          <table:table-cell table:formula="of:=[.A505]/1000/(60*60*24)" office:value-type="time" office:time-value="PT02H14M06.947S" calcext:value-type="time">
            <text:p>02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1.9" calcext:value-type="float">
            <text:p>281.9</text:p>
          </table:table-cell>
          <table:table-cell office:value-type="float" office:value="354.06" calcext:value-type="float">
            <text:p>354.06</text:p>
          </table:table-cell>
        </table:table-row>
        <table:table-row table:style-name="ro1">
          <table:table-cell office:value-type="float" office:value="8062947" calcext:value-type="float">
            <text:p>8062947</text:p>
          </table:table-cell>
          <table:table-cell table:formula="of:=[.A506]/1000/(60*60*24)" office:value-type="time" office:time-value="PT02H14M22.947S" calcext:value-type="time">
            <text:p>02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2.45" calcext:value-type="float">
            <text:p>282.45</text:p>
          </table:table-cell>
          <table:table-cell office:value-type="float" office:value="354.74" calcext:value-type="float">
            <text:p>354.74</text:p>
          </table:table-cell>
        </table:table-row>
        <table:table-row table:style-name="ro1">
          <table:table-cell office:value-type="float" office:value="8078947" calcext:value-type="float">
            <text:p>8078947</text:p>
          </table:table-cell>
          <table:table-cell table:formula="of:=[.A507]/1000/(60*60*24)" office:value-type="time" office:time-value="PT02H14M38.947S" calcext:value-type="time">
            <text:p>02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3" calcext:value-type="float">
            <text:p>283</text:p>
          </table:table-cell>
          <table:table-cell office:value-type="float" office:value="355.43" calcext:value-type="float">
            <text:p>355.43</text:p>
          </table:table-cell>
        </table:table-row>
        <table:table-row table:style-name="ro1">
          <table:table-cell office:value-type="float" office:value="8094947" calcext:value-type="float">
            <text:p>8094947</text:p>
          </table:table-cell>
          <table:table-cell table:formula="of:=[.A508]/1000/(60*60*24)" office:value-type="time" office:time-value="PT02H14M54.947S" calcext:value-type="time">
            <text:p>02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3.55" calcext:value-type="float">
            <text:p>283.55</text:p>
          </table:table-cell>
          <table:table-cell office:value-type="float" office:value="356.11" calcext:value-type="float">
            <text:p>356.11</text:p>
          </table:table-cell>
        </table:table-row>
        <table:table-row table:style-name="ro1">
          <table:table-cell office:value-type="float" office:value="8110947" calcext:value-type="float">
            <text:p>8110947</text:p>
          </table:table-cell>
          <table:table-cell table:formula="of:=[.A509]/1000/(60*60*24)" office:value-type="time" office:time-value="PT02H15M10.947S" calcext:value-type="time">
            <text:p>02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4.11" calcext:value-type="float">
            <text:p>284.11</text:p>
          </table:table-cell>
          <table:table-cell office:value-type="float" office:value="356.79" calcext:value-type="float">
            <text:p>356.79</text:p>
          </table:table-cell>
        </table:table-row>
        <table:table-row table:style-name="ro1">
          <table:table-cell office:value-type="float" office:value="8126947" calcext:value-type="float">
            <text:p>8126947</text:p>
          </table:table-cell>
          <table:table-cell table:formula="of:=[.A510]/1000/(60*60*24)" office:value-type="time" office:time-value="PT02H15M26.947S" calcext:value-type="time">
            <text:p>02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4.66" calcext:value-type="float">
            <text:p>284.66</text:p>
          </table:table-cell>
          <table:table-cell office:value-type="float" office:value="357.47" calcext:value-type="float">
            <text:p>357.47</text:p>
          </table:table-cell>
        </table:table-row>
        <table:table-row table:style-name="ro1">
          <table:table-cell office:value-type="float" office:value="8142947" calcext:value-type="float">
            <text:p>8142947</text:p>
          </table:table-cell>
          <table:table-cell table:formula="of:=[.A511]/1000/(60*60*24)" office:value-type="time" office:time-value="PT02H15M42.947S" calcext:value-type="time">
            <text:p>02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5.21" calcext:value-type="float">
            <text:p>285.21</text:p>
          </table:table-cell>
          <table:table-cell office:value-type="float" office:value="358.16" calcext:value-type="float">
            <text:p>358.16</text:p>
          </table:table-cell>
        </table:table-row>
        <table:table-row table:style-name="ro1">
          <table:table-cell office:value-type="float" office:value="8158947" calcext:value-type="float">
            <text:p>8158947</text:p>
          </table:table-cell>
          <table:table-cell table:formula="of:=[.A512]/1000/(60*60*24)" office:value-type="time" office:time-value="PT02H15M58.947S" calcext:value-type="time">
            <text:p>02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5.76" calcext:value-type="float">
            <text:p>285.76</text:p>
          </table:table-cell>
          <table:table-cell office:value-type="float" office:value="358.84" calcext:value-type="float">
            <text:p>358.84</text:p>
          </table:table-cell>
        </table:table-row>
        <table:table-row table:style-name="ro1">
          <table:table-cell office:value-type="float" office:value="8174947" calcext:value-type="float">
            <text:p>8174947</text:p>
          </table:table-cell>
          <table:table-cell table:formula="of:=[.A513]/1000/(60*60*24)" office:value-type="time" office:time-value="PT02H16M14.947S" calcext:value-type="time">
            <text:p>02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6.31" calcext:value-type="float">
            <text:p>286.31</text:p>
          </table:table-cell>
          <table:table-cell office:value-type="float" office:value="359.52" calcext:value-type="float">
            <text:p>359.52</text:p>
          </table:table-cell>
        </table:table-row>
        <table:table-row table:style-name="ro1">
          <table:table-cell office:value-type="float" office:value="8190947" calcext:value-type="float">
            <text:p>8190947</text:p>
          </table:table-cell>
          <table:table-cell table:formula="of:=[.A514]/1000/(60*60*24)" office:value-type="time" office:time-value="PT02H16M30.947S" calcext:value-type="time">
            <text:p>02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6.87" calcext:value-type="float">
            <text:p>286.87</text:p>
          </table:table-cell>
          <table:table-cell office:value-type="float" office:value="360.21" calcext:value-type="float">
            <text:p>360.21</text:p>
          </table:table-cell>
        </table:table-row>
        <table:table-row table:style-name="ro1">
          <table:table-cell office:value-type="float" office:value="8206947" calcext:value-type="float">
            <text:p>8206947</text:p>
          </table:table-cell>
          <table:table-cell table:formula="of:=[.A515]/1000/(60*60*24)" office:value-type="time" office:time-value="PT02H16M46.947S" calcext:value-type="time">
            <text:p>02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7.42" calcext:value-type="float">
            <text:p>287.42</text:p>
          </table:table-cell>
          <table:table-cell office:value-type="float" office:value="360.89" calcext:value-type="float">
            <text:p>360.89</text:p>
          </table:table-cell>
        </table:table-row>
        <table:table-row table:style-name="ro1">
          <table:table-cell office:value-type="float" office:value="8222947" calcext:value-type="float">
            <text:p>8222947</text:p>
          </table:table-cell>
          <table:table-cell table:formula="of:=[.A516]/1000/(60*60*24)" office:value-type="time" office:time-value="PT02H17M02.947S" calcext:value-type="time">
            <text:p>02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7.97" calcext:value-type="float">
            <text:p>287.97</text:p>
          </table:table-cell>
          <table:table-cell office:value-type="float" office:value="361.57" calcext:value-type="float">
            <text:p>361.57</text:p>
          </table:table-cell>
        </table:table-row>
        <table:table-row table:style-name="ro1">
          <table:table-cell office:value-type="float" office:value="8238947" calcext:value-type="float">
            <text:p>8238947</text:p>
          </table:table-cell>
          <table:table-cell table:formula="of:=[.A517]/1000/(60*60*24)" office:value-type="time" office:time-value="PT02H17M18.947S" calcext:value-type="time">
            <text:p>02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8.52" calcext:value-type="float">
            <text:p>288.52</text:p>
          </table:table-cell>
          <table:table-cell office:value-type="float" office:value="362.26" calcext:value-type="float">
            <text:p>362.26</text:p>
          </table:table-cell>
        </table:table-row>
        <table:table-row table:style-name="ro1">
          <table:table-cell office:value-type="float" office:value="8254947" calcext:value-type="float">
            <text:p>8254947</text:p>
          </table:table-cell>
          <table:table-cell table:formula="of:=[.A518]/1000/(60*60*24)" office:value-type="time" office:time-value="PT02H17M34.947S" calcext:value-type="time">
            <text:p>02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9.08" calcext:value-type="float">
            <text:p>289.08</text:p>
          </table:table-cell>
          <table:table-cell office:value-type="float" office:value="362.94" calcext:value-type="float">
            <text:p>362.94</text:p>
          </table:table-cell>
        </table:table-row>
        <table:table-row table:style-name="ro1">
          <table:table-cell office:value-type="float" office:value="8270947" calcext:value-type="float">
            <text:p>8270947</text:p>
          </table:table-cell>
          <table:table-cell table:formula="of:=[.A519]/1000/(60*60*24)" office:value-type="time" office:time-value="PT02H17M50.947S" calcext:value-type="time">
            <text:p>02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89.63" calcext:value-type="float">
            <text:p>289.63</text:p>
          </table:table-cell>
          <table:table-cell office:value-type="float" office:value="363.62" calcext:value-type="float">
            <text:p>363.62</text:p>
          </table:table-cell>
        </table:table-row>
        <table:table-row table:style-name="ro1">
          <table:table-cell office:value-type="float" office:value="8286947" calcext:value-type="float">
            <text:p>8286947</text:p>
          </table:table-cell>
          <table:table-cell table:formula="of:=[.A520]/1000/(60*60*24)" office:value-type="time" office:time-value="PT02H18M06.947S" calcext:value-type="time">
            <text:p>02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0.18" calcext:value-type="float">
            <text:p>290.18</text:p>
          </table:table-cell>
          <table:table-cell office:value-type="float" office:value="364.3" calcext:value-type="float">
            <text:p>364.3</text:p>
          </table:table-cell>
        </table:table-row>
        <table:table-row table:style-name="ro1">
          <table:table-cell office:value-type="float" office:value="8302947" calcext:value-type="float">
            <text:p>8302947</text:p>
          </table:table-cell>
          <table:table-cell table:formula="of:=[.A521]/1000/(60*60*24)" office:value-type="time" office:time-value="PT02H18M22.947S" calcext:value-type="time">
            <text:p>02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90.73" calcext:value-type="float">
            <text:p>290.73</text:p>
          </table:table-cell>
          <table:table-cell office:value-type="float" office:value="364.99" calcext:value-type="float">
            <text:p>364.99</text:p>
          </table:table-cell>
        </table:table-row>
        <table:table-row table:style-name="ro1">
          <table:table-cell office:value-type="float" office:value="8318947" calcext:value-type="float">
            <text:p>8318947</text:p>
          </table:table-cell>
          <table:table-cell table:formula="of:=[.A522]/1000/(60*60*24)" office:value-type="time" office:time-value="PT02H18M38.947S" calcext:value-type="time">
            <text:p>02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91.28" calcext:value-type="float">
            <text:p>291.28</text:p>
          </table:table-cell>
          <table:table-cell office:value-type="float" office:value="365.67" calcext:value-type="float">
            <text:p>365.67</text:p>
          </table:table-cell>
        </table:table-row>
        <table:table-row table:style-name="ro1">
          <table:table-cell office:value-type="float" office:value="8334947" calcext:value-type="float">
            <text:p>8334947</text:p>
          </table:table-cell>
          <table:table-cell table:formula="of:=[.A523]/1000/(60*60*24)" office:value-type="time" office:time-value="PT02H18M54.947S" calcext:value-type="time">
            <text:p>02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1.84" calcext:value-type="float">
            <text:p>291.84</text:p>
          </table:table-cell>
          <table:table-cell office:value-type="float" office:value="366.35" calcext:value-type="float">
            <text:p>366.35</text:p>
          </table:table-cell>
        </table:table-row>
        <table:table-row table:style-name="ro1">
          <table:table-cell office:value-type="float" office:value="8350947" calcext:value-type="float">
            <text:p>8350947</text:p>
          </table:table-cell>
          <table:table-cell table:formula="of:=[.A524]/1000/(60*60*24)" office:value-type="time" office:time-value="PT02H19M10.947S" calcext:value-type="time">
            <text:p>02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92.39" calcext:value-type="float">
            <text:p>292.39</text:p>
          </table:table-cell>
          <table:table-cell office:value-type="float" office:value="367.04" calcext:value-type="float">
            <text:p>367.04</text:p>
          </table:table-cell>
        </table:table-row>
        <table:table-row table:style-name="ro1">
          <table:table-cell office:value-type="float" office:value="8366947" calcext:value-type="float">
            <text:p>8366947</text:p>
          </table:table-cell>
          <table:table-cell table:formula="of:=[.A525]/1000/(60*60*24)" office:value-type="time" office:time-value="PT02H19M26.947S" calcext:value-type="time">
            <text:p>02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2.94" calcext:value-type="float">
            <text:p>292.94</text:p>
          </table:table-cell>
          <table:table-cell office:value-type="float" office:value="367.72" calcext:value-type="float">
            <text:p>367.72</text:p>
          </table:table-cell>
        </table:table-row>
        <table:table-row table:style-name="ro1">
          <table:table-cell office:value-type="float" office:value="8382947" calcext:value-type="float">
            <text:p>8382947</text:p>
          </table:table-cell>
          <table:table-cell table:formula="of:=[.A526]/1000/(60*60*24)" office:value-type="time" office:time-value="PT02H19M42.947S" calcext:value-type="time">
            <text:p>02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3.49" calcext:value-type="float">
            <text:p>293.49</text:p>
          </table:table-cell>
          <table:table-cell office:value-type="float" office:value="368.4" calcext:value-type="float">
            <text:p>368.4</text:p>
          </table:table-cell>
        </table:table-row>
        <table:table-row table:style-name="ro1">
          <table:table-cell office:value-type="float" office:value="8398947" calcext:value-type="float">
            <text:p>8398947</text:p>
          </table:table-cell>
          <table:table-cell table:formula="of:=[.A527]/1000/(60*60*24)" office:value-type="time" office:time-value="PT02H19M58.947S" calcext:value-type="time">
            <text:p>02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4.04" calcext:value-type="float">
            <text:p>294.04</text:p>
          </table:table-cell>
          <table:table-cell office:value-type="float" office:value="369.08" calcext:value-type="float">
            <text:p>369.08</text:p>
          </table:table-cell>
        </table:table-row>
        <table:table-row table:style-name="ro1">
          <table:table-cell office:value-type="float" office:value="8414947" calcext:value-type="float">
            <text:p>8414947</text:p>
          </table:table-cell>
          <table:table-cell table:formula="of:=[.A528]/1000/(60*60*24)" office:value-type="time" office:time-value="PT02H20M14.947S" calcext:value-type="time">
            <text:p>02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4.6" calcext:value-type="float">
            <text:p>294.6</text:p>
          </table:table-cell>
          <table:table-cell office:value-type="float" office:value="369.77" calcext:value-type="float">
            <text:p>369.77</text:p>
          </table:table-cell>
        </table:table-row>
        <table:table-row table:style-name="ro1">
          <table:table-cell office:value-type="float" office:value="8430947" calcext:value-type="float">
            <text:p>8430947</text:p>
          </table:table-cell>
          <table:table-cell table:formula="of:=[.A529]/1000/(60*60*24)" office:value-type="time" office:time-value="PT02H20M30.947S" calcext:value-type="time">
            <text:p>02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5.15" calcext:value-type="float">
            <text:p>295.15</text:p>
          </table:table-cell>
          <table:table-cell office:value-type="float" office:value="370.45" calcext:value-type="float">
            <text:p>370.45</text:p>
          </table:table-cell>
        </table:table-row>
        <table:table-row table:style-name="ro1">
          <table:table-cell office:value-type="float" office:value="8446947" calcext:value-type="float">
            <text:p>8446947</text:p>
          </table:table-cell>
          <table:table-cell table:formula="of:=[.A530]/1000/(60*60*24)" office:value-type="time" office:time-value="PT02H20M46.947S" calcext:value-type="time">
            <text:p>02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5.7" calcext:value-type="float">
            <text:p>295.7</text:p>
          </table:table-cell>
          <table:table-cell office:value-type="float" office:value="371.13" calcext:value-type="float">
            <text:p>371.13</text:p>
          </table:table-cell>
        </table:table-row>
        <table:table-row table:style-name="ro1">
          <table:table-cell office:value-type="float" office:value="8462947" calcext:value-type="float">
            <text:p>8462947</text:p>
          </table:table-cell>
          <table:table-cell table:formula="of:=[.A531]/1000/(60*60*24)" office:value-type="time" office:time-value="PT02H21M02.947S" calcext:value-type="time">
            <text:p>02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6.25" calcext:value-type="float">
            <text:p>296.25</text:p>
          </table:table-cell>
          <table:table-cell office:value-type="float" office:value="371.81" calcext:value-type="float">
            <text:p>371.81</text:p>
          </table:table-cell>
        </table:table-row>
        <table:table-row table:style-name="ro1">
          <table:table-cell office:value-type="float" office:value="8478947" calcext:value-type="float">
            <text:p>8478947</text:p>
          </table:table-cell>
          <table:table-cell table:formula="of:=[.A532]/1000/(60*60*24)" office:value-type="time" office:time-value="PT02H21M18.947S" calcext:value-type="time">
            <text:p>02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6.8" calcext:value-type="float">
            <text:p>296.8</text:p>
          </table:table-cell>
          <table:table-cell office:value-type="float" office:value="372.5" calcext:value-type="float">
            <text:p>372.5</text:p>
          </table:table-cell>
        </table:table-row>
        <table:table-row table:style-name="ro1">
          <table:table-cell office:value-type="float" office:value="8494947" calcext:value-type="float">
            <text:p>8494947</text:p>
          </table:table-cell>
          <table:table-cell table:formula="of:=[.A533]/1000/(60*60*24)" office:value-type="time" office:time-value="PT02H21M34.947S" calcext:value-type="time">
            <text:p>02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7.36" calcext:value-type="float">
            <text:p>297.36</text:p>
          </table:table-cell>
          <table:table-cell office:value-type="float" office:value="373.18" calcext:value-type="float">
            <text:p>373.18</text:p>
          </table:table-cell>
        </table:table-row>
        <table:table-row table:style-name="ro1">
          <table:table-cell office:value-type="float" office:value="8510947" calcext:value-type="float">
            <text:p>8510947</text:p>
          </table:table-cell>
          <table:table-cell table:formula="of:=[.A534]/1000/(60*60*24)" office:value-type="time" office:time-value="PT02H21M50.947S" calcext:value-type="time">
            <text:p>02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7.91" calcext:value-type="float">
            <text:p>297.91</text:p>
          </table:table-cell>
          <table:table-cell office:value-type="float" office:value="373.86" calcext:value-type="float">
            <text:p>373.86</text:p>
          </table:table-cell>
        </table:table-row>
        <table:table-row table:style-name="ro1">
          <table:table-cell office:value-type="float" office:value="8526947" calcext:value-type="float">
            <text:p>8526947</text:p>
          </table:table-cell>
          <table:table-cell table:formula="of:=[.A535]/1000/(60*60*24)" office:value-type="time" office:time-value="PT02H22M06.947S" calcext:value-type="time">
            <text:p>02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8.46" calcext:value-type="float">
            <text:p>298.46</text:p>
          </table:table-cell>
          <table:table-cell office:value-type="float" office:value="374.54" calcext:value-type="float">
            <text:p>374.54</text:p>
          </table:table-cell>
        </table:table-row>
        <table:table-row table:style-name="ro1">
          <table:table-cell office:value-type="float" office:value="8542947" calcext:value-type="float">
            <text:p>8542947</text:p>
          </table:table-cell>
          <table:table-cell table:formula="of:=[.A536]/1000/(60*60*24)" office:value-type="time" office:time-value="PT02H22M22.947S" calcext:value-type="time">
            <text:p>02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9.01" calcext:value-type="float">
            <text:p>299.01</text:p>
          </table:table-cell>
          <table:table-cell office:value-type="float" office:value="375.23" calcext:value-type="float">
            <text:p>375.23</text:p>
          </table:table-cell>
        </table:table-row>
        <table:table-row table:style-name="ro1">
          <table:table-cell office:value-type="float" office:value="8558947" calcext:value-type="float">
            <text:p>8558947</text:p>
          </table:table-cell>
          <table:table-cell table:formula="of:=[.A537]/1000/(60*60*24)" office:value-type="time" office:time-value="PT02H22M38.947S" calcext:value-type="time">
            <text:p>02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9.56" calcext:value-type="float">
            <text:p>299.56</text:p>
          </table:table-cell>
          <table:table-cell office:value-type="float" office:value="375.91" calcext:value-type="float">
            <text:p>375.91</text:p>
          </table:table-cell>
        </table:table-row>
        <table:table-row table:style-name="ro1">
          <table:table-cell office:value-type="float" office:value="8574947" calcext:value-type="float">
            <text:p>8574947</text:p>
          </table:table-cell>
          <table:table-cell table:formula="of:=[.A538]/1000/(60*60*24)" office:value-type="time" office:time-value="PT02H22M54.947S" calcext:value-type="time">
            <text:p>02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0.11" calcext:value-type="float">
            <text:p>300.11</text:p>
          </table:table-cell>
          <table:table-cell office:value-type="float" office:value="376.59" calcext:value-type="float">
            <text:p>376.59</text:p>
          </table:table-cell>
        </table:table-row>
        <table:table-row table:style-name="ro1">
          <table:table-cell office:value-type="float" office:value="8590947" calcext:value-type="float">
            <text:p>8590947</text:p>
          </table:table-cell>
          <table:table-cell table:formula="of:=[.A539]/1000/(60*60*24)" office:value-type="time" office:time-value="PT02H23M10.947S" calcext:value-type="time">
            <text:p>02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0.67" calcext:value-type="float">
            <text:p>300.67</text:p>
          </table:table-cell>
          <table:table-cell office:value-type="float" office:value="377.27" calcext:value-type="float">
            <text:p>377.27</text:p>
          </table:table-cell>
        </table:table-row>
        <table:table-row table:style-name="ro1">
          <table:table-cell office:value-type="float" office:value="8606947" calcext:value-type="float">
            <text:p>8606947</text:p>
          </table:table-cell>
          <table:table-cell table:formula="of:=[.A540]/1000/(60*60*24)" office:value-type="time" office:time-value="PT02H23M26.947S" calcext:value-type="time">
            <text:p>02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1.22" calcext:value-type="float">
            <text:p>301.22</text:p>
          </table:table-cell>
          <table:table-cell office:value-type="float" office:value="377.96" calcext:value-type="float">
            <text:p>377.96</text:p>
          </table:table-cell>
        </table:table-row>
        <table:table-row table:style-name="ro1">
          <table:table-cell office:value-type="float" office:value="8622947" calcext:value-type="float">
            <text:p>8622947</text:p>
          </table:table-cell>
          <table:table-cell table:formula="of:=[.A541]/1000/(60*60*24)" office:value-type="time" office:time-value="PT02H23M42.947S" calcext:value-type="time">
            <text:p>02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1.77" calcext:value-type="float">
            <text:p>301.77</text:p>
          </table:table-cell>
          <table:table-cell office:value-type="float" office:value="378.64" calcext:value-type="float">
            <text:p>378.64</text:p>
          </table:table-cell>
        </table:table-row>
        <table:table-row table:style-name="ro1">
          <table:table-cell office:value-type="float" office:value="8638947" calcext:value-type="float">
            <text:p>8638947</text:p>
          </table:table-cell>
          <table:table-cell table:formula="of:=[.A542]/1000/(60*60*24)" office:value-type="time" office:time-value="PT02H23M58.947S" calcext:value-type="time">
            <text:p>02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2.32" calcext:value-type="float">
            <text:p>302.32</text:p>
          </table:table-cell>
          <table:table-cell office:value-type="float" office:value="379.32" calcext:value-type="float">
            <text:p>379.32</text:p>
          </table:table-cell>
        </table:table-row>
        <table:table-row table:style-name="ro1">
          <table:table-cell office:value-type="float" office:value="8654947" calcext:value-type="float">
            <text:p>8654947</text:p>
          </table:table-cell>
          <table:table-cell table:formula="of:=[.A543]/1000/(60*60*24)" office:value-type="time" office:time-value="PT02H24M14.947S" calcext:value-type="time">
            <text:p>02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2.87" calcext:value-type="float">
            <text:p>302.8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670947" calcext:value-type="float">
            <text:p>8670947</text:p>
          </table:table-cell>
          <table:table-cell table:formula="of:=[.A544]/1000/(60*60*24)" office:value-type="time" office:time-value="PT02H24M30.947S" calcext:value-type="time">
            <text:p>02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3.43" calcext:value-type="float">
            <text:p>303.43</text:p>
          </table:table-cell>
          <table:table-cell office:value-type="float" office:value="380.69" calcext:value-type="float">
            <text:p>380.69</text:p>
          </table:table-cell>
        </table:table-row>
        <table:table-row table:style-name="ro1">
          <table:table-cell office:value-type="float" office:value="8686947" calcext:value-type="float">
            <text:p>8686947</text:p>
          </table:table-cell>
          <table:table-cell table:formula="of:=[.A545]/1000/(60*60*24)" office:value-type="time" office:time-value="PT02H24M46.947S" calcext:value-type="time">
            <text:p>02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3.98" calcext:value-type="float">
            <text:p>303.98</text:p>
          </table:table-cell>
          <table:table-cell office:value-type="float" office:value="381.37" calcext:value-type="float">
            <text:p>381.37</text:p>
          </table:table-cell>
        </table:table-row>
        <table:table-row table:style-name="ro1">
          <table:table-cell office:value-type="float" office:value="8702947" calcext:value-type="float">
            <text:p>8702947</text:p>
          </table:table-cell>
          <table:table-cell table:formula="of:=[.A546]/1000/(60*60*24)" office:value-type="time" office:time-value="PT02H25M02.947S" calcext:value-type="time">
            <text:p>02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4.53" calcext:value-type="float">
            <text:p>304.53</text:p>
          </table:table-cell>
          <table:table-cell office:value-type="float" office:value="382.05" calcext:value-type="float">
            <text:p>382.05</text:p>
          </table:table-cell>
        </table:table-row>
        <table:table-row table:style-name="ro1">
          <table:table-cell office:value-type="float" office:value="8718946" calcext:value-type="float">
            <text:p>8718946</text:p>
          </table:table-cell>
          <table:table-cell table:formula="of:=[.A547]/1000/(60*60*24)" office:value-type="time" office:time-value="PT02H25M18.946S" calcext:value-type="time">
            <text:p>02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5.08" calcext:value-type="float">
            <text:p>305.08</text:p>
          </table:table-cell>
          <table:table-cell office:value-type="float" office:value="382.73" calcext:value-type="float">
            <text:p>382.73</text:p>
          </table:table-cell>
        </table:table-row>
        <table:table-row table:style-name="ro1">
          <table:table-cell office:value-type="float" office:value="8734947" calcext:value-type="float">
            <text:p>8734947</text:p>
          </table:table-cell>
          <table:table-cell table:formula="of:=[.A548]/1000/(60*60*24)" office:value-type="time" office:time-value="PT02H25M34.947S" calcext:value-type="time">
            <text:p>02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5.63" calcext:value-type="float">
            <text:p>305.63</text:p>
          </table:table-cell>
          <table:table-cell office:value-type="float" office:value="383.42" calcext:value-type="float">
            <text:p>383.42</text:p>
          </table:table-cell>
        </table:table-row>
        <table:table-row table:style-name="ro1">
          <table:table-cell office:value-type="float" office:value="8750947" calcext:value-type="float">
            <text:p>8750947</text:p>
          </table:table-cell>
          <table:table-cell table:formula="of:=[.A549]/1000/(60*60*24)" office:value-type="time" office:time-value="PT02H25M50.947S" calcext:value-type="time">
            <text:p>02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6.18" calcext:value-type="float">
            <text:p>306.18</text:p>
          </table:table-cell>
          <table:table-cell office:value-type="float" office:value="384.1" calcext:value-type="float">
            <text:p>384.1</text:p>
          </table:table-cell>
        </table:table-row>
        <table:table-row table:style-name="ro1">
          <table:table-cell office:value-type="float" office:value="8766947" calcext:value-type="float">
            <text:p>8766947</text:p>
          </table:table-cell>
          <table:table-cell table:formula="of:=[.A550]/1000/(60*60*24)" office:value-type="time" office:time-value="PT02H26M06.947S" calcext:value-type="time">
            <text:p>02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06.74" calcext:value-type="float">
            <text:p>306.74</text:p>
          </table:table-cell>
          <table:table-cell office:value-type="float" office:value="384.78" calcext:value-type="float">
            <text:p>384.78</text:p>
          </table:table-cell>
        </table:table-row>
        <table:table-row table:style-name="ro1">
          <table:table-cell office:value-type="float" office:value="8782947" calcext:value-type="float">
            <text:p>8782947</text:p>
          </table:table-cell>
          <table:table-cell table:formula="of:=[.A551]/1000/(60*60*24)" office:value-type="time" office:time-value="PT02H26M22.947S" calcext:value-type="time">
            <text:p>02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07.29" calcext:value-type="float">
            <text:p>307.29</text:p>
          </table:table-cell>
          <table:table-cell office:value-type="float" office:value="385.46" calcext:value-type="float">
            <text:p>385.46</text:p>
          </table:table-cell>
        </table:table-row>
        <table:table-row table:style-name="ro1">
          <table:table-cell office:value-type="float" office:value="8798947" calcext:value-type="float">
            <text:p>8798947</text:p>
          </table:table-cell>
          <table:table-cell table:formula="of:=[.A552]/1000/(60*60*24)" office:value-type="time" office:time-value="PT02H26M38.947S" calcext:value-type="time">
            <text:p>02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7.84" calcext:value-type="float">
            <text:p>307.84</text:p>
          </table:table-cell>
          <table:table-cell office:value-type="float" office:value="386.14" calcext:value-type="float">
            <text:p>386.14</text:p>
          </table:table-cell>
        </table:table-row>
        <table:table-row table:style-name="ro1">
          <table:table-cell office:value-type="float" office:value="8814947" calcext:value-type="float">
            <text:p>8814947</text:p>
          </table:table-cell>
          <table:table-cell table:formula="of:=[.A553]/1000/(60*60*24)" office:value-type="time" office:time-value="PT02H26M54.947S" calcext:value-type="time">
            <text:p>02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08.39" calcext:value-type="float">
            <text:p>308.39</text:p>
          </table:table-cell>
          <table:table-cell office:value-type="float" office:value="386.83" calcext:value-type="float">
            <text:p>386.83</text:p>
          </table:table-cell>
        </table:table-row>
        <table:table-row table:style-name="ro1">
          <table:table-cell office:value-type="float" office:value="8830947" calcext:value-type="float">
            <text:p>8830947</text:p>
          </table:table-cell>
          <table:table-cell table:formula="of:=[.A554]/1000/(60*60*24)" office:value-type="time" office:time-value="PT02H27M10.947S" calcext:value-type="time">
            <text:p>02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8.94" calcext:value-type="float">
            <text:p>308.94</text:p>
          </table:table-cell>
          <table:table-cell office:value-type="float" office:value="387.51" calcext:value-type="float">
            <text:p>387.51</text:p>
          </table:table-cell>
        </table:table-row>
        <table:table-row table:style-name="ro1">
          <table:table-cell office:value-type="float" office:value="8846947" calcext:value-type="float">
            <text:p>8846947</text:p>
          </table:table-cell>
          <table:table-cell table:formula="of:=[.A555]/1000/(60*60*24)" office:value-type="time" office:time-value="PT02H27M26.947S" calcext:value-type="time">
            <text:p>02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09.49" calcext:value-type="float">
            <text:p>309.49</text:p>
          </table:table-cell>
          <table:table-cell office:value-type="float" office:value="388.19" calcext:value-type="float">
            <text:p>388.19</text:p>
          </table:table-cell>
        </table:table-row>
        <table:table-row table:style-name="ro1">
          <table:table-cell office:value-type="float" office:value="8862947" calcext:value-type="float">
            <text:p>8862947</text:p>
          </table:table-cell>
          <table:table-cell table:formula="of:=[.A556]/1000/(60*60*24)" office:value-type="time" office:time-value="PT02H27M42.947S" calcext:value-type="time">
            <text:p>02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10.05" calcext:value-type="float">
            <text:p>310.05</text:p>
          </table:table-cell>
          <table:table-cell office:value-type="float" office:value="388.87" calcext:value-type="float">
            <text:p>388.87</text:p>
          </table:table-cell>
        </table:table-row>
        <table:table-row table:style-name="ro1">
          <table:table-cell office:value-type="float" office:value="8878947" calcext:value-type="float">
            <text:p>8878947</text:p>
          </table:table-cell>
          <table:table-cell table:formula="of:=[.A557]/1000/(60*60*24)" office:value-type="time" office:time-value="PT02H27M58.947S" calcext:value-type="time">
            <text:p>02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310.6" calcext:value-type="float">
            <text:p>310.6</text:p>
          </table:table-cell>
          <table:table-cell office:value-type="float" office:value="389.55" calcext:value-type="float">
            <text:p>389.55</text:p>
          </table:table-cell>
        </table:table-row>
        <table:table-row table:style-name="ro1">
          <table:table-cell office:value-type="float" office:value="8894947" calcext:value-type="float">
            <text:p>8894947</text:p>
          </table:table-cell>
          <table:table-cell table:formula="of:=[.A558]/1000/(60*60*24)" office:value-type="time" office:time-value="PT02H28M14.947S" calcext:value-type="time">
            <text:p>02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1.15" calcext:value-type="float">
            <text:p>311.15</text:p>
          </table:table-cell>
          <table:table-cell office:value-type="float" office:value="390.24" calcext:value-type="float">
            <text:p>390.24</text:p>
          </table:table-cell>
        </table:table-row>
        <table:table-row table:style-name="ro1">
          <table:table-cell office:value-type="float" office:value="8910947" calcext:value-type="float">
            <text:p>8910947</text:p>
          </table:table-cell>
          <table:table-cell table:formula="of:=[.A559]/1000/(60*60*24)" office:value-type="time" office:time-value="PT02H28M30.947S" calcext:value-type="time">
            <text:p>02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1.7" calcext:value-type="float">
            <text:p>311.7</text:p>
          </table:table-cell>
          <table:table-cell office:value-type="float" office:value="390.92" calcext:value-type="float">
            <text:p>390.92</text:p>
          </table:table-cell>
        </table:table-row>
        <table:table-row table:style-name="ro1">
          <table:table-cell office:value-type="float" office:value="8926947" calcext:value-type="float">
            <text:p>8926947</text:p>
          </table:table-cell>
          <table:table-cell table:formula="of:=[.A560]/1000/(60*60*24)" office:value-type="time" office:time-value="PT02H28M46.947S" calcext:value-type="time">
            <text:p>02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2.25" calcext:value-type="float">
            <text:p>312.25</text:p>
          </table:table-cell>
          <table:table-cell office:value-type="float" office:value="391.6" calcext:value-type="float">
            <text:p>391.6</text:p>
          </table:table-cell>
        </table:table-row>
        <table:table-row table:style-name="ro1">
          <table:table-cell office:value-type="float" office:value="8942947" calcext:value-type="float">
            <text:p>8942947</text:p>
          </table:table-cell>
          <table:table-cell table:formula="of:=[.A561]/1000/(60*60*24)" office:value-type="time" office:time-value="PT02H29M02.947S" calcext:value-type="time">
            <text:p>02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2.81" calcext:value-type="float">
            <text:p>312.81</text:p>
          </table:table-cell>
          <table:table-cell office:value-type="float" office:value="392.28" calcext:value-type="float">
            <text:p>392.28</text:p>
          </table:table-cell>
        </table:table-row>
        <table:table-row table:style-name="ro1">
          <table:table-cell office:value-type="float" office:value="8958947" calcext:value-type="float">
            <text:p>8958947</text:p>
          </table:table-cell>
          <table:table-cell table:formula="of:=[.A562]/1000/(60*60*24)" office:value-type="time" office:time-value="PT02H29M18.947S" calcext:value-type="time">
            <text:p>02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3.36" calcext:value-type="float">
            <text:p>313.36</text:p>
          </table:table-cell>
          <table:table-cell office:value-type="float" office:value="392.96" calcext:value-type="float">
            <text:p>392.96</text:p>
          </table:table-cell>
        </table:table-row>
        <table:table-row table:style-name="ro1">
          <table:table-cell office:value-type="float" office:value="8974947" calcext:value-type="float">
            <text:p>8974947</text:p>
          </table:table-cell>
          <table:table-cell table:formula="of:=[.A563]/1000/(60*60*24)" office:value-type="time" office:time-value="PT02H29M34.947S" calcext:value-type="time">
            <text:p>02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3.91" calcext:value-type="float">
            <text:p>313.91</text:p>
          </table:table-cell>
          <table:table-cell office:value-type="float" office:value="393.65" calcext:value-type="float">
            <text:p>393.65</text:p>
          </table:table-cell>
        </table:table-row>
        <table:table-row table:style-name="ro1">
          <table:table-cell office:value-type="float" office:value="8990947" calcext:value-type="float">
            <text:p>8990947</text:p>
          </table:table-cell>
          <table:table-cell table:formula="of:=[.A564]/1000/(60*60*24)" office:value-type="time" office:time-value="PT02H29M50.947S" calcext:value-type="time">
            <text:p>02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4.46" calcext:value-type="float">
            <text:p>314.46</text:p>
          </table:table-cell>
          <table:table-cell office:value-type="float" office:value="394.33" calcext:value-type="float">
            <text:p>394.33</text:p>
          </table:table-cell>
        </table:table-row>
        <table:table-row table:style-name="ro1">
          <table:table-cell office:value-type="float" office:value="9006947" calcext:value-type="float">
            <text:p>9006947</text:p>
          </table:table-cell>
          <table:table-cell table:formula="of:=[.A565]/1000/(60*60*24)" office:value-type="time" office:time-value="PT02H30M06.947S" calcext:value-type="time">
            <text:p>02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5.01" calcext:value-type="float">
            <text:p>315.01</text:p>
          </table:table-cell>
          <table:table-cell office:value-type="float" office:value="395.01" calcext:value-type="float">
            <text:p>395.01</text:p>
          </table:table-cell>
        </table:table-row>
        <table:table-row table:style-name="ro1">
          <table:table-cell office:value-type="float" office:value="9022947" calcext:value-type="float">
            <text:p>9022947</text:p>
          </table:table-cell>
          <table:table-cell table:formula="of:=[.A566]/1000/(60*60*24)" office:value-type="time" office:time-value="PT02H30M22.947S" calcext:value-type="time">
            <text:p>02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315.56" calcext:value-type="float">
            <text:p>315.56</text:p>
          </table:table-cell>
          <table:table-cell office:value-type="float" office:value="395.69" calcext:value-type="float">
            <text:p>395.69</text:p>
          </table:table-cell>
        </table:table-row>
        <table:table-row table:style-name="ro1">
          <table:table-cell office:value-type="float" office:value="9038947" calcext:value-type="float">
            <text:p>9038947</text:p>
          </table:table-cell>
          <table:table-cell table:formula="of:=[.A567]/1000/(60*60*24)" office:value-type="time" office:time-value="PT02H30M38.947S" calcext:value-type="time">
            <text:p>02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6.12" calcext:value-type="float">
            <text:p>316.12</text:p>
          </table:table-cell>
          <table:table-cell office:value-type="float" office:value="396.37" calcext:value-type="float">
            <text:p>396.37</text:p>
          </table:table-cell>
        </table:table-row>
        <table:table-row table:style-name="ro1">
          <table:table-cell office:value-type="float" office:value="9054947" calcext:value-type="float">
            <text:p>9054947</text:p>
          </table:table-cell>
          <table:table-cell table:formula="of:=[.A568]/1000/(60*60*24)" office:value-type="time" office:time-value="PT02H30M54.947S" calcext:value-type="time">
            <text:p>02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6.67" calcext:value-type="float">
            <text:p>316.67</text:p>
          </table:table-cell>
          <table:table-cell office:value-type="float" office:value="397.06" calcext:value-type="float">
            <text:p>397.06</text:p>
          </table:table-cell>
        </table:table-row>
        <table:table-row table:style-name="ro1">
          <table:table-cell office:value-type="float" office:value="9070947" calcext:value-type="float">
            <text:p>9070947</text:p>
          </table:table-cell>
          <table:table-cell table:formula="of:=[.A569]/1000/(60*60*24)" office:value-type="time" office:time-value="PT02H31M10.947S" calcext:value-type="time">
            <text:p>02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7.22" calcext:value-type="float">
            <text:p>317.22</text:p>
          </table:table-cell>
          <table:table-cell office:value-type="float" office:value="397.74" calcext:value-type="float">
            <text:p>397.74</text:p>
          </table:table-cell>
        </table:table-row>
        <table:table-row table:style-name="ro1">
          <table:table-cell office:value-type="float" office:value="9086947" calcext:value-type="float">
            <text:p>9086947</text:p>
          </table:table-cell>
          <table:table-cell table:formula="of:=[.A570]/1000/(60*60*24)" office:value-type="time" office:time-value="PT02H31M26.947S" calcext:value-type="time">
            <text:p>02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17.77" calcext:value-type="float">
            <text:p>317.77</text:p>
          </table:table-cell>
          <table:table-cell office:value-type="float" office:value="398.42" calcext:value-type="float">
            <text:p>398.42</text:p>
          </table:table-cell>
        </table:table-row>
        <table:table-row table:style-name="ro1">
          <table:table-cell office:value-type="float" office:value="9102947" calcext:value-type="float">
            <text:p>9102947</text:p>
          </table:table-cell>
          <table:table-cell table:formula="of:=[.A571]/1000/(60*60*24)" office:value-type="time" office:time-value="PT02H31M42.947S" calcext:value-type="time">
            <text:p>02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8.32" calcext:value-type="float">
            <text:p>318.32</text:p>
          </table:table-cell>
          <table:table-cell office:value-type="float" office:value="399.1" calcext:value-type="float">
            <text:p>399.1</text:p>
          </table:table-cell>
        </table:table-row>
        <table:table-row table:style-name="ro1">
          <table:table-cell office:value-type="float" office:value="9118947" calcext:value-type="float">
            <text:p>9118947</text:p>
          </table:table-cell>
          <table:table-cell table:formula="of:=[.A572]/1000/(60*60*24)" office:value-type="time" office:time-value="PT02H31M58.947S" calcext:value-type="time">
            <text:p>02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8.87" calcext:value-type="float">
            <text:p>318.87</text:p>
          </table:table-cell>
          <table:table-cell office:value-type="float" office:value="399.78" calcext:value-type="float">
            <text:p>399.78</text:p>
          </table:table-cell>
        </table:table-row>
        <table:table-row table:style-name="ro1">
          <table:table-cell office:value-type="float" office:value="9134947" calcext:value-type="float">
            <text:p>9134947</text:p>
          </table:table-cell>
          <table:table-cell table:formula="of:=[.A573]/1000/(60*60*24)" office:value-type="time" office:time-value="PT02H32M14.947S" calcext:value-type="time">
            <text:p>02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9.43" calcext:value-type="float">
            <text:p>319.43</text:p>
          </table:table-cell>
          <table:table-cell office:value-type="float" office:value="400.46" calcext:value-type="float">
            <text:p>400.46</text:p>
          </table:table-cell>
        </table:table-row>
        <table:table-row table:style-name="ro1">
          <table:table-cell office:value-type="float" office:value="9150947" calcext:value-type="float">
            <text:p>9150947</text:p>
          </table:table-cell>
          <table:table-cell table:formula="of:=[.A574]/1000/(60*60*24)" office:value-type="time" office:time-value="PT02H32M30.947S" calcext:value-type="time">
            <text:p>02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19.98" calcext:value-type="float">
            <text:p>319.98</text:p>
          </table:table-cell>
          <table:table-cell office:value-type="float" office:value="401.15" calcext:value-type="float">
            <text:p>401.15</text:p>
          </table:table-cell>
        </table:table-row>
        <table:table-row table:style-name="ro1">
          <table:table-cell office:value-type="float" office:value="9166947" calcext:value-type="float">
            <text:p>9166947</text:p>
          </table:table-cell>
          <table:table-cell table:formula="of:=[.A575]/1000/(60*60*24)" office:value-type="time" office:time-value="PT02H32M46.947S" calcext:value-type="time">
            <text:p>02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320.53" calcext:value-type="float">
            <text:p>320.53</text:p>
          </table:table-cell>
          <table:table-cell office:value-type="float" office:value="401.83" calcext:value-type="float">
            <text:p>401.83</text:p>
          </table:table-cell>
        </table:table-row>
        <table:table-row table:style-name="ro1">
          <table:table-cell office:value-type="float" office:value="9182947" calcext:value-type="float">
            <text:p>9182947</text:p>
          </table:table-cell>
          <table:table-cell table:formula="of:=[.A576]/1000/(60*60*24)" office:value-type="time" office:time-value="PT02H33M02.947S" calcext:value-type="time">
            <text:p>02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21.08" calcext:value-type="float">
            <text:p>321.08</text:p>
          </table:table-cell>
          <table:table-cell office:value-type="float" office:value="402.51" calcext:value-type="float">
            <text:p>402.51</text:p>
          </table:table-cell>
        </table:table-row>
        <table:table-row table:style-name="ro1">
          <table:table-cell office:value-type="float" office:value="9198947" calcext:value-type="float">
            <text:p>9198947</text:p>
          </table:table-cell>
          <table:table-cell table:formula="of:=[.A577]/1000/(60*60*24)" office:value-type="time" office:time-value="PT02H33M18.947S" calcext:value-type="time">
            <text:p>02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21.63" calcext:value-type="float">
            <text:p>321.63</text:p>
          </table:table-cell>
          <table:table-cell office:value-type="float" office:value="403.19" calcext:value-type="float">
            <text:p>403.19</text:p>
          </table:table-cell>
        </table:table-row>
        <table:table-row table:style-name="ro1">
          <table:table-cell office:value-type="float" office:value="9214947" calcext:value-type="float">
            <text:p>9214947</text:p>
          </table:table-cell>
          <table:table-cell table:formula="of:=[.A578]/1000/(60*60*24)" office:value-type="time" office:time-value="PT02H33M34.947S" calcext:value-type="time">
            <text:p>02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22.18" calcext:value-type="float">
            <text:p>322.18</text:p>
          </table:table-cell>
          <table:table-cell office:value-type="float" office:value="403.87" calcext:value-type="float">
            <text:p>403.87</text:p>
          </table:table-cell>
        </table:table-row>
        <table:table-row table:style-name="ro1">
          <table:table-cell office:value-type="float" office:value="9230947" calcext:value-type="float">
            <text:p>9230947</text:p>
          </table:table-cell>
          <table:table-cell table:formula="of:=[.A579]/1000/(60*60*24)" office:value-type="time" office:time-value="PT02H33M50.947S" calcext:value-type="time">
            <text:p>02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2.73" calcext:value-type="float">
            <text:p>322.73</text:p>
          </table:table-cell>
          <table:table-cell office:value-type="float" office:value="404.55" calcext:value-type="float">
            <text:p>404.55</text:p>
          </table:table-cell>
        </table:table-row>
        <table:table-row table:style-name="ro1">
          <table:table-cell office:value-type="float" office:value="9246947" calcext:value-type="float">
            <text:p>9246947</text:p>
          </table:table-cell>
          <table:table-cell table:formula="of:=[.A580]/1000/(60*60*24)" office:value-type="time" office:time-value="PT02H34M06.947S" calcext:value-type="time">
            <text:p>02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3.29" calcext:value-type="float">
            <text:p>323.29</text:p>
          </table:table-cell>
          <table:table-cell office:value-type="float" office:value="405.23" calcext:value-type="float">
            <text:p>405.23</text:p>
          </table:table-cell>
        </table:table-row>
        <table:table-row table:style-name="ro1">
          <table:table-cell office:value-type="float" office:value="9262947" calcext:value-type="float">
            <text:p>9262947</text:p>
          </table:table-cell>
          <table:table-cell table:formula="of:=[.A581]/1000/(60*60*24)" office:value-type="time" office:time-value="PT02H34M22.947S" calcext:value-type="time">
            <text:p>02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3.84" calcext:value-type="float">
            <text:p>323.84</text:p>
          </table:table-cell>
          <table:table-cell office:value-type="float" office:value="405.91" calcext:value-type="float">
            <text:p>405.91</text:p>
          </table:table-cell>
        </table:table-row>
        <table:table-row table:style-name="ro1">
          <table:table-cell office:value-type="float" office:value="9278947" calcext:value-type="float">
            <text:p>9278947</text:p>
          </table:table-cell>
          <table:table-cell table:formula="of:=[.A582]/1000/(60*60*24)" office:value-type="time" office:time-value="PT02H34M38.947S" calcext:value-type="time">
            <text:p>02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24.39" calcext:value-type="float">
            <text:p>324.39</text:p>
          </table:table-cell>
          <table:table-cell office:value-type="float" office:value="406.59" calcext:value-type="float">
            <text:p>406.59</text:p>
          </table:table-cell>
        </table:table-row>
        <table:table-row table:style-name="ro1">
          <table:table-cell office:value-type="float" office:value="9294947" calcext:value-type="float">
            <text:p>9294947</text:p>
          </table:table-cell>
          <table:table-cell table:formula="of:=[.A583]/1000/(60*60*24)" office:value-type="time" office:time-value="PT02H34M54.947S" calcext:value-type="time">
            <text:p>02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4.94" calcext:value-type="float">
            <text:p>324.94</text:p>
          </table:table-cell>
          <table:table-cell office:value-type="float" office:value="407.27" calcext:value-type="float">
            <text:p>407.27</text:p>
          </table:table-cell>
        </table:table-row>
        <table:table-row table:style-name="ro1">
          <table:table-cell office:value-type="float" office:value="9310947" calcext:value-type="float">
            <text:p>9310947</text:p>
          </table:table-cell>
          <table:table-cell table:formula="of:=[.A584]/1000/(60*60*24)" office:value-type="time" office:time-value="PT02H35M10.947S" calcext:value-type="time">
            <text:p>02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5.49" calcext:value-type="float">
            <text:p>325.49</text:p>
          </table:table-cell>
          <table:table-cell office:value-type="float" office:value="407.96" calcext:value-type="float">
            <text:p>407.96</text:p>
          </table:table-cell>
        </table:table-row>
        <table:table-row table:style-name="ro1">
          <table:table-cell office:value-type="float" office:value="9326947" calcext:value-type="float">
            <text:p>9326947</text:p>
          </table:table-cell>
          <table:table-cell table:formula="of:=[.A585]/1000/(60*60*24)" office:value-type="time" office:time-value="PT02H35M26.947S" calcext:value-type="time">
            <text:p>02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6.04" calcext:value-type="float">
            <text:p>326.04</text:p>
          </table:table-cell>
          <table:table-cell office:value-type="float" office:value="408.64" calcext:value-type="float">
            <text:p>408.64</text:p>
          </table:table-cell>
        </table:table-row>
        <table:table-row table:style-name="ro1">
          <table:table-cell office:value-type="float" office:value="9342947" calcext:value-type="float">
            <text:p>9342947</text:p>
          </table:table-cell>
          <table:table-cell table:formula="of:=[.A586]/1000/(60*60*24)" office:value-type="time" office:time-value="PT02H35M42.947S" calcext:value-type="time">
            <text:p>02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6.59" calcext:value-type="float">
            <text:p>326.59</text:p>
          </table:table-cell>
          <table:table-cell office:value-type="float" office:value="409.32" calcext:value-type="float">
            <text:p>409.32</text:p>
          </table:table-cell>
        </table:table-row>
        <table:table-row table:style-name="ro1">
          <table:table-cell office:value-type="float" office:value="9358947" calcext:value-type="float">
            <text:p>9358947</text:p>
          </table:table-cell>
          <table:table-cell table:formula="of:=[.A587]/1000/(60*60*24)" office:value-type="time" office:time-value="PT02H35M58.947S" calcext:value-type="time">
            <text:p>02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7.15" calcext:value-type="float">
            <text:p>327.1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9374947" calcext:value-type="float">
            <text:p>9374947</text:p>
          </table:table-cell>
          <table:table-cell table:formula="of:=[.A588]/1000/(60*60*24)" office:value-type="time" office:time-value="PT02H36M14.947S" calcext:value-type="time">
            <text:p>02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27.7" calcext:value-type="float">
            <text:p>327.7</text:p>
          </table:table-cell>
          <table:table-cell office:value-type="float" office:value="410.68" calcext:value-type="float">
            <text:p>410.68</text:p>
          </table:table-cell>
        </table:table-row>
        <table:table-row table:style-name="ro1">
          <table:table-cell office:value-type="float" office:value="9390947" calcext:value-type="float">
            <text:p>9390947</text:p>
          </table:table-cell>
          <table:table-cell table:formula="of:=[.A589]/1000/(60*60*24)" office:value-type="time" office:time-value="PT02H36M30.947S" calcext:value-type="time">
            <text:p>02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8.25" calcext:value-type="float">
            <text:p>328.25</text:p>
          </table:table-cell>
          <table:table-cell office:value-type="float" office:value="411.36" calcext:value-type="float">
            <text:p>411.36</text:p>
          </table:table-cell>
        </table:table-row>
        <table:table-row table:style-name="ro1">
          <table:table-cell office:value-type="float" office:value="9406947" calcext:value-type="float">
            <text:p>9406947</text:p>
          </table:table-cell>
          <table:table-cell table:formula="of:=[.A590]/1000/(60*60*24)" office:value-type="time" office:time-value="PT02H36M46.947S" calcext:value-type="time">
            <text:p>02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28.8" calcext:value-type="float">
            <text:p>328.8</text:p>
          </table:table-cell>
          <table:table-cell office:value-type="float" office:value="412.04" calcext:value-type="float">
            <text:p>412.04</text:p>
          </table:table-cell>
        </table:table-row>
        <table:table-row table:style-name="ro1">
          <table:table-cell office:value-type="float" office:value="9422947" calcext:value-type="float">
            <text:p>9422947</text:p>
          </table:table-cell>
          <table:table-cell table:formula="of:=[.A591]/1000/(60*60*24)" office:value-type="time" office:time-value="PT02H37M02.947S" calcext:value-type="time">
            <text:p>02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29.35" calcext:value-type="float">
            <text:p>329.35</text:p>
          </table:table-cell>
          <table:table-cell office:value-type="float" office:value="412.72" calcext:value-type="float">
            <text:p>412.72</text:p>
          </table:table-cell>
        </table:table-row>
        <table:table-row table:style-name="ro1">
          <table:table-cell office:value-type="float" office:value="9438946" calcext:value-type="float">
            <text:p>9438946</text:p>
          </table:table-cell>
          <table:table-cell table:formula="of:=[.A592]/1000/(60*60*24)" office:value-type="time" office:time-value="PT02H37M18.946S" calcext:value-type="time">
            <text:p>02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9.9" calcext:value-type="float">
            <text:p>329.9</text:p>
          </table:table-cell>
          <table:table-cell office:value-type="float" office:value="413.4" calcext:value-type="float">
            <text:p>413.4</text:p>
          </table:table-cell>
        </table:table-row>
        <table:table-row table:style-name="ro1">
          <table:table-cell office:value-type="float" office:value="9454947" calcext:value-type="float">
            <text:p>9454947</text:p>
          </table:table-cell>
          <table:table-cell table:formula="of:=[.A593]/1000/(60*60*24)" office:value-type="time" office:time-value="PT02H37M34.947S" calcext:value-type="time">
            <text:p>02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30.45" calcext:value-type="float">
            <text:p>330.45</text:p>
          </table:table-cell>
          <table:table-cell office:value-type="float" office:value="414.08" calcext:value-type="float">
            <text:p>414.08</text:p>
          </table:table-cell>
        </table:table-row>
        <table:table-row table:style-name="ro1">
          <table:table-cell office:value-type="float" office:value="9470947" calcext:value-type="float">
            <text:p>9470947</text:p>
          </table:table-cell>
          <table:table-cell table:formula="of:=[.A594]/1000/(60*60*24)" office:value-type="time" office:time-value="PT02H37M50.947S" calcext:value-type="time">
            <text:p>02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31" calcext:value-type="float">
            <text:p>331</text:p>
          </table:table-cell>
          <table:table-cell office:value-type="float" office:value="414.76" calcext:value-type="float">
            <text:p>414.76</text:p>
          </table:table-cell>
        </table:table-row>
        <table:table-row table:style-name="ro1">
          <table:table-cell office:value-type="float" office:value="9486947" calcext:value-type="float">
            <text:p>9486947</text:p>
          </table:table-cell>
          <table:table-cell table:formula="of:=[.A595]/1000/(60*60*24)" office:value-type="time" office:time-value="PT02H38M06.947S" calcext:value-type="time">
            <text:p>02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31.56" calcext:value-type="float">
            <text:p>331.56</text:p>
          </table:table-cell>
          <table:table-cell office:value-type="float" office:value="415.44" calcext:value-type="float">
            <text:p>415.44</text:p>
          </table:table-cell>
        </table:table-row>
        <table:table-row table:style-name="ro1">
          <table:table-cell office:value-type="float" office:value="9502947" calcext:value-type="float">
            <text:p>9502947</text:p>
          </table:table-cell>
          <table:table-cell table:formula="of:=[.A596]/1000/(60*60*24)" office:value-type="time" office:time-value="PT02H38M22.947S" calcext:value-type="time">
            <text:p>02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32.11" calcext:value-type="float">
            <text:p>332.11</text:p>
          </table:table-cell>
          <table:table-cell office:value-type="float" office:value="416.12" calcext:value-type="float">
            <text:p>416.12</text:p>
          </table:table-cell>
        </table:table-row>
        <table:table-row table:style-name="ro1">
          <table:table-cell office:value-type="float" office:value="9518947" calcext:value-type="float">
            <text:p>9518947</text:p>
          </table:table-cell>
          <table:table-cell table:formula="of:=[.A597]/1000/(60*60*24)" office:value-type="time" office:time-value="PT02H38M38.947S" calcext:value-type="time">
            <text:p>02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32.66" calcext:value-type="float">
            <text:p>332.66</text:p>
          </table:table-cell>
          <table:table-cell office:value-type="float" office:value="416.8" calcext:value-type="float">
            <text:p>416.8</text:p>
          </table:table-cell>
        </table:table-row>
        <table:table-row table:style-name="ro1">
          <table:table-cell office:value-type="float" office:value="9534947" calcext:value-type="float">
            <text:p>9534947</text:p>
          </table:table-cell>
          <table:table-cell table:formula="of:=[.A598]/1000/(60*60*24)" office:value-type="time" office:time-value="PT02H38M54.947S" calcext:value-type="time">
            <text:p>02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33.21" calcext:value-type="float">
            <text:p>333.21</text:p>
          </table:table-cell>
          <table:table-cell office:value-type="float" office:value="417.48" calcext:value-type="float">
            <text:p>417.48</text:p>
          </table:table-cell>
        </table:table-row>
        <table:table-row table:style-name="ro1">
          <table:table-cell office:value-type="float" office:value="9550947" calcext:value-type="float">
            <text:p>9550947</text:p>
          </table:table-cell>
          <table:table-cell table:formula="of:=[.A599]/1000/(60*60*24)" office:value-type="time" office:time-value="PT02H39M10.947S" calcext:value-type="time">
            <text:p>02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33.76" calcext:value-type="float">
            <text:p>333.76</text:p>
          </table:table-cell>
          <table:table-cell office:value-type="float" office:value="418.16" calcext:value-type="float">
            <text:p>418.16</text:p>
          </table:table-cell>
        </table:table-row>
        <table:table-row table:style-name="ro1">
          <table:table-cell office:value-type="float" office:value="9566947" calcext:value-type="float">
            <text:p>9566947</text:p>
          </table:table-cell>
          <table:table-cell table:formula="of:=[.A600]/1000/(60*60*24)" office:value-type="time" office:time-value="PT02H39M26.947S" calcext:value-type="time">
            <text:p>02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34.31" calcext:value-type="float">
            <text:p>334.31</text:p>
          </table:table-cell>
          <table:table-cell office:value-type="float" office:value="418.84" calcext:value-type="float">
            <text:p>418.84</text:p>
          </table:table-cell>
        </table:table-row>
        <table:table-row table:style-name="ro1">
          <table:table-cell office:value-type="float" office:value="9582947" calcext:value-type="float">
            <text:p>9582947</text:p>
          </table:table-cell>
          <table:table-cell table:formula="of:=[.A601]/1000/(60*60*24)" office:value-type="time" office:time-value="PT02H39M42.947S" calcext:value-type="time">
            <text:p>02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34.86" calcext:value-type="float">
            <text:p>334.86</text:p>
          </table:table-cell>
          <table:table-cell office:value-type="float" office:value="419.52" calcext:value-type="float">
            <text:p>419.52</text:p>
          </table:table-cell>
        </table:table-row>
        <table:table-row table:style-name="ro1">
          <table:table-cell office:value-type="float" office:value="9598947" calcext:value-type="float">
            <text:p>9598947</text:p>
          </table:table-cell>
          <table:table-cell table:formula="of:=[.A602]/1000/(60*60*24)" office:value-type="time" office:time-value="PT02H39M58.947S" calcext:value-type="time">
            <text:p>02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35.41" calcext:value-type="float">
            <text:p>335.41</text:p>
          </table:table-cell>
          <table:table-cell office:value-type="float" office:value="420.2" calcext:value-type="float">
            <text:p>420.2</text:p>
          </table:table-cell>
        </table:table-row>
        <table:table-row table:style-name="ro1">
          <table:table-cell office:value-type="float" office:value="9614947" calcext:value-type="float">
            <text:p>9614947</text:p>
          </table:table-cell>
          <table:table-cell table:formula="of:=[.A603]/1000/(60*60*24)" office:value-type="time" office:time-value="PT02H40M14.947S" calcext:value-type="time">
            <text:p>02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35.96" calcext:value-type="float">
            <text:p>335.96</text:p>
          </table:table-cell>
          <table:table-cell office:value-type="float" office:value="420.88" calcext:value-type="float">
            <text:p>420.88</text:p>
          </table:table-cell>
        </table:table-row>
        <table:table-row table:style-name="ro1">
          <table:table-cell office:value-type="float" office:value="9630947" calcext:value-type="float">
            <text:p>9630947</text:p>
          </table:table-cell>
          <table:table-cell table:formula="of:=[.A604]/1000/(60*60*24)" office:value-type="time" office:time-value="PT02H40M30.947S" calcext:value-type="time">
            <text:p>02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36.52" calcext:value-type="float">
            <text:p>336.52</text:p>
          </table:table-cell>
          <table:table-cell office:value-type="float" office:value="421.55" calcext:value-type="float">
            <text:p>421.55</text:p>
          </table:table-cell>
        </table:table-row>
        <table:table-row table:style-name="ro1">
          <table:table-cell office:value-type="float" office:value="9646947" calcext:value-type="float">
            <text:p>9646947</text:p>
          </table:table-cell>
          <table:table-cell table:formula="of:=[.A605]/1000/(60*60*24)" office:value-type="time" office:time-value="PT02H40M46.947S" calcext:value-type="time">
            <text:p>02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37.07" calcext:value-type="float">
            <text:p>337.07</text:p>
          </table:table-cell>
          <table:table-cell office:value-type="float" office:value="422.23" calcext:value-type="float">
            <text:p>422.23</text:p>
          </table:table-cell>
        </table:table-row>
        <table:table-row table:style-name="ro1">
          <table:table-cell office:value-type="float" office:value="9662947" calcext:value-type="float">
            <text:p>9662947</text:p>
          </table:table-cell>
          <table:table-cell table:formula="of:=[.A606]/1000/(60*60*24)" office:value-type="time" office:time-value="PT02H41M02.947S" calcext:value-type="time">
            <text:p>02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37.62" calcext:value-type="float">
            <text:p>337.62</text:p>
          </table:table-cell>
          <table:table-cell office:value-type="float" office:value="422.91" calcext:value-type="float">
            <text:p>422.91</text:p>
          </table:table-cell>
        </table:table-row>
        <table:table-row table:style-name="ro1">
          <table:table-cell office:value-type="float" office:value="9678947" calcext:value-type="float">
            <text:p>9678947</text:p>
          </table:table-cell>
          <table:table-cell table:formula="of:=[.A607]/1000/(60*60*24)" office:value-type="time" office:time-value="PT02H41M18.947S" calcext:value-type="time">
            <text:p>02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338.17" calcext:value-type="float">
            <text:p>338.17</text:p>
          </table:table-cell>
          <table:table-cell office:value-type="float" office:value="423.59" calcext:value-type="float">
            <text:p>423.59</text:p>
          </table:table-cell>
        </table:table-row>
        <table:table-row table:style-name="ro1">
          <table:table-cell office:value-type="float" office:value="9694947" calcext:value-type="float">
            <text:p>9694947</text:p>
          </table:table-cell>
          <table:table-cell table:formula="of:=[.A608]/1000/(60*60*24)" office:value-type="time" office:time-value="PT02H41M34.947S" calcext:value-type="time">
            <text:p>02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38.72" calcext:value-type="float">
            <text:p>338.72</text:p>
          </table:table-cell>
          <table:table-cell office:value-type="float" office:value="424.27" calcext:value-type="float">
            <text:p>424.27</text:p>
          </table:table-cell>
        </table:table-row>
        <table:table-row table:style-name="ro1">
          <table:table-cell office:value-type="float" office:value="9710947" calcext:value-type="float">
            <text:p>9710947</text:p>
          </table:table-cell>
          <table:table-cell table:formula="of:=[.A609]/1000/(60*60*24)" office:value-type="time" office:time-value="PT02H41M50.947S" calcext:value-type="time">
            <text:p>02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39.27" calcext:value-type="float">
            <text:p>339.27</text:p>
          </table:table-cell>
          <table:table-cell office:value-type="float" office:value="424.95" calcext:value-type="float">
            <text:p>424.95</text:p>
          </table:table-cell>
        </table:table-row>
        <table:table-row table:style-name="ro1">
          <table:table-cell office:value-type="float" office:value="9726947" calcext:value-type="float">
            <text:p>9726947</text:p>
          </table:table-cell>
          <table:table-cell table:formula="of:=[.A610]/1000/(60*60*24)" office:value-type="time" office:time-value="PT02H42M06.947S" calcext:value-type="time">
            <text:p>02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39.82" calcext:value-type="float">
            <text:p>339.82</text:p>
          </table:table-cell>
          <table:table-cell office:value-type="float" office:value="425.63" calcext:value-type="float">
            <text:p>425.63</text:p>
          </table:table-cell>
        </table:table-row>
        <table:table-row table:style-name="ro1">
          <table:table-cell office:value-type="float" office:value="9742947" calcext:value-type="float">
            <text:p>9742947</text:p>
          </table:table-cell>
          <table:table-cell table:formula="of:=[.A611]/1000/(60*60*24)" office:value-type="time" office:time-value="PT02H42M22.947S" calcext:value-type="time">
            <text:p>02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0.37" calcext:value-type="float">
            <text:p>340.37</text:p>
          </table:table-cell>
          <table:table-cell office:value-type="float" office:value="426.31" calcext:value-type="float">
            <text:p>426.31</text:p>
          </table:table-cell>
        </table:table-row>
        <table:table-row table:style-name="ro1">
          <table:table-cell office:value-type="float" office:value="9758947" calcext:value-type="float">
            <text:p>9758947</text:p>
          </table:table-cell>
          <table:table-cell table:formula="of:=[.A612]/1000/(60*60*24)" office:value-type="time" office:time-value="PT02H42M38.947S" calcext:value-type="time">
            <text:p>02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40.92" calcext:value-type="float">
            <text:p>340.92</text:p>
          </table:table-cell>
          <table:table-cell office:value-type="float" office:value="426.99" calcext:value-type="float">
            <text:p>426.99</text:p>
          </table:table-cell>
        </table:table-row>
        <table:table-row table:style-name="ro1">
          <table:table-cell office:value-type="float" office:value="9774947" calcext:value-type="float">
            <text:p>9774947</text:p>
          </table:table-cell>
          <table:table-cell table:formula="of:=[.A613]/1000/(60*60*24)" office:value-type="time" office:time-value="PT02H42M54.947S" calcext:value-type="time">
            <text:p>02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1.47" calcext:value-type="float">
            <text:p>341.47</text:p>
          </table:table-cell>
          <table:table-cell office:value-type="float" office:value="427.67" calcext:value-type="float">
            <text:p>427.67</text:p>
          </table:table-cell>
        </table:table-row>
        <table:table-row table:style-name="ro1">
          <table:table-cell office:value-type="float" office:value="9790947" calcext:value-type="float">
            <text:p>9790947</text:p>
          </table:table-cell>
          <table:table-cell table:formula="of:=[.A614]/1000/(60*60*24)" office:value-type="time" office:time-value="PT02H43M10.947S" calcext:value-type="time">
            <text:p>02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2.02" calcext:value-type="float">
            <text:p>342.02</text:p>
          </table:table-cell>
          <table:table-cell office:value-type="float" office:value="428.34" calcext:value-type="float">
            <text:p>428.34</text:p>
          </table:table-cell>
        </table:table-row>
        <table:table-row table:style-name="ro1">
          <table:table-cell office:value-type="float" office:value="9806947" calcext:value-type="float">
            <text:p>9806947</text:p>
          </table:table-cell>
          <table:table-cell table:formula="of:=[.A615]/1000/(60*60*24)" office:value-type="time" office:time-value="PT02H43M26.947S" calcext:value-type="time">
            <text:p>02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2.57" calcext:value-type="float">
            <text:p>342.57</text:p>
          </table:table-cell>
          <table:table-cell office:value-type="float" office:value="429.02" calcext:value-type="float">
            <text:p>429.02</text:p>
          </table:table-cell>
        </table:table-row>
        <table:table-row table:style-name="ro1">
          <table:table-cell office:value-type="float" office:value="9822947" calcext:value-type="float">
            <text:p>9822947</text:p>
          </table:table-cell>
          <table:table-cell table:formula="of:=[.A616]/1000/(60*60*24)" office:value-type="time" office:time-value="PT02H43M42.947S" calcext:value-type="time">
            <text:p>02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3.13" calcext:value-type="float">
            <text:p>343.13</text:p>
          </table:table-cell>
          <table:table-cell office:value-type="float" office:value="429.7" calcext:value-type="float">
            <text:p>429.7</text:p>
          </table:table-cell>
        </table:table-row>
        <table:table-row table:style-name="ro1">
          <table:table-cell office:value-type="float" office:value="9838947" calcext:value-type="float">
            <text:p>9838947</text:p>
          </table:table-cell>
          <table:table-cell table:formula="of:=[.A617]/1000/(60*60*24)" office:value-type="time" office:time-value="PT02H43M58.947S" calcext:value-type="time">
            <text:p>02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3.68" calcext:value-type="float">
            <text:p>343.68</text:p>
          </table:table-cell>
          <table:table-cell office:value-type="float" office:value="430.38" calcext:value-type="float">
            <text:p>430.38</text:p>
          </table:table-cell>
        </table:table-row>
        <table:table-row table:style-name="ro1">
          <table:table-cell office:value-type="float" office:value="9854947" calcext:value-type="float">
            <text:p>9854947</text:p>
          </table:table-cell>
          <table:table-cell table:formula="of:=[.A618]/1000/(60*60*24)" office:value-type="time" office:time-value="PT02H44M14.947S" calcext:value-type="time">
            <text:p>02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4.23" calcext:value-type="float">
            <text:p>344.23</text:p>
          </table:table-cell>
          <table:table-cell office:value-type="float" office:value="431.06" calcext:value-type="float">
            <text:p>431.06</text:p>
          </table:table-cell>
        </table:table-row>
        <table:table-row table:style-name="ro1">
          <table:table-cell office:value-type="float" office:value="9870947" calcext:value-type="float">
            <text:p>9870947</text:p>
          </table:table-cell>
          <table:table-cell table:formula="of:=[.A619]/1000/(60*60*24)" office:value-type="time" office:time-value="PT02H44M30.947S" calcext:value-type="time">
            <text:p>02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4.78" calcext:value-type="float">
            <text:p>344.78</text:p>
          </table:table-cell>
          <table:table-cell office:value-type="float" office:value="431.74" calcext:value-type="float">
            <text:p>431.74</text:p>
          </table:table-cell>
        </table:table-row>
        <table:table-row table:style-name="ro1">
          <table:table-cell office:value-type="float" office:value="9886947" calcext:value-type="float">
            <text:p>9886947</text:p>
          </table:table-cell>
          <table:table-cell table:formula="of:=[.A620]/1000/(60*60*24)" office:value-type="time" office:time-value="PT02H44M46.947S" calcext:value-type="time">
            <text:p>02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5.33" calcext:value-type="float">
            <text:p>345.33</text:p>
          </table:table-cell>
          <table:table-cell office:value-type="float" office:value="432.42" calcext:value-type="float">
            <text:p>432.42</text:p>
          </table:table-cell>
        </table:table-row>
        <table:table-row table:style-name="ro1">
          <table:table-cell office:value-type="float" office:value="9902947" calcext:value-type="float">
            <text:p>9902947</text:p>
          </table:table-cell>
          <table:table-cell table:formula="of:=[.A621]/1000/(60*60*24)" office:value-type="time" office:time-value="PT02H45M02.947S" calcext:value-type="time">
            <text:p>02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5.88" calcext:value-type="float">
            <text:p>345.88</text:p>
          </table:table-cell>
          <table:table-cell office:value-type="float" office:value="433.09" calcext:value-type="float">
            <text:p>433.09</text:p>
          </table:table-cell>
        </table:table-row>
        <table:table-row table:style-name="ro1">
          <table:table-cell office:value-type="float" office:value="9918947" calcext:value-type="float">
            <text:p>9918947</text:p>
          </table:table-cell>
          <table:table-cell table:formula="of:=[.A622]/1000/(60*60*24)" office:value-type="time" office:time-value="PT02H45M18.947S" calcext:value-type="time">
            <text:p>02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6.43" calcext:value-type="float">
            <text:p>346.43</text:p>
          </table:table-cell>
          <table:table-cell office:value-type="float" office:value="433.77" calcext:value-type="float">
            <text:p>433.77</text:p>
          </table:table-cell>
        </table:table-row>
        <table:table-row table:style-name="ro1">
          <table:table-cell office:value-type="float" office:value="9934947" calcext:value-type="float">
            <text:p>9934947</text:p>
          </table:table-cell>
          <table:table-cell table:formula="of:=[.A623]/1000/(60*60*24)" office:value-type="time" office:time-value="PT02H45M34.947S" calcext:value-type="time">
            <text:p>02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6.98" calcext:value-type="float">
            <text:p>346.98</text:p>
          </table:table-cell>
          <table:table-cell office:value-type="float" office:value="434.45" calcext:value-type="float">
            <text:p>434.45</text:p>
          </table:table-cell>
        </table:table-row>
        <table:table-row table:style-name="ro1">
          <table:table-cell office:value-type="float" office:value="9950947" calcext:value-type="float">
            <text:p>9950947</text:p>
          </table:table-cell>
          <table:table-cell table:formula="of:=[.A624]/1000/(60*60*24)" office:value-type="time" office:time-value="PT02H45M50.947S" calcext:value-type="time">
            <text:p>02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7.53" calcext:value-type="float">
            <text:p>347.53</text:p>
          </table:table-cell>
          <table:table-cell office:value-type="float" office:value="435.13" calcext:value-type="float">
            <text:p>435.13</text:p>
          </table:table-cell>
        </table:table-row>
        <table:table-row table:style-name="ro1">
          <table:table-cell office:value-type="float" office:value="9966947" calcext:value-type="float">
            <text:p>9966947</text:p>
          </table:table-cell>
          <table:table-cell table:formula="of:=[.A625]/1000/(60*60*24)" office:value-type="time" office:time-value="PT02H46M06.947S" calcext:value-type="time">
            <text:p>02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348.08" calcext:value-type="float">
            <text:p>348.08</text:p>
          </table:table-cell>
          <table:table-cell office:value-type="float" office:value="435.81" calcext:value-type="float">
            <text:p>435.81</text:p>
          </table:table-cell>
        </table:table-row>
        <table:table-row table:style-name="ro1">
          <table:table-cell office:value-type="float" office:value="9982947" calcext:value-type="float">
            <text:p>9982947</text:p>
          </table:table-cell>
          <table:table-cell table:formula="of:=[.A626]/1000/(60*60*24)" office:value-type="time" office:time-value="PT02H46M22.947S" calcext:value-type="time">
            <text:p>02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48.63" calcext:value-type="float">
            <text:p>348.63</text:p>
          </table:table-cell>
          <table:table-cell office:value-type="float" office:value="436.49" calcext:value-type="float">
            <text:p>436.49</text:p>
          </table:table-cell>
        </table:table-row>
        <table:table-row table:style-name="ro1">
          <table:table-cell office:value-type="float" office:value="9998947" calcext:value-type="float">
            <text:p>9998947</text:p>
          </table:table-cell>
          <table:table-cell table:formula="of:=[.A627]/1000/(60*60*24)" office:value-type="time" office:time-value="PT02H46M38.947S" calcext:value-type="time">
            <text:p>02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9.18" calcext:value-type="float">
            <text:p>349.18</text:p>
          </table:table-cell>
          <table:table-cell office:value-type="float" office:value="437.16" calcext:value-type="float">
            <text:p>437.16</text:p>
          </table:table-cell>
        </table:table-row>
        <table:table-row table:style-name="ro1">
          <table:table-cell office:value-type="float" office:value="10014947" calcext:value-type="float">
            <text:p>10014947</text:p>
          </table:table-cell>
          <table:table-cell table:formula="of:=[.A628]/1000/(60*60*24)" office:value-type="time" office:time-value="PT02H46M54.947S" calcext:value-type="time">
            <text:p>02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9.73" calcext:value-type="float">
            <text:p>349.73</text:p>
          </table:table-cell>
          <table:table-cell office:value-type="float" office:value="437.84" calcext:value-type="float">
            <text:p>437.84</text:p>
          </table:table-cell>
        </table:table-row>
        <table:table-row table:style-name="ro1">
          <table:table-cell office:value-type="float" office:value="10030947" calcext:value-type="float">
            <text:p>10030947</text:p>
          </table:table-cell>
          <table:table-cell table:formula="of:=[.A629]/1000/(60*60*24)" office:value-type="time" office:time-value="PT02H47M10.947S" calcext:value-type="time">
            <text:p>02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0.28" calcext:value-type="float">
            <text:p>350.28</text:p>
          </table:table-cell>
          <table:table-cell office:value-type="float" office:value="438.52" calcext:value-type="float">
            <text:p>438.52</text:p>
          </table:table-cell>
        </table:table-row>
        <table:table-row table:style-name="ro1">
          <table:table-cell office:value-type="float" office:value="10046947" calcext:value-type="float">
            <text:p>10046947</text:p>
          </table:table-cell>
          <table:table-cell table:formula="of:=[.A630]/1000/(60*60*24)" office:value-type="time" office:time-value="PT02H47M26.947S" calcext:value-type="time">
            <text:p>02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0.83" calcext:value-type="float">
            <text:p>350.83</text:p>
          </table:table-cell>
          <table:table-cell office:value-type="float" office:value="439.2" calcext:value-type="float">
            <text:p>439.2</text:p>
          </table:table-cell>
        </table:table-row>
        <table:table-row table:style-name="ro1">
          <table:table-cell office:value-type="float" office:value="10062947" calcext:value-type="float">
            <text:p>10062947</text:p>
          </table:table-cell>
          <table:table-cell table:formula="of:=[.A631]/1000/(60*60*24)" office:value-type="time" office:time-value="PT02H47M42.947S" calcext:value-type="time">
            <text:p>02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1.38" calcext:value-type="float">
            <text:p>351.38</text:p>
          </table:table-cell>
          <table:table-cell office:value-type="float" office:value="439.88" calcext:value-type="float">
            <text:p>439.88</text:p>
          </table:table-cell>
        </table:table-row>
        <table:table-row table:style-name="ro1">
          <table:table-cell office:value-type="float" office:value="10078947" calcext:value-type="float">
            <text:p>10078947</text:p>
          </table:table-cell>
          <table:table-cell table:formula="of:=[.A632]/1000/(60*60*24)" office:value-type="time" office:time-value="PT02H47M58.947S" calcext:value-type="time">
            <text:p>02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1.93" calcext:value-type="float">
            <text:p>351.93</text:p>
          </table:table-cell>
          <table:table-cell office:value-type="float" office:value="440.56" calcext:value-type="float">
            <text:p>440.56</text:p>
          </table:table-cell>
        </table:table-row>
        <table:table-row table:style-name="ro1">
          <table:table-cell office:value-type="float" office:value="10094947" calcext:value-type="float">
            <text:p>10094947</text:p>
          </table:table-cell>
          <table:table-cell table:formula="of:=[.A633]/1000/(60*60*24)" office:value-type="time" office:time-value="PT02H48M14.947S" calcext:value-type="time">
            <text:p>02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2.48" calcext:value-type="float">
            <text:p>352.48</text:p>
          </table:table-cell>
          <table:table-cell office:value-type="float" office:value="441.23" calcext:value-type="float">
            <text:p>441.23</text:p>
          </table:table-cell>
        </table:table-row>
        <table:table-row table:style-name="ro1">
          <table:table-cell office:value-type="float" office:value="10110947" calcext:value-type="float">
            <text:p>10110947</text:p>
          </table:table-cell>
          <table:table-cell table:formula="of:=[.A634]/1000/(60*60*24)" office:value-type="time" office:time-value="PT02H48M30.947S" calcext:value-type="time">
            <text:p>02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3.03" calcext:value-type="float">
            <text:p>353.03</text:p>
          </table:table-cell>
          <table:table-cell office:value-type="float" office:value="441.91" calcext:value-type="float">
            <text:p>441.91</text:p>
          </table:table-cell>
        </table:table-row>
        <table:table-row table:style-name="ro1">
          <table:table-cell office:value-type="float" office:value="10126947" calcext:value-type="float">
            <text:p>10126947</text:p>
          </table:table-cell>
          <table:table-cell table:formula="of:=[.A635]/1000/(60*60*24)" office:value-type="time" office:time-value="PT02H48M46.947S" calcext:value-type="time">
            <text:p>02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3.58" calcext:value-type="float">
            <text:p>353.58</text:p>
          </table:table-cell>
          <table:table-cell office:value-type="float" office:value="442.59" calcext:value-type="float">
            <text:p>442.59</text:p>
          </table:table-cell>
        </table:table-row>
        <table:table-row table:style-name="ro1">
          <table:table-cell office:value-type="float" office:value="10142947" calcext:value-type="float">
            <text:p>10142947</text:p>
          </table:table-cell>
          <table:table-cell table:formula="of:=[.A636]/1000/(60*60*24)" office:value-type="time" office:time-value="PT02H49M02.947S" calcext:value-type="time">
            <text:p>02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4.13" calcext:value-type="float">
            <text:p>354.13</text:p>
          </table:table-cell>
          <table:table-cell office:value-type="float" office:value="443.27" calcext:value-type="float">
            <text:p>443.27</text:p>
          </table:table-cell>
        </table:table-row>
        <table:table-row table:style-name="ro1">
          <table:table-cell office:value-type="float" office:value="10158946" calcext:value-type="float">
            <text:p>10158946</text:p>
          </table:table-cell>
          <table:table-cell table:formula="of:=[.A637]/1000/(60*60*24)" office:value-type="time" office:time-value="PT02H49M18.946S" calcext:value-type="time">
            <text:p>02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54.68" calcext:value-type="float">
            <text:p>354.68</text:p>
          </table:table-cell>
          <table:table-cell office:value-type="float" office:value="443.95" calcext:value-type="float">
            <text:p>443.95</text:p>
          </table:table-cell>
        </table:table-row>
        <table:table-row table:style-name="ro1">
          <table:table-cell office:value-type="float" office:value="10174947" calcext:value-type="float">
            <text:p>10174947</text:p>
          </table:table-cell>
          <table:table-cell table:formula="of:=[.A638]/1000/(60*60*24)" office:value-type="time" office:time-value="PT02H49M34.947S" calcext:value-type="time">
            <text:p>02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5.23" calcext:value-type="float">
            <text:p>355.23</text:p>
          </table:table-cell>
          <table:table-cell office:value-type="float" office:value="444.62" calcext:value-type="float">
            <text:p>444.62</text:p>
          </table:table-cell>
        </table:table-row>
        <table:table-row table:style-name="ro1">
          <table:table-cell office:value-type="float" office:value="10190947" calcext:value-type="float">
            <text:p>10190947</text:p>
          </table:table-cell>
          <table:table-cell table:formula="of:=[.A639]/1000/(60*60*24)" office:value-type="time" office:time-value="PT02H49M50.947S" calcext:value-type="time">
            <text:p>02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5.78" calcext:value-type="float">
            <text:p>355.78</text:p>
          </table:table-cell>
          <table:table-cell office:value-type="float" office:value="445.3" calcext:value-type="float">
            <text:p>445.3</text:p>
          </table:table-cell>
        </table:table-row>
        <table:table-row table:style-name="ro1">
          <table:table-cell office:value-type="float" office:value="10206947" calcext:value-type="float">
            <text:p>10206947</text:p>
          </table:table-cell>
          <table:table-cell table:formula="of:=[.A640]/1000/(60*60*24)" office:value-type="time" office:time-value="PT02H50M06.947S" calcext:value-type="time">
            <text:p>02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6.33" calcext:value-type="float">
            <text:p>356.33</text:p>
          </table:table-cell>
          <table:table-cell office:value-type="float" office:value="445.98" calcext:value-type="float">
            <text:p>445.98</text:p>
          </table:table-cell>
        </table:table-row>
        <table:table-row table:style-name="ro1">
          <table:table-cell office:value-type="float" office:value="10222947" calcext:value-type="float">
            <text:p>10222947</text:p>
          </table:table-cell>
          <table:table-cell table:formula="of:=[.A641]/1000/(60*60*24)" office:value-type="time" office:time-value="PT02H50M22.947S" calcext:value-type="time">
            <text:p>02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6.88" calcext:value-type="float">
            <text:p>356.88</text:p>
          </table:table-cell>
          <table:table-cell office:value-type="float" office:value="446.66" calcext:value-type="float">
            <text:p>446.66</text:p>
          </table:table-cell>
        </table:table-row>
        <table:table-row table:style-name="ro1">
          <table:table-cell office:value-type="float" office:value="10238947" calcext:value-type="float">
            <text:p>10238947</text:p>
          </table:table-cell>
          <table:table-cell table:formula="of:=[.A642]/1000/(60*60*24)" office:value-type="time" office:time-value="PT02H50M38.947S" calcext:value-type="time">
            <text:p>02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357.44" calcext:value-type="float">
            <text:p>357.44</text:p>
          </table:table-cell>
          <table:table-cell office:value-type="float" office:value="447.33" calcext:value-type="float">
            <text:p>447.33</text:p>
          </table:table-cell>
        </table:table-row>
        <table:table-row table:style-name="ro1">
          <table:table-cell office:value-type="float" office:value="10254947" calcext:value-type="float">
            <text:p>10254947</text:p>
          </table:table-cell>
          <table:table-cell table:formula="of:=[.A643]/1000/(60*60*24)" office:value-type="time" office:time-value="PT02H50M54.947S" calcext:value-type="time">
            <text:p>02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57.99" calcext:value-type="float">
            <text:p>357.99</text:p>
          </table:table-cell>
          <table:table-cell office:value-type="float" office:value="448.01" calcext:value-type="float">
            <text:p>448.01</text:p>
          </table:table-cell>
        </table:table-row>
        <table:table-row table:style-name="ro1">
          <table:table-cell office:value-type="float" office:value="10270947" calcext:value-type="float">
            <text:p>10270947</text:p>
          </table:table-cell>
          <table:table-cell table:formula="of:=[.A644]/1000/(60*60*24)" office:value-type="time" office:time-value="PT02H51M10.947S" calcext:value-type="time">
            <text:p>02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58.54" calcext:value-type="float">
            <text:p>358.54</text:p>
          </table:table-cell>
          <table:table-cell office:value-type="float" office:value="448.69" calcext:value-type="float">
            <text:p>448.69</text:p>
          </table:table-cell>
        </table:table-row>
        <table:table-row table:style-name="ro1">
          <table:table-cell office:value-type="float" office:value="10286947" calcext:value-type="float">
            <text:p>10286947</text:p>
          </table:table-cell>
          <table:table-cell table:formula="of:=[.A645]/1000/(60*60*24)" office:value-type="time" office:time-value="PT02H51M26.947S" calcext:value-type="time">
            <text:p>02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59.08" calcext:value-type="float">
            <text:p>359.08</text:p>
          </table:table-cell>
          <table:table-cell office:value-type="float" office:value="449.37" calcext:value-type="float">
            <text:p>449.37</text:p>
          </table:table-cell>
        </table:table-row>
        <table:table-row table:style-name="ro1">
          <table:table-cell office:value-type="float" office:value="10302947" calcext:value-type="float">
            <text:p>10302947</text:p>
          </table:table-cell>
          <table:table-cell table:formula="of:=[.A646]/1000/(60*60*24)" office:value-type="time" office:time-value="PT02H51M42.947S" calcext:value-type="time">
            <text:p>02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59.63" calcext:value-type="float">
            <text:p>359.63</text:p>
          </table:table-cell>
          <table:table-cell office:value-type="float" office:value="450.04" calcext:value-type="float">
            <text:p>450.04</text:p>
          </table:table-cell>
        </table:table-row>
        <table:table-row table:style-name="ro1">
          <table:table-cell office:value-type="float" office:value="10318947" calcext:value-type="float">
            <text:p>10318947</text:p>
          </table:table-cell>
          <table:table-cell table:formula="of:=[.A647]/1000/(60*60*24)" office:value-type="time" office:time-value="PT02H51M58.947S" calcext:value-type="time">
            <text:p>02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60.18" calcext:value-type="float">
            <text:p>360.18</text:p>
          </table:table-cell>
          <table:table-cell office:value-type="float" office:value="450.72" calcext:value-type="float">
            <text:p>450.72</text:p>
          </table:table-cell>
        </table:table-row>
        <table:table-row table:style-name="ro1">
          <table:table-cell office:value-type="float" office:value="10334947" calcext:value-type="float">
            <text:p>10334947</text:p>
          </table:table-cell>
          <table:table-cell table:formula="of:=[.A648]/1000/(60*60*24)" office:value-type="time" office:time-value="PT02H52M14.947S" calcext:value-type="time">
            <text:p>02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360.73" calcext:value-type="float">
            <text:p>360.73</text:p>
          </table:table-cell>
          <table:table-cell office:value-type="float" office:value="451.4" calcext:value-type="float">
            <text:p>451.4</text:p>
          </table:table-cell>
        </table:table-row>
        <table:table-row table:style-name="ro1">
          <table:table-cell office:value-type="float" office:value="10350947" calcext:value-type="float">
            <text:p>10350947</text:p>
          </table:table-cell>
          <table:table-cell table:formula="of:=[.A649]/1000/(60*60*24)" office:value-type="time" office:time-value="PT02H52M30.947S" calcext:value-type="time">
            <text:p>02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61.28" calcext:value-type="float">
            <text:p>361.28</text:p>
          </table:table-cell>
          <table:table-cell office:value-type="float" office:value="452.07" calcext:value-type="float">
            <text:p>452.07</text:p>
          </table:table-cell>
        </table:table-row>
        <table:table-row table:style-name="ro1">
          <table:table-cell office:value-type="float" office:value="10366947" calcext:value-type="float">
            <text:p>10366947</text:p>
          </table:table-cell>
          <table:table-cell table:formula="of:=[.A650]/1000/(60*60*24)" office:value-type="time" office:time-value="PT02H52M46.947S" calcext:value-type="time">
            <text:p>02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61.83" calcext:value-type="float">
            <text:p>361.83</text:p>
          </table:table-cell>
          <table:table-cell office:value-type="float" office:value="452.75" calcext:value-type="float">
            <text:p>452.75</text:p>
          </table:table-cell>
        </table:table-row>
        <table:table-row table:style-name="ro1">
          <table:table-cell office:value-type="float" office:value="10382947" calcext:value-type="float">
            <text:p>10382947</text:p>
          </table:table-cell>
          <table:table-cell table:formula="of:=[.A651]/1000/(60*60*24)" office:value-type="time" office:time-value="PT02H53M02.947S" calcext:value-type="time">
            <text:p>02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62.38" calcext:value-type="float">
            <text:p>362.38</text:p>
          </table:table-cell>
          <table:table-cell office:value-type="float" office:value="453.43" calcext:value-type="float">
            <text:p>453.43</text:p>
          </table:table-cell>
        </table:table-row>
        <table:table-row table:style-name="ro1">
          <table:table-cell office:value-type="float" office:value="10398947" calcext:value-type="float">
            <text:p>10398947</text:p>
          </table:table-cell>
          <table:table-cell table:formula="of:=[.A652]/1000/(60*60*24)" office:value-type="time" office:time-value="PT02H53M18.947S" calcext:value-type="time">
            <text:p>02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62.93" calcext:value-type="float">
            <text:p>362.93</text:p>
          </table:table-cell>
          <table:table-cell office:value-type="float" office:value="454.11" calcext:value-type="float">
            <text:p>454.11</text:p>
          </table:table-cell>
        </table:table-row>
        <table:table-row table:style-name="ro1">
          <table:table-cell office:value-type="float" office:value="10414947" calcext:value-type="float">
            <text:p>10414947</text:p>
          </table:table-cell>
          <table:table-cell table:formula="of:=[.A653]/1000/(60*60*24)" office:value-type="time" office:time-value="PT02H53M34.947S" calcext:value-type="time">
            <text:p>02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63.48" calcext:value-type="float">
            <text:p>363.48</text:p>
          </table:table-cell>
          <table:table-cell office:value-type="float" office:value="454.78" calcext:value-type="float">
            <text:p>454.78</text:p>
          </table:table-cell>
        </table:table-row>
        <table:table-row table:style-name="ro1">
          <table:table-cell office:value-type="float" office:value="10430947" calcext:value-type="float">
            <text:p>10430947</text:p>
          </table:table-cell>
          <table:table-cell table:formula="of:=[.A654]/1000/(60*60*24)" office:value-type="time" office:time-value="PT02H53M50.947S" calcext:value-type="time">
            <text:p>02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64.03" calcext:value-type="float">
            <text:p>364.03</text:p>
          </table:table-cell>
          <table:table-cell office:value-type="float" office:value="455.46" calcext:value-type="float">
            <text:p>455.46</text:p>
          </table:table-cell>
        </table:table-row>
        <table:table-row table:style-name="ro1">
          <table:table-cell office:value-type="float" office:value="10446947" calcext:value-type="float">
            <text:p>10446947</text:p>
          </table:table-cell>
          <table:table-cell table:formula="of:=[.A655]/1000/(60*60*24)" office:value-type="time" office:time-value="PT02H54M06.947S" calcext:value-type="time">
            <text:p>02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64.58" calcext:value-type="float">
            <text:p>364.58</text:p>
          </table:table-cell>
          <table:table-cell office:value-type="float" office:value="456.14" calcext:value-type="float">
            <text:p>456.14</text:p>
          </table:table-cell>
        </table:table-row>
        <table:table-row table:style-name="ro1">
          <table:table-cell office:value-type="float" office:value="10462947" calcext:value-type="float">
            <text:p>10462947</text:p>
          </table:table-cell>
          <table:table-cell table:formula="of:=[.A656]/1000/(60*60*24)" office:value-type="time" office:time-value="PT02H54M22.947S" calcext:value-type="time">
            <text:p>02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65.13" calcext:value-type="float">
            <text:p>365.13</text:p>
          </table:table-cell>
          <table:table-cell office:value-type="float" office:value="456.81" calcext:value-type="float">
            <text:p>456.81</text:p>
          </table:table-cell>
        </table:table-row>
        <table:table-row table:style-name="ro1">
          <table:table-cell office:value-type="float" office:value="10478947" calcext:value-type="float">
            <text:p>10478947</text:p>
          </table:table-cell>
          <table:table-cell table:formula="of:=[.A657]/1000/(60*60*24)" office:value-type="time" office:time-value="PT02H54M38.947S" calcext:value-type="time">
            <text:p>02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65.68" calcext:value-type="float">
            <text:p>365.68</text:p>
          </table:table-cell>
          <table:table-cell office:value-type="float" office:value="457.49" calcext:value-type="float">
            <text:p>457.49</text:p>
          </table:table-cell>
        </table:table-row>
        <table:table-row table:style-name="ro1">
          <table:table-cell office:value-type="float" office:value="10494947" calcext:value-type="float">
            <text:p>10494947</text:p>
          </table:table-cell>
          <table:table-cell table:formula="of:=[.A658]/1000/(60*60*24)" office:value-type="time" office:time-value="PT02H54M54.947S" calcext:value-type="time">
            <text:p>02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66.23" calcext:value-type="float">
            <text:p>366.23</text:p>
          </table:table-cell>
          <table:table-cell office:value-type="float" office:value="458.17" calcext:value-type="float">
            <text:p>458.17</text:p>
          </table:table-cell>
        </table:table-row>
        <table:table-row table:style-name="ro1">
          <table:table-cell office:value-type="float" office:value="10510947" calcext:value-type="float">
            <text:p>10510947</text:p>
          </table:table-cell>
          <table:table-cell table:formula="of:=[.A659]/1000/(60*60*24)" office:value-type="time" office:time-value="PT02H55M10.947S" calcext:value-type="time">
            <text:p>02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66.78" calcext:value-type="float">
            <text:p>366.78</text:p>
          </table:table-cell>
          <table:table-cell office:value-type="float" office:value="458.84" calcext:value-type="float">
            <text:p>458.84</text:p>
          </table:table-cell>
        </table:table-row>
        <table:table-row table:style-name="ro1">
          <table:table-cell office:value-type="float" office:value="10526947" calcext:value-type="float">
            <text:p>10526947</text:p>
          </table:table-cell>
          <table:table-cell table:formula="of:=[.A660]/1000/(60*60*24)" office:value-type="time" office:time-value="PT02H55M26.947S" calcext:value-type="time">
            <text:p>02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67.33" calcext:value-type="float">
            <text:p>367.33</text:p>
          </table:table-cell>
          <table:table-cell office:value-type="float" office:value="459.52" calcext:value-type="float">
            <text:p>459.52</text:p>
          </table:table-cell>
        </table:table-row>
        <table:table-row table:style-name="ro1">
          <table:table-cell office:value-type="float" office:value="10542947" calcext:value-type="float">
            <text:p>10542947</text:p>
          </table:table-cell>
          <table:table-cell table:formula="of:=[.A661]/1000/(60*60*24)" office:value-type="time" office:time-value="PT02H55M42.947S" calcext:value-type="time">
            <text:p>02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67.88" calcext:value-type="float">
            <text:p>367.88</text:p>
          </table:table-cell>
          <table:table-cell office:value-type="float" office:value="460.19" calcext:value-type="float">
            <text:p>460.19</text:p>
          </table:table-cell>
        </table:table-row>
        <table:table-row table:style-name="ro1">
          <table:table-cell office:value-type="float" office:value="10558947" calcext:value-type="float">
            <text:p>10558947</text:p>
          </table:table-cell>
          <table:table-cell table:formula="of:=[.A662]/1000/(60*60*24)" office:value-type="time" office:time-value="PT02H55M58.947S" calcext:value-type="time">
            <text:p>02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68.43" calcext:value-type="float">
            <text:p>368.43</text:p>
          </table:table-cell>
          <table:table-cell office:value-type="float" office:value="460.87" calcext:value-type="float">
            <text:p>460.87</text:p>
          </table:table-cell>
        </table:table-row>
        <table:table-row table:style-name="ro1">
          <table:table-cell office:value-type="float" office:value="10574947" calcext:value-type="float">
            <text:p>10574947</text:p>
          </table:table-cell>
          <table:table-cell table:formula="of:=[.A663]/1000/(60*60*24)" office:value-type="time" office:time-value="PT02H56M14.947S" calcext:value-type="time">
            <text:p>02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68.98" calcext:value-type="float">
            <text:p>368.98</text:p>
          </table:table-cell>
          <table:table-cell office:value-type="float" office:value="461.54" calcext:value-type="float">
            <text:p>461.54</text:p>
          </table:table-cell>
        </table:table-row>
        <table:table-row table:style-name="ro1">
          <table:table-cell office:value-type="float" office:value="10590947" calcext:value-type="float">
            <text:p>10590947</text:p>
          </table:table-cell>
          <table:table-cell table:formula="of:=[.A664]/1000/(60*60*24)" office:value-type="time" office:time-value="PT02H56M30.947S" calcext:value-type="time">
            <text:p>02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69.53" calcext:value-type="float">
            <text:p>369.53</text:p>
          </table:table-cell>
          <table:table-cell office:value-type="float" office:value="462.22" calcext:value-type="float">
            <text:p>462.22</text:p>
          </table:table-cell>
        </table:table-row>
        <table:table-row table:style-name="ro1">
          <table:table-cell office:value-type="float" office:value="10606947" calcext:value-type="float">
            <text:p>10606947</text:p>
          </table:table-cell>
          <table:table-cell table:formula="of:=[.A665]/1000/(60*60*24)" office:value-type="time" office:time-value="PT02H56M46.947S" calcext:value-type="time">
            <text:p>02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70.08" calcext:value-type="float">
            <text:p>370.08</text:p>
          </table:table-cell>
          <table:table-cell office:value-type="float" office:value="462.9" calcext:value-type="float">
            <text:p>462.9</text:p>
          </table:table-cell>
        </table:table-row>
        <table:table-row table:style-name="ro1">
          <table:table-cell office:value-type="float" office:value="10622947" calcext:value-type="float">
            <text:p>10622947</text:p>
          </table:table-cell>
          <table:table-cell table:formula="of:=[.A666]/1000/(60*60*24)" office:value-type="time" office:time-value="PT02H57M02.947S" calcext:value-type="time">
            <text:p>02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70.63" calcext:value-type="float">
            <text:p>370.63</text:p>
          </table:table-cell>
          <table:table-cell office:value-type="float" office:value="463.57" calcext:value-type="float">
            <text:p>463.57</text:p>
          </table:table-cell>
        </table:table-row>
        <table:table-row table:style-name="ro1">
          <table:table-cell office:value-type="float" office:value="10638947" calcext:value-type="float">
            <text:p>10638947</text:p>
          </table:table-cell>
          <table:table-cell table:formula="of:=[.A667]/1000/(60*60*24)" office:value-type="time" office:time-value="PT02H57M18.947S" calcext:value-type="time">
            <text:p>02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71.18" calcext:value-type="float">
            <text:p>371.18</text:p>
          </table:table-cell>
          <table:table-cell office:value-type="float" office:value="464.25" calcext:value-type="float">
            <text:p>464.25</text:p>
          </table:table-cell>
        </table:table-row>
        <table:table-row table:style-name="ro1">
          <table:table-cell office:value-type="float" office:value="10654947" calcext:value-type="float">
            <text:p>10654947</text:p>
          </table:table-cell>
          <table:table-cell table:formula="of:=[.A668]/1000/(60*60*24)" office:value-type="time" office:time-value="PT02H57M34.947S" calcext:value-type="time">
            <text:p>02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71.73" calcext:value-type="float">
            <text:p>371.73</text:p>
          </table:table-cell>
          <table:table-cell office:value-type="float" office:value="464.92" calcext:value-type="float">
            <text:p>464.92</text:p>
          </table:table-cell>
        </table:table-row>
        <table:table-row table:style-name="ro1">
          <table:table-cell office:value-type="float" office:value="10670947" calcext:value-type="float">
            <text:p>10670947</text:p>
          </table:table-cell>
          <table:table-cell table:formula="of:=[.A669]/1000/(60*60*24)" office:value-type="time" office:time-value="PT02H57M50.947S" calcext:value-type="time">
            <text:p>02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72.28" calcext:value-type="float">
            <text:p>372.28</text:p>
          </table:table-cell>
          <table:table-cell office:value-type="float" office:value="465.6" calcext:value-type="float">
            <text:p>465.6</text:p>
          </table:table-cell>
        </table:table-row>
        <table:table-row table:style-name="ro1">
          <table:table-cell office:value-type="float" office:value="10686947" calcext:value-type="float">
            <text:p>10686947</text:p>
          </table:table-cell>
          <table:table-cell table:formula="of:=[.A670]/1000/(60*60*24)" office:value-type="time" office:time-value="PT02H58M06.947S" calcext:value-type="time">
            <text:p>02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72.82" calcext:value-type="float">
            <text:p>372.82</text:p>
          </table:table-cell>
          <table:table-cell office:value-type="float" office:value="466.28" calcext:value-type="float">
            <text:p>466.28</text:p>
          </table:table-cell>
        </table:table-row>
        <table:table-row table:style-name="ro1">
          <table:table-cell office:value-type="float" office:value="10702947" calcext:value-type="float">
            <text:p>10702947</text:p>
          </table:table-cell>
          <table:table-cell table:formula="of:=[.A671]/1000/(60*60*24)" office:value-type="time" office:time-value="PT02H58M22.947S" calcext:value-type="time">
            <text:p>02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73.37" calcext:value-type="float">
            <text:p>373.37</text:p>
          </table:table-cell>
          <table:table-cell office:value-type="float" office:value="466.95" calcext:value-type="float">
            <text:p>466.95</text:p>
          </table:table-cell>
        </table:table-row>
        <table:table-row table:style-name="ro1">
          <table:table-cell office:value-type="float" office:value="10718947" calcext:value-type="float">
            <text:p>10718947</text:p>
          </table:table-cell>
          <table:table-cell table:formula="of:=[.A672]/1000/(60*60*24)" office:value-type="time" office:time-value="PT02H58M38.947S" calcext:value-type="time">
            <text:p>02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73.92" calcext:value-type="float">
            <text:p>373.92</text:p>
          </table:table-cell>
          <table:table-cell office:value-type="float" office:value="467.63" calcext:value-type="float">
            <text:p>467.63</text:p>
          </table:table-cell>
        </table:table-row>
        <table:table-row table:style-name="ro1">
          <table:table-cell office:value-type="float" office:value="10734947" calcext:value-type="float">
            <text:p>10734947</text:p>
          </table:table-cell>
          <table:table-cell table:formula="of:=[.A673]/1000/(60*60*24)" office:value-type="time" office:time-value="PT02H58M54.947S" calcext:value-type="time">
            <text:p>02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74.47" calcext:value-type="float">
            <text:p>374.47</text:p>
          </table:table-cell>
          <table:table-cell office:value-type="float" office:value="468.3" calcext:value-type="float">
            <text:p>468.3</text:p>
          </table:table-cell>
        </table:table-row>
        <table:table-row table:style-name="ro1">
          <table:table-cell office:value-type="float" office:value="10750947" calcext:value-type="float">
            <text:p>10750947</text:p>
          </table:table-cell>
          <table:table-cell table:formula="of:=[.A674]/1000/(60*60*24)" office:value-type="time" office:time-value="PT02H59M10.947S" calcext:value-type="time">
            <text:p>02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75.02" calcext:value-type="float">
            <text:p>375.02</text:p>
          </table:table-cell>
          <table:table-cell office:value-type="float" office:value="468.98" calcext:value-type="float">
            <text:p>468.98</text:p>
          </table:table-cell>
        </table:table-row>
        <table:table-row table:style-name="ro1">
          <table:table-cell office:value-type="float" office:value="10766947" calcext:value-type="float">
            <text:p>10766947</text:p>
          </table:table-cell>
          <table:table-cell table:formula="of:=[.A675]/1000/(60*60*24)" office:value-type="time" office:time-value="PT02H59M26.947S" calcext:value-type="time">
            <text:p>02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5.57" calcext:value-type="float">
            <text:p>375.57</text:p>
          </table:table-cell>
          <table:table-cell office:value-type="float" office:value="469.65" calcext:value-type="float">
            <text:p>469.65</text:p>
          </table:table-cell>
        </table:table-row>
        <table:table-row table:style-name="ro1">
          <table:table-cell office:value-type="float" office:value="10782947" calcext:value-type="float">
            <text:p>10782947</text:p>
          </table:table-cell>
          <table:table-cell table:formula="of:=[.A676]/1000/(60*60*24)" office:value-type="time" office:time-value="PT02H59M42.947S" calcext:value-type="time">
            <text:p>02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6.12" calcext:value-type="float">
            <text:p>376.12</text:p>
          </table:table-cell>
          <table:table-cell office:value-type="float" office:value="470.33" calcext:value-type="float">
            <text:p>470.33</text:p>
          </table:table-cell>
        </table:table-row>
        <table:table-row table:style-name="ro1">
          <table:table-cell office:value-type="float" office:value="10798947" calcext:value-type="float">
            <text:p>10798947</text:p>
          </table:table-cell>
          <table:table-cell table:formula="of:=[.A677]/1000/(60*60*24)" office:value-type="time" office:time-value="PT02H59M58.947S" calcext:value-type="time">
            <text:p>02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6.67" calcext:value-type="float">
            <text:p>376.6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814947" calcext:value-type="float">
            <text:p>10814947</text:p>
          </table:table-cell>
          <table:table-cell table:formula="of:=[.A678]/1000/(60*60*24)" office:value-type="time" office:time-value="PT03H00M14.947S" calcext:value-type="time">
            <text:p>03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7.22" calcext:value-type="float">
            <text:p>377.22</text:p>
          </table:table-cell>
          <table:table-cell office:value-type="float" office:value="471.68" calcext:value-type="float">
            <text:p>471.68</text:p>
          </table:table-cell>
        </table:table-row>
        <table:table-row table:style-name="ro1">
          <table:table-cell office:value-type="float" office:value="10830947" calcext:value-type="float">
            <text:p>10830947</text:p>
          </table:table-cell>
          <table:table-cell table:formula="of:=[.A679]/1000/(60*60*24)" office:value-type="time" office:time-value="PT03H00M30.947S" calcext:value-type="time">
            <text:p>03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7.77" calcext:value-type="float">
            <text:p>377.77</text:p>
          </table:table-cell>
          <table:table-cell office:value-type="float" office:value="472.35" calcext:value-type="float">
            <text:p>472.35</text:p>
          </table:table-cell>
        </table:table-row>
        <table:table-row table:style-name="ro1">
          <table:table-cell office:value-type="float" office:value="10846947" calcext:value-type="float">
            <text:p>10846947</text:p>
          </table:table-cell>
          <table:table-cell table:formula="of:=[.A680]/1000/(60*60*24)" office:value-type="time" office:time-value="PT03H00M46.947S" calcext:value-type="time">
            <text:p>03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8.31" calcext:value-type="float">
            <text:p>378.31</text:p>
          </table:table-cell>
          <table:table-cell office:value-type="float" office:value="473.03" calcext:value-type="float">
            <text:p>473.03</text:p>
          </table:table-cell>
        </table:table-row>
        <table:table-row table:style-name="ro1">
          <table:table-cell office:value-type="float" office:value="10862946" calcext:value-type="float">
            <text:p>10862946</text:p>
          </table:table-cell>
          <table:table-cell table:formula="of:=[.A681]/1000/(60*60*24)" office:value-type="time" office:time-value="PT03H01M02.946S" calcext:value-type="time">
            <text:p>03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378.86" calcext:value-type="float">
            <text:p>378.86</text:p>
          </table:table-cell>
          <table:table-cell office:value-type="float" office:value="473.7" calcext:value-type="float">
            <text:p>473.7</text:p>
          </table:table-cell>
        </table:table-row>
        <table:table-row table:style-name="ro1">
          <table:table-cell office:value-type="float" office:value="10878947" calcext:value-type="float">
            <text:p>10878947</text:p>
          </table:table-cell>
          <table:table-cell table:formula="of:=[.A682]/1000/(60*60*24)" office:value-type="time" office:time-value="PT03H01M18.947S" calcext:value-type="time">
            <text:p>03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379.41" calcext:value-type="float">
            <text:p>379.41</text:p>
          </table:table-cell>
          <table:table-cell office:value-type="float" office:value="474.38" calcext:value-type="float">
            <text:p>474.38</text:p>
          </table:table-cell>
        </table:table-row>
        <table:table-row table:style-name="ro1">
          <table:table-cell office:value-type="float" office:value="10894947" calcext:value-type="float">
            <text:p>10894947</text:p>
          </table:table-cell>
          <table:table-cell table:formula="of:=[.A683]/1000/(60*60*24)" office:value-type="time" office:time-value="PT03H01M34.947S" calcext:value-type="time">
            <text:p>03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9.96" calcext:value-type="float">
            <text:p>379.96</text:p>
          </table:table-cell>
          <table:table-cell office:value-type="float" office:value="475.05" calcext:value-type="float">
            <text:p>475.05</text:p>
          </table:table-cell>
        </table:table-row>
        <table:table-row table:style-name="ro1">
          <table:table-cell office:value-type="float" office:value="10910947" calcext:value-type="float">
            <text:p>10910947</text:p>
          </table:table-cell>
          <table:table-cell table:formula="of:=[.A684]/1000/(60*60*24)" office:value-type="time" office:time-value="PT03H01M50.947S" calcext:value-type="time">
            <text:p>03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80.51" calcext:value-type="float">
            <text:p>380.51</text:p>
          </table:table-cell>
          <table:table-cell office:value-type="float" office:value="475.72" calcext:value-type="float">
            <text:p>475.72</text:p>
          </table:table-cell>
        </table:table-row>
        <table:table-row table:style-name="ro1">
          <table:table-cell office:value-type="float" office:value="10926947" calcext:value-type="float">
            <text:p>10926947</text:p>
          </table:table-cell>
          <table:table-cell table:formula="of:=[.A685]/1000/(60*60*24)" office:value-type="time" office:time-value="PT03H02M06.947S" calcext:value-type="time">
            <text:p>03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81.06" calcext:value-type="float">
            <text:p>381.06</text:p>
          </table:table-cell>
          <table:table-cell office:value-type="float" office:value="476.4" calcext:value-type="float">
            <text:p>476.4</text:p>
          </table:table-cell>
        </table:table-row>
        <table:table-row table:style-name="ro1">
          <table:table-cell office:value-type="float" office:value="10942947" calcext:value-type="float">
            <text:p>10942947</text:p>
          </table:table-cell>
          <table:table-cell table:formula="of:=[.A686]/1000/(60*60*24)" office:value-type="time" office:time-value="PT03H02M22.947S" calcext:value-type="time">
            <text:p>03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81.61" calcext:value-type="float">
            <text:p>381.61</text:p>
          </table:table-cell>
          <table:table-cell office:value-type="float" office:value="477.07" calcext:value-type="float">
            <text:p>477.07</text:p>
          </table:table-cell>
        </table:table-row>
        <table:table-row table:style-name="ro1">
          <table:table-cell office:value-type="float" office:value="10958947" calcext:value-type="float">
            <text:p>10958947</text:p>
          </table:table-cell>
          <table:table-cell table:formula="of:=[.A687]/1000/(60*60*24)" office:value-type="time" office:time-value="PT03H02M38.947S" calcext:value-type="time">
            <text:p>03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2.16" calcext:value-type="float">
            <text:p>382.16</text:p>
          </table:table-cell>
          <table:table-cell office:value-type="float" office:value="477.75" calcext:value-type="float">
            <text:p>477.75</text:p>
          </table:table-cell>
        </table:table-row>
        <table:table-row table:style-name="ro1">
          <table:table-cell office:value-type="float" office:value="10974947" calcext:value-type="float">
            <text:p>10974947</text:p>
          </table:table-cell>
          <table:table-cell table:formula="of:=[.A688]/1000/(60*60*24)" office:value-type="time" office:time-value="PT03H02M54.947S" calcext:value-type="time">
            <text:p>03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2.7" calcext:value-type="float">
            <text:p>382.7</text:p>
          </table:table-cell>
          <table:table-cell office:value-type="float" office:value="478.42" calcext:value-type="float">
            <text:p>478.42</text:p>
          </table:table-cell>
        </table:table-row>
        <table:table-row table:style-name="ro1">
          <table:table-cell office:value-type="float" office:value="10990947" calcext:value-type="float">
            <text:p>10990947</text:p>
          </table:table-cell>
          <table:table-cell table:formula="of:=[.A689]/1000/(60*60*24)" office:value-type="time" office:time-value="PT03H03M10.947S" calcext:value-type="time">
            <text:p>03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83.25" calcext:value-type="float">
            <text:p>383.25</text:p>
          </table:table-cell>
          <table:table-cell office:value-type="float" office:value="479.09" calcext:value-type="float">
            <text:p>479.09</text:p>
          </table:table-cell>
        </table:table-row>
        <table:table-row table:style-name="ro1">
          <table:table-cell office:value-type="float" office:value="11006947" calcext:value-type="float">
            <text:p>11006947</text:p>
          </table:table-cell>
          <table:table-cell table:formula="of:=[.A690]/1000/(60*60*24)" office:value-type="time" office:time-value="PT03H03M26.947S" calcext:value-type="time">
            <text:p>03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3.8" calcext:value-type="float">
            <text:p>383.8</text:p>
          </table:table-cell>
          <table:table-cell office:value-type="float" office:value="479.77" calcext:value-type="float">
            <text:p>479.77</text:p>
          </table:table-cell>
        </table:table-row>
        <table:table-row table:style-name="ro1">
          <table:table-cell office:value-type="float" office:value="11022947" calcext:value-type="float">
            <text:p>11022947</text:p>
          </table:table-cell>
          <table:table-cell table:formula="of:=[.A691]/1000/(60*60*24)" office:value-type="time" office:time-value="PT03H03M42.947S" calcext:value-type="time">
            <text:p>03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4.35" calcext:value-type="float">
            <text:p>384.35</text:p>
          </table:table-cell>
          <table:table-cell office:value-type="float" office:value="480.44" calcext:value-type="float">
            <text:p>480.44</text:p>
          </table:table-cell>
        </table:table-row>
        <table:table-row table:style-name="ro1">
          <table:table-cell office:value-type="float" office:value="11038947" calcext:value-type="float">
            <text:p>11038947</text:p>
          </table:table-cell>
          <table:table-cell table:formula="of:=[.A692]/1000/(60*60*24)" office:value-type="time" office:time-value="PT03H03M58.947S" calcext:value-type="time">
            <text:p>03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4.9" calcext:value-type="float">
            <text:p>384.9</text:p>
          </table:table-cell>
          <table:table-cell office:value-type="float" office:value="481.12" calcext:value-type="float">
            <text:p>481.12</text:p>
          </table:table-cell>
        </table:table-row>
        <table:table-row table:style-name="ro1">
          <table:table-cell office:value-type="float" office:value="11054947" calcext:value-type="float">
            <text:p>11054947</text:p>
          </table:table-cell>
          <table:table-cell table:formula="of:=[.A693]/1000/(60*60*24)" office:value-type="time" office:time-value="PT03H04M14.947S" calcext:value-type="time">
            <text:p>03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5.45" calcext:value-type="float">
            <text:p>385.45</text:p>
          </table:table-cell>
          <table:table-cell office:value-type="float" office:value="481.79" calcext:value-type="float">
            <text:p>481.79</text:p>
          </table:table-cell>
        </table:table-row>
        <table:table-row table:style-name="ro1">
          <table:table-cell office:value-type="float" office:value="11070947" calcext:value-type="float">
            <text:p>11070947</text:p>
          </table:table-cell>
          <table:table-cell table:formula="of:=[.A694]/1000/(60*60*24)" office:value-type="time" office:time-value="PT03H04M30.947S" calcext:value-type="time">
            <text:p>03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6" calcext:value-type="float">
            <text:p>386</text:p>
          </table:table-cell>
          <table:table-cell office:value-type="float" office:value="482.46" calcext:value-type="float">
            <text:p>482.46</text:p>
          </table:table-cell>
        </table:table-row>
        <table:table-row table:style-name="ro1">
          <table:table-cell office:value-type="float" office:value="11086947" calcext:value-type="float">
            <text:p>11086947</text:p>
          </table:table-cell>
          <table:table-cell table:formula="of:=[.A695]/1000/(60*60*24)" office:value-type="time" office:time-value="PT03H04M46.947S" calcext:value-type="time">
            <text:p>03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6.54" calcext:value-type="float">
            <text:p>386.54</text:p>
          </table:table-cell>
          <table:table-cell office:value-type="float" office:value="483.14" calcext:value-type="float">
            <text:p>483.14</text:p>
          </table:table-cell>
        </table:table-row>
        <table:table-row table:style-name="ro1">
          <table:table-cell office:value-type="float" office:value="11102947" calcext:value-type="float">
            <text:p>11102947</text:p>
          </table:table-cell>
          <table:table-cell table:formula="of:=[.A696]/1000/(60*60*24)" office:value-type="time" office:time-value="PT03H05M02.947S" calcext:value-type="time">
            <text:p>03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7.09" calcext:value-type="float">
            <text:p>387.09</text:p>
          </table:table-cell>
          <table:table-cell office:value-type="float" office:value="483.81" calcext:value-type="float">
            <text:p>483.81</text:p>
          </table:table-cell>
        </table:table-row>
        <table:table-row table:style-name="ro1">
          <table:table-cell office:value-type="float" office:value="11118947" calcext:value-type="float">
            <text:p>11118947</text:p>
          </table:table-cell>
          <table:table-cell table:formula="of:=[.A697]/1000/(60*60*24)" office:value-type="time" office:time-value="PT03H05M18.947S" calcext:value-type="time">
            <text:p>03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7.64" calcext:value-type="float">
            <text:p>387.64</text:p>
          </table:table-cell>
          <table:table-cell office:value-type="float" office:value="484.49" calcext:value-type="float">
            <text:p>484.49</text:p>
          </table:table-cell>
        </table:table-row>
        <table:table-row table:style-name="ro1">
          <table:table-cell office:value-type="float" office:value="11134947" calcext:value-type="float">
            <text:p>11134947</text:p>
          </table:table-cell>
          <table:table-cell table:formula="of:=[.A698]/1000/(60*60*24)" office:value-type="time" office:time-value="PT03H05M34.947S" calcext:value-type="time">
            <text:p>03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8.19" calcext:value-type="float">
            <text:p>388.19</text:p>
          </table:table-cell>
          <table:table-cell office:value-type="float" office:value="485.16" calcext:value-type="float">
            <text:p>485.16</text:p>
          </table:table-cell>
        </table:table-row>
        <table:table-row table:style-name="ro1">
          <table:table-cell office:value-type="float" office:value="11150947" calcext:value-type="float">
            <text:p>11150947</text:p>
          </table:table-cell>
          <table:table-cell table:formula="of:=[.A699]/1000/(60*60*24)" office:value-type="time" office:time-value="PT03H05M50.947S" calcext:value-type="time">
            <text:p>03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8.74" calcext:value-type="float">
            <text:p>388.74</text:p>
          </table:table-cell>
          <table:table-cell office:value-type="float" office:value="485.83" calcext:value-type="float">
            <text:p>485.83</text:p>
          </table:table-cell>
        </table:table-row>
        <table:table-row table:style-name="ro1">
          <table:table-cell office:value-type="float" office:value="11166947" calcext:value-type="float">
            <text:p>11166947</text:p>
          </table:table-cell>
          <table:table-cell table:formula="of:=[.A700]/1000/(60*60*24)" office:value-type="time" office:time-value="PT03H06M06.947S" calcext:value-type="time">
            <text:p>03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9.29" calcext:value-type="float">
            <text:p>389.29</text:p>
          </table:table-cell>
          <table:table-cell office:value-type="float" office:value="486.51" calcext:value-type="float">
            <text:p>486.51</text:p>
          </table:table-cell>
        </table:table-row>
        <table:table-row table:style-name="ro1">
          <table:table-cell office:value-type="float" office:value="11182947" calcext:value-type="float">
            <text:p>11182947</text:p>
          </table:table-cell>
          <table:table-cell table:formula="of:=[.A701]/1000/(60*60*24)" office:value-type="time" office:time-value="PT03H06M22.947S" calcext:value-type="time">
            <text:p>03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9.83" calcext:value-type="float">
            <text:p>389.83</text:p>
          </table:table-cell>
          <table:table-cell office:value-type="float" office:value="487.18" calcext:value-type="float">
            <text:p>487.18</text:p>
          </table:table-cell>
        </table:table-row>
        <table:table-row table:style-name="ro1">
          <table:table-cell office:value-type="float" office:value="11198947" calcext:value-type="float">
            <text:p>11198947</text:p>
          </table:table-cell>
          <table:table-cell table:formula="of:=[.A702]/1000/(60*60*24)" office:value-type="time" office:time-value="PT03H06M38.947S" calcext:value-type="time">
            <text:p>03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90.38" calcext:value-type="float">
            <text:p>390.38</text:p>
          </table:table-cell>
          <table:table-cell office:value-type="float" office:value="487.85" calcext:value-type="float">
            <text:p>487.85</text:p>
          </table:table-cell>
        </table:table-row>
        <table:table-row table:style-name="ro1">
          <table:table-cell office:value-type="float" office:value="11214947" calcext:value-type="float">
            <text:p>11214947</text:p>
          </table:table-cell>
          <table:table-cell table:formula="of:=[.A703]/1000/(60*60*24)" office:value-type="time" office:time-value="PT03H06M54.947S" calcext:value-type="time">
            <text:p>03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90.93" calcext:value-type="float">
            <text:p>390.93</text:p>
          </table:table-cell>
          <table:table-cell office:value-type="float" office:value="488.53" calcext:value-type="float">
            <text:p>488.53</text:p>
          </table:table-cell>
        </table:table-row>
        <table:table-row table:style-name="ro1">
          <table:table-cell office:value-type="float" office:value="11230947" calcext:value-type="float">
            <text:p>11230947</text:p>
          </table:table-cell>
          <table:table-cell table:formula="of:=[.A704]/1000/(60*60*24)" office:value-type="time" office:time-value="PT03H07M10.947S" calcext:value-type="time">
            <text:p>03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91.48" calcext:value-type="float">
            <text:p>391.48</text:p>
          </table:table-cell>
          <table:table-cell office:value-type="float" office:value="489.2" calcext:value-type="float">
            <text:p>489.2</text:p>
          </table:table-cell>
        </table:table-row>
        <table:table-row table:style-name="ro1">
          <table:table-cell office:value-type="float" office:value="11246947" calcext:value-type="float">
            <text:p>11246947</text:p>
          </table:table-cell>
          <table:table-cell table:formula="of:=[.A705]/1000/(60*60*24)" office:value-type="time" office:time-value="PT03H07M26.947S" calcext:value-type="time">
            <text:p>03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92.03" calcext:value-type="float">
            <text:p>392.03</text:p>
          </table:table-cell>
          <table:table-cell office:value-type="float" office:value="489.87" calcext:value-type="float">
            <text:p>489.87</text:p>
          </table:table-cell>
        </table:table-row>
        <table:table-row table:style-name="ro1">
          <table:table-cell office:value-type="float" office:value="11262947" calcext:value-type="float">
            <text:p>11262947</text:p>
          </table:table-cell>
          <table:table-cell table:formula="of:=[.A706]/1000/(60*60*24)" office:value-type="time" office:time-value="PT03H07M42.947S" calcext:value-type="time">
            <text:p>03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92.57" calcext:value-type="float">
            <text:p>392.57</text:p>
          </table:table-cell>
          <table:table-cell office:value-type="float" office:value="490.55" calcext:value-type="float">
            <text:p>490.55</text:p>
          </table:table-cell>
        </table:table-row>
        <table:table-row table:style-name="ro1">
          <table:table-cell office:value-type="float" office:value="11278947" calcext:value-type="float">
            <text:p>11278947</text:p>
          </table:table-cell>
          <table:table-cell table:formula="of:=[.A707]/1000/(60*60*24)" office:value-type="time" office:time-value="PT03H07M58.947S" calcext:value-type="time">
            <text:p>03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93.12" calcext:value-type="float">
            <text:p>393.12</text:p>
          </table:table-cell>
          <table:table-cell office:value-type="float" office:value="491.22" calcext:value-type="float">
            <text:p>491.22</text:p>
          </table:table-cell>
        </table:table-row>
        <table:table-row table:style-name="ro1">
          <table:table-cell office:value-type="float" office:value="11294947" calcext:value-type="float">
            <text:p>11294947</text:p>
          </table:table-cell>
          <table:table-cell table:formula="of:=[.A708]/1000/(60*60*24)" office:value-type="time" office:time-value="PT03H08M14.947S" calcext:value-type="time">
            <text:p>03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93.67" calcext:value-type="float">
            <text:p>393.67</text:p>
          </table:table-cell>
          <table:table-cell office:value-type="float" office:value="491.89" calcext:value-type="float">
            <text:p>491.89</text:p>
          </table:table-cell>
        </table:table-row>
        <table:table-row table:style-name="ro1">
          <table:table-cell office:value-type="float" office:value="11310947" calcext:value-type="float">
            <text:p>11310947</text:p>
          </table:table-cell>
          <table:table-cell table:formula="of:=[.A709]/1000/(60*60*24)" office:value-type="time" office:time-value="PT03H08M30.947S" calcext:value-type="time">
            <text:p>03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94.22" calcext:value-type="float">
            <text:p>394.22</text:p>
          </table:table-cell>
          <table:table-cell office:value-type="float" office:value="492.57" calcext:value-type="float">
            <text:p>492.57</text:p>
          </table:table-cell>
        </table:table-row>
        <table:table-row table:style-name="ro1">
          <table:table-cell office:value-type="float" office:value="11326947" calcext:value-type="float">
            <text:p>11326947</text:p>
          </table:table-cell>
          <table:table-cell table:formula="of:=[.A710]/1000/(60*60*24)" office:value-type="time" office:time-value="PT03H08M46.947S" calcext:value-type="time">
            <text:p>03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94.77" calcext:value-type="float">
            <text:p>394.77</text:p>
          </table:table-cell>
          <table:table-cell office:value-type="float" office:value="493.24" calcext:value-type="float">
            <text:p>493.24</text:p>
          </table:table-cell>
        </table:table-row>
        <table:table-row table:style-name="ro1">
          <table:table-cell office:value-type="float" office:value="11342947" calcext:value-type="float">
            <text:p>11342947</text:p>
          </table:table-cell>
          <table:table-cell table:formula="of:=[.A711]/1000/(60*60*24)" office:value-type="time" office:time-value="PT03H09M02.947S" calcext:value-type="time">
            <text:p>03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95.31" calcext:value-type="float">
            <text:p>395.31</text:p>
          </table:table-cell>
          <table:table-cell office:value-type="float" office:value="493.91" calcext:value-type="float">
            <text:p>493.91</text:p>
          </table:table-cell>
        </table:table-row>
        <table:table-row table:style-name="ro1">
          <table:table-cell office:value-type="float" office:value="11358947" calcext:value-type="float">
            <text:p>11358947</text:p>
          </table:table-cell>
          <table:table-cell table:formula="of:=[.A712]/1000/(60*60*24)" office:value-type="time" office:time-value="PT03H09M18.947S" calcext:value-type="time">
            <text:p>03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95.86" calcext:value-type="float">
            <text:p>395.86</text:p>
          </table:table-cell>
          <table:table-cell office:value-type="float" office:value="494.58" calcext:value-type="float">
            <text:p>494.58</text:p>
          </table:table-cell>
        </table:table-row>
        <table:table-row table:style-name="ro1">
          <table:table-cell office:value-type="float" office:value="11374947" calcext:value-type="float">
            <text:p>11374947</text:p>
          </table:table-cell>
          <table:table-cell table:formula="of:=[.A713]/1000/(60*60*24)" office:value-type="time" office:time-value="PT03H09M34.947S" calcext:value-type="time">
            <text:p>03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96.41" calcext:value-type="float">
            <text:p>396.41</text:p>
          </table:table-cell>
          <table:table-cell office:value-type="float" office:value="495.26" calcext:value-type="float">
            <text:p>495.26</text:p>
          </table:table-cell>
        </table:table-row>
        <table:table-row table:style-name="ro1">
          <table:table-cell office:value-type="float" office:value="11390947" calcext:value-type="float">
            <text:p>11390947</text:p>
          </table:table-cell>
          <table:table-cell table:formula="of:=[.A714]/1000/(60*60*24)" office:value-type="time" office:time-value="PT03H09M50.947S" calcext:value-type="time">
            <text:p>03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96.96" calcext:value-type="float">
            <text:p>396.96</text:p>
          </table:table-cell>
          <table:table-cell office:value-type="float" office:value="495.93" calcext:value-type="float">
            <text:p>495.93</text:p>
          </table:table-cell>
        </table:table-row>
        <table:table-row table:style-name="ro1">
          <table:table-cell office:value-type="float" office:value="11406947" calcext:value-type="float">
            <text:p>11406947</text:p>
          </table:table-cell>
          <table:table-cell table:formula="of:=[.A715]/1000/(60*60*24)" office:value-type="time" office:time-value="PT03H10M06.947S" calcext:value-type="time">
            <text:p>03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97.5" calcext:value-type="float">
            <text:p>397.5</text:p>
          </table:table-cell>
          <table:table-cell office:value-type="float" office:value="496.6" calcext:value-type="float">
            <text:p>496.6</text:p>
          </table:table-cell>
        </table:table-row>
        <table:table-row table:style-name="ro1">
          <table:table-cell office:value-type="float" office:value="11422947" calcext:value-type="float">
            <text:p>11422947</text:p>
          </table:table-cell>
          <table:table-cell table:formula="of:=[.A716]/1000/(60*60*24)" office:value-type="time" office:time-value="PT03H10M22.947S" calcext:value-type="time">
            <text:p>03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98.05" calcext:value-type="float">
            <text:p>398.05</text:p>
          </table:table-cell>
          <table:table-cell office:value-type="float" office:value="497.27" calcext:value-type="float">
            <text:p>497.27</text:p>
          </table:table-cell>
        </table:table-row>
        <table:table-row table:style-name="ro1">
          <table:table-cell office:value-type="float" office:value="11438947" calcext:value-type="float">
            <text:p>11438947</text:p>
          </table:table-cell>
          <table:table-cell table:formula="of:=[.A717]/1000/(60*60*24)" office:value-type="time" office:time-value="PT03H10M38.947S" calcext:value-type="time">
            <text:p>03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98.6" calcext:value-type="float">
            <text:p>398.6</text:p>
          </table:table-cell>
          <table:table-cell office:value-type="float" office:value="497.95" calcext:value-type="float">
            <text:p>497.95</text:p>
          </table:table-cell>
        </table:table-row>
        <table:table-row table:style-name="ro1">
          <table:table-cell office:value-type="float" office:value="11454947" calcext:value-type="float">
            <text:p>11454947</text:p>
          </table:table-cell>
          <table:table-cell table:formula="of:=[.A718]/1000/(60*60*24)" office:value-type="time" office:time-value="PT03H10M54.947S" calcext:value-type="time">
            <text:p>03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99.15" calcext:value-type="float">
            <text:p>399.15</text:p>
          </table:table-cell>
          <table:table-cell office:value-type="float" office:value="498.62" calcext:value-type="float">
            <text:p>498.62</text:p>
          </table:table-cell>
        </table:table-row>
        <table:table-row table:style-name="ro1">
          <table:table-cell office:value-type="float" office:value="11470947" calcext:value-type="float">
            <text:p>11470947</text:p>
          </table:table-cell>
          <table:table-cell table:formula="of:=[.A719]/1000/(60*60*24)" office:value-type="time" office:time-value="PT03H11M10.947S" calcext:value-type="time">
            <text:p>03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99.69" calcext:value-type="float">
            <text:p>399.69</text:p>
          </table:table-cell>
          <table:table-cell office:value-type="float" office:value="499.29" calcext:value-type="float">
            <text:p>499.29</text:p>
          </table:table-cell>
        </table:table-row>
        <table:table-row table:style-name="ro1">
          <table:table-cell office:value-type="float" office:value="11486947" calcext:value-type="float">
            <text:p>11486947</text:p>
          </table:table-cell>
          <table:table-cell table:formula="of:=[.A720]/1000/(60*60*24)" office:value-type="time" office:time-value="PT03H11M26.947S" calcext:value-type="time">
            <text:p>03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00.24" calcext:value-type="float">
            <text:p>400.24</text:p>
          </table:table-cell>
          <table:table-cell office:value-type="float" office:value="499.96" calcext:value-type="float">
            <text:p>499.96</text:p>
          </table:table-cell>
        </table:table-row>
        <table:table-row table:style-name="ro1">
          <table:table-cell office:value-type="float" office:value="11502947" calcext:value-type="float">
            <text:p>11502947</text:p>
          </table:table-cell>
          <table:table-cell table:formula="of:=[.A721]/1000/(60*60*24)" office:value-type="time" office:time-value="PT03H11M42.947S" calcext:value-type="time">
            <text:p>03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00.79" calcext:value-type="float">
            <text:p>400.79</text:p>
          </table:table-cell>
          <table:table-cell office:value-type="float" office:value="500.63" calcext:value-type="float">
            <text:p>500.63</text:p>
          </table:table-cell>
        </table:table-row>
        <table:table-row table:style-name="ro1">
          <table:table-cell office:value-type="float" office:value="11518947" calcext:value-type="float">
            <text:p>11518947</text:p>
          </table:table-cell>
          <table:table-cell table:formula="of:=[.A722]/1000/(60*60*24)" office:value-type="time" office:time-value="PT03H11M58.947S" calcext:value-type="time">
            <text:p>03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01.34" calcext:value-type="float">
            <text:p>401.34</text:p>
          </table:table-cell>
          <table:table-cell office:value-type="float" office:value="501.3" calcext:value-type="float">
            <text:p>501.3</text:p>
          </table:table-cell>
        </table:table-row>
        <table:table-row table:style-name="ro1">
          <table:table-cell office:value-type="float" office:value="11534947" calcext:value-type="float">
            <text:p>11534947</text:p>
          </table:table-cell>
          <table:table-cell table:formula="of:=[.A723]/1000/(60*60*24)" office:value-type="time" office:time-value="PT03H12M14.947S" calcext:value-type="time">
            <text:p>03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01.88" calcext:value-type="float">
            <text:p>401.88</text:p>
          </table:table-cell>
          <table:table-cell office:value-type="float" office:value="501.97" calcext:value-type="float">
            <text:p>501.97</text:p>
          </table:table-cell>
        </table:table-row>
        <table:table-row table:style-name="ro1">
          <table:table-cell office:value-type="float" office:value="11550947" calcext:value-type="float">
            <text:p>11550947</text:p>
          </table:table-cell>
          <table:table-cell table:formula="of:=[.A724]/1000/(60*60*24)" office:value-type="time" office:time-value="PT03H12M30.947S" calcext:value-type="time">
            <text:p>03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02.43" calcext:value-type="float">
            <text:p>402.43</text:p>
          </table:table-cell>
          <table:table-cell office:value-type="float" office:value="502.64" calcext:value-type="float">
            <text:p>502.64</text:p>
          </table:table-cell>
        </table:table-row>
        <table:table-row table:style-name="ro1">
          <table:table-cell office:value-type="float" office:value="11566947" calcext:value-type="float">
            <text:p>11566947</text:p>
          </table:table-cell>
          <table:table-cell table:formula="of:=[.A725]/1000/(60*60*24)" office:value-type="time" office:time-value="PT03H12M46.947S" calcext:value-type="time">
            <text:p>03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402.98" calcext:value-type="float">
            <text:p>402.98</text:p>
          </table:table-cell>
          <table:table-cell office:value-type="float" office:value="503.32" calcext:value-type="float">
            <text:p>503.32</text:p>
          </table:table-cell>
        </table:table-row>
        <table:table-row table:style-name="ro1">
          <table:table-cell office:value-type="float" office:value="11582947" calcext:value-type="float">
            <text:p>11582947</text:p>
          </table:table-cell>
          <table:table-cell table:formula="of:=[.A726]/1000/(60*60*24)" office:value-type="time" office:time-value="PT03H13M02.947S" calcext:value-type="time">
            <text:p>03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403.53" calcext:value-type="float">
            <text:p>403.53</text:p>
          </table:table-cell>
          <table:table-cell office:value-type="float" office:value="503.99" calcext:value-type="float">
            <text:p>503.99</text:p>
          </table:table-cell>
        </table:table-row>
        <table:table-row table:style-name="ro1">
          <table:table-cell office:value-type="float" office:value="11598947" calcext:value-type="float">
            <text:p>11598947</text:p>
          </table:table-cell>
          <table:table-cell table:formula="of:=[.A727]/1000/(60*60*24)" office:value-type="time" office:time-value="PT03H13M18.947S" calcext:value-type="time">
            <text:p>03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4.07" calcext:value-type="float">
            <text:p>404.07</text:p>
          </table:table-cell>
          <table:table-cell office:value-type="float" office:value="504.66" calcext:value-type="float">
            <text:p>504.66</text:p>
          </table:table-cell>
        </table:table-row>
        <table:table-row table:style-name="ro1">
          <table:table-cell office:value-type="float" office:value="11614947" calcext:value-type="float">
            <text:p>11614947</text:p>
          </table:table-cell>
          <table:table-cell table:formula="of:=[.A728]/1000/(60*60*24)" office:value-type="time" office:time-value="PT03H13M34.947S" calcext:value-type="time">
            <text:p>03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4.62" calcext:value-type="float">
            <text:p>404.62</text:p>
          </table:table-cell>
          <table:table-cell office:value-type="float" office:value="505.33" calcext:value-type="float">
            <text:p>505.33</text:p>
          </table:table-cell>
        </table:table-row>
        <table:table-row table:style-name="ro1">
          <table:table-cell office:value-type="float" office:value="11630947" calcext:value-type="float">
            <text:p>11630947</text:p>
          </table:table-cell>
          <table:table-cell table:formula="of:=[.A729]/1000/(60*60*24)" office:value-type="time" office:time-value="PT03H13M50.947S" calcext:value-type="time">
            <text:p>03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5.17" calcext:value-type="float">
            <text:p>405.1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1646947" calcext:value-type="float">
            <text:p>11646947</text:p>
          </table:table-cell>
          <table:table-cell table:formula="of:=[.A730]/1000/(60*60*24)" office:value-type="time" office:time-value="PT03H14M06.947S" calcext:value-type="time">
            <text:p>03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405.72" calcext:value-type="float">
            <text:p>405.72</text:p>
          </table:table-cell>
          <table:table-cell office:value-type="float" office:value="506.67" calcext:value-type="float">
            <text:p>506.67</text:p>
          </table:table-cell>
        </table:table-row>
        <table:table-row table:style-name="ro1">
          <table:table-cell office:value-type="float" office:value="11662947" calcext:value-type="float">
            <text:p>11662947</text:p>
          </table:table-cell>
          <table:table-cell table:formula="of:=[.A731]/1000/(60*60*24)" office:value-type="time" office:time-value="PT03H14M22.947S" calcext:value-type="time">
            <text:p>03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406.26" calcext:value-type="float">
            <text:p>406.26</text:p>
          </table:table-cell>
          <table:table-cell office:value-type="float" office:value="507.34" calcext:value-type="float">
            <text:p>507.34</text:p>
          </table:table-cell>
        </table:table-row>
        <table:table-row table:style-name="ro1">
          <table:table-cell office:value-type="float" office:value="11678947" calcext:value-type="float">
            <text:p>11678947</text:p>
          </table:table-cell>
          <table:table-cell table:formula="of:=[.A732]/1000/(60*60*24)" office:value-type="time" office:time-value="PT03H14M38.947S" calcext:value-type="time">
            <text:p>03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6.81" calcext:value-type="float">
            <text:p>406.81</text:p>
          </table:table-cell>
          <table:table-cell office:value-type="float" office:value="508.01" calcext:value-type="float">
            <text:p>508.01</text:p>
          </table:table-cell>
        </table:table-row>
        <table:table-row table:style-name="ro1">
          <table:table-cell office:value-type="float" office:value="11694947" calcext:value-type="float">
            <text:p>11694947</text:p>
          </table:table-cell>
          <table:table-cell table:formula="of:=[.A733]/1000/(60*60*24)" office:value-type="time" office:time-value="PT03H14M54.947S" calcext:value-type="time">
            <text:p>03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7.36" calcext:value-type="float">
            <text:p>407.36</text:p>
          </table:table-cell>
          <table:table-cell office:value-type="float" office:value="508.68" calcext:value-type="float">
            <text:p>508.68</text:p>
          </table:table-cell>
        </table:table-row>
        <table:table-row table:style-name="ro1">
          <table:table-cell office:value-type="float" office:value="11710947" calcext:value-type="float">
            <text:p>11710947</text:p>
          </table:table-cell>
          <table:table-cell table:formula="of:=[.A734]/1000/(60*60*24)" office:value-type="time" office:time-value="PT03H15M10.947S" calcext:value-type="time">
            <text:p>03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7.9" calcext:value-type="float">
            <text:p>407.9</text:p>
          </table:table-cell>
          <table:table-cell office:value-type="float" office:value="509.35" calcext:value-type="float">
            <text:p>509.35</text:p>
          </table:table-cell>
        </table:table-row>
        <table:table-row table:style-name="ro1">
          <table:table-cell office:value-type="float" office:value="11726947" calcext:value-type="float">
            <text:p>11726947</text:p>
          </table:table-cell>
          <table:table-cell table:formula="of:=[.A735]/1000/(60*60*24)" office:value-type="time" office:time-value="PT03H15M26.947S" calcext:value-type="time">
            <text:p>03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8.45" calcext:value-type="float">
            <text:p>408.45</text:p>
          </table:table-cell>
          <table:table-cell office:value-type="float" office:value="510.02" calcext:value-type="float">
            <text:p>510.02</text:p>
          </table:table-cell>
        </table:table-row>
        <table:table-row table:style-name="ro1">
          <table:table-cell office:value-type="float" office:value="11742947" calcext:value-type="float">
            <text:p>11742947</text:p>
          </table:table-cell>
          <table:table-cell table:formula="of:=[.A736]/1000/(60*60*24)" office:value-type="time" office:time-value="PT03H15M42.947S" calcext:value-type="time">
            <text:p>03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9" calcext:value-type="float">
            <text:p>409</text:p>
          </table:table-cell>
          <table:table-cell office:value-type="float" office:value="510.69" calcext:value-type="float">
            <text:p>510.69</text:p>
          </table:table-cell>
        </table:table-row>
        <table:table-row table:style-name="ro1">
          <table:table-cell office:value-type="float" office:value="11758947" calcext:value-type="float">
            <text:p>11758947</text:p>
          </table:table-cell>
          <table:table-cell table:formula="of:=[.A737]/1000/(60*60*24)" office:value-type="time" office:time-value="PT03H15M58.947S" calcext:value-type="time">
            <text:p>03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9.54" calcext:value-type="float">
            <text:p>409.54</text:p>
          </table:table-cell>
          <table:table-cell office:value-type="float" office:value="511.36" calcext:value-type="float">
            <text:p>511.36</text:p>
          </table:table-cell>
        </table:table-row>
        <table:table-row table:style-name="ro1">
          <table:table-cell office:value-type="float" office:value="11774947" calcext:value-type="float">
            <text:p>11774947</text:p>
          </table:table-cell>
          <table:table-cell table:formula="of:=[.A738]/1000/(60*60*24)" office:value-type="time" office:time-value="PT03H16M14.947S" calcext:value-type="time">
            <text:p>03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10.09" calcext:value-type="float">
            <text:p>410.09</text:p>
          </table:table-cell>
          <table:table-cell office:value-type="float" office:value="512.03" calcext:value-type="float">
            <text:p>512.03</text:p>
          </table:table-cell>
        </table:table-row>
        <table:table-row table:style-name="ro1">
          <table:table-cell office:value-type="float" office:value="11790947" calcext:value-type="float">
            <text:p>11790947</text:p>
          </table:table-cell>
          <table:table-cell table:formula="of:=[.A739]/1000/(60*60*24)" office:value-type="time" office:time-value="PT03H16M30.947S" calcext:value-type="time">
            <text:p>03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10.64" calcext:value-type="float">
            <text:p>410.64</text:p>
          </table:table-cell>
          <table:table-cell office:value-type="float" office:value="512.7" calcext:value-type="float">
            <text:p>512.7</text:p>
          </table:table-cell>
        </table:table-row>
        <table:table-row table:style-name="ro1">
          <table:table-cell office:value-type="float" office:value="11806947" calcext:value-type="float">
            <text:p>11806947</text:p>
          </table:table-cell>
          <table:table-cell table:formula="of:=[.A740]/1000/(60*60*24)" office:value-type="time" office:time-value="PT03H16M46.947S" calcext:value-type="time">
            <text:p>03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1.19" calcext:value-type="float">
            <text:p>411.19</text:p>
          </table:table-cell>
          <table:table-cell office:value-type="float" office:value="513.37" calcext:value-type="float">
            <text:p>513.37</text:p>
          </table:table-cell>
        </table:table-row>
        <table:table-row table:style-name="ro1">
          <table:table-cell office:value-type="float" office:value="11822947" calcext:value-type="float">
            <text:p>11822947</text:p>
          </table:table-cell>
          <table:table-cell table:formula="of:=[.A741]/1000/(60*60*24)" office:value-type="time" office:time-value="PT03H17M02.947S" calcext:value-type="time">
            <text:p>03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1.73" calcext:value-type="float">
            <text:p>411.73</text:p>
          </table:table-cell>
          <table:table-cell office:value-type="float" office:value="514.04" calcext:value-type="float">
            <text:p>514.04</text:p>
          </table:table-cell>
        </table:table-row>
        <table:table-row table:style-name="ro1">
          <table:table-cell office:value-type="float" office:value="11838947" calcext:value-type="float">
            <text:p>11838947</text:p>
          </table:table-cell>
          <table:table-cell table:formula="of:=[.A742]/1000/(60*60*24)" office:value-type="time" office:time-value="PT03H17M18.947S" calcext:value-type="time">
            <text:p>03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2.28" calcext:value-type="float">
            <text:p>412.28</text:p>
          </table:table-cell>
          <table:table-cell office:value-type="float" office:value="514.71" calcext:value-type="float">
            <text:p>514.71</text:p>
          </table:table-cell>
        </table:table-row>
        <table:table-row table:style-name="ro1">
          <table:table-cell office:value-type="float" office:value="11854947" calcext:value-type="float">
            <text:p>11854947</text:p>
          </table:table-cell>
          <table:table-cell table:formula="of:=[.A743]/1000/(60*60*24)" office:value-type="time" office:time-value="PT03H17M34.947S" calcext:value-type="time">
            <text:p>03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2.83" calcext:value-type="float">
            <text:p>412.83</text:p>
          </table:table-cell>
          <table:table-cell office:value-type="float" office:value="515.38" calcext:value-type="float">
            <text:p>515.38</text:p>
          </table:table-cell>
        </table:table-row>
        <table:table-row table:style-name="ro1">
          <table:table-cell office:value-type="float" office:value="11870947" calcext:value-type="float">
            <text:p>11870947</text:p>
          </table:table-cell>
          <table:table-cell table:formula="of:=[.A744]/1000/(60*60*24)" office:value-type="time" office:time-value="PT03H17M50.947S" calcext:value-type="time">
            <text:p>03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3.37" calcext:value-type="float">
            <text:p>413.37</text:p>
          </table:table-cell>
          <table:table-cell office:value-type="float" office:value="516.05" calcext:value-type="float">
            <text:p>516.05</text:p>
          </table:table-cell>
        </table:table-row>
        <table:table-row table:style-name="ro1">
          <table:table-cell office:value-type="float" office:value="11886947" calcext:value-type="float">
            <text:p>11886947</text:p>
          </table:table-cell>
          <table:table-cell table:formula="of:=[.A745]/1000/(60*60*24)" office:value-type="time" office:time-value="PT03H18M06.947S" calcext:value-type="time">
            <text:p>03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3.92" calcext:value-type="float">
            <text:p>413.92</text:p>
          </table:table-cell>
          <table:table-cell office:value-type="float" office:value="516.71" calcext:value-type="float">
            <text:p>516.71</text:p>
          </table:table-cell>
        </table:table-row>
        <table:table-row table:style-name="ro1">
          <table:table-cell office:value-type="float" office:value="11902947" calcext:value-type="float">
            <text:p>11902947</text:p>
          </table:table-cell>
          <table:table-cell table:formula="of:=[.A746]/1000/(60*60*24)" office:value-type="time" office:time-value="PT03H18M22.947S" calcext:value-type="time">
            <text:p>03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4.47" calcext:value-type="float">
            <text:p>414.47</text:p>
          </table:table-cell>
          <table:table-cell office:value-type="float" office:value="517.38" calcext:value-type="float">
            <text:p>517.38</text:p>
          </table:table-cell>
        </table:table-row>
        <table:table-row table:style-name="ro1">
          <table:table-cell office:value-type="float" office:value="11918947" calcext:value-type="float">
            <text:p>11918947</text:p>
          </table:table-cell>
          <table:table-cell table:formula="of:=[.A747]/1000/(60*60*24)" office:value-type="time" office:time-value="PT03H18M38.947S" calcext:value-type="time">
            <text:p>03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5.01" calcext:value-type="float">
            <text:p>415.01</text:p>
          </table:table-cell>
          <table:table-cell office:value-type="float" office:value="518.05" calcext:value-type="float">
            <text:p>518.05</text:p>
          </table:table-cell>
        </table:table-row>
        <table:table-row table:style-name="ro1">
          <table:table-cell office:value-type="float" office:value="11934947" calcext:value-type="float">
            <text:p>11934947</text:p>
          </table:table-cell>
          <table:table-cell table:formula="of:=[.A748]/1000/(60*60*24)" office:value-type="time" office:time-value="PT03H18M54.947S" calcext:value-type="time">
            <text:p>03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5.56" calcext:value-type="float">
            <text:p>415.56</text:p>
          </table:table-cell>
          <table:table-cell office:value-type="float" office:value="518.72" calcext:value-type="float">
            <text:p>518.72</text:p>
          </table:table-cell>
        </table:table-row>
        <table:table-row table:style-name="ro1">
          <table:table-cell office:value-type="float" office:value="11950947" calcext:value-type="float">
            <text:p>11950947</text:p>
          </table:table-cell>
          <table:table-cell table:formula="of:=[.A749]/1000/(60*60*24)" office:value-type="time" office:time-value="PT03H19M10.947S" calcext:value-type="time">
            <text:p>03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6.11" calcext:value-type="float">
            <text:p>416.11</text:p>
          </table:table-cell>
          <table:table-cell office:value-type="float" office:value="519.39" calcext:value-type="float">
            <text:p>519.39</text:p>
          </table:table-cell>
        </table:table-row>
        <table:table-row table:style-name="ro1">
          <table:table-cell office:value-type="float" office:value="11966947" calcext:value-type="float">
            <text:p>11966947</text:p>
          </table:table-cell>
          <table:table-cell table:formula="of:=[.A750]/1000/(60*60*24)" office:value-type="time" office:time-value="PT03H19M26.947S" calcext:value-type="time">
            <text:p>03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16.65" calcext:value-type="float">
            <text:p>416.65</text:p>
          </table:table-cell>
          <table:table-cell office:value-type="float" office:value="520.06" calcext:value-type="float">
            <text:p>520.06</text:p>
          </table:table-cell>
        </table:table-row>
        <table:table-row table:style-name="ro1">
          <table:table-cell office:value-type="float" office:value="11982947" calcext:value-type="float">
            <text:p>11982947</text:p>
          </table:table-cell>
          <table:table-cell table:formula="of:=[.A751]/1000/(60*60*24)" office:value-type="time" office:time-value="PT03H19M42.947S" calcext:value-type="time">
            <text:p>03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7.2" calcext:value-type="float">
            <text:p>417.2</text:p>
          </table:table-cell>
          <table:table-cell office:value-type="float" office:value="520.73" calcext:value-type="float">
            <text:p>520.73</text:p>
          </table:table-cell>
        </table:table-row>
        <table:table-row table:style-name="ro1">
          <table:table-cell office:value-type="float" office:value="11998947" calcext:value-type="float">
            <text:p>11998947</text:p>
          </table:table-cell>
          <table:table-cell table:formula="of:=[.A752]/1000/(60*60*24)" office:value-type="time" office:time-value="PT03H19M58.947S" calcext:value-type="time">
            <text:p>03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7.75" calcext:value-type="float">
            <text:p>417.75</text:p>
          </table:table-cell>
          <table:table-cell office:value-type="float" office:value="521.4" calcext:value-type="float">
            <text:p>521.4</text:p>
          </table:table-cell>
        </table:table-row>
        <table:table-row table:style-name="ro1">
          <table:table-cell office:value-type="float" office:value="12014947" calcext:value-type="float">
            <text:p>12014947</text:p>
          </table:table-cell>
          <table:table-cell table:formula="of:=[.A753]/1000/(60*60*24)" office:value-type="time" office:time-value="PT03H20M14.947S" calcext:value-type="time">
            <text:p>03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418.29" calcext:value-type="float">
            <text:p>418.29</text:p>
          </table:table-cell>
          <table:table-cell office:value-type="float" office:value="522.07" calcext:value-type="float">
            <text:p>522.07</text:p>
          </table:table-cell>
        </table:table-row>
        <table:table-row table:style-name="ro1">
          <table:table-cell office:value-type="float" office:value="12030947" calcext:value-type="float">
            <text:p>12030947</text:p>
          </table:table-cell>
          <table:table-cell table:formula="of:=[.A754]/1000/(60*60*24)" office:value-type="time" office:time-value="PT03H20M30.947S" calcext:value-type="time">
            <text:p>03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8.84" calcext:value-type="float">
            <text:p>418.84</text:p>
          </table:table-cell>
          <table:table-cell office:value-type="float" office:value="522.73" calcext:value-type="float">
            <text:p>522.73</text:p>
          </table:table-cell>
        </table:table-row>
        <table:table-row table:style-name="ro1">
          <table:table-cell office:value-type="float" office:value="12046947" calcext:value-type="float">
            <text:p>12046947</text:p>
          </table:table-cell>
          <table:table-cell table:formula="of:=[.A755]/1000/(60*60*24)" office:value-type="time" office:time-value="PT03H20M46.947S" calcext:value-type="time">
            <text:p>03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9.39" calcext:value-type="float">
            <text:p>419.39</text:p>
          </table:table-cell>
          <table:table-cell office:value-type="float" office:value="523.4" calcext:value-type="float">
            <text:p>523.4</text:p>
          </table:table-cell>
        </table:table-row>
        <table:table-row table:style-name="ro1">
          <table:table-cell office:value-type="float" office:value="12062947" calcext:value-type="float">
            <text:p>12062947</text:p>
          </table:table-cell>
          <table:table-cell table:formula="of:=[.A756]/1000/(60*60*24)" office:value-type="time" office:time-value="PT03H21M02.947S" calcext:value-type="time">
            <text:p>03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19.93" calcext:value-type="float">
            <text:p>419.93</text:p>
          </table:table-cell>
          <table:table-cell office:value-type="float" office:value="524.07" calcext:value-type="float">
            <text:p>524.07</text:p>
          </table:table-cell>
        </table:table-row>
        <table:table-row table:style-name="ro1">
          <table:table-cell office:value-type="float" office:value="12078947" calcext:value-type="float">
            <text:p>12078947</text:p>
          </table:table-cell>
          <table:table-cell table:formula="of:=[.A757]/1000/(60*60*24)" office:value-type="time" office:time-value="PT03H21M18.947S" calcext:value-type="time">
            <text:p>03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20.48" calcext:value-type="float">
            <text:p>420.48</text:p>
          </table:table-cell>
          <table:table-cell office:value-type="float" office:value="524.74" calcext:value-type="float">
            <text:p>524.74</text:p>
          </table:table-cell>
        </table:table-row>
        <table:table-row table:style-name="ro1">
          <table:table-cell office:value-type="float" office:value="12094947" calcext:value-type="float">
            <text:p>12094947</text:p>
          </table:table-cell>
          <table:table-cell table:formula="of:=[.A758]/1000/(60*60*24)" office:value-type="time" office:time-value="PT03H21M34.947S" calcext:value-type="time">
            <text:p>03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21.03" calcext:value-type="float">
            <text:p>421.03</text:p>
          </table:table-cell>
          <table:table-cell office:value-type="float" office:value="525.41" calcext:value-type="float">
            <text:p>525.41</text:p>
          </table:table-cell>
        </table:table-row>
        <table:table-row table:style-name="ro1">
          <table:table-cell office:value-type="float" office:value="12110947" calcext:value-type="float">
            <text:p>12110947</text:p>
          </table:table-cell>
          <table:table-cell table:formula="of:=[.A759]/1000/(60*60*24)" office:value-type="time" office:time-value="PT03H21M50.947S" calcext:value-type="time">
            <text:p>03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21.57" calcext:value-type="float">
            <text:p>421.57</text:p>
          </table:table-cell>
          <table:table-cell office:value-type="float" office:value="526.07" calcext:value-type="float">
            <text:p>526.07</text:p>
          </table:table-cell>
        </table:table-row>
        <table:table-row table:style-name="ro1">
          <table:table-cell office:value-type="float" office:value="12126947" calcext:value-type="float">
            <text:p>12126947</text:p>
          </table:table-cell>
          <table:table-cell table:formula="of:=[.A760]/1000/(60*60*24)" office:value-type="time" office:time-value="PT03H22M06.947S" calcext:value-type="time">
            <text:p>03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22.12" calcext:value-type="float">
            <text:p>422.12</text:p>
          </table:table-cell>
          <table:table-cell office:value-type="float" office:value="526.74" calcext:value-type="float">
            <text:p>526.74</text:p>
          </table:table-cell>
        </table:table-row>
        <table:table-row table:style-name="ro1">
          <table:table-cell office:value-type="float" office:value="12142947" calcext:value-type="float">
            <text:p>12142947</text:p>
          </table:table-cell>
          <table:table-cell table:formula="of:=[.A761]/1000/(60*60*24)" office:value-type="time" office:time-value="PT03H22M22.947S" calcext:value-type="time">
            <text:p>03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22.66" calcext:value-type="float">
            <text:p>422.66</text:p>
          </table:table-cell>
          <table:table-cell office:value-type="float" office:value="527.41" calcext:value-type="float">
            <text:p>527.41</text:p>
          </table:table-cell>
        </table:table-row>
        <table:table-row table:style-name="ro1">
          <table:table-cell office:value-type="float" office:value="12158947" calcext:value-type="float">
            <text:p>12158947</text:p>
          </table:table-cell>
          <table:table-cell table:formula="of:=[.A762]/1000/(60*60*24)" office:value-type="time" office:time-value="PT03H22M38.947S" calcext:value-type="time">
            <text:p>03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23.21" calcext:value-type="float">
            <text:p>423.21</text:p>
          </table:table-cell>
          <table:table-cell office:value-type="float" office:value="528.08" calcext:value-type="float">
            <text:p>528.08</text:p>
          </table:table-cell>
        </table:table-row>
        <table:table-row table:style-name="ro1">
          <table:table-cell office:value-type="float" office:value="12174947" calcext:value-type="float">
            <text:p>12174947</text:p>
          </table:table-cell>
          <table:table-cell table:formula="of:=[.A763]/1000/(60*60*24)" office:value-type="time" office:time-value="PT03H22M54.947S" calcext:value-type="time">
            <text:p>03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23.76" calcext:value-type="float">
            <text:p>423.76</text:p>
          </table:table-cell>
          <table:table-cell office:value-type="float" office:value="528.75" calcext:value-type="float">
            <text:p>528.75</text:p>
          </table:table-cell>
        </table:table-row>
        <table:table-row table:style-name="ro1">
          <table:table-cell office:value-type="float" office:value="12190947" calcext:value-type="float">
            <text:p>12190947</text:p>
          </table:table-cell>
          <table:table-cell table:formula="of:=[.A764]/1000/(60*60*24)" office:value-type="time" office:time-value="PT03H23M10.947S" calcext:value-type="time">
            <text:p>03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24.3" calcext:value-type="float">
            <text:p>424.3</text:p>
          </table:table-cell>
          <table:table-cell office:value-type="float" office:value="529.41" calcext:value-type="float">
            <text:p>529.41</text:p>
          </table:table-cell>
        </table:table-row>
        <table:table-row table:style-name="ro1">
          <table:table-cell office:value-type="float" office:value="12206947" calcext:value-type="float">
            <text:p>12206947</text:p>
          </table:table-cell>
          <table:table-cell table:formula="of:=[.A765]/1000/(60*60*24)" office:value-type="time" office:time-value="PT03H23M26.947S" calcext:value-type="time">
            <text:p>03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424.85" calcext:value-type="float">
            <text:p>424.85</text:p>
          </table:table-cell>
          <table:table-cell office:value-type="float" office:value="530.08" calcext:value-type="float">
            <text:p>530.08</text:p>
          </table:table-cell>
        </table:table-row>
        <table:table-row table:style-name="ro1">
          <table:table-cell office:value-type="float" office:value="12222947" calcext:value-type="float">
            <text:p>12222947</text:p>
          </table:table-cell>
          <table:table-cell table:formula="of:=[.A766]/1000/(60*60*24)" office:value-type="time" office:time-value="PT03H23M42.947S" calcext:value-type="time">
            <text:p>03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25.4" calcext:value-type="float">
            <text:p>425.4</text:p>
          </table:table-cell>
          <table:table-cell office:value-type="float" office:value="530.75" calcext:value-type="float">
            <text:p>530.75</text:p>
          </table:table-cell>
        </table:table-row>
        <table:table-row table:style-name="ro1">
          <table:table-cell office:value-type="float" office:value="12238947" calcext:value-type="float">
            <text:p>12238947</text:p>
          </table:table-cell>
          <table:table-cell table:formula="of:=[.A767]/1000/(60*60*24)" office:value-type="time" office:time-value="PT03H23M58.947S" calcext:value-type="time">
            <text:p>03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25.94" calcext:value-type="float">
            <text:p>425.94</text:p>
          </table:table-cell>
          <table:table-cell office:value-type="float" office:value="531.42" calcext:value-type="float">
            <text:p>531.42</text:p>
          </table:table-cell>
        </table:table-row>
        <table:table-row table:style-name="ro1">
          <table:table-cell office:value-type="float" office:value="12254947" calcext:value-type="float">
            <text:p>12254947</text:p>
          </table:table-cell>
          <table:table-cell table:formula="of:=[.A768]/1000/(60*60*24)" office:value-type="time" office:time-value="PT03H24M14.947S" calcext:value-type="time">
            <text:p>03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26.49" calcext:value-type="float">
            <text:p>426.49</text:p>
          </table:table-cell>
          <table:table-cell office:value-type="float" office:value="532.08" calcext:value-type="float">
            <text:p>532.08</text:p>
          </table:table-cell>
        </table:table-row>
        <table:table-row table:style-name="ro1">
          <table:table-cell office:value-type="float" office:value="12270947" calcext:value-type="float">
            <text:p>12270947</text:p>
          </table:table-cell>
          <table:table-cell table:formula="of:=[.A769]/1000/(60*60*24)" office:value-type="time" office:time-value="PT03H24M30.947S" calcext:value-type="time">
            <text:p>03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27.03" calcext:value-type="float">
            <text:p>427.03</text:p>
          </table:table-cell>
          <table:table-cell office:value-type="float" office:value="532.75" calcext:value-type="float">
            <text:p>532.75</text:p>
          </table:table-cell>
        </table:table-row>
        <table:table-row table:style-name="ro1">
          <table:table-cell office:value-type="float" office:value="12286947" calcext:value-type="float">
            <text:p>12286947</text:p>
          </table:table-cell>
          <table:table-cell table:formula="of:=[.A770]/1000/(60*60*24)" office:value-type="time" office:time-value="PT03H24M46.947S" calcext:value-type="time">
            <text:p>03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27.58" calcext:value-type="float">
            <text:p>427.58</text:p>
          </table:table-cell>
          <table:table-cell office:value-type="float" office:value="533.42" calcext:value-type="float">
            <text:p>533.42</text:p>
          </table:table-cell>
        </table:table-row>
        <table:table-row table:style-name="ro1">
          <table:table-cell office:value-type="float" office:value="12302947" calcext:value-type="float">
            <text:p>12302947</text:p>
          </table:table-cell>
          <table:table-cell table:formula="of:=[.A771]/1000/(60*60*24)" office:value-type="time" office:time-value="PT03H25M02.947S" calcext:value-type="time">
            <text:p>03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28.12" calcext:value-type="float">
            <text:p>428.12</text:p>
          </table:table-cell>
          <table:table-cell office:value-type="float" office:value="534.08" calcext:value-type="float">
            <text:p>534.08</text:p>
          </table:table-cell>
        </table:table-row>
        <table:table-row table:style-name="ro1">
          <table:table-cell office:value-type="float" office:value="12318947" calcext:value-type="float">
            <text:p>12318947</text:p>
          </table:table-cell>
          <table:table-cell table:formula="of:=[.A772]/1000/(60*60*24)" office:value-type="time" office:time-value="PT03H25M18.947S" calcext:value-type="time">
            <text:p>03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28.67" calcext:value-type="float">
            <text:p>428.67</text:p>
          </table:table-cell>
          <table:table-cell office:value-type="float" office:value="534.75" calcext:value-type="float">
            <text:p>534.75</text:p>
          </table:table-cell>
        </table:table-row>
        <table:table-row table:style-name="ro1">
          <table:table-cell office:value-type="float" office:value="12334947" calcext:value-type="float">
            <text:p>12334947</text:p>
          </table:table-cell>
          <table:table-cell table:formula="of:=[.A773]/1000/(60*60*24)" office:value-type="time" office:time-value="PT03H25M34.947S" calcext:value-type="time">
            <text:p>03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9.22" calcext:value-type="float">
            <text:p>429.22</text:p>
          </table:table-cell>
          <table:table-cell office:value-type="float" office:value="535.42" calcext:value-type="float">
            <text:p>535.42</text:p>
          </table:table-cell>
        </table:table-row>
        <table:table-row table:style-name="ro1">
          <table:table-cell office:value-type="float" office:value="12350947" calcext:value-type="float">
            <text:p>12350947</text:p>
          </table:table-cell>
          <table:table-cell table:formula="of:=[.A774]/1000/(60*60*24)" office:value-type="time" office:time-value="PT03H25M50.947S" calcext:value-type="time">
            <text:p>03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29.76" calcext:value-type="float">
            <text:p>429.76</text:p>
          </table:table-cell>
          <table:table-cell office:value-type="float" office:value="536.08" calcext:value-type="float">
            <text:p>536.08</text:p>
          </table:table-cell>
        </table:table-row>
        <table:table-row table:style-name="ro1">
          <table:table-cell office:value-type="float" office:value="12366947" calcext:value-type="float">
            <text:p>12366947</text:p>
          </table:table-cell>
          <table:table-cell table:formula="of:=[.A775]/1000/(60*60*24)" office:value-type="time" office:time-value="PT03H26M06.947S" calcext:value-type="time">
            <text:p>03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30.31" calcext:value-type="float">
            <text:p>430.31</text:p>
          </table:table-cell>
          <table:table-cell office:value-type="float" office:value="536.75" calcext:value-type="float">
            <text:p>536.75</text:p>
          </table:table-cell>
        </table:table-row>
        <table:table-row table:style-name="ro1">
          <table:table-cell office:value-type="float" office:value="12382947" calcext:value-type="float">
            <text:p>12382947</text:p>
          </table:table-cell>
          <table:table-cell table:formula="of:=[.A776]/1000/(60*60*24)" office:value-type="time" office:time-value="PT03H26M22.947S" calcext:value-type="time">
            <text:p>03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30.85" calcext:value-type="float">
            <text:p>430.85</text:p>
          </table:table-cell>
          <table:table-cell office:value-type="float" office:value="537.41" calcext:value-type="float">
            <text:p>537.41</text:p>
          </table:table-cell>
        </table:table-row>
        <table:table-row table:style-name="ro1">
          <table:table-cell office:value-type="float" office:value="12398947" calcext:value-type="float">
            <text:p>12398947</text:p>
          </table:table-cell>
          <table:table-cell table:formula="of:=[.A777]/1000/(60*60*24)" office:value-type="time" office:time-value="PT03H26M38.947S" calcext:value-type="time">
            <text:p>03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31.4" calcext:value-type="float">
            <text:p>431.4</text:p>
          </table:table-cell>
          <table:table-cell office:value-type="float" office:value="538.08" calcext:value-type="float">
            <text:p>538.08</text:p>
          </table:table-cell>
        </table:table-row>
        <table:table-row table:style-name="ro1">
          <table:table-cell office:value-type="float" office:value="12414947" calcext:value-type="float">
            <text:p>12414947</text:p>
          </table:table-cell>
          <table:table-cell table:formula="of:=[.A778]/1000/(60*60*24)" office:value-type="time" office:time-value="PT03H26M54.947S" calcext:value-type="time">
            <text:p>03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31.94" calcext:value-type="float">
            <text:p>431.94</text:p>
          </table:table-cell>
          <table:table-cell office:value-type="float" office:value="538.74" calcext:value-type="float">
            <text:p>538.74</text:p>
          </table:table-cell>
        </table:table-row>
        <table:table-row table:style-name="ro1">
          <table:table-cell office:value-type="float" office:value="12430947" calcext:value-type="float">
            <text:p>12430947</text:p>
          </table:table-cell>
          <table:table-cell table:formula="of:=[.A779]/1000/(60*60*24)" office:value-type="time" office:time-value="PT03H27M10.947S" calcext:value-type="time">
            <text:p>03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432.49" calcext:value-type="float">
            <text:p>432.49</text:p>
          </table:table-cell>
          <table:table-cell office:value-type="float" office:value="539.41" calcext:value-type="float">
            <text:p>539.41</text:p>
          </table:table-cell>
        </table:table-row>
        <table:table-row table:style-name="ro1">
          <table:table-cell office:value-type="float" office:value="12446947" calcext:value-type="float">
            <text:p>12446947</text:p>
          </table:table-cell>
          <table:table-cell table:formula="of:=[.A780]/1000/(60*60*24)" office:value-type="time" office:time-value="PT03H27M26.947S" calcext:value-type="time">
            <text:p>03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33.03" calcext:value-type="float">
            <text:p>433.03</text:p>
          </table:table-cell>
          <table:table-cell office:value-type="float" office:value="540.07" calcext:value-type="float">
            <text:p>540.07</text:p>
          </table:table-cell>
        </table:table-row>
        <table:table-row table:style-name="ro1">
          <table:table-cell office:value-type="float" office:value="12462946" calcext:value-type="float">
            <text:p>12462946</text:p>
          </table:table-cell>
          <table:table-cell table:formula="of:=[.A781]/1000/(60*60*24)" office:value-type="time" office:time-value="PT03H27M42.946S" calcext:value-type="time">
            <text:p>03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33.58" calcext:value-type="float">
            <text:p>433.58</text:p>
          </table:table-cell>
          <table:table-cell office:value-type="float" office:value="540.74" calcext:value-type="float">
            <text:p>540.74</text:p>
          </table:table-cell>
        </table:table-row>
        <table:table-row table:style-name="ro1">
          <table:table-cell office:value-type="float" office:value="12478947" calcext:value-type="float">
            <text:p>12478947</text:p>
          </table:table-cell>
          <table:table-cell table:formula="of:=[.A782]/1000/(60*60*24)" office:value-type="time" office:time-value="PT03H27M58.947S" calcext:value-type="time">
            <text:p>03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34.13" calcext:value-type="float">
            <text:p>434.13</text:p>
          </table:table-cell>
          <table:table-cell office:value-type="float" office:value="541.4" calcext:value-type="float">
            <text:p>541.4</text:p>
          </table:table-cell>
        </table:table-row>
        <table:table-row table:style-name="ro1">
          <table:table-cell office:value-type="float" office:value="12494947" calcext:value-type="float">
            <text:p>12494947</text:p>
          </table:table-cell>
          <table:table-cell table:formula="of:=[.A783]/1000/(60*60*24)" office:value-type="time" office:time-value="PT03H28M14.947S" calcext:value-type="time">
            <text:p>03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4.67" calcext:value-type="float">
            <text:p>434.67</text:p>
          </table:table-cell>
          <table:table-cell office:value-type="float" office:value="542.07" calcext:value-type="float">
            <text:p>542.07</text:p>
          </table:table-cell>
        </table:table-row>
        <table:table-row table:style-name="ro1">
          <table:table-cell office:value-type="float" office:value="12510947" calcext:value-type="float">
            <text:p>12510947</text:p>
          </table:table-cell>
          <table:table-cell table:formula="of:=[.A784]/1000/(60*60*24)" office:value-type="time" office:time-value="PT03H28M30.947S" calcext:value-type="time">
            <text:p>03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35.22" calcext:value-type="float">
            <text:p>435.22</text:p>
          </table:table-cell>
          <table:table-cell office:value-type="float" office:value="542.73" calcext:value-type="float">
            <text:p>542.73</text:p>
          </table:table-cell>
        </table:table-row>
        <table:table-row table:style-name="ro1">
          <table:table-cell office:value-type="float" office:value="12526947" calcext:value-type="float">
            <text:p>12526947</text:p>
          </table:table-cell>
          <table:table-cell table:formula="of:=[.A785]/1000/(60*60*24)" office:value-type="time" office:time-value="PT03H28M46.947S" calcext:value-type="time">
            <text:p>03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5.76" calcext:value-type="float">
            <text:p>435.76</text:p>
          </table:table-cell>
          <table:table-cell office:value-type="float" office:value="543.4" calcext:value-type="float">
            <text:p>543.4</text:p>
          </table:table-cell>
        </table:table-row>
        <table:table-row table:style-name="ro1">
          <table:table-cell office:value-type="float" office:value="12542947" calcext:value-type="float">
            <text:p>12542947</text:p>
          </table:table-cell>
          <table:table-cell table:formula="of:=[.A786]/1000/(60*60*24)" office:value-type="time" office:time-value="PT03H29M02.947S" calcext:value-type="time">
            <text:p>03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6.31" calcext:value-type="float">
            <text:p>436.31</text:p>
          </table:table-cell>
          <table:table-cell office:value-type="float" office:value="544.07" calcext:value-type="float">
            <text:p>544.07</text:p>
          </table:table-cell>
        </table:table-row>
        <table:table-row table:style-name="ro1">
          <table:table-cell office:value-type="float" office:value="12558947" calcext:value-type="float">
            <text:p>12558947</text:p>
          </table:table-cell>
          <table:table-cell table:formula="of:=[.A787]/1000/(60*60*24)" office:value-type="time" office:time-value="PT03H29M18.947S" calcext:value-type="time">
            <text:p>03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6.85" calcext:value-type="float">
            <text:p>436.85</text:p>
          </table:table-cell>
          <table:table-cell office:value-type="float" office:value="544.73" calcext:value-type="float">
            <text:p>544.73</text:p>
          </table:table-cell>
        </table:table-row>
        <table:table-row table:style-name="ro1">
          <table:table-cell office:value-type="float" office:value="12574947" calcext:value-type="float">
            <text:p>12574947</text:p>
          </table:table-cell>
          <table:table-cell table:formula="of:=[.A788]/1000/(60*60*24)" office:value-type="time" office:time-value="PT03H29M34.947S" calcext:value-type="time">
            <text:p>03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7.4" calcext:value-type="float">
            <text:p>437.4</text:p>
          </table:table-cell>
          <table:table-cell office:value-type="float" office:value="545.4" calcext:value-type="float">
            <text:p>545.4</text:p>
          </table:table-cell>
        </table:table-row>
        <table:table-row table:style-name="ro1">
          <table:table-cell office:value-type="float" office:value="12590947" calcext:value-type="float">
            <text:p>12590947</text:p>
          </table:table-cell>
          <table:table-cell table:formula="of:=[.A789]/1000/(60*60*24)" office:value-type="time" office:time-value="PT03H29M50.947S" calcext:value-type="time">
            <text:p>03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7.94" calcext:value-type="float">
            <text:p>437.94</text:p>
          </table:table-cell>
          <table:table-cell office:value-type="float" office:value="546.06" calcext:value-type="float">
            <text:p>546.06</text:p>
          </table:table-cell>
        </table:table-row>
        <table:table-row table:style-name="ro1">
          <table:table-cell office:value-type="float" office:value="12606947" calcext:value-type="float">
            <text:p>12606947</text:p>
          </table:table-cell>
          <table:table-cell table:formula="of:=[.A790]/1000/(60*60*24)" office:value-type="time" office:time-value="PT03H30M06.947S" calcext:value-type="time">
            <text:p>03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8.49" calcext:value-type="float">
            <text:p>438.49</text:p>
          </table:table-cell>
          <table:table-cell office:value-type="float" office:value="546.73" calcext:value-type="float">
            <text:p>546.73</text:p>
          </table:table-cell>
        </table:table-row>
        <table:table-row table:style-name="ro1">
          <table:table-cell office:value-type="float" office:value="12622947" calcext:value-type="float">
            <text:p>12622947</text:p>
          </table:table-cell>
          <table:table-cell table:formula="of:=[.A791]/1000/(60*60*24)" office:value-type="time" office:time-value="PT03H30M22.947S" calcext:value-type="time">
            <text:p>03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39.03" calcext:value-type="float">
            <text:p>439.03</text:p>
          </table:table-cell>
          <table:table-cell office:value-type="float" office:value="547.39" calcext:value-type="float">
            <text:p>547.39</text:p>
          </table:table-cell>
        </table:table-row>
        <table:table-row table:style-name="ro1">
          <table:table-cell office:value-type="float" office:value="12638947" calcext:value-type="float">
            <text:p>12638947</text:p>
          </table:table-cell>
          <table:table-cell table:formula="of:=[.A792]/1000/(60*60*24)" office:value-type="time" office:time-value="PT03H30M38.947S" calcext:value-type="time">
            <text:p>03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9.57" calcext:value-type="float">
            <text:p>439.57</text:p>
          </table:table-cell>
          <table:table-cell office:value-type="float" office:value="548.05" calcext:value-type="float">
            <text:p>548.05</text:p>
          </table:table-cell>
        </table:table-row>
        <table:table-row table:style-name="ro1">
          <table:table-cell office:value-type="float" office:value="12654947" calcext:value-type="float">
            <text:p>12654947</text:p>
          </table:table-cell>
          <table:table-cell table:formula="of:=[.A793]/1000/(60*60*24)" office:value-type="time" office:time-value="PT03H30M54.947S" calcext:value-type="time">
            <text:p>03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0.12" calcext:value-type="float">
            <text:p>440.12</text:p>
          </table:table-cell>
          <table:table-cell office:value-type="float" office:value="548.72" calcext:value-type="float">
            <text:p>548.72</text:p>
          </table:table-cell>
        </table:table-row>
        <table:table-row table:style-name="ro1">
          <table:table-cell office:value-type="float" office:value="12670947" calcext:value-type="float">
            <text:p>12670947</text:p>
          </table:table-cell>
          <table:table-cell table:formula="of:=[.A794]/1000/(60*60*24)" office:value-type="time" office:time-value="PT03H31M10.947S" calcext:value-type="time">
            <text:p>03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0.66" calcext:value-type="float">
            <text:p>440.66</text:p>
          </table:table-cell>
          <table:table-cell office:value-type="float" office:value="549.38" calcext:value-type="float">
            <text:p>549.38</text:p>
          </table:table-cell>
        </table:table-row>
        <table:table-row table:style-name="ro1">
          <table:table-cell office:value-type="float" office:value="12686947" calcext:value-type="float">
            <text:p>12686947</text:p>
          </table:table-cell>
          <table:table-cell table:formula="of:=[.A795]/1000/(60*60*24)" office:value-type="time" office:time-value="PT03H31M26.947S" calcext:value-type="time">
            <text:p>03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1.21" calcext:value-type="float">
            <text:p>441.21</text:p>
          </table:table-cell>
          <table:table-cell office:value-type="float" office:value="550.05" calcext:value-type="float">
            <text:p>550.05</text:p>
          </table:table-cell>
        </table:table-row>
        <table:table-row table:style-name="ro1">
          <table:table-cell office:value-type="float" office:value="12702947" calcext:value-type="float">
            <text:p>12702947</text:p>
          </table:table-cell>
          <table:table-cell table:formula="of:=[.A796]/1000/(60*60*24)" office:value-type="time" office:time-value="PT03H31M42.947S" calcext:value-type="time">
            <text:p>03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1.75" calcext:value-type="float">
            <text:p>441.75</text:p>
          </table:table-cell>
          <table:table-cell office:value-type="float" office:value="550.71" calcext:value-type="float">
            <text:p>550.71</text:p>
          </table:table-cell>
        </table:table-row>
        <table:table-row table:style-name="ro1">
          <table:table-cell office:value-type="float" office:value="12718947" calcext:value-type="float">
            <text:p>12718947</text:p>
          </table:table-cell>
          <table:table-cell table:formula="of:=[.A797]/1000/(60*60*24)" office:value-type="time" office:time-value="PT03H31M58.947S" calcext:value-type="time">
            <text:p>03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42.3" calcext:value-type="float">
            <text:p>442.3</text:p>
          </table:table-cell>
          <table:table-cell office:value-type="float" office:value="551.37" calcext:value-type="float">
            <text:p>551.37</text:p>
          </table:table-cell>
        </table:table-row>
        <table:table-row table:style-name="ro1">
          <table:table-cell office:value-type="float" office:value="12734947" calcext:value-type="float">
            <text:p>12734947</text:p>
          </table:table-cell>
          <table:table-cell table:formula="of:=[.A798]/1000/(60*60*24)" office:value-type="time" office:time-value="PT03H32M14.947S" calcext:value-type="time">
            <text:p>03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2.84" calcext:value-type="float">
            <text:p>442.84</text:p>
          </table:table-cell>
          <table:table-cell office:value-type="float" office:value="552.03" calcext:value-type="float">
            <text:p>552.03</text:p>
          </table:table-cell>
        </table:table-row>
        <table:table-row table:style-name="ro1">
          <table:table-cell office:value-type="float" office:value="12750947" calcext:value-type="float">
            <text:p>12750947</text:p>
          </table:table-cell>
          <table:table-cell table:formula="of:=[.A799]/1000/(60*60*24)" office:value-type="time" office:time-value="PT03H32M30.947S" calcext:value-type="time">
            <text:p>03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43.38" calcext:value-type="float">
            <text:p>443.38</text:p>
          </table:table-cell>
          <table:table-cell office:value-type="float" office:value="552.7" calcext:value-type="float">
            <text:p>552.7</text:p>
          </table:table-cell>
        </table:table-row>
        <table:table-row table:style-name="ro1">
          <table:table-cell office:value-type="float" office:value="12766947" calcext:value-type="float">
            <text:p>12766947</text:p>
          </table:table-cell>
          <table:table-cell table:formula="of:=[.A800]/1000/(60*60*24)" office:value-type="time" office:time-value="PT03H32M46.947S" calcext:value-type="time">
            <text:p>03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3.93" calcext:value-type="float">
            <text:p>443.93</text:p>
          </table:table-cell>
          <table:table-cell office:value-type="float" office:value="553.36" calcext:value-type="float">
            <text:p>553.36</text:p>
          </table:table-cell>
        </table:table-row>
        <table:table-row table:style-name="ro1">
          <table:table-cell office:value-type="float" office:value="12782947" calcext:value-type="float">
            <text:p>12782947</text:p>
          </table:table-cell>
          <table:table-cell table:formula="of:=[.A801]/1000/(60*60*24)" office:value-type="time" office:time-value="PT03H33M02.947S" calcext:value-type="time">
            <text:p>03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444.47" calcext:value-type="float">
            <text:p>444.47</text:p>
          </table:table-cell>
          <table:table-cell office:value-type="float" office:value="554.02" calcext:value-type="float">
            <text:p>554.02</text:p>
          </table:table-cell>
        </table:table-row>
        <table:table-row table:style-name="ro1">
          <table:table-cell office:value-type="float" office:value="12798947" calcext:value-type="float">
            <text:p>12798947</text:p>
          </table:table-cell>
          <table:table-cell table:formula="of:=[.A802]/1000/(60*60*24)" office:value-type="time" office:time-value="PT03H33M18.947S" calcext:value-type="time">
            <text:p>03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5.02" calcext:value-type="float">
            <text:p>445.02</text:p>
          </table:table-cell>
          <table:table-cell office:value-type="float" office:value="554.68" calcext:value-type="float">
            <text:p>554.68</text:p>
          </table:table-cell>
        </table:table-row>
        <table:table-row table:style-name="ro1">
          <table:table-cell office:value-type="float" office:value="12814947" calcext:value-type="float">
            <text:p>12814947</text:p>
          </table:table-cell>
          <table:table-cell table:formula="of:=[.A803]/1000/(60*60*24)" office:value-type="time" office:time-value="PT03H33M34.947S" calcext:value-type="time">
            <text:p>03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5.56" calcext:value-type="float">
            <text:p>445.56</text:p>
          </table:table-cell>
          <table:table-cell office:value-type="float" office:value="555.34" calcext:value-type="float">
            <text:p>555.34</text:p>
          </table:table-cell>
        </table:table-row>
        <table:table-row table:style-name="ro1">
          <table:table-cell office:value-type="float" office:value="12830947" calcext:value-type="float">
            <text:p>12830947</text:p>
          </table:table-cell>
          <table:table-cell table:formula="of:=[.A804]/1000/(60*60*24)" office:value-type="time" office:time-value="PT03H33M50.947S" calcext:value-type="time">
            <text:p>03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6.1" calcext:value-type="float">
            <text:p>446.1</text:p>
          </table:table-cell>
          <table:table-cell office:value-type="float" office:value="556.01" calcext:value-type="float">
            <text:p>556.01</text:p>
          </table:table-cell>
        </table:table-row>
        <table:table-row table:style-name="ro1">
          <table:table-cell office:value-type="float" office:value="12846947" calcext:value-type="float">
            <text:p>12846947</text:p>
          </table:table-cell>
          <table:table-cell table:formula="of:=[.A805]/1000/(60*60*24)" office:value-type="time" office:time-value="PT03H34M06.947S" calcext:value-type="time">
            <text:p>03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6.65" calcext:value-type="float">
            <text:p>446.65</text:p>
          </table:table-cell>
          <table:table-cell office:value-type="float" office:value="556.67" calcext:value-type="float">
            <text:p>556.67</text:p>
          </table:table-cell>
        </table:table-row>
        <table:table-row table:style-name="ro1">
          <table:table-cell office:value-type="float" office:value="12862947" calcext:value-type="float">
            <text:p>12862947</text:p>
          </table:table-cell>
          <table:table-cell table:formula="of:=[.A806]/1000/(60*60*24)" office:value-type="time" office:time-value="PT03H34M22.947S" calcext:value-type="time">
            <text:p>03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7.19" calcext:value-type="float">
            <text:p>447.19</text:p>
          </table:table-cell>
          <table:table-cell office:value-type="float" office:value="557.33" calcext:value-type="float">
            <text:p>557.33</text:p>
          </table:table-cell>
        </table:table-row>
        <table:table-row table:style-name="ro1">
          <table:table-cell office:value-type="float" office:value="12878947" calcext:value-type="float">
            <text:p>12878947</text:p>
          </table:table-cell>
          <table:table-cell table:formula="of:=[.A807]/1000/(60*60*24)" office:value-type="time" office:time-value="PT03H34M38.947S" calcext:value-type="time">
            <text:p>03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7.73" calcext:value-type="float">
            <text:p>447.73</text:p>
          </table:table-cell>
          <table:table-cell office:value-type="float" office:value="557.99" calcext:value-type="float">
            <text:p>557.99</text:p>
          </table:table-cell>
        </table:table-row>
        <table:table-row table:style-name="ro1">
          <table:table-cell office:value-type="float" office:value="12894947" calcext:value-type="float">
            <text:p>12894947</text:p>
          </table:table-cell>
          <table:table-cell table:formula="of:=[.A808]/1000/(60*60*24)" office:value-type="time" office:time-value="PT03H34M54.947S" calcext:value-type="time">
            <text:p>03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8.28" calcext:value-type="float">
            <text:p>448.28</text:p>
          </table:table-cell>
          <table:table-cell office:value-type="float" office:value="558.65" calcext:value-type="float">
            <text:p>558.65</text:p>
          </table:table-cell>
        </table:table-row>
        <table:table-row table:style-name="ro1">
          <table:table-cell office:value-type="float" office:value="12910947" calcext:value-type="float">
            <text:p>12910947</text:p>
          </table:table-cell>
          <table:table-cell table:formula="of:=[.A809]/1000/(60*60*24)" office:value-type="time" office:time-value="PT03H35M10.947S" calcext:value-type="time">
            <text:p>03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48.82" calcext:value-type="float">
            <text:p>448.82</text:p>
          </table:table-cell>
          <table:table-cell office:value-type="float" office:value="559.31" calcext:value-type="float">
            <text:p>559.31</text:p>
          </table:table-cell>
        </table:table-row>
        <table:table-row table:style-name="ro1">
          <table:table-cell office:value-type="float" office:value="12926947" calcext:value-type="float">
            <text:p>12926947</text:p>
          </table:table-cell>
          <table:table-cell table:formula="of:=[.A810]/1000/(60*60*24)" office:value-type="time" office:time-value="PT03H35M26.947S" calcext:value-type="time">
            <text:p>03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49.36" calcext:value-type="float">
            <text:p>449.36</text:p>
          </table:table-cell>
          <table:table-cell office:value-type="float" office:value="559.97" calcext:value-type="float">
            <text:p>559.97</text:p>
          </table:table-cell>
        </table:table-row>
        <table:table-row table:style-name="ro1">
          <table:table-cell office:value-type="float" office:value="12942947" calcext:value-type="float">
            <text:p>12942947</text:p>
          </table:table-cell>
          <table:table-cell table:formula="of:=[.A811]/1000/(60*60*24)" office:value-type="time" office:time-value="PT03H35M42.947S" calcext:value-type="time">
            <text:p>03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49.91" calcext:value-type="float">
            <text:p>449.91</text:p>
          </table:table-cell>
          <table:table-cell office:value-type="float" office:value="560.63" calcext:value-type="float">
            <text:p>560.63</text:p>
          </table:table-cell>
        </table:table-row>
        <table:table-row table:style-name="ro1">
          <table:table-cell office:value-type="float" office:value="12958947" calcext:value-type="float">
            <text:p>12958947</text:p>
          </table:table-cell>
          <table:table-cell table:formula="of:=[.A812]/1000/(60*60*24)" office:value-type="time" office:time-value="PT03H35M58.947S" calcext:value-type="time">
            <text:p>03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0.45" calcext:value-type="float">
            <text:p>450.45</text:p>
          </table:table-cell>
          <table:table-cell office:value-type="float" office:value="561.29" calcext:value-type="float">
            <text:p>561.29</text:p>
          </table:table-cell>
        </table:table-row>
        <table:table-row table:style-name="ro1">
          <table:table-cell office:value-type="float" office:value="12974947" calcext:value-type="float">
            <text:p>12974947</text:p>
          </table:table-cell>
          <table:table-cell table:formula="of:=[.A813]/1000/(60*60*24)" office:value-type="time" office:time-value="PT03H36M14.947S" calcext:value-type="time">
            <text:p>03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0.99" calcext:value-type="float">
            <text:p>450.99</text:p>
          </table:table-cell>
          <table:table-cell office:value-type="float" office:value="561.95" calcext:value-type="float">
            <text:p>561.95</text:p>
          </table:table-cell>
        </table:table-row>
        <table:table-row table:style-name="ro1">
          <table:table-cell office:value-type="float" office:value="12990947" calcext:value-type="float">
            <text:p>12990947</text:p>
          </table:table-cell>
          <table:table-cell table:formula="of:=[.A814]/1000/(60*60*24)" office:value-type="time" office:time-value="PT03H36M30.947S" calcext:value-type="time">
            <text:p>03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1.54" calcext:value-type="float">
            <text:p>451.54</text:p>
          </table:table-cell>
          <table:table-cell office:value-type="float" office:value="562.61" calcext:value-type="float">
            <text:p>562.61</text:p>
          </table:table-cell>
        </table:table-row>
        <table:table-row table:style-name="ro1">
          <table:table-cell office:value-type="float" office:value="13006947" calcext:value-type="float">
            <text:p>13006947</text:p>
          </table:table-cell>
          <table:table-cell table:formula="of:=[.A815]/1000/(60*60*24)" office:value-type="time" office:time-value="PT03H36M46.947S" calcext:value-type="time">
            <text:p>03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2.08" calcext:value-type="float">
            <text:p>452.08</text:p>
          </table:table-cell>
          <table:table-cell office:value-type="float" office:value="563.27" calcext:value-type="float">
            <text:p>563.27</text:p>
          </table:table-cell>
        </table:table-row>
        <table:table-row table:style-name="ro1">
          <table:table-cell office:value-type="float" office:value="13022947" calcext:value-type="float">
            <text:p>13022947</text:p>
          </table:table-cell>
          <table:table-cell table:formula="of:=[.A816]/1000/(60*60*24)" office:value-type="time" office:time-value="PT03H37M02.947S" calcext:value-type="time">
            <text:p>03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2.62" calcext:value-type="float">
            <text:p>452.62</text:p>
          </table:table-cell>
          <table:table-cell office:value-type="float" office:value="563.93" calcext:value-type="float">
            <text:p>563.93</text:p>
          </table:table-cell>
        </table:table-row>
        <table:table-row table:style-name="ro1">
          <table:table-cell office:value-type="float" office:value="13038947" calcext:value-type="float">
            <text:p>13038947</text:p>
          </table:table-cell>
          <table:table-cell table:formula="of:=[.A817]/1000/(60*60*24)" office:value-type="time" office:time-value="PT03H37M18.947S" calcext:value-type="time">
            <text:p>03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3.16" calcext:value-type="float">
            <text:p>453.16</text:p>
          </table:table-cell>
          <table:table-cell office:value-type="float" office:value="564.59" calcext:value-type="float">
            <text:p>564.59</text:p>
          </table:table-cell>
        </table:table-row>
        <table:table-row table:style-name="ro1">
          <table:table-cell office:value-type="float" office:value="13054947" calcext:value-type="float">
            <text:p>13054947</text:p>
          </table:table-cell>
          <table:table-cell table:formula="of:=[.A818]/1000/(60*60*24)" office:value-type="time" office:time-value="PT03H37M34.947S" calcext:value-type="time">
            <text:p>03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3.71" calcext:value-type="float">
            <text:p>453.71</text:p>
          </table:table-cell>
          <table:table-cell office:value-type="float" office:value="565.25" calcext:value-type="float">
            <text:p>565.25</text:p>
          </table:table-cell>
        </table:table-row>
        <table:table-row table:style-name="ro1">
          <table:table-cell office:value-type="float" office:value="13070947" calcext:value-type="float">
            <text:p>13070947</text:p>
          </table:table-cell>
          <table:table-cell table:formula="of:=[.A819]/1000/(60*60*24)" office:value-type="time" office:time-value="PT03H37M50.947S" calcext:value-type="time">
            <text:p>03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54.25" calcext:value-type="float">
            <text:p>454.25</text:p>
          </table:table-cell>
          <table:table-cell office:value-type="float" office:value="565.91" calcext:value-type="float">
            <text:p>565.91</text:p>
          </table:table-cell>
        </table:table-row>
        <table:table-row table:style-name="ro1">
          <table:table-cell office:value-type="float" office:value="13086947" calcext:value-type="float">
            <text:p>13086947</text:p>
          </table:table-cell>
          <table:table-cell table:formula="of:=[.A820]/1000/(60*60*24)" office:value-type="time" office:time-value="PT03H38M06.947S" calcext:value-type="time">
            <text:p>03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54.79" calcext:value-type="float">
            <text:p>454.79</text:p>
          </table:table-cell>
          <table:table-cell office:value-type="float" office:value="566.57" calcext:value-type="float">
            <text:p>566.57</text:p>
          </table:table-cell>
        </table:table-row>
        <table:table-row table:style-name="ro1">
          <table:table-cell office:value-type="float" office:value="13102947" calcext:value-type="float">
            <text:p>13102947</text:p>
          </table:table-cell>
          <table:table-cell table:formula="of:=[.A821]/1000/(60*60*24)" office:value-type="time" office:time-value="PT03H38M22.947S" calcext:value-type="time">
            <text:p>03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55.34" calcext:value-type="float">
            <text:p>455.34</text:p>
          </table:table-cell>
          <table:table-cell office:value-type="float" office:value="567.23" calcext:value-type="float">
            <text:p>567.23</text:p>
          </table:table-cell>
        </table:table-row>
        <table:table-row table:style-name="ro1">
          <table:table-cell office:value-type="float" office:value="13118947" calcext:value-type="float">
            <text:p>13118947</text:p>
          </table:table-cell>
          <table:table-cell table:formula="of:=[.A822]/1000/(60*60*24)" office:value-type="time" office:time-value="PT03H38M38.947S" calcext:value-type="time">
            <text:p>03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55.88" calcext:value-type="float">
            <text:p>455.88</text:p>
          </table:table-cell>
          <table:table-cell office:value-type="float" office:value="567.9" calcext:value-type="float">
            <text:p>567.9</text:p>
          </table:table-cell>
        </table:table-row>
        <table:table-row table:style-name="ro1">
          <table:table-cell office:value-type="float" office:value="13134947" calcext:value-type="float">
            <text:p>13134947</text:p>
          </table:table-cell>
          <table:table-cell table:formula="of:=[.A823]/1000/(60*60*24)" office:value-type="time" office:time-value="PT03H38M54.947S" calcext:value-type="time">
            <text:p>03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56.42" calcext:value-type="float">
            <text:p>456.42</text:p>
          </table:table-cell>
          <table:table-cell office:value-type="float" office:value="568.55" calcext:value-type="float">
            <text:p>568.55</text:p>
          </table:table-cell>
        </table:table-row>
        <table:table-row table:style-name="ro1">
          <table:table-cell office:value-type="float" office:value="13150947" calcext:value-type="float">
            <text:p>13150947</text:p>
          </table:table-cell>
          <table:table-cell table:formula="of:=[.A824]/1000/(60*60*24)" office:value-type="time" office:time-value="PT03H39M10.947S" calcext:value-type="time">
            <text:p>03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56.96" calcext:value-type="float">
            <text:p>456.96</text:p>
          </table:table-cell>
          <table:table-cell office:value-type="float" office:value="569.21" calcext:value-type="float">
            <text:p>569.21</text:p>
          </table:table-cell>
        </table:table-row>
        <table:table-row table:style-name="ro1">
          <table:table-cell office:value-type="float" office:value="13166947" calcext:value-type="float">
            <text:p>13166947</text:p>
          </table:table-cell>
          <table:table-cell table:formula="of:=[.A825]/1000/(60*60*24)" office:value-type="time" office:time-value="PT03H39M26.947S" calcext:value-type="time">
            <text:p>03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57.51" calcext:value-type="float">
            <text:p>457.51</text:p>
          </table:table-cell>
          <table:table-cell office:value-type="float" office:value="569.87" calcext:value-type="float">
            <text:p>569.87</text:p>
          </table:table-cell>
        </table:table-row>
        <table:table-row table:style-name="ro1">
          <table:table-cell office:value-type="float" office:value="13182947" calcext:value-type="float">
            <text:p>13182947</text:p>
          </table:table-cell>
          <table:table-cell table:formula="of:=[.A826]/1000/(60*60*24)" office:value-type="time" office:time-value="PT03H39M42.947S" calcext:value-type="time">
            <text:p>03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58.05" calcext:value-type="float">
            <text:p>458.05</text:p>
          </table:table-cell>
          <table:table-cell office:value-type="float" office:value="570.53" calcext:value-type="float">
            <text:p>570.53</text:p>
          </table:table-cell>
        </table:table-row>
        <table:table-row table:style-name="ro1">
          <table:table-cell office:value-type="float" office:value="13198947" calcext:value-type="float">
            <text:p>13198947</text:p>
          </table:table-cell>
          <table:table-cell table:formula="of:=[.A827]/1000/(60*60*24)" office:value-type="time" office:time-value="PT03H39M58.947S" calcext:value-type="time">
            <text:p>03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58.59" calcext:value-type="float">
            <text:p>458.59</text:p>
          </table:table-cell>
          <table:table-cell office:value-type="float" office:value="571.19" calcext:value-type="float">
            <text:p>571.19</text:p>
          </table:table-cell>
        </table:table-row>
        <table:table-row table:style-name="ro1">
          <table:table-cell office:value-type="float" office:value="13214947" calcext:value-type="float">
            <text:p>13214947</text:p>
          </table:table-cell>
          <table:table-cell table:formula="of:=[.A828]/1000/(60*60*24)" office:value-type="time" office:time-value="PT03H40M14.947S" calcext:value-type="time">
            <text:p>03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59.13" calcext:value-type="float">
            <text:p>459.13</text:p>
          </table:table-cell>
          <table:table-cell office:value-type="float" office:value="571.85" calcext:value-type="float">
            <text:p>571.85</text:p>
          </table:table-cell>
        </table:table-row>
        <table:table-row table:style-name="ro1">
          <table:table-cell office:value-type="float" office:value="13230947" calcext:value-type="float">
            <text:p>13230947</text:p>
          </table:table-cell>
          <table:table-cell table:formula="of:=[.A829]/1000/(60*60*24)" office:value-type="time" office:time-value="PT03H40M30.947S" calcext:value-type="time">
            <text:p>03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59.68" calcext:value-type="float">
            <text:p>459.68</text:p>
          </table:table-cell>
          <table:table-cell office:value-type="float" office:value="572.51" calcext:value-type="float">
            <text:p>572.51</text:p>
          </table:table-cell>
        </table:table-row>
        <table:table-row table:style-name="ro1">
          <table:table-cell office:value-type="float" office:value="13246947" calcext:value-type="float">
            <text:p>13246947</text:p>
          </table:table-cell>
          <table:table-cell table:formula="of:=[.A830]/1000/(60*60*24)" office:value-type="time" office:time-value="PT03H40M46.947S" calcext:value-type="time">
            <text:p>03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60.22" calcext:value-type="float">
            <text:p>460.22</text:p>
          </table:table-cell>
          <table:table-cell office:value-type="float" office:value="573.17" calcext:value-type="float">
            <text:p>573.17</text:p>
          </table:table-cell>
        </table:table-row>
        <table:table-row table:style-name="ro1">
          <table:table-cell office:value-type="float" office:value="13262947" calcext:value-type="float">
            <text:p>13262947</text:p>
          </table:table-cell>
          <table:table-cell table:formula="of:=[.A831]/1000/(60*60*24)" office:value-type="time" office:time-value="PT03H41M02.947S" calcext:value-type="time">
            <text:p>03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60.76" calcext:value-type="float">
            <text:p>460.76</text:p>
          </table:table-cell>
          <table:table-cell office:value-type="float" office:value="573.82" calcext:value-type="float">
            <text:p>573.82</text:p>
          </table:table-cell>
        </table:table-row>
        <table:table-row table:style-name="ro1">
          <table:table-cell office:value-type="float" office:value="13278947" calcext:value-type="float">
            <text:p>13278947</text:p>
          </table:table-cell>
          <table:table-cell table:formula="of:=[.A832]/1000/(60*60*24)" office:value-type="time" office:time-value="PT03H41M18.947S" calcext:value-type="time">
            <text:p>03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61.3" calcext:value-type="float">
            <text:p>461.3</text:p>
          </table:table-cell>
          <table:table-cell office:value-type="float" office:value="574.48" calcext:value-type="float">
            <text:p>574.48</text:p>
          </table:table-cell>
        </table:table-row>
        <table:table-row table:style-name="ro1">
          <table:table-cell office:value-type="float" office:value="13294947" calcext:value-type="float">
            <text:p>13294947</text:p>
          </table:table-cell>
          <table:table-cell table:formula="of:=[.A833]/1000/(60*60*24)" office:value-type="time" office:time-value="PT03H41M34.947S" calcext:value-type="time">
            <text:p>03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61.84" calcext:value-type="float">
            <text:p>461.84</text:p>
          </table:table-cell>
          <table:table-cell office:value-type="float" office:value="575.14" calcext:value-type="float">
            <text:p>575.14</text:p>
          </table:table-cell>
        </table:table-row>
        <table:table-row table:style-name="ro1">
          <table:table-cell office:value-type="float" office:value="13310947" calcext:value-type="float">
            <text:p>13310947</text:p>
          </table:table-cell>
          <table:table-cell table:formula="of:=[.A834]/1000/(60*60*24)" office:value-type="time" office:time-value="PT03H41M50.947S" calcext:value-type="time">
            <text:p>03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62.39" calcext:value-type="float">
            <text:p>462.39</text:p>
          </table:table-cell>
          <table:table-cell office:value-type="float" office:value="575.8" calcext:value-type="float">
            <text:p>575.8</text:p>
          </table:table-cell>
        </table:table-row>
        <table:table-row table:style-name="ro1">
          <table:table-cell office:value-type="float" office:value="13326947" calcext:value-type="float">
            <text:p>13326947</text:p>
          </table:table-cell>
          <table:table-cell table:formula="of:=[.A835]/1000/(60*60*24)" office:value-type="time" office:time-value="PT03H42M06.947S" calcext:value-type="time">
            <text:p>03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62.93" calcext:value-type="float">
            <text:p>462.93</text:p>
          </table:table-cell>
          <table:table-cell office:value-type="float" office:value="576.46" calcext:value-type="float">
            <text:p>576.46</text:p>
          </table:table-cell>
        </table:table-row>
        <table:table-row table:style-name="ro1">
          <table:table-cell office:value-type="float" office:value="13342947" calcext:value-type="float">
            <text:p>13342947</text:p>
          </table:table-cell>
          <table:table-cell table:formula="of:=[.A836]/1000/(60*60*24)" office:value-type="time" office:time-value="PT03H42M22.947S" calcext:value-type="time">
            <text:p>03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63.47" calcext:value-type="float">
            <text:p>463.47</text:p>
          </table:table-cell>
          <table:table-cell office:value-type="float" office:value="577.11" calcext:value-type="float">
            <text:p>577.11</text:p>
          </table:table-cell>
        </table:table-row>
        <table:table-row table:style-name="ro1">
          <table:table-cell office:value-type="float" office:value="13358947" calcext:value-type="float">
            <text:p>13358947</text:p>
          </table:table-cell>
          <table:table-cell table:formula="of:=[.A837]/1000/(60*60*24)" office:value-type="time" office:time-value="PT03H42M38.947S" calcext:value-type="time">
            <text:p>03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64.01" calcext:value-type="float">
            <text:p>464.01</text:p>
          </table:table-cell>
          <table:table-cell office:value-type="float" office:value="577.77" calcext:value-type="float">
            <text:p>577.77</text:p>
          </table:table-cell>
        </table:table-row>
        <table:table-row table:style-name="ro1">
          <table:table-cell office:value-type="float" office:value="13374947" calcext:value-type="float">
            <text:p>13374947</text:p>
          </table:table-cell>
          <table:table-cell table:formula="of:=[.A838]/1000/(60*60*24)" office:value-type="time" office:time-value="PT03H42M54.947S" calcext:value-type="time">
            <text:p>03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64.55" calcext:value-type="float">
            <text:p>464.55</text:p>
          </table:table-cell>
          <table:table-cell office:value-type="float" office:value="578.43" calcext:value-type="float">
            <text:p>578.43</text:p>
          </table:table-cell>
        </table:table-row>
        <table:table-row table:style-name="ro1">
          <table:table-cell office:value-type="float" office:value="13390947" calcext:value-type="float">
            <text:p>13390947</text:p>
          </table:table-cell>
          <table:table-cell table:formula="of:=[.A839]/1000/(60*60*24)" office:value-type="time" office:time-value="PT03H43M10.947S" calcext:value-type="time">
            <text:p>03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65.1" calcext:value-type="float">
            <text:p>465.1</text:p>
          </table:table-cell>
          <table:table-cell office:value-type="float" office:value="579.08" calcext:value-type="float">
            <text:p>579.08</text:p>
          </table:table-cell>
        </table:table-row>
        <table:table-row table:style-name="ro1">
          <table:table-cell office:value-type="float" office:value="13406947" calcext:value-type="float">
            <text:p>13406947</text:p>
          </table:table-cell>
          <table:table-cell table:formula="of:=[.A840]/1000/(60*60*24)" office:value-type="time" office:time-value="PT03H43M26.947S" calcext:value-type="time">
            <text:p>03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65.64" calcext:value-type="float">
            <text:p>465.64</text:p>
          </table:table-cell>
          <table:table-cell office:value-type="float" office:value="579.74" calcext:value-type="float">
            <text:p>579.74</text:p>
          </table:table-cell>
        </table:table-row>
        <table:table-row table:style-name="ro1">
          <table:table-cell office:value-type="float" office:value="13422947" calcext:value-type="float">
            <text:p>13422947</text:p>
          </table:table-cell>
          <table:table-cell table:formula="of:=[.A841]/1000/(60*60*24)" office:value-type="time" office:time-value="PT03H43M42.947S" calcext:value-type="time">
            <text:p>03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66.18" calcext:value-type="float">
            <text:p>466.18</text:p>
          </table:table-cell>
          <table:table-cell office:value-type="float" office:value="580.4" calcext:value-type="float">
            <text:p>580.4</text:p>
          </table:table-cell>
        </table:table-row>
        <table:table-row table:style-name="ro1">
          <table:table-cell office:value-type="float" office:value="13438947" calcext:value-type="float">
            <text:p>13438947</text:p>
          </table:table-cell>
          <table:table-cell table:formula="of:=[.A842]/1000/(60*60*24)" office:value-type="time" office:time-value="PT03H43M58.947S" calcext:value-type="time">
            <text:p>03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66.72" calcext:value-type="float">
            <text:p>466.72</text:p>
          </table:table-cell>
          <table:table-cell office:value-type="float" office:value="581.05" calcext:value-type="float">
            <text:p>581.05</text:p>
          </table:table-cell>
        </table:table-row>
        <table:table-row table:style-name="ro1">
          <table:table-cell office:value-type="float" office:value="13454947" calcext:value-type="float">
            <text:p>13454947</text:p>
          </table:table-cell>
          <table:table-cell table:formula="of:=[.A843]/1000/(60*60*24)" office:value-type="time" office:time-value="PT03H44M14.947S" calcext:value-type="time">
            <text:p>03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67.26" calcext:value-type="float">
            <text:p>467.26</text:p>
          </table:table-cell>
          <table:table-cell office:value-type="float" office:value="581.71" calcext:value-type="float">
            <text:p>581.71</text:p>
          </table:table-cell>
        </table:table-row>
        <table:table-row table:style-name="ro1">
          <table:table-cell office:value-type="float" office:value="13470947" calcext:value-type="float">
            <text:p>13470947</text:p>
          </table:table-cell>
          <table:table-cell table:formula="of:=[.A844]/1000/(60*60*24)" office:value-type="time" office:time-value="PT03H44M30.947S" calcext:value-type="time">
            <text:p>03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67.81" calcext:value-type="float">
            <text:p>467.81</text:p>
          </table:table-cell>
          <table:table-cell office:value-type="float" office:value="582.37" calcext:value-type="float">
            <text:p>582.37</text:p>
          </table:table-cell>
        </table:table-row>
        <table:table-row table:style-name="ro1">
          <table:table-cell office:value-type="float" office:value="13486947" calcext:value-type="float">
            <text:p>13486947</text:p>
          </table:table-cell>
          <table:table-cell table:formula="of:=[.A845]/1000/(60*60*24)" office:value-type="time" office:time-value="PT03H44M46.947S" calcext:value-type="time">
            <text:p>03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68.35" calcext:value-type="float">
            <text:p>468.35</text:p>
          </table:table-cell>
          <table:table-cell office:value-type="float" office:value="583.02" calcext:value-type="float">
            <text:p>583.02</text:p>
          </table:table-cell>
        </table:table-row>
        <table:table-row table:style-name="ro1">
          <table:table-cell office:value-type="float" office:value="13502947" calcext:value-type="float">
            <text:p>13502947</text:p>
          </table:table-cell>
          <table:table-cell table:formula="of:=[.A846]/1000/(60*60*24)" office:value-type="time" office:time-value="PT03H45M02.947S" calcext:value-type="time">
            <text:p>03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68.89" calcext:value-type="float">
            <text:p>468.89</text:p>
          </table:table-cell>
          <table:table-cell office:value-type="float" office:value="583.68" calcext:value-type="float">
            <text:p>583.68</text:p>
          </table:table-cell>
        </table:table-row>
        <table:table-row table:style-name="ro1">
          <table:table-cell office:value-type="float" office:value="13518947" calcext:value-type="float">
            <text:p>13518947</text:p>
          </table:table-cell>
          <table:table-cell table:formula="of:=[.A847]/1000/(60*60*24)" office:value-type="time" office:time-value="PT03H45M18.947S" calcext:value-type="time">
            <text:p>03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69.43" calcext:value-type="float">
            <text:p>469.43</text:p>
          </table:table-cell>
          <table:table-cell office:value-type="float" office:value="584.34" calcext:value-type="float">
            <text:p>584.34</text:p>
          </table:table-cell>
        </table:table-row>
        <table:table-row table:style-name="ro1">
          <table:table-cell office:value-type="float" office:value="13534947" calcext:value-type="float">
            <text:p>13534947</text:p>
          </table:table-cell>
          <table:table-cell table:formula="of:=[.A848]/1000/(60*60*24)" office:value-type="time" office:time-value="PT03H45M34.947S" calcext:value-type="time">
            <text:p>03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69.97" calcext:value-type="float">
            <text:p>469.97</text:p>
          </table:table-cell>
          <table:table-cell office:value-type="float" office:value="584.99" calcext:value-type="float">
            <text:p>584.99</text:p>
          </table:table-cell>
        </table:table-row>
        <table:table-row table:style-name="ro1">
          <table:table-cell office:value-type="float" office:value="13550947" calcext:value-type="float">
            <text:p>13550947</text:p>
          </table:table-cell>
          <table:table-cell table:formula="of:=[.A849]/1000/(60*60*24)" office:value-type="time" office:time-value="PT03H45M50.947S" calcext:value-type="time">
            <text:p>03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70.51" calcext:value-type="float">
            <text:p>470.51</text:p>
          </table:table-cell>
          <table:table-cell office:value-type="float" office:value="585.65" calcext:value-type="float">
            <text:p>585.65</text:p>
          </table:table-cell>
        </table:table-row>
        <table:table-row table:style-name="ro1">
          <table:table-cell office:value-type="float" office:value="13566947" calcext:value-type="float">
            <text:p>13566947</text:p>
          </table:table-cell>
          <table:table-cell table:formula="of:=[.A850]/1000/(60*60*24)" office:value-type="time" office:time-value="PT03H46M06.947S" calcext:value-type="time">
            <text:p>03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71.06" calcext:value-type="float">
            <text:p>471.06</text:p>
          </table:table-cell>
          <table:table-cell office:value-type="float" office:value="586.3" calcext:value-type="float">
            <text:p>586.3</text:p>
          </table:table-cell>
        </table:table-row>
        <table:table-row table:style-name="ro1">
          <table:table-cell office:value-type="float" office:value="13582947" calcext:value-type="float">
            <text:p>13582947</text:p>
          </table:table-cell>
          <table:table-cell table:formula="of:=[.A851]/1000/(60*60*24)" office:value-type="time" office:time-value="PT03H46M22.947S" calcext:value-type="time">
            <text:p>03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71.6" calcext:value-type="float">
            <text:p>471.6</text:p>
          </table:table-cell>
          <table:table-cell office:value-type="float" office:value="586.96" calcext:value-type="float">
            <text:p>586.96</text:p>
          </table:table-cell>
        </table:table-row>
        <table:table-row table:style-name="ro1">
          <table:table-cell office:value-type="float" office:value="13598947" calcext:value-type="float">
            <text:p>13598947</text:p>
          </table:table-cell>
          <table:table-cell table:formula="of:=[.A852]/1000/(60*60*24)" office:value-type="time" office:time-value="PT03H46M38.947S" calcext:value-type="time">
            <text:p>03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72.14" calcext:value-type="float">
            <text:p>472.14</text:p>
          </table:table-cell>
          <table:table-cell office:value-type="float" office:value="587.62" calcext:value-type="float">
            <text:p>587.62</text:p>
          </table:table-cell>
        </table:table-row>
        <table:table-row table:style-name="ro1">
          <table:table-cell office:value-type="float" office:value="13614947" calcext:value-type="float">
            <text:p>13614947</text:p>
          </table:table-cell>
          <table:table-cell table:formula="of:=[.A853]/1000/(60*60*24)" office:value-type="time" office:time-value="PT03H46M54.947S" calcext:value-type="time">
            <text:p>03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72.68" calcext:value-type="float">
            <text:p>472.68</text:p>
          </table:table-cell>
          <table:table-cell office:value-type="float" office:value="588.27" calcext:value-type="float">
            <text:p>588.27</text:p>
          </table:table-cell>
        </table:table-row>
        <table:table-row table:style-name="ro1">
          <table:table-cell office:value-type="float" office:value="13630947" calcext:value-type="float">
            <text:p>13630947</text:p>
          </table:table-cell>
          <table:table-cell table:formula="of:=[.A854]/1000/(60*60*24)" office:value-type="time" office:time-value="PT03H47M10.947S" calcext:value-type="time">
            <text:p>03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73.22" calcext:value-type="float">
            <text:p>473.22</text:p>
          </table:table-cell>
          <table:table-cell office:value-type="float" office:value="588.93" calcext:value-type="float">
            <text:p>588.93</text:p>
          </table:table-cell>
        </table:table-row>
        <table:table-row table:style-name="ro1">
          <table:table-cell office:value-type="float" office:value="13646947" calcext:value-type="float">
            <text:p>13646947</text:p>
          </table:table-cell>
          <table:table-cell table:formula="of:=[.A855]/1000/(60*60*24)" office:value-type="time" office:time-value="PT03H47M26.947S" calcext:value-type="time">
            <text:p>03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73.76" calcext:value-type="float">
            <text:p>473.76</text:p>
          </table:table-cell>
          <table:table-cell office:value-type="float" office:value="589.58" calcext:value-type="float">
            <text:p>589.58</text:p>
          </table:table-cell>
        </table:table-row>
        <table:table-row table:style-name="ro1">
          <table:table-cell office:value-type="float" office:value="13662947" calcext:value-type="float">
            <text:p>13662947</text:p>
          </table:table-cell>
          <table:table-cell table:formula="of:=[.A856]/1000/(60*60*24)" office:value-type="time" office:time-value="PT03H47M42.947S" calcext:value-type="time">
            <text:p>03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74.3" calcext:value-type="float">
            <text:p>474.3</text:p>
          </table:table-cell>
          <table:table-cell office:value-type="float" office:value="590.24" calcext:value-type="float">
            <text:p>590.24</text:p>
          </table:table-cell>
        </table:table-row>
        <table:table-row table:style-name="ro1">
          <table:table-cell office:value-type="float" office:value="13678947" calcext:value-type="float">
            <text:p>13678947</text:p>
          </table:table-cell>
          <table:table-cell table:formula="of:=[.A857]/1000/(60*60*24)" office:value-type="time" office:time-value="PT03H47M58.947S" calcext:value-type="time">
            <text:p>03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74.84" calcext:value-type="float">
            <text:p>474.84</text:p>
          </table:table-cell>
          <table:table-cell office:value-type="float" office:value="590.9" calcext:value-type="float">
            <text:p>590.9</text:p>
          </table:table-cell>
        </table:table-row>
        <table:table-row table:style-name="ro1">
          <table:table-cell office:value-type="float" office:value="13694947" calcext:value-type="float">
            <text:p>13694947</text:p>
          </table:table-cell>
          <table:table-cell table:formula="of:=[.A858]/1000/(60*60*24)" office:value-type="time" office:time-value="PT03H48M14.947S" calcext:value-type="time">
            <text:p>03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75.39" calcext:value-type="float">
            <text:p>475.39</text:p>
          </table:table-cell>
          <table:table-cell office:value-type="float" office:value="591.55" calcext:value-type="float">
            <text:p>591.55</text:p>
          </table:table-cell>
        </table:table-row>
        <table:table-row table:style-name="ro1">
          <table:table-cell office:value-type="float" office:value="13710947" calcext:value-type="float">
            <text:p>13710947</text:p>
          </table:table-cell>
          <table:table-cell table:formula="of:=[.A859]/1000/(60*60*24)" office:value-type="time" office:time-value="PT03H48M30.947S" calcext:value-type="time">
            <text:p>03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75.93" calcext:value-type="float">
            <text:p>475.93</text:p>
          </table:table-cell>
          <table:table-cell office:value-type="float" office:value="592.21" calcext:value-type="float">
            <text:p>592.21</text:p>
          </table:table-cell>
        </table:table-row>
        <table:table-row table:style-name="ro1">
          <table:table-cell office:value-type="float" office:value="13726947" calcext:value-type="float">
            <text:p>13726947</text:p>
          </table:table-cell>
          <table:table-cell table:formula="of:=[.A860]/1000/(60*60*24)" office:value-type="time" office:time-value="PT03H48M46.947S" calcext:value-type="time">
            <text:p>03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76.47" calcext:value-type="float">
            <text:p>476.47</text:p>
          </table:table-cell>
          <table:table-cell office:value-type="float" office:value="592.86" calcext:value-type="float">
            <text:p>592.86</text:p>
          </table:table-cell>
        </table:table-row>
        <table:table-row table:style-name="ro1">
          <table:table-cell office:value-type="float" office:value="13742947" calcext:value-type="float">
            <text:p>13742947</text:p>
          </table:table-cell>
          <table:table-cell table:formula="of:=[.A861]/1000/(60*60*24)" office:value-type="time" office:time-value="PT03H49M02.947S" calcext:value-type="time">
            <text:p>03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77.01" calcext:value-type="float">
            <text:p>477.01</text:p>
          </table:table-cell>
          <table:table-cell office:value-type="float" office:value="593.52" calcext:value-type="float">
            <text:p>593.52</text:p>
          </table:table-cell>
        </table:table-row>
        <table:table-row table:style-name="ro1">
          <table:table-cell office:value-type="float" office:value="13758947" calcext:value-type="float">
            <text:p>13758947</text:p>
          </table:table-cell>
          <table:table-cell table:formula="of:=[.A862]/1000/(60*60*24)" office:value-type="time" office:time-value="PT03H49M18.947S" calcext:value-type="time">
            <text:p>03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77.55" calcext:value-type="float">
            <text:p>477.55</text:p>
          </table:table-cell>
          <table:table-cell office:value-type="float" office:value="594.17" calcext:value-type="float">
            <text:p>594.17</text:p>
          </table:table-cell>
        </table:table-row>
        <table:table-row table:style-name="ro1">
          <table:table-cell office:value-type="float" office:value="13774947" calcext:value-type="float">
            <text:p>13774947</text:p>
          </table:table-cell>
          <table:table-cell table:formula="of:=[.A863]/1000/(60*60*24)" office:value-type="time" office:time-value="PT03H49M34.947S" calcext:value-type="time">
            <text:p>03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78.09" calcext:value-type="float">
            <text:p>478.09</text:p>
          </table:table-cell>
          <table:table-cell office:value-type="float" office:value="594.83" calcext:value-type="float">
            <text:p>594.83</text:p>
          </table:table-cell>
        </table:table-row>
        <table:table-row table:style-name="ro1">
          <table:table-cell office:value-type="float" office:value="13790947" calcext:value-type="float">
            <text:p>13790947</text:p>
          </table:table-cell>
          <table:table-cell table:formula="of:=[.A864]/1000/(60*60*24)" office:value-type="time" office:time-value="PT03H49M50.947S" calcext:value-type="time">
            <text:p>03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78.63" calcext:value-type="float">
            <text:p>478.63</text:p>
          </table:table-cell>
          <table:table-cell office:value-type="float" office:value="595.48" calcext:value-type="float">
            <text:p>595.48</text:p>
          </table:table-cell>
        </table:table-row>
        <table:table-row table:style-name="ro1">
          <table:table-cell office:value-type="float" office:value="13806947" calcext:value-type="float">
            <text:p>13806947</text:p>
          </table:table-cell>
          <table:table-cell table:formula="of:=[.A865]/1000/(60*60*24)" office:value-type="time" office:time-value="PT03H50M06.947S" calcext:value-type="time">
            <text:p>03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79.17" calcext:value-type="float">
            <text:p>479.17</text:p>
          </table:table-cell>
          <table:table-cell office:value-type="float" office:value="596.13" calcext:value-type="float">
            <text:p>596.13</text:p>
          </table:table-cell>
        </table:table-row>
        <table:table-row table:style-name="ro1">
          <table:table-cell office:value-type="float" office:value="13822947" calcext:value-type="float">
            <text:p>13822947</text:p>
          </table:table-cell>
          <table:table-cell table:formula="of:=[.A866]/1000/(60*60*24)" office:value-type="time" office:time-value="PT03H50M22.947S" calcext:value-type="time">
            <text:p>03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79.71" calcext:value-type="float">
            <text:p>479.71</text:p>
          </table:table-cell>
          <table:table-cell office:value-type="float" office:value="596.79" calcext:value-type="float">
            <text:p>596.79</text:p>
          </table:table-cell>
        </table:table-row>
        <table:table-row table:style-name="ro1">
          <table:table-cell office:value-type="float" office:value="13838947" calcext:value-type="float">
            <text:p>13838947</text:p>
          </table:table-cell>
          <table:table-cell table:formula="of:=[.A867]/1000/(60*60*24)" office:value-type="time" office:time-value="PT03H50M38.947S" calcext:value-type="time">
            <text:p>03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80.25" calcext:value-type="float">
            <text:p>480.25</text:p>
          </table:table-cell>
          <table:table-cell office:value-type="float" office:value="597.44" calcext:value-type="float">
            <text:p>597.44</text:p>
          </table:table-cell>
        </table:table-row>
        <table:table-row table:style-name="ro1">
          <table:table-cell office:value-type="float" office:value="13854947" calcext:value-type="float">
            <text:p>13854947</text:p>
          </table:table-cell>
          <table:table-cell table:formula="of:=[.A868]/1000/(60*60*24)" office:value-type="time" office:time-value="PT03H50M54.947S" calcext:value-type="time">
            <text:p>03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80.79" calcext:value-type="float">
            <text:p>480.79</text:p>
          </table:table-cell>
          <table:table-cell office:value-type="float" office:value="598.09" calcext:value-type="float">
            <text:p>598.09</text:p>
          </table:table-cell>
        </table:table-row>
        <table:table-row table:style-name="ro1">
          <table:table-cell office:value-type="float" office:value="13870947" calcext:value-type="float">
            <text:p>13870947</text:p>
          </table:table-cell>
          <table:table-cell table:formula="of:=[.A869]/1000/(60*60*24)" office:value-type="time" office:time-value="PT03H51M10.947S" calcext:value-type="time">
            <text:p>03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81.33" calcext:value-type="float">
            <text:p>481.33</text:p>
          </table:table-cell>
          <table:table-cell office:value-type="float" office:value="598.75" calcext:value-type="float">
            <text:p>598.75</text:p>
          </table:table-cell>
        </table:table-row>
        <table:table-row table:style-name="ro1">
          <table:table-cell office:value-type="float" office:value="13886947" calcext:value-type="float">
            <text:p>13886947</text:p>
          </table:table-cell>
          <table:table-cell table:formula="of:=[.A870]/1000/(60*60*24)" office:value-type="time" office:time-value="PT03H51M26.947S" calcext:value-type="time">
            <text:p>03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81.87" calcext:value-type="float">
            <text:p>481.87</text:p>
          </table:table-cell>
          <table:table-cell office:value-type="float" office:value="599.4" calcext:value-type="float">
            <text:p>599.4</text:p>
          </table:table-cell>
        </table:table-row>
        <table:table-row table:style-name="ro1">
          <table:table-cell office:value-type="float" office:value="13902947" calcext:value-type="float">
            <text:p>13902947</text:p>
          </table:table-cell>
          <table:table-cell table:formula="of:=[.A871]/1000/(60*60*24)" office:value-type="time" office:time-value="PT03H51M42.947S" calcext:value-type="time">
            <text:p>03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82.41" calcext:value-type="float">
            <text:p>482.41</text:p>
          </table:table-cell>
          <table:table-cell office:value-type="float" office:value="600.06" calcext:value-type="float">
            <text:p>600.06</text:p>
          </table:table-cell>
        </table:table-row>
        <table:table-row table:style-name="ro1">
          <table:table-cell office:value-type="float" office:value="13918947" calcext:value-type="float">
            <text:p>13918947</text:p>
          </table:table-cell>
          <table:table-cell table:formula="of:=[.A872]/1000/(60*60*24)" office:value-type="time" office:time-value="PT03H51M58.947S" calcext:value-type="time">
            <text:p>03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82.95" calcext:value-type="float">
            <text:p>482.95</text:p>
          </table:table-cell>
          <table:table-cell office:value-type="float" office:value="600.71" calcext:value-type="float">
            <text:p>600.71</text:p>
          </table:table-cell>
        </table:table-row>
        <table:table-row table:style-name="ro1">
          <table:table-cell office:value-type="float" office:value="13934947" calcext:value-type="float">
            <text:p>13934947</text:p>
          </table:table-cell>
          <table:table-cell table:formula="of:=[.A873]/1000/(60*60*24)" office:value-type="time" office:time-value="PT03H52M14.947S" calcext:value-type="time">
            <text:p>03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83.5" calcext:value-type="float">
            <text:p>483.5</text:p>
          </table:table-cell>
          <table:table-cell office:value-type="float" office:value="601.36" calcext:value-type="float">
            <text:p>601.36</text:p>
          </table:table-cell>
        </table:table-row>
        <table:table-row table:style-name="ro1">
          <table:table-cell office:value-type="float" office:value="13950947" calcext:value-type="float">
            <text:p>13950947</text:p>
          </table:table-cell>
          <table:table-cell table:formula="of:=[.A874]/1000/(60*60*24)" office:value-type="time" office:time-value="PT03H52M30.947S" calcext:value-type="time">
            <text:p>03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84.04" calcext:value-type="float">
            <text:p>484.04</text:p>
          </table:table-cell>
          <table:table-cell office:value-type="float" office:value="602.01" calcext:value-type="float">
            <text:p>602.01</text:p>
          </table:table-cell>
        </table:table-row>
        <table:table-row table:style-name="ro1">
          <table:table-cell office:value-type="float" office:value="13966947" calcext:value-type="float">
            <text:p>13966947</text:p>
          </table:table-cell>
          <table:table-cell table:formula="of:=[.A875]/1000/(60*60*24)" office:value-type="time" office:time-value="PT03H52M46.947S" calcext:value-type="time">
            <text:p>03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84.58" calcext:value-type="float">
            <text:p>484.58</text:p>
          </table:table-cell>
          <table:table-cell office:value-type="float" office:value="602.67" calcext:value-type="float">
            <text:p>602.67</text:p>
          </table:table-cell>
        </table:table-row>
        <table:table-row table:style-name="ro1">
          <table:table-cell office:value-type="float" office:value="13982947" calcext:value-type="float">
            <text:p>13982947</text:p>
          </table:table-cell>
          <table:table-cell table:formula="of:=[.A876]/1000/(60*60*24)" office:value-type="time" office:time-value="PT03H53M02.947S" calcext:value-type="time">
            <text:p>03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85.12" calcext:value-type="float">
            <text:p>485.12</text:p>
          </table:table-cell>
          <table:table-cell office:value-type="float" office:value="603.32" calcext:value-type="float">
            <text:p>603.32</text:p>
          </table:table-cell>
        </table:table-row>
        <table:table-row table:style-name="ro1">
          <table:table-cell office:value-type="float" office:value="13998947" calcext:value-type="float">
            <text:p>13998947</text:p>
          </table:table-cell>
          <table:table-cell table:formula="of:=[.A877]/1000/(60*60*24)" office:value-type="time" office:time-value="PT03H53M18.947S" calcext:value-type="time">
            <text:p>03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85.66" calcext:value-type="float">
            <text:p>485.66</text:p>
          </table:table-cell>
          <table:table-cell office:value-type="float" office:value="603.97" calcext:value-type="float">
            <text:p>603.97</text:p>
          </table:table-cell>
        </table:table-row>
        <table:table-row table:style-name="ro1">
          <table:table-cell office:value-type="float" office:value="14014947" calcext:value-type="float">
            <text:p>14014947</text:p>
          </table:table-cell>
          <table:table-cell table:formula="of:=[.A878]/1000/(60*60*24)" office:value-type="time" office:time-value="PT03H53M34.947S" calcext:value-type="time">
            <text:p>03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86.2" calcext:value-type="float">
            <text:p>486.2</text:p>
          </table:table-cell>
          <table:table-cell office:value-type="float" office:value="604.62" calcext:value-type="float">
            <text:p>604.62</text:p>
          </table:table-cell>
        </table:table-row>
        <table:table-row table:style-name="ro1">
          <table:table-cell office:value-type="float" office:value="14030947" calcext:value-type="float">
            <text:p>14030947</text:p>
          </table:table-cell>
          <table:table-cell table:formula="of:=[.A879]/1000/(60*60*24)" office:value-type="time" office:time-value="PT03H53M50.947S" calcext:value-type="time">
            <text:p>03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86.74" calcext:value-type="float">
            <text:p>486.74</text:p>
          </table:table-cell>
          <table:table-cell office:value-type="float" office:value="605.28" calcext:value-type="float">
            <text:p>605.28</text:p>
          </table:table-cell>
        </table:table-row>
        <table:table-row table:style-name="ro1">
          <table:table-cell office:value-type="float" office:value="14046947" calcext:value-type="float">
            <text:p>14046947</text:p>
          </table:table-cell>
          <table:table-cell table:formula="of:=[.A880]/1000/(60*60*24)" office:value-type="time" office:time-value="PT03H54M06.947S" calcext:value-type="time">
            <text:p>03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87.28" calcext:value-type="float">
            <text:p>487.28</text:p>
          </table:table-cell>
          <table:table-cell office:value-type="float" office:value="605.93" calcext:value-type="float">
            <text:p>605.93</text:p>
          </table:table-cell>
        </table:table-row>
        <table:table-row table:style-name="ro1">
          <table:table-cell office:value-type="float" office:value="14062947" calcext:value-type="float">
            <text:p>14062947</text:p>
          </table:table-cell>
          <table:table-cell table:formula="of:=[.A881]/1000/(60*60*24)" office:value-type="time" office:time-value="PT03H54M22.947S" calcext:value-type="time">
            <text:p>03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87.81" calcext:value-type="float">
            <text:p>487.81</text:p>
          </table:table-cell>
          <table:table-cell office:value-type="float" office:value="606.58" calcext:value-type="float">
            <text:p>606.58</text:p>
          </table:table-cell>
        </table:table-row>
        <table:table-row table:style-name="ro1">
          <table:table-cell office:value-type="float" office:value="14078947" calcext:value-type="float">
            <text:p>14078947</text:p>
          </table:table-cell>
          <table:table-cell table:formula="of:=[.A882]/1000/(60*60*24)" office:value-type="time" office:time-value="PT03H54M38.947S" calcext:value-type="time">
            <text:p>03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88.35" calcext:value-type="float">
            <text:p>488.35</text:p>
          </table:table-cell>
          <table:table-cell office:value-type="float" office:value="607.23" calcext:value-type="float">
            <text:p>607.23</text:p>
          </table:table-cell>
        </table:table-row>
        <table:table-row table:style-name="ro1">
          <table:table-cell office:value-type="float" office:value="14094947" calcext:value-type="float">
            <text:p>14094947</text:p>
          </table:table-cell>
          <table:table-cell table:formula="of:=[.A883]/1000/(60*60*24)" office:value-type="time" office:time-value="PT03H54M54.947S" calcext:value-type="time">
            <text:p>03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88.89" calcext:value-type="float">
            <text:p>488.89</text:p>
          </table:table-cell>
          <table:table-cell office:value-type="float" office:value="607.89" calcext:value-type="float">
            <text:p>607.89</text:p>
          </table:table-cell>
        </table:table-row>
        <table:table-row table:style-name="ro1">
          <table:table-cell office:value-type="float" office:value="14110947" calcext:value-type="float">
            <text:p>14110947</text:p>
          </table:table-cell>
          <table:table-cell table:formula="of:=[.A884]/1000/(60*60*24)" office:value-type="time" office:time-value="PT03H55M10.947S" calcext:value-type="time">
            <text:p>03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89.43" calcext:value-type="float">
            <text:p>489.43</text:p>
          </table:table-cell>
          <table:table-cell office:value-type="float" office:value="608.54" calcext:value-type="float">
            <text:p>608.54</text:p>
          </table:table-cell>
        </table:table-row>
        <table:table-row table:style-name="ro1">
          <table:table-cell office:value-type="float" office:value="14126947" calcext:value-type="float">
            <text:p>14126947</text:p>
          </table:table-cell>
          <table:table-cell table:formula="of:=[.A885]/1000/(60*60*24)" office:value-type="time" office:time-value="PT03H55M26.947S" calcext:value-type="time">
            <text:p>03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89.97" calcext:value-type="float">
            <text:p>489.97</text:p>
          </table:table-cell>
          <table:table-cell office:value-type="float" office:value="609.19" calcext:value-type="float">
            <text:p>609.19</text:p>
          </table:table-cell>
        </table:table-row>
        <table:table-row table:style-name="ro1">
          <table:table-cell office:value-type="float" office:value="14142947" calcext:value-type="float">
            <text:p>14142947</text:p>
          </table:table-cell>
          <table:table-cell table:formula="of:=[.A886]/1000/(60*60*24)" office:value-type="time" office:time-value="PT03H55M42.947S" calcext:value-type="time">
            <text:p>03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90.51" calcext:value-type="float">
            <text:p>490.51</text:p>
          </table:table-cell>
          <table:table-cell office:value-type="float" office:value="609.84" calcext:value-type="float">
            <text:p>609.84</text:p>
          </table:table-cell>
        </table:table-row>
        <table:table-row table:style-name="ro1">
          <table:table-cell office:value-type="float" office:value="14158947" calcext:value-type="float">
            <text:p>14158947</text:p>
          </table:table-cell>
          <table:table-cell table:formula="of:=[.A887]/1000/(60*60*24)" office:value-type="time" office:time-value="PT03H55M58.947S" calcext:value-type="time">
            <text:p>03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91.05" calcext:value-type="float">
            <text:p>491.05</text:p>
          </table:table-cell>
          <table:table-cell office:value-type="float" office:value="610.49" calcext:value-type="float">
            <text:p>610.49</text:p>
          </table:table-cell>
        </table:table-row>
        <table:table-row table:style-name="ro1">
          <table:table-cell office:value-type="float" office:value="14174947" calcext:value-type="float">
            <text:p>14174947</text:p>
          </table:table-cell>
          <table:table-cell table:formula="of:=[.A888]/1000/(60*60*24)" office:value-type="time" office:time-value="PT03H56M14.947S" calcext:value-type="time">
            <text:p>03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91.59" calcext:value-type="float">
            <text:p>491.59</text:p>
          </table:table-cell>
          <table:table-cell office:value-type="float" office:value="611.14" calcext:value-type="float">
            <text:p>611.14</text:p>
          </table:table-cell>
        </table:table-row>
        <table:table-row table:style-name="ro1">
          <table:table-cell office:value-type="float" office:value="14190947" calcext:value-type="float">
            <text:p>14190947</text:p>
          </table:table-cell>
          <table:table-cell table:formula="of:=[.A889]/1000/(60*60*24)" office:value-type="time" office:time-value="PT03H56M30.947S" calcext:value-type="time">
            <text:p>03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92.13" calcext:value-type="float">
            <text:p>492.13</text:p>
          </table:table-cell>
          <table:table-cell office:value-type="float" office:value="611.79" calcext:value-type="float">
            <text:p>611.79</text:p>
          </table:table-cell>
        </table:table-row>
        <table:table-row table:style-name="ro1">
          <table:table-cell office:value-type="float" office:value="14206947" calcext:value-type="float">
            <text:p>14206947</text:p>
          </table:table-cell>
          <table:table-cell table:formula="of:=[.A890]/1000/(60*60*24)" office:value-type="time" office:time-value="PT03H56M46.947S" calcext:value-type="time">
            <text:p>03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92.67" calcext:value-type="float">
            <text:p>492.67</text:p>
          </table:table-cell>
          <table:table-cell office:value-type="float" office:value="612.45" calcext:value-type="float">
            <text:p>612.45</text:p>
          </table:table-cell>
        </table:table-row>
        <table:table-row table:style-name="ro1">
          <table:table-cell office:value-type="float" office:value="14222947" calcext:value-type="float">
            <text:p>14222947</text:p>
          </table:table-cell>
          <table:table-cell table:formula="of:=[.A891]/1000/(60*60*24)" office:value-type="time" office:time-value="PT03H57M02.947S" calcext:value-type="time">
            <text:p>03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93.21" calcext:value-type="float">
            <text:p>493.21</text:p>
          </table:table-cell>
          <table:table-cell office:value-type="float" office:value="613.1" calcext:value-type="float">
            <text:p>613.1</text:p>
          </table:table-cell>
        </table:table-row>
        <table:table-row table:style-name="ro1">
          <table:table-cell office:value-type="float" office:value="14238947" calcext:value-type="float">
            <text:p>14238947</text:p>
          </table:table-cell>
          <table:table-cell table:formula="of:=[.A892]/1000/(60*60*24)" office:value-type="time" office:time-value="PT03H57M18.947S" calcext:value-type="time">
            <text:p>03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93.75" calcext:value-type="float">
            <text:p>493.75</text:p>
          </table:table-cell>
          <table:table-cell office:value-type="float" office:value="613.75" calcext:value-type="float">
            <text:p>613.75</text:p>
          </table:table-cell>
        </table:table-row>
        <table:table-row table:style-name="ro1">
          <table:table-cell office:value-type="float" office:value="14254947" calcext:value-type="float">
            <text:p>14254947</text:p>
          </table:table-cell>
          <table:table-cell table:formula="of:=[.A893]/1000/(60*60*24)" office:value-type="time" office:time-value="PT03H57M34.947S" calcext:value-type="time">
            <text:p>03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94.29" calcext:value-type="float">
            <text:p>494.29</text:p>
          </table:table-cell>
          <table:table-cell office:value-type="float" office:value="614.4" calcext:value-type="float">
            <text:p>614.4</text:p>
          </table:table-cell>
        </table:table-row>
        <table:table-row table:style-name="ro1">
          <table:table-cell office:value-type="float" office:value="14270947" calcext:value-type="float">
            <text:p>14270947</text:p>
          </table:table-cell>
          <table:table-cell table:formula="of:=[.A894]/1000/(60*60*24)" office:value-type="time" office:time-value="PT03H57M50.947S" calcext:value-type="time">
            <text:p>03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94.83" calcext:value-type="float">
            <text:p>494.83</text:p>
          </table:table-cell>
          <table:table-cell office:value-type="float" office:value="615.05" calcext:value-type="float">
            <text:p>615.05</text:p>
          </table:table-cell>
        </table:table-row>
        <table:table-row table:style-name="ro1">
          <table:table-cell office:value-type="float" office:value="14286947" calcext:value-type="float">
            <text:p>14286947</text:p>
          </table:table-cell>
          <table:table-cell table:formula="of:=[.A895]/1000/(60*60*24)" office:value-type="time" office:time-value="PT03H58M06.947S" calcext:value-type="time">
            <text:p>03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95.37" calcext:value-type="float">
            <text:p>495.37</text:p>
          </table:table-cell>
          <table:table-cell office:value-type="float" office:value="615.7" calcext:value-type="float">
            <text:p>615.7</text:p>
          </table:table-cell>
        </table:table-row>
        <table:table-row table:style-name="ro1">
          <table:table-cell office:value-type="float" office:value="14302947" calcext:value-type="float">
            <text:p>14302947</text:p>
          </table:table-cell>
          <table:table-cell table:formula="of:=[.A896]/1000/(60*60*24)" office:value-type="time" office:time-value="PT03H58M22.947S" calcext:value-type="time">
            <text:p>03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5.9" calcext:value-type="float">
            <text:p>495.9</text:p>
          </table:table-cell>
          <table:table-cell office:value-type="float" office:value="616.35" calcext:value-type="float">
            <text:p>616.35</text:p>
          </table:table-cell>
        </table:table-row>
        <table:table-row table:style-name="ro1">
          <table:table-cell office:value-type="float" office:value="14318947" calcext:value-type="float">
            <text:p>14318947</text:p>
          </table:table-cell>
          <table:table-cell table:formula="of:=[.A897]/1000/(60*60*24)" office:value-type="time" office:time-value="PT03H58M38.947S" calcext:value-type="time">
            <text:p>03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96.44" calcext:value-type="float">
            <text:p>496.4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4334947" calcext:value-type="float">
            <text:p>14334947</text:p>
          </table:table-cell>
          <table:table-cell table:formula="of:=[.A898]/1000/(60*60*24)" office:value-type="time" office:time-value="PT03H58M54.947S" calcext:value-type="time">
            <text:p>03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96.98" calcext:value-type="float">
            <text:p>496.98</text:p>
          </table:table-cell>
          <table:table-cell office:value-type="float" office:value="617.65" calcext:value-type="float">
            <text:p>617.65</text:p>
          </table:table-cell>
        </table:table-row>
        <table:table-row table:style-name="ro1">
          <table:table-cell office:value-type="float" office:value="14350947" calcext:value-type="float">
            <text:p>14350947</text:p>
          </table:table-cell>
          <table:table-cell table:formula="of:=[.A899]/1000/(60*60*24)" office:value-type="time" office:time-value="PT03H59M10.947S" calcext:value-type="time">
            <text:p>03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97.52" calcext:value-type="float">
            <text:p>497.52</text:p>
          </table:table-cell>
          <table:table-cell office:value-type="float" office:value="618.3" calcext:value-type="float">
            <text:p>618.3</text:p>
          </table:table-cell>
        </table:table-row>
        <table:table-row table:style-name="ro1">
          <table:table-cell office:value-type="float" office:value="14366947" calcext:value-type="float">
            <text:p>14366947</text:p>
          </table:table-cell>
          <table:table-cell table:formula="of:=[.A900]/1000/(60*60*24)" office:value-type="time" office:time-value="PT03H59M26.947S" calcext:value-type="time">
            <text:p>03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8.06" calcext:value-type="float">
            <text:p>498.06</text:p>
          </table:table-cell>
          <table:table-cell office:value-type="float" office:value="618.95" calcext:value-type="float">
            <text:p>618.95</text:p>
          </table:table-cell>
        </table:table-row>
        <table:table-row table:style-name="ro1">
          <table:table-cell office:value-type="float" office:value="14382947" calcext:value-type="float">
            <text:p>14382947</text:p>
          </table:table-cell>
          <table:table-cell table:formula="of:=[.A901]/1000/(60*60*24)" office:value-type="time" office:time-value="PT03H59M42.947S" calcext:value-type="time">
            <text:p>03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8.6" calcext:value-type="float">
            <text:p>498.6</text:p>
          </table:table-cell>
          <table:table-cell office:value-type="float" office:value="619.6" calcext:value-type="float">
            <text:p>619.6</text:p>
          </table:table-cell>
        </table:table-row>
        <table:table-row table:style-name="ro1">
          <table:table-cell office:value-type="float" office:value="14398947" calcext:value-type="float">
            <text:p>14398947</text:p>
          </table:table-cell>
          <table:table-cell table:formula="of:=[.A902]/1000/(60*60*24)" office:value-type="time" office:time-value="PT03H59M58.947S" calcext:value-type="time">
            <text:p>03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9.14" calcext:value-type="float">
            <text:p>499.14</text:p>
          </table:table-cell>
          <table:table-cell office:value-type="float" office:value="620.24" calcext:value-type="float">
            <text:p>620.24</text:p>
          </table:table-cell>
        </table:table-row>
        <table:table-row table:style-name="ro1">
          <table:table-cell office:value-type="float" office:value="14414947" calcext:value-type="float">
            <text:p>14414947</text:p>
          </table:table-cell>
          <table:table-cell table:formula="of:=[.A903]/1000/(60*60*24)" office:value-type="time" office:time-value="PT04H00M14.947S" calcext:value-type="time">
            <text:p>04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9.67" calcext:value-type="float">
            <text:p>499.67</text:p>
          </table:table-cell>
          <table:table-cell office:value-type="float" office:value="620.89" calcext:value-type="float">
            <text:p>620.89</text:p>
          </table:table-cell>
        </table:table-row>
        <table:table-row table:style-name="ro1">
          <table:table-cell office:value-type="float" office:value="14430947" calcext:value-type="float">
            <text:p>14430947</text:p>
          </table:table-cell>
          <table:table-cell table:formula="of:=[.A904]/1000/(60*60*24)" office:value-type="time" office:time-value="PT04H00M30.947S" calcext:value-type="time">
            <text:p>04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0.21" calcext:value-type="float">
            <text:p>500.21</text:p>
          </table:table-cell>
          <table:table-cell office:value-type="float" office:value="621.54" calcext:value-type="float">
            <text:p>621.54</text:p>
          </table:table-cell>
        </table:table-row>
        <table:table-row table:style-name="ro1">
          <table:table-cell office:value-type="float" office:value="14446947" calcext:value-type="float">
            <text:p>14446947</text:p>
          </table:table-cell>
          <table:table-cell table:formula="of:=[.A905]/1000/(60*60*24)" office:value-type="time" office:time-value="PT04H00M46.947S" calcext:value-type="time">
            <text:p>04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0.75" calcext:value-type="float">
            <text:p>500.75</text:p>
          </table:table-cell>
          <table:table-cell office:value-type="float" office:value="622.19" calcext:value-type="float">
            <text:p>622.19</text:p>
          </table:table-cell>
        </table:table-row>
        <table:table-row table:style-name="ro1">
          <table:table-cell office:value-type="float" office:value="14462947" calcext:value-type="float">
            <text:p>14462947</text:p>
          </table:table-cell>
          <table:table-cell table:formula="of:=[.A906]/1000/(60*60*24)" office:value-type="time" office:time-value="PT04H01M02.947S" calcext:value-type="time">
            <text:p>04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01.29" calcext:value-type="float">
            <text:p>501.29</text:p>
          </table:table-cell>
          <table:table-cell office:value-type="float" office:value="622.84" calcext:value-type="float">
            <text:p>622.84</text:p>
          </table:table-cell>
        </table:table-row>
        <table:table-row table:style-name="ro1">
          <table:table-cell office:value-type="float" office:value="14478947" calcext:value-type="float">
            <text:p>14478947</text:p>
          </table:table-cell>
          <table:table-cell table:formula="of:=[.A907]/1000/(60*60*24)" office:value-type="time" office:time-value="PT04H01M18.947S" calcext:value-type="time">
            <text:p>04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1.83" calcext:value-type="float">
            <text:p>501.83</text:p>
          </table:table-cell>
          <table:table-cell office:value-type="float" office:value="623.49" calcext:value-type="float">
            <text:p>623.49</text:p>
          </table:table-cell>
        </table:table-row>
        <table:table-row table:style-name="ro1">
          <table:table-cell office:value-type="float" office:value="14494947" calcext:value-type="float">
            <text:p>14494947</text:p>
          </table:table-cell>
          <table:table-cell table:formula="of:=[.A908]/1000/(60*60*24)" office:value-type="time" office:time-value="PT04H01M34.947S" calcext:value-type="time">
            <text:p>04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2.37" calcext:value-type="float">
            <text:p>502.37</text:p>
          </table:table-cell>
          <table:table-cell office:value-type="float" office:value="624.14" calcext:value-type="float">
            <text:p>624.14</text:p>
          </table:table-cell>
        </table:table-row>
        <table:table-row table:style-name="ro1">
          <table:table-cell office:value-type="float" office:value="14510947" calcext:value-type="float">
            <text:p>14510947</text:p>
          </table:table-cell>
          <table:table-cell table:formula="of:=[.A909]/1000/(60*60*24)" office:value-type="time" office:time-value="PT04H01M50.947S" calcext:value-type="time">
            <text:p>04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2.9" calcext:value-type="float">
            <text:p>502.9</text:p>
          </table:table-cell>
          <table:table-cell office:value-type="float" office:value="624.78" calcext:value-type="float">
            <text:p>624.78</text:p>
          </table:table-cell>
        </table:table-row>
        <table:table-row table:style-name="ro1">
          <table:table-cell office:value-type="float" office:value="14526947" calcext:value-type="float">
            <text:p>14526947</text:p>
          </table:table-cell>
          <table:table-cell table:formula="of:=[.A910]/1000/(60*60*24)" office:value-type="time" office:time-value="PT04H02M06.947S" calcext:value-type="time">
            <text:p>04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3.44" calcext:value-type="float">
            <text:p>503.44</text:p>
          </table:table-cell>
          <table:table-cell office:value-type="float" office:value="625.43" calcext:value-type="float">
            <text:p>625.43</text:p>
          </table:table-cell>
        </table:table-row>
        <table:table-row table:style-name="ro1">
          <table:table-cell office:value-type="float" office:value="14542946" calcext:value-type="float">
            <text:p>14542946</text:p>
          </table:table-cell>
          <table:table-cell table:formula="of:=[.A911]/1000/(60*60*24)" office:value-type="time" office:time-value="PT04H02M22.946S" calcext:value-type="time">
            <text:p>04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3.98" calcext:value-type="float">
            <text:p>503.98</text:p>
          </table:table-cell>
          <table:table-cell office:value-type="float" office:value="626.08" calcext:value-type="float">
            <text:p>626.08</text:p>
          </table:table-cell>
        </table:table-row>
        <table:table-row table:style-name="ro1">
          <table:table-cell office:value-type="float" office:value="14558947" calcext:value-type="float">
            <text:p>14558947</text:p>
          </table:table-cell>
          <table:table-cell table:formula="of:=[.A912]/1000/(60*60*24)" office:value-type="time" office:time-value="PT04H02M38.947S" calcext:value-type="time">
            <text:p>04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4.52" calcext:value-type="float">
            <text:p>504.52</text:p>
          </table:table-cell>
          <table:table-cell office:value-type="float" office:value="626.73" calcext:value-type="float">
            <text:p>626.73</text:p>
          </table:table-cell>
        </table:table-row>
        <table:table-row table:style-name="ro1">
          <table:table-cell office:value-type="float" office:value="14574947" calcext:value-type="float">
            <text:p>14574947</text:p>
          </table:table-cell>
          <table:table-cell table:formula="of:=[.A913]/1000/(60*60*24)" office:value-type="time" office:time-value="PT04H02M54.947S" calcext:value-type="time">
            <text:p>04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5.06" calcext:value-type="float">
            <text:p>505.06</text:p>
          </table:table-cell>
          <table:table-cell office:value-type="float" office:value="627.38" calcext:value-type="float">
            <text:p>627.38</text:p>
          </table:table-cell>
        </table:table-row>
        <table:table-row table:style-name="ro1">
          <table:table-cell office:value-type="float" office:value="14590947" calcext:value-type="float">
            <text:p>14590947</text:p>
          </table:table-cell>
          <table:table-cell table:formula="of:=[.A914]/1000/(60*60*24)" office:value-type="time" office:time-value="PT04H03M10.947S" calcext:value-type="time">
            <text:p>04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5.59" calcext:value-type="float">
            <text:p>505.59</text:p>
          </table:table-cell>
          <table:table-cell office:value-type="float" office:value="628.02" calcext:value-type="float">
            <text:p>628.02</text:p>
          </table:table-cell>
        </table:table-row>
        <table:table-row table:style-name="ro1">
          <table:table-cell office:value-type="float" office:value="14606947" calcext:value-type="float">
            <text:p>14606947</text:p>
          </table:table-cell>
          <table:table-cell table:formula="of:=[.A915]/1000/(60*60*24)" office:value-type="time" office:time-value="PT04H03M26.947S" calcext:value-type="time">
            <text:p>04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6.13" calcext:value-type="float">
            <text:p>506.13</text:p>
          </table:table-cell>
          <table:table-cell office:value-type="float" office:value="628.67" calcext:value-type="float">
            <text:p>628.67</text:p>
          </table:table-cell>
        </table:table-row>
        <table:table-row table:style-name="ro1">
          <table:table-cell office:value-type="float" office:value="14622947" calcext:value-type="float">
            <text:p>14622947</text:p>
          </table:table-cell>
          <table:table-cell table:formula="of:=[.A916]/1000/(60*60*24)" office:value-type="time" office:time-value="PT04H03M42.947S" calcext:value-type="time">
            <text:p>04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6.67" calcext:value-type="float">
            <text:p>506.67</text:p>
          </table:table-cell>
          <table:table-cell office:value-type="float" office:value="629.32" calcext:value-type="float">
            <text:p>629.32</text:p>
          </table:table-cell>
        </table:table-row>
        <table:table-row table:style-name="ro1">
          <table:table-cell office:value-type="float" office:value="14638947" calcext:value-type="float">
            <text:p>14638947</text:p>
          </table:table-cell>
          <table:table-cell table:formula="of:=[.A917]/1000/(60*60*24)" office:value-type="time" office:time-value="PT04H03M58.947S" calcext:value-type="time">
            <text:p>04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7.21" calcext:value-type="float">
            <text:p>507.21</text:p>
          </table:table-cell>
          <table:table-cell office:value-type="float" office:value="629.97" calcext:value-type="float">
            <text:p>629.97</text:p>
          </table:table-cell>
        </table:table-row>
        <table:table-row table:style-name="ro1">
          <table:table-cell office:value-type="float" office:value="14654947" calcext:value-type="float">
            <text:p>14654947</text:p>
          </table:table-cell>
          <table:table-cell table:formula="of:=[.A918]/1000/(60*60*24)" office:value-type="time" office:time-value="PT04H04M14.947S" calcext:value-type="time">
            <text:p>04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7.74" calcext:value-type="float">
            <text:p>507.74</text:p>
          </table:table-cell>
          <table:table-cell office:value-type="float" office:value="630.61" calcext:value-type="float">
            <text:p>630.61</text:p>
          </table:table-cell>
        </table:table-row>
        <table:table-row table:style-name="ro1">
          <table:table-cell office:value-type="float" office:value="14670947" calcext:value-type="float">
            <text:p>14670947</text:p>
          </table:table-cell>
          <table:table-cell table:formula="of:=[.A919]/1000/(60*60*24)" office:value-type="time" office:time-value="PT04H04M30.947S" calcext:value-type="time">
            <text:p>04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08.28" calcext:value-type="float">
            <text:p>508.28</text:p>
          </table:table-cell>
          <table:table-cell office:value-type="float" office:value="631.26" calcext:value-type="float">
            <text:p>631.26</text:p>
          </table:table-cell>
        </table:table-row>
        <table:table-row table:style-name="ro1">
          <table:table-cell office:value-type="float" office:value="14686947" calcext:value-type="float">
            <text:p>14686947</text:p>
          </table:table-cell>
          <table:table-cell table:formula="of:=[.A920]/1000/(60*60*24)" office:value-type="time" office:time-value="PT04H04M46.947S" calcext:value-type="time">
            <text:p>04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08.82" calcext:value-type="float">
            <text:p>508.82</text:p>
          </table:table-cell>
          <table:table-cell office:value-type="float" office:value="631.91" calcext:value-type="float">
            <text:p>631.91</text:p>
          </table:table-cell>
        </table:table-row>
        <table:table-row table:style-name="ro1">
          <table:table-cell office:value-type="float" office:value="14702947" calcext:value-type="float">
            <text:p>14702947</text:p>
          </table:table-cell>
          <table:table-cell table:formula="of:=[.A921]/1000/(60*60*24)" office:value-type="time" office:time-value="PT04H05M02.947S" calcext:value-type="time">
            <text:p>04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09.36" calcext:value-type="float">
            <text:p>509.36</text:p>
          </table:table-cell>
          <table:table-cell office:value-type="float" office:value="632.56" calcext:value-type="float">
            <text:p>632.56</text:p>
          </table:table-cell>
        </table:table-row>
        <table:table-row table:style-name="ro1">
          <table:table-cell office:value-type="float" office:value="14718947" calcext:value-type="float">
            <text:p>14718947</text:p>
          </table:table-cell>
          <table:table-cell table:formula="of:=[.A922]/1000/(60*60*24)" office:value-type="time" office:time-value="PT04H05M18.947S" calcext:value-type="time">
            <text:p>04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09.89" calcext:value-type="float">
            <text:p>509.89</text:p>
          </table:table-cell>
          <table:table-cell office:value-type="float" office:value="633.2" calcext:value-type="float">
            <text:p>633.2</text:p>
          </table:table-cell>
        </table:table-row>
        <table:table-row table:style-name="ro1">
          <table:table-cell office:value-type="float" office:value="14734947" calcext:value-type="float">
            <text:p>14734947</text:p>
          </table:table-cell>
          <table:table-cell table:formula="of:=[.A923]/1000/(60*60*24)" office:value-type="time" office:time-value="PT04H05M34.947S" calcext:value-type="time">
            <text:p>04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0.43" calcext:value-type="float">
            <text:p>510.43</text:p>
          </table:table-cell>
          <table:table-cell office:value-type="float" office:value="633.85" calcext:value-type="float">
            <text:p>633.85</text:p>
          </table:table-cell>
        </table:table-row>
        <table:table-row table:style-name="ro1">
          <table:table-cell office:value-type="float" office:value="14750947" calcext:value-type="float">
            <text:p>14750947</text:p>
          </table:table-cell>
          <table:table-cell table:formula="of:=[.A924]/1000/(60*60*24)" office:value-type="time" office:time-value="PT04H05M50.947S" calcext:value-type="time">
            <text:p>04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0.97" calcext:value-type="float">
            <text:p>510.97</text:p>
          </table:table-cell>
          <table:table-cell office:value-type="float" office:value="634.5" calcext:value-type="float">
            <text:p>634.5</text:p>
          </table:table-cell>
        </table:table-row>
        <table:table-row table:style-name="ro1">
          <table:table-cell office:value-type="float" office:value="14766947" calcext:value-type="float">
            <text:p>14766947</text:p>
          </table:table-cell>
          <table:table-cell table:formula="of:=[.A925]/1000/(60*60*24)" office:value-type="time" office:time-value="PT04H06M06.947S" calcext:value-type="time">
            <text:p>04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11.51" calcext:value-type="float">
            <text:p>511.51</text:p>
          </table:table-cell>
          <table:table-cell office:value-type="float" office:value="635.14" calcext:value-type="float">
            <text:p>635.14</text:p>
          </table:table-cell>
        </table:table-row>
        <table:table-row table:style-name="ro1">
          <table:table-cell office:value-type="float" office:value="14782947" calcext:value-type="float">
            <text:p>14782947</text:p>
          </table:table-cell>
          <table:table-cell table:formula="of:=[.A926]/1000/(60*60*24)" office:value-type="time" office:time-value="PT04H06M22.947S" calcext:value-type="time">
            <text:p>04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2.04" calcext:value-type="float">
            <text:p>512.04</text:p>
          </table:table-cell>
          <table:table-cell office:value-type="float" office:value="635.79" calcext:value-type="float">
            <text:p>635.79</text:p>
          </table:table-cell>
        </table:table-row>
        <table:table-row table:style-name="ro1">
          <table:table-cell office:value-type="float" office:value="14798947" calcext:value-type="float">
            <text:p>14798947</text:p>
          </table:table-cell>
          <table:table-cell table:formula="of:=[.A927]/1000/(60*60*24)" office:value-type="time" office:time-value="PT04H06M38.947S" calcext:value-type="time">
            <text:p>04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2.58" calcext:value-type="float">
            <text:p>512.58</text:p>
          </table:table-cell>
          <table:table-cell office:value-type="float" office:value="636.43" calcext:value-type="float">
            <text:p>636.43</text:p>
          </table:table-cell>
        </table:table-row>
        <table:table-row table:style-name="ro1">
          <table:table-cell office:value-type="float" office:value="14814947" calcext:value-type="float">
            <text:p>14814947</text:p>
          </table:table-cell>
          <table:table-cell table:formula="of:=[.A928]/1000/(60*60*24)" office:value-type="time" office:time-value="PT04H06M54.947S" calcext:value-type="time">
            <text:p>04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3.12" calcext:value-type="float">
            <text:p>513.12</text:p>
          </table:table-cell>
          <table:table-cell office:value-type="float" office:value="637.08" calcext:value-type="float">
            <text:p>637.08</text:p>
          </table:table-cell>
        </table:table-row>
        <table:table-row table:style-name="ro1">
          <table:table-cell office:value-type="float" office:value="14830947" calcext:value-type="float">
            <text:p>14830947</text:p>
          </table:table-cell>
          <table:table-cell table:formula="of:=[.A929]/1000/(60*60*24)" office:value-type="time" office:time-value="PT04H07M10.947S" calcext:value-type="time">
            <text:p>04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3.66" calcext:value-type="float">
            <text:p>513.66</text:p>
          </table:table-cell>
          <table:table-cell office:value-type="float" office:value="637.73" calcext:value-type="float">
            <text:p>637.73</text:p>
          </table:table-cell>
        </table:table-row>
        <table:table-row table:style-name="ro1">
          <table:table-cell office:value-type="float" office:value="14846947" calcext:value-type="float">
            <text:p>14846947</text:p>
          </table:table-cell>
          <table:table-cell table:formula="of:=[.A930]/1000/(60*60*24)" office:value-type="time" office:time-value="PT04H07M26.947S" calcext:value-type="time">
            <text:p>04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14.19" calcext:value-type="float">
            <text:p>514.19</text:p>
          </table:table-cell>
          <table:table-cell office:value-type="float" office:value="638.37" calcext:value-type="float">
            <text:p>638.37</text:p>
          </table:table-cell>
        </table:table-row>
        <table:table-row table:style-name="ro1">
          <table:table-cell office:value-type="float" office:value="14862947" calcext:value-type="float">
            <text:p>14862947</text:p>
          </table:table-cell>
          <table:table-cell table:formula="of:=[.A931]/1000/(60*60*24)" office:value-type="time" office:time-value="PT04H07M42.947S" calcext:value-type="time">
            <text:p>04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14.73" calcext:value-type="float">
            <text:p>514.73</text:p>
          </table:table-cell>
          <table:table-cell office:value-type="float" office:value="639.02" calcext:value-type="float">
            <text:p>639.02</text:p>
          </table:table-cell>
        </table:table-row>
        <table:table-row table:style-name="ro1">
          <table:table-cell office:value-type="float" office:value="14878947" calcext:value-type="float">
            <text:p>14878947</text:p>
          </table:table-cell>
          <table:table-cell table:formula="of:=[.A932]/1000/(60*60*24)" office:value-type="time" office:time-value="PT04H07M58.947S" calcext:value-type="time">
            <text:p>04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15.27" calcext:value-type="float">
            <text:p>515.27</text:p>
          </table:table-cell>
          <table:table-cell office:value-type="float" office:value="639.66" calcext:value-type="float">
            <text:p>639.66</text:p>
          </table:table-cell>
        </table:table-row>
        <table:table-row table:style-name="ro1">
          <table:table-cell office:value-type="float" office:value="14894947" calcext:value-type="float">
            <text:p>14894947</text:p>
          </table:table-cell>
          <table:table-cell table:formula="of:=[.A933]/1000/(60*60*24)" office:value-type="time" office:time-value="PT04H08M14.947S" calcext:value-type="time">
            <text:p>04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5.8" calcext:value-type="float">
            <text:p>515.8</text:p>
          </table:table-cell>
          <table:table-cell office:value-type="float" office:value="640.31" calcext:value-type="float">
            <text:p>640.31</text:p>
          </table:table-cell>
        </table:table-row>
        <table:table-row table:style-name="ro1">
          <table:table-cell office:value-type="float" office:value="14910947" calcext:value-type="float">
            <text:p>14910947</text:p>
          </table:table-cell>
          <table:table-cell table:formula="of:=[.A934]/1000/(60*60*24)" office:value-type="time" office:time-value="PT04H08M30.947S" calcext:value-type="time">
            <text:p>04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16.34" calcext:value-type="float">
            <text:p>516.34</text:p>
          </table:table-cell>
          <table:table-cell office:value-type="float" office:value="640.95" calcext:value-type="float">
            <text:p>640.95</text:p>
          </table:table-cell>
        </table:table-row>
        <table:table-row table:style-name="ro1">
          <table:table-cell office:value-type="float" office:value="14926947" calcext:value-type="float">
            <text:p>14926947</text:p>
          </table:table-cell>
          <table:table-cell table:formula="of:=[.A935]/1000/(60*60*24)" office:value-type="time" office:time-value="PT04H08M46.947S" calcext:value-type="time">
            <text:p>04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16.88" calcext:value-type="float">
            <text:p>516.88</text:p>
          </table:table-cell>
          <table:table-cell office:value-type="float" office:value="641.6" calcext:value-type="float">
            <text:p>641.6</text:p>
          </table:table-cell>
        </table:table-row>
        <table:table-row table:style-name="ro1">
          <table:table-cell office:value-type="float" office:value="14942947" calcext:value-type="float">
            <text:p>14942947</text:p>
          </table:table-cell>
          <table:table-cell table:formula="of:=[.A936]/1000/(60*60*24)" office:value-type="time" office:time-value="PT04H09M02.947S" calcext:value-type="time">
            <text:p>04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17.41" calcext:value-type="float">
            <text:p>517.41</text:p>
          </table:table-cell>
          <table:table-cell office:value-type="float" office:value="642.24" calcext:value-type="float">
            <text:p>642.24</text:p>
          </table:table-cell>
        </table:table-row>
        <table:table-row table:style-name="ro1">
          <table:table-cell office:value-type="float" office:value="14958947" calcext:value-type="float">
            <text:p>14958947</text:p>
          </table:table-cell>
          <table:table-cell table:formula="of:=[.A937]/1000/(60*60*24)" office:value-type="time" office:time-value="PT04H09M18.947S" calcext:value-type="time">
            <text:p>04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17.95" calcext:value-type="float">
            <text:p>517.95</text:p>
          </table:table-cell>
          <table:table-cell office:value-type="float" office:value="642.88" calcext:value-type="float">
            <text:p>642.88</text:p>
          </table:table-cell>
        </table:table-row>
        <table:table-row table:style-name="ro1">
          <table:table-cell office:value-type="float" office:value="14974947" calcext:value-type="float">
            <text:p>14974947</text:p>
          </table:table-cell>
          <table:table-cell table:formula="of:=[.A938]/1000/(60*60*24)" office:value-type="time" office:time-value="PT04H09M34.947S" calcext:value-type="time">
            <text:p>04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18.49" calcext:value-type="float">
            <text:p>518.49</text:p>
          </table:table-cell>
          <table:table-cell office:value-type="float" office:value="643.53" calcext:value-type="float">
            <text:p>643.53</text:p>
          </table:table-cell>
        </table:table-row>
        <table:table-row table:style-name="ro1">
          <table:table-cell office:value-type="float" office:value="14990947" calcext:value-type="float">
            <text:p>14990947</text:p>
          </table:table-cell>
          <table:table-cell table:formula="of:=[.A939]/1000/(60*60*24)" office:value-type="time" office:time-value="PT04H09M50.947S" calcext:value-type="time">
            <text:p>04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9.03" calcext:value-type="float">
            <text:p>519.03</text:p>
          </table:table-cell>
          <table:table-cell office:value-type="float" office:value="644.17" calcext:value-type="float">
            <text:p>644.17</text:p>
          </table:table-cell>
        </table:table-row>
        <table:table-row table:style-name="ro1">
          <table:table-cell office:value-type="float" office:value="15006947" calcext:value-type="float">
            <text:p>15006947</text:p>
          </table:table-cell>
          <table:table-cell table:formula="of:=[.A940]/1000/(60*60*24)" office:value-type="time" office:time-value="PT04H10M06.947S" calcext:value-type="time">
            <text:p>04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9.56" calcext:value-type="float">
            <text:p>519.56</text:p>
          </table:table-cell>
          <table:table-cell office:value-type="float" office:value="644.82" calcext:value-type="float">
            <text:p>644.82</text:p>
          </table:table-cell>
        </table:table-row>
        <table:table-row table:style-name="ro1">
          <table:table-cell office:value-type="float" office:value="15022947" calcext:value-type="float">
            <text:p>15022947</text:p>
          </table:table-cell>
          <table:table-cell table:formula="of:=[.A941]/1000/(60*60*24)" office:value-type="time" office:time-value="PT04H10M22.947S" calcext:value-type="time">
            <text:p>04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0.1" calcext:value-type="float">
            <text:p>520.1</text:p>
          </table:table-cell>
          <table:table-cell office:value-type="float" office:value="645.46" calcext:value-type="float">
            <text:p>645.46</text:p>
          </table:table-cell>
        </table:table-row>
        <table:table-row table:style-name="ro1">
          <table:table-cell office:value-type="float" office:value="15038947" calcext:value-type="float">
            <text:p>15038947</text:p>
          </table:table-cell>
          <table:table-cell table:formula="of:=[.A942]/1000/(60*60*24)" office:value-type="time" office:time-value="PT04H10M38.947S" calcext:value-type="time">
            <text:p>04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0.63" calcext:value-type="float">
            <text:p>520.63</text:p>
          </table:table-cell>
          <table:table-cell office:value-type="float" office:value="646.1" calcext:value-type="float">
            <text:p>646.1</text:p>
          </table:table-cell>
        </table:table-row>
        <table:table-row table:style-name="ro1">
          <table:table-cell office:value-type="float" office:value="15054947" calcext:value-type="float">
            <text:p>15054947</text:p>
          </table:table-cell>
          <table:table-cell table:formula="of:=[.A943]/1000/(60*60*24)" office:value-type="time" office:time-value="PT04H10M54.947S" calcext:value-type="time">
            <text:p>04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1.17" calcext:value-type="float">
            <text:p>521.17</text:p>
          </table:table-cell>
          <table:table-cell office:value-type="float" office:value="646.75" calcext:value-type="float">
            <text:p>646.75</text:p>
          </table:table-cell>
        </table:table-row>
        <table:table-row table:style-name="ro1">
          <table:table-cell office:value-type="float" office:value="15070947" calcext:value-type="float">
            <text:p>15070947</text:p>
          </table:table-cell>
          <table:table-cell table:formula="of:=[.A944]/1000/(60*60*24)" office:value-type="time" office:time-value="PT04H11M10.947S" calcext:value-type="time">
            <text:p>04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1.71" calcext:value-type="float">
            <text:p>521.71</text:p>
          </table:table-cell>
          <table:table-cell office:value-type="float" office:value="647.39" calcext:value-type="float">
            <text:p>647.39</text:p>
          </table:table-cell>
        </table:table-row>
        <table:table-row table:style-name="ro1">
          <table:table-cell office:value-type="float" office:value="15086947" calcext:value-type="float">
            <text:p>15086947</text:p>
          </table:table-cell>
          <table:table-cell table:formula="of:=[.A945]/1000/(60*60*24)" office:value-type="time" office:time-value="PT04H11M26.947S" calcext:value-type="time">
            <text:p>04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2.24" calcext:value-type="float">
            <text:p>522.24</text:p>
          </table:table-cell>
          <table:table-cell office:value-type="float" office:value="648.04" calcext:value-type="float">
            <text:p>648.04</text:p>
          </table:table-cell>
        </table:table-row>
        <table:table-row table:style-name="ro1">
          <table:table-cell office:value-type="float" office:value="15102947" calcext:value-type="float">
            <text:p>15102947</text:p>
          </table:table-cell>
          <table:table-cell table:formula="of:=[.A946]/1000/(60*60*24)" office:value-type="time" office:time-value="PT04H11M42.947S" calcext:value-type="time">
            <text:p>04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2.78" calcext:value-type="float">
            <text:p>522.78</text:p>
          </table:table-cell>
          <table:table-cell office:value-type="float" office:value="648.68" calcext:value-type="float">
            <text:p>648.68</text:p>
          </table:table-cell>
        </table:table-row>
        <table:table-row table:style-name="ro1">
          <table:table-cell office:value-type="float" office:value="15118947" calcext:value-type="float">
            <text:p>15118947</text:p>
          </table:table-cell>
          <table:table-cell table:formula="of:=[.A947]/1000/(60*60*24)" office:value-type="time" office:time-value="PT04H11M58.947S" calcext:value-type="time">
            <text:p>04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3.32" calcext:value-type="float">
            <text:p>523.32</text:p>
          </table:table-cell>
          <table:table-cell office:value-type="float" office:value="649.32" calcext:value-type="float">
            <text:p>649.32</text:p>
          </table:table-cell>
        </table:table-row>
        <table:table-row table:style-name="ro1">
          <table:table-cell office:value-type="float" office:value="15134947" calcext:value-type="float">
            <text:p>15134947</text:p>
          </table:table-cell>
          <table:table-cell table:formula="of:=[.A948]/1000/(60*60*24)" office:value-type="time" office:time-value="PT04H12M14.947S" calcext:value-type="time">
            <text:p>04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3.85" calcext:value-type="float">
            <text:p>523.85</text:p>
          </table:table-cell>
          <table:table-cell office:value-type="float" office:value="649.97" calcext:value-type="float">
            <text:p>649.97</text:p>
          </table:table-cell>
        </table:table-row>
        <table:table-row table:style-name="ro1">
          <table:table-cell office:value-type="float" office:value="15150947" calcext:value-type="float">
            <text:p>15150947</text:p>
          </table:table-cell>
          <table:table-cell table:formula="of:=[.A949]/1000/(60*60*24)" office:value-type="time" office:time-value="PT04H12M30.947S" calcext:value-type="time">
            <text:p>04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4.39" calcext:value-type="float">
            <text:p>524.39</text:p>
          </table:table-cell>
          <table:table-cell office:value-type="float" office:value="650.61" calcext:value-type="float">
            <text:p>650.61</text:p>
          </table:table-cell>
        </table:table-row>
        <table:table-row table:style-name="ro1">
          <table:table-cell office:value-type="float" office:value="15166947" calcext:value-type="float">
            <text:p>15166947</text:p>
          </table:table-cell>
          <table:table-cell table:formula="of:=[.A950]/1000/(60*60*24)" office:value-type="time" office:time-value="PT04H12M46.947S" calcext:value-type="time">
            <text:p>04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4.92" calcext:value-type="float">
            <text:p>524.92</text:p>
          </table:table-cell>
          <table:table-cell office:value-type="float" office:value="651.25" calcext:value-type="float">
            <text:p>651.25</text:p>
          </table:table-cell>
        </table:table-row>
        <table:table-row table:style-name="ro1">
          <table:table-cell office:value-type="float" office:value="15182947" calcext:value-type="float">
            <text:p>15182947</text:p>
          </table:table-cell>
          <table:table-cell table:formula="of:=[.A951]/1000/(60*60*24)" office:value-type="time" office:time-value="PT04H13M02.947S" calcext:value-type="time">
            <text:p>04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5.46" calcext:value-type="float">
            <text:p>525.46</text:p>
          </table:table-cell>
          <table:table-cell office:value-type="float" office:value="651.9" calcext:value-type="float">
            <text:p>651.9</text:p>
          </table:table-cell>
        </table:table-row>
        <table:table-row table:style-name="ro1">
          <table:table-cell office:value-type="float" office:value="15198947" calcext:value-type="float">
            <text:p>15198947</text:p>
          </table:table-cell>
          <table:table-cell table:formula="of:=[.A952]/1000/(60*60*24)" office:value-type="time" office:time-value="PT04H13M18.947S" calcext:value-type="time">
            <text:p>04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6" calcext:value-type="float">
            <text:p>526</text:p>
          </table:table-cell>
          <table:table-cell office:value-type="float" office:value="652.54" calcext:value-type="float">
            <text:p>652.54</text:p>
          </table:table-cell>
        </table:table-row>
        <table:table-row table:style-name="ro1">
          <table:table-cell office:value-type="float" office:value="15214947" calcext:value-type="float">
            <text:p>15214947</text:p>
          </table:table-cell>
          <table:table-cell table:formula="of:=[.A953]/1000/(60*60*24)" office:value-type="time" office:time-value="PT04H13M34.947S" calcext:value-type="time">
            <text:p>04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6.53" calcext:value-type="float">
            <text:p>526.53</text:p>
          </table:table-cell>
          <table:table-cell office:value-type="float" office:value="653.18" calcext:value-type="float">
            <text:p>653.18</text:p>
          </table:table-cell>
        </table:table-row>
        <table:table-row table:style-name="ro1">
          <table:table-cell office:value-type="float" office:value="15230947" calcext:value-type="float">
            <text:p>15230947</text:p>
          </table:table-cell>
          <table:table-cell table:formula="of:=[.A954]/1000/(60*60*24)" office:value-type="time" office:time-value="PT04H13M50.947S" calcext:value-type="time">
            <text:p>04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27.07" calcext:value-type="float">
            <text:p>527.07</text:p>
          </table:table-cell>
          <table:table-cell office:value-type="float" office:value="653.83" calcext:value-type="float">
            <text:p>653.83</text:p>
          </table:table-cell>
        </table:table-row>
        <table:table-row table:style-name="ro1">
          <table:table-cell office:value-type="float" office:value="15246947" calcext:value-type="float">
            <text:p>15246947</text:p>
          </table:table-cell>
          <table:table-cell table:formula="of:=[.A955]/1000/(60*60*24)" office:value-type="time" office:time-value="PT04H14M06.947S" calcext:value-type="time">
            <text:p>04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27.6" calcext:value-type="float">
            <text:p>527.6</text:p>
          </table:table-cell>
          <table:table-cell office:value-type="float" office:value="654.47" calcext:value-type="float">
            <text:p>654.47</text:p>
          </table:table-cell>
        </table:table-row>
        <table:table-row table:style-name="ro1">
          <table:table-cell office:value-type="float" office:value="15262947" calcext:value-type="float">
            <text:p>15262947</text:p>
          </table:table-cell>
          <table:table-cell table:formula="of:=[.A956]/1000/(60*60*24)" office:value-type="time" office:time-value="PT04H14M22.947S" calcext:value-type="time">
            <text:p>04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8.14" calcext:value-type="float">
            <text:p>528.14</text:p>
          </table:table-cell>
          <table:table-cell office:value-type="float" office:value="655.11" calcext:value-type="float">
            <text:p>655.11</text:p>
          </table:table-cell>
        </table:table-row>
        <table:table-row table:style-name="ro1">
          <table:table-cell office:value-type="float" office:value="15278947" calcext:value-type="float">
            <text:p>15278947</text:p>
          </table:table-cell>
          <table:table-cell table:formula="of:=[.A957]/1000/(60*60*24)" office:value-type="time" office:time-value="PT04H14M38.947S" calcext:value-type="time">
            <text:p>04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8.68" calcext:value-type="float">
            <text:p>528.68</text:p>
          </table:table-cell>
          <table:table-cell office:value-type="float" office:value="655.76" calcext:value-type="float">
            <text:p>655.76</text:p>
          </table:table-cell>
        </table:table-row>
        <table:table-row table:style-name="ro1">
          <table:table-cell office:value-type="float" office:value="15294947" calcext:value-type="float">
            <text:p>15294947</text:p>
          </table:table-cell>
          <table:table-cell table:formula="of:=[.A958]/1000/(60*60*24)" office:value-type="time" office:time-value="PT04H14M54.947S" calcext:value-type="time">
            <text:p>04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29.21" calcext:value-type="float">
            <text:p>529.21</text:p>
          </table:table-cell>
          <table:table-cell office:value-type="float" office:value="656.4" calcext:value-type="float">
            <text:p>656.4</text:p>
          </table:table-cell>
        </table:table-row>
        <table:table-row table:style-name="ro1">
          <table:table-cell office:value-type="float" office:value="15310947" calcext:value-type="float">
            <text:p>15310947</text:p>
          </table:table-cell>
          <table:table-cell table:formula="of:=[.A959]/1000/(60*60*24)" office:value-type="time" office:time-value="PT04H15M10.947S" calcext:value-type="time">
            <text:p>04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29.75" calcext:value-type="float">
            <text:p>529.75</text:p>
          </table:table-cell>
          <table:table-cell office:value-type="float" office:value="657.04" calcext:value-type="float">
            <text:p>657.04</text:p>
          </table:table-cell>
        </table:table-row>
        <table:table-row table:style-name="ro1">
          <table:table-cell office:value-type="float" office:value="15326947" calcext:value-type="float">
            <text:p>15326947</text:p>
          </table:table-cell>
          <table:table-cell table:formula="of:=[.A960]/1000/(60*60*24)" office:value-type="time" office:time-value="PT04H15M26.947S" calcext:value-type="time">
            <text:p>04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0.28" calcext:value-type="float">
            <text:p>530.28</text:p>
          </table:table-cell>
          <table:table-cell office:value-type="float" office:value="657.68" calcext:value-type="float">
            <text:p>657.68</text:p>
          </table:table-cell>
        </table:table-row>
        <table:table-row table:style-name="ro1">
          <table:table-cell office:value-type="float" office:value="15342947" calcext:value-type="float">
            <text:p>15342947</text:p>
          </table:table-cell>
          <table:table-cell table:formula="of:=[.A961]/1000/(60*60*24)" office:value-type="time" office:time-value="PT04H15M42.947S" calcext:value-type="time">
            <text:p>04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0.82" calcext:value-type="float">
            <text:p>530.82</text:p>
          </table:table-cell>
          <table:table-cell office:value-type="float" office:value="658.33" calcext:value-type="float">
            <text:p>658.33</text:p>
          </table:table-cell>
        </table:table-row>
        <table:table-row table:style-name="ro1">
          <table:table-cell office:value-type="float" office:value="15358947" calcext:value-type="float">
            <text:p>15358947</text:p>
          </table:table-cell>
          <table:table-cell table:formula="of:=[.A962]/1000/(60*60*24)" office:value-type="time" office:time-value="PT04H15M58.947S" calcext:value-type="time">
            <text:p>04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1.35" calcext:value-type="float">
            <text:p>531.35</text:p>
          </table:table-cell>
          <table:table-cell office:value-type="float" office:value="658.97" calcext:value-type="float">
            <text:p>658.97</text:p>
          </table:table-cell>
        </table:table-row>
        <table:table-row table:style-name="ro1">
          <table:table-cell office:value-type="float" office:value="15374947" calcext:value-type="float">
            <text:p>15374947</text:p>
          </table:table-cell>
          <table:table-cell table:formula="of:=[.A963]/1000/(60*60*24)" office:value-type="time" office:time-value="PT04H16M14.947S" calcext:value-type="time">
            <text:p>04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31.89" calcext:value-type="float">
            <text:p>531.89</text:p>
          </table:table-cell>
          <table:table-cell office:value-type="float" office:value="659.61" calcext:value-type="float">
            <text:p>659.61</text:p>
          </table:table-cell>
        </table:table-row>
        <table:table-row table:style-name="ro1">
          <table:table-cell office:value-type="float" office:value="15390947" calcext:value-type="float">
            <text:p>15390947</text:p>
          </table:table-cell>
          <table:table-cell table:formula="of:=[.A964]/1000/(60*60*24)" office:value-type="time" office:time-value="PT04H16M30.947S" calcext:value-type="time">
            <text:p>04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32.42" calcext:value-type="float">
            <text:p>532.42</text:p>
          </table:table-cell>
          <table:table-cell office:value-type="float" office:value="660.25" calcext:value-type="float">
            <text:p>660.25</text:p>
          </table:table-cell>
        </table:table-row>
        <table:table-row table:style-name="ro1">
          <table:table-cell office:value-type="float" office:value="15406947" calcext:value-type="float">
            <text:p>15406947</text:p>
          </table:table-cell>
          <table:table-cell table:formula="of:=[.A965]/1000/(60*60*24)" office:value-type="time" office:time-value="PT04H16M46.947S" calcext:value-type="time">
            <text:p>04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32.96" calcext:value-type="float">
            <text:p>532.96</text:p>
          </table:table-cell>
          <table:table-cell office:value-type="float" office:value="660.89" calcext:value-type="float">
            <text:p>660.89</text:p>
          </table:table-cell>
        </table:table-row>
        <table:table-row table:style-name="ro1">
          <table:table-cell office:value-type="float" office:value="15422947" calcext:value-type="float">
            <text:p>15422947</text:p>
          </table:table-cell>
          <table:table-cell table:formula="of:=[.A966]/1000/(60*60*24)" office:value-type="time" office:time-value="PT04H17M02.947S" calcext:value-type="time">
            <text:p>04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33.49" calcext:value-type="float">
            <text:p>533.49</text:p>
          </table:table-cell>
          <table:table-cell office:value-type="float" office:value="661.54" calcext:value-type="float">
            <text:p>661.54</text:p>
          </table:table-cell>
        </table:table-row>
        <table:table-row table:style-name="ro1">
          <table:table-cell office:value-type="float" office:value="15438947" calcext:value-type="float">
            <text:p>15438947</text:p>
          </table:table-cell>
          <table:table-cell table:formula="of:=[.A967]/1000/(60*60*24)" office:value-type="time" office:time-value="PT04H17M18.947S" calcext:value-type="time">
            <text:p>04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34.03" calcext:value-type="float">
            <text:p>534.03</text:p>
          </table:table-cell>
          <table:table-cell office:value-type="float" office:value="662.18" calcext:value-type="float">
            <text:p>662.18</text:p>
          </table:table-cell>
        </table:table-row>
        <table:table-row table:style-name="ro1">
          <table:table-cell office:value-type="float" office:value="15454947" calcext:value-type="float">
            <text:p>15454947</text:p>
          </table:table-cell>
          <table:table-cell table:formula="of:=[.A968]/1000/(60*60*24)" office:value-type="time" office:time-value="PT04H17M34.947S" calcext:value-type="time">
            <text:p>04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34.56" calcext:value-type="float">
            <text:p>534.56</text:p>
          </table:table-cell>
          <table:table-cell office:value-type="float" office:value="662.82" calcext:value-type="float">
            <text:p>662.82</text:p>
          </table:table-cell>
        </table:table-row>
        <table:table-row table:style-name="ro1">
          <table:table-cell office:value-type="float" office:value="15470947" calcext:value-type="float">
            <text:p>15470947</text:p>
          </table:table-cell>
          <table:table-cell table:formula="of:=[.A969]/1000/(60*60*24)" office:value-type="time" office:time-value="PT04H17M50.947S" calcext:value-type="time">
            <text:p>04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35.1" calcext:value-type="float">
            <text:p>535.1</text:p>
          </table:table-cell>
          <table:table-cell office:value-type="float" office:value="663.46" calcext:value-type="float">
            <text:p>663.46</text:p>
          </table:table-cell>
        </table:table-row>
        <table:table-row table:style-name="ro1">
          <table:table-cell office:value-type="float" office:value="15486947" calcext:value-type="float">
            <text:p>15486947</text:p>
          </table:table-cell>
          <table:table-cell table:formula="of:=[.A970]/1000/(60*60*24)" office:value-type="time" office:time-value="PT04H18M06.947S" calcext:value-type="time">
            <text:p>04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35.63" calcext:value-type="float">
            <text:p>535.63</text:p>
          </table:table-cell>
          <table:table-cell office:value-type="float" office:value="664.1" calcext:value-type="float">
            <text:p>664.1</text:p>
          </table:table-cell>
        </table:table-row>
        <table:table-row table:style-name="ro1">
          <table:table-cell office:value-type="float" office:value="15502947" calcext:value-type="float">
            <text:p>15502947</text:p>
          </table:table-cell>
          <table:table-cell table:formula="of:=[.A971]/1000/(60*60*24)" office:value-type="time" office:time-value="PT04H18M22.947S" calcext:value-type="time">
            <text:p>04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36.17" calcext:value-type="float">
            <text:p>536.17</text:p>
          </table:table-cell>
          <table:table-cell office:value-type="float" office:value="664.74" calcext:value-type="float">
            <text:p>664.74</text:p>
          </table:table-cell>
        </table:table-row>
        <table:table-row table:style-name="ro1">
          <table:table-cell office:value-type="float" office:value="15518947" calcext:value-type="float">
            <text:p>15518947</text:p>
          </table:table-cell>
          <table:table-cell table:formula="of:=[.A972]/1000/(60*60*24)" office:value-type="time" office:time-value="PT04H18M38.947S" calcext:value-type="time">
            <text:p>04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36.7" calcext:value-type="float">
            <text:p>536.7</text:p>
          </table:table-cell>
          <table:table-cell office:value-type="float" office:value="665.38" calcext:value-type="float">
            <text:p>665.38</text:p>
          </table:table-cell>
        </table:table-row>
        <table:table-row table:style-name="ro1">
          <table:table-cell office:value-type="float" office:value="15534947" calcext:value-type="float">
            <text:p>15534947</text:p>
          </table:table-cell>
          <table:table-cell table:formula="of:=[.A973]/1000/(60*60*24)" office:value-type="time" office:time-value="PT04H18M54.947S" calcext:value-type="time">
            <text:p>04:1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7.24" calcext:value-type="float">
            <text:p>537.24</text:p>
          </table:table-cell>
          <table:table-cell office:value-type="float" office:value="666.02" calcext:value-type="float">
            <text:p>666.02</text:p>
          </table:table-cell>
        </table:table-row>
        <table:table-row table:style-name="ro1">
          <table:table-cell office:value-type="float" office:value="15550947" calcext:value-type="float">
            <text:p>15550947</text:p>
          </table:table-cell>
          <table:table-cell table:formula="of:=[.A974]/1000/(60*60*24)" office:value-type="time" office:time-value="PT04H19M10.947S" calcext:value-type="time">
            <text:p>04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7.77" calcext:value-type="float">
            <text:p>537.77</text:p>
          </table:table-cell>
          <table:table-cell office:value-type="float" office:value="666.66" calcext:value-type="float">
            <text:p>666.66</text:p>
          </table:table-cell>
        </table:table-row>
        <table:table-row table:style-name="ro1">
          <table:table-cell office:value-type="float" office:value="15566947" calcext:value-type="float">
            <text:p>15566947</text:p>
          </table:table-cell>
          <table:table-cell table:formula="of:=[.A975]/1000/(60*60*24)" office:value-type="time" office:time-value="PT04H19M26.947S" calcext:value-type="time">
            <text:p>04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38.31" calcext:value-type="float">
            <text:p>538.31</text:p>
          </table:table-cell>
          <table:table-cell office:value-type="float" office:value="667.3" calcext:value-type="float">
            <text:p>667.3</text:p>
          </table:table-cell>
        </table:table-row>
        <table:table-row table:style-name="ro1">
          <table:table-cell office:value-type="float" office:value="15582946" calcext:value-type="float">
            <text:p>15582946</text:p>
          </table:table-cell>
          <table:table-cell table:formula="of:=[.A976]/1000/(60*60*24)" office:value-type="time" office:time-value="PT04H19M42.946S" calcext:value-type="time">
            <text:p>04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8.84" calcext:value-type="float">
            <text:p>538.84</text:p>
          </table:table-cell>
          <table:table-cell office:value-type="float" office:value="667.94" calcext:value-type="float">
            <text:p>667.94</text:p>
          </table:table-cell>
        </table:table-row>
        <table:table-row table:style-name="ro1">
          <table:table-cell office:value-type="float" office:value="15598947" calcext:value-type="float">
            <text:p>15598947</text:p>
          </table:table-cell>
          <table:table-cell table:formula="of:=[.A977]/1000/(60*60*24)" office:value-type="time" office:time-value="PT04H19M58.947S" calcext:value-type="time">
            <text:p>04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9.38" calcext:value-type="float">
            <text:p>539.38</text:p>
          </table:table-cell>
          <table:table-cell office:value-type="float" office:value="668.58" calcext:value-type="float">
            <text:p>668.58</text:p>
          </table:table-cell>
        </table:table-row>
        <table:table-row table:style-name="ro1">
          <table:table-cell office:value-type="float" office:value="15614947" calcext:value-type="float">
            <text:p>15614947</text:p>
          </table:table-cell>
          <table:table-cell table:formula="of:=[.A978]/1000/(60*60*24)" office:value-type="time" office:time-value="PT04H20M14.947S" calcext:value-type="time">
            <text:p>04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39.91" calcext:value-type="float">
            <text:p>539.91</text:p>
          </table:table-cell>
          <table:table-cell office:value-type="float" office:value="669.22" calcext:value-type="float">
            <text:p>669.22</text:p>
          </table:table-cell>
        </table:table-row>
        <table:table-row table:style-name="ro1">
          <table:table-cell office:value-type="float" office:value="15630947" calcext:value-type="float">
            <text:p>15630947</text:p>
          </table:table-cell>
          <table:table-cell table:formula="of:=[.A979]/1000/(60*60*24)" office:value-type="time" office:time-value="PT04H20M30.947S" calcext:value-type="time">
            <text:p>04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0.45" calcext:value-type="float">
            <text:p>540.45</text:p>
          </table:table-cell>
          <table:table-cell office:value-type="float" office:value="669.86" calcext:value-type="float">
            <text:p>669.86</text:p>
          </table:table-cell>
        </table:table-row>
        <table:table-row table:style-name="ro1">
          <table:table-cell office:value-type="float" office:value="15646947" calcext:value-type="float">
            <text:p>15646947</text:p>
          </table:table-cell>
          <table:table-cell table:formula="of:=[.A980]/1000/(60*60*24)" office:value-type="time" office:time-value="PT04H20M46.947S" calcext:value-type="time">
            <text:p>04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0.98" calcext:value-type="float">
            <text:p>540.98</text:p>
          </table:table-cell>
          <table:table-cell office:value-type="float" office:value="670.5" calcext:value-type="float">
            <text:p>670.5</text:p>
          </table:table-cell>
        </table:table-row>
        <table:table-row table:style-name="ro1">
          <table:table-cell office:value-type="float" office:value="15662947" calcext:value-type="float">
            <text:p>15662947</text:p>
          </table:table-cell>
          <table:table-cell table:formula="of:=[.A981]/1000/(60*60*24)" office:value-type="time" office:time-value="PT04H21M02.947S" calcext:value-type="time">
            <text:p>04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1.52" calcext:value-type="float">
            <text:p>541.52</text:p>
          </table:table-cell>
          <table:table-cell office:value-type="float" office:value="671.14" calcext:value-type="float">
            <text:p>671.14</text:p>
          </table:table-cell>
        </table:table-row>
        <table:table-row table:style-name="ro1">
          <table:table-cell office:value-type="float" office:value="15678947" calcext:value-type="float">
            <text:p>15678947</text:p>
          </table:table-cell>
          <table:table-cell table:formula="of:=[.A982]/1000/(60*60*24)" office:value-type="time" office:time-value="PT04H21M18.947S" calcext:value-type="time">
            <text:p>04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2.05" calcext:value-type="float">
            <text:p>542.05</text:p>
          </table:table-cell>
          <table:table-cell office:value-type="float" office:value="671.78" calcext:value-type="float">
            <text:p>671.78</text:p>
          </table:table-cell>
        </table:table-row>
        <table:table-row table:style-name="ro1">
          <table:table-cell office:value-type="float" office:value="15694947" calcext:value-type="float">
            <text:p>15694947</text:p>
          </table:table-cell>
          <table:table-cell table:formula="of:=[.A983]/1000/(60*60*24)" office:value-type="time" office:time-value="PT04H21M34.947S" calcext:value-type="time">
            <text:p>04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2.58" calcext:value-type="float">
            <text:p>542.58</text:p>
          </table:table-cell>
          <table:table-cell office:value-type="float" office:value="672.42" calcext:value-type="float">
            <text:p>672.42</text:p>
          </table:table-cell>
        </table:table-row>
        <table:table-row table:style-name="ro1">
          <table:table-cell office:value-type="float" office:value="15710947" calcext:value-type="float">
            <text:p>15710947</text:p>
          </table:table-cell>
          <table:table-cell table:formula="of:=[.A984]/1000/(60*60*24)" office:value-type="time" office:time-value="PT04H21M50.947S" calcext:value-type="time">
            <text:p>04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3.12" calcext:value-type="float">
            <text:p>543.12</text:p>
          </table:table-cell>
          <table:table-cell office:value-type="float" office:value="673.06" calcext:value-type="float">
            <text:p>673.06</text:p>
          </table:table-cell>
        </table:table-row>
        <table:table-row table:style-name="ro1">
          <table:table-cell office:value-type="float" office:value="15726947" calcext:value-type="float">
            <text:p>15726947</text:p>
          </table:table-cell>
          <table:table-cell table:formula="of:=[.A985]/1000/(60*60*24)" office:value-type="time" office:time-value="PT04H22M06.947S" calcext:value-type="time">
            <text:p>04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3.65" calcext:value-type="float">
            <text:p>543.65</text:p>
          </table:table-cell>
          <table:table-cell office:value-type="float" office:value="673.7" calcext:value-type="float">
            <text:p>673.7</text:p>
          </table:table-cell>
        </table:table-row>
        <table:table-row table:style-name="ro1">
          <table:table-cell office:value-type="float" office:value="15742947" calcext:value-type="float">
            <text:p>15742947</text:p>
          </table:table-cell>
          <table:table-cell table:formula="of:=[.A986]/1000/(60*60*24)" office:value-type="time" office:time-value="PT04H22M22.947S" calcext:value-type="time">
            <text:p>04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4.19" calcext:value-type="float">
            <text:p>544.19</text:p>
          </table:table-cell>
          <table:table-cell office:value-type="float" office:value="674.34" calcext:value-type="float">
            <text:p>674.34</text:p>
          </table:table-cell>
        </table:table-row>
        <table:table-row table:style-name="ro1">
          <table:table-cell office:value-type="float" office:value="15758947" calcext:value-type="float">
            <text:p>15758947</text:p>
          </table:table-cell>
          <table:table-cell table:formula="of:=[.A987]/1000/(60*60*24)" office:value-type="time" office:time-value="PT04H22M38.947S" calcext:value-type="time">
            <text:p>04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4.72" calcext:value-type="float">
            <text:p>544.72</text:p>
          </table:table-cell>
          <table:table-cell office:value-type="float" office:value="674.98" calcext:value-type="float">
            <text:p>674.98</text:p>
          </table:table-cell>
        </table:table-row>
        <table:table-row table:style-name="ro1">
          <table:table-cell office:value-type="float" office:value="15774947" calcext:value-type="float">
            <text:p>15774947</text:p>
          </table:table-cell>
          <table:table-cell table:formula="of:=[.A988]/1000/(60*60*24)" office:value-type="time" office:time-value="PT04H22M54.947S" calcext:value-type="time">
            <text:p>04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5.26" calcext:value-type="float">
            <text:p>545.26</text:p>
          </table:table-cell>
          <table:table-cell office:value-type="float" office:value="675.61" calcext:value-type="float">
            <text:p>675.61</text:p>
          </table:table-cell>
        </table:table-row>
        <table:table-row table:style-name="ro1">
          <table:table-cell office:value-type="float" office:value="15790947" calcext:value-type="float">
            <text:p>15790947</text:p>
          </table:table-cell>
          <table:table-cell table:formula="of:=[.A989]/1000/(60*60*24)" office:value-type="time" office:time-value="PT04H23M10.947S" calcext:value-type="time">
            <text:p>04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5.79" calcext:value-type="float">
            <text:p>545.79</text:p>
          </table:table-cell>
          <table:table-cell office:value-type="float" office:value="676.25" calcext:value-type="float">
            <text:p>676.25</text:p>
          </table:table-cell>
        </table:table-row>
        <table:table-row table:style-name="ro1">
          <table:table-cell office:value-type="float" office:value="15806947" calcext:value-type="float">
            <text:p>15806947</text:p>
          </table:table-cell>
          <table:table-cell table:formula="of:=[.A990]/1000/(60*60*24)" office:value-type="time" office:time-value="PT04H23M26.947S" calcext:value-type="time">
            <text:p>04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6.32" calcext:value-type="float">
            <text:p>546.32</text:p>
          </table:table-cell>
          <table:table-cell office:value-type="float" office:value="676.89" calcext:value-type="float">
            <text:p>676.89</text:p>
          </table:table-cell>
        </table:table-row>
        <table:table-row table:style-name="ro1">
          <table:table-cell office:value-type="float" office:value="15822947" calcext:value-type="float">
            <text:p>15822947</text:p>
          </table:table-cell>
          <table:table-cell table:formula="of:=[.A991]/1000/(60*60*24)" office:value-type="time" office:time-value="PT04H23M42.947S" calcext:value-type="time">
            <text:p>04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6.86" calcext:value-type="float">
            <text:p>546.86</text:p>
          </table:table-cell>
          <table:table-cell office:value-type="float" office:value="677.53" calcext:value-type="float">
            <text:p>677.53</text:p>
          </table:table-cell>
        </table:table-row>
        <table:table-row table:style-name="ro1">
          <table:table-cell office:value-type="float" office:value="15838947" calcext:value-type="float">
            <text:p>15838947</text:p>
          </table:table-cell>
          <table:table-cell table:formula="of:=[.A992]/1000/(60*60*24)" office:value-type="time" office:time-value="PT04H23M58.947S" calcext:value-type="time">
            <text:p>04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47.39" calcext:value-type="float">
            <text:p>547.39</text:p>
          </table:table-cell>
          <table:table-cell office:value-type="float" office:value="678.17" calcext:value-type="float">
            <text:p>678.17</text:p>
          </table:table-cell>
        </table:table-row>
        <table:table-row table:style-name="ro1">
          <table:table-cell office:value-type="float" office:value="15854947" calcext:value-type="float">
            <text:p>15854947</text:p>
          </table:table-cell>
          <table:table-cell table:formula="of:=[.A993]/1000/(60*60*24)" office:value-type="time" office:time-value="PT04H24M14.947S" calcext:value-type="time">
            <text:p>04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7.93" calcext:value-type="float">
            <text:p>547.93</text:p>
          </table:table-cell>
          <table:table-cell office:value-type="float" office:value="678.81" calcext:value-type="float">
            <text:p>678.81</text:p>
          </table:table-cell>
        </table:table-row>
        <table:table-row table:style-name="ro1">
          <table:table-cell office:value-type="float" office:value="15870947" calcext:value-type="float">
            <text:p>15870947</text:p>
          </table:table-cell>
          <table:table-cell table:formula="of:=[.A994]/1000/(60*60*24)" office:value-type="time" office:time-value="PT04H24M30.947S" calcext:value-type="time">
            <text:p>04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8.46" calcext:value-type="float">
            <text:p>548.46</text:p>
          </table:table-cell>
          <table:table-cell office:value-type="float" office:value="679.45" calcext:value-type="float">
            <text:p>679.45</text:p>
          </table:table-cell>
        </table:table-row>
        <table:table-row table:style-name="ro1">
          <table:table-cell office:value-type="float" office:value="15886947" calcext:value-type="float">
            <text:p>15886947</text:p>
          </table:table-cell>
          <table:table-cell table:formula="of:=[.A995]/1000/(60*60*24)" office:value-type="time" office:time-value="PT04H24M46.947S" calcext:value-type="time">
            <text:p>04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8.99" calcext:value-type="float">
            <text:p>548.99</text:p>
          </table:table-cell>
          <table:table-cell office:value-type="float" office:value="680.08" calcext:value-type="float">
            <text:p>680.08</text:p>
          </table:table-cell>
        </table:table-row>
        <table:table-row table:style-name="ro1">
          <table:table-cell office:value-type="float" office:value="15902947" calcext:value-type="float">
            <text:p>15902947</text:p>
          </table:table-cell>
          <table:table-cell table:formula="of:=[.A996]/1000/(60*60*24)" office:value-type="time" office:time-value="PT04H25M02.947S" calcext:value-type="time">
            <text:p>04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49.53" calcext:value-type="float">
            <text:p>549.53</text:p>
          </table:table-cell>
          <table:table-cell office:value-type="float" office:value="680.72" calcext:value-type="float">
            <text:p>680.72</text:p>
          </table:table-cell>
        </table:table-row>
        <table:table-row table:style-name="ro1">
          <table:table-cell office:value-type="float" office:value="15918947" calcext:value-type="float">
            <text:p>15918947</text:p>
          </table:table-cell>
          <table:table-cell table:formula="of:=[.A997]/1000/(60*60*24)" office:value-type="time" office:time-value="PT04H25M18.947S" calcext:value-type="time">
            <text:p>04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50.06" calcext:value-type="float">
            <text:p>550.06</text:p>
          </table:table-cell>
          <table:table-cell office:value-type="float" office:value="681.36" calcext:value-type="float">
            <text:p>681.36</text:p>
          </table:table-cell>
        </table:table-row>
        <table:table-row table:style-name="ro1">
          <table:table-cell office:value-type="float" office:value="15934947" calcext:value-type="float">
            <text:p>15934947</text:p>
          </table:table-cell>
          <table:table-cell table:formula="of:=[.A998]/1000/(60*60*24)" office:value-type="time" office:time-value="PT04H25M34.947S" calcext:value-type="time">
            <text:p>04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50.6" calcext:value-type="float">
            <text:p>550.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5950947" calcext:value-type="float">
            <text:p>15950947</text:p>
          </table:table-cell>
          <table:table-cell table:formula="of:=[.A999]/1000/(60*60*24)" office:value-type="time" office:time-value="PT04H25M50.947S" calcext:value-type="time">
            <text:p>04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1.13" calcext:value-type="float">
            <text:p>551.13</text:p>
          </table:table-cell>
          <table:table-cell office:value-type="float" office:value="682.64" calcext:value-type="float">
            <text:p>682.64</text:p>
          </table:table-cell>
        </table:table-row>
        <table:table-row table:style-name="ro1">
          <table:table-cell office:value-type="float" office:value="15966947" calcext:value-type="float">
            <text:p>15966947</text:p>
          </table:table-cell>
          <table:table-cell table:formula="of:=[.A1000]/1000/(60*60*24)" office:value-type="time" office:time-value="PT04H26M06.947S" calcext:value-type="time">
            <text:p>04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51.66" calcext:value-type="float">
            <text:p>551.66</text:p>
          </table:table-cell>
          <table:table-cell office:value-type="float" office:value="683.27" calcext:value-type="float">
            <text:p>683.27</text:p>
          </table:table-cell>
        </table:table-row>
        <table:table-row table:style-name="ro1">
          <table:table-cell office:value-type="float" office:value="15982947" calcext:value-type="float">
            <text:p>15982947</text:p>
          </table:table-cell>
          <table:table-cell table:formula="of:=[.A1001]/1000/(60*60*24)" office:value-type="time" office:time-value="PT04H26M22.947S" calcext:value-type="time">
            <text:p>04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2.2" calcext:value-type="float">
            <text:p>552.2</text:p>
          </table:table-cell>
          <table:table-cell office:value-type="float" office:value="683.91" calcext:value-type="float">
            <text:p>683.91</text:p>
          </table:table-cell>
        </table:table-row>
        <table:table-row table:style-name="ro1">
          <table:table-cell office:value-type="float" office:value="15998947" calcext:value-type="float">
            <text:p>15998947</text:p>
          </table:table-cell>
          <table:table-cell table:formula="of:=[.A1002]/1000/(60*60*24)" office:value-type="time" office:time-value="PT04H26M38.947S" calcext:value-type="time">
            <text:p>04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2.73" calcext:value-type="float">
            <text:p>552.73</text:p>
          </table:table-cell>
          <table:table-cell office:value-type="float" office:value="684.55" calcext:value-type="float">
            <text:p>684.55</text:p>
          </table:table-cell>
        </table:table-row>
        <table:table-row table:style-name="ro1">
          <table:table-cell office:value-type="float" office:value="16014947" calcext:value-type="float">
            <text:p>16014947</text:p>
          </table:table-cell>
          <table:table-cell table:formula="of:=[.A1003]/1000/(60*60*24)" office:value-type="time" office:time-value="PT04H26M54.947S" calcext:value-type="time">
            <text:p>04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53.27" calcext:value-type="float">
            <text:p>553.27</text:p>
          </table:table-cell>
          <table:table-cell office:value-type="float" office:value="685.19" calcext:value-type="float">
            <text:p>685.19</text:p>
          </table:table-cell>
        </table:table-row>
        <table:table-row table:style-name="ro1">
          <table:table-cell office:value-type="float" office:value="16030947" calcext:value-type="float">
            <text:p>16030947</text:p>
          </table:table-cell>
          <table:table-cell table:formula="of:=[.A1004]/1000/(60*60*24)" office:value-type="time" office:time-value="PT04H27M10.947S" calcext:value-type="time">
            <text:p>04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53.8" calcext:value-type="float">
            <text:p>553.8</text:p>
          </table:table-cell>
          <table:table-cell office:value-type="float" office:value="685.83" calcext:value-type="float">
            <text:p>685.83</text:p>
          </table:table-cell>
        </table:table-row>
        <table:table-row table:style-name="ro1">
          <table:table-cell office:value-type="float" office:value="16046947" calcext:value-type="float">
            <text:p>16046947</text:p>
          </table:table-cell>
          <table:table-cell table:formula="of:=[.A1005]/1000/(60*60*24)" office:value-type="time" office:time-value="PT04H27M26.947S" calcext:value-type="time">
            <text:p>04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54.33" calcext:value-type="float">
            <text:p>554.33</text:p>
          </table:table-cell>
          <table:table-cell office:value-type="float" office:value="686.46" calcext:value-type="float">
            <text:p>686.46</text:p>
          </table:table-cell>
        </table:table-row>
        <table:table-row table:style-name="ro1">
          <table:table-cell office:value-type="float" office:value="16062947" calcext:value-type="float">
            <text:p>16062947</text:p>
          </table:table-cell>
          <table:table-cell table:formula="of:=[.A1006]/1000/(60*60*24)" office:value-type="time" office:time-value="PT04H27M42.947S" calcext:value-type="time">
            <text:p>04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54.87" calcext:value-type="float">
            <text:p>554.87</text:p>
          </table:table-cell>
          <table:table-cell office:value-type="float" office:value="687.1" calcext:value-type="float">
            <text:p>687.1</text:p>
          </table:table-cell>
        </table:table-row>
        <table:table-row table:style-name="ro1">
          <table:table-cell office:value-type="float" office:value="16078947" calcext:value-type="float">
            <text:p>16078947</text:p>
          </table:table-cell>
          <table:table-cell table:formula="of:=[.A1007]/1000/(60*60*24)" office:value-type="time" office:time-value="PT04H27M58.947S" calcext:value-type="time">
            <text:p>04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5.4" calcext:value-type="float">
            <text:p>555.4</text:p>
          </table:table-cell>
          <table:table-cell office:value-type="float" office:value="687.73" calcext:value-type="float">
            <text:p>687.73</text:p>
          </table:table-cell>
        </table:table-row>
        <table:table-row table:style-name="ro1">
          <table:table-cell office:value-type="float" office:value="16094947" calcext:value-type="float">
            <text:p>16094947</text:p>
          </table:table-cell>
          <table:table-cell table:formula="of:=[.A1008]/1000/(60*60*24)" office:value-type="time" office:time-value="PT04H28M14.947S" calcext:value-type="time">
            <text:p>04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5.93" calcext:value-type="float">
            <text:p>555.93</text:p>
          </table:table-cell>
          <table:table-cell office:value-type="float" office:value="688.37" calcext:value-type="float">
            <text:p>688.37</text:p>
          </table:table-cell>
        </table:table-row>
        <table:table-row table:style-name="ro1">
          <table:table-cell office:value-type="float" office:value="16110947" calcext:value-type="float">
            <text:p>16110947</text:p>
          </table:table-cell>
          <table:table-cell table:formula="of:=[.A1009]/1000/(60*60*24)" office:value-type="time" office:time-value="PT04H28M30.947S" calcext:value-type="time">
            <text:p>04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6.47" calcext:value-type="float">
            <text:p>556.47</text:p>
          </table:table-cell>
          <table:table-cell office:value-type="float" office:value="689.01" calcext:value-type="float">
            <text:p>689.01</text:p>
          </table:table-cell>
        </table:table-row>
        <table:table-row table:style-name="ro1">
          <table:table-cell office:value-type="float" office:value="16126947" calcext:value-type="float">
            <text:p>16126947</text:p>
          </table:table-cell>
          <table:table-cell table:formula="of:=[.A1010]/1000/(60*60*24)" office:value-type="time" office:time-value="PT04H28M46.947S" calcext:value-type="time">
            <text:p>04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7" calcext:value-type="float">
            <text:p>557</text:p>
          </table:table-cell>
          <table:table-cell office:value-type="float" office:value="689.64" calcext:value-type="float">
            <text:p>689.64</text:p>
          </table:table-cell>
        </table:table-row>
        <table:table-row table:style-name="ro1">
          <table:table-cell office:value-type="float" office:value="16142947" calcext:value-type="float">
            <text:p>16142947</text:p>
          </table:table-cell>
          <table:table-cell table:formula="of:=[.A1011]/1000/(60*60*24)" office:value-type="time" office:time-value="PT04H29M02.947S" calcext:value-type="time">
            <text:p>04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7.53" calcext:value-type="float">
            <text:p>557.53</text:p>
          </table:table-cell>
          <table:table-cell office:value-type="float" office:value="690.28" calcext:value-type="float">
            <text:p>690.28</text:p>
          </table:table-cell>
        </table:table-row>
        <table:table-row table:style-name="ro1">
          <table:table-cell office:value-type="float" office:value="16158947" calcext:value-type="float">
            <text:p>16158947</text:p>
          </table:table-cell>
          <table:table-cell table:formula="of:=[.A1012]/1000/(60*60*24)" office:value-type="time" office:time-value="PT04H29M18.947S" calcext:value-type="time">
            <text:p>04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58.07" calcext:value-type="float">
            <text:p>558.07</text:p>
          </table:table-cell>
          <table:table-cell office:value-type="float" office:value="690.91" calcext:value-type="float">
            <text:p>690.91</text:p>
          </table:table-cell>
        </table:table-row>
        <table:table-row table:style-name="ro1">
          <table:table-cell office:value-type="float" office:value="16174947" calcext:value-type="float">
            <text:p>16174947</text:p>
          </table:table-cell>
          <table:table-cell table:formula="of:=[.A1013]/1000/(60*60*24)" office:value-type="time" office:time-value="PT04H29M34.947S" calcext:value-type="time">
            <text:p>04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8.6" calcext:value-type="float">
            <text:p>558.6</text:p>
          </table:table-cell>
          <table:table-cell office:value-type="float" office:value="691.55" calcext:value-type="float">
            <text:p>691.55</text:p>
          </table:table-cell>
        </table:table-row>
        <table:table-row table:style-name="ro1">
          <table:table-cell office:value-type="float" office:value="16190947" calcext:value-type="float">
            <text:p>16190947</text:p>
          </table:table-cell>
          <table:table-cell table:formula="of:=[.A1014]/1000/(60*60*24)" office:value-type="time" office:time-value="PT04H29M50.947S" calcext:value-type="time">
            <text:p>04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59.13" calcext:value-type="float">
            <text:p>559.13</text:p>
          </table:table-cell>
          <table:table-cell office:value-type="float" office:value="692.19" calcext:value-type="float">
            <text:p>692.19</text:p>
          </table:table-cell>
        </table:table-row>
        <table:table-row table:style-name="ro1">
          <table:table-cell office:value-type="float" office:value="16206947" calcext:value-type="float">
            <text:p>16206947</text:p>
          </table:table-cell>
          <table:table-cell table:formula="of:=[.A1015]/1000/(60*60*24)" office:value-type="time" office:time-value="PT04H30M06.947S" calcext:value-type="time">
            <text:p>04:30:07</text:p>
          </table:table-cell>
          <table:table-cell office:value-type="float" office:value="1.2" calcext:value-type="float">
            <text:p>1.2</text:p>
          </table:table-cell>
          <table:table-cell office:value-type="float" office:value="119.9" calcext:value-type="float">
            <text:p>119.9</text:p>
          </table:table-cell>
          <table:table-cell office:value-type="float" office:value="143.4" calcext:value-type="float">
            <text:p>143.4</text:p>
          </table:table-cell>
          <table:table-cell office:value-type="float" office:value="559.67" calcext:value-type="float">
            <text:p>559.67</text:p>
          </table:table-cell>
          <table:table-cell office:value-type="float" office:value="692.82" calcext:value-type="float">
            <text:p>692.82</text:p>
          </table:table-cell>
        </table:table-row>
        <table:table-row table:style-name="ro1">
          <table:table-cell office:value-type="float" office:value="16222947" calcext:value-type="float">
            <text:p>16222947</text:p>
          </table:table-cell>
          <table:table-cell table:formula="of:=[.A1016]/1000/(60*60*24)" office:value-type="time" office:time-value="PT04H30M22.947S" calcext:value-type="time">
            <text:p>04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0.2" calcext:value-type="float">
            <text:p>560.2</text:p>
          </table:table-cell>
          <table:table-cell office:value-type="float" office:value="693.46" calcext:value-type="float">
            <text:p>693.46</text:p>
          </table:table-cell>
        </table:table-row>
        <table:table-row table:style-name="ro1">
          <table:table-cell office:value-type="float" office:value="16238946" calcext:value-type="float">
            <text:p>16238946</text:p>
          </table:table-cell>
          <table:table-cell table:formula="of:=[.A1017]/1000/(60*60*24)" office:value-type="time" office:time-value="PT04H30M38.946S" calcext:value-type="time">
            <text:p>04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0.73" calcext:value-type="float">
            <text:p>560.73</text:p>
          </table:table-cell>
          <table:table-cell office:value-type="float" office:value="694.09" calcext:value-type="float">
            <text:p>694.09</text:p>
          </table:table-cell>
        </table:table-row>
        <table:table-row table:style-name="ro1">
          <table:table-cell office:value-type="float" office:value="16254947" calcext:value-type="float">
            <text:p>16254947</text:p>
          </table:table-cell>
          <table:table-cell table:formula="of:=[.A1018]/1000/(60*60*24)" office:value-type="time" office:time-value="PT04H30M54.947S" calcext:value-type="time">
            <text:p>04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1.27" calcext:value-type="float">
            <text:p>561.27</text:p>
          </table:table-cell>
          <table:table-cell office:value-type="float" office:value="694.73" calcext:value-type="float">
            <text:p>694.73</text:p>
          </table:table-cell>
        </table:table-row>
        <table:table-row table:style-name="ro1">
          <table:table-cell office:value-type="float" office:value="16270947" calcext:value-type="float">
            <text:p>16270947</text:p>
          </table:table-cell>
          <table:table-cell table:formula="of:=[.A1019]/1000/(60*60*24)" office:value-type="time" office:time-value="PT04H31M10.947S" calcext:value-type="time">
            <text:p>04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1.8" calcext:value-type="float">
            <text:p>561.8</text:p>
          </table:table-cell>
          <table:table-cell office:value-type="float" office:value="695.36" calcext:value-type="float">
            <text:p>695.36</text:p>
          </table:table-cell>
        </table:table-row>
        <table:table-row table:style-name="ro1">
          <table:table-cell office:value-type="float" office:value="16286947" calcext:value-type="float">
            <text:p>16286947</text:p>
          </table:table-cell>
          <table:table-cell table:formula="of:=[.A1020]/1000/(60*60*24)" office:value-type="time" office:time-value="PT04H31M26.947S" calcext:value-type="time">
            <text:p>04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2.33" calcext:value-type="float">
            <text:p>562.3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6302947" calcext:value-type="float">
            <text:p>16302947</text:p>
          </table:table-cell>
          <table:table-cell table:formula="of:=[.A1021]/1000/(60*60*24)" office:value-type="time" office:time-value="PT04H31M42.947S" calcext:value-type="time">
            <text:p>04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2.87" calcext:value-type="float">
            <text:p>562.87</text:p>
          </table:table-cell>
          <table:table-cell office:value-type="float" office:value="696.63" calcext:value-type="float">
            <text:p>696.63</text:p>
          </table:table-cell>
        </table:table-row>
        <table:table-row table:style-name="ro1">
          <table:table-cell office:value-type="float" office:value="16318947" calcext:value-type="float">
            <text:p>16318947</text:p>
          </table:table-cell>
          <table:table-cell table:formula="of:=[.A1022]/1000/(60*60*24)" office:value-type="time" office:time-value="PT04H31M58.947S" calcext:value-type="time">
            <text:p>04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3.4" calcext:value-type="float">
            <text:p>563.4</text:p>
          </table:table-cell>
          <table:table-cell office:value-type="float" office:value="697.27" calcext:value-type="float">
            <text:p>697.27</text:p>
          </table:table-cell>
        </table:table-row>
        <table:table-row table:style-name="ro1">
          <table:table-cell office:value-type="float" office:value="16334947" calcext:value-type="float">
            <text:p>16334947</text:p>
          </table:table-cell>
          <table:table-cell table:formula="of:=[.A1023]/1000/(60*60*24)" office:value-type="time" office:time-value="PT04H32M14.947S" calcext:value-type="time">
            <text:p>04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3.93" calcext:value-type="float">
            <text:p>563.93</text:p>
          </table:table-cell>
          <table:table-cell office:value-type="float" office:value="697.9" calcext:value-type="float">
            <text:p>697.9</text:p>
          </table:table-cell>
        </table:table-row>
        <table:table-row table:style-name="ro1">
          <table:table-cell office:value-type="float" office:value="16350947" calcext:value-type="float">
            <text:p>16350947</text:p>
          </table:table-cell>
          <table:table-cell table:formula="of:=[.A1024]/1000/(60*60*24)" office:value-type="time" office:time-value="PT04H32M30.947S" calcext:value-type="time">
            <text:p>04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4.46" calcext:value-type="float">
            <text:p>564.46</text:p>
          </table:table-cell>
          <table:table-cell office:value-type="float" office:value="698.54" calcext:value-type="float">
            <text:p>698.54</text:p>
          </table:table-cell>
        </table:table-row>
        <table:table-row table:style-name="ro1">
          <table:table-cell office:value-type="float" office:value="16366947" calcext:value-type="float">
            <text:p>16366947</text:p>
          </table:table-cell>
          <table:table-cell table:formula="of:=[.A1025]/1000/(60*60*24)" office:value-type="time" office:time-value="PT04H32M46.947S" calcext:value-type="time">
            <text:p>04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5" calcext:value-type="float">
            <text:p>565</text:p>
          </table:table-cell>
          <table:table-cell office:value-type="float" office:value="699.17" calcext:value-type="float">
            <text:p>699.17</text:p>
          </table:table-cell>
        </table:table-row>
        <table:table-row table:style-name="ro1">
          <table:table-cell office:value-type="float" office:value="16382947" calcext:value-type="float">
            <text:p>16382947</text:p>
          </table:table-cell>
          <table:table-cell table:formula="of:=[.A1026]/1000/(60*60*24)" office:value-type="time" office:time-value="PT04H33M02.947S" calcext:value-type="time">
            <text:p>04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5.53" calcext:value-type="float">
            <text:p>565.53</text:p>
          </table:table-cell>
          <table:table-cell office:value-type="float" office:value="699.81" calcext:value-type="float">
            <text:p>699.81</text:p>
          </table:table-cell>
        </table:table-row>
        <table:table-row table:style-name="ro1">
          <table:table-cell office:value-type="float" office:value="16398947" calcext:value-type="float">
            <text:p>16398947</text:p>
          </table:table-cell>
          <table:table-cell table:formula="of:=[.A1027]/1000/(60*60*24)" office:value-type="time" office:time-value="PT04H33M18.947S" calcext:value-type="time">
            <text:p>04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66.06" calcext:value-type="float">
            <text:p>566.06</text:p>
          </table:table-cell>
          <table:table-cell office:value-type="float" office:value="700.44" calcext:value-type="float">
            <text:p>700.44</text:p>
          </table:table-cell>
        </table:table-row>
        <table:table-row table:style-name="ro1">
          <table:table-cell office:value-type="float" office:value="16414947" calcext:value-type="float">
            <text:p>16414947</text:p>
          </table:table-cell>
          <table:table-cell table:formula="of:=[.A1028]/1000/(60*60*24)" office:value-type="time" office:time-value="PT04H33M34.947S" calcext:value-type="time">
            <text:p>04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566.59" calcext:value-type="float">
            <text:p>566.59</text:p>
          </table:table-cell>
          <table:table-cell office:value-type="float" office:value="701.08" calcext:value-type="float">
            <text:p>701.08</text:p>
          </table:table-cell>
        </table:table-row>
        <table:table-row table:style-name="ro1">
          <table:table-cell office:value-type="float" office:value="16430947" calcext:value-type="float">
            <text:p>16430947</text:p>
          </table:table-cell>
          <table:table-cell table:formula="of:=[.A1029]/1000/(60*60*24)" office:value-type="time" office:time-value="PT04H33M50.947S" calcext:value-type="time">
            <text:p>04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7.13" calcext:value-type="float">
            <text:p>567.13</text:p>
          </table:table-cell>
          <table:table-cell office:value-type="float" office:value="701.71" calcext:value-type="float">
            <text:p>701.71</text:p>
          </table:table-cell>
        </table:table-row>
        <table:table-row table:style-name="ro1">
          <table:table-cell office:value-type="float" office:value="16446947" calcext:value-type="float">
            <text:p>16446947</text:p>
          </table:table-cell>
          <table:table-cell table:formula="of:=[.A1030]/1000/(60*60*24)" office:value-type="time" office:time-value="PT04H34M06.947S" calcext:value-type="time">
            <text:p>04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7.66" calcext:value-type="float">
            <text:p>567.66</text:p>
          </table:table-cell>
          <table:table-cell office:value-type="float" office:value="702.34" calcext:value-type="float">
            <text:p>702.34</text:p>
          </table:table-cell>
        </table:table-row>
        <table:table-row table:style-name="ro1">
          <table:table-cell office:value-type="float" office:value="16462947" calcext:value-type="float">
            <text:p>16462947</text:p>
          </table:table-cell>
          <table:table-cell table:formula="of:=[.A1031]/1000/(60*60*24)" office:value-type="time" office:time-value="PT04H34M22.947S" calcext:value-type="time">
            <text:p>04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8.19" calcext:value-type="float">
            <text:p>568.19</text:p>
          </table:table-cell>
          <table:table-cell office:value-type="float" office:value="702.98" calcext:value-type="float">
            <text:p>702.98</text:p>
          </table:table-cell>
        </table:table-row>
        <table:table-row table:style-name="ro1">
          <table:table-cell office:value-type="float" office:value="16478947" calcext:value-type="float">
            <text:p>16478947</text:p>
          </table:table-cell>
          <table:table-cell table:formula="of:=[.A1032]/1000/(60*60*24)" office:value-type="time" office:time-value="PT04H34M38.947S" calcext:value-type="time">
            <text:p>04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8.72" calcext:value-type="float">
            <text:p>568.72</text:p>
          </table:table-cell>
          <table:table-cell office:value-type="float" office:value="703.61" calcext:value-type="float">
            <text:p>703.61</text:p>
          </table:table-cell>
        </table:table-row>
        <table:table-row table:style-name="ro1">
          <table:table-cell office:value-type="float" office:value="16494947" calcext:value-type="float">
            <text:p>16494947</text:p>
          </table:table-cell>
          <table:table-cell table:formula="of:=[.A1033]/1000/(60*60*24)" office:value-type="time" office:time-value="PT04H34M54.947S" calcext:value-type="time">
            <text:p>04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69.26" calcext:value-type="float">
            <text:p>569.26</text:p>
          </table:table-cell>
          <table:table-cell office:value-type="float" office:value="704.25" calcext:value-type="float">
            <text:p>704.25</text:p>
          </table:table-cell>
        </table:table-row>
        <table:table-row table:style-name="ro1">
          <table:table-cell office:value-type="float" office:value="16510947" calcext:value-type="float">
            <text:p>16510947</text:p>
          </table:table-cell>
          <table:table-cell table:formula="of:=[.A1034]/1000/(60*60*24)" office:value-type="time" office:time-value="PT04H35M10.947S" calcext:value-type="time">
            <text:p>04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69.79" calcext:value-type="float">
            <text:p>569.79</text:p>
          </table:table-cell>
          <table:table-cell office:value-type="float" office:value="704.88" calcext:value-type="float">
            <text:p>704.88</text:p>
          </table:table-cell>
        </table:table-row>
        <table:table-row table:style-name="ro1">
          <table:table-cell office:value-type="float" office:value="16526947" calcext:value-type="float">
            <text:p>16526947</text:p>
          </table:table-cell>
          <table:table-cell table:formula="of:=[.A1035]/1000/(60*60*24)" office:value-type="time" office:time-value="PT04H35M26.947S" calcext:value-type="time">
            <text:p>04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0.32" calcext:value-type="float">
            <text:p>570.32</text:p>
          </table:table-cell>
          <table:table-cell office:value-type="float" office:value="705.52" calcext:value-type="float">
            <text:p>705.52</text:p>
          </table:table-cell>
        </table:table-row>
        <table:table-row table:style-name="ro1">
          <table:table-cell office:value-type="float" office:value="16542947" calcext:value-type="float">
            <text:p>16542947</text:p>
          </table:table-cell>
          <table:table-cell table:formula="of:=[.A1036]/1000/(60*60*24)" office:value-type="time" office:time-value="PT04H35M42.947S" calcext:value-type="time">
            <text:p>04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0.85" calcext:value-type="float">
            <text:p>570.85</text:p>
          </table:table-cell>
          <table:table-cell office:value-type="float" office:value="706.15" calcext:value-type="float">
            <text:p>706.15</text:p>
          </table:table-cell>
        </table:table-row>
        <table:table-row table:style-name="ro1">
          <table:table-cell office:value-type="float" office:value="16558947" calcext:value-type="float">
            <text:p>16558947</text:p>
          </table:table-cell>
          <table:table-cell table:formula="of:=[.A1037]/1000/(60*60*24)" office:value-type="time" office:time-value="PT04H35M58.947S" calcext:value-type="time">
            <text:p>04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1.38" calcext:value-type="float">
            <text:p>571.38</text:p>
          </table:table-cell>
          <table:table-cell office:value-type="float" office:value="706.78" calcext:value-type="float">
            <text:p>706.78</text:p>
          </table:table-cell>
        </table:table-row>
        <table:table-row table:style-name="ro1">
          <table:table-cell office:value-type="float" office:value="16574947" calcext:value-type="float">
            <text:p>16574947</text:p>
          </table:table-cell>
          <table:table-cell table:formula="of:=[.A1038]/1000/(60*60*24)" office:value-type="time" office:time-value="PT04H36M14.947S" calcext:value-type="time">
            <text:p>04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71.92" calcext:value-type="float">
            <text:p>571.92</text:p>
          </table:table-cell>
          <table:table-cell office:value-type="float" office:value="707.42" calcext:value-type="float">
            <text:p>707.42</text:p>
          </table:table-cell>
        </table:table-row>
        <table:table-row table:style-name="ro1">
          <table:table-cell office:value-type="float" office:value="16590947" calcext:value-type="float">
            <text:p>16590947</text:p>
          </table:table-cell>
          <table:table-cell table:formula="of:=[.A1039]/1000/(60*60*24)" office:value-type="time" office:time-value="PT04H36M30.947S" calcext:value-type="time">
            <text:p>04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72.45" calcext:value-type="float">
            <text:p>572.45</text:p>
          </table:table-cell>
          <table:table-cell office:value-type="float" office:value="708.05" calcext:value-type="float">
            <text:p>708.05</text:p>
          </table:table-cell>
        </table:table-row>
        <table:table-row table:style-name="ro1">
          <table:table-cell office:value-type="float" office:value="16606947" calcext:value-type="float">
            <text:p>16606947</text:p>
          </table:table-cell>
          <table:table-cell table:formula="of:=[.A1040]/1000/(60*60*24)" office:value-type="time" office:time-value="PT04H36M46.947S" calcext:value-type="time">
            <text:p>04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72.98" calcext:value-type="float">
            <text:p>572.98</text:p>
          </table:table-cell>
          <table:table-cell office:value-type="float" office:value="708.68" calcext:value-type="float">
            <text:p>708.68</text:p>
          </table:table-cell>
        </table:table-row>
        <table:table-row table:style-name="ro1">
          <table:table-cell office:value-type="float" office:value="16622947" calcext:value-type="float">
            <text:p>16622947</text:p>
          </table:table-cell>
          <table:table-cell table:formula="of:=[.A1041]/1000/(60*60*24)" office:value-type="time" office:time-value="PT04H37M02.947S" calcext:value-type="time">
            <text:p>04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73.51" calcext:value-type="float">
            <text:p>573.51</text:p>
          </table:table-cell>
          <table:table-cell office:value-type="float" office:value="709.31" calcext:value-type="float">
            <text:p>709.31</text:p>
          </table:table-cell>
        </table:table-row>
        <table:table-row table:style-name="ro1">
          <table:table-cell office:value-type="float" office:value="16638947" calcext:value-type="float">
            <text:p>16638947</text:p>
          </table:table-cell>
          <table:table-cell table:formula="of:=[.A1042]/1000/(60*60*24)" office:value-type="time" office:time-value="PT04H37M18.947S" calcext:value-type="time">
            <text:p>04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709.95" calcext:value-type="float">
            <text:p>709.95</text:p>
          </table:table-cell>
        </table:table-row>
        <table:table-row table:style-name="ro1">
          <table:table-cell office:value-type="float" office:value="16654947" calcext:value-type="float">
            <text:p>16654947</text:p>
          </table:table-cell>
          <table:table-cell table:formula="of:=[.A1043]/1000/(60*60*24)" office:value-type="time" office:time-value="PT04H37M34.947S" calcext:value-type="time">
            <text:p>04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74.58" calcext:value-type="float">
            <text:p>574.58</text:p>
          </table:table-cell>
          <table:table-cell office:value-type="float" office:value="710.58" calcext:value-type="float">
            <text:p>710.58</text:p>
          </table:table-cell>
        </table:table-row>
        <table:table-row table:style-name="ro1">
          <table:table-cell office:value-type="float" office:value="16670947" calcext:value-type="float">
            <text:p>16670947</text:p>
          </table:table-cell>
          <table:table-cell table:formula="of:=[.A1044]/1000/(60*60*24)" office:value-type="time" office:time-value="PT04H37M50.947S" calcext:value-type="time">
            <text:p>04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75.11" calcext:value-type="float">
            <text:p>575.11</text:p>
          </table:table-cell>
          <table:table-cell office:value-type="float" office:value="711.21" calcext:value-type="float">
            <text:p>711.21</text:p>
          </table:table-cell>
        </table:table-row>
        <table:table-row table:style-name="ro1">
          <table:table-cell office:value-type="float" office:value="16686947" calcext:value-type="float">
            <text:p>16686947</text:p>
          </table:table-cell>
          <table:table-cell table:formula="of:=[.A1045]/1000/(60*60*24)" office:value-type="time" office:time-value="PT04H38M06.947S" calcext:value-type="time">
            <text:p>04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75.64" calcext:value-type="float">
            <text:p>575.64</text:p>
          </table:table-cell>
          <table:table-cell office:value-type="float" office:value="711.84" calcext:value-type="float">
            <text:p>711.84</text:p>
          </table:table-cell>
        </table:table-row>
        <table:table-row table:style-name="ro1">
          <table:table-cell office:value-type="float" office:value="16702947" calcext:value-type="float">
            <text:p>16702947</text:p>
          </table:table-cell>
          <table:table-cell table:formula="of:=[.A1046]/1000/(60*60*24)" office:value-type="time" office:time-value="PT04H38M22.947S" calcext:value-type="time">
            <text:p>04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76.17" calcext:value-type="float">
            <text:p>576.17</text:p>
          </table:table-cell>
          <table:table-cell office:value-type="float" office:value="712.48" calcext:value-type="float">
            <text:p>712.48</text:p>
          </table:table-cell>
        </table:table-row>
        <table:table-row table:style-name="ro1">
          <table:table-cell office:value-type="float" office:value="16718947" calcext:value-type="float">
            <text:p>16718947</text:p>
          </table:table-cell>
          <table:table-cell table:formula="of:=[.A1047]/1000/(60*60*24)" office:value-type="time" office:time-value="PT04H38M38.947S" calcext:value-type="time">
            <text:p>04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76.7" calcext:value-type="float">
            <text:p>576.7</text:p>
          </table:table-cell>
          <table:table-cell office:value-type="float" office:value="713.11" calcext:value-type="float">
            <text:p>713.11</text:p>
          </table:table-cell>
        </table:table-row>
        <table:table-row table:style-name="ro1">
          <table:table-cell office:value-type="float" office:value="16734947" calcext:value-type="float">
            <text:p>16734947</text:p>
          </table:table-cell>
          <table:table-cell table:formula="of:=[.A1048]/1000/(60*60*24)" office:value-type="time" office:time-value="PT04H38M54.947S" calcext:value-type="time">
            <text:p>04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77.24" calcext:value-type="float">
            <text:p>577.24</text:p>
          </table:table-cell>
          <table:table-cell office:value-type="float" office:value="713.74" calcext:value-type="float">
            <text:p>713.74</text:p>
          </table:table-cell>
        </table:table-row>
        <table:table-row table:style-name="ro1">
          <table:table-cell office:value-type="float" office:value="16750947" calcext:value-type="float">
            <text:p>16750947</text:p>
          </table:table-cell>
          <table:table-cell table:formula="of:=[.A1049]/1000/(60*60*24)" office:value-type="time" office:time-value="PT04H39M10.947S" calcext:value-type="time">
            <text:p>04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77.77" calcext:value-type="float">
            <text:p>577.77</text:p>
          </table:table-cell>
          <table:table-cell office:value-type="float" office:value="714.37" calcext:value-type="float">
            <text:p>714.37</text:p>
          </table:table-cell>
        </table:table-row>
        <table:table-row table:style-name="ro1">
          <table:table-cell office:value-type="float" office:value="16766947" calcext:value-type="float">
            <text:p>16766947</text:p>
          </table:table-cell>
          <table:table-cell table:formula="of:=[.A1050]/1000/(60*60*24)" office:value-type="time" office:time-value="PT04H39M26.947S" calcext:value-type="time">
            <text:p>04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78.3" calcext:value-type="float">
            <text:p>578.3</text:p>
          </table:table-cell>
          <table:table-cell office:value-type="float" office:value="715.01" calcext:value-type="float">
            <text:p>715.01</text:p>
          </table:table-cell>
        </table:table-row>
        <table:table-row table:style-name="ro1">
          <table:table-cell office:value-type="float" office:value="16782947" calcext:value-type="float">
            <text:p>16782947</text:p>
          </table:table-cell>
          <table:table-cell table:formula="of:=[.A1051]/1000/(60*60*24)" office:value-type="time" office:time-value="PT04H39M42.947S" calcext:value-type="time">
            <text:p>04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78.83" calcext:value-type="float">
            <text:p>578.83</text:p>
          </table:table-cell>
          <table:table-cell office:value-type="float" office:value="715.64" calcext:value-type="float">
            <text:p>715.64</text:p>
          </table:table-cell>
        </table:table-row>
        <table:table-row table:style-name="ro1">
          <table:table-cell office:value-type="float" office:value="16798947" calcext:value-type="float">
            <text:p>16798947</text:p>
          </table:table-cell>
          <table:table-cell table:formula="of:=[.A1052]/1000/(60*60*24)" office:value-type="time" office:time-value="PT04H39M58.947S" calcext:value-type="time">
            <text:p>04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2.44" calcext:value-type="float">
            <text:p>142.44</text:p>
          </table:table-cell>
          <table:table-cell office:value-type="float" office:value="579.36" calcext:value-type="float">
            <text:p>579.36</text:p>
          </table:table-cell>
          <table:table-cell office:value-type="float" office:value="716.27" calcext:value-type="float">
            <text:p>716.27</text:p>
          </table:table-cell>
        </table:table-row>
        <table:table-row table:style-name="ro1">
          <table:table-cell office:value-type="float" office:value="16814947" calcext:value-type="float">
            <text:p>16814947</text:p>
          </table:table-cell>
          <table:table-cell table:formula="of:=[.A1053]/1000/(60*60*24)" office:value-type="time" office:time-value="PT04H40M14.947S" calcext:value-type="time">
            <text:p>04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79.89" calcext:value-type="float">
            <text:p>579.89</text:p>
          </table:table-cell>
          <table:table-cell office:value-type="float" office:value="716.9" calcext:value-type="float">
            <text:p>716.9</text:p>
          </table:table-cell>
        </table:table-row>
        <table:table-row table:style-name="ro1">
          <table:table-cell office:value-type="float" office:value="16830947" calcext:value-type="float">
            <text:p>16830947</text:p>
          </table:table-cell>
          <table:table-cell table:formula="of:=[.A1054]/1000/(60*60*24)" office:value-type="time" office:time-value="PT04H40M30.947S" calcext:value-type="time">
            <text:p>04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0.42" calcext:value-type="float">
            <text:p>580.42</text:p>
          </table:table-cell>
          <table:table-cell office:value-type="float" office:value="717.53" calcext:value-type="float">
            <text:p>717.53</text:p>
          </table:table-cell>
        </table:table-row>
        <table:table-row table:style-name="ro1">
          <table:table-cell office:value-type="float" office:value="16846947" calcext:value-type="float">
            <text:p>16846947</text:p>
          </table:table-cell>
          <table:table-cell table:formula="of:=[.A1055]/1000/(60*60*24)" office:value-type="time" office:time-value="PT04H40M46.947S" calcext:value-type="time">
            <text:p>04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0.95" calcext:value-type="float">
            <text:p>580.95</text:p>
          </table:table-cell>
          <table:table-cell office:value-type="float" office:value="718.16" calcext:value-type="float">
            <text:p>718.16</text:p>
          </table:table-cell>
        </table:table-row>
        <table:table-row table:style-name="ro1">
          <table:table-cell office:value-type="float" office:value="16862947" calcext:value-type="float">
            <text:p>16862947</text:p>
          </table:table-cell>
          <table:table-cell table:formula="of:=[.A1056]/1000/(60*60*24)" office:value-type="time" office:time-value="PT04H41M02.947S" calcext:value-type="time">
            <text:p>04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1.49" calcext:value-type="float">
            <text:p>581.49</text:p>
          </table:table-cell>
          <table:table-cell office:value-type="float" office:value="718.8" calcext:value-type="float">
            <text:p>718.8</text:p>
          </table:table-cell>
        </table:table-row>
        <table:table-row table:style-name="ro1">
          <table:table-cell office:value-type="float" office:value="16878946" calcext:value-type="float">
            <text:p>16878946</text:p>
          </table:table-cell>
          <table:table-cell table:formula="of:=[.A1057]/1000/(60*60*24)" office:value-type="time" office:time-value="PT04H41M18.946S" calcext:value-type="time">
            <text:p>04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2.02" calcext:value-type="float">
            <text:p>582.02</text:p>
          </table:table-cell>
          <table:table-cell office:value-type="float" office:value="719.43" calcext:value-type="float">
            <text:p>719.43</text:p>
          </table:table-cell>
        </table:table-row>
        <table:table-row table:style-name="ro1">
          <table:table-cell office:value-type="float" office:value="16894947" calcext:value-type="float">
            <text:p>16894947</text:p>
          </table:table-cell>
          <table:table-cell table:formula="of:=[.A1058]/1000/(60*60*24)" office:value-type="time" office:time-value="PT04H41M34.947S" calcext:value-type="time">
            <text:p>04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82.55" calcext:value-type="float">
            <text:p>582.55</text:p>
          </table:table-cell>
          <table:table-cell office:value-type="float" office:value="720.06" calcext:value-type="float">
            <text:p>720.06</text:p>
          </table:table-cell>
        </table:table-row>
        <table:table-row table:style-name="ro1">
          <table:table-cell office:value-type="float" office:value="16910947" calcext:value-type="float">
            <text:p>16910947</text:p>
          </table:table-cell>
          <table:table-cell table:formula="of:=[.A1059]/1000/(60*60*24)" office:value-type="time" office:time-value="PT04H41M50.947S" calcext:value-type="time">
            <text:p>04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83.08" calcext:value-type="float">
            <text:p>583.08</text:p>
          </table:table-cell>
          <table:table-cell office:value-type="float" office:value="720.69" calcext:value-type="float">
            <text:p>720.69</text:p>
          </table:table-cell>
        </table:table-row>
        <table:table-row table:style-name="ro1">
          <table:table-cell office:value-type="float" office:value="16926947" calcext:value-type="float">
            <text:p>16926947</text:p>
          </table:table-cell>
          <table:table-cell table:formula="of:=[.A1060]/1000/(60*60*24)" office:value-type="time" office:time-value="PT04H42M06.947S" calcext:value-type="time">
            <text:p>04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83.61" calcext:value-type="float">
            <text:p>583.61</text:p>
          </table:table-cell>
          <table:table-cell office:value-type="float" office:value="721.32" calcext:value-type="float">
            <text:p>721.32</text:p>
          </table:table-cell>
        </table:table-row>
        <table:table-row table:style-name="ro1">
          <table:table-cell office:value-type="float" office:value="16942947" calcext:value-type="float">
            <text:p>16942947</text:p>
          </table:table-cell>
          <table:table-cell table:formula="of:=[.A1061]/1000/(60*60*24)" office:value-type="time" office:time-value="PT04H42M22.947S" calcext:value-type="time">
            <text:p>04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84.14" calcext:value-type="float">
            <text:p>584.14</text:p>
          </table:table-cell>
          <table:table-cell office:value-type="float" office:value="721.95" calcext:value-type="float">
            <text:p>721.95</text:p>
          </table:table-cell>
        </table:table-row>
        <table:table-row table:style-name="ro1">
          <table:table-cell office:value-type="float" office:value="16958947" calcext:value-type="float">
            <text:p>16958947</text:p>
          </table:table-cell>
          <table:table-cell table:formula="of:=[.A1062]/1000/(60*60*24)" office:value-type="time" office:time-value="PT04H42M38.947S" calcext:value-type="time">
            <text:p>04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84.67" calcext:value-type="float">
            <text:p>584.67</text:p>
          </table:table-cell>
          <table:table-cell office:value-type="float" office:value="722.58" calcext:value-type="float">
            <text:p>722.58</text:p>
          </table:table-cell>
        </table:table-row>
        <table:table-row table:style-name="ro1">
          <table:table-cell office:value-type="float" office:value="16974947" calcext:value-type="float">
            <text:p>16974947</text:p>
          </table:table-cell>
          <table:table-cell table:formula="of:=[.A1063]/1000/(60*60*24)" office:value-type="time" office:time-value="PT04H42M54.947S" calcext:value-type="time">
            <text:p>04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85.2" calcext:value-type="float">
            <text:p>585.2</text:p>
          </table:table-cell>
          <table:table-cell office:value-type="float" office:value="723.21" calcext:value-type="float">
            <text:p>723.21</text:p>
          </table:table-cell>
        </table:table-row>
        <table:table-row table:style-name="ro1">
          <table:table-cell office:value-type="float" office:value="16990947" calcext:value-type="float">
            <text:p>16990947</text:p>
          </table:table-cell>
          <table:table-cell table:formula="of:=[.A1064]/1000/(60*60*24)" office:value-type="time" office:time-value="PT04H43M10.947S" calcext:value-type="time">
            <text:p>04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85.73" calcext:value-type="float">
            <text:p>585.73</text:p>
          </table:table-cell>
          <table:table-cell office:value-type="float" office:value="723.84" calcext:value-type="float">
            <text:p>723.84</text:p>
          </table:table-cell>
        </table:table-row>
        <table:table-row table:style-name="ro1">
          <table:table-cell office:value-type="float" office:value="17006947" calcext:value-type="float">
            <text:p>17006947</text:p>
          </table:table-cell>
          <table:table-cell table:formula="of:=[.A1065]/1000/(60*60*24)" office:value-type="time" office:time-value="PT04H43M26.947S" calcext:value-type="time">
            <text:p>04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86.26" calcext:value-type="float">
            <text:p>586.26</text:p>
          </table:table-cell>
          <table:table-cell office:value-type="float" office:value="724.47" calcext:value-type="float">
            <text:p>724.47</text:p>
          </table:table-cell>
        </table:table-row>
        <table:table-row table:style-name="ro1">
          <table:table-cell office:value-type="float" office:value="17022947" calcext:value-type="float">
            <text:p>17022947</text:p>
          </table:table-cell>
          <table:table-cell table:formula="of:=[.A1066]/1000/(60*60*24)" office:value-type="time" office:time-value="PT04H43M42.947S" calcext:value-type="time">
            <text:p>04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86.79" calcext:value-type="float">
            <text:p>586.79</text:p>
          </table:table-cell>
          <table:table-cell office:value-type="float" office:value="725.1" calcext:value-type="float">
            <text:p>725.1</text:p>
          </table:table-cell>
        </table:table-row>
        <table:table-row table:style-name="ro1">
          <table:table-cell office:value-type="float" office:value="17038947" calcext:value-type="float">
            <text:p>17038947</text:p>
          </table:table-cell>
          <table:table-cell table:formula="of:=[.A1067]/1000/(60*60*24)" office:value-type="time" office:time-value="PT04H43M58.947S" calcext:value-type="time">
            <text:p>04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87.32" calcext:value-type="float">
            <text:p>587.32</text:p>
          </table:table-cell>
          <table:table-cell office:value-type="float" office:value="725.73" calcext:value-type="float">
            <text:p>725.73</text:p>
          </table:table-cell>
        </table:table-row>
        <table:table-row table:style-name="ro1">
          <table:table-cell office:value-type="float" office:value="17054947" calcext:value-type="float">
            <text:p>17054947</text:p>
          </table:table-cell>
          <table:table-cell table:formula="of:=[.A1068]/1000/(60*60*24)" office:value-type="time" office:time-value="PT04H44M14.947S" calcext:value-type="time">
            <text:p>04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87.85" calcext:value-type="float">
            <text:p>587.85</text:p>
          </table:table-cell>
          <table:table-cell office:value-type="float" office:value="726.36" calcext:value-type="float">
            <text:p>726.36</text:p>
          </table:table-cell>
        </table:table-row>
        <table:table-row table:style-name="ro1">
          <table:table-cell office:value-type="float" office:value="17070947" calcext:value-type="float">
            <text:p>17070947</text:p>
          </table:table-cell>
          <table:table-cell table:formula="of:=[.A1069]/1000/(60*60*24)" office:value-type="time" office:time-value="PT04H44M30.947S" calcext:value-type="time">
            <text:p>04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88.38" calcext:value-type="float">
            <text:p>588.38</text:p>
          </table:table-cell>
          <table:table-cell office:value-type="float" office:value="726.99" calcext:value-type="float">
            <text:p>726.99</text:p>
          </table:table-cell>
        </table:table-row>
        <table:table-row table:style-name="ro1">
          <table:table-cell office:value-type="float" office:value="17086947" calcext:value-type="float">
            <text:p>17086947</text:p>
          </table:table-cell>
          <table:table-cell table:formula="of:=[.A1070]/1000/(60*60*24)" office:value-type="time" office:time-value="PT04H44M46.947S" calcext:value-type="time">
            <text:p>04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88.91" calcext:value-type="float">
            <text:p>588.91</text:p>
          </table:table-cell>
          <table:table-cell office:value-type="float" office:value="727.62" calcext:value-type="float">
            <text:p>727.62</text:p>
          </table:table-cell>
        </table:table-row>
        <table:table-row table:style-name="ro1">
          <table:table-cell office:value-type="float" office:value="17102947" calcext:value-type="float">
            <text:p>17102947</text:p>
          </table:table-cell>
          <table:table-cell table:formula="of:=[.A1071]/1000/(60*60*24)" office:value-type="time" office:time-value="PT04H45M02.947S" calcext:value-type="time">
            <text:p>04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89.44" calcext:value-type="float">
            <text:p>589.44</text:p>
          </table:table-cell>
          <table:table-cell office:value-type="float" office:value="728.25" calcext:value-type="float">
            <text:p>728.25</text:p>
          </table:table-cell>
        </table:table-row>
        <table:table-row table:style-name="ro1">
          <table:table-cell office:value-type="float" office:value="17118947" calcext:value-type="float">
            <text:p>17118947</text:p>
          </table:table-cell>
          <table:table-cell table:formula="of:=[.A1072]/1000/(60*60*24)" office:value-type="time" office:time-value="PT04H45M18.947S" calcext:value-type="time">
            <text:p>04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89.97" calcext:value-type="float">
            <text:p>589.97</text:p>
          </table:table-cell>
          <table:table-cell office:value-type="float" office:value="728.88" calcext:value-type="float">
            <text:p>728.88</text:p>
          </table:table-cell>
        </table:table-row>
        <table:table-row table:style-name="ro1">
          <table:table-cell office:value-type="float" office:value="17134947" calcext:value-type="float">
            <text:p>17134947</text:p>
          </table:table-cell>
          <table:table-cell table:formula="of:=[.A1073]/1000/(60*60*24)" office:value-type="time" office:time-value="PT04H45M34.947S" calcext:value-type="time">
            <text:p>04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90.5" calcext:value-type="float">
            <text:p>590.5</text:p>
          </table:table-cell>
          <table:table-cell office:value-type="float" office:value="729.51" calcext:value-type="float">
            <text:p>729.51</text:p>
          </table:table-cell>
        </table:table-row>
        <table:table-row table:style-name="ro1">
          <table:table-cell office:value-type="float" office:value="17150947" calcext:value-type="float">
            <text:p>17150947</text:p>
          </table:table-cell>
          <table:table-cell table:formula="of:=[.A1074]/1000/(60*60*24)" office:value-type="time" office:time-value="PT04H45M50.947S" calcext:value-type="time">
            <text:p>04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91.03" calcext:value-type="float">
            <text:p>591.03</text:p>
          </table:table-cell>
          <table:table-cell office:value-type="float" office:value="730.14" calcext:value-type="float">
            <text:p>730.14</text:p>
          </table:table-cell>
        </table:table-row>
        <table:table-row table:style-name="ro1">
          <table:table-cell office:value-type="float" office:value="17166947" calcext:value-type="float">
            <text:p>17166947</text:p>
          </table:table-cell>
          <table:table-cell table:formula="of:=[.A1075]/1000/(60*60*24)" office:value-type="time" office:time-value="PT04H46M06.947S" calcext:value-type="time">
            <text:p>04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591.56" calcext:value-type="float">
            <text:p>591.56</text:p>
          </table:table-cell>
          <table:table-cell office:value-type="float" office:value="730.77" calcext:value-type="float">
            <text:p>730.77</text:p>
          </table:table-cell>
        </table:table-row>
        <table:table-row table:style-name="ro1">
          <table:table-cell office:value-type="float" office:value="17182947" calcext:value-type="float">
            <text:p>17182947</text:p>
          </table:table-cell>
          <table:table-cell table:formula="of:=[.A1076]/1000/(60*60*24)" office:value-type="time" office:time-value="PT04H46M22.947S" calcext:value-type="time">
            <text:p>04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92.09" calcext:value-type="float">
            <text:p>592.09</text:p>
          </table:table-cell>
          <table:table-cell office:value-type="float" office:value="731.4" calcext:value-type="float">
            <text:p>731.4</text:p>
          </table:table-cell>
        </table:table-row>
        <table:table-row table:style-name="ro1">
          <table:table-cell office:value-type="float" office:value="17198947" calcext:value-type="float">
            <text:p>17198947</text:p>
          </table:table-cell>
          <table:table-cell table:formula="of:=[.A1077]/1000/(60*60*24)" office:value-type="time" office:time-value="PT04H46M38.947S" calcext:value-type="time">
            <text:p>04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92.62" calcext:value-type="float">
            <text:p>592.62</text:p>
          </table:table-cell>
          <table:table-cell office:value-type="float" office:value="732.02" calcext:value-type="float">
            <text:p>732.02</text:p>
          </table:table-cell>
        </table:table-row>
        <table:table-row table:style-name="ro1">
          <table:table-cell office:value-type="float" office:value="17214947" calcext:value-type="float">
            <text:p>17214947</text:p>
          </table:table-cell>
          <table:table-cell table:formula="of:=[.A1078]/1000/(60*60*24)" office:value-type="time" office:time-value="PT04H46M54.947S" calcext:value-type="time">
            <text:p>04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93.15" calcext:value-type="float">
            <text:p>593.15</text:p>
          </table:table-cell>
          <table:table-cell office:value-type="float" office:value="732.65" calcext:value-type="float">
            <text:p>732.65</text:p>
          </table:table-cell>
        </table:table-row>
        <table:table-row table:style-name="ro1">
          <table:table-cell office:value-type="float" office:value="17230947" calcext:value-type="float">
            <text:p>17230947</text:p>
          </table:table-cell>
          <table:table-cell table:formula="of:=[.A1079]/1000/(60*60*24)" office:value-type="time" office:time-value="PT04H47M10.947S" calcext:value-type="time">
            <text:p>04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93.68" calcext:value-type="float">
            <text:p>593.68</text:p>
          </table:table-cell>
          <table:table-cell office:value-type="float" office:value="733.28" calcext:value-type="float">
            <text:p>733.28</text:p>
          </table:table-cell>
        </table:table-row>
        <table:table-row table:style-name="ro1">
          <table:table-cell office:value-type="float" office:value="17246947" calcext:value-type="float">
            <text:p>17246947</text:p>
          </table:table-cell>
          <table:table-cell table:formula="of:=[.A1080]/1000/(60*60*24)" office:value-type="time" office:time-value="PT04H47M26.947S" calcext:value-type="time">
            <text:p>04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94.21" calcext:value-type="float">
            <text:p>594.21</text:p>
          </table:table-cell>
          <table:table-cell office:value-type="float" office:value="733.91" calcext:value-type="float">
            <text:p>733.91</text:p>
          </table:table-cell>
        </table:table-row>
        <table:table-row table:style-name="ro1">
          <table:table-cell office:value-type="float" office:value="17262947" calcext:value-type="float">
            <text:p>17262947</text:p>
          </table:table-cell>
          <table:table-cell table:formula="of:=[.A1081]/1000/(60*60*24)" office:value-type="time" office:time-value="PT04H47M42.947S" calcext:value-type="time">
            <text:p>04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4.74" calcext:value-type="float">
            <text:p>594.74</text:p>
          </table:table-cell>
          <table:table-cell office:value-type="float" office:value="734.53" calcext:value-type="float">
            <text:p>734.53</text:p>
          </table:table-cell>
        </table:table-row>
        <table:table-row table:style-name="ro1">
          <table:table-cell office:value-type="float" office:value="17278947" calcext:value-type="float">
            <text:p>17278947</text:p>
          </table:table-cell>
          <table:table-cell table:formula="of:=[.A1082]/1000/(60*60*24)" office:value-type="time" office:time-value="PT04H47M58.947S" calcext:value-type="time">
            <text:p>04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95.27" calcext:value-type="float">
            <text:p>595.27</text:p>
          </table:table-cell>
          <table:table-cell office:value-type="float" office:value="735.16" calcext:value-type="float">
            <text:p>735.16</text:p>
          </table:table-cell>
        </table:table-row>
        <table:table-row table:style-name="ro1">
          <table:table-cell office:value-type="float" office:value="17294947" calcext:value-type="float">
            <text:p>17294947</text:p>
          </table:table-cell>
          <table:table-cell table:formula="of:=[.A1083]/1000/(60*60*24)" office:value-type="time" office:time-value="PT04H48M14.947S" calcext:value-type="time">
            <text:p>04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5.8" calcext:value-type="float">
            <text:p>595.8</text:p>
          </table:table-cell>
          <table:table-cell office:value-type="float" office:value="735.79" calcext:value-type="float">
            <text:p>735.79</text:p>
          </table:table-cell>
        </table:table-row>
        <table:table-row table:style-name="ro1">
          <table:table-cell office:value-type="float" office:value="17310947" calcext:value-type="float">
            <text:p>17310947</text:p>
          </table:table-cell>
          <table:table-cell table:formula="of:=[.A1084]/1000/(60*60*24)" office:value-type="time" office:time-value="PT04H48M30.947S" calcext:value-type="time">
            <text:p>04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6.33" calcext:value-type="float">
            <text:p>596.33</text:p>
          </table:table-cell>
          <table:table-cell office:value-type="float" office:value="736.41" calcext:value-type="float">
            <text:p>736.41</text:p>
          </table:table-cell>
        </table:table-row>
        <table:table-row table:style-name="ro1">
          <table:table-cell office:value-type="float" office:value="17326947" calcext:value-type="float">
            <text:p>17326947</text:p>
          </table:table-cell>
          <table:table-cell table:formula="of:=[.A1085]/1000/(60*60*24)" office:value-type="time" office:time-value="PT04H48M46.947S" calcext:value-type="time">
            <text:p>04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596.86" calcext:value-type="float">
            <text:p>596.86</text:p>
          </table:table-cell>
          <table:table-cell office:value-type="float" office:value="737.04" calcext:value-type="float">
            <text:p>737.04</text:p>
          </table:table-cell>
        </table:table-row>
        <table:table-row table:style-name="ro1">
          <table:table-cell office:value-type="float" office:value="17342947" calcext:value-type="float">
            <text:p>17342947</text:p>
          </table:table-cell>
          <table:table-cell table:formula="of:=[.A1086]/1000/(60*60*24)" office:value-type="time" office:time-value="PT04H49M02.947S" calcext:value-type="time">
            <text:p>04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7.39" calcext:value-type="float">
            <text:p>597.39</text:p>
          </table:table-cell>
          <table:table-cell office:value-type="float" office:value="737.67" calcext:value-type="float">
            <text:p>737.67</text:p>
          </table:table-cell>
        </table:table-row>
        <table:table-row table:style-name="ro1">
          <table:table-cell office:value-type="float" office:value="17358947" calcext:value-type="float">
            <text:p>17358947</text:p>
          </table:table-cell>
          <table:table-cell table:formula="of:=[.A1087]/1000/(60*60*24)" office:value-type="time" office:time-value="PT04H49M18.947S" calcext:value-type="time">
            <text:p>04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7.92" calcext:value-type="float">
            <text:p>597.92</text:p>
          </table:table-cell>
          <table:table-cell office:value-type="float" office:value="738.29" calcext:value-type="float">
            <text:p>738.29</text:p>
          </table:table-cell>
        </table:table-row>
        <table:table-row table:style-name="ro1">
          <table:table-cell office:value-type="float" office:value="17374947" calcext:value-type="float">
            <text:p>17374947</text:p>
          </table:table-cell>
          <table:table-cell table:formula="of:=[.A1088]/1000/(60*60*24)" office:value-type="time" office:time-value="PT04H49M34.947S" calcext:value-type="time">
            <text:p>04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98.45" calcext:value-type="float">
            <text:p>598.45</text:p>
          </table:table-cell>
          <table:table-cell office:value-type="float" office:value="738.92" calcext:value-type="float">
            <text:p>738.92</text:p>
          </table:table-cell>
        </table:table-row>
        <table:table-row table:style-name="ro1">
          <table:table-cell office:value-type="float" office:value="17390947" calcext:value-type="float">
            <text:p>17390947</text:p>
          </table:table-cell>
          <table:table-cell table:formula="of:=[.A1089]/1000/(60*60*24)" office:value-type="time" office:time-value="PT04H49M50.947S" calcext:value-type="time">
            <text:p>04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98.97" calcext:value-type="float">
            <text:p>598.97</text:p>
          </table:table-cell>
          <table:table-cell office:value-type="float" office:value="739.55" calcext:value-type="float">
            <text:p>739.55</text:p>
          </table:table-cell>
        </table:table-row>
        <table:table-row table:style-name="ro1">
          <table:table-cell office:value-type="float" office:value="17406947" calcext:value-type="float">
            <text:p>17406947</text:p>
          </table:table-cell>
          <table:table-cell table:formula="of:=[.A1090]/1000/(60*60*24)" office:value-type="time" office:time-value="PT04H50M06.947S" calcext:value-type="time">
            <text:p>04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99.5" calcext:value-type="float">
            <text:p>599.5</text:p>
          </table:table-cell>
          <table:table-cell office:value-type="float" office:value="740.17" calcext:value-type="float">
            <text:p>740.17</text:p>
          </table:table-cell>
        </table:table-row>
        <table:table-row table:style-name="ro1">
          <table:table-cell office:value-type="float" office:value="17422947" calcext:value-type="float">
            <text:p>17422947</text:p>
          </table:table-cell>
          <table:table-cell table:formula="of:=[.A1091]/1000/(60*60*24)" office:value-type="time" office:time-value="PT04H50M22.947S" calcext:value-type="time">
            <text:p>04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0.03" calcext:value-type="float">
            <text:p>600.03</text:p>
          </table:table-cell>
          <table:table-cell office:value-type="float" office:value="740.8" calcext:value-type="float">
            <text:p>740.8</text:p>
          </table:table-cell>
        </table:table-row>
        <table:table-row table:style-name="ro1">
          <table:table-cell office:value-type="float" office:value="17438947" calcext:value-type="float">
            <text:p>17438947</text:p>
          </table:table-cell>
          <table:table-cell table:formula="of:=[.A1092]/1000/(60*60*24)" office:value-type="time" office:time-value="PT04H50M38.947S" calcext:value-type="time">
            <text:p>04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0.56" calcext:value-type="float">
            <text:p>600.56</text:p>
          </table:table-cell>
          <table:table-cell office:value-type="float" office:value="741.42" calcext:value-type="float">
            <text:p>741.42</text:p>
          </table:table-cell>
        </table:table-row>
        <table:table-row table:style-name="ro1">
          <table:table-cell office:value-type="float" office:value="17454947" calcext:value-type="float">
            <text:p>17454947</text:p>
          </table:table-cell>
          <table:table-cell table:formula="of:=[.A1093]/1000/(60*60*24)" office:value-type="time" office:time-value="PT04H50M54.947S" calcext:value-type="time">
            <text:p>04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1.09" calcext:value-type="float">
            <text:p>601.09</text:p>
          </table:table-cell>
          <table:table-cell office:value-type="float" office:value="742.05" calcext:value-type="float">
            <text:p>742.05</text:p>
          </table:table-cell>
        </table:table-row>
        <table:table-row table:style-name="ro1">
          <table:table-cell office:value-type="float" office:value="17470947" calcext:value-type="float">
            <text:p>17470947</text:p>
          </table:table-cell>
          <table:table-cell table:formula="of:=[.A1094]/1000/(60*60*24)" office:value-type="time" office:time-value="PT04H51M10.947S" calcext:value-type="time">
            <text:p>04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1.62" calcext:value-type="float">
            <text:p>601.62</text:p>
          </table:table-cell>
          <table:table-cell office:value-type="float" office:value="742.68" calcext:value-type="float">
            <text:p>742.68</text:p>
          </table:table-cell>
        </table:table-row>
        <table:table-row table:style-name="ro1">
          <table:table-cell office:value-type="float" office:value="17486947" calcext:value-type="float">
            <text:p>17486947</text:p>
          </table:table-cell>
          <table:table-cell table:formula="of:=[.A1095]/1000/(60*60*24)" office:value-type="time" office:time-value="PT04H51M26.947S" calcext:value-type="time">
            <text:p>04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2.15" calcext:value-type="float">
            <text:p>602.15</text:p>
          </table:table-cell>
          <table:table-cell office:value-type="float" office:value="743.3" calcext:value-type="float">
            <text:p>743.3</text:p>
          </table:table-cell>
        </table:table-row>
        <table:table-row table:style-name="ro1">
          <table:table-cell office:value-type="float" office:value="17502947" calcext:value-type="float">
            <text:p>17502947</text:p>
          </table:table-cell>
          <table:table-cell table:formula="of:=[.A1096]/1000/(60*60*24)" office:value-type="time" office:time-value="PT04H51M42.947S" calcext:value-type="time">
            <text:p>04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2.68" calcext:value-type="float">
            <text:p>602.68</text:p>
          </table:table-cell>
          <table:table-cell office:value-type="float" office:value="743.93" calcext:value-type="float">
            <text:p>743.93</text:p>
          </table:table-cell>
        </table:table-row>
        <table:table-row table:style-name="ro1">
          <table:table-cell office:value-type="float" office:value="17518947" calcext:value-type="float">
            <text:p>17518947</text:p>
          </table:table-cell>
          <table:table-cell table:formula="of:=[.A1097]/1000/(60*60*24)" office:value-type="time" office:time-value="PT04H51M58.947S" calcext:value-type="time">
            <text:p>04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3.21" calcext:value-type="float">
            <text:p>603.21</text:p>
          </table:table-cell>
          <table:table-cell office:value-type="float" office:value="744.55" calcext:value-type="float">
            <text:p>744.55</text:p>
          </table:table-cell>
        </table:table-row>
        <table:table-row table:style-name="ro1">
          <table:table-cell office:value-type="float" office:value="17534947" calcext:value-type="float">
            <text:p>17534947</text:p>
          </table:table-cell>
          <table:table-cell table:formula="of:=[.A1098]/1000/(60*60*24)" office:value-type="time" office:time-value="PT04H52M14.947S" calcext:value-type="time">
            <text:p>04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3.73" calcext:value-type="float">
            <text:p>603.73</text:p>
          </table:table-cell>
          <table:table-cell office:value-type="float" office:value="745.18" calcext:value-type="float">
            <text:p>745.18</text:p>
          </table:table-cell>
        </table:table-row>
        <table:table-row table:style-name="ro1">
          <table:table-cell office:value-type="float" office:value="17550947" calcext:value-type="float">
            <text:p>17550947</text:p>
          </table:table-cell>
          <table:table-cell table:formula="of:=[.A1099]/1000/(60*60*24)" office:value-type="time" office:time-value="PT04H52M30.947S" calcext:value-type="time">
            <text:p>04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4.26" calcext:value-type="float">
            <text:p>604.26</text:p>
          </table:table-cell>
          <table:table-cell office:value-type="float" office:value="745.8" calcext:value-type="float">
            <text:p>745.8</text:p>
          </table:table-cell>
        </table:table-row>
        <table:table-row table:style-name="ro1">
          <table:table-cell office:value-type="float" office:value="17566947" calcext:value-type="float">
            <text:p>17566947</text:p>
          </table:table-cell>
          <table:table-cell table:formula="of:=[.A1100]/1000/(60*60*24)" office:value-type="time" office:time-value="PT04H52M46.947S" calcext:value-type="time">
            <text:p>04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4.79" calcext:value-type="float">
            <text:p>604.79</text:p>
          </table:table-cell>
          <table:table-cell office:value-type="float" office:value="746.43" calcext:value-type="float">
            <text:p>746.43</text:p>
          </table:table-cell>
        </table:table-row>
        <table:table-row table:style-name="ro1">
          <table:table-cell office:value-type="float" office:value="17582947" calcext:value-type="float">
            <text:p>17582947</text:p>
          </table:table-cell>
          <table:table-cell table:formula="of:=[.A1101]/1000/(60*60*24)" office:value-type="time" office:time-value="PT04H53M02.947S" calcext:value-type="time">
            <text:p>04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05.32" calcext:value-type="float">
            <text:p>605.32</text:p>
          </table:table-cell>
          <table:table-cell office:value-type="float" office:value="747.05" calcext:value-type="float">
            <text:p>747.05</text:p>
          </table:table-cell>
        </table:table-row>
        <table:table-row table:style-name="ro1">
          <table:table-cell office:value-type="float" office:value="17598947" calcext:value-type="float">
            <text:p>17598947</text:p>
          </table:table-cell>
          <table:table-cell table:formula="of:=[.A1102]/1000/(60*60*24)" office:value-type="time" office:time-value="PT04H53M18.947S" calcext:value-type="time">
            <text:p>04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05.85" calcext:value-type="float">
            <text:p>605.85</text:p>
          </table:table-cell>
          <table:table-cell office:value-type="float" office:value="747.67" calcext:value-type="float">
            <text:p>747.67</text:p>
          </table:table-cell>
        </table:table-row>
        <table:table-row table:style-name="ro1">
          <table:table-cell office:value-type="float" office:value="17614947" calcext:value-type="float">
            <text:p>17614947</text:p>
          </table:table-cell>
          <table:table-cell table:formula="of:=[.A1103]/1000/(60*60*24)" office:value-type="time" office:time-value="PT04H53M34.947S" calcext:value-type="time">
            <text:p>04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06.37" calcext:value-type="float">
            <text:p>606.37</text:p>
          </table:table-cell>
          <table:table-cell office:value-type="float" office:value="748.3" calcext:value-type="float">
            <text:p>748.3</text:p>
          </table:table-cell>
        </table:table-row>
        <table:table-row table:style-name="ro1">
          <table:table-cell office:value-type="float" office:value="17630947" calcext:value-type="float">
            <text:p>17630947</text:p>
          </table:table-cell>
          <table:table-cell table:formula="of:=[.A1104]/1000/(60*60*24)" office:value-type="time" office:time-value="PT04H53M50.947S" calcext:value-type="time">
            <text:p>04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06.9" calcext:value-type="float">
            <text:p>606.9</text:p>
          </table:table-cell>
          <table:table-cell office:value-type="float" office:value="748.92" calcext:value-type="float">
            <text:p>748.92</text:p>
          </table:table-cell>
        </table:table-row>
        <table:table-row table:style-name="ro1">
          <table:table-cell office:value-type="float" office:value="17646947" calcext:value-type="float">
            <text:p>17646947</text:p>
          </table:table-cell>
          <table:table-cell table:formula="of:=[.A1105]/1000/(60*60*24)" office:value-type="time" office:time-value="PT04H54M06.947S" calcext:value-type="time">
            <text:p>04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07.43" calcext:value-type="float">
            <text:p>607.43</text:p>
          </table:table-cell>
          <table:table-cell office:value-type="float" office:value="749.54" calcext:value-type="float">
            <text:p>749.54</text:p>
          </table:table-cell>
        </table:table-row>
        <table:table-row table:style-name="ro1">
          <table:table-cell office:value-type="float" office:value="17662947" calcext:value-type="float">
            <text:p>17662947</text:p>
          </table:table-cell>
          <table:table-cell table:formula="of:=[.A1106]/1000/(60*60*24)" office:value-type="time" office:time-value="PT04H54M22.947S" calcext:value-type="time">
            <text:p>04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07.96" calcext:value-type="float">
            <text:p>607.96</text:p>
          </table:table-cell>
          <table:table-cell office:value-type="float" office:value="750.16" calcext:value-type="float">
            <text:p>750.16</text:p>
          </table:table-cell>
        </table:table-row>
        <table:table-row table:style-name="ro1">
          <table:table-cell office:value-type="float" office:value="17678947" calcext:value-type="float">
            <text:p>17678947</text:p>
          </table:table-cell>
          <table:table-cell table:formula="of:=[.A1107]/1000/(60*60*24)" office:value-type="time" office:time-value="PT04H54M38.947S" calcext:value-type="time">
            <text:p>04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08.49" calcext:value-type="float">
            <text:p>608.49</text:p>
          </table:table-cell>
          <table:table-cell office:value-type="float" office:value="750.79" calcext:value-type="float">
            <text:p>750.79</text:p>
          </table:table-cell>
        </table:table-row>
        <table:table-row table:style-name="ro1">
          <table:table-cell office:value-type="float" office:value="17694947" calcext:value-type="float">
            <text:p>17694947</text:p>
          </table:table-cell>
          <table:table-cell table:formula="of:=[.A1108]/1000/(60*60*24)" office:value-type="time" office:time-value="PT04H54M54.947S" calcext:value-type="time">
            <text:p>04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09.01" calcext:value-type="float">
            <text:p>609.01</text:p>
          </table:table-cell>
          <table:table-cell office:value-type="float" office:value="751.41" calcext:value-type="float">
            <text:p>751.41</text:p>
          </table:table-cell>
        </table:table-row>
        <table:table-row table:style-name="ro1">
          <table:table-cell office:value-type="float" office:value="17710947" calcext:value-type="float">
            <text:p>17710947</text:p>
          </table:table-cell>
          <table:table-cell table:formula="of:=[.A1109]/1000/(60*60*24)" office:value-type="time" office:time-value="PT04H55M10.947S" calcext:value-type="time">
            <text:p>04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09.54" calcext:value-type="float">
            <text:p>609.54</text:p>
          </table:table-cell>
          <table:table-cell office:value-type="float" office:value="752.03" calcext:value-type="float">
            <text:p>752.03</text:p>
          </table:table-cell>
        </table:table-row>
        <table:table-row table:style-name="ro1">
          <table:table-cell office:value-type="float" office:value="17726947" calcext:value-type="float">
            <text:p>17726947</text:p>
          </table:table-cell>
          <table:table-cell table:formula="of:=[.A1110]/1000/(60*60*24)" office:value-type="time" office:time-value="PT04H55M26.947S" calcext:value-type="time">
            <text:p>04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10.07" calcext:value-type="float">
            <text:p>610.07</text:p>
          </table:table-cell>
          <table:table-cell office:value-type="float" office:value="752.65" calcext:value-type="float">
            <text:p>752.65</text:p>
          </table:table-cell>
        </table:table-row>
        <table:table-row table:style-name="ro1">
          <table:table-cell office:value-type="float" office:value="17742947" calcext:value-type="float">
            <text:p>17742947</text:p>
          </table:table-cell>
          <table:table-cell table:formula="of:=[.A1111]/1000/(60*60*24)" office:value-type="time" office:time-value="PT04H55M42.947S" calcext:value-type="time">
            <text:p>04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10.59" calcext:value-type="float">
            <text:p>610.59</text:p>
          </table:table-cell>
          <table:table-cell office:value-type="float" office:value="753.27" calcext:value-type="float">
            <text:p>753.27</text:p>
          </table:table-cell>
        </table:table-row>
        <table:table-row table:style-name="ro1">
          <table:table-cell office:value-type="float" office:value="17758947" calcext:value-type="float">
            <text:p>17758947</text:p>
          </table:table-cell>
          <table:table-cell table:formula="of:=[.A1112]/1000/(60*60*24)" office:value-type="time" office:time-value="PT04H55M58.947S" calcext:value-type="time">
            <text:p>04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11.12" calcext:value-type="float">
            <text:p>611.12</text:p>
          </table:table-cell>
          <table:table-cell office:value-type="float" office:value="753.9" calcext:value-type="float">
            <text:p>753.9</text:p>
          </table:table-cell>
        </table:table-row>
        <table:table-row table:style-name="ro1">
          <table:table-cell office:value-type="float" office:value="17774947" calcext:value-type="float">
            <text:p>17774947</text:p>
          </table:table-cell>
          <table:table-cell table:formula="of:=[.A1113]/1000/(60*60*24)" office:value-type="time" office:time-value="PT04H56M14.947S" calcext:value-type="time">
            <text:p>04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11.65" calcext:value-type="float">
            <text:p>611.65</text:p>
          </table:table-cell>
          <table:table-cell office:value-type="float" office:value="754.52" calcext:value-type="float">
            <text:p>754.52</text:p>
          </table:table-cell>
        </table:table-row>
        <table:table-row table:style-name="ro1">
          <table:table-cell office:value-type="float" office:value="17790947" calcext:value-type="float">
            <text:p>17790947</text:p>
          </table:table-cell>
          <table:table-cell table:formula="of:=[.A1114]/1000/(60*60*24)" office:value-type="time" office:time-value="PT04H56M30.947S" calcext:value-type="time">
            <text:p>04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12.18" calcext:value-type="float">
            <text:p>612.18</text:p>
          </table:table-cell>
          <table:table-cell office:value-type="float" office:value="755.14" calcext:value-type="float">
            <text:p>755.14</text:p>
          </table:table-cell>
        </table:table-row>
        <table:table-row table:style-name="ro1">
          <table:table-cell office:value-type="float" office:value="17806947" calcext:value-type="float">
            <text:p>17806947</text:p>
          </table:table-cell>
          <table:table-cell table:formula="of:=[.A1115]/1000/(60*60*24)" office:value-type="time" office:time-value="PT04H56M46.947S" calcext:value-type="time">
            <text:p>04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12.7" calcext:value-type="float">
            <text:p>612.7</text:p>
          </table:table-cell>
          <table:table-cell office:value-type="float" office:value="755.76" calcext:value-type="float">
            <text:p>755.76</text:p>
          </table:table-cell>
        </table:table-row>
        <table:table-row table:style-name="ro1">
          <table:table-cell office:value-type="float" office:value="17822947" calcext:value-type="float">
            <text:p>17822947</text:p>
          </table:table-cell>
          <table:table-cell table:formula="of:=[.A1116]/1000/(60*60*24)" office:value-type="time" office:time-value="PT04H57M02.947S" calcext:value-type="time">
            <text:p>04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13.23" calcext:value-type="float">
            <text:p>613.23</text:p>
          </table:table-cell>
          <table:table-cell office:value-type="float" office:value="756.38" calcext:value-type="float">
            <text:p>756.38</text:p>
          </table:table-cell>
        </table:table-row>
        <table:table-row table:style-name="ro1">
          <table:table-cell office:value-type="float" office:value="17838947" calcext:value-type="float">
            <text:p>17838947</text:p>
          </table:table-cell>
          <table:table-cell table:formula="of:=[.A1117]/1000/(60*60*24)" office:value-type="time" office:time-value="PT04H57M18.947S" calcext:value-type="time">
            <text:p>04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13.76" calcext:value-type="float">
            <text:p>613.7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7854947" calcext:value-type="float">
            <text:p>17854947</text:p>
          </table:table-cell>
          <table:table-cell table:formula="of:=[.A1118]/1000/(60*60*24)" office:value-type="time" office:time-value="PT04H57M34.947S" calcext:value-type="time">
            <text:p>04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14.28" calcext:value-type="float">
            <text:p>614.28</text:p>
          </table:table-cell>
          <table:table-cell office:value-type="float" office:value="757.62" calcext:value-type="float">
            <text:p>757.62</text:p>
          </table:table-cell>
        </table:table-row>
        <table:table-row table:style-name="ro1">
          <table:table-cell office:value-type="float" office:value="17870947" calcext:value-type="float">
            <text:p>17870947</text:p>
          </table:table-cell>
          <table:table-cell table:formula="of:=[.A1119]/1000/(60*60*24)" office:value-type="time" office:time-value="PT04H57M50.947S" calcext:value-type="time">
            <text:p>04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14.81" calcext:value-type="float">
            <text:p>614.81</text:p>
          </table:table-cell>
          <table:table-cell office:value-type="float" office:value="758.24" calcext:value-type="float">
            <text:p>758.24</text:p>
          </table:table-cell>
        </table:table-row>
        <table:table-row table:style-name="ro1">
          <table:table-cell office:value-type="float" office:value="17886947" calcext:value-type="float">
            <text:p>17886947</text:p>
          </table:table-cell>
          <table:table-cell table:formula="of:=[.A1120]/1000/(60*60*24)" office:value-type="time" office:time-value="PT04H58M06.947S" calcext:value-type="time">
            <text:p>04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15.34" calcext:value-type="float">
            <text:p>615.34</text:p>
          </table:table-cell>
          <table:table-cell office:value-type="float" office:value="758.86" calcext:value-type="float">
            <text:p>758.86</text:p>
          </table:table-cell>
        </table:table-row>
        <table:table-row table:style-name="ro1">
          <table:table-cell office:value-type="float" office:value="17902947" calcext:value-type="float">
            <text:p>17902947</text:p>
          </table:table-cell>
          <table:table-cell table:formula="of:=[.A1121]/1000/(60*60*24)" office:value-type="time" office:time-value="PT04H58M22.947S" calcext:value-type="time">
            <text:p>04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15.86" calcext:value-type="float">
            <text:p>615.86</text:p>
          </table:table-cell>
          <table:table-cell office:value-type="float" office:value="759.48" calcext:value-type="float">
            <text:p>759.48</text:p>
          </table:table-cell>
        </table:table-row>
        <table:table-row table:style-name="ro1">
          <table:table-cell office:value-type="float" office:value="17918946" calcext:value-type="float">
            <text:p>17918946</text:p>
          </table:table-cell>
          <table:table-cell table:formula="of:=[.A1122]/1000/(60*60*24)" office:value-type="time" office:time-value="PT04H58M38.946S" calcext:value-type="time">
            <text:p>04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16.39" calcext:value-type="float">
            <text:p>616.39</text:p>
          </table:table-cell>
          <table:table-cell office:value-type="float" office:value="760.1" calcext:value-type="float">
            <text:p>760.1</text:p>
          </table:table-cell>
        </table:table-row>
        <table:table-row table:style-name="ro1">
          <table:table-cell office:value-type="float" office:value="17934947" calcext:value-type="float">
            <text:p>17934947</text:p>
          </table:table-cell>
          <table:table-cell table:formula="of:=[.A1123]/1000/(60*60*24)" office:value-type="time" office:time-value="PT04H58M54.947S" calcext:value-type="time">
            <text:p>04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16.91" calcext:value-type="float">
            <text:p>616.91</text:p>
          </table:table-cell>
          <table:table-cell office:value-type="float" office:value="760.72" calcext:value-type="float">
            <text:p>760.72</text:p>
          </table:table-cell>
        </table:table-row>
        <table:table-row table:style-name="ro1">
          <table:table-cell office:value-type="float" office:value="17950947" calcext:value-type="float">
            <text:p>17950947</text:p>
          </table:table-cell>
          <table:table-cell table:formula="of:=[.A1124]/1000/(60*60*24)" office:value-type="time" office:time-value="PT04H59M10.947S" calcext:value-type="time">
            <text:p>04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7.44" calcext:value-type="float">
            <text:p>617.44</text:p>
          </table:table-cell>
          <table:table-cell office:value-type="float" office:value="761.34" calcext:value-type="float">
            <text:p>761.34</text:p>
          </table:table-cell>
        </table:table-row>
        <table:table-row table:style-name="ro1">
          <table:table-cell office:value-type="float" office:value="17966947" calcext:value-type="float">
            <text:p>17966947</text:p>
          </table:table-cell>
          <table:table-cell table:formula="of:=[.A1125]/1000/(60*60*24)" office:value-type="time" office:time-value="PT04H59M26.947S" calcext:value-type="time">
            <text:p>04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7.96" calcext:value-type="float">
            <text:p>617.96</text:p>
          </table:table-cell>
          <table:table-cell office:value-type="float" office:value="761.95" calcext:value-type="float">
            <text:p>761.95</text:p>
          </table:table-cell>
        </table:table-row>
        <table:table-row table:style-name="ro1">
          <table:table-cell office:value-type="float" office:value="17982947" calcext:value-type="float">
            <text:p>17982947</text:p>
          </table:table-cell>
          <table:table-cell table:formula="of:=[.A1126]/1000/(60*60*24)" office:value-type="time" office:time-value="PT04H59M42.947S" calcext:value-type="time">
            <text:p>04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8.49" calcext:value-type="float">
            <text:p>618.49</text:p>
          </table:table-cell>
          <table:table-cell office:value-type="float" office:value="762.57" calcext:value-type="float">
            <text:p>762.57</text:p>
          </table:table-cell>
        </table:table-row>
        <table:table-row table:style-name="ro1">
          <table:table-cell office:value-type="float" office:value="17998947" calcext:value-type="float">
            <text:p>17998947</text:p>
          </table:table-cell>
          <table:table-cell table:formula="of:=[.A1127]/1000/(60*60*24)" office:value-type="time" office:time-value="PT04H59M58.947S" calcext:value-type="time">
            <text:p>04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9.02" calcext:value-type="float">
            <text:p>619.02</text:p>
          </table:table-cell>
          <table:table-cell office:value-type="float" office:value="763.19" calcext:value-type="float">
            <text:p>763.19</text:p>
          </table:table-cell>
        </table:table-row>
        <table:table-row table:style-name="ro1">
          <table:table-cell office:value-type="float" office:value="18014947" calcext:value-type="float">
            <text:p>18014947</text:p>
          </table:table-cell>
          <table:table-cell table:formula="of:=[.A1128]/1000/(60*60*24)" office:value-type="time" office:time-value="PT05H00M14.947S" calcext:value-type="time">
            <text:p>05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9.54" calcext:value-type="float">
            <text:p>619.54</text:p>
          </table:table-cell>
          <table:table-cell office:value-type="float" office:value="763.81" calcext:value-type="float">
            <text:p>763.81</text:p>
          </table:table-cell>
        </table:table-row>
        <table:table-row table:style-name="ro1">
          <table:table-cell office:value-type="float" office:value="18030947" calcext:value-type="float">
            <text:p>18030947</text:p>
          </table:table-cell>
          <table:table-cell table:formula="of:=[.A1129]/1000/(60*60*24)" office:value-type="time" office:time-value="PT05H00M30.947S" calcext:value-type="time">
            <text:p>05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20.07" calcext:value-type="float">
            <text:p>620.07</text:p>
          </table:table-cell>
          <table:table-cell office:value-type="float" office:value="764.43" calcext:value-type="float">
            <text:p>764.43</text:p>
          </table:table-cell>
        </table:table-row>
        <table:table-row table:style-name="ro1">
          <table:table-cell office:value-type="float" office:value="18046947" calcext:value-type="float">
            <text:p>18046947</text:p>
          </table:table-cell>
          <table:table-cell table:formula="of:=[.A1130]/1000/(60*60*24)" office:value-type="time" office:time-value="PT05H00M46.947S" calcext:value-type="time">
            <text:p>05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20.59" calcext:value-type="float">
            <text:p>620.59</text:p>
          </table:table-cell>
          <table:table-cell office:value-type="float" office:value="765.04" calcext:value-type="float">
            <text:p>765.04</text:p>
          </table:table-cell>
        </table:table-row>
        <table:table-row table:style-name="ro1">
          <table:table-cell office:value-type="float" office:value="18062947" calcext:value-type="float">
            <text:p>18062947</text:p>
          </table:table-cell>
          <table:table-cell table:formula="of:=[.A1131]/1000/(60*60*24)" office:value-type="time" office:time-value="PT05H01M02.947S" calcext:value-type="time">
            <text:p>05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21.12" calcext:value-type="float">
            <text:p>621.12</text:p>
          </table:table-cell>
          <table:table-cell office:value-type="float" office:value="765.66" calcext:value-type="float">
            <text:p>765.66</text:p>
          </table:table-cell>
        </table:table-row>
        <table:table-row table:style-name="ro1">
          <table:table-cell office:value-type="float" office:value="18078947" calcext:value-type="float">
            <text:p>18078947</text:p>
          </table:table-cell>
          <table:table-cell table:formula="of:=[.A1132]/1000/(60*60*24)" office:value-type="time" office:time-value="PT05H01M18.947S" calcext:value-type="time">
            <text:p>05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1.64" calcext:value-type="float">
            <text:p>621.64</text:p>
          </table:table-cell>
          <table:table-cell office:value-type="float" office:value="766.28" calcext:value-type="float">
            <text:p>766.28</text:p>
          </table:table-cell>
        </table:table-row>
        <table:table-row table:style-name="ro1">
          <table:table-cell office:value-type="float" office:value="18094947" calcext:value-type="float">
            <text:p>18094947</text:p>
          </table:table-cell>
          <table:table-cell table:formula="of:=[.A1133]/1000/(60*60*24)" office:value-type="time" office:time-value="PT05H01M34.947S" calcext:value-type="time">
            <text:p>05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2.17" calcext:value-type="float">
            <text:p>622.17</text:p>
          </table:table-cell>
          <table:table-cell office:value-type="float" office:value="766.9" calcext:value-type="float">
            <text:p>766.9</text:p>
          </table:table-cell>
        </table:table-row>
        <table:table-row table:style-name="ro1">
          <table:table-cell office:value-type="float" office:value="18110947" calcext:value-type="float">
            <text:p>18110947</text:p>
          </table:table-cell>
          <table:table-cell table:formula="of:=[.A1134]/1000/(60*60*24)" office:value-type="time" office:time-value="PT05H01M50.947S" calcext:value-type="time">
            <text:p>05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22.69" calcext:value-type="float">
            <text:p>622.69</text:p>
          </table:table-cell>
          <table:table-cell office:value-type="float" office:value="767.51" calcext:value-type="float">
            <text:p>767.51</text:p>
          </table:table-cell>
        </table:table-row>
        <table:table-row table:style-name="ro1">
          <table:table-cell office:value-type="float" office:value="18126947" calcext:value-type="float">
            <text:p>18126947</text:p>
          </table:table-cell>
          <table:table-cell table:formula="of:=[.A1135]/1000/(60*60*24)" office:value-type="time" office:time-value="PT05H02M06.947S" calcext:value-type="time">
            <text:p>05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3.22" calcext:value-type="float">
            <text:p>623.22</text:p>
          </table:table-cell>
          <table:table-cell office:value-type="float" office:value="768.13" calcext:value-type="float">
            <text:p>768.13</text:p>
          </table:table-cell>
        </table:table-row>
        <table:table-row table:style-name="ro1">
          <table:table-cell office:value-type="float" office:value="18142947" calcext:value-type="float">
            <text:p>18142947</text:p>
          </table:table-cell>
          <table:table-cell table:formula="of:=[.A1136]/1000/(60*60*24)" office:value-type="time" office:time-value="PT05H02M22.947S" calcext:value-type="time">
            <text:p>05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3.74" calcext:value-type="float">
            <text:p>623.74</text:p>
          </table:table-cell>
          <table:table-cell office:value-type="float" office:value="768.74" calcext:value-type="float">
            <text:p>768.74</text:p>
          </table:table-cell>
        </table:table-row>
        <table:table-row table:style-name="ro1">
          <table:table-cell office:value-type="float" office:value="18158947" calcext:value-type="float">
            <text:p>18158947</text:p>
          </table:table-cell>
          <table:table-cell table:formula="of:=[.A1137]/1000/(60*60*24)" office:value-type="time" office:time-value="PT05H02M38.947S" calcext:value-type="time">
            <text:p>05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24.26" calcext:value-type="float">
            <text:p>624.26</text:p>
          </table:table-cell>
          <table:table-cell office:value-type="float" office:value="769.36" calcext:value-type="float">
            <text:p>769.36</text:p>
          </table:table-cell>
        </table:table-row>
        <table:table-row table:style-name="ro1">
          <table:table-cell office:value-type="float" office:value="18174947" calcext:value-type="float">
            <text:p>18174947</text:p>
          </table:table-cell>
          <table:table-cell table:formula="of:=[.A1138]/1000/(60*60*24)" office:value-type="time" office:time-value="PT05H02M54.947S" calcext:value-type="time">
            <text:p>05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24.79" calcext:value-type="float">
            <text:p>624.79</text:p>
          </table:table-cell>
          <table:table-cell office:value-type="float" office:value="769.97" calcext:value-type="float">
            <text:p>769.97</text:p>
          </table:table-cell>
        </table:table-row>
        <table:table-row table:style-name="ro1">
          <table:table-cell office:value-type="float" office:value="18190947" calcext:value-type="float">
            <text:p>18190947</text:p>
          </table:table-cell>
          <table:table-cell table:formula="of:=[.A1139]/1000/(60*60*24)" office:value-type="time" office:time-value="PT05H03M10.947S" calcext:value-type="time">
            <text:p>05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25.31" calcext:value-type="float">
            <text:p>625.31</text:p>
          </table:table-cell>
          <table:table-cell office:value-type="float" office:value="770.59" calcext:value-type="float">
            <text:p>770.59</text:p>
          </table:table-cell>
        </table:table-row>
        <table:table-row table:style-name="ro1">
          <table:table-cell office:value-type="float" office:value="18206947" calcext:value-type="float">
            <text:p>18206947</text:p>
          </table:table-cell>
          <table:table-cell table:formula="of:=[.A1140]/1000/(60*60*24)" office:value-type="time" office:time-value="PT05H03M26.947S" calcext:value-type="time">
            <text:p>05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25.84" calcext:value-type="float">
            <text:p>625.84</text:p>
          </table:table-cell>
          <table:table-cell office:value-type="float" office:value="771.2" calcext:value-type="float">
            <text:p>771.2</text:p>
          </table:table-cell>
        </table:table-row>
        <table:table-row table:style-name="ro1">
          <table:table-cell office:value-type="float" office:value="18222947" calcext:value-type="float">
            <text:p>18222947</text:p>
          </table:table-cell>
          <table:table-cell table:formula="of:=[.A1141]/1000/(60*60*24)" office:value-type="time" office:time-value="PT05H03M42.947S" calcext:value-type="time">
            <text:p>05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26.36" calcext:value-type="float">
            <text:p>626.36</text:p>
          </table:table-cell>
          <table:table-cell office:value-type="float" office:value="771.82" calcext:value-type="float">
            <text:p>771.82</text:p>
          </table:table-cell>
        </table:table-row>
        <table:table-row table:style-name="ro1">
          <table:table-cell office:value-type="float" office:value="18238947" calcext:value-type="float">
            <text:p>18238947</text:p>
          </table:table-cell>
          <table:table-cell table:formula="of:=[.A1142]/1000/(60*60*24)" office:value-type="time" office:time-value="PT05H03M58.947S" calcext:value-type="time">
            <text:p>05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26.89" calcext:value-type="float">
            <text:p>626.89</text:p>
          </table:table-cell>
          <table:table-cell office:value-type="float" office:value="772.43" calcext:value-type="float">
            <text:p>772.43</text:p>
          </table:table-cell>
        </table:table-row>
        <table:table-row table:style-name="ro1">
          <table:table-cell office:value-type="float" office:value="18254947" calcext:value-type="float">
            <text:p>18254947</text:p>
          </table:table-cell>
          <table:table-cell table:formula="of:=[.A1143]/1000/(60*60*24)" office:value-type="time" office:time-value="PT05H04M14.947S" calcext:value-type="time">
            <text:p>05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27.41" calcext:value-type="float">
            <text:p>627.41</text:p>
          </table:table-cell>
          <table:table-cell office:value-type="float" office:value="773.05" calcext:value-type="float">
            <text:p>773.05</text:p>
          </table:table-cell>
        </table:table-row>
        <table:table-row table:style-name="ro1">
          <table:table-cell office:value-type="float" office:value="18270947" calcext:value-type="float">
            <text:p>18270947</text:p>
          </table:table-cell>
          <table:table-cell table:formula="of:=[.A1144]/1000/(60*60*24)" office:value-type="time" office:time-value="PT05H04M30.947S" calcext:value-type="time">
            <text:p>05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27.94" calcext:value-type="float">
            <text:p>627.94</text:p>
          </table:table-cell>
          <table:table-cell office:value-type="float" office:value="773.66" calcext:value-type="float">
            <text:p>773.66</text:p>
          </table:table-cell>
        </table:table-row>
        <table:table-row table:style-name="ro1">
          <table:table-cell office:value-type="float" office:value="18286947" calcext:value-type="float">
            <text:p>18286947</text:p>
          </table:table-cell>
          <table:table-cell table:formula="of:=[.A1145]/1000/(60*60*24)" office:value-type="time" office:time-value="PT05H04M46.947S" calcext:value-type="time">
            <text:p>05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28.46" calcext:value-type="float">
            <text:p>628.46</text:p>
          </table:table-cell>
          <table:table-cell office:value-type="float" office:value="774.27" calcext:value-type="float">
            <text:p>774.27</text:p>
          </table:table-cell>
        </table:table-row>
        <table:table-row table:style-name="ro1">
          <table:table-cell office:value-type="float" office:value="18302947" calcext:value-type="float">
            <text:p>18302947</text:p>
          </table:table-cell>
          <table:table-cell table:formula="of:=[.A1146]/1000/(60*60*24)" office:value-type="time" office:time-value="PT05H05M02.947S" calcext:value-type="time">
            <text:p>05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28.98" calcext:value-type="float">
            <text:p>628.98</text:p>
          </table:table-cell>
          <table:table-cell office:value-type="float" office:value="774.89" calcext:value-type="float">
            <text:p>774.89</text:p>
          </table:table-cell>
        </table:table-row>
        <table:table-row table:style-name="ro1">
          <table:table-cell office:value-type="float" office:value="18318946" calcext:value-type="float">
            <text:p>18318946</text:p>
          </table:table-cell>
          <table:table-cell table:formula="of:=[.A1147]/1000/(60*60*24)" office:value-type="time" office:time-value="PT05H05M18.946S" calcext:value-type="time">
            <text:p>05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29.51" calcext:value-type="float">
            <text:p>629.51</text:p>
          </table:table-cell>
          <table:table-cell office:value-type="float" office:value="775.5" calcext:value-type="float">
            <text:p>775.5</text:p>
          </table:table-cell>
        </table:table-row>
        <table:table-row table:style-name="ro1">
          <table:table-cell office:value-type="float" office:value="18334947" calcext:value-type="float">
            <text:p>18334947</text:p>
          </table:table-cell>
          <table:table-cell table:formula="of:=[.A1148]/1000/(60*60*24)" office:value-type="time" office:time-value="PT05H05M34.947S" calcext:value-type="time">
            <text:p>05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30.03" calcext:value-type="float">
            <text:p>630.03</text:p>
          </table:table-cell>
          <table:table-cell office:value-type="float" office:value="776.11" calcext:value-type="float">
            <text:p>776.11</text:p>
          </table:table-cell>
        </table:table-row>
        <table:table-row table:style-name="ro1">
          <table:table-cell office:value-type="float" office:value="18350947" calcext:value-type="float">
            <text:p>18350947</text:p>
          </table:table-cell>
          <table:table-cell table:formula="of:=[.A1149]/1000/(60*60*24)" office:value-type="time" office:time-value="PT05H05M50.947S" calcext:value-type="time">
            <text:p>05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30.55" calcext:value-type="float">
            <text:p>630.55</text:p>
          </table:table-cell>
          <table:table-cell office:value-type="float" office:value="776.73" calcext:value-type="float">
            <text:p>776.73</text:p>
          </table:table-cell>
        </table:table-row>
        <table:table-row table:style-name="ro1">
          <table:table-cell office:value-type="float" office:value="18366947" calcext:value-type="float">
            <text:p>18366947</text:p>
          </table:table-cell>
          <table:table-cell table:formula="of:=[.A1150]/1000/(60*60*24)" office:value-type="time" office:time-value="PT05H06M06.947S" calcext:value-type="time">
            <text:p>05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31.08" calcext:value-type="float">
            <text:p>631.08</text:p>
          </table:table-cell>
          <table:table-cell office:value-type="float" office:value="777.34" calcext:value-type="float">
            <text:p>777.34</text:p>
          </table:table-cell>
        </table:table-row>
        <table:table-row table:style-name="ro1">
          <table:table-cell office:value-type="float" office:value="18382947" calcext:value-type="float">
            <text:p>18382947</text:p>
          </table:table-cell>
          <table:table-cell table:formula="of:=[.A1151]/1000/(60*60*24)" office:value-type="time" office:time-value="PT05H06M22.947S" calcext:value-type="time">
            <text:p>05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31.6" calcext:value-type="float">
            <text:p>631.6</text:p>
          </table:table-cell>
          <table:table-cell office:value-type="float" office:value="777.95" calcext:value-type="float">
            <text:p>777.95</text:p>
          </table:table-cell>
        </table:table-row>
        <table:table-row table:style-name="ro1">
          <table:table-cell office:value-type="float" office:value="18398947" calcext:value-type="float">
            <text:p>18398947</text:p>
          </table:table-cell>
          <table:table-cell table:formula="of:=[.A1152]/1000/(60*60*24)" office:value-type="time" office:time-value="PT05H06M38.947S" calcext:value-type="time">
            <text:p>05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32.12" calcext:value-type="float">
            <text:p>632.12</text:p>
          </table:table-cell>
          <table:table-cell office:value-type="float" office:value="778.56" calcext:value-type="float">
            <text:p>778.56</text:p>
          </table:table-cell>
        </table:table-row>
        <table:table-row table:style-name="ro1">
          <table:table-cell office:value-type="float" office:value="18414947" calcext:value-type="float">
            <text:p>18414947</text:p>
          </table:table-cell>
          <table:table-cell table:formula="of:=[.A1153]/1000/(60*60*24)" office:value-type="time" office:time-value="PT05H06M54.947S" calcext:value-type="time">
            <text:p>05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632.64" calcext:value-type="float">
            <text:p>632.64</text:p>
          </table:table-cell>
          <table:table-cell office:value-type="float" office:value="779.17" calcext:value-type="float">
            <text:p>779.17</text:p>
          </table:table-cell>
        </table:table-row>
        <table:table-row table:style-name="ro1">
          <table:table-cell office:value-type="float" office:value="18430947" calcext:value-type="float">
            <text:p>18430947</text:p>
          </table:table-cell>
          <table:table-cell table:formula="of:=[.A1154]/1000/(60*60*24)" office:value-type="time" office:time-value="PT05H07M10.947S" calcext:value-type="time">
            <text:p>05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33.17" calcext:value-type="float">
            <text:p>633.17</text:p>
          </table:table-cell>
          <table:table-cell office:value-type="float" office:value="779.78" calcext:value-type="float">
            <text:p>779.78</text:p>
          </table:table-cell>
        </table:table-row>
        <table:table-row table:style-name="ro1">
          <table:table-cell office:value-type="float" office:value="18446947" calcext:value-type="float">
            <text:p>18446947</text:p>
          </table:table-cell>
          <table:table-cell table:formula="of:=[.A1155]/1000/(60*60*24)" office:value-type="time" office:time-value="PT05H07M26.947S" calcext:value-type="time">
            <text:p>05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33.69" calcext:value-type="float">
            <text:p>633.69</text:p>
          </table:table-cell>
          <table:table-cell office:value-type="float" office:value="780.39" calcext:value-type="float">
            <text:p>780.39</text:p>
          </table:table-cell>
        </table:table-row>
        <table:table-row table:style-name="ro1">
          <table:table-cell office:value-type="float" office:value="18462947" calcext:value-type="float">
            <text:p>18462947</text:p>
          </table:table-cell>
          <table:table-cell table:formula="of:=[.A1156]/1000/(60*60*24)" office:value-type="time" office:time-value="PT05H07M42.947S" calcext:value-type="time">
            <text:p>05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34.21" calcext:value-type="float">
            <text:p>634.2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8478947" calcext:value-type="float">
            <text:p>18478947</text:p>
          </table:table-cell>
          <table:table-cell table:formula="of:=[.A1157]/1000/(60*60*24)" office:value-type="time" office:time-value="PT05H07M58.947S" calcext:value-type="time">
            <text:p>05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34.73" calcext:value-type="float">
            <text:p>634.73</text:p>
          </table:table-cell>
          <table:table-cell office:value-type="float" office:value="781.61" calcext:value-type="float">
            <text:p>781.61</text:p>
          </table:table-cell>
        </table:table-row>
        <table:table-row table:style-name="ro1">
          <table:table-cell office:value-type="float" office:value="18494947" calcext:value-type="float">
            <text:p>18494947</text:p>
          </table:table-cell>
          <table:table-cell table:formula="of:=[.A1158]/1000/(60*60*24)" office:value-type="time" office:time-value="PT05H08M14.947S" calcext:value-type="time">
            <text:p>05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35.26" calcext:value-type="float">
            <text:p>635.26</text:p>
          </table:table-cell>
          <table:table-cell office:value-type="float" office:value="782.22" calcext:value-type="float">
            <text:p>782.22</text:p>
          </table:table-cell>
        </table:table-row>
        <table:table-row table:style-name="ro1">
          <table:table-cell office:value-type="float" office:value="18510947" calcext:value-type="float">
            <text:p>18510947</text:p>
          </table:table-cell>
          <table:table-cell table:formula="of:=[.A1159]/1000/(60*60*24)" office:value-type="time" office:time-value="PT05H08M30.947S" calcext:value-type="time">
            <text:p>05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35.78" calcext:value-type="float">
            <text:p>635.78</text:p>
          </table:table-cell>
          <table:table-cell office:value-type="float" office:value="782.83" calcext:value-type="float">
            <text:p>782.83</text:p>
          </table:table-cell>
        </table:table-row>
        <table:table-row table:style-name="ro1">
          <table:table-cell office:value-type="float" office:value="18526947" calcext:value-type="float">
            <text:p>18526947</text:p>
          </table:table-cell>
          <table:table-cell table:formula="of:=[.A1160]/1000/(60*60*24)" office:value-type="time" office:time-value="PT05H08M46.947S" calcext:value-type="time">
            <text:p>05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36.3" calcext:value-type="float">
            <text:p>636.3</text:p>
          </table:table-cell>
          <table:table-cell office:value-type="float" office:value="783.44" calcext:value-type="float">
            <text:p>783.44</text:p>
          </table:table-cell>
        </table:table-row>
        <table:table-row table:style-name="ro1">
          <table:table-cell office:value-type="float" office:value="18542947" calcext:value-type="float">
            <text:p>18542947</text:p>
          </table:table-cell>
          <table:table-cell table:formula="of:=[.A1161]/1000/(60*60*24)" office:value-type="time" office:time-value="PT05H09M02.947S" calcext:value-type="time">
            <text:p>05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36.82" calcext:value-type="float">
            <text:p>636.82</text:p>
          </table:table-cell>
          <table:table-cell office:value-type="float" office:value="784.05" calcext:value-type="float">
            <text:p>784.05</text:p>
          </table:table-cell>
        </table:table-row>
        <table:table-row table:style-name="ro1">
          <table:table-cell office:value-type="float" office:value="18558947" calcext:value-type="float">
            <text:p>18558947</text:p>
          </table:table-cell>
          <table:table-cell table:formula="of:=[.A1162]/1000/(60*60*24)" office:value-type="time" office:time-value="PT05H09M18.947S" calcext:value-type="time">
            <text:p>05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37.34" calcext:value-type="float">
            <text:p>637.34</text:p>
          </table:table-cell>
          <table:table-cell office:value-type="float" office:value="784.66" calcext:value-type="float">
            <text:p>784.66</text:p>
          </table:table-cell>
        </table:table-row>
        <table:table-row table:style-name="ro1">
          <table:table-cell office:value-type="float" office:value="18574947" calcext:value-type="float">
            <text:p>18574947</text:p>
          </table:table-cell>
          <table:table-cell table:formula="of:=[.A1163]/1000/(60*60*24)" office:value-type="time" office:time-value="PT05H09M34.947S" calcext:value-type="time">
            <text:p>05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37.87" calcext:value-type="float">
            <text:p>637.87</text:p>
          </table:table-cell>
          <table:table-cell office:value-type="float" office:value="785.27" calcext:value-type="float">
            <text:p>785.27</text:p>
          </table:table-cell>
        </table:table-row>
        <table:table-row table:style-name="ro1">
          <table:table-cell office:value-type="float" office:value="18590947" calcext:value-type="float">
            <text:p>18590947</text:p>
          </table:table-cell>
          <table:table-cell table:formula="of:=[.A1164]/1000/(60*60*24)" office:value-type="time" office:time-value="PT05H09M50.947S" calcext:value-type="time">
            <text:p>05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38.39" calcext:value-type="float">
            <text:p>638.39</text:p>
          </table:table-cell>
          <table:table-cell office:value-type="float" office:value="785.88" calcext:value-type="float">
            <text:p>785.88</text:p>
          </table:table-cell>
        </table:table-row>
        <table:table-row table:style-name="ro1">
          <table:table-cell office:value-type="float" office:value="18606947" calcext:value-type="float">
            <text:p>18606947</text:p>
          </table:table-cell>
          <table:table-cell table:formula="of:=[.A1165]/1000/(60*60*24)" office:value-type="time" office:time-value="PT05H10M06.947S" calcext:value-type="time">
            <text:p>05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38.91" calcext:value-type="float">
            <text:p>638.91</text:p>
          </table:table-cell>
          <table:table-cell office:value-type="float" office:value="786.48" calcext:value-type="float">
            <text:p>786.48</text:p>
          </table:table-cell>
        </table:table-row>
        <table:table-row table:style-name="ro1">
          <table:table-cell office:value-type="float" office:value="18622947" calcext:value-type="float">
            <text:p>18622947</text:p>
          </table:table-cell>
          <table:table-cell table:formula="of:=[.A1166]/1000/(60*60*24)" office:value-type="time" office:time-value="PT05H10M22.947S" calcext:value-type="time">
            <text:p>05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" calcext:value-type="float">
            <text:p>136.5</text:p>
          </table:table-cell>
          <table:table-cell office:value-type="float" office:value="639.43" calcext:value-type="float">
            <text:p>639.43</text:p>
          </table:table-cell>
          <table:table-cell office:value-type="float" office:value="787.09" calcext:value-type="float">
            <text:p>787.09</text:p>
          </table:table-cell>
        </table:table-row>
        <table:table-row table:style-name="ro1">
          <table:table-cell office:value-type="float" office:value="18638947" calcext:value-type="float">
            <text:p>18638947</text:p>
          </table:table-cell>
          <table:table-cell table:formula="of:=[.A1167]/1000/(60*60*24)" office:value-type="time" office:time-value="PT05H10M38.947S" calcext:value-type="time">
            <text:p>05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39.95" calcext:value-type="float">
            <text:p>639.95</text:p>
          </table:table-cell>
          <table:table-cell office:value-type="float" office:value="787.7" calcext:value-type="float">
            <text:p>787.7</text:p>
          </table:table-cell>
        </table:table-row>
        <table:table-row table:style-name="ro1">
          <table:table-cell office:value-type="float" office:value="18654947" calcext:value-type="float">
            <text:p>18654947</text:p>
          </table:table-cell>
          <table:table-cell table:formula="of:=[.A1168]/1000/(60*60*24)" office:value-type="time" office:time-value="PT05H10M54.947S" calcext:value-type="time">
            <text:p>05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40.47" calcext:value-type="float">
            <text:p>640.47</text:p>
          </table:table-cell>
          <table:table-cell office:value-type="float" office:value="788.31" calcext:value-type="float">
            <text:p>788.31</text:p>
          </table:table-cell>
        </table:table-row>
        <table:table-row table:style-name="ro1">
          <table:table-cell office:value-type="float" office:value="18670947" calcext:value-type="float">
            <text:p>18670947</text:p>
          </table:table-cell>
          <table:table-cell table:formula="of:=[.A1169]/1000/(60*60*24)" office:value-type="time" office:time-value="PT05H11M10.947S" calcext:value-type="time">
            <text:p>05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40.99" calcext:value-type="float">
            <text:p>640.99</text:p>
          </table:table-cell>
          <table:table-cell office:value-type="float" office:value="788.91" calcext:value-type="float">
            <text:p>788.91</text:p>
          </table:table-cell>
        </table:table-row>
        <table:table-row table:style-name="ro1">
          <table:table-cell office:value-type="float" office:value="18686947" calcext:value-type="float">
            <text:p>18686947</text:p>
          </table:table-cell>
          <table:table-cell table:formula="of:=[.A1170]/1000/(60*60*24)" office:value-type="time" office:time-value="PT05H11M26.947S" calcext:value-type="time">
            <text:p>05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41.51" calcext:value-type="float">
            <text:p>641.51</text:p>
          </table:table-cell>
          <table:table-cell office:value-type="float" office:value="789.52" calcext:value-type="float">
            <text:p>789.52</text:p>
          </table:table-cell>
        </table:table-row>
        <table:table-row table:style-name="ro1">
          <table:table-cell office:value-type="float" office:value="18702947" calcext:value-type="float">
            <text:p>18702947</text:p>
          </table:table-cell>
          <table:table-cell table:formula="of:=[.A1171]/1000/(60*60*24)" office:value-type="time" office:time-value="PT05H11M42.947S" calcext:value-type="time">
            <text:p>05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42.03" calcext:value-type="float">
            <text:p>642.03</text:p>
          </table:table-cell>
          <table:table-cell office:value-type="float" office:value="790.12" calcext:value-type="float">
            <text:p>790.12</text:p>
          </table:table-cell>
        </table:table-row>
        <table:table-row table:style-name="ro1">
          <table:table-cell office:value-type="float" office:value="18718947" calcext:value-type="float">
            <text:p>18718947</text:p>
          </table:table-cell>
          <table:table-cell table:formula="of:=[.A1172]/1000/(60*60*24)" office:value-type="time" office:time-value="PT05H11M58.947S" calcext:value-type="time">
            <text:p>05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42.55" calcext:value-type="float">
            <text:p>642.55</text:p>
          </table:table-cell>
          <table:table-cell office:value-type="float" office:value="790.73" calcext:value-type="float">
            <text:p>790.73</text:p>
          </table:table-cell>
        </table:table-row>
        <table:table-row table:style-name="ro1">
          <table:table-cell office:value-type="float" office:value="18734947" calcext:value-type="float">
            <text:p>18734947</text:p>
          </table:table-cell>
          <table:table-cell table:formula="of:=[.A1173]/1000/(60*60*24)" office:value-type="time" office:time-value="PT05H12M14.947S" calcext:value-type="time">
            <text:p>05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43.07" calcext:value-type="float">
            <text:p>643.07</text:p>
          </table:table-cell>
          <table:table-cell office:value-type="float" office:value="791.34" calcext:value-type="float">
            <text:p>791.34</text:p>
          </table:table-cell>
        </table:table-row>
        <table:table-row table:style-name="ro1">
          <table:table-cell office:value-type="float" office:value="18750947" calcext:value-type="float">
            <text:p>18750947</text:p>
          </table:table-cell>
          <table:table-cell table:formula="of:=[.A1174]/1000/(60*60*24)" office:value-type="time" office:time-value="PT05H12M30.947S" calcext:value-type="time">
            <text:p>05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43.59" calcext:value-type="float">
            <text:p>643.59</text:p>
          </table:table-cell>
          <table:table-cell office:value-type="float" office:value="791.94" calcext:value-type="float">
            <text:p>791.94</text:p>
          </table:table-cell>
        </table:table-row>
        <table:table-row table:style-name="ro1">
          <table:table-cell office:value-type="float" office:value="18766947" calcext:value-type="float">
            <text:p>18766947</text:p>
          </table:table-cell>
          <table:table-cell table:formula="of:=[.A1175]/1000/(60*60*24)" office:value-type="time" office:time-value="PT05H12M46.947S" calcext:value-type="time">
            <text:p>05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644.11" calcext:value-type="float">
            <text:p>644.11</text:p>
          </table:table-cell>
          <table:table-cell office:value-type="float" office:value="792.55" calcext:value-type="float">
            <text:p>792.55</text:p>
          </table:table-cell>
        </table:table-row>
        <table:table-row table:style-name="ro1">
          <table:table-cell office:value-type="float" office:value="18782947" calcext:value-type="float">
            <text:p>18782947</text:p>
          </table:table-cell>
          <table:table-cell table:formula="of:=[.A1176]/1000/(60*60*24)" office:value-type="time" office:time-value="PT05H13M02.947S" calcext:value-type="time">
            <text:p>05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44.63" calcext:value-type="float">
            <text:p>644.63</text:p>
          </table:table-cell>
          <table:table-cell office:value-type="float" office:value="793.15" calcext:value-type="float">
            <text:p>793.15</text:p>
          </table:table-cell>
        </table:table-row>
        <table:table-row table:style-name="ro1">
          <table:table-cell office:value-type="float" office:value="18798947" calcext:value-type="float">
            <text:p>18798947</text:p>
          </table:table-cell>
          <table:table-cell table:formula="of:=[.A1177]/1000/(60*60*24)" office:value-type="time" office:time-value="PT05H13M18.947S" calcext:value-type="time">
            <text:p>05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45.15" calcext:value-type="float">
            <text:p>645.15</text:p>
          </table:table-cell>
          <table:table-cell office:value-type="float" office:value="793.75" calcext:value-type="float">
            <text:p>793.75</text:p>
          </table:table-cell>
        </table:table-row>
        <table:table-row table:style-name="ro1">
          <table:table-cell office:value-type="float" office:value="18814947" calcext:value-type="float">
            <text:p>18814947</text:p>
          </table:table-cell>
          <table:table-cell table:formula="of:=[.A1178]/1000/(60*60*24)" office:value-type="time" office:time-value="PT05H13M34.947S" calcext:value-type="time">
            <text:p>05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45.67" calcext:value-type="float">
            <text:p>645.67</text:p>
          </table:table-cell>
          <table:table-cell office:value-type="float" office:value="794.36" calcext:value-type="float">
            <text:p>794.36</text:p>
          </table:table-cell>
        </table:table-row>
        <table:table-row table:style-name="ro1">
          <table:table-cell office:value-type="float" office:value="18830947" calcext:value-type="float">
            <text:p>18830947</text:p>
          </table:table-cell>
          <table:table-cell table:formula="of:=[.A1179]/1000/(60*60*24)" office:value-type="time" office:time-value="PT05H13M50.947S" calcext:value-type="time">
            <text:p>05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46.19" calcext:value-type="float">
            <text:p>646.19</text:p>
          </table:table-cell>
          <table:table-cell office:value-type="float" office:value="794.96" calcext:value-type="float">
            <text:p>794.96</text:p>
          </table:table-cell>
        </table:table-row>
        <table:table-row table:style-name="ro1">
          <table:table-cell office:value-type="float" office:value="18846947" calcext:value-type="float">
            <text:p>18846947</text:p>
          </table:table-cell>
          <table:table-cell table:formula="of:=[.A1180]/1000/(60*60*24)" office:value-type="time" office:time-value="PT05H14M06.947S" calcext:value-type="time">
            <text:p>05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646.71" calcext:value-type="float">
            <text:p>646.71</text:p>
          </table:table-cell>
          <table:table-cell office:value-type="float" office:value="795.57" calcext:value-type="float">
            <text:p>795.57</text:p>
          </table:table-cell>
        </table:table-row>
        <table:table-row table:style-name="ro1">
          <table:table-cell office:value-type="float" office:value="18862947" calcext:value-type="float">
            <text:p>18862947</text:p>
          </table:table-cell>
          <table:table-cell table:formula="of:=[.A1181]/1000/(60*60*24)" office:value-type="time" office:time-value="PT05H14M22.947S" calcext:value-type="time">
            <text:p>05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47.23" calcext:value-type="float">
            <text:p>647.23</text:p>
          </table:table-cell>
          <table:table-cell office:value-type="float" office:value="796.17" calcext:value-type="float">
            <text:p>796.17</text:p>
          </table:table-cell>
        </table:table-row>
        <table:table-row table:style-name="ro1">
          <table:table-cell office:value-type="float" office:value="18878947" calcext:value-type="float">
            <text:p>18878947</text:p>
          </table:table-cell>
          <table:table-cell table:formula="of:=[.A1182]/1000/(60*60*24)" office:value-type="time" office:time-value="PT05H14M38.947S" calcext:value-type="time">
            <text:p>05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47.75" calcext:value-type="float">
            <text:p>647.75</text:p>
          </table:table-cell>
          <table:table-cell office:value-type="float" office:value="796.77" calcext:value-type="float">
            <text:p>796.77</text:p>
          </table:table-cell>
        </table:table-row>
        <table:table-row table:style-name="ro1">
          <table:table-cell office:value-type="float" office:value="18894947" calcext:value-type="float">
            <text:p>18894947</text:p>
          </table:table-cell>
          <table:table-cell table:formula="of:=[.A1183]/1000/(60*60*24)" office:value-type="time" office:time-value="PT05H14M54.947S" calcext:value-type="time">
            <text:p>05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8" calcext:value-type="float">
            <text:p>135.8</text:p>
          </table:table-cell>
          <table:table-cell office:value-type="float" office:value="648.27" calcext:value-type="float">
            <text:p>648.27</text:p>
          </table:table-cell>
          <table:table-cell office:value-type="float" office:value="797.37" calcext:value-type="float">
            <text:p>797.37</text:p>
          </table:table-cell>
        </table:table-row>
        <table:table-row table:style-name="ro1">
          <table:table-cell office:value-type="float" office:value="18910947" calcext:value-type="float">
            <text:p>18910947</text:p>
          </table:table-cell>
          <table:table-cell table:formula="of:=[.A1184]/1000/(60*60*24)" office:value-type="time" office:time-value="PT05H15M10.947S" calcext:value-type="time">
            <text:p>05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8" calcext:value-type="float">
            <text:p>135.8</text:p>
          </table:table-cell>
          <table:table-cell office:value-type="float" office:value="648.79" calcext:value-type="float">
            <text:p>648.79</text:p>
          </table:table-cell>
          <table:table-cell office:value-type="float" office:value="797.97" calcext:value-type="float">
            <text:p>797.97</text:p>
          </table:table-cell>
        </table:table-row>
        <table:table-row table:style-name="ro1">
          <table:table-cell office:value-type="float" office:value="18926947" calcext:value-type="float">
            <text:p>18926947</text:p>
          </table:table-cell>
          <table:table-cell table:formula="of:=[.A1185]/1000/(60*60*24)" office:value-type="time" office:time-value="PT05H15M26.947S" calcext:value-type="time">
            <text:p>05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49.31" calcext:value-type="float">
            <text:p>649.31</text:p>
          </table:table-cell>
          <table:table-cell office:value-type="float" office:value="798.58" calcext:value-type="float">
            <text:p>798.58</text:p>
          </table:table-cell>
        </table:table-row>
        <table:table-row table:style-name="ro1">
          <table:table-cell office:value-type="float" office:value="18942947" calcext:value-type="float">
            <text:p>18942947</text:p>
          </table:table-cell>
          <table:table-cell table:formula="of:=[.A1186]/1000/(60*60*24)" office:value-type="time" office:time-value="PT05H15M42.947S" calcext:value-type="time">
            <text:p>05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49.82" calcext:value-type="float">
            <text:p>649.82</text:p>
          </table:table-cell>
          <table:table-cell office:value-type="float" office:value="799.18" calcext:value-type="float">
            <text:p>799.18</text:p>
          </table:table-cell>
        </table:table-row>
        <table:table-row table:style-name="ro1">
          <table:table-cell office:value-type="float" office:value="18958947" calcext:value-type="float">
            <text:p>18958947</text:p>
          </table:table-cell>
          <table:table-cell table:formula="of:=[.A1187]/1000/(60*60*24)" office:value-type="time" office:time-value="PT05H15M58.947S" calcext:value-type="time">
            <text:p>05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50.34" calcext:value-type="float">
            <text:p>650.34</text:p>
          </table:table-cell>
          <table:table-cell office:value-type="float" office:value="799.78" calcext:value-type="float">
            <text:p>799.78</text:p>
          </table:table-cell>
        </table:table-row>
        <table:table-row table:style-name="ro1">
          <table:table-cell office:value-type="float" office:value="18974947" calcext:value-type="float">
            <text:p>18974947</text:p>
          </table:table-cell>
          <table:table-cell table:formula="of:=[.A1188]/1000/(60*60*24)" office:value-type="time" office:time-value="PT05H16M14.947S" calcext:value-type="time">
            <text:p>05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50.86" calcext:value-type="float">
            <text:p>650.86</text:p>
          </table:table-cell>
          <table:table-cell office:value-type="float" office:value="800.38" calcext:value-type="float">
            <text:p>800.38</text:p>
          </table:table-cell>
        </table:table-row>
        <table:table-row table:style-name="ro1">
          <table:table-cell office:value-type="float" office:value="18990947" calcext:value-type="float">
            <text:p>18990947</text:p>
          </table:table-cell>
          <table:table-cell table:formula="of:=[.A1189]/1000/(60*60*24)" office:value-type="time" office:time-value="PT05H16M30.947S" calcext:value-type="time">
            <text:p>05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651.38" calcext:value-type="float">
            <text:p>651.38</text:p>
          </table:table-cell>
          <table:table-cell office:value-type="float" office:value="800.98" calcext:value-type="float">
            <text:p>800.98</text:p>
          </table:table-cell>
        </table:table-row>
        <table:table-row table:style-name="ro1">
          <table:table-cell office:value-type="float" office:value="19006947" calcext:value-type="float">
            <text:p>19006947</text:p>
          </table:table-cell>
          <table:table-cell table:formula="of:=[.A1190]/1000/(60*60*24)" office:value-type="time" office:time-value="PT05H16M46.947S" calcext:value-type="time">
            <text:p>05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51.9" calcext:value-type="float">
            <text:p>651.9</text:p>
          </table:table-cell>
          <table:table-cell office:value-type="float" office:value="801.58" calcext:value-type="float">
            <text:p>801.58</text:p>
          </table:table-cell>
        </table:table-row>
        <table:table-row table:style-name="ro1">
          <table:table-cell office:value-type="float" office:value="19022946" calcext:value-type="float">
            <text:p>19022946</text:p>
          </table:table-cell>
          <table:table-cell table:formula="of:=[.A1191]/1000/(60*60*24)" office:value-type="time" office:time-value="PT05H17M02.946S" calcext:value-type="time">
            <text:p>05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52.41" calcext:value-type="float">
            <text:p>652.41</text:p>
          </table:table-cell>
          <table:table-cell office:value-type="float" office:value="802.18" calcext:value-type="float">
            <text:p>802.18</text:p>
          </table:table-cell>
        </table:table-row>
        <table:table-row table:style-name="ro1">
          <table:table-cell office:value-type="float" office:value="19038947" calcext:value-type="float">
            <text:p>19038947</text:p>
          </table:table-cell>
          <table:table-cell table:formula="of:=[.A1192]/1000/(60*60*24)" office:value-type="time" office:time-value="PT05H17M18.947S" calcext:value-type="time">
            <text:p>05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52.93" calcext:value-type="float">
            <text:p>652.93</text:p>
          </table:table-cell>
          <table:table-cell office:value-type="float" office:value="802.78" calcext:value-type="float">
            <text:p>802.78</text:p>
          </table:table-cell>
        </table:table-row>
        <table:table-row table:style-name="ro1">
          <table:table-cell office:value-type="float" office:value="19054947" calcext:value-type="float">
            <text:p>19054947</text:p>
          </table:table-cell>
          <table:table-cell table:formula="of:=[.A1193]/1000/(60*60*24)" office:value-type="time" office:time-value="PT05H17M34.947S" calcext:value-type="time">
            <text:p>05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53.45" calcext:value-type="float">
            <text:p>653.45</text:p>
          </table:table-cell>
          <table:table-cell office:value-type="float" office:value="803.37" calcext:value-type="float">
            <text:p>803.37</text:p>
          </table:table-cell>
        </table:table-row>
        <table:table-row table:style-name="ro1">
          <table:table-cell office:value-type="float" office:value="19070947" calcext:value-type="float">
            <text:p>19070947</text:p>
          </table:table-cell>
          <table:table-cell table:formula="of:=[.A1194]/1000/(60*60*24)" office:value-type="time" office:time-value="PT05H17M50.947S" calcext:value-type="time">
            <text:p>05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53.97" calcext:value-type="float">
            <text:p>653.97</text:p>
          </table:table-cell>
          <table:table-cell office:value-type="float" office:value="803.97" calcext:value-type="float">
            <text:p>803.97</text:p>
          </table:table-cell>
        </table:table-row>
        <table:table-row table:style-name="ro1">
          <table:table-cell office:value-type="float" office:value="19086947" calcext:value-type="float">
            <text:p>19086947</text:p>
          </table:table-cell>
          <table:table-cell table:formula="of:=[.A1195]/1000/(60*60*24)" office:value-type="time" office:time-value="PT05H18M06.947S" calcext:value-type="time">
            <text:p>05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54.48" calcext:value-type="float">
            <text:p>654.48</text:p>
          </table:table-cell>
          <table:table-cell office:value-type="float" office:value="804.57" calcext:value-type="float">
            <text:p>804.57</text:p>
          </table:table-cell>
        </table:table-row>
        <table:table-row table:style-name="ro1">
          <table:table-cell office:value-type="float" office:value="19102947" calcext:value-type="float">
            <text:p>19102947</text:p>
          </table:table-cell>
          <table:table-cell table:formula="of:=[.A1196]/1000/(60*60*24)" office:value-type="time" office:time-value="PT05H18M22.947S" calcext:value-type="time">
            <text:p>05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55" calcext:value-type="float">
            <text:p>655</text:p>
          </table:table-cell>
          <table:table-cell office:value-type="float" office:value="805.17" calcext:value-type="float">
            <text:p>805.17</text:p>
          </table:table-cell>
        </table:table-row>
        <table:table-row table:style-name="ro1">
          <table:table-cell office:value-type="float" office:value="19118947" calcext:value-type="float">
            <text:p>19118947</text:p>
          </table:table-cell>
          <table:table-cell table:formula="of:=[.A1197]/1000/(60*60*24)" office:value-type="time" office:time-value="PT05H18M38.947S" calcext:value-type="time">
            <text:p>05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55.52" calcext:value-type="float">
            <text:p>655.52</text:p>
          </table:table-cell>
          <table:table-cell office:value-type="float" office:value="805.77" calcext:value-type="float">
            <text:p>805.77</text:p>
          </table:table-cell>
        </table:table-row>
        <table:table-row table:style-name="ro1">
          <table:table-cell office:value-type="float" office:value="19134947" calcext:value-type="float">
            <text:p>19134947</text:p>
          </table:table-cell>
          <table:table-cell table:formula="of:=[.A1198]/1000/(60*60*24)" office:value-type="time" office:time-value="PT05H18M54.947S" calcext:value-type="time">
            <text:p>05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56.03" calcext:value-type="float">
            <text:p>656.03</text:p>
          </table:table-cell>
          <table:table-cell office:value-type="float" office:value="806.36" calcext:value-type="float">
            <text:p>806.36</text:p>
          </table:table-cell>
        </table:table-row>
        <table:table-row table:style-name="ro1">
          <table:table-cell office:value-type="float" office:value="19150947" calcext:value-type="float">
            <text:p>19150947</text:p>
          </table:table-cell>
          <table:table-cell table:formula="of:=[.A1199]/1000/(60*60*24)" office:value-type="time" office:time-value="PT05H19M10.947S" calcext:value-type="time">
            <text:p>05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56.55" calcext:value-type="float">
            <text:p>656.55</text:p>
          </table:table-cell>
          <table:table-cell office:value-type="float" office:value="806.96" calcext:value-type="float">
            <text:p>806.96</text:p>
          </table:table-cell>
        </table:table-row>
        <table:table-row table:style-name="ro1">
          <table:table-cell office:value-type="float" office:value="19166947" calcext:value-type="float">
            <text:p>19166947</text:p>
          </table:table-cell>
          <table:table-cell table:formula="of:=[.A1200]/1000/(60*60*24)" office:value-type="time" office:time-value="PT05H19M26.947S" calcext:value-type="time">
            <text:p>05:19:27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657.07" calcext:value-type="float">
            <text:p>657.07</text:p>
          </table:table-cell>
          <table:table-cell office:value-type="float" office:value="807.56" calcext:value-type="float">
            <text:p>807.56</text:p>
          </table:table-cell>
        </table:table-row>
        <table:table-row table:style-name="ro1">
          <table:table-cell office:value-type="float" office:value="19182947" calcext:value-type="float">
            <text:p>19182947</text:p>
          </table:table-cell>
          <table:table-cell table:formula="of:=[.A1201]/1000/(60*60*24)" office:value-type="time" office:time-value="PT05H19M42.947S" calcext:value-type="time">
            <text:p>05:19:43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657.58" calcext:value-type="float">
            <text:p>657.58</text:p>
          </table:table-cell>
          <table:table-cell office:value-type="float" office:value="808.15" calcext:value-type="float">
            <text:p>808.15</text:p>
          </table:table-cell>
        </table:table-row>
        <table:table-row table:style-name="ro1">
          <table:table-cell office:value-type="float" office:value="19198947" calcext:value-type="float">
            <text:p>19198947</text:p>
          </table:table-cell>
          <table:table-cell table:formula="of:=[.A1202]/1000/(60*60*24)" office:value-type="time" office:time-value="PT05H19M58.947S" calcext:value-type="time">
            <text:p>05:19:59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658.1" calcext:value-type="float">
            <text:p>658.1</text:p>
          </table:table-cell>
          <table:table-cell office:value-type="float" office:value="808.75" calcext:value-type="float">
            <text:p>808.75</text:p>
          </table:table-cell>
        </table:table-row>
        <table:table-row table:style-name="ro1">
          <table:table-cell office:value-type="float" office:value="19214947" calcext:value-type="float">
            <text:p>19214947</text:p>
          </table:table-cell>
          <table:table-cell table:formula="of:=[.A1203]/1000/(60*60*24)" office:value-type="time" office:time-value="PT05H20M14.947S" calcext:value-type="time">
            <text:p>05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58.61" calcext:value-type="float">
            <text:p>658.61</text:p>
          </table:table-cell>
          <table:table-cell office:value-type="float" office:value="809.34" calcext:value-type="float">
            <text:p>809.34</text:p>
          </table:table-cell>
        </table:table-row>
        <table:table-row table:style-name="ro1">
          <table:table-cell office:value-type="float" office:value="19230946" calcext:value-type="float">
            <text:p>19230946</text:p>
          </table:table-cell>
          <table:table-cell table:formula="of:=[.A1204]/1000/(60*60*24)" office:value-type="time" office:time-value="PT05H20M30.946S" calcext:value-type="time">
            <text:p>05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59.13" calcext:value-type="float">
            <text:p>659.13</text:p>
          </table:table-cell>
          <table:table-cell office:value-type="float" office:value="809.94" calcext:value-type="float">
            <text:p>809.94</text:p>
          </table:table-cell>
        </table:table-row>
        <table:table-row table:style-name="ro1">
          <table:table-cell office:value-type="float" office:value="19246947" calcext:value-type="float">
            <text:p>19246947</text:p>
          </table:table-cell>
          <table:table-cell table:formula="of:=[.A1205]/1000/(60*60*24)" office:value-type="time" office:time-value="PT05H20M46.947S" calcext:value-type="time">
            <text:p>05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659.65" calcext:value-type="float">
            <text:p>659.65</text:p>
          </table:table-cell>
          <table:table-cell office:value-type="float" office:value="810.53" calcext:value-type="float">
            <text:p>810.53</text:p>
          </table:table-cell>
        </table:table-row>
        <table:table-row table:style-name="ro1">
          <table:table-cell office:value-type="float" office:value="19262947" calcext:value-type="float">
            <text:p>19262947</text:p>
          </table:table-cell>
          <table:table-cell table:formula="of:=[.A1206]/1000/(60*60*24)" office:value-type="time" office:time-value="PT05H21M02.947S" calcext:value-type="time">
            <text:p>05:21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60.16" calcext:value-type="float">
            <text:p>660.16</text:p>
          </table:table-cell>
          <table:table-cell office:value-type="float" office:value="811.12" calcext:value-type="float">
            <text:p>811.12</text:p>
          </table:table-cell>
        </table:table-row>
        <table:table-row table:style-name="ro1">
          <table:table-cell office:value-type="float" office:value="19278947" calcext:value-type="float">
            <text:p>19278947</text:p>
          </table:table-cell>
          <table:table-cell table:formula="of:=[.A1207]/1000/(60*60*24)" office:value-type="time" office:time-value="PT05H21M18.947S" calcext:value-type="time">
            <text:p>05:21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60.68" calcext:value-type="float">
            <text:p>660.68</text:p>
          </table:table-cell>
          <table:table-cell office:value-type="float" office:value="811.72" calcext:value-type="float">
            <text:p>811.72</text:p>
          </table:table-cell>
        </table:table-row>
        <table:table-row table:style-name="ro1">
          <table:table-cell office:value-type="float" office:value="19294947" calcext:value-type="float">
            <text:p>19294947</text:p>
          </table:table-cell>
          <table:table-cell table:formula="of:=[.A1208]/1000/(60*60*24)" office:value-type="time" office:time-value="PT05H21M34.947S" calcext:value-type="time">
            <text:p>05:21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661.19" calcext:value-type="float">
            <text:p>661.19</text:p>
          </table:table-cell>
          <table:table-cell office:value-type="float" office:value="812.31" calcext:value-type="float">
            <text:p>812.31</text:p>
          </table:table-cell>
        </table:table-row>
        <table:table-row table:style-name="ro1">
          <table:table-cell office:value-type="float" office:value="19310947" calcext:value-type="float">
            <text:p>19310947</text:p>
          </table:table-cell>
          <table:table-cell table:formula="of:=[.A1209]/1000/(60*60*24)" office:value-type="time" office:time-value="PT05H21M50.947S" calcext:value-type="time">
            <text:p>05:21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661.71" calcext:value-type="float">
            <text:p>661.71</text:p>
          </table:table-cell>
          <table:table-cell office:value-type="float" office:value="812.9" calcext:value-type="float">
            <text:p>812.9</text:p>
          </table:table-cell>
        </table:table-row>
        <table:table-row table:style-name="ro1">
          <table:table-cell office:value-type="float" office:value="19326947" calcext:value-type="float">
            <text:p>19326947</text:p>
          </table:table-cell>
          <table:table-cell table:formula="of:=[.A1210]/1000/(60*60*24)" office:value-type="time" office:time-value="PT05H22M06.947S" calcext:value-type="time">
            <text:p>05:22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662.22" calcext:value-type="float">
            <text:p>662.22</text:p>
          </table:table-cell>
          <table:table-cell office:value-type="float" office:value="813.49" calcext:value-type="float">
            <text:p>813.49</text:p>
          </table:table-cell>
        </table:table-row>
        <table:table-row table:style-name="ro1">
          <table:table-cell office:value-type="float" office:value="19342947" calcext:value-type="float">
            <text:p>19342947</text:p>
          </table:table-cell>
          <table:table-cell table:formula="of:=[.A1211]/1000/(60*60*24)" office:value-type="time" office:time-value="PT05H22M22.947S" calcext:value-type="time">
            <text:p>05:22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662.73" calcext:value-type="float">
            <text:p>662.73</text:p>
          </table:table-cell>
          <table:table-cell office:value-type="float" office:value="814.09" calcext:value-type="float">
            <text:p>814.09</text:p>
          </table:table-cell>
        </table:table-row>
        <table:table-row table:style-name="ro1">
          <table:table-cell office:value-type="float" office:value="19358947" calcext:value-type="float">
            <text:p>19358947</text:p>
          </table:table-cell>
          <table:table-cell table:formula="of:=[.A1212]/1000/(60*60*24)" office:value-type="time" office:time-value="PT05H22M38.947S" calcext:value-type="time">
            <text:p>05:22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663.25" calcext:value-type="float">
            <text:p>663.25</text:p>
          </table:table-cell>
          <table:table-cell office:value-type="float" office:value="814.68" calcext:value-type="float">
            <text:p>814.68</text:p>
          </table:table-cell>
        </table:table-row>
        <table:table-row table:style-name="ro1">
          <table:table-cell office:value-type="float" office:value="19374947" calcext:value-type="float">
            <text:p>19374947</text:p>
          </table:table-cell>
          <table:table-cell table:formula="of:=[.A1213]/1000/(60*60*24)" office:value-type="time" office:time-value="PT05H22M54.947S" calcext:value-type="time">
            <text:p>05:22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63.76" calcext:value-type="float">
            <text:p>663.76</text:p>
          </table:table-cell>
          <table:table-cell office:value-type="float" office:value="815.27" calcext:value-type="float">
            <text:p>815.27</text:p>
          </table:table-cell>
        </table:table-row>
        <table:table-row table:style-name="ro1">
          <table:table-cell office:value-type="float" office:value="19390947" calcext:value-type="float">
            <text:p>19390947</text:p>
          </table:table-cell>
          <table:table-cell table:formula="of:=[.A1214]/1000/(60*60*24)" office:value-type="time" office:time-value="PT05H23M10.947S" calcext:value-type="time">
            <text:p>05:23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64.28" calcext:value-type="float">
            <text:p>664.28</text:p>
          </table:table-cell>
          <table:table-cell office:value-type="float" office:value="815.86" calcext:value-type="float">
            <text:p>815.86</text:p>
          </table:table-cell>
        </table:table-row>
        <table:table-row table:style-name="ro1">
          <table:table-cell office:value-type="float" office:value="19406947" calcext:value-type="float">
            <text:p>19406947</text:p>
          </table:table-cell>
          <table:table-cell table:formula="of:=[.A1215]/1000/(60*60*24)" office:value-type="time" office:time-value="PT05H23M26.947S" calcext:value-type="time">
            <text:p>05:23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64.79" calcext:value-type="float">
            <text:p>664.79</text:p>
          </table:table-cell>
          <table:table-cell office:value-type="float" office:value="816.45" calcext:value-type="float">
            <text:p>816.45</text:p>
          </table:table-cell>
        </table:table-row>
        <table:table-row table:style-name="ro1">
          <table:table-cell office:value-type="float" office:value="19422947" calcext:value-type="float">
            <text:p>19422947</text:p>
          </table:table-cell>
          <table:table-cell table:formula="of:=[.A1216]/1000/(60*60*24)" office:value-type="time" office:time-value="PT05H23M42.947S" calcext:value-type="time">
            <text:p>05:23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65.3" calcext:value-type="float">
            <text:p>665.3</text:p>
          </table:table-cell>
          <table:table-cell office:value-type="float" office:value="817.04" calcext:value-type="float">
            <text:p>817.04</text:p>
          </table:table-cell>
        </table:table-row>
        <table:table-row table:style-name="ro1">
          <table:table-cell office:value-type="float" office:value="19438947" calcext:value-type="float">
            <text:p>19438947</text:p>
          </table:table-cell>
          <table:table-cell table:formula="of:=[.A1217]/1000/(60*60*24)" office:value-type="time" office:time-value="PT05H23M58.947S" calcext:value-type="time">
            <text:p>05:23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65.82" calcext:value-type="float">
            <text:p>665.82</text:p>
          </table:table-cell>
          <table:table-cell office:value-type="float" office:value="817.63" calcext:value-type="float">
            <text:p>817.63</text:p>
          </table:table-cell>
        </table:table-row>
        <table:table-row table:style-name="ro1">
          <table:table-cell office:value-type="float" office:value="19454947" calcext:value-type="float">
            <text:p>19454947</text:p>
          </table:table-cell>
          <table:table-cell table:formula="of:=[.A1218]/1000/(60*60*24)" office:value-type="time" office:time-value="PT05H24M14.947S" calcext:value-type="time">
            <text:p>05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66.33" calcext:value-type="float">
            <text:p>666.33</text:p>
          </table:table-cell>
          <table:table-cell office:value-type="float" office:value="818.22" calcext:value-type="float">
            <text:p>818.22</text:p>
          </table:table-cell>
        </table:table-row>
        <table:table-row table:style-name="ro1">
          <table:table-cell office:value-type="float" office:value="19470947" calcext:value-type="float">
            <text:p>19470947</text:p>
          </table:table-cell>
          <table:table-cell table:formula="of:=[.A1219]/1000/(60*60*24)" office:value-type="time" office:time-value="PT05H24M30.947S" calcext:value-type="time">
            <text:p>05:24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666.84" calcext:value-type="float">
            <text:p>666.84</text:p>
          </table:table-cell>
          <table:table-cell office:value-type="float" office:value="818.8" calcext:value-type="float">
            <text:p>818.8</text:p>
          </table:table-cell>
        </table:table-row>
        <table:table-row table:style-name="ro1">
          <table:table-cell office:value-type="float" office:value="19486947" calcext:value-type="float">
            <text:p>19486947</text:p>
          </table:table-cell>
          <table:table-cell table:formula="of:=[.A1220]/1000/(60*60*24)" office:value-type="time" office:time-value="PT05H24M46.947S" calcext:value-type="time">
            <text:p>05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667.36" calcext:value-type="float">
            <text:p>667.36</text:p>
          </table:table-cell>
          <table:table-cell office:value-type="float" office:value="819.39" calcext:value-type="float">
            <text:p>819.39</text:p>
          </table:table-cell>
        </table:table-row>
        <table:table-row table:style-name="ro1">
          <table:table-cell office:value-type="float" office:value="19502947" calcext:value-type="float">
            <text:p>19502947</text:p>
          </table:table-cell>
          <table:table-cell table:formula="of:=[.A1221]/1000/(60*60*24)" office:value-type="time" office:time-value="PT05H25M02.947S" calcext:value-type="time">
            <text:p>05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2" calcext:value-type="float">
            <text:p>132.42</text:p>
          </table:table-cell>
          <table:table-cell office:value-type="float" office:value="667.87" calcext:value-type="float">
            <text:p>667.87</text:p>
          </table:table-cell>
          <table:table-cell office:value-type="float" office:value="819.98" calcext:value-type="float">
            <text:p>819.98</text:p>
          </table:table-cell>
        </table:table-row>
        <table:table-row table:style-name="ro1">
          <table:table-cell office:value-type="float" office:value="19518947" calcext:value-type="float">
            <text:p>19518947</text:p>
          </table:table-cell>
          <table:table-cell table:formula="of:=[.A1222]/1000/(60*60*24)" office:value-type="time" office:time-value="PT05H25M18.947S" calcext:value-type="time">
            <text:p>05:25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668.38" calcext:value-type="float">
            <text:p>668.38</text:p>
          </table:table-cell>
          <table:table-cell office:value-type="float" office:value="820.57" calcext:value-type="float">
            <text:p>820.57</text:p>
          </table:table-cell>
        </table:table-row>
        <table:table-row table:style-name="ro1">
          <table:table-cell office:value-type="float" office:value="19534947" calcext:value-type="float">
            <text:p>19534947</text:p>
          </table:table-cell>
          <table:table-cell table:formula="of:=[.A1223]/1000/(60*60*24)" office:value-type="time" office:time-value="PT05H25M34.947S" calcext:value-type="time">
            <text:p>05:25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668.9" calcext:value-type="float">
            <text:p>668.9</text:p>
          </table:table-cell>
          <table:table-cell office:value-type="float" office:value="821.15" calcext:value-type="float">
            <text:p>821.15</text:p>
          </table:table-cell>
        </table:table-row>
        <table:table-row table:style-name="ro1">
          <table:table-cell office:value-type="float" office:value="19550947" calcext:value-type="float">
            <text:p>19550947</text:p>
          </table:table-cell>
          <table:table-cell table:formula="of:=[.A1224]/1000/(60*60*24)" office:value-type="time" office:time-value="PT05H25M50.947S" calcext:value-type="time">
            <text:p>05:25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69.41" calcext:value-type="float">
            <text:p>669.41</text:p>
          </table:table-cell>
          <table:table-cell office:value-type="float" office:value="821.74" calcext:value-type="float">
            <text:p>821.74</text:p>
          </table:table-cell>
        </table:table-row>
        <table:table-row table:style-name="ro1">
          <table:table-cell office:value-type="float" office:value="19566947" calcext:value-type="float">
            <text:p>19566947</text:p>
          </table:table-cell>
          <table:table-cell table:formula="of:=[.A1225]/1000/(60*60*24)" office:value-type="time" office:time-value="PT05H26M06.947S" calcext:value-type="time">
            <text:p>05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69.92" calcext:value-type="float">
            <text:p>669.92</text:p>
          </table:table-cell>
          <table:table-cell office:value-type="float" office:value="822.32" calcext:value-type="float">
            <text:p>822.32</text:p>
          </table:table-cell>
        </table:table-row>
        <table:table-row table:style-name="ro1">
          <table:table-cell office:value-type="float" office:value="19582947" calcext:value-type="float">
            <text:p>19582947</text:p>
          </table:table-cell>
          <table:table-cell table:formula="of:=[.A1226]/1000/(60*60*24)" office:value-type="time" office:time-value="PT05H26M22.947S" calcext:value-type="time">
            <text:p>05:26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70.43" calcext:value-type="float">
            <text:p>670.43</text:p>
          </table:table-cell>
          <table:table-cell office:value-type="float" office:value="822.91" calcext:value-type="float">
            <text:p>822.91</text:p>
          </table:table-cell>
        </table:table-row>
        <table:table-row table:style-name="ro1">
          <table:table-cell office:value-type="float" office:value="19598947" calcext:value-type="float">
            <text:p>19598947</text:p>
          </table:table-cell>
          <table:table-cell table:formula="of:=[.A1227]/1000/(60*60*24)" office:value-type="time" office:time-value="PT05H26M38.947S" calcext:value-type="time">
            <text:p>05:26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70.94" calcext:value-type="float">
            <text:p>670.94</text:p>
          </table:table-cell>
          <table:table-cell office:value-type="float" office:value="823.49" calcext:value-type="float">
            <text:p>823.49</text:p>
          </table:table-cell>
        </table:table-row>
        <table:table-row table:style-name="ro1">
          <table:table-cell office:value-type="float" office:value="19614947" calcext:value-type="float">
            <text:p>19614947</text:p>
          </table:table-cell>
          <table:table-cell table:formula="of:=[.A1228]/1000/(60*60*24)" office:value-type="time" office:time-value="PT05H26M54.947S" calcext:value-type="time">
            <text:p>05:26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671.45" calcext:value-type="float">
            <text:p>671.45</text:p>
          </table:table-cell>
          <table:table-cell office:value-type="float" office:value="824.08" calcext:value-type="float">
            <text:p>824.08</text:p>
          </table:table-cell>
        </table:table-row>
        <table:table-row table:style-name="ro1">
          <table:table-cell office:value-type="float" office:value="19630947" calcext:value-type="float">
            <text:p>19630947</text:p>
          </table:table-cell>
          <table:table-cell table:formula="of:=[.A1229]/1000/(60*60*24)" office:value-type="time" office:time-value="PT05H27M10.947S" calcext:value-type="time">
            <text:p>05:27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671.96" calcext:value-type="float">
            <text:p>671.96</text:p>
          </table:table-cell>
          <table:table-cell office:value-type="float" office:value="824.66" calcext:value-type="float">
            <text:p>824.66</text:p>
          </table:table-cell>
        </table:table-row>
        <table:table-row table:style-name="ro1">
          <table:table-cell office:value-type="float" office:value="19646947" calcext:value-type="float">
            <text:p>19646947</text:p>
          </table:table-cell>
          <table:table-cell table:formula="of:=[.A1230]/1000/(60*60*24)" office:value-type="time" office:time-value="PT05H27M26.947S" calcext:value-type="time">
            <text:p>05:27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672.47" calcext:value-type="float">
            <text:p>672.47</text:p>
          </table:table-cell>
          <table:table-cell office:value-type="float" office:value="825.24" calcext:value-type="float">
            <text:p>825.24</text:p>
          </table:table-cell>
        </table:table-row>
        <table:table-row table:style-name="ro1">
          <table:table-cell office:value-type="float" office:value="19662947" calcext:value-type="float">
            <text:p>19662947</text:p>
          </table:table-cell>
          <table:table-cell table:formula="of:=[.A1231]/1000/(60*60*24)" office:value-type="time" office:time-value="PT05H27M42.947S" calcext:value-type="time">
            <text:p>05:27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672.99" calcext:value-type="float">
            <text:p>672.99</text:p>
          </table:table-cell>
          <table:table-cell office:value-type="float" office:value="825.83" calcext:value-type="float">
            <text:p>825.83</text:p>
          </table:table-cell>
        </table:table-row>
        <table:table-row table:style-name="ro1">
          <table:table-cell office:value-type="float" office:value="19678947" calcext:value-type="float">
            <text:p>19678947</text:p>
          </table:table-cell>
          <table:table-cell table:formula="of:=[.A1232]/1000/(60*60*24)" office:value-type="time" office:time-value="PT05H27M58.947S" calcext:value-type="time">
            <text:p>05:27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1.27" calcext:value-type="float">
            <text:p>131.27</text:p>
          </table:table-cell>
          <table:table-cell office:value-type="float" office:value="673.5" calcext:value-type="float">
            <text:p>673.5</text:p>
          </table:table-cell>
          <table:table-cell office:value-type="float" office:value="826.41" calcext:value-type="float">
            <text:p>826.41</text:p>
          </table:table-cell>
        </table:table-row>
        <table:table-row table:style-name="ro1">
          <table:table-cell office:value-type="float" office:value="19694947" calcext:value-type="float">
            <text:p>19694947</text:p>
          </table:table-cell>
          <table:table-cell table:formula="of:=[.A1233]/1000/(60*60*24)" office:value-type="time" office:time-value="PT05H28M14.947S" calcext:value-type="time">
            <text:p>05:28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74.01" calcext:value-type="float">
            <text:p>674.01</text:p>
          </table:table-cell>
          <table:table-cell office:value-type="float" office:value="826.99" calcext:value-type="float">
            <text:p>826.99</text:p>
          </table:table-cell>
        </table:table-row>
        <table:table-row table:style-name="ro1">
          <table:table-cell office:value-type="float" office:value="19710947" calcext:value-type="float">
            <text:p>19710947</text:p>
          </table:table-cell>
          <table:table-cell table:formula="of:=[.A1234]/1000/(60*60*24)" office:value-type="time" office:time-value="PT05H28M30.947S" calcext:value-type="time">
            <text:p>05:28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74.52" calcext:value-type="float">
            <text:p>674.52</text:p>
          </table:table-cell>
          <table:table-cell office:value-type="float" office:value="827.57" calcext:value-type="float">
            <text:p>827.57</text:p>
          </table:table-cell>
        </table:table-row>
        <table:table-row table:style-name="ro1">
          <table:table-cell office:value-type="float" office:value="19726947" calcext:value-type="float">
            <text:p>19726947</text:p>
          </table:table-cell>
          <table:table-cell table:formula="of:=[.A1235]/1000/(60*60*24)" office:value-type="time" office:time-value="PT05H28M46.947S" calcext:value-type="time">
            <text:p>05:28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675.03" calcext:value-type="float">
            <text:p>675.03</text:p>
          </table:table-cell>
          <table:table-cell office:value-type="float" office:value="828.15" calcext:value-type="float">
            <text:p>828.15</text:p>
          </table:table-cell>
        </table:table-row>
        <table:table-row table:style-name="ro1">
          <table:table-cell office:value-type="float" office:value="19742947" calcext:value-type="float">
            <text:p>19742947</text:p>
          </table:table-cell>
          <table:table-cell table:formula="of:=[.A1236]/1000/(60*60*24)" office:value-type="time" office:time-value="PT05H29M02.947S" calcext:value-type="time">
            <text:p>05:29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675.54" calcext:value-type="float">
            <text:p>675.54</text:p>
          </table:table-cell>
          <table:table-cell office:value-type="float" office:value="828.73" calcext:value-type="float">
            <text:p>828.73</text:p>
          </table:table-cell>
        </table:table-row>
        <table:table-row table:style-name="ro1">
          <table:table-cell office:value-type="float" office:value="19758947" calcext:value-type="float">
            <text:p>19758947</text:p>
          </table:table-cell>
          <table:table-cell table:formula="of:=[.A1237]/1000/(60*60*24)" office:value-type="time" office:time-value="PT05H29M18.947S" calcext:value-type="time">
            <text:p>05:29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676.05" calcext:value-type="float">
            <text:p>676.05</text:p>
          </table:table-cell>
          <table:table-cell office:value-type="float" office:value="829.31" calcext:value-type="float">
            <text:p>829.31</text:p>
          </table:table-cell>
        </table:table-row>
        <table:table-row table:style-name="ro1">
          <table:table-cell office:value-type="float" office:value="19774947" calcext:value-type="float">
            <text:p>19774947</text:p>
          </table:table-cell>
          <table:table-cell table:formula="of:=[.A1238]/1000/(60*60*24)" office:value-type="time" office:time-value="PT05H29M34.947S" calcext:value-type="time">
            <text:p>05:29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676.55" calcext:value-type="float">
            <text:p>676.55</text:p>
          </table:table-cell>
          <table:table-cell office:value-type="float" office:value="829.89" calcext:value-type="float">
            <text:p>829.89</text:p>
          </table:table-cell>
        </table:table-row>
        <table:table-row table:style-name="ro1">
          <table:table-cell office:value-type="float" office:value="19790947" calcext:value-type="float">
            <text:p>19790947</text:p>
          </table:table-cell>
          <table:table-cell table:formula="of:=[.A1239]/1000/(60*60*24)" office:value-type="time" office:time-value="PT05H29M50.947S" calcext:value-type="time">
            <text:p>05:29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677.06" calcext:value-type="float">
            <text:p>677.06</text:p>
          </table:table-cell>
          <table:table-cell office:value-type="float" office:value="830.47" calcext:value-type="float">
            <text:p>830.47</text:p>
          </table:table-cell>
        </table:table-row>
        <table:table-row table:style-name="ro1">
          <table:table-cell office:value-type="float" office:value="19806947" calcext:value-type="float">
            <text:p>19806947</text:p>
          </table:table-cell>
          <table:table-cell table:formula="of:=[.A1240]/1000/(60*60*24)" office:value-type="time" office:time-value="PT05H30M06.947S" calcext:value-type="time">
            <text:p>05:30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677.57" calcext:value-type="float">
            <text:p>677.57</text:p>
          </table:table-cell>
          <table:table-cell office:value-type="float" office:value="831.05" calcext:value-type="float">
            <text:p>831.05</text:p>
          </table:table-cell>
        </table:table-row>
        <table:table-row table:style-name="ro1">
          <table:table-cell office:value-type="float" office:value="19822947" calcext:value-type="float">
            <text:p>19822947</text:p>
          </table:table-cell>
          <table:table-cell table:formula="of:=[.A1241]/1000/(60*60*24)" office:value-type="time" office:time-value="PT05H30M22.947S" calcext:value-type="time">
            <text:p>05:30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678.08" calcext:value-type="float">
            <text:p>678.08</text:p>
          </table:table-cell>
          <table:table-cell office:value-type="float" office:value="831.63" calcext:value-type="float">
            <text:p>831.63</text:p>
          </table:table-cell>
        </table:table-row>
        <table:table-row table:style-name="ro1">
          <table:table-cell office:value-type="float" office:value="19838947" calcext:value-type="float">
            <text:p>19838947</text:p>
          </table:table-cell>
          <table:table-cell table:formula="of:=[.A1242]/1000/(60*60*24)" office:value-type="time" office:time-value="PT05H30M38.947S" calcext:value-type="time">
            <text:p>05:30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678.59" calcext:value-type="float">
            <text:p>678.59</text:p>
          </table:table-cell>
          <table:table-cell office:value-type="float" office:value="832.21" calcext:value-type="float">
            <text:p>832.21</text:p>
          </table:table-cell>
        </table:table-row>
        <table:table-row table:style-name="ro1">
          <table:table-cell office:value-type="float" office:value="19854947" calcext:value-type="float">
            <text:p>19854947</text:p>
          </table:table-cell>
          <table:table-cell table:formula="of:=[.A1243]/1000/(60*60*24)" office:value-type="time" office:time-value="PT05H30M54.947S" calcext:value-type="time">
            <text:p>05:30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679.1" calcext:value-type="float">
            <text:p>679.1</text:p>
          </table:table-cell>
          <table:table-cell office:value-type="float" office:value="832.78" calcext:value-type="float">
            <text:p>832.78</text:p>
          </table:table-cell>
        </table:table-row>
        <table:table-row table:style-name="ro1">
          <table:table-cell office:value-type="float" office:value="19870947" calcext:value-type="float">
            <text:p>19870947</text:p>
          </table:table-cell>
          <table:table-cell table:formula="of:=[.A1244]/1000/(60*60*24)" office:value-type="time" office:time-value="PT05H31M10.947S" calcext:value-type="time">
            <text:p>05:31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679.61" calcext:value-type="float">
            <text:p>679.61</text:p>
          </table:table-cell>
          <table:table-cell office:value-type="float" office:value="833.36" calcext:value-type="float">
            <text:p>833.36</text:p>
          </table:table-cell>
        </table:table-row>
        <table:table-row table:style-name="ro1">
          <table:table-cell office:value-type="float" office:value="19886947" calcext:value-type="float">
            <text:p>19886947</text:p>
          </table:table-cell>
          <table:table-cell table:formula="of:=[.A1245]/1000/(60*60*24)" office:value-type="time" office:time-value="PT05H31M26.947S" calcext:value-type="time">
            <text:p>05:31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680.11" calcext:value-type="float">
            <text:p>680.11</text:p>
          </table:table-cell>
          <table:table-cell office:value-type="float" office:value="833.94" calcext:value-type="float">
            <text:p>833.94</text:p>
          </table:table-cell>
        </table:table-row>
        <table:table-row table:style-name="ro1">
          <table:table-cell office:value-type="float" office:value="19902947" calcext:value-type="float">
            <text:p>19902947</text:p>
          </table:table-cell>
          <table:table-cell table:formula="of:=[.A1246]/1000/(60*60*24)" office:value-type="time" office:time-value="PT05H31M42.947S" calcext:value-type="time">
            <text:p>05:31:43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1" calcext:value-type="float">
            <text:p>129.1</text:p>
          </table:table-cell>
          <table:table-cell office:value-type="float" office:value="680.62" calcext:value-type="float">
            <text:p>680.62</text:p>
          </table:table-cell>
          <table:table-cell office:value-type="float" office:value="834.51" calcext:value-type="float">
            <text:p>834.51</text:p>
          </table:table-cell>
        </table:table-row>
        <table:table-row table:style-name="ro1">
          <table:table-cell office:value-type="float" office:value="19918947" calcext:value-type="float">
            <text:p>19918947</text:p>
          </table:table-cell>
          <table:table-cell table:formula="of:=[.A1247]/1000/(60*60*24)" office:value-type="time" office:time-value="PT05H31M58.947S" calcext:value-type="time">
            <text:p>05:31:59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681.13" calcext:value-type="float">
            <text:p>681.13</text:p>
          </table:table-cell>
          <table:table-cell office:value-type="float" office:value="835.09" calcext:value-type="float">
            <text:p>835.09</text:p>
          </table:table-cell>
        </table:table-row>
        <table:table-row table:style-name="ro1">
          <table:table-cell office:value-type="float" office:value="19934947" calcext:value-type="float">
            <text:p>19934947</text:p>
          </table:table-cell>
          <table:table-cell table:formula="of:=[.A1248]/1000/(60*60*24)" office:value-type="time" office:time-value="PT05H32M14.947S" calcext:value-type="time">
            <text:p>05:32:15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681.64" calcext:value-type="float">
            <text:p>681.64</text:p>
          </table:table-cell>
          <table:table-cell office:value-type="float" office:value="835.66" calcext:value-type="float">
            <text:p>835.66</text:p>
          </table:table-cell>
        </table:table-row>
        <table:table-row table:style-name="ro1">
          <table:table-cell office:value-type="float" office:value="19950947" calcext:value-type="float">
            <text:p>19950947</text:p>
          </table:table-cell>
          <table:table-cell table:formula="of:=[.A1249]/1000/(60*60*24)" office:value-type="time" office:time-value="PT05H32M30.947S" calcext:value-type="time">
            <text:p>05:32:31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682.14" calcext:value-type="float">
            <text:p>682.14</text:p>
          </table:table-cell>
          <table:table-cell office:value-type="float" office:value="836.24" calcext:value-type="float">
            <text:p>836.24</text:p>
          </table:table-cell>
        </table:table-row>
        <table:table-row table:style-name="ro1">
          <table:table-cell office:value-type="float" office:value="19966947" calcext:value-type="float">
            <text:p>19966947</text:p>
          </table:table-cell>
          <table:table-cell table:formula="of:=[.A1250]/1000/(60*60*24)" office:value-type="time" office:time-value="PT05H32M46.947S" calcext:value-type="time">
            <text:p>05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682.65" calcext:value-type="float">
            <text:p>682.65</text:p>
          </table:table-cell>
          <table:table-cell office:value-type="float" office:value="836.81" calcext:value-type="float">
            <text:p>836.81</text:p>
          </table:table-cell>
        </table:table-row>
        <table:table-row table:style-name="ro1">
          <table:table-cell office:value-type="float" office:value="19982947" calcext:value-type="float">
            <text:p>19982947</text:p>
          </table:table-cell>
          <table:table-cell table:formula="of:=[.A1251]/1000/(60*60*24)" office:value-type="time" office:time-value="PT05H33M02.947S" calcext:value-type="time">
            <text:p>05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683.16" calcext:value-type="float">
            <text:p>683.16</text:p>
          </table:table-cell>
          <table:table-cell office:value-type="float" office:value="837.38" calcext:value-type="float">
            <text:p>837.38</text:p>
          </table:table-cell>
        </table:table-row>
        <table:table-row table:style-name="ro1">
          <table:table-cell office:value-type="float" office:value="19998947" calcext:value-type="float">
            <text:p>19998947</text:p>
          </table:table-cell>
          <table:table-cell table:formula="of:=[.A1252]/1000/(60*60*24)" office:value-type="time" office:time-value="PT05H33M18.947S" calcext:value-type="time">
            <text:p>05:33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683.66" calcext:value-type="float">
            <text:p>683.66</text:p>
          </table:table-cell>
          <table:table-cell office:value-type="float" office:value="837.96" calcext:value-type="float">
            <text:p>837.96</text:p>
          </table:table-cell>
        </table:table-row>
        <table:table-row table:style-name="ro1">
          <table:table-cell office:value-type="float" office:value="20014947" calcext:value-type="float">
            <text:p>20014947</text:p>
          </table:table-cell>
          <table:table-cell table:formula="of:=[.A1253]/1000/(60*60*24)" office:value-type="time" office:time-value="PT05H33M34.947S" calcext:value-type="time">
            <text:p>05:33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684.17" calcext:value-type="float">
            <text:p>684.17</text:p>
          </table:table-cell>
          <table:table-cell office:value-type="float" office:value="838.53" calcext:value-type="float">
            <text:p>838.53</text:p>
          </table:table-cell>
        </table:table-row>
        <table:table-row table:style-name="ro1">
          <table:table-cell office:value-type="float" office:value="20030947" calcext:value-type="float">
            <text:p>20030947</text:p>
          </table:table-cell>
          <table:table-cell table:formula="of:=[.A1254]/1000/(60*60*24)" office:value-type="time" office:time-value="PT05H33M50.947S" calcext:value-type="time">
            <text:p>05:33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684.67" calcext:value-type="float">
            <text:p>684.67</text:p>
          </table:table-cell>
          <table:table-cell office:value-type="float" office:value="839.1" calcext:value-type="float">
            <text:p>839.1</text:p>
          </table:table-cell>
        </table:table-row>
        <table:table-row table:style-name="ro1">
          <table:table-cell office:value-type="float" office:value="20046947" calcext:value-type="float">
            <text:p>20046947</text:p>
          </table:table-cell>
          <table:table-cell table:formula="of:=[.A1255]/1000/(60*60*24)" office:value-type="time" office:time-value="PT05H34M06.947S" calcext:value-type="time">
            <text:p>05:34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685.18" calcext:value-type="float">
            <text:p>685.18</text:p>
          </table:table-cell>
          <table:table-cell office:value-type="float" office:value="839.67" calcext:value-type="float">
            <text:p>839.67</text:p>
          </table:table-cell>
        </table:table-row>
        <table:table-row table:style-name="ro1">
          <table:table-cell office:value-type="float" office:value="20062947" calcext:value-type="float">
            <text:p>20062947</text:p>
          </table:table-cell>
          <table:table-cell table:formula="of:=[.A1256]/1000/(60*60*24)" office:value-type="time" office:time-value="PT05H34M22.947S" calcext:value-type="time">
            <text:p>05:34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52" calcext:value-type="float">
            <text:p>128.52</text:p>
          </table:table-cell>
          <table:table-cell office:value-type="float" office:value="685.68" calcext:value-type="float">
            <text:p>685.68</text:p>
          </table:table-cell>
          <table:table-cell office:value-type="float" office:value="840.24" calcext:value-type="float">
            <text:p>840.24</text:p>
          </table:table-cell>
        </table:table-row>
        <table:table-row table:style-name="ro1">
          <table:table-cell office:value-type="float" office:value="20078947" calcext:value-type="float">
            <text:p>20078947</text:p>
          </table:table-cell>
          <table:table-cell table:formula="of:=[.A1257]/1000/(60*60*24)" office:value-type="time" office:time-value="PT05H34M38.947S" calcext:value-type="time">
            <text:p>05:34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686.19" calcext:value-type="float">
            <text:p>686.19</text:p>
          </table:table-cell>
          <table:table-cell office:value-type="float" office:value="840.81" calcext:value-type="float">
            <text:p>840.81</text:p>
          </table:table-cell>
        </table:table-row>
        <table:table-row table:style-name="ro1">
          <table:table-cell office:value-type="float" office:value="20094947" calcext:value-type="float">
            <text:p>20094947</text:p>
          </table:table-cell>
          <table:table-cell table:formula="of:=[.A1258]/1000/(60*60*24)" office:value-type="time" office:time-value="PT05H34M54.947S" calcext:value-type="time">
            <text:p>05:34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6" calcext:value-type="float">
            <text:p>127.96</text:p>
          </table:table-cell>
          <table:table-cell office:value-type="float" office:value="686.69" calcext:value-type="float">
            <text:p>686.69</text:p>
          </table:table-cell>
          <table:table-cell office:value-type="float" office:value="841.38" calcext:value-type="float">
            <text:p>841.38</text:p>
          </table:table-cell>
        </table:table-row>
        <table:table-row table:style-name="ro1">
          <table:table-cell office:value-type="float" office:value="20110947" calcext:value-type="float">
            <text:p>20110947</text:p>
          </table:table-cell>
          <table:table-cell table:formula="of:=[.A1259]/1000/(60*60*24)" office:value-type="time" office:time-value="PT05H35M10.947S" calcext:value-type="time">
            <text:p>05:35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687.2" calcext:value-type="float">
            <text:p>687.2</text:p>
          </table:table-cell>
          <table:table-cell office:value-type="float" office:value="841.95" calcext:value-type="float">
            <text:p>841.95</text:p>
          </table:table-cell>
        </table:table-row>
        <table:table-row table:style-name="ro1">
          <table:table-cell office:value-type="float" office:value="20126947" calcext:value-type="float">
            <text:p>20126947</text:p>
          </table:table-cell>
          <table:table-cell table:formula="of:=[.A1260]/1000/(60*60*24)" office:value-type="time" office:time-value="PT05H35M26.947S" calcext:value-type="time">
            <text:p>05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687.7" calcext:value-type="float">
            <text:p>687.7</text:p>
          </table:table-cell>
          <table:table-cell office:value-type="float" office:value="842.52" calcext:value-type="float">
            <text:p>842.52</text:p>
          </table:table-cell>
        </table:table-row>
        <table:table-row table:style-name="ro1">
          <table:table-cell office:value-type="float" office:value="20142947" calcext:value-type="float">
            <text:p>20142947</text:p>
          </table:table-cell>
          <table:table-cell table:formula="of:=[.A1261]/1000/(60*60*24)" office:value-type="time" office:time-value="PT05H35M42.947S" calcext:value-type="time">
            <text:p>05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688.21" calcext:value-type="float">
            <text:p>688.21</text:p>
          </table:table-cell>
          <table:table-cell office:value-type="float" office:value="843.08" calcext:value-type="float">
            <text:p>843.08</text:p>
          </table:table-cell>
        </table:table-row>
        <table:table-row table:style-name="ro1">
          <table:table-cell office:value-type="float" office:value="20158947" calcext:value-type="float">
            <text:p>20158947</text:p>
          </table:table-cell>
          <table:table-cell table:formula="of:=[.A1262]/1000/(60*60*24)" office:value-type="time" office:time-value="PT05H35M58.947S" calcext:value-type="time">
            <text:p>05:35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688.71" calcext:value-type="float">
            <text:p>688.71</text:p>
          </table:table-cell>
          <table:table-cell office:value-type="float" office:value="843.65" calcext:value-type="float">
            <text:p>843.65</text:p>
          </table:table-cell>
        </table:table-row>
        <table:table-row table:style-name="ro1">
          <table:table-cell office:value-type="float" office:value="20174947" calcext:value-type="float">
            <text:p>20174947</text:p>
          </table:table-cell>
          <table:table-cell table:formula="of:=[.A1263]/1000/(60*60*24)" office:value-type="time" office:time-value="PT05H36M14.947S" calcext:value-type="time">
            <text:p>05:36:15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689.21" calcext:value-type="float">
            <text:p>689.21</text:p>
          </table:table-cell>
          <table:table-cell office:value-type="float" office:value="844.22" calcext:value-type="float">
            <text:p>844.22</text:p>
          </table:table-cell>
        </table:table-row>
        <table:table-row table:style-name="ro1">
          <table:table-cell office:value-type="float" office:value="20190947" calcext:value-type="float">
            <text:p>20190947</text:p>
          </table:table-cell>
          <table:table-cell table:formula="of:=[.A1264]/1000/(60*60*24)" office:value-type="time" office:time-value="PT05H36M30.947S" calcext:value-type="time">
            <text:p>05:36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689.72" calcext:value-type="float">
            <text:p>689.72</text:p>
          </table:table-cell>
          <table:table-cell office:value-type="float" office:value="844.78" calcext:value-type="float">
            <text:p>844.78</text:p>
          </table:table-cell>
        </table:table-row>
        <table:table-row table:style-name="ro1">
          <table:table-cell office:value-type="float" office:value="20206947" calcext:value-type="float">
            <text:p>20206947</text:p>
          </table:table-cell>
          <table:table-cell table:formula="of:=[.A1265]/1000/(60*60*24)" office:value-type="time" office:time-value="PT05H36M46.947S" calcext:value-type="time">
            <text:p>05:36:47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690.22" calcext:value-type="float">
            <text:p>690.22</text:p>
          </table:table-cell>
          <table:table-cell office:value-type="float" office:value="845.35" calcext:value-type="float">
            <text:p>845.35</text:p>
          </table:table-cell>
        </table:table-row>
        <table:table-row table:style-name="ro1">
          <table:table-cell office:value-type="float" office:value="20222947" calcext:value-type="float">
            <text:p>20222947</text:p>
          </table:table-cell>
          <table:table-cell table:formula="of:=[.A1266]/1000/(60*60*24)" office:value-type="time" office:time-value="PT05H37M02.947S" calcext:value-type="time">
            <text:p>05:37:03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690.72" calcext:value-type="float">
            <text:p>690.72</text:p>
          </table:table-cell>
          <table:table-cell office:value-type="float" office:value="845.91" calcext:value-type="float">
            <text:p>845.91</text:p>
          </table:table-cell>
        </table:table-row>
        <table:table-row table:style-name="ro1">
          <table:table-cell office:value-type="float" office:value="20238947" calcext:value-type="float">
            <text:p>20238947</text:p>
          </table:table-cell>
          <table:table-cell table:formula="of:=[.A1267]/1000/(60*60*24)" office:value-type="time" office:time-value="PT05H37M18.947S" calcext:value-type="time">
            <text:p>05:37:19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691.22" calcext:value-type="float">
            <text:p>691.22</text:p>
          </table:table-cell>
          <table:table-cell office:value-type="float" office:value="846.48" calcext:value-type="float">
            <text:p>846.48</text:p>
          </table:table-cell>
        </table:table-row>
        <table:table-row table:style-name="ro1">
          <table:table-cell office:value-type="float" office:value="20254947" calcext:value-type="float">
            <text:p>20254947</text:p>
          </table:table-cell>
          <table:table-cell table:formula="of:=[.A1268]/1000/(60*60*24)" office:value-type="time" office:time-value="PT05H37M34.947S" calcext:value-type="time">
            <text:p>05:37:35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691.73" calcext:value-type="float">
            <text:p>691.73</text:p>
          </table:table-cell>
          <table:table-cell office:value-type="float" office:value="847.04" calcext:value-type="float">
            <text:p>847.04</text:p>
          </table:table-cell>
        </table:table-row>
        <table:table-row table:style-name="ro1">
          <table:table-cell office:value-type="float" office:value="20270947" calcext:value-type="float">
            <text:p>20270947</text:p>
          </table:table-cell>
          <table:table-cell table:formula="of:=[.A1269]/1000/(60*60*24)" office:value-type="time" office:time-value="PT05H37M50.947S" calcext:value-type="time">
            <text:p>05:37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692.23" calcext:value-type="float">
            <text:p>692.23</text:p>
          </table:table-cell>
          <table:table-cell office:value-type="float" office:value="847.6" calcext:value-type="float">
            <text:p>847.6</text:p>
          </table:table-cell>
        </table:table-row>
        <table:table-row table:style-name="ro1">
          <table:table-cell office:value-type="float" office:value="20286947" calcext:value-type="float">
            <text:p>20286947</text:p>
          </table:table-cell>
          <table:table-cell table:formula="of:=[.A1270]/1000/(60*60*24)" office:value-type="time" office:time-value="PT05H38M06.947S" calcext:value-type="time">
            <text:p>05:38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692.73" calcext:value-type="float">
            <text:p>692.73</text:p>
          </table:table-cell>
          <table:table-cell office:value-type="float" office:value="848.17" calcext:value-type="float">
            <text:p>848.17</text:p>
          </table:table-cell>
        </table:table-row>
        <table:table-row table:style-name="ro1">
          <table:table-cell office:value-type="float" office:value="20302947" calcext:value-type="float">
            <text:p>20302947</text:p>
          </table:table-cell>
          <table:table-cell table:formula="of:=[.A1271]/1000/(60*60*24)" office:value-type="time" office:time-value="PT05H38M22.947S" calcext:value-type="time">
            <text:p>05:38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693.23" calcext:value-type="float">
            <text:p>693.23</text:p>
          </table:table-cell>
          <table:table-cell office:value-type="float" office:value="848.73" calcext:value-type="float">
            <text:p>848.73</text:p>
          </table:table-cell>
        </table:table-row>
        <table:table-row table:style-name="ro1">
          <table:table-cell office:value-type="float" office:value="20318947" calcext:value-type="float">
            <text:p>20318947</text:p>
          </table:table-cell>
          <table:table-cell table:formula="of:=[.A1272]/1000/(60*60*24)" office:value-type="time" office:time-value="PT05H38M38.947S" calcext:value-type="time">
            <text:p>05:38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693.73" calcext:value-type="float">
            <text:p>693.73</text:p>
          </table:table-cell>
          <table:table-cell office:value-type="float" office:value="849.29" calcext:value-type="float">
            <text:p>849.29</text:p>
          </table:table-cell>
        </table:table-row>
        <table:table-row table:style-name="ro1">
          <table:table-cell office:value-type="float" office:value="20334947" calcext:value-type="float">
            <text:p>20334947</text:p>
          </table:table-cell>
          <table:table-cell table:formula="of:=[.A1273]/1000/(60*60*24)" office:value-type="time" office:time-value="PT05H38M54.947S" calcext:value-type="time">
            <text:p>05:38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694.23" calcext:value-type="float">
            <text:p>694.23</text:p>
          </table:table-cell>
          <table:table-cell office:value-type="float" office:value="849.85" calcext:value-type="float">
            <text:p>849.85</text:p>
          </table:table-cell>
        </table:table-row>
        <table:table-row table:style-name="ro1">
          <table:table-cell office:value-type="float" office:value="20350947" calcext:value-type="float">
            <text:p>20350947</text:p>
          </table:table-cell>
          <table:table-cell table:formula="of:=[.A1274]/1000/(60*60*24)" office:value-type="time" office:time-value="PT05H39M10.947S" calcext:value-type="time">
            <text:p>05:39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694.73" calcext:value-type="float">
            <text:p>694.73</text:p>
          </table:table-cell>
          <table:table-cell office:value-type="float" office:value="850.41" calcext:value-type="float">
            <text:p>850.41</text:p>
          </table:table-cell>
        </table:table-row>
        <table:table-row table:style-name="ro1">
          <table:table-cell office:value-type="float" office:value="20366947" calcext:value-type="float">
            <text:p>20366947</text:p>
          </table:table-cell>
          <table:table-cell table:formula="of:=[.A1275]/1000/(60*60*24)" office:value-type="time" office:time-value="PT05H39M26.947S" calcext:value-type="time">
            <text:p>05:39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695.23" calcext:value-type="float">
            <text:p>695.23</text:p>
          </table:table-cell>
          <table:table-cell office:value-type="float" office:value="850.97" calcext:value-type="float">
            <text:p>850.97</text:p>
          </table:table-cell>
        </table:table-row>
        <table:table-row table:style-name="ro1">
          <table:table-cell office:value-type="float" office:value="20382947" calcext:value-type="float">
            <text:p>20382947</text:p>
          </table:table-cell>
          <table:table-cell table:formula="of:=[.A1276]/1000/(60*60*24)" office:value-type="time" office:time-value="PT05H39M42.947S" calcext:value-type="time">
            <text:p>05:39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695.73" calcext:value-type="float">
            <text:p>695.73</text:p>
          </table:table-cell>
          <table:table-cell office:value-type="float" office:value="851.53" calcext:value-type="float">
            <text:p>851.53</text:p>
          </table:table-cell>
        </table:table-row>
        <table:table-row table:style-name="ro1">
          <table:table-cell office:value-type="float" office:value="20398947" calcext:value-type="float">
            <text:p>20398947</text:p>
          </table:table-cell>
          <table:table-cell table:formula="of:=[.A1277]/1000/(60*60*24)" office:value-type="time" office:time-value="PT05H39M58.947S" calcext:value-type="time">
            <text:p>05:39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696.23" calcext:value-type="float">
            <text:p>696.23</text:p>
          </table:table-cell>
          <table:table-cell office:value-type="float" office:value="852.08" calcext:value-type="float">
            <text:p>852.08</text:p>
          </table:table-cell>
        </table:table-row>
        <table:table-row table:style-name="ro1">
          <table:table-cell office:value-type="float" office:value="20414947" calcext:value-type="float">
            <text:p>20414947</text:p>
          </table:table-cell>
          <table:table-cell table:formula="of:=[.A1278]/1000/(60*60*24)" office:value-type="time" office:time-value="PT05H40M14.947S" calcext:value-type="time">
            <text:p>05:40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696.73" calcext:value-type="float">
            <text:p>696.73</text:p>
          </table:table-cell>
          <table:table-cell office:value-type="float" office:value="852.64" calcext:value-type="float">
            <text:p>852.64</text:p>
          </table:table-cell>
        </table:table-row>
        <table:table-row table:style-name="ro1">
          <table:table-cell office:value-type="float" office:value="20430947" calcext:value-type="float">
            <text:p>20430947</text:p>
          </table:table-cell>
          <table:table-cell table:formula="of:=[.A1279]/1000/(60*60*24)" office:value-type="time" office:time-value="PT05H40M30.947S" calcext:value-type="time">
            <text:p>05:40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697.23" calcext:value-type="float">
            <text:p>697.23</text:p>
          </table:table-cell>
          <table:table-cell office:value-type="float" office:value="853.2" calcext:value-type="float">
            <text:p>853.2</text:p>
          </table:table-cell>
        </table:table-row>
        <table:table-row table:style-name="ro1">
          <table:table-cell office:value-type="float" office:value="20446947" calcext:value-type="float">
            <text:p>20446947</text:p>
          </table:table-cell>
          <table:table-cell table:formula="of:=[.A1280]/1000/(60*60*24)" office:value-type="time" office:time-value="PT05H40M46.947S" calcext:value-type="time">
            <text:p>05:40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697.73" calcext:value-type="float">
            <text:p>697.73</text:p>
          </table:table-cell>
          <table:table-cell office:value-type="float" office:value="853.75" calcext:value-type="float">
            <text:p>853.75</text:p>
          </table:table-cell>
        </table:table-row>
        <table:table-row table:style-name="ro1">
          <table:table-cell office:value-type="float" office:value="20462947" calcext:value-type="float">
            <text:p>20462947</text:p>
          </table:table-cell>
          <table:table-cell table:formula="of:=[.A1281]/1000/(60*60*24)" office:value-type="time" office:time-value="PT05H41M02.947S" calcext:value-type="time">
            <text:p>05:41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698.23" calcext:value-type="float">
            <text:p>698.23</text:p>
          </table:table-cell>
          <table:table-cell office:value-type="float" office:value="854.31" calcext:value-type="float">
            <text:p>854.31</text:p>
          </table:table-cell>
        </table:table-row>
        <table:table-row table:style-name="ro1">
          <table:table-cell office:value-type="float" office:value="20478947" calcext:value-type="float">
            <text:p>20478947</text:p>
          </table:table-cell>
          <table:table-cell table:formula="of:=[.A1282]/1000/(60*60*24)" office:value-type="time" office:time-value="PT05H41M18.947S" calcext:value-type="time">
            <text:p>05:41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" calcext:value-type="float">
            <text:p>112</text:p>
          </table:table-cell>
          <table:table-cell office:value-type="float" office:value="124.9" calcext:value-type="float">
            <text:p>124.9</text:p>
          </table:table-cell>
          <table:table-cell office:value-type="float" office:value="698.73" calcext:value-type="float">
            <text:p>698.73</text:p>
          </table:table-cell>
          <table:table-cell office:value-type="float" office:value="854.86" calcext:value-type="float">
            <text:p>854.86</text:p>
          </table:table-cell>
        </table:table-row>
        <table:table-row table:style-name="ro1">
          <table:table-cell office:value-type="float" office:value="20494947" calcext:value-type="float">
            <text:p>20494947</text:p>
          </table:table-cell>
          <table:table-cell table:formula="of:=[.A1283]/1000/(60*60*24)" office:value-type="time" office:time-value="PT05H41M34.947S" calcext:value-type="time">
            <text:p>05:41:35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699.23" calcext:value-type="float">
            <text:p>699.23</text:p>
          </table:table-cell>
          <table:table-cell office:value-type="float" office:value="855.42" calcext:value-type="float">
            <text:p>855.42</text:p>
          </table:table-cell>
        </table:table-row>
        <table:table-row table:style-name="ro1">
          <table:table-cell office:value-type="float" office:value="20510947" calcext:value-type="float">
            <text:p>20510947</text:p>
          </table:table-cell>
          <table:table-cell table:formula="of:=[.A1284]/1000/(60*60*24)" office:value-type="time" office:time-value="PT05H41M50.947S" calcext:value-type="time">
            <text:p>05:41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699.72" calcext:value-type="float">
            <text:p>699.72</text:p>
          </table:table-cell>
          <table:table-cell office:value-type="float" office:value="855.97" calcext:value-type="float">
            <text:p>855.97</text:p>
          </table:table-cell>
        </table:table-row>
        <table:table-row table:style-name="ro1">
          <table:table-cell office:value-type="float" office:value="20526947" calcext:value-type="float">
            <text:p>20526947</text:p>
          </table:table-cell>
          <table:table-cell table:formula="of:=[.A1285]/1000/(60*60*24)" office:value-type="time" office:time-value="PT05H42M06.947S" calcext:value-type="time">
            <text:p>05:42:07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700.22" calcext:value-type="float">
            <text:p>700.22</text:p>
          </table:table-cell>
          <table:table-cell office:value-type="float" office:value="856.52" calcext:value-type="float">
            <text:p>856.52</text:p>
          </table:table-cell>
        </table:table-row>
        <table:table-row table:style-name="ro1">
          <table:table-cell office:value-type="float" office:value="20542947" calcext:value-type="float">
            <text:p>20542947</text:p>
          </table:table-cell>
          <table:table-cell table:formula="of:=[.A1286]/1000/(60*60*24)" office:value-type="time" office:time-value="PT05H42M22.947S" calcext:value-type="time">
            <text:p>05:42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700.72" calcext:value-type="float">
            <text:p>700.72</text:p>
          </table:table-cell>
          <table:table-cell office:value-type="float" office:value="857.07" calcext:value-type="float">
            <text:p>857.07</text:p>
          </table:table-cell>
        </table:table-row>
        <table:table-row table:style-name="ro1">
          <table:table-cell office:value-type="float" office:value="20558947" calcext:value-type="float">
            <text:p>20558947</text:p>
          </table:table-cell>
          <table:table-cell table:formula="of:=[.A1287]/1000/(60*60*24)" office:value-type="time" office:time-value="PT05H42M38.947S" calcext:value-type="time">
            <text:p>05:42:39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701.21" calcext:value-type="float">
            <text:p>701.21</text:p>
          </table:table-cell>
          <table:table-cell office:value-type="float" office:value="857.62" calcext:value-type="float">
            <text:p>857.62</text:p>
          </table:table-cell>
        </table:table-row>
        <table:table-row table:style-name="ro1">
          <table:table-cell office:value-type="float" office:value="20574947" calcext:value-type="float">
            <text:p>20574947</text:p>
          </table:table-cell>
          <table:table-cell table:formula="of:=[.A1288]/1000/(60*60*24)" office:value-type="time" office:time-value="PT05H42M54.947S" calcext:value-type="time">
            <text:p>05:42:55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701.71" calcext:value-type="float">
            <text:p>701.71</text:p>
          </table:table-cell>
          <table:table-cell office:value-type="float" office:value="858.17" calcext:value-type="float">
            <text:p>858.17</text:p>
          </table:table-cell>
        </table:table-row>
        <table:table-row table:style-name="ro1">
          <table:table-cell office:value-type="float" office:value="20590947" calcext:value-type="float">
            <text:p>20590947</text:p>
          </table:table-cell>
          <table:table-cell table:formula="of:=[.A1289]/1000/(60*60*24)" office:value-type="time" office:time-value="PT05H43M10.947S" calcext:value-type="time">
            <text:p>05:43:11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702.21" calcext:value-type="float">
            <text:p>702.21</text:p>
          </table:table-cell>
          <table:table-cell office:value-type="float" office:value="858.72" calcext:value-type="float">
            <text:p>858.72</text:p>
          </table:table-cell>
        </table:table-row>
        <table:table-row table:style-name="ro1">
          <table:table-cell office:value-type="float" office:value="20606947" calcext:value-type="float">
            <text:p>20606947</text:p>
          </table:table-cell>
          <table:table-cell table:formula="of:=[.A1290]/1000/(60*60*24)" office:value-type="time" office:time-value="PT05H43M26.947S" calcext:value-type="time">
            <text:p>05:43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702.7" calcext:value-type="float">
            <text:p>702.7</text:p>
          </table:table-cell>
          <table:table-cell office:value-type="float" office:value="859.27" calcext:value-type="float">
            <text:p>859.27</text:p>
          </table:table-cell>
        </table:table-row>
        <table:table-row table:style-name="ro1">
          <table:table-cell office:value-type="float" office:value="20622947" calcext:value-type="float">
            <text:p>20622947</text:p>
          </table:table-cell>
          <table:table-cell table:formula="of:=[.A1291]/1000/(60*60*24)" office:value-type="time" office:time-value="PT05H43M42.947S" calcext:value-type="time">
            <text:p>05:43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703.2" calcext:value-type="float">
            <text:p>703.2</text:p>
          </table:table-cell>
          <table:table-cell office:value-type="float" office:value="859.82" calcext:value-type="float">
            <text:p>859.82</text:p>
          </table:table-cell>
        </table:table-row>
        <table:table-row table:style-name="ro1">
          <table:table-cell office:value-type="float" office:value="20638947" calcext:value-type="float">
            <text:p>20638947</text:p>
          </table:table-cell>
          <table:table-cell table:formula="of:=[.A1292]/1000/(60*60*24)" office:value-type="time" office:time-value="PT05H43M58.947S" calcext:value-type="time">
            <text:p>05:43:59</text:p>
          </table:table-cell>
          <table:table-cell office:value-type="float" office:value="1.11" calcext:value-type="float">
            <text:p>1.11</text:p>
          </table:table-cell>
          <table:table-cell office:value-type="float" office:value="111.3" calcext:value-type="float">
            <text:p>111.3</text:p>
          </table:table-cell>
          <table:table-cell office:value-type="float" office:value="123.22" calcext:value-type="float">
            <text:p>123.22</text:p>
          </table:table-cell>
          <table:table-cell office:value-type="float" office:value="703.69" calcext:value-type="float">
            <text:p>703.69</text:p>
          </table:table-cell>
          <table:table-cell office:value-type="float" office:value="860.37" calcext:value-type="float">
            <text:p>860.37</text:p>
          </table:table-cell>
        </table:table-row>
        <table:table-row table:style-name="ro1">
          <table:table-cell office:value-type="float" office:value="20654947" calcext:value-type="float">
            <text:p>20654947</text:p>
          </table:table-cell>
          <table:table-cell table:formula="of:=[.A1293]/1000/(60*60*24)" office:value-type="time" office:time-value="PT05H44M14.947S" calcext:value-type="time">
            <text:p>05:44:15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704.19" calcext:value-type="float">
            <text:p>704.19</text:p>
          </table:table-cell>
          <table:table-cell office:value-type="float" office:value="860.91" calcext:value-type="float">
            <text:p>860.91</text:p>
          </table:table-cell>
        </table:table-row>
        <table:table-row table:style-name="ro1">
          <table:table-cell office:value-type="float" office:value="20670947" calcext:value-type="float">
            <text:p>20670947</text:p>
          </table:table-cell>
          <table:table-cell table:formula="of:=[.A1294]/1000/(60*60*24)" office:value-type="time" office:time-value="PT05H44M30.947S" calcext:value-type="time">
            <text:p>05:44:31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704.68" calcext:value-type="float">
            <text:p>704.68</text:p>
          </table:table-cell>
          <table:table-cell office:value-type="float" office:value="861.46" calcext:value-type="float">
            <text:p>861.46</text:p>
          </table:table-cell>
        </table:table-row>
        <table:table-row table:style-name="ro1">
          <table:table-cell office:value-type="float" office:value="20686947" calcext:value-type="float">
            <text:p>20686947</text:p>
          </table:table-cell>
          <table:table-cell table:formula="of:=[.A1295]/1000/(60*60*24)" office:value-type="time" office:time-value="PT05H44M46.947S" calcext:value-type="time">
            <text:p>05:44:47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705.17" calcext:value-type="float">
            <text:p>705.1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0702947" calcext:value-type="float">
            <text:p>20702947</text:p>
          </table:table-cell>
          <table:table-cell table:formula="of:=[.A1296]/1000/(60*60*24)" office:value-type="time" office:time-value="PT05H45M02.947S" calcext:value-type="time">
            <text:p>05:45:03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705.67" calcext:value-type="float">
            <text:p>705.67</text:p>
          </table:table-cell>
          <table:table-cell office:value-type="float" office:value="862.55" calcext:value-type="float">
            <text:p>862.55</text:p>
          </table:table-cell>
        </table:table-row>
        <table:table-row table:style-name="ro1">
          <table:table-cell office:value-type="float" office:value="20718947" calcext:value-type="float">
            <text:p>20718947</text:p>
          </table:table-cell>
          <table:table-cell table:formula="of:=[.A1297]/1000/(60*60*24)" office:value-type="time" office:time-value="PT05H45M18.947S" calcext:value-type="time">
            <text:p>05:45:19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706.16" calcext:value-type="float">
            <text:p>706.16</text:p>
          </table:table-cell>
          <table:table-cell office:value-type="float" office:value="863.09" calcext:value-type="float">
            <text:p>863.09</text:p>
          </table:table-cell>
        </table:table-row>
        <table:table-row table:style-name="ro1">
          <table:table-cell office:value-type="float" office:value="20734946" calcext:value-type="float">
            <text:p>20734946</text:p>
          </table:table-cell>
          <table:table-cell table:formula="of:=[.A1298]/1000/(60*60*24)" office:value-type="time" office:time-value="PT05H45M34.946S" calcext:value-type="time">
            <text:p>05:45:35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706.65" calcext:value-type="float">
            <text:p>706.65</text:p>
          </table:table-cell>
          <table:table-cell office:value-type="float" office:value="863.63" calcext:value-type="float">
            <text:p>863.63</text:p>
          </table:table-cell>
        </table:table-row>
        <table:table-row table:style-name="ro1">
          <table:table-cell office:value-type="float" office:value="20750947" calcext:value-type="float">
            <text:p>20750947</text:p>
          </table:table-cell>
          <table:table-cell table:formula="of:=[.A1299]/1000/(60*60*24)" office:value-type="time" office:time-value="PT05H45M50.947S" calcext:value-type="time">
            <text:p>05:45:51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707.15" calcext:value-type="float">
            <text:p>707.15</text:p>
          </table:table-cell>
          <table:table-cell office:value-type="float" office:value="864.17" calcext:value-type="float">
            <text:p>864.17</text:p>
          </table:table-cell>
        </table:table-row>
        <table:table-row table:style-name="ro1">
          <table:table-cell office:value-type="float" office:value="20766946" calcext:value-type="float">
            <text:p>20766946</text:p>
          </table:table-cell>
          <table:table-cell table:formula="of:=[.A1300]/1000/(60*60*24)" office:value-type="time" office:time-value="PT05H46M06.946S" calcext:value-type="time">
            <text:p>05:46:07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707.64" calcext:value-type="float">
            <text:p>707.64</text:p>
          </table:table-cell>
          <table:table-cell office:value-type="float" office:value="864.71" calcext:value-type="float">
            <text:p>864.71</text:p>
          </table:table-cell>
        </table:table-row>
        <table:table-row table:style-name="ro1">
          <table:table-cell office:value-type="float" office:value="20782947" calcext:value-type="float">
            <text:p>20782947</text:p>
          </table:table-cell>
          <table:table-cell table:formula="of:=[.A1301]/1000/(60*60*24)" office:value-type="time" office:time-value="PT05H46M22.947S" calcext:value-type="time">
            <text:p>05:46:23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708.13" calcext:value-type="float">
            <text:p>708.13</text:p>
          </table:table-cell>
          <table:table-cell office:value-type="float" office:value="865.25" calcext:value-type="float">
            <text:p>865.25</text:p>
          </table:table-cell>
        </table:table-row>
        <table:table-row table:style-name="ro1">
          <table:table-cell office:value-type="float" office:value="20798947" calcext:value-type="float">
            <text:p>20798947</text:p>
          </table:table-cell>
          <table:table-cell table:formula="of:=[.A1302]/1000/(60*60*24)" office:value-type="time" office:time-value="PT05H46M38.947S" calcext:value-type="time">
            <text:p>05:46:39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708.62" calcext:value-type="float">
            <text:p>708.62</text:p>
          </table:table-cell>
          <table:table-cell office:value-type="float" office:value="865.79" calcext:value-type="float">
            <text:p>865.79</text:p>
          </table:table-cell>
        </table:table-row>
        <table:table-row table:style-name="ro1">
          <table:table-cell office:value-type="float" office:value="20814946" calcext:value-type="float">
            <text:p>20814946</text:p>
          </table:table-cell>
          <table:table-cell table:formula="of:=[.A1303]/1000/(60*60*24)" office:value-type="time" office:time-value="PT05H46M54.946S" calcext:value-type="time">
            <text:p>05:46:55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709.11" calcext:value-type="float">
            <text:p>709.11</text:p>
          </table:table-cell>
          <table:table-cell office:value-type="float" office:value="866.33" calcext:value-type="float">
            <text:p>866.33</text:p>
          </table:table-cell>
        </table:table-row>
        <table:table-row table:style-name="ro1">
          <table:table-cell office:value-type="float" office:value="20830947" calcext:value-type="float">
            <text:p>20830947</text:p>
          </table:table-cell>
          <table:table-cell table:formula="of:=[.A1304]/1000/(60*60*24)" office:value-type="time" office:time-value="PT05H47M10.947S" calcext:value-type="time">
            <text:p>05:47:11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709.6" calcext:value-type="float">
            <text:p>709.6</text:p>
          </table:table-cell>
          <table:table-cell office:value-type="float" office:value="866.87" calcext:value-type="float">
            <text:p>866.87</text:p>
          </table:table-cell>
        </table:table-row>
        <table:table-row table:style-name="ro1">
          <table:table-cell office:value-type="float" office:value="20846947" calcext:value-type="float">
            <text:p>20846947</text:p>
          </table:table-cell>
          <table:table-cell table:formula="of:=[.A1305]/1000/(60*60*24)" office:value-type="time" office:time-value="PT05H47M26.947S" calcext:value-type="time">
            <text:p>05:47:27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710.09" calcext:value-type="float">
            <text:p>710.09</text:p>
          </table:table-cell>
          <table:table-cell office:value-type="float" office:value="867.4" calcext:value-type="float">
            <text:p>867.4</text:p>
          </table:table-cell>
        </table:table-row>
        <table:table-row table:style-name="ro1">
          <table:table-cell office:value-type="float" office:value="20862947" calcext:value-type="float">
            <text:p>20862947</text:p>
          </table:table-cell>
          <table:table-cell table:formula="of:=[.A1306]/1000/(60*60*24)" office:value-type="time" office:time-value="PT05H47M42.947S" calcext:value-type="time">
            <text:p>05:47:43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710.58" calcext:value-type="float">
            <text:p>710.58</text:p>
          </table:table-cell>
          <table:table-cell office:value-type="float" office:value="867.94" calcext:value-type="float">
            <text:p>867.94</text:p>
          </table:table-cell>
        </table:table-row>
        <table:table-row table:style-name="ro1">
          <table:table-cell office:value-type="float" office:value="20878947" calcext:value-type="float">
            <text:p>20878947</text:p>
          </table:table-cell>
          <table:table-cell table:formula="of:=[.A1307]/1000/(60*60*24)" office:value-type="time" office:time-value="PT05H47M58.947S" calcext:value-type="time">
            <text:p>05:47:59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711.07" calcext:value-type="float">
            <text:p>711.07</text:p>
          </table:table-cell>
          <table:table-cell office:value-type="float" office:value="868.47" calcext:value-type="float">
            <text:p>868.47</text:p>
          </table:table-cell>
        </table:table-row>
        <table:table-row table:style-name="ro1">
          <table:table-cell office:value-type="float" office:value="20894947" calcext:value-type="float">
            <text:p>20894947</text:p>
          </table:table-cell>
          <table:table-cell table:formula="of:=[.A1308]/1000/(60*60*24)" office:value-type="time" office:time-value="PT05H48M14.947S" calcext:value-type="time">
            <text:p>05:48:15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711.56" calcext:value-type="float">
            <text:p>711.56</text:p>
          </table:table-cell>
          <table:table-cell office:value-type="float" office:value="869.01" calcext:value-type="float">
            <text:p>869.01</text:p>
          </table:table-cell>
        </table:table-row>
        <table:table-row table:style-name="ro1">
          <table:table-cell office:value-type="float" office:value="20910947" calcext:value-type="float">
            <text:p>20910947</text:p>
          </table:table-cell>
          <table:table-cell table:formula="of:=[.A1309]/1000/(60*60*24)" office:value-type="time" office:time-value="PT05H48M30.947S" calcext:value-type="time">
            <text:p>05:48:31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35" calcext:value-type="float">
            <text:p>119.35</text:p>
          </table:table-cell>
          <table:table-cell office:value-type="float" office:value="712.05" calcext:value-type="float">
            <text:p>712.05</text:p>
          </table:table-cell>
          <table:table-cell office:value-type="float" office:value="869.54" calcext:value-type="float">
            <text:p>869.54</text:p>
          </table:table-cell>
        </table:table-row>
        <table:table-row table:style-name="ro1">
          <table:table-cell office:value-type="float" office:value="20926947" calcext:value-type="float">
            <text:p>20926947</text:p>
          </table:table-cell>
          <table:table-cell table:formula="of:=[.A1310]/1000/(60*60*24)" office:value-type="time" office:time-value="PT05H48M46.947S" calcext:value-type="time">
            <text:p>05:48:47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712.53" calcext:value-type="float">
            <text:p>712.53</text:p>
          </table:table-cell>
          <table:table-cell office:value-type="float" office:value="870.07" calcext:value-type="float">
            <text:p>870.07</text:p>
          </table:table-cell>
        </table:table-row>
        <table:table-row table:style-name="ro1">
          <table:table-cell office:value-type="float" office:value="20942947" calcext:value-type="float">
            <text:p>20942947</text:p>
          </table:table-cell>
          <table:table-cell table:formula="of:=[.A1311]/1000/(60*60*24)" office:value-type="time" office:time-value="PT05H49M02.947S" calcext:value-type="time">
            <text:p>05:49:03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713.02" calcext:value-type="float">
            <text:p>713.02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0958947" calcext:value-type="float">
            <text:p>20958947</text:p>
          </table:table-cell>
          <table:table-cell table:formula="of:=[.A1312]/1000/(60*60*24)" office:value-type="time" office:time-value="PT05H49M18.947S" calcext:value-type="time">
            <text:p>05:49:19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713.51" calcext:value-type="float">
            <text:p>713.51</text:p>
          </table:table-cell>
          <table:table-cell office:value-type="float" office:value="871.13" calcext:value-type="float">
            <text:p>871.13</text:p>
          </table:table-cell>
        </table:table-row>
        <table:table-row table:style-name="ro1">
          <table:table-cell office:value-type="float" office:value="20974947" calcext:value-type="float">
            <text:p>20974947</text:p>
          </table:table-cell>
          <table:table-cell table:formula="of:=[.A1313]/1000/(60*60*24)" office:value-type="time" office:time-value="PT05H49M34.947S" calcext:value-type="time">
            <text:p>05:49:35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713.99" calcext:value-type="float">
            <text:p>713.99</text:p>
          </table:table-cell>
          <table:table-cell office:value-type="float" office:value="871.66" calcext:value-type="float">
            <text:p>871.66</text:p>
          </table:table-cell>
        </table:table-row>
        <table:table-row table:style-name="ro1">
          <table:table-cell office:value-type="float" office:value="20990947" calcext:value-type="float">
            <text:p>20990947</text:p>
          </table:table-cell>
          <table:table-cell table:formula="of:=[.A1314]/1000/(60*60*24)" office:value-type="time" office:time-value="PT05H49M50.947S" calcext:value-type="time">
            <text:p>05:49:51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6" calcext:value-type="float">
            <text:p>118.26</text:p>
          </table:table-cell>
          <table:table-cell office:value-type="float" office:value="714.48" calcext:value-type="float">
            <text:p>714.48</text:p>
          </table:table-cell>
          <table:table-cell office:value-type="float" office:value="872.18" calcext:value-type="float">
            <text:p>872.18</text:p>
          </table:table-cell>
        </table:table-row>
        <table:table-row table:style-name="ro1">
          <table:table-cell office:value-type="float" office:value="21006947" calcext:value-type="float">
            <text:p>21006947</text:p>
          </table:table-cell>
          <table:table-cell table:formula="of:=[.A1315]/1000/(60*60*24)" office:value-type="time" office:time-value="PT05H50M06.947S" calcext:value-type="time">
            <text:p>05:50:07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714.96" calcext:value-type="float">
            <text:p>714.96</text:p>
          </table:table-cell>
          <table:table-cell office:value-type="float" office:value="872.71" calcext:value-type="float">
            <text:p>872.71</text:p>
          </table:table-cell>
        </table:table-row>
        <table:table-row table:style-name="ro1">
          <table:table-cell office:value-type="float" office:value="21022947" calcext:value-type="float">
            <text:p>21022947</text:p>
          </table:table-cell>
          <table:table-cell table:formula="of:=[.A1316]/1000/(60*60*24)" office:value-type="time" office:time-value="PT05H50M22.947S" calcext:value-type="time">
            <text:p>05:50:23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7.6" calcext:value-type="float">
            <text:p>117.6</text:p>
          </table:table-cell>
          <table:table-cell office:value-type="float" office:value="715.45" calcext:value-type="float">
            <text:p>715.45</text:p>
          </table:table-cell>
          <table:table-cell office:value-type="float" office:value="873.23" calcext:value-type="float">
            <text:p>873.23</text:p>
          </table:table-cell>
        </table:table-row>
        <table:table-row table:style-name="ro1">
          <table:table-cell office:value-type="float" office:value="21038947" calcext:value-type="float">
            <text:p>21038947</text:p>
          </table:table-cell>
          <table:table-cell table:formula="of:=[.A1317]/1000/(60*60*24)" office:value-type="time" office:time-value="PT05H50M38.947S" calcext:value-type="time">
            <text:p>05:50:39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715.93" calcext:value-type="float">
            <text:p>715.93</text:p>
          </table:table-cell>
          <table:table-cell office:value-type="float" office:value="873.75" calcext:value-type="float">
            <text:p>873.75</text:p>
          </table:table-cell>
        </table:table-row>
        <table:table-row table:style-name="ro1">
          <table:table-cell office:value-type="float" office:value="21054947" calcext:value-type="float">
            <text:p>21054947</text:p>
          </table:table-cell>
          <table:table-cell table:formula="of:=[.A1318]/1000/(60*60*24)" office:value-type="time" office:time-value="PT05H50M54.947S" calcext:value-type="time">
            <text:p>05:50:55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716.42" calcext:value-type="float">
            <text:p>716.42</text:p>
          </table:table-cell>
          <table:table-cell office:value-type="float" office:value="874.28" calcext:value-type="float">
            <text:p>874.28</text:p>
          </table:table-cell>
        </table:table-row>
        <table:table-row table:style-name="ro1">
          <table:table-cell office:value-type="float" office:value="21070947" calcext:value-type="float">
            <text:p>21070947</text:p>
          </table:table-cell>
          <table:table-cell table:formula="of:=[.A1319]/1000/(60*60*24)" office:value-type="time" office:time-value="PT05H51M10.947S" calcext:value-type="time">
            <text:p>05:51:11</text:p>
          </table:table-cell>
          <table:table-cell office:value-type="float" office:value="1.07" calcext:value-type="float">
            <text:p>1.07</text:p>
          </table:table-cell>
          <table:table-cell office:value-type="float" office:value="108.7" calcext:value-type="float">
            <text:p>108.7</text:p>
          </table:table-cell>
          <table:table-cell office:value-type="float" office:value="116.84" calcext:value-type="float">
            <text:p>116.84</text:p>
          </table:table-cell>
          <table:table-cell office:value-type="float" office:value="716.9" calcext:value-type="float">
            <text:p>716.9</text:p>
          </table:table-cell>
          <table:table-cell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21086947" calcext:value-type="float">
            <text:p>21086947</text:p>
          </table:table-cell>
          <table:table-cell table:formula="of:=[.A1320]/1000/(60*60*24)" office:value-type="time" office:time-value="PT05H51M26.947S" calcext:value-type="time">
            <text:p>05:51:27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717.38" calcext:value-type="float">
            <text:p>717.38</text:p>
          </table:table-cell>
          <table:table-cell office:value-type="float" office:value="875.32" calcext:value-type="float">
            <text:p>875.32</text:p>
          </table:table-cell>
        </table:table-row>
        <table:table-row table:style-name="ro1">
          <table:table-cell office:value-type="float" office:value="21102947" calcext:value-type="float">
            <text:p>21102947</text:p>
          </table:table-cell>
          <table:table-cell table:formula="of:=[.A1321]/1000/(60*60*24)" office:value-type="time" office:time-value="PT05H51M42.947S" calcext:value-type="time">
            <text:p>05:51:43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717.86" calcext:value-type="float">
            <text:p>717.86</text:p>
          </table:table-cell>
          <table:table-cell office:value-type="float" office:value="875.83" calcext:value-type="float">
            <text:p>875.83</text:p>
          </table:table-cell>
        </table:table-row>
        <table:table-row table:style-name="ro1">
          <table:table-cell office:value-type="float" office:value="21118947" calcext:value-type="float">
            <text:p>21118947</text:p>
          </table:table-cell>
          <table:table-cell table:formula="of:=[.A1322]/1000/(60*60*24)" office:value-type="time" office:time-value="PT05H51M58.947S" calcext:value-type="time">
            <text:p>05:51:59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718.35" calcext:value-type="float">
            <text:p>718.35</text:p>
          </table:table-cell>
          <table:table-cell office:value-type="float" office:value="876.35" calcext:value-type="float">
            <text:p>876.35</text:p>
          </table:table-cell>
        </table:table-row>
        <table:table-row table:style-name="ro1">
          <table:table-cell office:value-type="float" office:value="21134947" calcext:value-type="float">
            <text:p>21134947</text:p>
          </table:table-cell>
          <table:table-cell table:formula="of:=[.A1323]/1000/(60*60*24)" office:value-type="time" office:time-value="PT05H52M14.947S" calcext:value-type="time">
            <text:p>05:52:15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718.83" calcext:value-type="float">
            <text:p>718.83</text:p>
          </table:table-cell>
          <table:table-cell office:value-type="float" office:value="876.87" calcext:value-type="float">
            <text:p>876.87</text:p>
          </table:table-cell>
        </table:table-row>
        <table:table-row table:style-name="ro1">
          <table:table-cell office:value-type="float" office:value="21150947" calcext:value-type="float">
            <text:p>21150947</text:p>
          </table:table-cell>
          <table:table-cell table:formula="of:=[.A1324]/1000/(60*60*24)" office:value-type="time" office:time-value="PT05H52M30.947S" calcext:value-type="time">
            <text:p>05:52:31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719.31" calcext:value-type="float">
            <text:p>719.31</text:p>
          </table:table-cell>
          <table:table-cell office:value-type="float" office:value="877.38" calcext:value-type="float">
            <text:p>877.38</text:p>
          </table:table-cell>
        </table:table-row>
        <table:table-row table:style-name="ro1">
          <table:table-cell office:value-type="float" office:value="21166947" calcext:value-type="float">
            <text:p>21166947</text:p>
          </table:table-cell>
          <table:table-cell table:formula="of:=[.A1325]/1000/(60*60*24)" office:value-type="time" office:time-value="PT05H52M46.947S" calcext:value-type="time">
            <text:p>05:52:47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719.79" calcext:value-type="float">
            <text:p>719.79</text:p>
          </table:table-cell>
          <table:table-cell office:value-type="float" office:value="877.89" calcext:value-type="float">
            <text:p>877.89</text:p>
          </table:table-cell>
        </table:table-row>
        <table:table-row table:style-name="ro1">
          <table:table-cell office:value-type="float" office:value="21182947" calcext:value-type="float">
            <text:p>21182947</text:p>
          </table:table-cell>
          <table:table-cell table:formula="of:=[.A1326]/1000/(60*60*24)" office:value-type="time" office:time-value="PT05H53M02.947S" calcext:value-type="time">
            <text:p>05:53:03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720.27" calcext:value-type="float">
            <text:p>720.27</text:p>
          </table:table-cell>
          <table:table-cell office:value-type="float" office:value="878.41" calcext:value-type="float">
            <text:p>878.41</text:p>
          </table:table-cell>
        </table:table-row>
        <table:table-row table:style-name="ro1">
          <table:table-cell office:value-type="float" office:value="21198947" calcext:value-type="float">
            <text:p>21198947</text:p>
          </table:table-cell>
          <table:table-cell table:formula="of:=[.A1327]/1000/(60*60*24)" office:value-type="time" office:time-value="PT05H53M18.947S" calcext:value-type="time">
            <text:p>05:53:19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720.74" calcext:value-type="float">
            <text:p>720.74</text:p>
          </table:table-cell>
          <table:table-cell office:value-type="float" office:value="878.92" calcext:value-type="float">
            <text:p>878.92</text:p>
          </table:table-cell>
        </table:table-row>
        <table:table-row table:style-name="ro1">
          <table:table-cell office:value-type="float" office:value="21214947" calcext:value-type="float">
            <text:p>21214947</text:p>
          </table:table-cell>
          <table:table-cell table:formula="of:=[.A1328]/1000/(60*60*24)" office:value-type="time" office:time-value="PT05H53M34.947S" calcext:value-type="time">
            <text:p>05:53:35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721.22" calcext:value-type="float">
            <text:p>721.22</text:p>
          </table:table-cell>
          <table:table-cell office:value-type="float" office:value="879.42" calcext:value-type="float">
            <text:p>879.42</text:p>
          </table:table-cell>
        </table:table-row>
        <table:table-row table:style-name="ro1">
          <table:table-cell office:value-type="float" office:value="21230947" calcext:value-type="float">
            <text:p>21230947</text:p>
          </table:table-cell>
          <table:table-cell table:formula="of:=[.A1329]/1000/(60*60*24)" office:value-type="time" office:time-value="PT05H53M50.947S" calcext:value-type="time">
            <text:p>05:53:51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49" calcext:value-type="float">
            <text:p>113.49</text:p>
          </table:table-cell>
          <table:table-cell office:value-type="float" office:value="721.7" calcext:value-type="float">
            <text:p>721.7</text:p>
          </table:table-cell>
          <table:table-cell office:value-type="float" office:value="879.93" calcext:value-type="float">
            <text:p>879.93</text:p>
          </table:table-cell>
        </table:table-row>
        <table:table-row table:style-name="ro1">
          <table:table-cell office:value-type="float" office:value="21246947" calcext:value-type="float">
            <text:p>21246947</text:p>
          </table:table-cell>
          <table:table-cell table:formula="of:=[.A1330]/1000/(60*60*24)" office:value-type="time" office:time-value="PT05H54M06.947S" calcext:value-type="time">
            <text:p>05:54:07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28" calcext:value-type="float">
            <text:p>113.28</text:p>
          </table:table-cell>
          <table:table-cell office:value-type="float" office:value="722.17" calcext:value-type="float">
            <text:p>722.17</text:p>
          </table:table-cell>
          <table:table-cell office:value-type="float" office:value="880.44" calcext:value-type="float">
            <text:p>880.44</text:p>
          </table:table-cell>
        </table:table-row>
        <table:table-row table:style-name="ro1">
          <table:table-cell office:value-type="float" office:value="21262947" calcext:value-type="float">
            <text:p>21262947</text:p>
          </table:table-cell>
          <table:table-cell table:formula="of:=[.A1331]/1000/(60*60*24)" office:value-type="time" office:time-value="PT05H54M22.947S" calcext:value-type="time">
            <text:p>05:54:23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722.65" calcext:value-type="float">
            <text:p>722.65</text:p>
          </table:table-cell>
          <table:table-cell office:value-type="float" office:value="880.94" calcext:value-type="float">
            <text:p>880.94</text:p>
          </table:table-cell>
        </table:table-row>
        <table:table-row table:style-name="ro1">
          <table:table-cell office:value-type="float" office:value="21278947" calcext:value-type="float">
            <text:p>21278947</text:p>
          </table:table-cell>
          <table:table-cell table:formula="of:=[.A1332]/1000/(60*60*24)" office:value-type="time" office:time-value="PT05H54M38.947S" calcext:value-type="time">
            <text:p>05:54:39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723.12" calcext:value-type="float">
            <text:p>723.12</text:p>
          </table:table-cell>
          <table:table-cell office:value-type="float" office:value="881.44" calcext:value-type="float">
            <text:p>881.44</text:p>
          </table:table-cell>
        </table:table-row>
        <table:table-row table:style-name="ro1">
          <table:table-cell office:value-type="float" office:value="21294947" calcext:value-type="float">
            <text:p>21294947</text:p>
          </table:table-cell>
          <table:table-cell table:formula="of:=[.A1333]/1000/(60*60*24)" office:value-type="time" office:time-value="PT05H54M54.947S" calcext:value-type="time">
            <text:p>05:54:55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723.6" calcext:value-type="float">
            <text:p>723.6</text:p>
          </table:table-cell>
          <table:table-cell office:value-type="float" office:value="881.94" calcext:value-type="float">
            <text:p>881.94</text:p>
          </table:table-cell>
        </table:table-row>
        <table:table-row table:style-name="ro1">
          <table:table-cell office:value-type="float" office:value="21310947" calcext:value-type="float">
            <text:p>21310947</text:p>
          </table:table-cell>
          <table:table-cell table:formula="of:=[.A1334]/1000/(60*60*24)" office:value-type="time" office:time-value="PT05H55M10.947S" calcext:value-type="time">
            <text:p>05:55:11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724.07" calcext:value-type="float">
            <text:p>724.07</text:p>
          </table:table-cell>
          <table:table-cell office:value-type="float" office:value="882.44" calcext:value-type="float">
            <text:p>882.44</text:p>
          </table:table-cell>
        </table:table-row>
        <table:table-row table:style-name="ro1">
          <table:table-cell office:value-type="float" office:value="21326947" calcext:value-type="float">
            <text:p>21326947</text:p>
          </table:table-cell>
          <table:table-cell table:formula="of:=[.A1335]/1000/(60*60*24)" office:value-type="time" office:time-value="PT05H55M26.947S" calcext:value-type="time">
            <text:p>05:55:27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724.54" calcext:value-type="float">
            <text:p>724.54</text:p>
          </table:table-cell>
          <table:table-cell office:value-type="float" office:value="882.93" calcext:value-type="float">
            <text:p>882.93</text:p>
          </table:table-cell>
        </table:table-row>
        <table:table-row table:style-name="ro1">
          <table:table-cell office:value-type="float" office:value="21342947" calcext:value-type="float">
            <text:p>21342947</text:p>
          </table:table-cell>
          <table:table-cell table:formula="of:=[.A1336]/1000/(60*60*24)" office:value-type="time" office:time-value="PT05H55M42.947S" calcext:value-type="time">
            <text:p>05:55:43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725.01" calcext:value-type="float">
            <text:p>725.01</text:p>
          </table:table-cell>
          <table:table-cell office:value-type="float" office:value="883.43" calcext:value-type="float">
            <text:p>883.43</text:p>
          </table:table-cell>
        </table:table-row>
        <table:table-row table:style-name="ro1">
          <table:table-cell office:value-type="float" office:value="21358946" calcext:value-type="float">
            <text:p>21358946</text:p>
          </table:table-cell>
          <table:table-cell table:formula="of:=[.A1337]/1000/(60*60*24)" office:value-type="time" office:time-value="PT05H55M58.946S" calcext:value-type="time">
            <text:p>05:55:59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725.48" calcext:value-type="float">
            <text:p>725.48</text:p>
          </table:table-cell>
          <table:table-cell office:value-type="float" office:value="883.92" calcext:value-type="float">
            <text:p>883.92</text:p>
          </table:table-cell>
        </table:table-row>
        <table:table-row table:style-name="ro1">
          <table:table-cell office:value-type="float" office:value="21374947" calcext:value-type="float">
            <text:p>21374947</text:p>
          </table:table-cell>
          <table:table-cell table:formula="of:=[.A1338]/1000/(60*60*24)" office:value-type="time" office:time-value="PT05H56M14.947S" calcext:value-type="time">
            <text:p>05:56:15</text:p>
          </table:table-cell>
          <table:table-cell office:value-type="float" office:value="1.05" calcext:value-type="float">
            <text:p>1.05</text:p>
          </table:table-cell>
          <table:table-cell office:value-type="float" office:value="105.4" calcext:value-type="float">
            <text:p>105.4</text:p>
          </table:table-cell>
          <table:table-cell office:value-type="float" office:value="110.31" calcext:value-type="float">
            <text:p>110.31</text:p>
          </table:table-cell>
          <table:table-cell office:value-type="float" office:value="725.95" calcext:value-type="float">
            <text:p>725.95</text:p>
          </table:table-cell>
          <table:table-cell office:value-type="float" office:value="884.41" calcext:value-type="float">
            <text:p>884.41</text:p>
          </table:table-cell>
        </table:table-row>
        <table:table-row table:style-name="ro1">
          <table:table-cell office:value-type="float" office:value="21390947" calcext:value-type="float">
            <text:p>21390947</text:p>
          </table:table-cell>
          <table:table-cell table:formula="of:=[.A1339]/1000/(60*60*24)" office:value-type="time" office:time-value="PT05H56M30.947S" calcext:value-type="time">
            <text:p>05:56:31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726.42" calcext:value-type="float">
            <text:p>726.42</text:p>
          </table:table-cell>
          <table:table-cell office:value-type="float" office:value="884.9" calcext:value-type="float">
            <text:p>884.9</text:p>
          </table:table-cell>
        </table:table-row>
        <table:table-row table:style-name="ro1">
          <table:table-cell office:value-type="float" office:value="21406947" calcext:value-type="float">
            <text:p>21406947</text:p>
          </table:table-cell>
          <table:table-cell table:formula="of:=[.A1340]/1000/(60*60*24)" office:value-type="time" office:time-value="PT05H56M46.947S" calcext:value-type="time">
            <text:p>05:56:47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726.89" calcext:value-type="float">
            <text:p>726.89</text:p>
          </table:table-cell>
          <table:table-cell office:value-type="float" office:value="885.39" calcext:value-type="float">
            <text:p>885.39</text:p>
          </table:table-cell>
        </table:table-row>
        <table:table-row table:style-name="ro1">
          <table:table-cell office:value-type="float" office:value="21422947" calcext:value-type="float">
            <text:p>21422947</text:p>
          </table:table-cell>
          <table:table-cell table:formula="of:=[.A1341]/1000/(60*60*24)" office:value-type="time" office:time-value="PT05H57M02.947S" calcext:value-type="time">
            <text:p>05:57:03</text:p>
          </table:table-cell>
          <table:table-cell office:value-type="float" office:value="1.04" calcext:value-type="float">
            <text:p>1.04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73" calcext:value-type="float">
            <text:p>108.73</text:p>
          </table:table-cell>
          <table:table-cell office:value-type="float" office:value="727.35" calcext:value-type="float">
            <text:p>727.35</text:p>
          </table:table-cell>
          <table:table-cell office:value-type="float" office:value="885.87" calcext:value-type="float">
            <text:p>885.87</text:p>
          </table:table-cell>
        </table:table-row>
        <table:table-row table:style-name="ro1">
          <table:table-cell office:value-type="float" office:value="21438947" calcext:value-type="float">
            <text:p>21438947</text:p>
          </table:table-cell>
          <table:table-cell table:formula="of:=[.A1342]/1000/(60*60*24)" office:value-type="time" office:time-value="PT05H57M18.947S" calcext:value-type="time">
            <text:p>05:57:19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727.82" calcext:value-type="float">
            <text:p>727.82</text:p>
          </table:table-cell>
          <table:table-cell office:value-type="float" office:value="886.35" calcext:value-type="float">
            <text:p>886.35</text:p>
          </table:table-cell>
        </table:table-row>
        <table:table-row table:style-name="ro1">
          <table:table-cell office:value-type="float" office:value="21454947" calcext:value-type="float">
            <text:p>21454947</text:p>
          </table:table-cell>
          <table:table-cell table:formula="of:=[.A1343]/1000/(60*60*24)" office:value-type="time" office:time-value="PT05H57M34.947S" calcext:value-type="time">
            <text:p>05:57:35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9" calcext:value-type="float">
            <text:p>107.79</text:p>
          </table:table-cell>
          <table:table-cell office:value-type="float" office:value="728.28" calcext:value-type="float">
            <text:p>728.28</text:p>
          </table:table-cell>
          <table:table-cell office:value-type="float" office:value="886.83" calcext:value-type="float">
            <text:p>886.83</text:p>
          </table:table-cell>
        </table:table-row>
        <table:table-row table:style-name="ro1">
          <table:table-cell office:value-type="float" office:value="21470947" calcext:value-type="float">
            <text:p>21470947</text:p>
          </table:table-cell>
          <table:table-cell table:formula="of:=[.A1344]/1000/(60*60*24)" office:value-type="time" office:time-value="PT05H57M50.947S" calcext:value-type="time">
            <text:p>05:57:51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728.74" calcext:value-type="float">
            <text:p>728.74</text:p>
          </table:table-cell>
          <table:table-cell office:value-type="float" office:value="887.31" calcext:value-type="float">
            <text:p>887.31</text:p>
          </table:table-cell>
        </table:table-row>
        <table:table-row table:style-name="ro1">
          <table:table-cell office:value-type="float" office:value="21486947" calcext:value-type="float">
            <text:p>21486947</text:p>
          </table:table-cell>
          <table:table-cell table:formula="of:=[.A1345]/1000/(60*60*24)" office:value-type="time" office:time-value="PT05H58M06.947S" calcext:value-type="time">
            <text:p>05:58:07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729.2" calcext:value-type="float">
            <text:p>729.2</text:p>
          </table:table-cell>
          <table:table-cell office:value-type="float" office:value="887.78" calcext:value-type="float">
            <text:p>887.78</text:p>
          </table:table-cell>
        </table:table-row>
        <table:table-row table:style-name="ro1">
          <table:table-cell office:value-type="float" office:value="21502947" calcext:value-type="float">
            <text:p>21502947</text:p>
          </table:table-cell>
          <table:table-cell table:formula="of:=[.A1346]/1000/(60*60*24)" office:value-type="time" office:time-value="PT05H58M22.947S" calcext:value-type="time">
            <text:p>05:58:23</text:p>
          </table:table-cell>
          <table:table-cell office:value-type="float" office:value="1.02" calcext:value-type="float">
            <text:p>1.02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61" calcext:value-type="float">
            <text:p>105.61</text:p>
          </table:table-cell>
          <table:table-cell office:value-type="float" office:value="729.66" calcext:value-type="float">
            <text:p>729.66</text:p>
          </table:table-cell>
          <table:table-cell office:value-type="float" office:value="888.26" calcext:value-type="float">
            <text:p>888.26</text:p>
          </table:table-cell>
        </table:table-row>
        <table:table-row table:style-name="ro1">
          <table:table-cell office:value-type="float" office:value="21518947" calcext:value-type="float">
            <text:p>21518947</text:p>
          </table:table-cell>
          <table:table-cell table:formula="of:=[.A1347]/1000/(60*60*24)" office:value-type="time" office:time-value="PT05H58M38.947S" calcext:value-type="time">
            <text:p>05:58:39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4.88" calcext:value-type="float">
            <text:p>104.88</text:p>
          </table:table-cell>
          <table:table-cell office:value-type="float" office:value="730.12" calcext:value-type="float">
            <text:p>730.12</text:p>
          </table:table-cell>
          <table:table-cell office:value-type="float" office:value="888.72" calcext:value-type="float">
            <text:p>888.72</text:p>
          </table:table-cell>
        </table:table-row>
        <table:table-row table:style-name="ro1">
          <table:table-cell office:value-type="float" office:value="21534947" calcext:value-type="float">
            <text:p>21534947</text:p>
          </table:table-cell>
          <table:table-cell table:formula="of:=[.A1348]/1000/(60*60*24)" office:value-type="time" office:time-value="PT05H58M54.947S" calcext:value-type="time">
            <text:p>05:58:55</text:p>
          </table:table-cell>
          <table:table-cell office:value-type="float" office:value="1.02" calcext:value-type="float">
            <text:p>1.02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47" calcext:value-type="float">
            <text:p>104.47</text:p>
          </table:table-cell>
          <table:table-cell office:value-type="float" office:value="730.58" calcext:value-type="float">
            <text:p>730.58</text:p>
          </table:table-cell>
          <table:table-cell office:value-type="float" office:value="889.19" calcext:value-type="float">
            <text:p>889.19</text:p>
          </table:table-cell>
        </table:table-row>
        <table:table-row table:style-name="ro1">
          <table:table-cell office:value-type="float" office:value="21550947" calcext:value-type="float">
            <text:p>21550947</text:p>
          </table:table-cell>
          <table:table-cell table:formula="of:=[.A1349]/1000/(60*60*24)" office:value-type="time" office:time-value="PT05H59M10.947S" calcext:value-type="time">
            <text:p>05:59:11</text:p>
          </table:table-cell>
          <table:table-cell office:value-type="float" office:value="1.01" calcext:value-type="float">
            <text:p>1.01</text:p>
          </table:table-cell>
          <table:table-cell office:value-type="float" office:value="102.3" calcext:value-type="float">
            <text:p>102.3</text:p>
          </table:table-cell>
          <table:table-cell office:value-type="float" office:value="103.76" calcext:value-type="float">
            <text:p>103.76</text:p>
          </table:table-cell>
          <table:table-cell office:value-type="float" office:value="731.03" calcext:value-type="float">
            <text:p>731.03</text:p>
          </table:table-cell>
          <table:table-cell office:value-type="float" office:value="889.65" calcext:value-type="float">
            <text:p>889.65</text:p>
          </table:table-cell>
        </table:table-row>
        <table:table-row table:style-name="ro1">
          <table:table-cell office:value-type="float" office:value="21566947" calcext:value-type="float">
            <text:p>21566947</text:p>
          </table:table-cell>
          <table:table-cell table:formula="of:=[.A1350]/1000/(60*60*24)" office:value-type="time" office:time-value="PT05H59M26.947S" calcext:value-type="time">
            <text:p>05:59:27</text:p>
          </table:table-cell>
          <table:table-cell office:value-type="float" office:value="1.01" calcext:value-type="float">
            <text:p>1.01</text:p>
          </table:table-cell>
          <table:table-cell office:value-type="float" office:value="102" calcext:value-type="float">
            <text:p>102</text:p>
          </table:table-cell>
          <table:table-cell office:value-type="float" office:value="103.04" calcext:value-type="float">
            <text:p>103.04</text:p>
          </table:table-cell>
          <table:table-cell office:value-type="float" office:value="731.49" calcext:value-type="float">
            <text:p>731.49</text:p>
          </table:table-cell>
          <table:table-cell office:value-type="float" office:value="890.11" calcext:value-type="float">
            <text:p>890.11</text:p>
          </table:table-cell>
        </table:table-row>
        <table:table-row table:style-name="ro1">
          <table:table-cell office:value-type="float" office:value="21582947" calcext:value-type="float">
            <text:p>21582947</text:p>
          </table:table-cell>
          <table:table-cell table:formula="of:=[.A1351]/1000/(60*60*24)" office:value-type="time" office:time-value="PT05H59M42.947S" calcext:value-type="time">
            <text:p>05:59:43</text:p>
          </table:table-cell>
          <table:table-cell office:value-type="float" office:value="1.01" calcext:value-type="float">
            <text:p>1.01</text:p>
          </table:table-cell>
          <table:table-cell office:value-type="float" office:value="101.7" calcext:value-type="float">
            <text:p>101.7</text:p>
          </table:table-cell>
          <table:table-cell office:value-type="float" office:value="102.73" calcext:value-type="float">
            <text:p>102.73</text:p>
          </table:table-cell>
          <table:table-cell office:value-type="float" office:value="731.94" calcext:value-type="float">
            <text:p>731.94</text:p>
          </table:table-cell>
          <table:table-cell office:value-type="float" office:value="890.57" calcext:value-type="float">
            <text:p>890.57</text:p>
          </table:table-cell>
        </table:table-row>
        <table:table-row table:style-name="ro1">
          <table:table-cell office:value-type="float" office:value="21598947" calcext:value-type="float">
            <text:p>21598947</text:p>
          </table:table-cell>
          <table:table-cell table:formula="of:=[.A1352]/1000/(60*60*24)" office:value-type="time" office:time-value="PT05H59M58.947S" calcext:value-type="time">
            <text:p>05:59:59</text:p>
          </table:table-cell>
          <table:table-cell office:value-type="float" office:value="1" calcext:value-type="float">
            <text:p>1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732.39" calcext:value-type="float">
            <text:p>732.39</text:p>
          </table:table-cell>
          <table:table-cell office:value-type="float" office:value="891.02" calcext:value-type="float">
            <text:p>891.02</text:p>
          </table:table-cell>
        </table:table-row>
        <table:table-row table:style-name="ro1">
          <table:table-cell office:value-type="float" office:value="21609947" calcext:value-type="float">
            <text:p>21609947</text:p>
          </table:table-cell>
          <table:table-cell table:formula="of:=[.A1353]/1000/(60*60*24)" office:value-type="time" office:time-value="PT06H00M09.947S" calcext:value-type="time">
            <text:p>06:00: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0.81" calcext:value-type="float">
            <text:p>100.81</text:p>
          </table:table-cell>
          <table:table-cell office:value-type="float" office:value="732.7" calcext:value-type="float">
            <text:p>732.7</text:p>
          </table:table-cell>
          <table:table-cell office:value-type="float" office:value="891.33" calcext:value-type="float">
            <text:p>891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2T22:38:25.366000000</dc:date>
    <meta:editing-duration>PT8M19S</meta:editing-duration>
    <meta:editing-cycles>1</meta:editing-cycles>
    <meta:document-statistic meta:table-count="1" meta:cell-count="9471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08cm" svg:height="15.192cm" xlink:href=".." xlink:type="simple" chart:class="chart:line" chart:style-name="ch1">
        <chart:title svg:x="10.682cm" svg:y="0.439cm" chart:style-name="ch2">
          <text:p>Eneloop AAA @ 10 Ohm #3</text:p>
        </chart:title>
        <chart:legend chart:legend-position="end" svg:x="24.553cm" svg:y="7.297cm" style:legend-expansion="high" chart:style-name="ch3"/>
        <chart:plot-area chart:style-name="ch4" table:cell-range-address="LOGGER02.B1:LOGGER02.C1353" chart:data-source-has-labels="both" svg:x="0.54cm" svg:y="1.521cm" svg:width="23.473cm" svg:height="13.368cm">
          <chartooo:coordinate-region svg:x="1.452cm" svg:y="1.521cm" svg:width="22.561cm" svg:height="12.039cm"/>
          <chart:axis chart:dimension="x" chart:name="primary-x" chart:style-name="ch5" chartooo:axis-type="auto">
            <chartooo:date-scale/>
            <chart:categories table:cell-range-address="LOGGER02.B2:LOGGER02.B135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1353" chart:label-cell-address="LOGGER02.C1:LOGGER02.C1" chart:class="chart:line">
            <chart:data-point chart:repeated="13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1353</svg:desc>
                </draw:g>
              </table:table-cell>
              <table:table-cell office:value-type="float" office:value="1.35">
                <text:p>1.35</text:p>
                <draw:g>
                  <svg:desc>LOGGER02.C2:LOGGER02.C1353</svg:desc>
                </draw:g>
              </table:table-cell>
            </table:table-row>
            <table:table-row>
              <table:table-cell office:value-type="float" office:value="0.000184571759259259">
                <text:p>0.0001845717592592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0369756944444444">
                <text:p>0.00036975694444444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055494212962963">
                <text:p>0.0005549421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740127314814815">
                <text:p>0.00074012731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9253125">
                <text:p>0.00092531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11049768518519">
                <text:p>0.001110497685185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29568287037037">
                <text:p>0.0012956828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48086805555556">
                <text:p>0.00148086805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66605324074074">
                <text:p>0.00166605324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85122685185185">
                <text:p>0.00185122685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03642361111111">
                <text:p>0.0020364236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2216087962963">
                <text:p>0.0022216087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40679398148148">
                <text:p>0.00240679398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59197916666667">
                <text:p>0.0025919791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77716435185185">
                <text:p>0.00277716435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96234953703704">
                <text:p>0.0029623495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314752314814815">
                <text:p>0.0031475231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3270833333333">
                <text:p>0.0033327083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51790509259259">
                <text:p>0.0035179050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70309027777778">
                <text:p>0.0037030902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88827546296296">
                <text:p>0.0038882754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07346064814815">
                <text:p>0.0040734606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25864583333333">
                <text:p>0.0042586458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44383101851852">
                <text:p>0.0044438310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6290162037037">
                <text:p>0.004629016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81420138888889">
                <text:p>0.0048142013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99938657407408">
                <text:p>0.0049993865740740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18457175925926">
                <text:p>0.0051845717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36975694444444">
                <text:p>0.0053697569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55494212962963">
                <text:p>0.005554942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74012731481482">
                <text:p>0.0057401273148148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9253125">
                <text:p>0.00592531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11049768518518">
                <text:p>0.006110497685185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29568287037037">
                <text:p>0.0062956828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48086805555556">
                <text:p>0.00648086805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66605324074074">
                <text:p>0.0066660532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85122685185185">
                <text:p>0.006851226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03642361111111">
                <text:p>0.0070364236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2216087962963">
                <text:p>0.007221608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40679398148148">
                <text:p>0.0074067939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59197916666667">
                <text:p>0.0075919791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77716435185185">
                <text:p>0.0077771643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96234953703704">
                <text:p>0.0079623495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14753472222222">
                <text:p>0.0081475347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33271990740741">
                <text:p>0.0083327199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51790509259259">
                <text:p>0.0085179050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870309027777778">
                <text:p>0.0087030902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88827546296296">
                <text:p>0.0088882754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07346064814815">
                <text:p>0.0090734606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25864583333333">
                <text:p>0.009258645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44383101851852">
                <text:p>0.0094438310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6290162037037">
                <text:p>0.009629016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81420138888889">
                <text:p>0.009814201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99938657407407">
                <text:p>0.0099993865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1845717592593">
                <text:p>0.010184571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3697569444444">
                <text:p>0.0103697569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5549421296296">
                <text:p>0.010554942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7401273148148">
                <text:p>0.010740127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9253125">
                <text:p>0.01092531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1104976851852">
                <text:p>0.011110497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2956828703704">
                <text:p>0.011295682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4808680555556">
                <text:p>0.011480868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6660532407407">
                <text:p>0.011666053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8512384259259">
                <text:p>0.011851238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0364236111111">
                <text:p>0.012036423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2216087962963">
                <text:p>0.0122216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4067939814815">
                <text:p>0.012406793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5919791666667">
                <text:p>0.012591979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7771643518519">
                <text:p>0.0127771643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962349537037">
                <text:p>0.012962349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1475347222222">
                <text:p>0.013147534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3327199074074">
                <text:p>0.013332719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5179050925926">
                <text:p>0.013517905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7030902777778">
                <text:p>0.013703090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888275462963">
                <text:p>0.013888275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0734606481481">
                <text:p>0.014073460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2586458333333">
                <text:p>0.014258645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4438310185185">
                <text:p>0.014443831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6290162037037">
                <text:p>0.014629016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8142013888889">
                <text:p>0.014814201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9993865740741">
                <text:p>0.014999386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1845717592593">
                <text:p>0.015184571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3697569444444">
                <text:p>0.015369756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5549421296296">
                <text:p>0.015554942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7401273148148">
                <text:p>0.015740127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9253125">
                <text:p>0.0159253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1104976851852">
                <text:p>0.016110497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2956828703704">
                <text:p>0.016295682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4808680555556">
                <text:p>0.016480868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6660532407407">
                <text:p>0.016666053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8512384259259">
                <text:p>0.016851238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0364236111111">
                <text:p>0.017036423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72216087962963">
                <text:p>0.01722160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4067939814815">
                <text:p>0.017406793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5919791666667">
                <text:p>0.017591979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7771527777778">
                <text:p>0.01777715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962349537037">
                <text:p>0.017962349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1475347222222">
                <text:p>0.018147534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3327199074074">
                <text:p>0.018332719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5179050925926">
                <text:p>0.018517905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7030902777778">
                <text:p>0.018703090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888275462963">
                <text:p>0.018888275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0734606481481">
                <text:p>0.019073460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2586458333333">
                <text:p>0.019258645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4438310185185">
                <text:p>0.019443831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6290162037037">
                <text:p>0.01962901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8142013888889">
                <text:p>0.019814201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9993865740741">
                <text:p>0.019999386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1845717592593">
                <text:p>0.020184571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3697569444444">
                <text:p>0.020369756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5549421296296">
                <text:p>0.020554942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7401273148148">
                <text:p>0.020740127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9253125">
                <text:p>0.0209253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1104976851852">
                <text:p>0.021110497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2956828703704">
                <text:p>0.021295682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4808680555556">
                <text:p>0.021480868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6660532407407">
                <text:p>0.021666053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8512384259259">
                <text:p>0.02185123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0364236111111">
                <text:p>0.02203642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2216087962963">
                <text:p>0.0222216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4067939814815">
                <text:p>0.022406793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5919791666667">
                <text:p>0.022591979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7771643518518">
                <text:p>0.022777164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962349537037">
                <text:p>0.022962349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1475347222222">
                <text:p>0.02314753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3327199074074">
                <text:p>0.02333271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5179050925926">
                <text:p>0.023517905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7030902777778">
                <text:p>0.02370309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888275462963">
                <text:p>0.02388827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0734606481482">
                <text:p>0.024073460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2586458333333">
                <text:p>0.02425864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4438310185185">
                <text:p>0.02444383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6290162037037">
                <text:p>0.0246290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8142013888889">
                <text:p>0.02481420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9993865740741">
                <text:p>0.02499938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1845717592593">
                <text:p>0.02518457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3697569444444">
                <text:p>0.025369756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5549421296296">
                <text:p>0.02555494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7401273148148">
                <text:p>0.02574012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9253125">
                <text:p>0.0259253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1104976851852">
                <text:p>0.02611049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2956828703704">
                <text:p>0.026295682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4808680555556">
                <text:p>0.02648086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6660532407407">
                <text:p>0.02666605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8512384259259">
                <text:p>0.02685123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0364236111111">
                <text:p>0.02703642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2216087962963">
                <text:p>0.0272216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4067939814815">
                <text:p>0.02740679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5919791666667">
                <text:p>0.02759197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7655902777778">
                <text:p>0.02776559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9507638888889">
                <text:p>0.02795076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1359606481481">
                <text:p>0.028135960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3211458333333">
                <text:p>0.02832114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5063310185185">
                <text:p>0.02850633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6915162037037">
                <text:p>0.0286915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8767013888889">
                <text:p>0.02887670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0618865740741">
                <text:p>0.02906188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2470717592593">
                <text:p>0.02924707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4322569444444">
                <text:p>0.029432256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6174421296296">
                <text:p>0.02961744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8026273148148">
                <text:p>0.02980262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9878125">
                <text:p>0.0299878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1729976851852">
                <text:p>0.03017299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3581828703704">
                <text:p>0.030358182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5433680555556">
                <text:p>0.03054336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7285532407407">
                <text:p>0.03072855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9137384259259">
                <text:p>0.03091373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0989236111111">
                <text:p>0.03109892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2841087962963">
                <text:p>0.0312841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4692939814815">
                <text:p>0.03146929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6544791666667">
                <text:p>0.03165447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8396643518518">
                <text:p>0.0318396643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024849537037">
                <text:p>0.03202484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2100347222222">
                <text:p>0.03221003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3952199074074">
                <text:p>0.03239521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5804050925926">
                <text:p>0.03258040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7655902777778">
                <text:p>0.03276559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950775462963">
                <text:p>0.03295077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1359606481482">
                <text:p>0.033135960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3211458333333">
                <text:p>0.03332114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5063310185185">
                <text:p>0.03350633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6915162037037">
                <text:p>0.033691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8766898148148">
                <text:p>0.03387668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0618865740741">
                <text:p>0.03406188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2470717592593">
                <text:p>0.03424707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4322569444444">
                <text:p>0.03443225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6174421296296">
                <text:p>0.03461744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8026273148148">
                <text:p>0.03480262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9878125">
                <text:p>0.034987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1729976851852">
                <text:p>0.03517299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3581828703704">
                <text:p>0.03535818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5433680555556">
                <text:p>0.03554336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7285532407407">
                <text:p>0.03572855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9137384259259">
                <text:p>0.03591373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0989236111111">
                <text:p>0.03609892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2841087962963">
                <text:p>0.0362841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4692939814815">
                <text:p>0.03646929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6544791666667">
                <text:p>0.03665447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8396643518519">
                <text:p>0.03683966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024849537037">
                <text:p>0.03702484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2100347222222">
                <text:p>0.03721003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3952199074074">
                <text:p>0.03739521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5804050925926">
                <text:p>0.03758040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7655902777778">
                <text:p>0.03776559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950775462963">
                <text:p>0.03795077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1359606481481">
                <text:p>0.03813596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3211458333333">
                <text:p>0.03832114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5063310185185">
                <text:p>0.03850633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6915162037037">
                <text:p>0.038691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8767013888889">
                <text:p>0.03887670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0618865740741">
                <text:p>0.03906188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2470717592593">
                <text:p>0.03924707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4322569444444">
                <text:p>0.03943225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6174421296296">
                <text:p>0.03961744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8026273148148">
                <text:p>0.03980262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9878125">
                <text:p>0.039987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1729976851852">
                <text:p>0.04017299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3581828703704">
                <text:p>0.04035818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5433680555556">
                <text:p>0.04054336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7285532407407">
                <text:p>0.04072855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9137384259259">
                <text:p>0.04091373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0989236111111">
                <text:p>0.04109892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2841087962963">
                <text:p>0.0412841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4692939814815">
                <text:p>0.04146929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6544791666667">
                <text:p>0.04165447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8396643518519">
                <text:p>0.04183966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024849537037">
                <text:p>0.042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2100347222222">
                <text:p>0.042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3952199074074">
                <text:p>0.042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5804050925926">
                <text:p>0.04258040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7655902777778">
                <text:p>0.04276559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950775462963">
                <text:p>0.042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1359606481481">
                <text:p>0.04313596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3211458333333">
                <text:p>0.043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5063310185185">
                <text:p>0.043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6915162037037">
                <text:p>0.043691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8767013888889">
                <text:p>0.043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618865740741">
                <text:p>0.044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2470717592593">
                <text:p>0.044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4322569444444">
                <text:p>0.04443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6174421296296">
                <text:p>0.044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8026273148148">
                <text:p>0.044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9878125">
                <text:p>0.044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1729976851852">
                <text:p>0.045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581828703704">
                <text:p>0.045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433680555556">
                <text:p>0.045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7285532407408">
                <text:p>0.0457285532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9137384259259">
                <text:p>0.045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0989236111111">
                <text:p>0.046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2841087962963">
                <text:p>0.046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4692939814815">
                <text:p>0.046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6544791666667">
                <text:p>0.046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8396643518519">
                <text:p>0.04683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024849537037">
                <text:p>0.047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2100347222222">
                <text:p>0.047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3952199074074">
                <text:p>0.047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5804050925926">
                <text:p>0.047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7655902777778">
                <text:p>0.0477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950775462963">
                <text:p>0.047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1359606481482">
                <text:p>0.048135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3211458333333">
                <text:p>0.048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5063194444444">
                <text:p>0.04850631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6915162037037">
                <text:p>0.048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8767013888889">
                <text:p>0.048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0618865740741">
                <text:p>0.049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2470717592593">
                <text:p>0.049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4322569444445">
                <text:p>0.049432256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6174421296296">
                <text:p>0.049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8026273148148">
                <text:p>0.049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9878125">
                <text:p>0.049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1729976851852">
                <text:p>0.050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581828703704">
                <text:p>0.050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5433680555556">
                <text:p>0.050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7285532407407">
                <text:p>0.05072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9137384259259">
                <text:p>0.050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0989236111111">
                <text:p>0.051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841087962963">
                <text:p>0.051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4692939814815">
                <text:p>0.051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6544791666667">
                <text:p>0.051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8396643518519">
                <text:p>0.05183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024849537037">
                <text:p>0.052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2100347222222">
                <text:p>0.052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3952199074074">
                <text:p>0.052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5804050925926">
                <text:p>0.052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7655902777778">
                <text:p>0.0527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950775462963">
                <text:p>0.052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359606481481">
                <text:p>0.05313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211458333333">
                <text:p>0.053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5063310185185">
                <text:p>0.053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6915162037037">
                <text:p>0.053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8767013888889">
                <text:p>0.053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618865740741">
                <text:p>0.054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2470717592593">
                <text:p>0.054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4322569444444">
                <text:p>0.05443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174421296296">
                <text:p>0.054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8026273148148">
                <text:p>0.054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9878125">
                <text:p>0.054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729976851852">
                <text:p>0.055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581828703704">
                <text:p>0.055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433680555556">
                <text:p>0.055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285532407407">
                <text:p>0.05572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137384259259">
                <text:p>0.055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0989236111111">
                <text:p>0.056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841087962963">
                <text:p>0.056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692939814815">
                <text:p>0.056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6544791666667">
                <text:p>0.056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396643518518">
                <text:p>0.05683966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24849537037">
                <text:p>0.057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100347222222">
                <text:p>0.057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3952199074074">
                <text:p>0.057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804050925926">
                <text:p>0.057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655787037037">
                <text:p>0.0577655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950775462963">
                <text:p>0.057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1359606481481">
                <text:p>0.05813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211458333333">
                <text:p>0.058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5063310185185">
                <text:p>0.058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6915162037037">
                <text:p>0.058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767013888889">
                <text:p>0.058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0618865740741">
                <text:p>0.059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470717592593">
                <text:p>0.059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322569444445">
                <text:p>0.059432256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174421296296">
                <text:p>0.059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026273148148">
                <text:p>0.059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878125">
                <text:p>0.059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729976851852">
                <text:p>0.060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581828703704">
                <text:p>0.060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433680555556">
                <text:p>0.060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285532407407">
                <text:p>0.06072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137384259259">
                <text:p>0.060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0989236111111">
                <text:p>0.061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841087962963">
                <text:p>0.061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692939814815">
                <text:p>0.061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544791666667">
                <text:p>0.061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396643518519">
                <text:p>0.06183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24849537037">
                <text:p>0.062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100347222222">
                <text:p>0.062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3952199074074">
                <text:p>0.062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5804050925926">
                <text:p>0.062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655902777778">
                <text:p>0.0627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50775462963">
                <text:p>0.062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359606481482">
                <text:p>0.063135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211458333333">
                <text:p>0.063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5063310185185">
                <text:p>0.063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6915162037037">
                <text:p>0.063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767013888889">
                <text:p>0.063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618865740741">
                <text:p>0.064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470717592593">
                <text:p>0.064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322453703704">
                <text:p>0.06443224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174421296296">
                <text:p>0.064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026273148148">
                <text:p>0.064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878125">
                <text:p>0.064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729976851852">
                <text:p>0.065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581828703704">
                <text:p>0.065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433680555556">
                <text:p>0.065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285532407407">
                <text:p>0.06572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137384259259">
                <text:p>0.065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0989236111111">
                <text:p>0.066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841087962963">
                <text:p>0.066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692939814815">
                <text:p>0.066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544791666667">
                <text:p>0.066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396643518518">
                <text:p>0.06683966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024849537037">
                <text:p>0.067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2100347222222">
                <text:p>0.067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3952199074074">
                <text:p>0.067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804050925926">
                <text:p>0.067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655902777778">
                <text:p>0.0677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50775462963">
                <text:p>0.067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359606481482">
                <text:p>0.068135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211458333333">
                <text:p>0.068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5063310185185">
                <text:p>0.068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6915162037037">
                <text:p>0.068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767013888889">
                <text:p>0.068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618865740741">
                <text:p>0.069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470717592593">
                <text:p>0.069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322569444445">
                <text:p>0.069432256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174421296296">
                <text:p>0.069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8026273148148">
                <text:p>0.069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878125">
                <text:p>0.069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1729976851852">
                <text:p>0.070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3581828703704">
                <text:p>0.070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5433680555556">
                <text:p>0.070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285532407408">
                <text:p>0.0707285532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9137384259259">
                <text:p>0.070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098912037037">
                <text:p>0.07109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841087962963">
                <text:p>0.071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692939814815">
                <text:p>0.071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544791666667">
                <text:p>0.071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8396643518518">
                <text:p>0.07183966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24849537037">
                <text:p>0.072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100347222222">
                <text:p>0.072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3952199074074">
                <text:p>0.072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5804050925926">
                <text:p>0.072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7655902777778">
                <text:p>0.0727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950775462963">
                <text:p>0.072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1359606481481">
                <text:p>0.07313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211458333333">
                <text:p>0.073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5063310185185">
                <text:p>0.073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6915162037037">
                <text:p>0.073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8767013888889">
                <text:p>0.073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0618865740741">
                <text:p>0.074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2470717592593">
                <text:p>0.074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4322569444444">
                <text:p>0.07443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6174421296296">
                <text:p>0.074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8026273148148">
                <text:p>0.074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9878125">
                <text:p>0.074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1729976851852">
                <text:p>0.075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3581828703704">
                <text:p>0.075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5433680555556">
                <text:p>0.075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7285416666667">
                <text:p>0.07572854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9137384259259">
                <text:p>0.075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0989236111111">
                <text:p>0.076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2841087962963">
                <text:p>0.076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4692939814815">
                <text:p>0.076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6544791666667">
                <text:p>0.076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8396643518519">
                <text:p>0.07683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024849537037">
                <text:p>0.077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2100347222222">
                <text:p>0.077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3952199074074">
                <text:p>0.077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5804050925926">
                <text:p>0.077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7655902777778">
                <text:p>0.0777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950775462963">
                <text:p>0.077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1359606481482">
                <text:p>0.078135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3211458333333">
                <text:p>0.078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5063310185185">
                <text:p>0.078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6915162037037">
                <text:p>0.078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8767013888889">
                <text:p>0.078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0618865740741">
                <text:p>0.079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2470717592593">
                <text:p>0.079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4322569444444">
                <text:p>0.07943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6174421296296">
                <text:p>0.079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8026273148148">
                <text:p>0.079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9878125">
                <text:p>0.079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1729976851852">
                <text:p>0.080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3581828703704">
                <text:p>0.080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5433680555555">
                <text:p>0.080543368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7285532407408">
                <text:p>0.0807285532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137384259259">
                <text:p>0.080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0989236111111">
                <text:p>0.081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2841087962963">
                <text:p>0.081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4692939814815">
                <text:p>0.081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6544791666667">
                <text:p>0.081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8396643518519">
                <text:p>0.08183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024849537037">
                <text:p>0.082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2100347222222">
                <text:p>0.082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3952199074074">
                <text:p>0.082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5804050925926">
                <text:p>0.082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7655787037037">
                <text:p>0.0827655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950775462963">
                <text:p>0.082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1359606481482">
                <text:p>0.083135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3211458333333">
                <text:p>0.083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5063310185185">
                <text:p>0.083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6915162037037">
                <text:p>0.083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8767013888889">
                <text:p>0.083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0618865740741">
                <text:p>0.084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470717592593">
                <text:p>0.084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4322569444445">
                <text:p>0.084432256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6174421296296">
                <text:p>0.084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8026273148148">
                <text:p>0.084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9878125">
                <text:p>0.084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1729976851852">
                <text:p>0.085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3581828703704">
                <text:p>0.085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5433680555556">
                <text:p>0.085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7285532407408">
                <text:p>0.0857285532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9137384259259">
                <text:p>0.085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0989236111111">
                <text:p>0.086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2841087962963">
                <text:p>0.086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4692939814815">
                <text:p>0.086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6544675925926">
                <text:p>0.08665446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8396643518519">
                <text:p>0.08683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024849537037">
                <text:p>0.087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2100347222222">
                <text:p>0.087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3952199074074">
                <text:p>0.087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5804050925926">
                <text:p>0.087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7655902777778">
                <text:p>0.0877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950775462963">
                <text:p>0.087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1359606481481">
                <text:p>0.08813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3211342592593">
                <text:p>0.08832113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5063310185185">
                <text:p>0.088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6915162037037">
                <text:p>0.088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8767013888889">
                <text:p>0.088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0618865740741">
                <text:p>0.089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2470717592593">
                <text:p>0.089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4322569444444">
                <text:p>0.08943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6174421296296">
                <text:p>0.089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8026273148148">
                <text:p>0.089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9878125">
                <text:p>0.089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1729976851852">
                <text:p>0.090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3581828703704">
                <text:p>0.090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5433680555556">
                <text:p>0.090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7285532407407">
                <text:p>0.09072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9137384259259">
                <text:p>0.090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0989236111111">
                <text:p>0.091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2841087962963">
                <text:p>0.091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4692939814815">
                <text:p>0.091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6544791666667">
                <text:p>0.091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8396643518519">
                <text:p>0.09183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024849537037">
                <text:p>0.092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2100347222222">
                <text:p>0.092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3952199074074">
                <text:p>0.092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5804050925926">
                <text:p>0.092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7655902777778">
                <text:p>0.0927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950775462963">
                <text:p>0.092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1359606481482">
                <text:p>0.093135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3211458333333">
                <text:p>0.093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5063310185185">
                <text:p>0.093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6915162037037">
                <text:p>0.093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8767013888889">
                <text:p>0.093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0618865740741">
                <text:p>0.094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2470717592593">
                <text:p>0.094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4322569444445">
                <text:p>0.094432256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6174421296296">
                <text:p>0.094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8026273148148">
                <text:p>0.094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9878125">
                <text:p>0.094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1729976851852">
                <text:p>0.09517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3581828703704">
                <text:p>0.09535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5433680555556">
                <text:p>0.09554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7285532407407">
                <text:p>0.09572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9137384259259">
                <text:p>0.09591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0989236111111">
                <text:p>0.09609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2841087962963">
                <text:p>0.09628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4692939814815">
                <text:p>0.09646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6544791666667">
                <text:p>0.09665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8396643518519">
                <text:p>0.09683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024849537037">
                <text:p>0.097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2100347222222">
                <text:p>0.09721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3952199074074">
                <text:p>0.09739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5804050925926">
                <text:p>0.09758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7655902777778">
                <text:p>0.09776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950775462963">
                <text:p>0.097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1359606481482">
                <text:p>0.098135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3211458333333">
                <text:p>0.09832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5063310185185">
                <text:p>0.09850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6915162037037">
                <text:p>0.09869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8767013888889">
                <text:p>0.09887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0618865740741">
                <text:p>0.09906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2470717592593">
                <text:p>0.09924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4322569444445">
                <text:p>0.099432256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6174421296296">
                <text:p>0.09961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8026273148148">
                <text:p>0.09980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9878125">
                <text:p>0.099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172997685185">
                <text:p>0.10017299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35818287037">
                <text:p>0.100358182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543368055556">
                <text:p>0.100543368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728553240741">
                <text:p>0.100728553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913726851852">
                <text:p>0.10091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098923611111">
                <text:p>0.101098923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284108796296">
                <text:p>0.101284108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469293981481">
                <text:p>0.101469293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654479166667">
                <text:p>0.101654479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839664351852">
                <text:p>0.101839664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024849537037">
                <text:p>0.102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210034722222">
                <text:p>0.102210034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395219907407">
                <text:p>0.102395219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580405092593">
                <text:p>0.102580405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765590277778">
                <text:p>0.102765590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950775462963">
                <text:p>0.102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135960648148">
                <text:p>0.103135960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321145833333">
                <text:p>0.103321145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506331018519">
                <text:p>0.103506331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691516203704">
                <text:p>0.103691516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876701388889">
                <text:p>0.103876701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061886574074">
                <text:p>0.104061886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247071759259">
                <text:p>0.104247071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432256944444">
                <text:p>0.10443225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1744212963">
                <text:p>0.104617442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802627314815">
                <text:p>0.104802627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9878125">
                <text:p>0.10498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172997685185">
                <text:p>0.10517299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35818287037">
                <text:p>0.105358182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543368055556">
                <text:p>0.105543368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728553240741">
                <text:p>0.105728553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913738425926">
                <text:p>0.105913738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098923611111">
                <text:p>0.10609892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284108796296">
                <text:p>0.106284108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469293981481">
                <text:p>0.10646929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54479166667">
                <text:p>0.106654479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839664351852">
                <text:p>0.106839664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024849537037">
                <text:p>0.107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210034722222">
                <text:p>0.107210034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395219907407">
                <text:p>0.10739521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80405092593">
                <text:p>0.107580405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765590277778">
                <text:p>0.107765590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950775462963">
                <text:p>0.10795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135960648148">
                <text:p>0.108135960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321145833333">
                <text:p>0.108321145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506331018519">
                <text:p>0.108506331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691516203704">
                <text:p>0.108691516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876701388889">
                <text:p>0.10887670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061886574074">
                <text:p>0.10906188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247060185185">
                <text:p>0.109247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432256944444">
                <text:p>0.109432256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61744212963">
                <text:p>0.109617442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802627314815">
                <text:p>0.10980262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9878125">
                <text:p>0.10998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72997685185">
                <text:p>0.11017299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35818287037">
                <text:p>0.110358182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543368055556">
                <text:p>0.11054336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728553240741">
                <text:p>0.11072855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913738425926">
                <text:p>0.11091373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098923611111">
                <text:p>0.11109892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284108796296">
                <text:p>0.11128410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469293981481">
                <text:p>0.11146929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654479166667">
                <text:p>0.111654479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839664351852">
                <text:p>0.11183966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24849537037">
                <text:p>0.11202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210034722222">
                <text:p>0.11221003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395219907407">
                <text:p>0.11239521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580405092593">
                <text:p>0.112580405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765590277778">
                <text:p>0.11276559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950775462963">
                <text:p>0.11295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135960648148">
                <text:p>0.11313596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321145833333">
                <text:p>0.11332114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506331018519">
                <text:p>0.113506331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691516203704">
                <text:p>0.11369151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876701388889">
                <text:p>0.11387670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061886574074">
                <text:p>0.11406188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247071759259">
                <text:p>0.11424707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432256944444">
                <text:p>0.11443225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61744212963">
                <text:p>0.114617442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802627314815">
                <text:p>0.11480262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9878125">
                <text:p>0.11498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172997685185">
                <text:p>0.11517299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35818287037">
                <text:p>0.11535818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543368055556">
                <text:p>0.11554336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728553240741">
                <text:p>0.11572855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913738425926">
                <text:p>0.11591373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098923611111">
                <text:p>0.11609892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284108796296">
                <text:p>0.11628410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69293981481">
                <text:p>0.11646929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654479166667">
                <text:p>0.11665447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839664351852">
                <text:p>0.11683966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024849537037">
                <text:p>0.11702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210034722222">
                <text:p>0.11721003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395219907407">
                <text:p>0.11739521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580393518519">
                <text:p>0.1175803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765590277778">
                <text:p>0.11776559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950775462963">
                <text:p>0.11795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135960648148">
                <text:p>0.11813596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321145833333">
                <text:p>0.11832114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506331018519">
                <text:p>0.118506331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691516203704">
                <text:p>0.11869151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876701388889">
                <text:p>0.11887670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061886574074">
                <text:p>0.11906188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247071759259">
                <text:p>0.11924707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432256944444">
                <text:p>0.11943225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61744212963">
                <text:p>0.119617442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802627314815">
                <text:p>0.11980262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9878125">
                <text:p>0.11998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172997685185">
                <text:p>0.12017299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35818287037">
                <text:p>0.12035818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543368055556">
                <text:p>0.12054336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728553240741">
                <text:p>0.12072855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913738425926">
                <text:p>0.12091373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098923611111">
                <text:p>0.12109892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284108796296">
                <text:p>0.12128410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469293981481">
                <text:p>0.12146929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654479166667">
                <text:p>0.12165447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839664351852">
                <text:p>0.12183966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024849537037">
                <text:p>0.12202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210034722222">
                <text:p>0.12221003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395219907407">
                <text:p>0.12239521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580405092593">
                <text:p>0.122580405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765590277778">
                <text:p>0.12276559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950775462963">
                <text:p>0.12295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135960648148">
                <text:p>0.12313596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321145833333">
                <text:p>0.12332114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506331018519">
                <text:p>0.123506331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691516203704">
                <text:p>0.12369151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876701388889">
                <text:p>0.12387670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061886574074">
                <text:p>0.12406188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247071759259">
                <text:p>0.12424707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432256944444">
                <text:p>0.12443225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61744212963">
                <text:p>0.124617442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802627314815">
                <text:p>0.12480262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9878125">
                <text:p>0.12498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172997685185">
                <text:p>0.12517299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35818287037">
                <text:p>0.12535818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543368055556">
                <text:p>0.12554336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728541666667">
                <text:p>0.125728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913738425926">
                <text:p>0.12591373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098923611111">
                <text:p>0.12609892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284108796296">
                <text:p>0.12628410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469293981481">
                <text:p>0.12646929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654479166667">
                <text:p>0.12665447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839664351852">
                <text:p>0.12683966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024849537037">
                <text:p>0.12702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210034722222">
                <text:p>0.12721003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395219907407">
                <text:p>0.12739521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580405092593">
                <text:p>0.127580405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765590277778">
                <text:p>0.12776559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950775462963">
                <text:p>0.12795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135960648148">
                <text:p>0.12813596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321145833333">
                <text:p>0.12832114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506331018519">
                <text:p>0.128506331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691516203704">
                <text:p>0.12869151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876701388889">
                <text:p>0.12887670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061886574074">
                <text:p>0.12906188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247071759259">
                <text:p>0.12924707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432256944444">
                <text:p>0.12943225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61744212963">
                <text:p>0.129617442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802627314815">
                <text:p>0.12980262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9878125">
                <text:p>0.12998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172997685185">
                <text:p>0.13017299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35818287037">
                <text:p>0.13035818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543368055556">
                <text:p>0.13054336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728553240741">
                <text:p>0.13072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13738425926">
                <text:p>0.13091373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098923611111">
                <text:p>0.13109892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284108796296">
                <text:p>0.13128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69293981481">
                <text:p>0.13146929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654479166667">
                <text:p>0.13165447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839664351852">
                <text:p>0.13183966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024849537037">
                <text:p>0.13202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10034722222">
                <text:p>0.13221003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395219907407">
                <text:p>0.13239521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580405092593">
                <text:p>0.13258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65590277778">
                <text:p>0.13276559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950775462963">
                <text:p>0.13295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35960648148">
                <text:p>0.13313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21145833333">
                <text:p>0.13332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506331018519">
                <text:p>0.13350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691516203704">
                <text:p>0.13369151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876701388889">
                <text:p>0.13387670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061886574074">
                <text:p>0.13406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47071759259">
                <text:p>0.13424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32256944444">
                <text:p>0.13443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1744212963">
                <text:p>0.13461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802627314815">
                <text:p>0.13480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878125">
                <text:p>0.13498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72997685185">
                <text:p>0.13517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5818287037">
                <text:p>0.13535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43368055556">
                <text:p>0.13554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28553240741">
                <text:p>0.13572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13738425926">
                <text:p>0.13591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098923611111">
                <text:p>0.13609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84108796296">
                <text:p>0.13628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69293981481">
                <text:p>0.13646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54479166667">
                <text:p>0.13665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39664351852">
                <text:p>0.13683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24849537037">
                <text:p>0.13702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10034722222">
                <text:p>0.13721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395219907407">
                <text:p>0.13739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580405092593">
                <text:p>0.13758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765590277778">
                <text:p>0.13776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50775462963">
                <text:p>0.13795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35960648148">
                <text:p>0.13813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21145833333">
                <text:p>0.13832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506331018519">
                <text:p>0.13850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91516203704">
                <text:p>0.13869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76701388889">
                <text:p>0.13887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61886574074">
                <text:p>0.13906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47071759259">
                <text:p>0.13924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32256944444">
                <text:p>0.13943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1744212963">
                <text:p>0.13961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02627314815">
                <text:p>0.13980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878125">
                <text:p>0.13998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172997685185">
                <text:p>0.14017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5818287037">
                <text:p>0.14035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543368055556">
                <text:p>0.14054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28553240741">
                <text:p>0.14072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13738425926">
                <text:p>0.14091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098923611111">
                <text:p>0.14109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84108796296">
                <text:p>0.14128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69293981481">
                <text:p>0.14146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654479166667">
                <text:p>0.14165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39664351852">
                <text:p>0.14183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24849537037">
                <text:p>0.14202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10034722222">
                <text:p>0.14221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395219907407">
                <text:p>0.14239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80405092593">
                <text:p>0.14258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65590277778">
                <text:p>0.14276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50775462963">
                <text:p>0.14295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35960648148">
                <text:p>0.14313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21145833333">
                <text:p>0.14332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506331018519">
                <text:p>0.14350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91516203704">
                <text:p>0.14369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76701388889">
                <text:p>0.14387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061886574074">
                <text:p>0.14406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47060185185">
                <text:p>0.144247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32256944444">
                <text:p>0.14443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1744212963">
                <text:p>0.14461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802627314815">
                <text:p>0.14480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878125">
                <text:p>0.14498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72997685185">
                <text:p>0.14517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5818287037">
                <text:p>0.14535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43368055556">
                <text:p>0.14554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28553240741">
                <text:p>0.14572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13738425926">
                <text:p>0.14591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098923611111">
                <text:p>0.14609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84108796296">
                <text:p>0.14628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69293981481">
                <text:p>0.14646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54479166667">
                <text:p>0.14665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39664351852">
                <text:p>0.14683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24849537037">
                <text:p>0.14702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10034722222">
                <text:p>0.14721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395219907407">
                <text:p>0.14739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80405092593">
                <text:p>0.14758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65590277778">
                <text:p>0.14776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950775462963">
                <text:p>0.14795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35960648148">
                <text:p>0.14813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1145833333">
                <text:p>0.14832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06331018519">
                <text:p>0.14850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691516203704">
                <text:p>0.14869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876701388889">
                <text:p>0.14887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61886574074">
                <text:p>0.14906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47071759259">
                <text:p>0.14924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32256944444">
                <text:p>0.14943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1744212963">
                <text:p>0.14961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802627314815">
                <text:p>0.14980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878125">
                <text:p>0.14998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172997685185">
                <text:p>0.15017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35818287037">
                <text:p>0.15035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543368055556">
                <text:p>0.15054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728553240741">
                <text:p>0.15072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13738425926">
                <text:p>0.15091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098923611111">
                <text:p>0.15109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284108796296">
                <text:p>0.15128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469293981481">
                <text:p>0.15146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54479166667">
                <text:p>0.15165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839664351852">
                <text:p>0.15183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024849537037">
                <text:p>0.15202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210034722222">
                <text:p>0.15221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395219907407">
                <text:p>0.15239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580405092593">
                <text:p>0.15258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765590277778">
                <text:p>0.15276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950775462963">
                <text:p>0.15295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135960648148">
                <text:p>0.15313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321145833333">
                <text:p>0.15332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506331018519">
                <text:p>0.15350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691516203704">
                <text:p>0.15369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876701388889">
                <text:p>0.15387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061886574074">
                <text:p>0.15406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247071759259">
                <text:p>0.15424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432256944444">
                <text:p>0.15443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61744212963">
                <text:p>0.15461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802627314815">
                <text:p>0.15480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9878125">
                <text:p>0.15498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172997685185">
                <text:p>0.15517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35818287037">
                <text:p>0.15535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543368055556">
                <text:p>0.15554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728553240741">
                <text:p>0.15572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913738425926">
                <text:p>0.15591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098923611111">
                <text:p>0.15609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284108796296">
                <text:p>0.15628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469293981481">
                <text:p>0.156469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654479166667">
                <text:p>0.15665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839664351852">
                <text:p>0.156839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024849537037">
                <text:p>0.15702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210034722222">
                <text:p>0.15721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395219907407">
                <text:p>0.15739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580405092593">
                <text:p>0.15758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765590277778">
                <text:p>0.15776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950775462963">
                <text:p>0.15795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135960648148">
                <text:p>0.158135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321145833333">
                <text:p>0.15832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506331018519">
                <text:p>0.15850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691516203704">
                <text:p>0.15869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876701388889">
                <text:p>0.15887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061886574074">
                <text:p>0.159061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247071759259">
                <text:p>0.15924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432256944444">
                <text:p>0.15943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61744212963">
                <text:p>0.15961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802627314815">
                <text:p>0.15980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9878125">
                <text:p>0.15998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172997685185">
                <text:p>0.16017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35818287037">
                <text:p>0.16035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543368055556">
                <text:p>0.16054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728553240741">
                <text:p>0.16072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913738425926">
                <text:p>0.16091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098923611111">
                <text:p>0.16109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284108796296">
                <text:p>0.16128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469293981481">
                <text:p>0.161469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654479166667">
                <text:p>0.16165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839664351852">
                <text:p>0.161839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024849537037">
                <text:p>0.16202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210034722222">
                <text:p>0.16221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395219907407">
                <text:p>0.16239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580405092593">
                <text:p>0.16258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765590277778">
                <text:p>0.16276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950775462963">
                <text:p>0.16295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135960648148">
                <text:p>0.163135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321145833333">
                <text:p>0.16332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506331018519">
                <text:p>0.16350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691516203704">
                <text:p>0.16369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876701388889">
                <text:p>0.16387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061886574074">
                <text:p>0.16406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47071759259">
                <text:p>0.16424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32256944444">
                <text:p>0.16443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61744212963">
                <text:p>0.16461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802627314815">
                <text:p>0.16480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9878125">
                <text:p>0.16498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72997685185">
                <text:p>0.16517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35818287037">
                <text:p>0.16535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543368055556">
                <text:p>0.16554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28553240741">
                <text:p>0.16572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913738425926">
                <text:p>0.16591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8923611111">
                <text:p>0.16609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84108796296">
                <text:p>0.16628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9293981481">
                <text:p>0.16646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54479166667">
                <text:p>0.16665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9664351852">
                <text:p>0.16683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24849537037">
                <text:p>0.16702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10034722222">
                <text:p>0.16721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95219907407">
                <text:p>0.16739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80405092593">
                <text:p>0.16758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65590277778">
                <text:p>0.16776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50775462963">
                <text:p>0.16795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35960648148">
                <text:p>0.16813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21134259259">
                <text:p>0.16832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06331018519">
                <text:p>0.16850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91516203704">
                <text:p>0.16869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76701388889">
                <text:p>0.16887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61886574074">
                <text:p>0.16906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47071759259">
                <text:p>0.16924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32256944444">
                <text:p>0.16943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1744212963">
                <text:p>0.16961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802627314815">
                <text:p>0.16980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878125">
                <text:p>0.16998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72997685185">
                <text:p>0.17017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5818287037">
                <text:p>0.17035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43368055556">
                <text:p>0.17054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8553240741">
                <text:p>0.17072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13738425926">
                <text:p>0.17091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98923611111">
                <text:p>0.17109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84108796296">
                <text:p>0.17128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9293981481">
                <text:p>0.17146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54479166667">
                <text:p>0.17165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9664351852">
                <text:p>0.17183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24849537037">
                <text:p>0.17202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10034722222">
                <text:p>0.17221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95219907407">
                <text:p>0.17239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80405092593">
                <text:p>0.17258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65590277778">
                <text:p>0.17276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50775462963">
                <text:p>0.17295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35960648148">
                <text:p>0.17313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21145833333">
                <text:p>0.17332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06331018519">
                <text:p>0.17350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91516203704">
                <text:p>0.17369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76701388889">
                <text:p>0.17387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61886574074">
                <text:p>0.17406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47071759259">
                <text:p>0.17424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32256944444">
                <text:p>0.17443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1744212963">
                <text:p>0.17461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802627314815">
                <text:p>0.17480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878125">
                <text:p>0.17498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72997685185">
                <text:p>0.17517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5818287037">
                <text:p>0.17535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43368055556">
                <text:p>0.17554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28553240741">
                <text:p>0.17572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13738425926">
                <text:p>0.17591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98923611111">
                <text:p>0.17609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84108796296">
                <text:p>0.17628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9293981481">
                <text:p>0.17646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54479166667">
                <text:p>0.17665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9664351852">
                <text:p>0.17683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24849537037">
                <text:p>0.17702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10034722222">
                <text:p>0.17721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95219907407">
                <text:p>0.17739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80405092593">
                <text:p>0.17758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65590277778">
                <text:p>0.17776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50775462963">
                <text:p>0.17795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35960648148">
                <text:p>0.17813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21145833333">
                <text:p>0.17832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06331018519">
                <text:p>0.17850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91516203704">
                <text:p>0.17869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76701388889">
                <text:p>0.17887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61886574074">
                <text:p>0.17906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47071759259">
                <text:p>0.17924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32256944444">
                <text:p>0.17943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1744212963">
                <text:p>0.17961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802627314815">
                <text:p>0.17980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878125">
                <text:p>0.17998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72997685185">
                <text:p>0.18017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58171296296">
                <text:p>0.18035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43368055556">
                <text:p>0.18054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28553240741">
                <text:p>0.18072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13738425926">
                <text:p>0.18091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98923611111">
                <text:p>0.18109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84108796296">
                <text:p>0.18128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69293981481">
                <text:p>0.18146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54479166667">
                <text:p>0.18165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39664351852">
                <text:p>0.18183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24849537037">
                <text:p>0.18202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10034722222">
                <text:p>0.18221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95219907407">
                <text:p>0.18239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80405092593">
                <text:p>0.18258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65590277778">
                <text:p>0.18276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50775462963">
                <text:p>0.18295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35960648148">
                <text:p>0.18313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21145833333">
                <text:p>0.18332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06331018519">
                <text:p>0.18350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91516203704">
                <text:p>0.18369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76701388889">
                <text:p>0.18387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61886574074">
                <text:p>0.18406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47071759259">
                <text:p>0.18424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432256944444">
                <text:p>0.18443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1744212963">
                <text:p>0.18461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802627314815">
                <text:p>0.18480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878125">
                <text:p>0.18498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172997685185">
                <text:p>0.185172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35818287037">
                <text:p>0.18535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43368055556">
                <text:p>0.18554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28553240741">
                <text:p>0.18572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913738425926">
                <text:p>0.18591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98923611111">
                <text:p>0.18609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284108796296">
                <text:p>0.18628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69293981481">
                <text:p>0.186469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654479166667">
                <text:p>0.18665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839664351852">
                <text:p>0.18683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024849537037">
                <text:p>0.18702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10034722222">
                <text:p>0.18721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395219907407">
                <text:p>0.187395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580405092593">
                <text:p>0.18758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65590277778">
                <text:p>0.187765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950763888889">
                <text:p>0.18795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135960648148">
                <text:p>0.18813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21145833333">
                <text:p>0.188321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506331018519">
                <text:p>0.188506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691516203704">
                <text:p>0.18869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876701388889">
                <text:p>0.18887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061886574074">
                <text:p>0.18906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47071759259">
                <text:p>0.18924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432256944444">
                <text:p>0.18943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61744212963">
                <text:p>0.18961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802627314815">
                <text:p>0.18980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878125">
                <text:p>0.18998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72997685185">
                <text:p>0.190172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35818287037">
                <text:p>0.190358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543368055556">
                <text:p>0.19054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28553240741">
                <text:p>0.19072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13738425926">
                <text:p>0.19091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098923611111">
                <text:p>0.19109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284108796296">
                <text:p>0.19128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469293981482">
                <text:p>0.1914692939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54479166667">
                <text:p>0.19165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39664351852">
                <text:p>0.19183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24849537037">
                <text:p>0.19202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10034722222">
                <text:p>0.19221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395219907407">
                <text:p>0.192395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580405092593">
                <text:p>0.192580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65590277778">
                <text:p>0.192765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50775462963">
                <text:p>0.192950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135960648148">
                <text:p>0.19313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321145833333">
                <text:p>0.193321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506331018519">
                <text:p>0.193506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691516203704">
                <text:p>0.19369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876701388889">
                <text:p>0.19387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061886574074">
                <text:p>0.19406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47071759259">
                <text:p>0.19424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432256944444">
                <text:p>0.19443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61744212963">
                <text:p>0.19461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802627314815">
                <text:p>0.19480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878125">
                <text:p>0.19498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72997685185">
                <text:p>0.195172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358171296296">
                <text:p>0.19535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543368055556">
                <text:p>0.19554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728553240741">
                <text:p>0.19572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13738425926">
                <text:p>0.19591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098923611111">
                <text:p>0.19609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284108796296">
                <text:p>0.19628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69293981482">
                <text:p>0.1964692939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654479166667">
                <text:p>0.19665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839664351852">
                <text:p>0.19683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024849537037">
                <text:p>0.19702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210034722222">
                <text:p>0.19721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395219907407">
                <text:p>0.197395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580405092593">
                <text:p>0.197580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765590277778">
                <text:p>0.19776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950775462963">
                <text:p>0.197950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35960648148">
                <text:p>0.19813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321145833333">
                <text:p>0.19832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506331018519">
                <text:p>0.198506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691516203704">
                <text:p>0.19869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76701388889">
                <text:p>0.19887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061886574074">
                <text:p>0.199061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247071759259">
                <text:p>0.19924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432256944444">
                <text:p>0.19943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61744212963">
                <text:p>0.19961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802627314815">
                <text:p>0.19980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9878125">
                <text:p>0.19998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172997685185">
                <text:p>0.20017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35818287037">
                <text:p>0.20035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543368055556">
                <text:p>0.20054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728553240741">
                <text:p>0.200728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913738425926">
                <text:p>0.20091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098923611111">
                <text:p>0.20109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284108796296">
                <text:p>0.20128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469293981481">
                <text:p>0.201469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654479166667">
                <text:p>0.20165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839664351852">
                <text:p>0.20183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024849537037">
                <text:p>0.20202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210034722222">
                <text:p>0.20221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395219907407">
                <text:p>0.20239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580405092593">
                <text:p>0.20258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765590277778">
                <text:p>0.20276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950775462963">
                <text:p>0.20295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135960648148">
                <text:p>0.20313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321145833333">
                <text:p>0.20332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506331018519">
                <text:p>0.203506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691516203704">
                <text:p>0.20369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876701388889">
                <text:p>0.20387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061886574074">
                <text:p>0.204061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247071759259">
                <text:p>0.20424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432256944444">
                <text:p>0.20443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61744212963">
                <text:p>0.20461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802627314815">
                <text:p>0.20480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9878125">
                <text:p>0.20498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172997685185">
                <text:p>0.20517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35818287037">
                <text:p>0.20535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543368055556">
                <text:p>0.205543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28553240741">
                <text:p>0.205728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913738425926">
                <text:p>0.20591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098923611111">
                <text:p>0.20609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84108796296">
                <text:p>0.20628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469293981481">
                <text:p>0.206469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654479166667">
                <text:p>0.20665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39664351852">
                <text:p>0.20683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024849537037">
                <text:p>0.20702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210034722222">
                <text:p>0.20721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395208333333">
                <text:p>0.20739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580405092593">
                <text:p>0.20758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765590277778">
                <text:p>0.20776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950775462963">
                <text:p>0.20795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135960648148">
                <text:p>0.20813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321145833333">
                <text:p>0.20832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506331018518">
                <text:p>0.208506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691516203704">
                <text:p>0.20869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876701388889">
                <text:p>0.20887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061886574074">
                <text:p>0.209061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247071759259">
                <text:p>0.20924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432256944444">
                <text:p>0.20943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61744212963">
                <text:p>0.209617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802627314815">
                <text:p>0.20980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9878125">
                <text:p>0.20998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72997685185">
                <text:p>0.210172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35818287037">
                <text:p>0.210358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543368055556">
                <text:p>0.210543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728553240741">
                <text:p>0.210728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913738425926">
                <text:p>0.210913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098923611111">
                <text:p>0.211098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284108796296">
                <text:p>0.211284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469293981481">
                <text:p>0.211469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654479166667">
                <text:p>0.211654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839664351852">
                <text:p>0.211839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024837962963">
                <text:p>0.21202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210034722222">
                <text:p>0.212210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395219907407">
                <text:p>0.212395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580405092593">
                <text:p>0.212580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765590277778">
                <text:p>0.212765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950775462963">
                <text:p>0.21295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3135960648148">
                <text:p>0.213135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3321145833333">
                <text:p>0.213321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3506331018518">
                <text:p>0.213506331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3691516203704">
                <text:p>0.213691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3876701388889">
                <text:p>0.213876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4061886574074">
                <text:p>0.214061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4247071759259">
                <text:p>0.214247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4432256944444">
                <text:p>0.214432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461744212963">
                <text:p>0.214617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4802627314815">
                <text:p>0.214802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49878125">
                <text:p>0.21498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172997685185">
                <text:p>0.21517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35818287037">
                <text:p>0.215358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5543368055556">
                <text:p>0.21554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728553240741">
                <text:p>0.21572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913738425926">
                <text:p>0.21591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098923611111">
                <text:p>0.21609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284108796296">
                <text:p>0.21628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469293981481">
                <text:p>0.21646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654479166667">
                <text:p>0.21665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839664351852">
                <text:p>0.21683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024849537037">
                <text:p>0.21702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210034722222">
                <text:p>0.21721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395219907407">
                <text:p>0.21739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580405092593">
                <text:p>0.21758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765590277778">
                <text:p>0.21776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950775462963">
                <text:p>0.21795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135960648148">
                <text:p>0.21813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321145833333">
                <text:p>0.21832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506331018518">
                <text:p>0.21850633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691516203704">
                <text:p>0.21869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876701388889">
                <text:p>0.21887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061886574074">
                <text:p>0.21906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247071759259">
                <text:p>0.21924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432256944444">
                <text:p>0.21943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61744212963">
                <text:p>0.21961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802627314815">
                <text:p>0.21980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9878125">
                <text:p>0.21998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172986111111">
                <text:p>0.220172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35818287037">
                <text:p>0.22035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543368055556">
                <text:p>0.22054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728553240741">
                <text:p>0.22072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913738425926">
                <text:p>0.22091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098923611111">
                <text:p>0.22109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284108796296">
                <text:p>0.22128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469293981481">
                <text:p>0.22146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654479166667">
                <text:p>0.22165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839664351852">
                <text:p>0.221839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024849537037">
                <text:p>0.222024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210034722222">
                <text:p>0.222210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395219907407">
                <text:p>0.22239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580393518519">
                <text:p>0.2225803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765590277778">
                <text:p>0.22276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950775462963">
                <text:p>0.222950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135960648148">
                <text:p>0.22313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321145833333">
                <text:p>0.223321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506331018518">
                <text:p>0.223506331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691516203704">
                <text:p>0.22369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876701388889">
                <text:p>0.22387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4061886574074">
                <text:p>0.22406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4247071759259">
                <text:p>0.22424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4432256944444">
                <text:p>0.22443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461744212963">
                <text:p>0.224617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4802627314815">
                <text:p>0.224802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49878125">
                <text:p>0.22498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5172997685185">
                <text:p>0.225172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535818287037">
                <text:p>0.22535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5543368055556">
                <text:p>0.2255433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728553240741">
                <text:p>0.225728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5913738425926">
                <text:p>0.225913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6098923611111">
                <text:p>0.226098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284108796296">
                <text:p>0.2262841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469293981481">
                <text:p>0.2264692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654479166667">
                <text:p>0.226654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839664351852">
                <text:p>0.226839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024849537037">
                <text:p>0.227024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210034722222">
                <text:p>0.227210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395219907407">
                <text:p>0.227395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580405092593">
                <text:p>0.2275804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765590277778">
                <text:p>0.227765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950775462963">
                <text:p>0.227950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135960648148">
                <text:p>0.228135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321145833333">
                <text:p>0.228321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506331018519">
                <text:p>0.2285063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691516203704">
                <text:p>0.228691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876701388889">
                <text:p>0.2288767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061886574074">
                <text:p>0.2290618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247071759259">
                <text:p>0.2292470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432256944444">
                <text:p>0.2294322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61744212963">
                <text:p>0.229617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802627314815">
                <text:p>0.22980262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9878125">
                <text:p>0.229987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172997685185">
                <text:p>0.2301729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35818287037">
                <text:p>0.230358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543368055556">
                <text:p>0.2305433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728553240741">
                <text:p>0.230728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913738425926">
                <text:p>0.230913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098923611111">
                <text:p>0.231098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284108796296">
                <text:p>0.2312841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469293981481">
                <text:p>0.2314692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654479166667">
                <text:p>0.231654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839664351852">
                <text:p>0.2318396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2024849537037">
                <text:p>0.232024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2210034722222">
                <text:p>0.2322100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2395219907407">
                <text:p>0.232395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2580405092593">
                <text:p>0.232580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2765590277778">
                <text:p>0.232765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2950775462963">
                <text:p>0.232950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3135960648148">
                <text:p>0.233135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3321145833333">
                <text:p>0.2333211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506331018518">
                <text:p>0.233506331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691516203704">
                <text:p>0.233691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876701388889">
                <text:p>0.2338767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061886574074">
                <text:p>0.2340618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247071759259">
                <text:p>0.2342470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432256944444">
                <text:p>0.2344322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61744212963">
                <text:p>0.2346174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802627314815">
                <text:p>0.23480262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9878125">
                <text:p>0.234987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5172997685185">
                <text:p>0.2351729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535818287037">
                <text:p>0.2353581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5543368055556">
                <text:p>0.2355433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5728553240741">
                <text:p>0.23572855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5913738425926">
                <text:p>0.23591373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6098923611111">
                <text:p>0.23609892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6284108796296">
                <text:p>0.2362841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6469293981481">
                <text:p>0.23646929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6654479166667">
                <text:p>0.2366544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6839664351852">
                <text:p>0.23683966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7024849537037">
                <text:p>0.237024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7210034722222">
                <text:p>0.2372100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7395219907407">
                <text:p>0.2373952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7580405092593">
                <text:p>0.2375804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7765590277778">
                <text:p>0.2377655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7950775462963">
                <text:p>0.237950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8135960648148">
                <text:p>0.2381359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8321145833333">
                <text:p>0.23832114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8506331018518">
                <text:p>0.238506331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8691516203704">
                <text:p>0.23869151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8876701388889">
                <text:p>0.2388767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9061886574074">
                <text:p>0.23906188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247071759259">
                <text:p>0.23924707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432256944444">
                <text:p>0.23943225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61744212963">
                <text:p>0.2396174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802627314815">
                <text:p>0.239802627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987800925926">
                <text:p>0.23998780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0172997685185">
                <text:p>0.24017299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0358171296296">
                <text:p>0.24035817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0543368055556">
                <text:p>0.24054336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0728553240741">
                <text:p>0.24072855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0913726851852">
                <text:p>0.24091372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1098923611111">
                <text:p>0.241098923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41284108796296">
                <text:p>0.24128410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1469293981481">
                <text:p>0.241469293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1654479166667">
                <text:p>0.24165447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1839664351852">
                <text:p>0.241839664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2024849537037">
                <text:p>0.24202484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2210034722222">
                <text:p>0.24221003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2395219907407">
                <text:p>0.24239521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2580405092593">
                <text:p>0.242580405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2765590277778">
                <text:p>0.242765590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950775462963">
                <text:p>0.24295077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3135960648148">
                <text:p>0.243135960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3321145833333">
                <text:p>0.243321145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3506331018518">
                <text:p>0.2435063310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3691516203704">
                <text:p>0.243691516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3876701388889">
                <text:p>0.24387670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061886574074">
                <text:p>0.24406188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247071759259">
                <text:p>0.244247071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432256944444">
                <text:p>0.24443225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61744212963">
                <text:p>0.244617442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802627314815">
                <text:p>0.244802627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9878125">
                <text:p>0.2449878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5172997685185">
                <text:p>0.245172997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535818287037">
                <text:p>0.245358182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5543368055556">
                <text:p>0.245543368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5728553240741">
                <text:p>0.24572855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5913738425926">
                <text:p>0.245913738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6098923611111">
                <text:p>0.246098923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6284108796296">
                <text:p>0.246284108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6469293981481">
                <text:p>0.246469293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6654479166667">
                <text:p>0.246654479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6839664351852">
                <text:p>0.246839664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7024849537037">
                <text:p>0.24702484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7210023148148">
                <text:p>0.247210023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7395219907407">
                <text:p>0.247395219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7580405092593">
                <text:p>0.2475804050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7765590277778">
                <text:p>0.2477655902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7950775462963">
                <text:p>0.2479507754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8135960648148">
                <text:p>0.2481359606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8321145833333">
                <text:p>0.2483211458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8506331018518">
                <text:p>0.24850633101851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8691516203704">
                <text:p>0.2486915162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8876701388889">
                <text:p>0.2488767013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49061886574074">
                <text:p>0.2490618865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49247071759259">
                <text:p>0.24924707175925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49432256944444">
                <text:p>0.2494322569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4961744212963">
                <text:p>0.2496174421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49802627314815">
                <text:p>0.2498026273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499878125">
                <text:p>0.24998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0115127314815">
                <text:p>0.2501151273148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